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3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1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2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1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1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3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1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22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22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22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43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43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ext-properties fo:font-size="12pt" style:font-size-asian="12pt" style:font-size-complex="12pt"/>
    </style:style>
    <style:style style:name="ce75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76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2pt" style:font-size-asian="12pt" style:font-size-complex="12pt"/>
    </style:style>
    <style:style style:name="ce78" style:family="table-cell" style:parent-style-name="Default" style:data-style-name="N38">
      <style:table-cell-properties style:vertical-align="automatic" fo:background-color="#FFFF00" style:repeat-content="false"/>
      <style:paragraph-properties fo:text-align="center"/>
      <style:text-properties style:font-name="Arial " style:font-name-asian="Arial " style:font-name-complex="Arial 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38">
      <style:table-cell-properties fo:background-color="#FFFF00" style:cell-protect="protected"/>
      <style:text-properties fo:font-size="12pt" style:font-size-asian="12pt" style:font-size-complex="12pt"/>
    </style:style>
    <style:style style:name="ce80" style:family="table-cell" style:parent-style-name="Default" style:data-style-name="N38">
      <style:table-cell-properties fo:background-color="#FFFF00"/>
      <style:text-properties style:font-name="Arial " style:font-name-asian="Arial " style:font-name-complex="Arial " fo:font-size="12pt" style:font-size-asian="12pt" style:font-size-complex="12pt"/>
    </style:style>
    <style:style style:name="ce81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38">
      <style:table-cell-properties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0pt" style:font-size-asian="10pt" style:font-size-complex="10pt"/>
    </style:style>
    <style:style style:name="ce88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/>
    </style:style>
    <style:style style:name="ce89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38">
      <style:table-cell-properties fo:background-color="#8DB4E2" style:cell-protect="protected"/>
    </style:style>
    <style:style style:name="ce92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38">
      <style:text-properties style:font-name="Arial " style:font-name-asian="Arial " style:font-name-complex="Arial " fo:font-size="10pt" style:font-size-asian="10pt" style:font-size-complex="10pt"/>
    </style:style>
    <style:style style:name="ce94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5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30">
      <style:table-cell-properties style:vertical-align="middle" fo:background-color="#C6C3C6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7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38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03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38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38">
      <style:table-cell-properties fo:border="thin solid #000000" style:vertical-align="middle" fo:background-color="#FFFF6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107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108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fo:background-color="#8DB4E2" style:cell-protect="protected"/>
    </style:style>
    <style:style style:name="ce110" style:family="table-cell" style:parent-style-name="Default" style:data-style-name="N38">
      <style:table-cell-properties fo:border-top="thin solid #000000" fo:border-bottom="thin solid #000000" fo:border-left="none" fo:border-right="none" style:vertical-align="automatic" fo:background-color="#8DB4E2" style:cell-protect="protected"/>
    </style:style>
    <style:style style:name="ce111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automatic" fo:background-color="#8DB4E2" style:cell-protect="protected"/>
    </style:style>
    <style:style style:name="ce112" style:family="table-cell" style:parent-style-name="Default" style:data-style-name="N38">
      <style:table-cell-properties fo:border-top="thin solid #000000" fo:border-bottom="none" fo:border-left="thin solid #000000" fo:border-right="thin solid #000000" fo:background-color="#8DB4E2" style:cell-protect="protected"/>
    </style:style>
    <style:style style:name="ce113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4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6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38">
      <style:table-cell-properties fo:border-top="none" fo:border-bottom="thin solid #000000" fo:border-left="thin solid #000000" fo:border-right="none" fo:background-color="#8DB4E2" style:cell-protect="protected"/>
    </style:style>
    <style:style style:name="ce119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38">
      <style:table-cell-properties fo:border-top="thin solid #000000" fo:border-bottom="thin solid #000000" fo:border-left="none" fo:border-right="none" fo:background-color="#8DB4E2" style:cell-protect="protected"/>
    </style:style>
    <style:style style:name="ce123" style:family="table-cell" style:parent-style-name="Default" style:data-style-name="N38">
      <style:table-cell-properties fo:border-top="none" fo:border-bottom="thin solid #000000" fo:border-left="thin solid #000000" fo:border-right="thin solid #000000" fo:background-color="#8DB4E2" style:cell-protect="protected"/>
    </style:style>
    <style:style style:name="ce124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25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6" style:family="table-cell" style:parent-style-name="Normal_32_2" style:data-style-name="N4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7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28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/>
    </style:style>
    <style:style style:name="ce129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0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31" style:family="table-cell" style:parent-style-name="Default" style:data-style-name="N38">
      <style:table-cell-properties fo:border-top="none" fo:border-bottom="none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2" style:family="table-cell" style:parent-style-name="Default" style:data-style-name="N38">
      <style:table-cell-properties fo:border-top="none" fo:border-bottom="none" fo:border-left="thin solid #000000" fo:border-right="thin solid #000000" fo:background-color="#8DB4E2" style:cell-protect="protected"/>
    </style:style>
    <style:style style:name="ce133" style:family="table-cell" style:parent-style-name="Default" style:data-style-name="N38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34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35" style:family="table-cell" style:parent-style-name="Default" style:data-style-name="N38">
      <style:table-cell-properties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37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38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9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40" style:family="table-cell" style:parent-style-name="Default" style:data-style-name="N38">
      <style:table-cell-properties fo:border-top="none" fo:border-bottom="thin solid #000000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1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color="#FF0000" style:font-name="Arial " style:font-name-asian="Arial " style:font-name-complex="Arial " fo:font-size="10pt" style:font-size-asian="10pt" style:font-size-complex="10pt"/>
    </style:style>
    <style:style style:name="ce142" style:family="table-cell" style:parent-style-name="Default" style:data-style-name="N38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/>
    </style:style>
    <style:style style:name="ce143" style:family="table-cell" style:parent-style-name="Default" style:data-style-name="N38"/>
    <style:style style:name="ce144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45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</style:style>
    <style:style style:name="ce146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/>
    </style:style>
    <style:style style:name="ce147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8pt" style:font-size-asian="8pt" style:font-size-complex="8pt"/>
    </style:style>
    <style:style style:name="ce148" style:family="table-cell" style:parent-style-name="Default" style:data-style-name="N38">
      <style:table-cell-properties fo:background-color="#8DB4E2" style:cell-protect="protected"/>
      <style:text-properties fo:color="#FFFF00" style:font-name="Arial" style:font-name-asian="Arial" style:font-name-complex="Arial" fo:font-size="9pt" style:font-size-asian="9pt" style:font-size-complex="9pt"/>
    </style:style>
    <style:style style:name="ce149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0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1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15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3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4" style:family="table-cell" style:parent-style-name="Default" style:data-style-name="N3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155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6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7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8" style:family="table-cell" style:parent-style-name="Default" style:data-style-name="N38">
      <style:table-cell-properties fo:border="thin solid #000000" style:vertical-align="middle" fo:background-color="#FFFF66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9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1" style:family="table-cell" style:parent-style-name="Default" style:data-style-name="N38">
      <style:table-cell-properties fo:border-top="thin solid #000000" fo:border-bottom="thin solid #000000" fo:border-left="none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2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65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67" style:family="table-cell" style:parent-style-name="Default" style:data-style-name="N38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8" style:family="table-cell" style:parent-style-name="Default" style:data-style-name="N38">
      <style:table-cell-properties fo:border-top="thin solid #EBEBEB" fo:border-bottom="thin solid #EBEBEB" fo:border-left="none" fo:border-right="thin solid #EBEBEB" style:vertical-align="automatic" fo:background-color="#FFFF00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69" style:family="table-cell" style:parent-style-name="Default" style:data-style-name="N38">
      <style:table-cell-properties fo:border-top="thin solid #000000" fo:border-bottom="none" fo:border-left="none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0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1" style:family="table-cell" style:parent-style-name="Normal_32_9" style:data-style-name="N3">
      <style:table-cell-properties fo:border="thin solid #000000" style:vertical-align="middle" fo:background-color="transparent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72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3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74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5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76" style:family="table-cell" style:parent-style-name="Normal_32_2" style:data-style-name="N3">
      <style:table-cell-properties fo:border="thin solid #000000" style:vertical-align="middle" fo:background-color="transparent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77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78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9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/>
    </style:style>
    <style:style style:name="ce180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1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2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83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4" style:family="table-cell" style:parent-style-name="Default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85" style:family="table-cell" style:parent-style-name="Default" style:data-style-name="N38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6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87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8" style:family="table-cell" style:parent-style-name="Default" style:data-style-name="N38">
      <style:text-properties fo:font-size="10pt" style:font-size-asian="10pt" style:font-size-complex="10pt"/>
    </style:style>
    <style:style style:name="ce189" style:family="table-cell" style:parent-style-name="Default" style:data-style-name="N38">
      <style:table-cell-properties fo:border-top="none" fo:border-bottom="none" fo:border-left="thin solid #000000" fo:border-right="none"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190" style:family="table-cell" style:parent-style-name="Default" style:data-style-name="N38">
      <style:table-cell-properties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191" style:family="table-cell" style:parent-style-name="Default" style:data-style-name="N38">
      <style:table-cell-properties fo:background-color="#BFBFBF" style:cell-protect="protected"/>
    </style:style>
    <style:style style:name="ce192" style:family="table-cell" style:parent-style-name="Default" style:data-style-name="N38">
      <style:table-cell-properties style:vertical-align="automatic" fo:background-color="#F0FCAA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3" style:family="table-cell" style:parent-style-name="Default" style:data-style-name="N38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4" style:family="table-cell" style:parent-style-name="Default" style:data-style-name="N38">
      <style:table-cell-properties fo:background-color="#BFBFB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5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96" style:family="table-cell" style:parent-style-name="Default" style:data-style-name="N38">
      <style:table-cell-properties style:vertical-align="automatic" fo:background-color="#BFBFBF" style:cell-protect="protected" style:repeat-content="false"/>
      <style:paragraph-properties fo:text-align="center"/>
    </style:style>
    <style:style style:name="ce197" style:family="table-cell" style:parent-style-name="Default" style:data-style-name="N38">
      <style:table-cell-properties fo:background-color="#BFBFBF" style:cell-protect="none"/>
    </style:style>
    <style:style style:name="ce198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9" style:family="table-cell" style:parent-style-name="Default" style:data-style-name="N0">
      <style:text-properties fo:font-weight="bold" style:font-weight-asian="bold" style:font-weight-complex="bold"/>
    </style:style>
    <style:style style:name="ce200" style:family="table-cell" style:parent-style-name="Default" style:data-style-name="N38">
      <style:table-cell-properties fo:background-color="#BFBFBF" style:cell-protect="protected"/>
      <style:text-properties fo:color="#FF0000" style:font-name="Arial" style:font-name-asian="Arial" style:font-name-complex="Arial" fo:font-size="10pt" style:font-size-asian="10pt" style:font-size-complex="10pt"/>
    </style:style>
    <style:style style:name="ce201" style:family="table-cell" style:parent-style-name="Default" style:data-style-name="N38">
      <style:table-cell-properties fo:background-color="#BFBFBF" style:cell-protect="protected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2" style:family="table-cell" style:parent-style-name="Default" style:data-style-name="N38">
      <style:table-cell-properties fo:border-top="none" fo:border-bottom="none" fo:border-left="thin solid #000000" fo:border-right="none" fo:background-color="#BFBFBF" style:cell-protect="protected"/>
    </style:style>
    <style:style style:name="ce203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4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0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6" style:family="table-cell" style:parent-style-name="Default" style:data-style-name="N0">
      <style:table-cell-properties fo:background-color="transparent"/>
    </style:style>
    <style:style style:name="ce207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8" style:family="table-cell" style:parent-style-name="Default" style:data-style-name="N38">
      <style:table-cell-properties fo:border-top="none" fo:border-bottom="none" fo:border-left="thin solid #EBEBEB" fo:border-right="thin solid #000000" style:vertical-align="automatic" fo:background-color="#C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209" style:family="table-cell" style:parent-style-name="Default" style:data-style-name="N38">
      <style:table-cell-properties fo:border-top="none" fo:border-bottom="none" fo:border-left="thin solid #EBEBEB" fo:border-right="thin solid #000000" style:vertical-align="automatic" fo:wrap-option="wrap" fo:background-color="#FFFF00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/>
    </style:style>
    <style:style style:name="ce210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wrap-option="wrap" fo:background-color="#FFFF00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/>
    </style:style>
    <style:style style:name="ce21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2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13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4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215" style:family="table-cell" style:parent-style-name="Default" style:data-style-name="N45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17" style:family="table-cell" style:parent-style-name="Default" style:data-style-name="N45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18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19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20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1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22" style:family="table-cell" style:parent-style-name="Default" style:data-style-name="N45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23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24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25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26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27" style:family="table-cell" style:parent-style-name="Default" style:data-style-name="N0">
      <style:text-properties fo:font-size="10pt" style:font-size-asian="10pt" style:font-size-complex="10pt"/>
    </style:style>
    <style:style style:name="ce228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230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1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32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33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34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235" style:family="table-cell" style:parent-style-name="Normal_32_2" style:data-style-name="N22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236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3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4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4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4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43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4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5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48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9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52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5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56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57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58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5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60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61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2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4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6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7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8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69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7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7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7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3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7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76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7" style:family="table-cell" style:parent-style-name="Normal_32_2" style:data-style-name="N43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7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7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8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2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3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8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8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8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8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9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2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93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5" style:family="table-cell" style:parent-style-name="Default" style:data-style-name="N36"/>
    <style:style style:name="ce29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97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9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9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0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0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02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0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0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05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06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307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8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9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10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11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1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13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1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15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316" style:family="table-cell" style:parent-style-name="Default" style:data-style-name="N37"/>
    <style:style style:name="ce31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8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2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2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2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2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2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2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2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3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3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3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34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3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3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37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4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41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4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4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4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34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4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4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48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4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5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51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5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53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5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5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56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57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5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59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60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3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4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5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66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7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0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1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3" style:family="table-cell" style:parent-style-name="Default" style:data-style-name="N43"/>
    <style:style style:name="ce374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7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6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7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80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81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82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83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84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85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86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88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89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90" style:family="table-cell" style:parent-style-name="Default" style:data-style-name="N0">
      <style:table-cell-properties fo:background-color="#4F6228"/>
    </style:style>
    <style:style style:name="ce391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92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9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9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9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9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9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9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9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400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40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402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40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40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0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406" style:family="table-cell" style:parent-style-name="Default" style:data-style-name="N1"/>
    <style:style style:name="ce40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408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409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41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11" style:family="table-cell" style:parent-style-name="Normal_32_2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12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13" style:family="table-cell" style:parent-style-name="Default" style:data-style-name="N43">
      <style:text-properties fo:color="#FFFFFF" fo:font-size="9pt" style:font-size-asian="9pt" style:font-size-complex="9pt"/>
    </style:style>
    <style:style style:name="ce414" style:family="table-cell" style:parent-style-name="Default" style:data-style-name="N0">
      <style:text-properties fo:font-size="9pt" style:font-size-asian="9pt" style:font-size-complex="9pt"/>
    </style:style>
    <style:style style:name="ce415" style:family="table-cell" style:parent-style-name="Default" style:data-style-name="N0">
      <style:text-properties fo:color="#FFFFFF" fo:font-size="9pt" style:font-size-asian="9pt" style:font-size-complex="9pt"/>
    </style:style>
    <style:style style:name="ce416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17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419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421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2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423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24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425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26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27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2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3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3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3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3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35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36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37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38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3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440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41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4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43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44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45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4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47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4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4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 " style:font-name-asian="Arial " style:font-name-complex="Arial 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4.47145833333333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031875cm"/>
    </style:style>
    <style:style style:name="co16" style:family="table-column">
      <style:table-column-properties fo:break-before="auto" style:column-width="4.841875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1.37583333333333cm"/>
    </style:style>
    <style:style style:name="co23" style:family="table-column">
      <style:table-column-properties fo:break-before="auto" style:column-width="3.22791666666667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93145833333333cm"/>
    </style:style>
    <style:style style:name="co26" style:family="table-column">
      <style:table-column-properties fo:break-before="auto" style:column-width="2.24895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85208333333333cm"/>
    </style:style>
    <style:style style:name="co29" style:family="table-column">
      <style:table-column-properties fo:break-before="auto" style:column-width="3.175cm"/>
    </style:style>
    <style:style style:name="co30" style:family="table-column">
      <style:table-column-properties fo:break-before="auto" style:column-width="3.51895833333333cm"/>
    </style:style>
    <style:style style:name="co31" style:family="table-column">
      <style:table-column-properties fo:break-before="auto" style:column-width="1.984375cm"/>
    </style:style>
    <style:style style:name="co32" style:family="table-column">
      <style:table-column-properties fo:break-before="auto" style:column-width="0.132291666666667cm"/>
    </style:style>
    <style:style style:name="co33" style:family="table-column">
      <style:table-column-properties fo:break-before="auto" style:column-width="2.96333333333333cm"/>
    </style:style>
    <style:style style:name="co34" style:family="table-column">
      <style:table-column-properties fo:break-before="auto" style:column-width="0.608541666666667cm"/>
    </style:style>
    <style:style style:name="co35" style:family="table-column">
      <style:table-column-properties fo:break-before="auto" style:column-width="1.87854166666667cm"/>
    </style:style>
    <style:style style:name="co36" style:family="table-column">
      <style:table-column-properties fo:break-before="auto" style:column-width="2.67229166666667cm"/>
    </style:style>
    <style:style style:name="co37" style:family="table-column">
      <style:table-column-properties fo:break-before="auto" style:column-width="2.69875cm"/>
    </style:style>
    <style:style style:name="co38" style:family="table-column">
      <style:table-column-properties fo:break-before="auto" style:column-width="2.64583333333333cm"/>
    </style:style>
    <style:style style:name="co39" style:family="table-column">
      <style:table-column-properties fo:break-before="auto" style:column-width="0.238125cm"/>
    </style:style>
    <style:style style:name="co40" style:family="table-column">
      <style:table-column-properties fo:break-before="auto" style:column-width="0.555625cm"/>
    </style:style>
    <style:style style:name="co41" style:family="table-column">
      <style:table-column-properties fo:break-before="auto" style:column-width="0.15875cm"/>
    </style:style>
    <style:style style:name="co42" style:family="table-column">
      <style:table-column-properties fo:break-before="auto" style:column-width="0.687916666666667cm"/>
    </style:style>
    <style:style style:name="co43" style:family="table-column">
      <style:table-column-properties fo:break-before="auto" style:column-width="2.35479166666667cm"/>
    </style:style>
    <style:style style:name="co44" style:family="table-column">
      <style:table-column-properties fo:break-before="auto" style:column-width="1.42875cm"/>
    </style:style>
    <style:style style:name="co45" style:family="table-column">
      <style:table-column-properties fo:break-before="auto" style:column-width="0.740833333333333cm"/>
    </style:style>
    <style:style style:name="co46" style:family="table-column">
      <style:table-column-properties fo:break-before="auto" style:column-width="0.343958333333333cm"/>
    </style:style>
    <style:style style:name="co47" style:family="table-column">
      <style:table-column-properties fo:break-before="auto" style:column-width="0.846666666666667cm"/>
    </style:style>
    <style:style style:name="co48" style:family="table-column">
      <style:table-column-properties fo:break-before="auto" style:column-width="2.460625cm"/>
    </style:style>
    <style:style style:name="co49" style:family="table-column">
      <style:table-column-properties fo:break-before="auto" style:column-width="1.79916666666667cm"/>
    </style:style>
    <style:style style:name="co50" style:family="table-column">
      <style:table-column-properties fo:break-before="auto" style:column-width="0.661458333333333cm"/>
    </style:style>
    <style:style style:name="co51" style:family="table-column">
      <style:table-column-properties fo:break-before="auto" style:column-width="5.635625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2.01083333333333cm"/>
    </style:style>
    <style:style style:name="co54" style:family="table-column">
      <style:table-column-properties fo:break-before="auto" style:column-width="1.40229166666667cm"/>
    </style:style>
    <style:style style:name="co55" style:family="table-column">
      <style:table-column-properties fo:break-before="auto" style:column-width="1.77270833333333cm"/>
    </style:style>
    <style:style style:name="co56" style:family="table-column">
      <style:table-column-properties fo:break-before="auto" style:column-width="1.508125cm"/>
    </style:style>
    <style:style style:name="co57" style:family="table-column">
      <style:table-column-properties fo:break-before="auto" style:column-width="8.59895833333333cm"/>
    </style:style>
    <style:style style:name="co58" style:family="table-column">
      <style:table-column-properties fo:break-before="auto" style:column-width="8.969375cm"/>
    </style:style>
    <style:style style:name="co59" style:family="table-column">
      <style:table-column-properties fo:break-before="auto" style:column-width="1.825625cm"/>
    </style:style>
    <style:style style:name="co60" style:family="table-column">
      <style:table-column-properties fo:break-before="auto" style:column-width="5.82083333333333cm"/>
    </style:style>
    <style:style style:name="co61" style:family="table-column">
      <style:table-column-properties fo:break-before="auto" style:column-width="9.525cm"/>
    </style:style>
    <style:style style:name="co62" style:family="table-column">
      <style:table-column-properties fo:break-before="auto" style:column-width="7.43479166666667cm"/>
    </style:style>
    <style:style style:name="co63" style:family="table-column">
      <style:table-column-properties fo:break-before="auto" style:column-width="8.810625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24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5.5pt" style:use-optimal-row-height="false" fo:break-before="auto"/>
    </style:style>
    <style:style style:name="ro16" style:family="table-row">
      <style:table-row-properties style:row-height="22.35pt" style:use-optimal-row-height="false" fo:break-before="auto"/>
    </style:style>
    <style:style style:name="ro17" style:family="table-row">
      <style:table-row-properties style:row-height="11.1pt" style:use-optimal-row-height="false" fo:break-before="auto"/>
    </style:style>
    <style:style style:name="ro18" style:family="table-row">
      <style:table-row-properties style:row-height="27.6pt" style:use-optimal-row-height="false" fo:break-before="auto"/>
    </style:style>
    <style:style style:name="ro19" style:family="table-row">
      <style:table-row-properties style:row-height="29.85pt" style:use-optimal-row-height="false" fo:break-before="auto"/>
    </style:style>
    <style:style style:name="ro20" style:family="table-row">
      <style:table-row-properties style:row-height="31.35pt" style:use-optimal-row-height="false" fo:break-before="auto"/>
    </style:style>
    <style:style style:name="ro21" style:family="table-row">
      <style:table-row-properties style:row-height="26.1pt" style:use-optimal-row-height="false" fo:break-before="auto"/>
    </style:style>
    <style:style style:name="ro22" style:family="table-row">
      <style:table-row-properties style:row-height="16.5pt" style:use-optimal-row-height="false" fo:break-before="auto"/>
    </style:style>
    <style:style style:name="ro23" style:family="table-row">
      <style:table-row-properties style:row-height="29.1pt" style:use-optimal-row-height="false" fo:break-before="auto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6.4pt" style:use-optimal-row-height="false" fo:break-before="auto"/>
    </style:style>
    <style:style style:name="ro26" style:family="table-row">
      <style:table-row-properties style:row-height="19.7pt" style:use-optimal-row-height="false" fo:break-before="auto"/>
    </style:style>
    <style:style style:name="ro27" style:family="table-row">
      <style:table-row-properties style:row-height="17.65pt" style:use-optimal-row-height="false" fo:break-before="auto"/>
    </style:style>
    <style:style style:name="ro28" style:family="table-row">
      <style:table-row-properties style:row-height="18.75pt" style:use-optimal-row-height="false" fo:break-before="auto"/>
    </style:style>
    <style:style style:name="ro29" style:family="table-row">
      <style:table-row-properties style:row-height="16.35pt" style:use-optimal-row-height="false" fo:break-before="auto"/>
    </style:style>
    <style:style style:name="ro30" style:family="table-row">
      <style:table-row-properties style:row-height="14.85pt" style:use-optimal-row-height="false" fo:break-before="auto"/>
    </style:style>
    <style:style style:name="ro31" style:family="table-row">
      <style:table-row-properties style:row-height="13.35pt" style:use-optimal-row-height="false" fo:break-before="auto"/>
    </style:style>
    <style:style style:name="ro32" style:family="table-row">
      <style:table-row-properties style:row-height="19.35pt" style:use-optimal-row-height="false" fo:break-before="auto"/>
    </style:style>
    <style:style style:name="ro33" style:family="table-row">
      <style:table-row-properties style:row-height="25.35pt" style:use-optimal-row-height="false" fo:break-before="auto"/>
    </style:style>
    <style:style style:name="ro34" style:family="table-row">
      <style:table-row-properties style:row-height="6.75pt" style:use-optimal-row-height="false" fo:break-before="auto"/>
    </style:style>
    <style:style style:name="ro35" style:family="table-row">
      <style:table-row-properties style:row-height="10.35pt" style:use-optimal-row-height="false" fo:break-before="auto"/>
    </style:style>
    <style:style style:name="ro36" style:family="table-row">
      <style:table-row-properties style:row-height="9.75pt" style:use-optimal-row-height="false" fo:break-before="auto"/>
    </style:style>
    <style:style style:name="ro37" style:family="table-row">
      <style:table-row-properties style:row-height="9pt" style:use-optimal-row-height="false" fo:break-before="auto"/>
    </style:style>
    <style:style style:name="ro38" style:family="table-row">
      <style:table-row-properties style:row-height="8.25pt" style:use-optimal-row-height="false" fo:break-before="auto"/>
    </style:style>
    <style:style style:name="ro39" style:family="table-row">
      <style:table-row-properties style:row-height="10.5pt" style:use-optimal-row-height="false" fo:break-before="auto"/>
    </style:style>
    <style:style style:name="ro40" style:family="table-row">
      <style:table-row-properties style:row-height="11.25pt" style:use-optimal-row-height="false" fo:break-before="auto"/>
    </style:style>
    <style:style style:name="ro41" style:family="table-row">
      <style:table-row-properties style:row-height="12pt" style:use-optimal-row-height="false" fo:break-before="auto"/>
    </style:style>
    <style:style style:name="ro42" style:family="table-row">
      <style:table-row-properties style:row-height="12.75pt" style:use-optimal-row-height="false" fo:break-before="auto"/>
    </style:style>
    <style:style style:name="ro43" style:family="table-row">
      <style:table-row-properties style:row-height="6pt" style:use-optimal-row-height="false" fo:break-before="auto"/>
    </style:style>
    <style:style style:name="ro44" style:family="table-row">
      <style:table-row-properties style:row-height="7.5pt" style:use-optimal-row-height="false" fo:break-before="auto"/>
    </style:style>
    <style:style style:name="ro45" style:family="table-row">
      <style:table-row-properties style:row-height="5.25pt" style:use-optimal-row-height="false" fo:break-before="auto"/>
    </style:style>
    <style:style style:name="ro46" style:family="table-row">
      <style:table-row-properties style:row-height="20.25pt" style:use-optimal-row-height="false" fo:break-before="auto"/>
    </style:style>
    <style:style style:name="ro47" style:family="table-row">
      <style:table-row-properties style:row-height="13.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22.5pt" style:use-optimal-row-height="false" fo:break-before="auto"/>
    </style:style>
    <style:style style:name="ro50" style:family="table-row">
      <style:table-row-properties style:row-height="14.25pt" style:use-optimal-row-height="false" fo:break-before="auto"/>
    </style:style>
    <style:style style:name="ro51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false" table:tab-color="#C00000" style:writing-mode="lr-tb"/>
    </style:style>
    <style:style style:name="ta2" style:family="table" style:master-page-name="mp2">
      <style:table-properties table:display="false" table:tab-color="#FFFF00" style:writing-mode="lr-tb"/>
    </style:style>
    <style:style style:name="ta3" style:family="table" style:master-page-name="mp3">
      <style:table-properties table:display="false" table:tab-color="#FFFF00" style:writing-mode="lr-tb"/>
    </style:style>
    <style:style style:name="ta4" style:family="table" style:master-page-name="mp4">
      <style:table-properties table:display="false" table:tab-color="#0070C0" style:writing-mode="lr-tb"/>
    </style:style>
    <style:style style:name="ta5" style:family="table" style:master-page-name="mp5">
      <style:table-properties table:display="false" table:tab-color="#0070C0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office:string-value="202203" table:formula="of:=[País.$H$3]" table:style-name="ce4">
            <text:p>202203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2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office:string-value="202203" table:formula="of:=[País.H3]" table:style-name="ce11">
            <text:p>202203</text:p>
          </table:table-cell>
          <table:table-cell office:value-type="string" office:string-value="202202" table:formula="of:=[País.C3]" table:style-name="ce13">
            <text:p>202202</text:p>
          </table:table-cell>
          <table:table-cell office:value-type="string" office:string-value="202103" table:formula="of:=[País.D3]" table:style-name="ce13">
            <text:p>202103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02643" table:formula="of:=[País.H4]" table:style-name="ce19">
            <text:p>502 643</text:p>
          </table:table-cell>
          <table:table-cell office:value-type="float" office:value="515976" table:formula="of:=[País.C4]" table:style-name="ce19">
            <text:p>515 976</text:p>
          </table:table-cell>
          <table:table-cell office:value-type="float" office:value="611958" table:formula="of:=[País.D4]" table:style-name="ce19">
            <text:p>611 958</text:p>
          </table:table-cell>
          <table:table-cell office:value-type="float" office:value="-2.5840349163526986" table:formula="of:=([.C8]-[.D8])/[.D8]*100" table:style-name="ce20">
            <text:p>-2,6</text:p>
          </table:table-cell>
          <table:table-cell office:value-type="float" office:value="-17.863154007301155" table:formula="of:=([.C8]-[.E8])/[.E8]*100" table:style-name="ce20">
            <text:p>-17,9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326251" table:formula="of:=[País.H11]" table:style-name="ce19">
            <text:p>326 251</text:p>
          </table:table-cell>
          <table:table-cell office:value-type="float" office:value="344264" table:formula="of:=[País.C11]" table:style-name="ce19">
            <text:p>344 264</text:p>
          </table:table-cell>
          <table:table-cell office:value-type="float" office:value="432851" table:formula="of:=[País.D11]" table:style-name="ce19">
            <text:p>432 851</text:p>
          </table:table-cell>
          <table:table-cell office:value-type="float" office:value="-5.2323217065972631" table:formula="of:=([.C9]-[.D9])/[.D9]*100" table:style-name="ce20">
            <text:p>-5,2</text:p>
          </table:table-cell>
          <table:table-cell office:value-type="float" office:value="-24.627412204199597" table:formula="of:=([.C9]-[.E9])/[.E9]*100" table:style-name="ce20">
            <text:p>-24,6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20175" table:formula="of:=[País.H60]" table:style-name="ce19">
            <text:p>20 175</text:p>
          </table:table-cell>
          <table:table-cell office:value-type="float" office:value="17291" table:formula="of:=[País.C60]" table:style-name="ce19">
            <text:p>17 291</text:p>
          </table:table-cell>
          <table:table-cell office:value-type="float" office:value="14371" table:formula="of:=[País.D60]" table:style-name="ce19">
            <text:p>14 371</text:p>
          </table:table-cell>
          <table:table-cell office:value-type="float" office:value="16.679197270256203" table:formula="of:=([.C10]-[.D10])/[.D10]*100" table:style-name="ce20">
            <text:p>16,7</text:p>
          </table:table-cell>
          <table:table-cell office:value-type="float" office:value="40.386890265117245" table:formula="of:=([.C10]-[.E10])/[.E10]*100" table:style-name="ce20">
            <text:p>40,4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5594" table:formula="of:=[País.H70]" table:style-name="ce19">
            <text:p>45 594</text:p>
          </table:table-cell>
          <table:table-cell office:value-type="float" office:value="40278" table:formula="of:=[País.C70]" table:style-name="ce19">
            <text:p>40 278</text:p>
          </table:table-cell>
          <table:table-cell office:value-type="float" office:value="46807" table:formula="of:=[País.D70]" table:style-name="ce19">
            <text:p>46 807</text:p>
          </table:table-cell>
          <table:table-cell office:value-type="float" office:value="13.19827200953374" table:formula="of:=([.C13]-[.D13])/[.D13]*100" table:style-name="ce20">
            <text:p>13,2</text:p>
          </table:table-cell>
          <table:table-cell office:value-type="float" office:value="-2.5914927254470483" table:formula="of:=([.C13]-[.E13])/[.E13]*100" table:style-name="ce20">
            <text:p>-2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41869" table:formula="of:=[País.H71]" table:style-name="ce19">
            <text:p>41 869</text:p>
          </table:table-cell>
          <table:table-cell office:value-type="float" office:value="36802" table:formula="of:=[País.C71]" table:style-name="ce19">
            <text:p>36 802</text:p>
          </table:table-cell>
          <table:table-cell office:value-type="float" office:value="43114" table:formula="of:=[País.D71]" table:style-name="ce19">
            <text:p>43 114</text:p>
          </table:table-cell>
          <table:table-cell office:value-type="float" office:value="13.768273463398728" table:formula="of:=([.C14]-[.D14])/[.D14]*100" table:style-name="ce20">
            <text:p>13,8</text:p>
          </table:table-cell>
          <table:table-cell office:value-type="float" office:value="-2.8876930927308995" table:formula="of:=([.C14]-[.E14])/[.E14]*100" table:style-name="ce20">
            <text:p>-2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4683" table:formula="of:=[País.H81]" table:style-name="ce19">
            <text:p>14 683</text:p>
          </table:table-cell>
          <table:table-cell office:value-type="float" office:value="11242" table:formula="of:=[País.C81]" table:style-name="ce19">
            <text:p>11 242</text:p>
          </table:table-cell>
          <table:table-cell office:value-type="float" office:value="12050" table:formula="of:=[País.D81]" table:style-name="ce19">
            <text:p>12 050</text:p>
          </table:table-cell>
          <table:table-cell office:value-type="float" office:value="30.608432663227187" table:formula="of:=([.C15]-[.D15])/[.D15]*100" table:style-name="ce20">
            <text:p>30,6</text:p>
          </table:table-cell>
          <table:table-cell office:value-type="float" office:value="21.850622406639005" table:formula="of:=([.C15]-[.E15])/[.E15]*100" table:style-name="ce20">
            <text:p>21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8182" table:formula="of:=[País.H91]" table:style-name="ce38">
            <text:p>8 182</text:p>
          </table:table-cell>
          <table:table-cell office:value-type="float" office:value="6493" table:formula="of:=[País.C91]" table:style-name="ce38">
            <text:p>6 493</text:p>
          </table:table-cell>
          <table:table-cell office:value-type="float" office:value="6899" table:formula="of:=[País.D91]" table:style-name="ce38">
            <text:p>6 899</text:p>
          </table:table-cell>
          <table:table-cell office:value-type="float" office:value="26.012628985060836" table:formula="of:=([.C16]-[.D16])/[.D16]*100" table:style-name="ce39">
            <text:p>26,0</text:p>
          </table:table-cell>
          <table:table-cell office:value-type="float" office:value="18.596898101174084" table:formula="of:=([.C16]-[.E16])/[.E16]*100" table:style-name="ce39">
            <text:p>18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03-01T00:00:00" table:style-name="ce51">
            <text:p>mar/21</text:p>
          </table:table-cell>
          <table:table-cell office:value-type="float" office:value="432851" table:style-name="ce52">
            <text:p>432 851<text:s/></text:p>
          </table:table-cell>
          <table:table-cell office:value-type="float" office:value="43114" table:style-name="ce52">
            <text:p>43 114<text:s/></text:p>
          </table:table-cell>
          <table:table-cell office:value-type="float" office:value="12050" table:style-name="ce52">
            <text:p>12 050<text:s/></text:p>
          </table:table-cell>
          <table:table-cell office:value-type="float" office:value="6899" table:style-name="ce52">
            <text:p>6 899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04-01T00:00:00" table:style-name="ce51">
            <text:p>abr/21</text:p>
          </table:table-cell>
          <table:table-cell office:value-type="float" office:value="423888" table:style-name="ce52">
            <text:p>423 888<text:s/></text:p>
          </table:table-cell>
          <table:table-cell office:value-type="float" office:value="37249" table:style-name="ce52">
            <text:p>37 249<text:s/></text:p>
          </table:table-cell>
          <table:table-cell office:value-type="float" office:value="12906" table:style-name="ce52">
            <text:p>12 906<text:s/></text:p>
          </table:table-cell>
          <table:table-cell office:value-type="float" office:value="7848" table:style-name="ce52">
            <text:p>7 84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05-01T00:00:00" table:style-name="ce51">
            <text:p>mai/21</text:p>
          </table:table-cell>
          <table:table-cell office:value-type="float" office:value="402183" table:style-name="ce52">
            <text:p>402 183<text:s/></text:p>
          </table:table-cell>
          <table:table-cell office:value-type="float" office:value="34083" table:style-name="ce52">
            <text:p>34 083<text:s/></text:p>
          </table:table-cell>
          <table:table-cell office:value-type="float" office:value="17563" table:style-name="ce52">
            <text:p>17 563<text:s/></text:p>
          </table:table-cell>
          <table:table-cell office:value-type="float" office:value="10123" table:style-name="ce52">
            <text:p>10 123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06-01T00:00:00" table:style-name="ce51">
            <text:p>jun/21</text:p>
          </table:table-cell>
          <table:table-cell office:value-type="float" office:value="377872" table:style-name="ce52">
            <text:p>377 872<text:s/></text:p>
          </table:table-cell>
          <table:table-cell office:value-type="float" office:value="31617" table:style-name="ce52">
            <text:p>31 617<text:s/></text:p>
          </table:table-cell>
          <table:table-cell office:value-type="float" office:value="16186" table:style-name="ce52">
            <text:p>16 186<text:s/></text:p>
          </table:table-cell>
          <table:table-cell office:value-type="float" office:value="9686" table:style-name="ce52">
            <text:p>9 68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07-01T00:00:00" table:style-name="ce51">
            <text:p>jul/21</text:p>
          </table:table-cell>
          <table:table-cell office:value-type="float" office:value="368704" table:style-name="ce52">
            <text:p>368 704<text:s/></text:p>
          </table:table-cell>
          <table:table-cell office:value-type="float" office:value="37604" table:style-name="ce52">
            <text:p>37 604<text:s/></text:p>
          </table:table-cell>
          <table:table-cell office:value-type="float" office:value="11750" table:style-name="ce52">
            <text:p>11 750<text:s/></text:p>
          </table:table-cell>
          <table:table-cell office:value-type="float" office:value="7605" table:style-name="ce52">
            <text:p>7 60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08-01T00:00:00" table:style-name="ce51">
            <text:p>ago/21</text:p>
          </table:table-cell>
          <table:table-cell office:value-type="float" office:value="368404" table:style-name="ce56">
            <text:p>368 404<text:s/></text:p>
          </table:table-cell>
          <table:table-cell office:value-type="float" office:value="36437" table:style-name="ce56">
            <text:p>36 437<text:s/></text:p>
          </table:table-cell>
          <table:table-cell office:value-type="float" office:value="11048" table:style-name="ce52">
            <text:p>11 048<text:s/></text:p>
          </table:table-cell>
          <table:table-cell office:value-type="float" office:value="6343" table:style-name="ce52">
            <text:p>6 34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09-01T00:00:00" table:style-name="ce51">
            <text:p>set/21</text:p>
          </table:table-cell>
          <table:table-cell office:value-type="float" office:value="359148" table:style-name="ce52">
            <text:p>359 148<text:s/></text:p>
          </table:table-cell>
          <table:table-cell office:value-type="float" office:value="48966" table:style-name="ce52">
            <text:p>48 966<text:s/></text:p>
          </table:table-cell>
          <table:table-cell office:value-type="float" office:value="14415" table:style-name="ce52">
            <text:p>14 415<text:s/></text:p>
          </table:table-cell>
          <table:table-cell office:value-type="float" office:value="8911" table:style-name="ce52">
            <text:p>8 911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10-01T00:00:00" table:style-name="ce51">
            <text:p>out/21</text:p>
          </table:table-cell>
          <table:table-cell office:value-type="float" office:value="351667" table:style-name="ce52">
            <text:p>351 667<text:s/></text:p>
          </table:table-cell>
          <table:table-cell office:value-type="float" office:value="44168" table:style-name="ce52">
            <text:p>44 168<text:s/></text:p>
          </table:table-cell>
          <table:table-cell office:value-type="float" office:value="12889" table:style-name="ce52">
            <text:p>12 889<text:s/></text:p>
          </table:table-cell>
          <table:table-cell office:value-type="float" office:value="8012" table:style-name="ce52">
            <text:p>8 01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11-01T00:00:00" table:style-name="ce51">
            <text:p>nov/21</text:p>
          </table:table-cell>
          <table:table-cell office:value-type="float" office:value="345884" table:style-name="ce52">
            <text:p>345 884<text:s/></text:p>
          </table:table-cell>
          <table:table-cell office:value-type="float" office:value="47142" table:style-name="ce52">
            <text:p>47 142<text:s/></text:p>
          </table:table-cell>
          <table:table-cell office:value-type="float" office:value="11571" table:style-name="ce52">
            <text:p>11 571<text:s/></text:p>
          </table:table-cell>
          <table:table-cell office:value-type="float" office:value="7616" table:style-name="ce52">
            <text:p>7 616<text:s/></text:p>
          </table:table-cell>
          <table:table-cell table:number-columns-repeated="2" table:style-name="ce2"/>
          <table:table-cell office:value-type="string" table:style-name="ce2">
            <text:p><text:s/></text:p>
          </table:table-cell>
          <table:table-cell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12-01T00:00:00" table:style-name="ce51">
            <text:p>dez/21</text:p>
          </table:table-cell>
          <table:table-cell office:value-type="float" office:value="347959" table:style-name="ce52">
            <text:p>347 959<text:s/></text:p>
          </table:table-cell>
          <table:table-cell office:value-type="float" office:value="39474" table:style-name="ce52">
            <text:p>39 474<text:s/></text:p>
          </table:table-cell>
          <table:table-cell office:value-type="float" office:value="9070" table:style-name="ce52">
            <text:p>9 070<text:s/></text:p>
          </table:table-cell>
          <table:table-cell office:value-type="float" office:value="6270" table:style-name="ce52">
            <text:p>6 27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2-01-01T00:00:00" table:style-name="ce51">
            <text:p>jan/22</text:p>
          </table:table-cell>
          <table:table-cell office:value-type="float" office:value="355868" table:style-name="ce52">
            <text:p>355 868<text:s/></text:p>
          </table:table-cell>
          <table:table-cell office:value-type="float" office:value="42694" table:style-name="ce52">
            <text:p>42 694<text:s/></text:p>
          </table:table-cell>
          <table:table-cell office:value-type="float" office:value="12433" table:style-name="ce52">
            <text:p>12 433<text:s/></text:p>
          </table:table-cell>
          <table:table-cell office:value-type="float" office:value="8521" table:style-name="ce52">
            <text:p>8 521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2-02-01T00:00:00" table:style-name="ce57">
            <text:p>fev/22</text:p>
          </table:table-cell>
          <table:table-cell office:value-type="float" office:value="344264" table:style-name="ce52">
            <text:p>344 264<text:s/></text:p>
          </table:table-cell>
          <table:table-cell office:value-type="float" office:value="36802" table:style-name="ce52">
            <text:p>36 802<text:s/></text:p>
          </table:table-cell>
          <table:table-cell office:value-type="float" office:value="11242" table:style-name="ce52">
            <text:p>11 242<text:s/></text:p>
          </table:table-cell>
          <table:table-cell office:value-type="float" office:value="6493" table:style-name="ce52">
            <text:p>6 493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22-03-01T00:00:00" table:style-name="ce57">
            <text:p>mar/22</text:p>
          </table:table-cell>
          <table:table-cell office:value-type="float" office:value="326251" table:formula="of:=[País.H50]" table:style-name="ce58">
            <text:p>326 251<text:s/></text:p>
          </table:table-cell>
          <table:table-cell office:value-type="float" office:value="41869" table:formula="of:=[País.H71]" table:style-name="ce58">
            <text:p>41 869<text:s/></text:p>
          </table:table-cell>
          <table:table-cell office:value-type="float" office:value="14683" table:formula="of:=[País.H81]" table:style-name="ce58">
            <text:p>14 683<text:s/></text:p>
          </table:table-cell>
          <table:table-cell office:value-type="float" office:value="8182" table:formula="of:=[País.H91]" table:style-name="ce58">
            <text:p>8 182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9"/>
          <table:table-cell table:number-columns-repeated="3" table:style-name="ce60"/>
          <table:table-cell office:value-type="string" table:number-columns-spanned="2" table:number-rows-spanned="1" table:style-name="ce73">
            <text:p>variação anterior</text:p>
          </table:table-cell>
          <table:covered-table-cell/>
          <table:table-cell office:value-type="string" table:number-columns-spanned="2" table:number-rows-spanned="1" table:style-name="ce73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62">
            <text:p>TOTAL PAÍS</text:p>
          </table:table-cell>
          <table:table-cell office:value-type="string" office:string-value="202203" table:formula="of:=[País.H10]" table:style-name="ce63">
            <text:p>202203</text:p>
          </table:table-cell>
          <table:table-cell office:value-type="string" office:string-value="202202" table:formula="of:=[País.C10]" table:style-name="ce64">
            <text:p>202202</text:p>
          </table:table-cell>
          <table:table-cell office:value-type="string" office:string-value="202103" table:formula="of:=[País.D10]" table:style-name="ce64">
            <text:p>202103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6">
            <text:p>desemprego registado</text:p>
          </table:table-cell>
          <table:table-cell office:value-type="float" office:value="326251" table:formula="of:=[País.H11]" table:style-name="ce67">
            <text:p>326 251</text:p>
          </table:table-cell>
          <table:table-cell office:value-type="float" office:value="344264" table:formula="of:=[País.C11]" table:style-name="ce67">
            <text:p>344 264</text:p>
          </table:table-cell>
          <table:table-cell office:value-type="float" office:value="432851" table:formula="of:=[País.D11]" table:style-name="ce67">
            <text:p>432 851</text:p>
          </table:table-cell>
          <table:table-cell office:value-type="float" office:value="-18013" table:formula="of:=[.C39]-[.D39]" table:style-name="ce67">
            <text:p>-18 013</text:p>
          </table:table-cell>
          <table:table-cell office:value-type="float" office:value="-5.2323217065972631" table:formula="of:=([.C39]-[.D39])/[.D39]*100" table:style-name="ce68">
            <text:p>-5,2</text:p>
          </table:table-cell>
          <table:table-cell office:value-type="float" office:value="-106600" table:formula="of:=[.C39]-[.E39]" table:style-name="ce67">
            <text:p>-106 600</text:p>
          </table:table-cell>
          <table:table-cell office:value-type="float" office:value="-24.627412204199597" table:formula="of:=([.C39]-[.E39])/[.E39]*100" table:style-name="ce68">
            <text:p>-24,6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69">
            <text:p>homens</text:p>
          </table:table-cell>
          <table:table-cell office:value-type="float" office:value="142949" table:formula="of:=[País.H13]" table:style-name="ce67">
            <text:p>142 949</text:p>
          </table:table-cell>
          <table:table-cell office:value-type="float" office:value="151190" table:formula="of:=[País.C13]" table:style-name="ce67">
            <text:p>151 190</text:p>
          </table:table-cell>
          <table:table-cell office:value-type="float" office:value="190856" table:formula="of:=[País.D13]" table:style-name="ce67">
            <text:p>190 856</text:p>
          </table:table-cell>
          <table:table-cell office:value-type="float" office:value="-8241" table:formula="of:=[.C41]-[.D41]" table:style-name="ce67">
            <text:p>-8 241</text:p>
          </table:table-cell>
          <table:table-cell office:value-type="float" office:value="-5.4507573252199215" table:formula="of:=([.C41]-[.D41])/[.D41]*100" table:style-name="ce68">
            <text:p>-5,5</text:p>
          </table:table-cell>
          <table:table-cell office:value-type="float" office:value="-47907" table:formula="of:=[.C41]-[.E41]" table:style-name="ce67">
            <text:p>-47 907</text:p>
          </table:table-cell>
          <table:table-cell office:value-type="float" office:value="-25.101123360020122" table:formula="of:=([.C41]-[.E41])/[.E41]*100" table:style-name="ce68">
            <text:p>-25,1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6">
          <table:table-cell/>
          <table:table-cell office:value-type="string" table:style-name="ce69">
            <text:p>mulheres</text:p>
          </table:table-cell>
          <table:table-cell office:value-type="float" office:value="183302" table:formula="of:=[País.H31]" table:style-name="ce67">
            <text:p>183 302</text:p>
          </table:table-cell>
          <table:table-cell office:value-type="float" office:value="193074" table:formula="of:=[País.C31]" table:style-name="ce67">
            <text:p>193 074</text:p>
          </table:table-cell>
          <table:table-cell office:value-type="float" office:value="241995" table:formula="of:=[País.D31]" table:style-name="ce67">
            <text:p>241 995</text:p>
          </table:table-cell>
          <table:table-cell office:value-type="float" office:value="-9772" table:formula="of:=[.C42]-[.D42]" table:style-name="ce67">
            <text:p>-9 772</text:p>
          </table:table-cell>
          <table:table-cell office:value-type="float" office:value="-5.0612718439562032" table:formula="of:=([.C42]-[.D42])/[.D42]*100" table:style-name="ce68">
            <text:p>-5,1</text:p>
          </table:table-cell>
          <table:table-cell office:value-type="float" office:value="-58693" table:formula="of:=[.C42]-[.E42]" table:style-name="ce67">
            <text:p>-58 693</text:p>
          </table:table-cell>
          <table:table-cell office:value-type="float" office:value="-24.253806896836711" table:formula="of:=([.C42]-[.E42])/[.E42]*100" table:style-name="ce68">
            <text:p>-24,3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70"/>
          <table:table-cell table:style-name="ce68"/>
          <table:table-cell table:style-name="ce70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9">
            <text:p>&lt; 25 anos</text:p>
          </table:table-cell>
          <table:table-cell office:value-type="float" office:value="34648" table:formula="of:=[País.H15]+[País.H33]" table:style-name="ce67">
            <text:p>34 648</text:p>
          </table:table-cell>
          <table:table-cell office:value-type="float" office:value="36514" table:formula="of:=[País.C15]+[País.C33]" table:style-name="ce67">
            <text:p>36 514</text:p>
          </table:table-cell>
          <table:table-cell office:value-type="float" office:value="50906" table:formula="of:=[País.D15]+[País.D33]" table:style-name="ce67">
            <text:p>50 906</text:p>
          </table:table-cell>
          <table:table-cell office:value-type="float" office:value="-1866" table:formula="of:=[.C44]-[.D44]" table:style-name="ce67">
            <text:p>-1 866</text:p>
          </table:table-cell>
          <table:table-cell office:value-type="float" office:value="-5.1103686257325958" table:formula="of:=([.C44]-[.D44])/[.D44]*100" table:style-name="ce68">
            <text:p>-5,1</text:p>
          </table:table-cell>
          <table:table-cell office:value-type="float" office:value="-16258" table:formula="of:=[.C44]-[.E44]" table:style-name="ce67">
            <text:p>-16 258</text:p>
          </table:table-cell>
          <table:table-cell office:value-type="float" office:value="-31.937296192983144" table:formula="of:=([.C44]-[.E44])/[.E44]*100" table:style-name="ce68">
            <text:p>-31,9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9">
            <text:p>&gt;= 25 anos</text:p>
          </table:table-cell>
          <table:table-cell office:value-type="float" office:value="291603" table:formula="of:=[País.H16]+[País.H34]" table:style-name="ce67">
            <text:p>291 603</text:p>
          </table:table-cell>
          <table:table-cell office:value-type="float" office:value="307750" table:formula="of:=[País.C16]+[País.C34]" table:style-name="ce67">
            <text:p>307 750</text:p>
          </table:table-cell>
          <table:table-cell office:value-type="float" office:value="381945" table:formula="of:=[País.D16]+[País.D34]" table:style-name="ce67">
            <text:p>381 945</text:p>
          </table:table-cell>
          <table:table-cell office:value-type="float" office:value="-16147" table:formula="of:=[.C45]-[.D45]" table:style-name="ce67">
            <text:p>-16 147</text:p>
          </table:table-cell>
          <table:table-cell office:value-type="float" office:value="-5.2467912266450041" table:formula="of:=([.C45]-[.D45])/[.D45]*100" table:style-name="ce68">
            <text:p>-5,2</text:p>
          </table:table-cell>
          <table:table-cell office:value-type="float" office:value="-90342" table:formula="of:=[.C45]-[.E45]" table:style-name="ce67">
            <text:p>-90 342</text:p>
          </table:table-cell>
          <table:table-cell office:value-type="float" office:value="-23.653143777245415" table:formula="of:=([.C45]-[.E45])/[.E45]*100" table:style-name="ce68">
            <text:p>-23,7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9">
            <text:p>&lt; 1 ano inscrição</text:p>
          </table:table-cell>
          <table:table-cell office:value-type="float" office:value="165893" table:formula="of:=[País.H18]+[País.H36]" table:style-name="ce67">
            <text:p>165 893</text:p>
          </table:table-cell>
          <table:table-cell office:value-type="float" office:value="175241" table:formula="of:=[País.C18]+[País.C36]" table:style-name="ce67">
            <text:p>175 241</text:p>
          </table:table-cell>
          <table:table-cell office:value-type="float" office:value="262042" table:formula="of:=[País.D18]+[País.D36]" table:style-name="ce67">
            <text:p>262 042</text:p>
          </table:table-cell>
          <table:table-cell office:value-type="float" office:value="-9348" table:formula="of:=[.C47]-[.D47]" table:style-name="ce67">
            <text:p>-9 348</text:p>
          </table:table-cell>
          <table:table-cell office:value-type="float" office:value="-5.3343680987896667" table:formula="of:=([.C47]-[.D47])/[.D47]*100" table:style-name="ce68">
            <text:p>-5,3</text:p>
          </table:table-cell>
          <table:table-cell office:value-type="float" office:value="-96149" table:formula="of:=[.C47]-[.E47]" table:style-name="ce67">
            <text:p>-96 149</text:p>
          </table:table-cell>
          <table:table-cell office:value-type="float" office:value="-36.692209645781979" table:formula="of:=([.C47]-[.E47])/[.E47]*100" table:style-name="ce68">
            <text:p>-36,7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9">
            <text:p>&gt;= 1 ano inscrição</text:p>
          </table:table-cell>
          <table:table-cell office:value-type="float" office:value="160358" table:formula="of:=[País.H19]+[País.H37]" table:style-name="ce67">
            <text:p>160 358</text:p>
          </table:table-cell>
          <table:table-cell office:value-type="float" office:value="169023" table:formula="of:=[País.C19]+[País.C37]" table:style-name="ce67">
            <text:p>169 023</text:p>
          </table:table-cell>
          <table:table-cell office:value-type="float" office:value="170809" table:formula="of:=[País.D19]+[País.D37]" table:style-name="ce67">
            <text:p>170 809</text:p>
          </table:table-cell>
          <table:table-cell office:value-type="float" office:value="-8665" table:formula="of:=[.C48]-[.D48]" table:style-name="ce67">
            <text:p>-8 665</text:p>
          </table:table-cell>
          <table:table-cell office:value-type="float" office:value="-5.1265212426711155" table:formula="of:=([.C48]-[.D48])/[.D48]*100" table:style-name="ce68">
            <text:p>-5,1</text:p>
          </table:table-cell>
          <table:table-cell office:value-type="float" office:value="-10451" table:formula="of:=[.C48]-[.E48]" table:style-name="ce67">
            <text:p>-10 451</text:p>
          </table:table-cell>
          <table:table-cell office:value-type="float" office:value="-6.1185300540369649" table:formula="of:=([.C48]-[.E48])/[.E48]*100" table:style-name="ce68">
            <text:p>-6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primeiro emprego</text:p>
          </table:table-cell>
          <table:table-cell office:value-type="float" office:value="30957" table:formula="of:=[País.H21]+[País.H39]" table:style-name="ce67">
            <text:p>30 957</text:p>
          </table:table-cell>
          <table:table-cell office:value-type="float" office:value="31921" table:formula="of:=[País.C21]+[País.C39]" table:style-name="ce67">
            <text:p>31 921</text:p>
          </table:table-cell>
          <table:table-cell office:value-type="float" office:value="34427" table:formula="of:=[País.D21]+[País.D39]" table:style-name="ce67">
            <text:p>34 427</text:p>
          </table:table-cell>
          <table:table-cell office:value-type="float" office:value="-964" table:formula="of:=[.C50]-[.D50]" table:style-name="ce67">
            <text:p>- 964</text:p>
          </table:table-cell>
          <table:table-cell office:value-type="float" office:value="-3.0199555151780957" table:formula="of:=([.C50]-[.D50])/[.D50]*100" table:style-name="ce68">
            <text:p>-3,0</text:p>
          </table:table-cell>
          <table:table-cell office:value-type="float" office:value="-3470" table:formula="of:=[.C50]-[.E50]" table:style-name="ce67">
            <text:p>-3 470</text:p>
          </table:table-cell>
          <table:table-cell office:value-type="float" office:value="-10.079298225230197" table:formula="of:=([.C50]-[.E50])/[.E50]*100" table:style-name="ce68">
            <text:p>-10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novo emprego</text:p>
          </table:table-cell>
          <table:table-cell office:value-type="float" office:value="295294" table:formula="of:=[País.H22]+[País.H40]" table:style-name="ce67">
            <text:p>295 294</text:p>
          </table:table-cell>
          <table:table-cell office:value-type="float" office:value="312343" table:formula="of:=[País.C22]+[País.C40]" table:style-name="ce67">
            <text:p>312 343</text:p>
          </table:table-cell>
          <table:table-cell office:value-type="float" office:value="398424" table:formula="of:=[País.D22]+[País.D40]" table:style-name="ce67">
            <text:p>398 424</text:p>
          </table:table-cell>
          <table:table-cell office:value-type="float" office:value="-17049" table:formula="of:=[.C51]-[.D51]" table:style-name="ce67">
            <text:p>-17 049</text:p>
          </table:table-cell>
          <table:table-cell office:value-type="float" office:value="-5.4584223113692323" table:formula="of:=([.C51]-[.D51])/[.D51]*100" table:style-name="ce68">
            <text:p>-5,5</text:p>
          </table:table-cell>
          <table:table-cell office:value-type="float" office:value="-103130" table:formula="of:=[.C51]-[.E51]" table:style-name="ce67">
            <text:p>-103 130</text:p>
          </table:table-cell>
          <table:table-cell office:value-type="float" office:value="-25.884484870389336" table:formula="of:=([.C51]-[.E51])/[.E51]*100" table:style-name="ce68">
            <text:p>-25,9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nenhum nível instrução</text:p>
          </table:table-cell>
          <table:table-cell office:value-type="float" office:value="30267" table:formula="of:=[País.H24]+[País.H42]" table:style-name="ce67">
            <text:p>30 267</text:p>
          </table:table-cell>
          <table:table-cell office:value-type="float" office:value="30958" table:formula="of:=[País.C24]+[País.C42]" table:style-name="ce67">
            <text:p>30 958</text:p>
          </table:table-cell>
          <table:table-cell office:value-type="float" office:value="31756" table:formula="of:=[País.D24]+[País.D42]" table:style-name="ce67">
            <text:p>31 756</text:p>
          </table:table-cell>
          <table:table-cell office:value-type="float" office:value="-691" table:formula="of:=[.C53]-[.D53]" table:style-name="ce67">
            <text:p>- 691</text:p>
          </table:table-cell>
          <table:table-cell office:value-type="float" office:value="-2.2320563343885267" table:formula="of:=([.C53]-[.D53])/[.D53]*100" table:style-name="ce68">
            <text:p>-2,2</text:p>
          </table:table-cell>
          <table:table-cell office:value-type="float" office:value="-1489" table:formula="of:=[.C53]-[.E53]" table:style-name="ce67">
            <text:p>-1 489</text:p>
          </table:table-cell>
          <table:table-cell office:value-type="float" office:value="-4.688877692404585" table:formula="of:=([.C53]-[.E53])/[.E53]*100" table:style-name="ce68">
            <text:p>-4,7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1º ciclo ensino básico</text:p>
          </table:table-cell>
          <table:table-cell office:value-type="float" office:value="47294" table:formula="of:=[País.H25]+[País.H43]" table:style-name="ce67">
            <text:p>47 294</text:p>
          </table:table-cell>
          <table:table-cell office:value-type="float" office:value="49005" table:formula="of:=[País.C25]+[País.C43]" table:style-name="ce67">
            <text:p>49 005</text:p>
          </table:table-cell>
          <table:table-cell office:value-type="float" office:value="59598" table:formula="of:=[País.D25]+[País.D43]" table:style-name="ce67">
            <text:p>59 598</text:p>
          </table:table-cell>
          <table:table-cell office:value-type="float" office:value="-1711" table:formula="of:=[.C54]-[.D54]" table:style-name="ce67">
            <text:p>-1 711</text:p>
          </table:table-cell>
          <table:table-cell office:value-type="float" office:value="-3.4914804611774306" table:formula="of:=([.C54]-[.D54])/[.D54]*100" table:style-name="ce68">
            <text:p>-3,5</text:p>
          </table:table-cell>
          <table:table-cell office:value-type="float" office:value="-12304" table:formula="of:=[.C54]-[.E54]" table:style-name="ce67">
            <text:p>-12 304</text:p>
          </table:table-cell>
          <table:table-cell office:value-type="float" office:value="-20.644988086848549" table:formula="of:=([.C54]-[.E54])/[.E54]*100" table:style-name="ce68">
            <text:p>-20,6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2º ciclo ensino básico</text:p>
          </table:table-cell>
          <table:table-cell office:value-type="float" office:value="45183" table:formula="of:=[País.H26]+[País.H44]" table:style-name="ce67">
            <text:p>45 183</text:p>
          </table:table-cell>
          <table:table-cell office:value-type="float" office:value="47700" table:formula="of:=[País.C26]+[País.C44]" table:style-name="ce67">
            <text:p>47 700</text:p>
          </table:table-cell>
          <table:table-cell office:value-type="float" office:value="61242" table:formula="of:=[País.D26]+[País.D44]" table:style-name="ce67">
            <text:p>61 242</text:p>
          </table:table-cell>
          <table:table-cell office:value-type="float" office:value="-2517" table:formula="of:=[.C55]-[.D55]" table:style-name="ce67">
            <text:p>-2 517</text:p>
          </table:table-cell>
          <table:table-cell office:value-type="float" office:value="-5.2767295597484276" table:formula="of:=([.C55]-[.D55])/[.D55]*100" table:style-name="ce68">
            <text:p>-5,3</text:p>
          </table:table-cell>
          <table:table-cell office:value-type="float" office:value="-16059" table:formula="of:=[.C55]-[.E55]" table:style-name="ce67">
            <text:p>-16 059</text:p>
          </table:table-cell>
          <table:table-cell office:value-type="float" office:value="-26.222200450671107" table:formula="of:=([.C55]-[.E55])/[.E55]*100" table:style-name="ce68">
            <text:p>-26,2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3º ciclo ensino básico</text:p>
          </table:table-cell>
          <table:table-cell office:value-type="float" office:value="61949" table:formula="of:=[País.H27]+[País.H45]" table:style-name="ce67">
            <text:p>61 949</text:p>
          </table:table-cell>
          <table:table-cell office:value-type="float" office:value="66051" table:formula="of:=[País.C27]+[País.C45]" table:style-name="ce67">
            <text:p>66 051</text:p>
          </table:table-cell>
          <table:table-cell office:value-type="float" office:value="88522" table:formula="of:=[País.D27]+[País.D45]" table:style-name="ce67">
            <text:p>88 522</text:p>
          </table:table-cell>
          <table:table-cell office:value-type="float" office:value="-4102" table:formula="of:=[.C56]-[.D56]" table:style-name="ce67">
            <text:p>-4 102</text:p>
          </table:table-cell>
          <table:table-cell office:value-type="float" office:value="-6.2103526063193595" table:formula="of:=([.C56]-[.D56])/[.D56]*100" table:style-name="ce68">
            <text:p>-6,2</text:p>
          </table:table-cell>
          <table:table-cell office:value-type="float" office:value="-26573" table:formula="of:=[.C56]-[.E56]" table:style-name="ce67">
            <text:p>-26 573</text:p>
          </table:table-cell>
          <table:table-cell office:value-type="float" office:value="-30.018526467996654" table:formula="of:=([.C56]-[.E56])/[.E56]*100" table:style-name="ce68">
            <text:p>-30,0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secundário</text:p>
          </table:table-cell>
          <table:table-cell office:value-type="float" office:value="98672" table:formula="of:=[País.H28]+[País.H46]" table:style-name="ce67">
            <text:p>98 672</text:p>
          </table:table-cell>
          <table:table-cell office:value-type="float" office:value="104581" table:formula="of:=[País.C28]+[País.C46]" table:style-name="ce67">
            <text:p>104 581</text:p>
          </table:table-cell>
          <table:table-cell office:value-type="float" office:value="135945" table:formula="of:=[País.D28]+[País.D46]" table:style-name="ce67">
            <text:p>135 945</text:p>
          </table:table-cell>
          <table:table-cell office:value-type="float" office:value="-5909" table:formula="of:=[.C57]-[.D57]" table:style-name="ce67">
            <text:p>-5 909</text:p>
          </table:table-cell>
          <table:table-cell office:value-type="float" office:value="-5.6501659001157005" table:formula="of:=([.C57]-[.D57])/[.D57]*100" table:style-name="ce68">
            <text:p>-5,7</text:p>
          </table:table-cell>
          <table:table-cell office:value-type="float" office:value="-37273" table:formula="of:=[.C57]-[.E57]" table:style-name="ce67">
            <text:p>-37 273</text:p>
          </table:table-cell>
          <table:table-cell office:value-type="float" office:value="-27.417705689801025" table:formula="of:=([.C57]-[.E57])/[.E57]*100" table:style-name="ce68">
            <text:p>-27,4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superior</text:p>
          </table:table-cell>
          <table:table-cell office:value-type="float" office:value="42886" table:formula="of:=[País.H29]+[País.H47]" table:style-name="ce67">
            <text:p>42 886</text:p>
          </table:table-cell>
          <table:table-cell office:value-type="float" office:value="45969" table:formula="of:=[País.C29]+[País.C47]" table:style-name="ce67">
            <text:p>45 969</text:p>
          </table:table-cell>
          <table:table-cell office:value-type="float" office:value="55788" table:formula="of:=[País.D29]+[País.D47]" table:style-name="ce67">
            <text:p>55 788</text:p>
          </table:table-cell>
          <table:table-cell office:value-type="float" office:value="-3083" table:formula="of:=[.C58]-[.D58]" table:style-name="ce67">
            <text:p>-3 083</text:p>
          </table:table-cell>
          <table:table-cell office:value-type="float" office:value="-6.706693641367008" table:formula="of:=([.C58]-[.D58])/[.D58]*100" table:style-name="ce68">
            <text:p>-6,7</text:p>
          </table:table-cell>
          <table:table-cell office:value-type="float" office:value="-12902" table:formula="of:=[.C58]-[.E58]" table:style-name="ce67">
            <text:p>-12 902</text:p>
          </table:table-cell>
          <table:table-cell office:value-type="float" office:value="-23.126837312683733" table:formula="of:=([.C58]-[.E58])/[.E58]*100" table:style-name="ce68">
            <text:p>-23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Total <text:s/>País</text:p>
          </table:table-cell>
          <table:table-cell office:value-type="float" office:value="326251" table:formula="of:=[País.H50]" table:style-name="ce67">
            <text:p>326 251</text:p>
          </table:table-cell>
          <table:table-cell office:value-type="float" office:value="344264" table:formula="of:=[País.C50]" table:style-name="ce67">
            <text:p>344 264</text:p>
          </table:table-cell>
          <table:table-cell office:value-type="float" office:value="432851" table:formula="of:=[País.D50]" table:style-name="ce67">
            <text:p>432 851</text:p>
          </table:table-cell>
          <table:table-cell office:value-type="float" office:value="-18013" table:formula="of:=[.C60]-[.D60]" table:style-name="ce67">
            <text:p>-18 013</text:p>
          </table:table-cell>
          <table:table-cell office:value-type="float" office:value="-5.2323217065972631" table:formula="of:=([.C60]-[.D60])/[.D60]*100" table:style-name="ce68">
            <text:p>-5,2</text:p>
          </table:table-cell>
          <table:table-cell office:value-type="float" office:value="-106600" table:formula="of:=[.C60]-[.E60]" table:style-name="ce67">
            <text:p>-106 600</text:p>
          </table:table-cell>
          <table:table-cell office:value-type="float" office:value="-24.627412204199597" table:formula="of:=([.C60]-[.E60])/[.E60]*100" table:style-name="ce68">
            <text:p>-24,6</text:p>
          </table:table-cell>
          <table:table-cell table:style-name="ce71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Norte</text:p>
          </table:table-cell>
          <table:table-cell office:value-type="float" office:value="122072" table:formula="of:=[País.H51]" table:style-name="ce67">
            <text:p>122 072</text:p>
          </table:table-cell>
          <table:table-cell office:value-type="float" office:value="128022" table:formula="of:=[País.C51]" table:style-name="ce67">
            <text:p>128 022</text:p>
          </table:table-cell>
          <table:table-cell office:value-type="float" office:value="158483" table:formula="of:=[País.D51]" table:style-name="ce67">
            <text:p>158 483</text:p>
          </table:table-cell>
          <table:table-cell office:value-type="float" office:value="-5950" table:formula="of:=[.C61]-[.D61]" table:style-name="ce67">
            <text:p>-5 950</text:p>
          </table:table-cell>
          <table:table-cell office:value-type="float" office:value="-4.6476386871006543" table:formula="of:=([.C61]-[.D61])/[.D61]*100" table:style-name="ce68">
            <text:p>-4,6</text:p>
          </table:table-cell>
          <table:table-cell office:value-type="float" office:value="-36411" table:formula="of:=[.C61]-[.E61]" table:style-name="ce67">
            <text:p>-36 411</text:p>
          </table:table-cell>
          <table:table-cell office:value-type="float" office:value="-22.974703911460534" table:formula="of:=([.C61]-[.E61])/[.E61]*100" table:style-name="ce68">
            <text:p>-23,0</text:p>
          </table:table-cell>
          <table:table-cell office:value-type="float" office:value="-24.627412204199597" table:formula="of:=[.$I$60]" table:style-name="ce71">
            <text:p>-24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Centro</text:p>
          </table:table-cell>
          <table:table-cell office:value-type="float" office:value="41140" table:formula="of:=[País.H52]" table:style-name="ce67">
            <text:p>41 140</text:p>
          </table:table-cell>
          <table:table-cell office:value-type="float" office:value="42560" table:formula="of:=[País.C52]" table:style-name="ce67">
            <text:p>42 560</text:p>
          </table:table-cell>
          <table:table-cell office:value-type="float" office:value="51154" table:formula="of:=[País.D52]" table:style-name="ce67">
            <text:p>51 154</text:p>
          </table:table-cell>
          <table:table-cell office:value-type="float" office:value="-1420" table:formula="of:=[.C62]-[.D62]" table:style-name="ce67">
            <text:p>-1 420</text:p>
          </table:table-cell>
          <table:table-cell office:value-type="float" office:value="-3.3364661654135341" table:formula="of:=([.C62]-[.D62])/[.D62]*100" table:style-name="ce68">
            <text:p>-3,3</text:p>
          </table:table-cell>
          <table:table-cell office:value-type="float" office:value="-10014" table:formula="of:=[.C62]-[.E62]" table:style-name="ce67">
            <text:p>-10 014</text:p>
          </table:table-cell>
          <table:table-cell office:value-type="float" office:value="-19.576181725769246" table:formula="of:=([.C62]-[.E62])/[.E62]*100" table:style-name="ce68">
            <text:p>-19,6</text:p>
          </table:table-cell>
          <table:table-cell office:value-type="float" office:value="-24.627412204199597" table:formula="of:=[.$I$60]" table:style-name="ce71">
            <text:p>-24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Lisboa VT</text:p>
          </table:table-cell>
          <table:table-cell office:value-type="float" office:value="109451" table:formula="of:=[País.H53]" table:style-name="ce67">
            <text:p>109 451</text:p>
          </table:table-cell>
          <table:table-cell office:value-type="float" office:value="114725" table:formula="of:=[País.C53]" table:style-name="ce67">
            <text:p>114 725</text:p>
          </table:table-cell>
          <table:table-cell office:value-type="float" office:value="143653" table:formula="of:=[País.D53]" table:style-name="ce67">
            <text:p>143 653</text:p>
          </table:table-cell>
          <table:table-cell office:value-type="float" office:value="-5274" table:formula="of:=[.C63]-[.D63]" table:style-name="ce67">
            <text:p>-5 274</text:p>
          </table:table-cell>
          <table:table-cell office:value-type="float" office:value="-4.5970799738505121" table:formula="of:=([.C63]-[.D63])/[.D63]*100" table:style-name="ce68">
            <text:p>-4,6</text:p>
          </table:table-cell>
          <table:table-cell office:value-type="float" office:value="-34202" table:formula="of:=[.C63]-[.E63]" table:style-name="ce67">
            <text:p>-34 202</text:p>
          </table:table-cell>
          <table:table-cell office:value-type="float" office:value="-23.80876139029467" table:formula="of:=([.C63]-[.E63])/[.E63]*100" table:style-name="ce68">
            <text:p>-23,8</text:p>
          </table:table-cell>
          <table:table-cell office:value-type="float" office:value="-24.627412204199597" table:formula="of:=[.$I$60]" table:style-name="ce71">
            <text:p>-24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Alentejo</text:p>
          </table:table-cell>
          <table:table-cell office:value-type="float" office:value="14550" table:formula="of:=[País.H54]" table:style-name="ce67">
            <text:p>14 550</text:p>
          </table:table-cell>
          <table:table-cell office:value-type="float" office:value="14933" table:formula="of:=[País.C54]" table:style-name="ce67">
            <text:p>14 933</text:p>
          </table:table-cell>
          <table:table-cell office:value-type="float" office:value="18631" table:formula="of:=[País.D54]" table:style-name="ce67">
            <text:p>18 631</text:p>
          </table:table-cell>
          <table:table-cell office:value-type="float" office:value="-383" table:formula="of:=[.C64]-[.D64]" table:style-name="ce67">
            <text:p>- 383</text:p>
          </table:table-cell>
          <table:table-cell office:value-type="float" office:value="-2.5647893926203711" table:formula="of:=([.C64]-[.D64])/[.D64]*100" table:style-name="ce68">
            <text:p>-2,6</text:p>
          </table:table-cell>
          <table:table-cell office:value-type="float" office:value="-4081" table:formula="of:=[.C64]-[.E64]" table:style-name="ce67">
            <text:p>-4 081</text:p>
          </table:table-cell>
          <table:table-cell office:value-type="float" office:value="-21.904352960120228" table:formula="of:=([.C64]-[.E64])/[.E64]*100" table:style-name="ce68">
            <text:p>-21,9</text:p>
          </table:table-cell>
          <table:table-cell office:value-type="float" office:value="-24.627412204199597" table:formula="of:=[.$I$60]" table:style-name="ce71">
            <text:p>-24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<text:s/>Algarve</text:p>
          </table:table-cell>
          <table:table-cell office:value-type="float" office:value="18589" table:formula="of:=[País.H55]" table:style-name="ce67">
            <text:p>18 589</text:p>
          </table:table-cell>
          <table:table-cell office:value-type="float" office:value="23148" table:formula="of:=[País.C55]" table:style-name="ce67">
            <text:p>23 148</text:p>
          </table:table-cell>
          <table:table-cell office:value-type="float" office:value="33453" table:formula="of:=[País.D55]" table:style-name="ce67">
            <text:p>33 453</text:p>
          </table:table-cell>
          <table:table-cell office:value-type="float" office:value="-4559" table:formula="of:=[.C65]-[.D65]" table:style-name="ce67">
            <text:p>-4 559</text:p>
          </table:table-cell>
          <table:table-cell office:value-type="float" office:value="-19.695006048038707" table:formula="of:=([.C65]-[.D65])/[.D65]*100" table:style-name="ce68">
            <text:p>-19,7</text:p>
          </table:table-cell>
          <table:table-cell office:value-type="float" office:value="-14864" table:formula="of:=[.C65]-[.E65]" table:style-name="ce67">
            <text:p>-14 864</text:p>
          </table:table-cell>
          <table:table-cell office:value-type="float" office:value="-44.432487370340482" table:formula="of:=([.C65]-[.E65])/[.E65]*100" table:style-name="ce68">
            <text:p>-44,4</text:p>
          </table:table-cell>
          <table:table-cell office:value-type="float" office:value="-24.627412204199597" table:formula="of:=[.$I$60]" table:style-name="ce71">
            <text:p>-24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Açores</text:p>
          </table:table-cell>
          <table:table-cell office:value-type="float" office:value="6393" table:formula="of:=[País.H56]" table:style-name="ce67">
            <text:p>6 393</text:p>
          </table:table-cell>
          <table:table-cell office:value-type="float" office:value="6433" table:formula="of:=[País.C56]" table:style-name="ce67">
            <text:p>6 433</text:p>
          </table:table-cell>
          <table:table-cell office:value-type="float" office:value="7049" table:formula="of:=[País.D56]" table:style-name="ce67">
            <text:p>7 049</text:p>
          </table:table-cell>
          <table:table-cell office:value-type="float" office:value="-40" table:formula="of:=[.C66]-[.D66]" table:style-name="ce67">
            <text:p>- 40</text:p>
          </table:table-cell>
          <table:table-cell office:value-type="float" office:value="-0.62179387533032804" table:formula="of:=([.C66]-[.D66])/[.D66]*100" table:style-name="ce68">
            <text:p>-0,6</text:p>
          </table:table-cell>
          <table:table-cell office:value-type="float" office:value="-656" table:formula="of:=[.C66]-[.E66]" table:style-name="ce67">
            <text:p>- 656</text:p>
          </table:table-cell>
          <table:table-cell office:value-type="float" office:value="-9.3062845793729601" table:formula="of:=([.C66]-[.E66])/[.E66]*100" table:style-name="ce68">
            <text:p>-9,3</text:p>
          </table:table-cell>
          <table:table-cell office:value-type="float" office:value="-24.627412204199597" table:formula="of:=[.$I$60]" table:style-name="ce71">
            <text:p>-24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Madeira</text:p>
          </table:table-cell>
          <table:table-cell office:value-type="float" office:value="14056" table:formula="of:=[País.H57]" table:style-name="ce67">
            <text:p>14 056</text:p>
          </table:table-cell>
          <table:table-cell office:value-type="float" office:value="14443" table:formula="of:=[País.C57]" table:style-name="ce67">
            <text:p>14 443</text:p>
          </table:table-cell>
          <table:table-cell office:value-type="float" office:value="20428" table:formula="of:=[País.D57]" table:style-name="ce67">
            <text:p>20 428</text:p>
          </table:table-cell>
          <table:table-cell office:value-type="float" office:value="-387" table:formula="of:=[.C67]-[.D67]" table:style-name="ce67">
            <text:p>- 387</text:p>
          </table:table-cell>
          <table:table-cell office:value-type="float" office:value="-2.6794987191026793" table:formula="of:=([.C67]-[.D67])/[.D67]*100" table:style-name="ce68">
            <text:p>-2,7</text:p>
          </table:table-cell>
          <table:table-cell office:value-type="float" office:value="-6372" table:formula="of:=[.C67]-[.E67]" table:style-name="ce67">
            <text:p>-6 372</text:p>
          </table:table-cell>
          <table:table-cell office:value-type="float" office:value="-31.192480908556881" table:formula="of:=([.C67]-[.E67])/[.E67]*100" table:style-name="ce68">
            <text:p>-31,2</text:p>
          </table:table-cell>
          <table:table-cell office:value-type="float" office:value="-24.627412204199597" table:formula="of:=[.$I$60]" table:style-name="ce71">
            <text:p>-24,6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País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88"/>
        <table:table-column table:style-name="co17" table:default-cell-style-name="ce204"/>
        <table:table-column table:style-name="co15" table:default-cell-style-name="ce204"/>
        <table:table-column table:style-name="co14" table:default-cell-style-name="ce204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15" table:default-cell-style-name="ce1"/>
        <table:table-column table:style-name="co22" table:default-cell-style-name="ce1"/>
        <table:table-column table:style-name="co23" table:default-cell-style-name="ce144"/>
        <table:table-column table:style-name="co24" table:default-cell-style-name="ce91" table:visibility="collapse"/>
        <table:table-column table:style-name="co25" table:number-columns-repeated="5" table:default-cell-style-name="ce91" table:visibility="collapse"/>
        <table:table-column table:style-name="co26" table:default-cell-style-name="ce91" table:visibility="collapse"/>
        <table:table-column table:style-name="co4" table:default-cell-style-name="ce91" table:visibility="collapse"/>
        <table:table-column table:style-name="co27" table:number-columns-repeated="5" table:default-cell-style-name="ce91" table:visibility="collapse"/>
        <table:table-column table:style-name="co28" table:default-cell-style-name="ce91" table:visibility="collapse"/>
        <table:table-column table:style-name="co5" table:default-cell-style-name="ce91" table:visibility="collapse"/>
        <table:table-column table:style-name="co10" table:default-cell-style-name="ce93"/>
        <table:table-column table:style-name="co29" table:default-cell-style-name="ce1"/>
        <table:table-column table:style-name="co10" table:number-columns-repeated="16350" table:default-cell-style-name="ce1"/>
        <table:table-row table:style-name="ro12">
          <table:table-cell table:style-name="ce74"/>
          <table:table-cell office:value-type="string" table:number-columns-spanned="3" table:number-rows-spanned="1" table:style-name="ce205">
            <text:p>Dados a copiar do BO<text:s/></text:p>
          </table:table-cell>
          <table:covered-table-cell table:number-columns-repeated="2"/>
          <table:table-cell table:number-columns-repeated="2" table:style-name="ce74"/>
          <table:table-cell office:value-type="string" table:number-columns-spanned="2" table:number-rows-spanned="1" table:style-name="ce207">
            <text:p>Cálculo dados País (não mexer)</text:p>
          </table:table-cell>
          <table:covered-table-cell/>
          <table:table-cell table:number-columns-repeated="2" table:style-name="ce75"/>
          <table:table-cell office:value-type="string" table:style-name="ce76">
            <text:p>Dados RA a introduzir manualmente<text:s/><text:span text:style-name="T1">(nas células em branco)</text:span></text:p>
          </table:table-cell>
          <table:table-cell table:number-columns-repeated="3" table:style-name="ce77"/>
          <table:table-cell table:number-columns-repeated="2" table:style-name="ce74"/>
          <table:table-cell office:value-type="string" table:style-name="ce78">
            <text:p>Dados a preencher de K5 até L98</text:p>
          </table:table-cell>
          <table:table-cell table:number-columns-repeated="15" table:style-name="ce79"/>
          <table:table-cell table:style-name="ce80"/>
          <table:table-cell table:style-name="ce81"/>
          <table:table-cell table:number-columns-repeated="16350" table:style-name="ce74"/>
        </table:table-row>
        <table:table-row table:style-name="ro2">
          <table:table-cell table:style-name="ce82"/>
          <table:table-cell office:value-type="string" table:style-name="ce83">
            <text:p>CONTINENTE</text:p>
          </table:table-cell>
          <table:table-cell office:value-type="string" table:style-name="ce84">
            <text:p>PAÍS</text:p>
          </table:table-cell>
          <table:table-cell office:value-type="string" table:style-name="ce84">
            <text:p>PAÍS</text:p>
          </table:table-cell>
          <table:table-cell table:number-columns-repeated="2" table:style-name="ce82"/>
          <table:table-cell table:style-name="ce85"/>
          <table:table-cell office:value-type="string" table:style-name="ce84">
            <text:p>CONTINENTE+AÇORES+MADEIRA</text:p>
          </table:table-cell>
          <table:table-cell table:number-columns-repeated="2" table:style-name="ce86"/>
          <table:table-cell table:number-columns-repeated="2" table:style-name="ce87"/>
          <table:table-cell office:value-type="string" table:style-name="ce88">
            <text:p>Validação<text:s/></text:p>
          </table:table-cell>
          <table:table-cell office:value-type="string" table:style-name="ce88">
            <text:p>Validação</text:p>
          </table:table-cell>
          <table:table-cell table:number-columns-repeated="2" table:style-name="ce1"/>
          <table:table-cell office:value-type="string" table:style-name="ce89">
            <text:p>Validação</text:p>
          </table:table-cell>
          <table:table-cell office:value-type="string" table:style-name="ce90">
            <text:p>REGIÕES AUTÓNOMAS</text:p>
          </table:table-cell>
          <table:table-cell table:number-columns-repeated="3" table:style-name="ce91"/>
          <table:table-cell office:value-type="string" table:style-name="ce92">
            <text:p>ATENÇÃO <text:s/>- AS CATEGORIAS NÃO VÊM PELA MESMA ORDEM DAS REG. AUTÓNOMAS</text:p>
          </table:table-cell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table:style-name="ce83"/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2" table:style-name="ce82"/>
          <table:table-cell office:value-type="string" table:style-name="ce95">
            <text:p>PORTUGAL</text:p>
          </table:table-cell>
          <table:table-cell office:value-type="string" office:string-value="202203" table:formula="of:=[.B3]" table:style-name="ce96">
            <text:p>202203</text:p>
          </table:table-cell>
          <table:table-cell table:number-columns-repeated="2" table:style-name="ce86"/>
          <table:table-cell office:value-type="string" table:style-name="ce97">
            <text:p><text:s/>AÇORES</text:p>
          </table:table-cell>
          <table:table-cell office:value-type="string" table:style-name="ce97">
            <text:p><text:s/>MADEIRA</text:p>
          </table:table-cell>
          <table:table-cell office:value-type="string" table:style-name="ce98">
            <text:p><text:s/>AÇORES</text:p>
          </table:table-cell>
          <table:table-cell office:value-type="string" table:style-name="ce98">
            <text:p><text:s/>MADEIRA</text:p>
          </table:table-cell>
          <table:table-cell table:number-columns-repeated="2" table:style-name="ce1"/>
          <table:table-cell office:value-type="string" table:style-name="ce99">
            <text:p>PORTUGAL</text:p>
          </table:table-cell>
          <table:table-cell office:value-type="string" table:style-name="ce100">
            <text:p>Pedidos de emprego por categoria</text:p>
          </table:table-cell>
          <table:table-cell table:number-columns-repeated="6" table:style-name="ce91"/>
          <table:table-cell table:style-name="ce92"/>
          <table:table-cell table:number-columns-repeated="7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Pedidos de Emprego</text:p>
          </table:table-cell>
          <table:table-cell office:value-type="float" office:value="472851" table:style-name="ce102">
            <text:p>472851</text:p>
          </table:table-cell>
          <table:table-cell office:value-type="float" office:value="515976" table:style-name="ce102">
            <text:p>515976</text:p>
          </table:table-cell>
          <table:table-cell office:value-type="float" office:value="611958" table:style-name="ce102">
            <text:p>611958</text:p>
          </table:table-cell>
          <table:table-cell table:number-columns-repeated="2" table:style-name="ce82"/>
          <table:table-cell office:value-type="string" table:style-name="ce103">
            <text:p>Pedidos de Emprego</text:p>
          </table:table-cell>
          <table:table-cell office:value-type="float" office:value="502643" table:formula="of:=[.B4]+[.K4]+[.L4]" table:style-name="ce104">
            <text:p>502 643<text:s/></text:p>
          </table:table-cell>
          <table:table-cell table:number-columns-repeated="2" table:style-name="ce86"/>
          <table:table-cell office:value-type="float" office:value="11938" table:formula="of:=SUM([.K5:.K8])" table:style-name="ce105">
            <text:p>11 938<text:s/></text:p>
          </table:table-cell>
          <table:table-cell office:value-type="float" office:value="17854" table:formula="of:=SUM([.L5:.L8])" table:style-name="ce105">
            <text:p>17 854<text:s/></text:p>
          </table:table-cell>
          <table:table-cell table:style-name="ce106"/>
          <table:table-cell table:style-name="ce107"/>
          <table:table-cell table:number-columns-repeated="2" table:style-name="ce1"/>
          <table:table-cell table:style-name="ce108"/>
          <table:table-cell table:style-name="ce109"/>
          <table:table-cell table:number-columns-repeated="2" table:style-name="ce110"/>
          <table:table-cell office:value-type="string" table:style-name="ce110">
            <text:p>HOMENS</text:p>
          </table:table-cell>
          <table:table-cell table:number-columns-repeated="2" table:style-name="ce110"/>
          <table:table-cell table:style-name="ce111"/>
          <table:table-cell table:number-columns-repeated="3" table:style-name="ce110"/>
          <table:table-cell office:value-type="string" table:style-name="ce110">
            <text:p>MULHERES</text:p>
          </table:table-cell>
          <table:table-cell table:number-columns-repeated="2" table:style-name="ce110"/>
          <table:table-cell table:style-name="ce111"/>
          <table:table-cell office:value-type="string" table:style-name="ce112">
            <text:p>TOTAL PEDIDOS</text:p>
          </table:table-cell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13">
            <text:p>Desempregados</text:p>
          </table:table-cell>
          <table:table-cell office:value-type="float" office:value="305802" table:style-name="ce114">
            <text:p>305802</text:p>
          </table:table-cell>
          <table:table-cell office:value-type="float" office:value="344264" table:style-name="ce114">
            <text:p>344264</text:p>
          </table:table-cell>
          <table:table-cell office:value-type="float" office:value="432851" table:style-name="ce114">
            <text:p>432851</text:p>
          </table:table-cell>
          <table:table-cell table:number-columns-repeated="2" table:style-name="ce82"/>
          <table:table-cell office:value-type="string" table:style-name="ce103">
            <text:p>Desempregados</text:p>
          </table:table-cell>
          <table:table-cell office:value-type="float" office:value="326251" table:formula="of:=[.B5]+[.K5]+[.L5]" table:style-name="ce104">
            <text:p>326 251<text:s/></text:p>
          </table:table-cell>
          <table:table-cell table:number-columns-repeated="2" table:style-name="ce86"/>
          <table:table-cell office:value-type="float" office:value="6393" table:style-name="ce115">
            <text:p>6 393<text:s/></text:p>
          </table:table-cell>
          <table:table-cell office:value-type="float" office:value="14056" table:style-name="ce115">
            <text:p>14 056<text:s/></text:p>
          </table:table-cell>
          <table:table-cell office:value-type="float" office:value="6393" table:formula="of:=[.M13]+[.M31]" table:style-name="ce116">
            <text:p>6 393<text:s/></text:p>
          </table:table-cell>
          <table:table-cell office:value-type="float" office:value="14056" table:formula="of:=[.N13]+[.N31]" table:style-name="ce116">
            <text:p>14 056<text:s/></text:p>
          </table:table-cell>
          <table:table-cell table:number-columns-repeated="2" table:style-name="ce1"/>
          <table:table-cell office:value-type="float" office:value="326251" table:formula="of:=[.Q13]+[.Q31]" table:style-name="ce117">
            <text:p>326 251<text:s/></text:p>
          </table:table-cell>
          <table:table-cell table:style-name="ce118"/>
          <table:table-cell office:value-type="string" table:style-name="ce119">
            <text:p>1ºEmp</text:p>
          </table:table-cell>
          <table:table-cell office:value-type="string" table:style-name="ce119">
            <text:p>NEmp</text:p>
          </table:table-cell>
          <table:table-cell office:value-type="string" table:style-name="ce120">
            <text:p>Emp</text:p>
          </table:table-cell>
          <table:table-cell office:value-type="string" table:style-name="ce120">
            <text:p>Ocup</text:p>
          </table:table-cell>
          <table:table-cell office:value-type="string" table:style-name="ce120">
            <text:p>Ind</text:p>
          </table:table-cell>
          <table:table-cell office:value-type="string" table:style-name="ce121">
            <text:p>TOTAL</text:p>
          </table:table-cell>
          <table:table-cell table:style-name="ce122"/>
          <table:table-cell office:value-type="string" table:style-name="ce119">
            <text:p>1ºEmp</text:p>
          </table:table-cell>
          <table:table-cell office:value-type="string" table:style-name="ce119">
            <text:p>NEmp</text:p>
          </table:table-cell>
          <table:table-cell office:value-type="string" table:style-name="ce120">
            <text:p>Emp</text:p>
          </table:table-cell>
          <table:table-cell office:value-type="string" table:style-name="ce120">
            <text:p>Ocup</text:p>
          </table:table-cell>
          <table:table-cell office:value-type="string" table:style-name="ce120">
            <text:p>Ind</text:p>
          </table:table-cell>
          <table:table-cell office:value-type="string" table:style-name="ce121">
            <text:p>TOTAL</text:p>
          </table:table-cell>
          <table:table-cell table:style-name="ce123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Ocupados</text:p>
          </table:table-cell>
          <table:table-cell office:value-type="float" office:value="101269" table:style-name="ce102">
            <text:p>101269</text:p>
          </table:table-cell>
          <table:table-cell office:value-type="float" office:value="104164" table:style-name="ce102">
            <text:p>104164</text:p>
          </table:table-cell>
          <table:table-cell office:value-type="float" office:value="114146" table:style-name="ce102">
            <text:p>114146</text:p>
          </table:table-cell>
          <table:table-cell office:value-type="string" table:number-columns-spanned="2" table:number-rows-spanned="1" table:style-name="ce208">
            <text:p>ALERTA!!alerta!!</text:p>
          </table:table-cell>
          <table:covered-table-cell/>
          <table:table-cell office:value-type="string" table:style-name="ce103">
            <text:p>Ocupados</text:p>
          </table:table-cell>
          <table:table-cell office:value-type="float" office:value="108100" table:formula="of:=[.B6]+[.K6]+[.L6]" table:style-name="ce124">
            <text:p>108100</text:p>
          </table:table-cell>
          <table:table-cell office:value-type="string" table:number-columns-spanned="2" table:number-rows-spanned="1" table:style-name="ce208">
            <text:p>ALERTA!!alerta!!</text:p>
          </table:table-cell>
          <table:covered-table-cell/>
          <table:table-cell office:value-type="float" office:value="4059" table:style-name="ce125">
            <text:p>4 059<text:s/></text:p>
          </table:table-cell>
          <table:table-cell office:value-type="float" office:value="2772" table:style-name="ce126">
            <text:p>2 772</text:p>
          </table:table-cell>
          <table:table-cell office:value-type="string" table:number-columns-spanned="2" table:number-rows-spanned="1" table:style-name="ce208">
            <text:p>ALERTA!!alerta!!</text:p>
          </table:table-cell>
          <table:covered-table-cell/>
          <table:table-cell table:number-columns-repeated="2" table:style-name="ce1"/>
          <table:table-cell table:style-name="ce108"/>
          <table:table-cell office:value-type="string" table:style-name="ce127">
            <text:p>Madeira</text:p>
          </table:table-cell>
          <table:table-cell office:value-type="float" office:value="973" table:style-name="ce128">
            <text:p><text:s/>973<text:s/></text:p>
          </table:table-cell>
          <table:table-cell office:value-type="float" office:value="9710" table:style-name="ce128">
            <text:p>9 710<text:s/></text:p>
          </table:table-cell>
          <table:table-cell office:value-type="float" office:value="1147" table:style-name="ce128">
            <text:p>1 147<text:s/></text:p>
          </table:table-cell>
          <table:table-cell office:value-type="float" office:value="1331" table:style-name="ce128">
            <text:p>1 331<text:s/></text:p>
          </table:table-cell>
          <table:table-cell office:value-type="float" office:value="220" table:style-name="ce128">
            <text:p><text:s/>220<text:s/></text:p>
          </table:table-cell>
          <table:table-cell office:value-type="float" office:value="13381" table:formula="of:=SUM([.S6:.W6])" table:style-name="ce129">
            <text:p>13 381<text:s/></text:p>
          </table:table-cell>
          <table:table-cell office:value-type="string" table:style-name="ce130">
            <text:p>Madeira</text:p>
          </table:table-cell>
          <table:table-cell office:value-type="float" office:value="1271" table:style-name="ce128">
            <text:p>1 271<text:s/></text:p>
          </table:table-cell>
          <table:table-cell office:value-type="float" office:value="8339" table:style-name="ce128">
            <text:p>8 339<text:s/></text:p>
          </table:table-cell>
          <table:table-cell office:value-type="float" office:value="1582" table:style-name="ce128">
            <text:p>1 582<text:s/></text:p>
          </table:table-cell>
          <table:table-cell office:value-type="float" office:value="1129" table:style-name="ce128">
            <text:p>1 129<text:s/></text:p>
          </table:table-cell>
          <table:table-cell office:value-type="float" office:value="254" table:style-name="ce128">
            <text:p><text:s/>254<text:s/></text:p>
          </table:table-cell>
          <table:table-cell office:value-type="float" office:value="12575" table:formula="of:=SUM([.Z6:.AD6])" table:style-name="ce131">
            <text:p>12 575<text:s/></text:p>
          </table:table-cell>
          <table:table-cell office:value-type="float" office:value="25956" table:formula="of:=[.X6]+[.AE6]" table:style-name="ce132">
            <text:p>25 956<text:s/></text:p>
          </table:table-cell>
          <table:table-cell table:style-name="ce93"/>
          <table:table-cell table:style-name="ce1"/>
          <table:table-cell table:number-columns-repeated="16350" table:style-name="ce82"/>
        </table:table-row>
        <table:table-row table:style-name="ro15">
          <table:table-cell office:value-type="string" table:style-name="ce101">
            <text:p>Empregados</text:p>
          </table:table-cell>
          <table:table-cell office:value-type="float" office:value="46226" table:style-name="ce102">
            <text:p>46226</text:p>
          </table:table-cell>
          <table:table-cell office:value-type="float" office:value="47699" table:style-name="ce102">
            <text:p>47699</text:p>
          </table:table-cell>
          <table:table-cell office:value-type="float" office:value="46892" table:style-name="ce102">
            <text:p>46892</text:p>
          </table:table-cell>
          <table:table-cell office:value-type="string" table:number-columns-spanned="2" table:number-rows-spanned="1" table:style-name="ce209">
            <text:p>Troca da posição das categorias Ocupados e Empregados menos no q1</text:p>
          </table:table-cell>
          <table:covered-table-cell/>
          <table:table-cell office:value-type="string" table:style-name="ce103">
            <text:p>Empregados</text:p>
          </table:table-cell>
          <table:table-cell office:value-type="float" office:value="47366" table:formula="of:=[.B7]+[.K7]+[.L7]" table:style-name="ce133">
            <text:p>47 366<text:s/></text:p>
          </table:table-cell>
          <table:table-cell office:value-type="string" table:number-columns-spanned="2" table:number-rows-spanned="1" table:style-name="ce209">
            <text:p>Troca da posição das categorias Ocupados e Empregados menos no q1</text:p>
          </table:table-cell>
          <table:covered-table-cell/>
          <table:table-cell office:value-type="float" office:value="651" table:style-name="ce125">
            <text:p><text:s/>651<text:s/></text:p>
          </table:table-cell>
          <table:table-cell office:value-type="float" office:value="489" table:style-name="ce125">
            <text:p><text:s/>489<text:s/></text:p>
          </table:table-cell>
          <table:table-cell office:value-type="string" table:number-columns-spanned="2" table:number-rows-spanned="1" table:style-name="ce210">
            <text:p>Troca da posição das categorias Ocupados e Empregados menos no q1</text:p>
          </table:table-cell>
          <table:covered-table-cell/>
          <table:table-cell table:number-columns-repeated="2" table:style-name="ce1"/>
          <table:table-cell table:style-name="ce108"/>
          <table:table-cell office:value-type="string" table:style-name="ce127">
            <text:p>Açores</text:p>
          </table:table-cell>
          <table:table-cell office:value-type="float" office:value="661" table:style-name="ce134">
            <text:p><text:s/>661<text:s/></text:p>
          </table:table-cell>
          <table:table-cell office:value-type="float" office:value="4580" table:style-name="ce134">
            <text:p>4 580<text:s/></text:p>
          </table:table-cell>
          <table:table-cell office:value-type="float" office:value="381" table:style-name="ce134">
            <text:p><text:s/>381<text:s/></text:p>
          </table:table-cell>
          <table:table-cell office:value-type="float" office:value="3993" table:style-name="ce134">
            <text:p>3 993<text:s/></text:p>
          </table:table-cell>
          <table:table-cell office:value-type="float" office:value="202" table:style-name="ce134">
            <text:p><text:s/>202<text:s/></text:p>
          </table:table-cell>
          <table:table-cell office:value-type="float" office:value="9817" table:formula="of:=SUM([.S7:.W7])" table:style-name="ce131">
            <text:p>9 817<text:s/></text:p>
          </table:table-cell>
          <table:table-cell office:value-type="string" table:style-name="ce135">
            <text:p>Açores</text:p>
          </table:table-cell>
          <table:table-cell office:value-type="float" office:value="825" table:style-name="ce134">
            <text:p><text:s/>825<text:s/></text:p>
          </table:table-cell>
          <table:table-cell office:value-type="float" office:value="3545" table:style-name="ce134">
            <text:p>3 545<text:s/></text:p>
          </table:table-cell>
          <table:table-cell office:value-type="float" office:value="372" table:style-name="ce134">
            <text:p><text:s/>372<text:s/></text:p>
          </table:table-cell>
          <table:table-cell office:value-type="float" office:value="3112" table:style-name="ce134">
            <text:p>3 112<text:s/></text:p>
          </table:table-cell>
          <table:table-cell office:value-type="float" office:value="216" table:style-name="ce134">
            <text:p><text:s/>216<text:s/></text:p>
          </table:table-cell>
          <table:table-cell office:value-type="float" office:value="8070" table:formula="of:=SUM([.Z7:.AD7])" table:style-name="ce131">
            <text:p>8 070<text:s/></text:p>
          </table:table-cell>
          <table:table-cell office:value-type="float" office:value="17887" table:formula="of:=[.X7]+[.AE7]" table:style-name="ce132">
            <text:p>17 887<text:s/></text:p>
          </table:table-cell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Indisponíveis</text:p>
          </table:table-cell>
          <table:table-cell office:value-type="float" office:value="19554" table:style-name="ce102">
            <text:p>19554</text:p>
          </table:table-cell>
          <table:table-cell office:value-type="float" office:value="19849" table:style-name="ce102">
            <text:p>19849</text:p>
          </table:table-cell>
          <table:table-cell office:value-type="float" office:value="18069" table:style-name="ce102">
            <text:p>18069</text:p>
          </table:table-cell>
          <table:table-cell table:number-columns-repeated="2" table:style-name="ce82"/>
          <table:table-cell office:value-type="string" table:style-name="ce103">
            <text:p>Indisponíveis</text:p>
          </table:table-cell>
          <table:table-cell office:value-type="float" office:value="20926" table:formula="of:=[.B8]+[.K8]+[.L8]" table:style-name="ce124">
            <text:p>20926</text:p>
          </table:table-cell>
          <table:table-cell table:number-columns-repeated="2" table:style-name="ce86"/>
          <table:table-cell office:value-type="float" office:value="835" table:style-name="ce125">
            <text:p><text:s/>835<text:s/></text:p>
          </table:table-cell>
          <table:table-cell office:value-type="float" office:value="537" table:style-name="ce125">
            <text:p><text:s/>537<text:s/></text:p>
          </table:table-cell>
          <table:table-cell table:style-name="ce106"/>
          <table:table-cell table:style-name="ce107"/>
          <table:table-cell table:number-columns-repeated="2" table:style-name="ce1"/>
          <table:table-cell table:style-name="ce108"/>
          <table:table-cell office:value-type="string" table:style-name="ce136">
            <text:p>Total</text:p>
          </table:table-cell>
          <table:table-cell office:value-type="float" office:value="661" table:formula="of:=SUM([.S7:.S7])" table:style-name="ce137">
            <text:p><text:s/>661<text:s/></text:p>
          </table:table-cell>
          <table:table-cell office:value-type="float" office:value="4580" table:formula="of:=SUM([.T7:.T7])" table:style-name="ce137">
            <text:p>4 580<text:s/></text:p>
          </table:table-cell>
          <table:table-cell office:value-type="float" office:value="381" table:formula="of:=SUM([.U7:.U7])" table:style-name="ce137">
            <text:p><text:s/>381<text:s/></text:p>
          </table:table-cell>
          <table:table-cell office:value-type="float" office:value="3993" table:formula="of:=SUM([.V7:.V7])" table:style-name="ce137">
            <text:p>3 993<text:s/></text:p>
          </table:table-cell>
          <table:table-cell office:value-type="float" office:value="202" table:formula="of:=SUM([.W7:.W7])" table:style-name="ce137">
            <text:p><text:s/>202<text:s/></text:p>
          </table:table-cell>
          <table:table-cell office:value-type="float" office:value="9817" table:formula="of:=SUM([.S8:.W8])" table:style-name="ce138">
            <text:p>9 817<text:s/></text:p>
          </table:table-cell>
          <table:table-cell office:value-type="string" table:style-name="ce139">
            <text:p>Total</text:p>
          </table:table-cell>
          <table:table-cell office:value-type="float" office:value="825" table:formula="of:=SUM([.Z7:.Z7])" table:style-name="ce137">
            <text:p><text:s/>825<text:s/></text:p>
          </table:table-cell>
          <table:table-cell office:value-type="float" office:value="3545" table:formula="of:=SUM([.AA7:.AA7])" table:style-name="ce137">
            <text:p>3 545<text:s/></text:p>
          </table:table-cell>
          <table:table-cell office:value-type="float" office:value="372" table:formula="of:=SUM([.AB7:.AB7])" table:style-name="ce137">
            <text:p><text:s/>372<text:s/></text:p>
          </table:table-cell>
          <table:table-cell office:value-type="float" office:value="3112" table:formula="of:=SUM([.AC7:.AC7])" table:style-name="ce137">
            <text:p>3 112<text:s/></text:p>
          </table:table-cell>
          <table:table-cell office:value-type="float" office:value="216" table:formula="of:=SUM([.AD7:.AD7])" table:style-name="ce137">
            <text:p><text:s/>216<text:s/></text:p>
          </table:table-cell>
          <table:table-cell office:value-type="float" office:value="8070" table:formula="of:=SUM([.Z8:.AD8])" table:style-name="ce140">
            <text:p>8 070<text:s/></text:p>
          </table:table-cell>
          <table:table-cell office:value-type="float" office:value="17887" table:formula="of:=[.X8]+[.AE8]" table:style-name="ce123">
            <text:p>17 887<text:s/></text:p>
          </table:table-cell>
          <table:table-cell table:style-name="ce93"/>
          <table:table-cell table:style-name="ce1"/>
          <table:table-cell table:number-columns-repeated="16350" table:style-name="ce82"/>
        </table:table-row>
        <table:table-row table:style-name="ro16">
          <table:table-cell table:number-columns-repeated="6" table:style-name="ce82"/>
          <table:table-cell table:style-name="ce85"/>
          <table:table-cell table:style-name="ce82"/>
          <table:table-cell table:number-columns-repeated="2" table:style-name="ce86"/>
          <table:table-cell table:number-columns-repeated="2" table:style-name="ce87"/>
          <table:table-cell table:style-name="ce141"/>
          <table:table-cell table:style-name="ce142"/>
          <table:table-cell table:style-name="ce1"/>
          <table:table-cell table:style-name="ce143"/>
          <table:table-cell table:style-name="ce144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style-name="ce149"/>
          <table:table-cell table:style-name="ce91"/>
          <table:table-cell table:style-name="ce150"/>
          <table:table-cell table:style-name="ce15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2">
            <text:p>Portugal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2" table:style-name="ce82"/>
          <table:table-cell office:value-type="string" table:style-name="ce95">
            <text:p>PORTUGAL</text:p>
          </table:table-cell>
          <table:table-cell office:value-type="string" office:string-value="202203" table:formula="of:=[.B10]" table:style-name="ce96">
            <text:p>202203</text:p>
          </table:table-cell>
          <table:table-cell table:number-columns-repeated="2" table:style-name="ce86"/>
          <table:table-cell office:value-type="string" table:style-name="ce153">
            <text:p><text:s/>AÇORES</text:p>
          </table:table-cell>
          <table:table-cell office:value-type="string" table:style-name="ce153">
            <text:p><text:s/>MADEIRA</text:p>
          </table:table-cell>
          <table:table-cell table:style-name="ce117"/>
          <table:table-cell table:number-columns-repeated="2" table:style-name="ce154"/>
          <table:table-cell table:style-name="ce1"/>
          <table:table-cell table:style-name="ce108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15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5">
            <text:p>Desemprego no Fim</text:p>
          </table:table-cell>
          <table:table-cell office:value-type="float" office:value="305802" table:style-name="ce156">
            <text:p>305802</text:p>
          </table:table-cell>
          <table:table-cell office:value-type="float" office:value="344264" table:style-name="ce156">
            <text:p>344264</text:p>
          </table:table-cell>
          <table:table-cell office:value-type="float" office:value="432851" table:style-name="ce156">
            <text:p>432851</text:p>
          </table:table-cell>
          <table:table-cell table:number-columns-repeated="2" table:style-name="ce82"/>
          <table:table-cell office:value-type="string" table:style-name="ce157">
            <text:p>Desemprego</text:p>
          </table:table-cell>
          <table:table-cell office:value-type="float" office:value="326251" table:formula="of:=[.H13]+[.H31]" table:style-name="ce156">
            <text:p>326251</text:p>
          </table:table-cell>
          <table:table-cell table:number-columns-repeated="2" table:style-name="ce86"/>
          <table:table-cell office:value-type="float" office:value="6393" table:formula="of:=[.K13]+[.K31]" table:style-name="ce158">
            <text:p>6 393<text:s/></text:p>
          </table:table-cell>
          <table:table-cell office:value-type="float" office:value="14056" table:formula="of:=[.L13]+[.L31]" table:style-name="ce158">
            <text:p>14 056<text:s/></text:p>
          </table:table-cell>
          <table:table-cell table:style-name="ce117"/>
          <table:table-cell table:style-name="ce159"/>
          <table:table-cell table:number-columns-repeated="2" table:style-name="ce1"/>
          <table:table-cell table:style-name="ce108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7">
          <table:table-cell table:style-name="ce82"/>
          <table:table-cell table:number-columns-repeated="3" table:style-name="ce160"/>
          <table:table-cell office:value-type="float" office:value="50906" table:formula="of:=SUM([.D15]+[.D33])" table:style-name="ce82">
            <text:p>50906</text:p>
          </table:table-cell>
          <table:table-cell table:style-name="ce82"/>
          <table:table-cell table:style-name="ce85"/>
          <table:table-cell table:style-name="ce160"/>
          <table:table-cell table:number-columns-repeated="2" table:style-name="ce86"/>
          <table:table-cell table:number-columns-repeated="2" table:style-name="ce161"/>
          <table:table-cell table:style-name="ce117"/>
          <table:table-cell table:style-name="ce159"/>
          <table:table-cell table:number-columns-repeated="2" table:style-name="ce1"/>
          <table:table-cell table:style-name="ce108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13">
            <text:p>Homens</text:p>
          </table:table-cell>
          <table:table-cell office:value-type="float" office:value="133554" table:style-name="ce114">
            <text:p>133554</text:p>
          </table:table-cell>
          <table:table-cell office:value-type="float" office:value="151190" table:style-name="ce114">
            <text:p>151190</text:p>
          </table:table-cell>
          <table:table-cell office:value-type="float" office:value="190856" table:style-name="ce114">
            <text:p>190856</text:p>
          </table:table-cell>
          <table:table-cell table:number-columns-repeated="2" table:style-name="ce82"/>
          <table:table-cell office:value-type="string" table:style-name="ce162">
            <text:p>Homens</text:p>
          </table:table-cell>
          <table:table-cell office:value-type="float" office:value="142949" table:formula="of:=[.B13]+[.K13]+[.L13]" table:style-name="ce163">
            <text:p>142949</text:p>
          </table:table-cell>
          <table:table-cell table:number-columns-repeated="2" table:style-name="ce86"/>
          <table:table-cell office:value-type="float" office:value="3153" table:formula="of:=SUM([.K15:.K16])" table:style-name="ce158">
            <text:p>3 153<text:s/></text:p>
          </table:table-cell>
          <table:table-cell office:value-type="float" office:value="6242" table:formula="of:=SUM([.L15:.L16])" table:style-name="ce158">
            <text:p>6 242<text:s/></text:p>
          </table:table-cell>
          <table:table-cell office:value-type="float" office:value="3153" table:formula="of:=[.K13]" table:style-name="ce117">
            <text:p>3 153<text:s/></text:p>
          </table:table-cell>
          <table:table-cell office:value-type="float" office:value="6242" table:formula="of:=[.L13]" table:style-name="ce117">
            <text:p>6 242<text:s/></text:p>
          </table:table-cell>
          <table:table-cell table:number-columns-repeated="2" table:style-name="ce1"/>
          <table:table-cell office:value-type="float" office:value="142949" table:formula="of:=[.H13]" table:style-name="ce117">
            <text:p>142 949<text:s/></text:p>
          </table:table-cell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7">
          <table:table-cell table:style-name="ce160"/>
          <table:table-cell table:number-columns-repeated="3" table:style-name="ce164"/>
          <table:table-cell table:number-columns-repeated="2" table:style-name="ce82"/>
          <table:table-cell table:style-name="ce165"/>
          <table:table-cell table:style-name="ce166"/>
          <table:table-cell table:number-columns-repeated="2" table:style-name="ce86"/>
          <table:table-cell table:number-columns-repeated="2" table:style-name="ce161"/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&lt; 25 anos</text:p>
          </table:table-cell>
          <table:table-cell office:value-type="float" office:value="14559" table:style-name="ce102">
            <text:p>14559</text:p>
          </table:table-cell>
          <table:table-cell office:value-type="float" office:value="16659" table:style-name="ce102">
            <text:p>16659</text:p>
          </table:table-cell>
          <table:table-cell office:value-type="float" office:value="23139" table:style-name="ce102">
            <text:p>23139</text:p>
          </table:table-cell>
          <table:table-cell table:number-columns-repeated="2" table:style-name="ce82"/>
          <table:table-cell office:value-type="string" table:style-name="ce103">
            <text:p>&lt; 25 anos</text:p>
          </table:table-cell>
          <table:table-cell office:value-type="float" office:value="15754" table:formula="of:=[.B15]+[.K15]+[.L15]" table:style-name="ce133">
            <text:p>15 754<text:s/></text:p>
          </table:table-cell>
          <table:table-cell table:number-columns-repeated="2" table:style-name="ce86"/>
          <table:table-cell office:value-type="float" office:value="452" table:style-name="ce167">
            <text:p><text:s/>452<text:s/></text:p>
          </table:table-cell>
          <table:table-cell office:value-type="float" office:value="743" table:style-name="ce167">
            <text:p><text:s/>743<text:s/></text:p>
          </table:table-cell>
          <table:table-cell office:value-type="float" office:value="3153" table:formula="of:=SUM([.K15:.K16])" table:style-name="ce106">
            <text:p>3 153<text:s/></text:p>
          </table:table-cell>
          <table:table-cell office:value-type="float" office:value="6242" table:formula="of:=SUM([.L15:.L16])" table:style-name="ce106">
            <text:p>6 242<text:s/></text:p>
          </table:table-cell>
          <table:table-cell table:number-columns-repeated="2" table:style-name="ce1"/>
          <table:table-cell office:value-type="float" office:value="142949" table:formula="of:=SUM([.H15:.H16])" table:style-name="ce117">
            <text:p>142 949<text:s/></text:p>
          </table:table-cell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&gt;=25 anos</text:p>
          </table:table-cell>
          <table:table-cell office:value-type="float" office:value="118995" table:style-name="ce102">
            <text:p>118995</text:p>
          </table:table-cell>
          <table:table-cell office:value-type="float" office:value="134531" table:style-name="ce102">
            <text:p>134531</text:p>
          </table:table-cell>
          <table:table-cell office:value-type="float" office:value="167717" table:style-name="ce102">
            <text:p>167717</text:p>
          </table:table-cell>
          <table:table-cell table:number-columns-repeated="2" table:style-name="ce82"/>
          <table:table-cell office:value-type="string" table:style-name="ce103">
            <text:p>&gt;=25 anos</text:p>
          </table:table-cell>
          <table:table-cell office:value-type="float" office:value="127195" table:formula="of:=[.B16]+[.K16]+[.L16]" table:style-name="ce124">
            <text:p>127195</text:p>
          </table:table-cell>
          <table:table-cell table:number-columns-repeated="2" table:style-name="ce86"/>
          <table:table-cell office:value-type="float" office:value="2701" table:style-name="ce167">
            <text:p>2 701<text:s/></text:p>
          </table:table-cell>
          <table:table-cell office:value-type="float" office:value="5499" table:style-name="ce167">
            <text:p>5 499<text:s/></text:p>
          </table:table-cell>
          <table:table-cell table:number-columns-repeated="2" table:style-name="ce106"/>
          <table:table-cell table:number-columns-repeated="2" table:style-name="ce1"/>
          <table:table-cell table:style-name="ce117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7">
          <table:table-cell table:style-name="ce160"/>
          <table:table-cell table:number-columns-repeated="3" table:style-name="ce164"/>
          <table:table-cell table:number-columns-repeated="2" table:style-name="ce82"/>
          <table:table-cell table:style-name="ce165"/>
          <table:table-cell table:style-name="ce166"/>
          <table:table-cell table:number-columns-repeated="2" table:style-name="ce86"/>
          <table:table-cell table:number-columns-repeated="2" table:style-name="ce161"/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&lt; 1 ano de inscrição</text:p>
          </table:table-cell>
          <table:table-cell office:value-type="float" office:value="70531" table:style-name="ce102">
            <text:p>70531</text:p>
          </table:table-cell>
          <table:table-cell office:value-type="float" office:value="79704" table:style-name="ce102">
            <text:p>79704</text:p>
          </table:table-cell>
          <table:table-cell office:value-type="float" office:value="118249" table:style-name="ce102">
            <text:p>118249</text:p>
          </table:table-cell>
          <table:table-cell table:number-columns-repeated="2" table:style-name="ce82"/>
          <table:table-cell office:value-type="string" table:style-name="ce103">
            <text:p>&lt; 1 ano de inscrição</text:p>
          </table:table-cell>
          <table:table-cell office:value-type="float" office:value="75056" table:formula="of:=[.B18]+[.K18]+[.L18]" table:style-name="ce124">
            <text:p>75056</text:p>
          </table:table-cell>
          <table:table-cell table:number-columns-repeated="2" table:style-name="ce86"/>
          <table:table-cell office:value-type="float" office:value="1942" table:style-name="ce167">
            <text:p>1 942<text:s/></text:p>
          </table:table-cell>
          <table:table-cell office:value-type="float" office:value="2583" table:style-name="ce167">
            <text:p>2 583<text:s/></text:p>
          </table:table-cell>
          <table:table-cell office:value-type="float" office:value="3153" table:formula="of:=SUM([.K18:.K19])" table:style-name="ce106">
            <text:p>3 153<text:s/></text:p>
          </table:table-cell>
          <table:table-cell office:value-type="float" office:value="6242" table:formula="of:=SUM([.L18:.L19])" table:style-name="ce106">
            <text:p>6 242<text:s/></text:p>
          </table:table-cell>
          <table:table-cell table:number-columns-repeated="2" table:style-name="ce1"/>
          <table:table-cell office:value-type="float" office:value="142949" table:formula="of:=SUM([.H18:.H19])" table:style-name="ce117">
            <text:p>142 949<text:s/></text:p>
          </table:table-cell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&gt;= 1 ano de inscrição</text:p>
          </table:table-cell>
          <table:table-cell office:value-type="float" office:value="63023" table:style-name="ce102">
            <text:p>63023</text:p>
          </table:table-cell>
          <table:table-cell office:value-type="float" office:value="71486" table:style-name="ce102">
            <text:p>71486</text:p>
          </table:table-cell>
          <table:table-cell office:value-type="float" office:value="72607" table:style-name="ce102">
            <text:p>72607</text:p>
          </table:table-cell>
          <table:table-cell table:number-columns-repeated="2" table:style-name="ce82"/>
          <table:table-cell office:value-type="string" table:style-name="ce103">
            <text:p>&gt;= 1 ano de inscrição</text:p>
          </table:table-cell>
          <table:table-cell office:value-type="float" office:value="67893" table:formula="of:=[.B19]+[.K19]+[.L19]" table:style-name="ce168">
            <text:p>67 893<text:s/></text:p>
          </table:table-cell>
          <table:table-cell table:number-columns-repeated="2" table:style-name="ce86"/>
          <table:table-cell office:value-type="float" office:value="1211" table:style-name="ce167">
            <text:p>1 211<text:s/></text:p>
          </table:table-cell>
          <table:table-cell office:value-type="float" office:value="3659" table:style-name="ce167">
            <text:p>3 659<text:s/></text:p>
          </table:table-cell>
          <table:table-cell table:number-columns-repeated="2" table:style-name="ce106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7">
          <table:table-cell table:style-name="ce160"/>
          <table:table-cell table:number-columns-repeated="3" table:style-name="ce164"/>
          <table:table-cell table:number-columns-repeated="2" table:style-name="ce82"/>
          <table:table-cell table:style-name="ce165"/>
          <table:table-cell table:style-name="ce166"/>
          <table:table-cell table:number-columns-repeated="2" table:style-name="ce86"/>
          <table:table-cell table:number-columns-repeated="2" table:style-name="ce161"/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Primeiro Emprego</text:p>
          </table:table-cell>
          <table:table-cell office:value-type="float" office:value="11383" table:style-name="ce102">
            <text:p>11383</text:p>
          </table:table-cell>
          <table:table-cell office:value-type="float" office:value="12686" table:style-name="ce102">
            <text:p>12686</text:p>
          </table:table-cell>
          <table:table-cell office:value-type="float" office:value="13830" table:style-name="ce102">
            <text:p>13830</text:p>
          </table:table-cell>
          <table:table-cell table:number-columns-repeated="2" table:style-name="ce82"/>
          <table:table-cell office:value-type="string" table:style-name="ce103">
            <text:p>Primeiro Emprego</text:p>
          </table:table-cell>
          <table:table-cell office:value-type="float" office:value="12256" table:formula="of:=[.B21]+[.K21]+[.L21]" table:style-name="ce124">
            <text:p>12256</text:p>
          </table:table-cell>
          <table:table-cell table:number-columns-repeated="2" table:style-name="ce86"/>
          <table:table-cell office:value-type="float" office:value="314" table:style-name="ce167">
            <text:p><text:s/>314<text:s/></text:p>
          </table:table-cell>
          <table:table-cell office:value-type="float" office:value="559" table:style-name="ce167">
            <text:p><text:s/>559<text:s/></text:p>
          </table:table-cell>
          <table:table-cell office:value-type="float" office:value="3153" table:formula="of:=SUM([.K21:.K22])" table:style-name="ce106">
            <text:p>3 153<text:s/></text:p>
          </table:table-cell>
          <table:table-cell office:value-type="float" office:value="6242" table:formula="of:=SUM([.L21:.L22])" table:style-name="ce106">
            <text:p>6 242<text:s/></text:p>
          </table:table-cell>
          <table:table-cell table:number-columns-repeated="2" table:style-name="ce1"/>
          <table:table-cell office:value-type="float" office:value="142949" table:formula="of:=SUM([.H21:.H22])" table:style-name="ce117">
            <text:p>142 949<text:s/></text:p>
          </table:table-cell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Novo Emprego</text:p>
          </table:table-cell>
          <table:table-cell office:value-type="float" office:value="122171" table:style-name="ce102">
            <text:p>122171</text:p>
          </table:table-cell>
          <table:table-cell office:value-type="float" office:value="138504" table:style-name="ce102">
            <text:p>138504</text:p>
          </table:table-cell>
          <table:table-cell office:value-type="float" office:value="177026" table:style-name="ce102">
            <text:p>177026</text:p>
          </table:table-cell>
          <table:table-cell table:number-columns-repeated="2" table:style-name="ce82"/>
          <table:table-cell office:value-type="string" table:style-name="ce103">
            <text:p>Novo Emprego</text:p>
          </table:table-cell>
          <table:table-cell office:value-type="float" office:value="130693" table:formula="of:=[.B22]+[.K22]+[.L22]" table:style-name="ce133">
            <text:p>130 693<text:s/></text:p>
          </table:table-cell>
          <table:table-cell table:number-columns-repeated="2" table:style-name="ce86"/>
          <table:table-cell office:value-type="float" office:value="2839" table:style-name="ce167">
            <text:p>2 839<text:s/></text:p>
          </table:table-cell>
          <table:table-cell office:value-type="float" office:value="5683" table:style-name="ce167">
            <text:p>5 683<text:s/></text:p>
          </table:table-cell>
          <table:table-cell table:number-columns-repeated="2" table:style-name="ce106"/>
          <table:table-cell table:number-columns-repeated="2" table:style-name="ce1"/>
          <table:table-cell table:style-name="ce117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7">
          <table:table-cell table:style-name="ce160"/>
          <table:table-cell table:number-columns-repeated="3" table:style-name="ce164"/>
          <table:table-cell table:number-columns-repeated="2" table:style-name="ce82"/>
          <table:table-cell table:style-name="ce165"/>
          <table:table-cell table:style-name="ce166"/>
          <table:table-cell table:number-columns-repeated="2" table:style-name="ce86"/>
          <table:table-cell table:style-name="ce161"/>
          <table:table-cell table:style-name="ce169"/>
          <table:table-cell table:number-columns-repeated="2" table:style-name="ce106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Nenhum Nível de Instrução</text:p>
          </table:table-cell>
          <table:table-cell office:value-type="float" office:value="13491" table:style-name="ce102">
            <text:p>13491</text:p>
          </table:table-cell>
          <table:table-cell office:value-type="float" office:value="14625" table:style-name="ce102">
            <text:p>14625</text:p>
          </table:table-cell>
          <table:table-cell office:value-type="float" office:value="14939" table:style-name="ce102">
            <text:p>14939</text:p>
          </table:table-cell>
          <table:table-cell table:number-columns-repeated="2" table:style-name="ce82"/>
          <table:table-cell office:value-type="string" table:style-name="ce103">
            <text:p>Nenhum Nível de Instrução</text:p>
          </table:table-cell>
          <table:table-cell office:value-type="float" office:value="14172" table:formula="of:=[.B24]+[.K24]+[.L24]" table:style-name="ce124">
            <text:p>14172</text:p>
          </table:table-cell>
          <table:table-cell table:number-columns-repeated="2" table:style-name="ce86"/>
          <table:table-cell office:value-type="float" office:value="353" table:style-name="ce170">
            <text:p><text:s/>353<text:s/></text:p>
          </table:table-cell>
          <table:table-cell office:value-type="float" office:value="328" table:style-name="ce171">
            <text:p>328</text:p>
          </table:table-cell>
          <table:table-cell office:value-type="float" office:value="3153" table:formula="of:=SUM([.K24:.K29])" table:style-name="ce106">
            <text:p>3 153<text:s/></text:p>
          </table:table-cell>
          <table:table-cell office:value-type="float" office:value="6242" table:formula="of:=SUM([.L24:.L29])" table:style-name="ce106">
            <text:p>6 242<text:s/></text:p>
          </table:table-cell>
          <table:table-cell table:number-columns-repeated="2" table:style-name="ce1"/>
          <table:table-cell office:value-type="float" office:value="142949" table:formula="of:=SUM([.H24:.H29])" table:style-name="ce117">
            <text:p>142 949<text:s/></text:p>
          </table:table-cell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Básico - 1º ciclo</text:p>
          </table:table-cell>
          <table:table-cell office:value-type="float" office:value="20242" table:style-name="ce102">
            <text:p>20242</text:p>
          </table:table-cell>
          <table:table-cell office:value-type="float" office:value="23004" table:style-name="ce102">
            <text:p>23004</text:p>
          </table:table-cell>
          <table:table-cell office:value-type="float" office:value="27931" table:style-name="ce102">
            <text:p>27931</text:p>
          </table:table-cell>
          <table:table-cell table:number-columns-repeated="2" table:style-name="ce82"/>
          <table:table-cell office:value-type="string" table:style-name="ce103">
            <text:p>Básico - 1º ciclo</text:p>
          </table:table-cell>
          <table:table-cell office:value-type="float" office:value="22251" table:formula="of:=[.B25]+[.K25]+[.L25]" table:style-name="ce124">
            <text:p>22251</text:p>
          </table:table-cell>
          <table:table-cell table:number-columns-repeated="2" table:style-name="ce86"/>
          <table:table-cell office:value-type="float" office:value="649" table:style-name="ce170">
            <text:p><text:s/>649<text:s/></text:p>
          </table:table-cell>
          <table:table-cell office:value-type="float" office:value="1360" table:style-name="ce171">
            <text:p>1 360</text:p>
          </table:table-cell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Básico - 2º ciclo</text:p>
          </table:table-cell>
          <table:table-cell office:value-type="float" office:value="20129" table:style-name="ce102">
            <text:p>20129</text:p>
          </table:table-cell>
          <table:table-cell office:value-type="float" office:value="23419" table:style-name="ce102">
            <text:p>23419</text:p>
          </table:table-cell>
          <table:table-cell office:value-type="float" office:value="29723" table:style-name="ce102">
            <text:p>29723</text:p>
          </table:table-cell>
          <table:table-cell table:number-columns-repeated="2" table:style-name="ce82"/>
          <table:table-cell office:value-type="string" table:style-name="ce103">
            <text:p>Básico - 2º ciclo</text:p>
          </table:table-cell>
          <table:table-cell office:value-type="float" office:value="22026" table:formula="of:=[.B26]+[.K26]+[.L26]" table:style-name="ce124">
            <text:p>22026</text:p>
          </table:table-cell>
          <table:table-cell table:number-columns-repeated="2" table:style-name="ce86"/>
          <table:table-cell office:value-type="float" office:value="760" table:style-name="ce170">
            <text:p><text:s/>760<text:s/></text:p>
          </table:table-cell>
          <table:table-cell office:value-type="float" office:value="1137" table:style-name="ce171">
            <text:p>1 137</text:p>
          </table:table-cell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172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Básico - 3º ciclo</text:p>
          </table:table-cell>
          <table:table-cell office:value-type="float" office:value="25989" table:style-name="ce102">
            <text:p>25989</text:p>
          </table:table-cell>
          <table:table-cell office:value-type="float" office:value="29732" table:style-name="ce102">
            <text:p>29732</text:p>
          </table:table-cell>
          <table:table-cell office:value-type="float" office:value="40032" table:style-name="ce102">
            <text:p>40032</text:p>
          </table:table-cell>
          <table:table-cell table:number-columns-repeated="2" table:style-name="ce82"/>
          <table:table-cell office:value-type="string" table:style-name="ce103">
            <text:p>Básico - 3º ciclo</text:p>
          </table:table-cell>
          <table:table-cell office:value-type="float" office:value="27797" table:formula="of:=[.B27]+[.K27]+[.L27]" table:style-name="ce124">
            <text:p>27797</text:p>
          </table:table-cell>
          <table:table-cell table:number-columns-repeated="2" table:style-name="ce86"/>
          <table:table-cell office:value-type="float" office:value="705" table:style-name="ce170">
            <text:p><text:s/>705<text:s/></text:p>
          </table:table-cell>
          <table:table-cell office:value-type="float" office:value="1103" table:style-name="ce171">
            <text:p>1 103</text:p>
          </table:table-cell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Secundário</text:p>
          </table:table-cell>
          <table:table-cell office:value-type="float" office:value="38826" table:style-name="ce102">
            <text:p>38826</text:p>
          </table:table-cell>
          <table:table-cell office:value-type="float" office:value="43891" table:style-name="ce102">
            <text:p>43891</text:p>
          </table:table-cell>
          <table:table-cell office:value-type="float" office:value="57869" table:style-name="ce102">
            <text:p>57869</text:p>
          </table:table-cell>
          <table:table-cell table:number-columns-repeated="2" table:style-name="ce82"/>
          <table:table-cell office:value-type="string" table:style-name="ce103">
            <text:p>Secundário</text:p>
          </table:table-cell>
          <table:table-cell office:value-type="float" office:value="41193" table:formula="of:=[.B28]+[.K28]+[.L28]" table:style-name="ce124">
            <text:p>41193</text:p>
          </table:table-cell>
          <table:table-cell table:number-columns-repeated="2" table:style-name="ce86"/>
          <table:table-cell office:value-type="float" office:value="542" table:style-name="ce170">
            <text:p><text:s/>542<text:s/></text:p>
          </table:table-cell>
          <table:table-cell office:value-type="float" office:value="1825" table:style-name="ce171">
            <text:p>1 825</text:p>
          </table:table-cell>
          <table:table-cell table:style-name="ce106"/>
          <table:table-cell table:number-columns-repeated="2" table:style-name="ce154"/>
          <table:table-cell table:style-name="ce1"/>
          <table:table-cell table:style-name="ce117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Superior</text:p>
          </table:table-cell>
          <table:table-cell office:value-type="float" office:value="14877" table:style-name="ce102">
            <text:p>14877</text:p>
          </table:table-cell>
          <table:table-cell office:value-type="float" office:value="16519" table:style-name="ce102">
            <text:p>16519</text:p>
          </table:table-cell>
          <table:table-cell office:value-type="float" office:value="20362" table:style-name="ce102">
            <text:p>20362</text:p>
          </table:table-cell>
          <table:table-cell table:number-columns-repeated="2" table:style-name="ce82"/>
          <table:table-cell office:value-type="string" table:style-name="ce103">
            <text:p>Superior</text:p>
          </table:table-cell>
          <table:table-cell office:value-type="float" office:value="15510" table:formula="of:=[.B29]+[.K29]+[.L29]" table:style-name="ce124">
            <text:p>15510</text:p>
          </table:table-cell>
          <table:table-cell table:number-columns-repeated="2" table:style-name="ce86"/>
          <table:table-cell office:value-type="float" office:value="144" table:style-name="ce170">
            <text:p><text:s/>144<text:s/></text:p>
          </table:table-cell>
          <table:table-cell office:value-type="float" office:value="489" table:style-name="ce171">
            <text:p>489</text:p>
          </table:table-cell>
          <table:table-cell table:number-columns-repeated="2" table:style-name="ce106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1">
          <table:table-cell table:style-name="ce160"/>
          <table:table-cell table:number-columns-repeated="3" table:style-name="ce173"/>
          <table:table-cell table:number-columns-repeated="2" table:style-name="ce82"/>
          <table:table-cell table:style-name="ce174"/>
          <table:table-cell table:style-name="ce175"/>
          <table:table-cell table:number-columns-repeated="2" table:style-name="ce86"/>
          <table:table-cell table:number-columns-repeated="3" table:style-name="ce106"/>
          <table:table-cell table:style-name="ce107"/>
          <table:table-cell table:number-columns-repeated="2" table:style-name="ce1"/>
          <table:table-cell table:style-name="ce89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13">
            <text:p>Mulheres</text:p>
          </table:table-cell>
          <table:table-cell office:value-type="float" office:value="172248" table:style-name="ce114">
            <text:p>172248</text:p>
          </table:table-cell>
          <table:table-cell office:value-type="float" office:value="193074" table:style-name="ce114">
            <text:p>193074</text:p>
          </table:table-cell>
          <table:table-cell office:value-type="float" office:value="241995" table:style-name="ce114">
            <text:p>241995</text:p>
          </table:table-cell>
          <table:table-cell table:number-columns-repeated="2" table:style-name="ce82"/>
          <table:table-cell office:value-type="string" table:style-name="ce162">
            <text:p>Mulheres</text:p>
          </table:table-cell>
          <table:table-cell office:value-type="float" office:value="183302" table:formula="of:=[.B31]+[.K31]+[.L31]" table:style-name="ce163">
            <text:p>183302</text:p>
          </table:table-cell>
          <table:table-cell table:number-columns-repeated="2" table:style-name="ce86"/>
          <table:table-cell office:value-type="float" office:value="3240" table:formula="of:=SUM([.K33:.K34])" table:style-name="ce158">
            <text:p>3 240<text:s/></text:p>
          </table:table-cell>
          <table:table-cell office:value-type="float" office:value="7814" table:formula="of:=SUM([.L33:.L34])" table:style-name="ce158">
            <text:p>7 814<text:s/></text:p>
          </table:table-cell>
          <table:table-cell office:value-type="float" office:value="3240" table:formula="of:=[.K31]" table:style-name="ce117">
            <text:p>3 240<text:s/></text:p>
          </table:table-cell>
          <table:table-cell office:value-type="float" office:value="7814" table:formula="of:=[.L31]" table:style-name="ce117">
            <text:p>7 814<text:s/></text:p>
          </table:table-cell>
          <table:table-cell table:number-columns-repeated="2" table:style-name="ce1"/>
          <table:table-cell office:value-type="float" office:value="183302" table:formula="of:=[.H31]" table:style-name="ce117">
            <text:p>183 302<text:s/></text:p>
          </table:table-cell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7">
          <table:table-cell table:style-name="ce160"/>
          <table:table-cell table:number-columns-repeated="3" table:style-name="ce164"/>
          <table:table-cell table:number-columns-repeated="2" table:style-name="ce82"/>
          <table:table-cell table:style-name="ce165"/>
          <table:table-cell table:style-name="ce166"/>
          <table:table-cell table:number-columns-repeated="2" table:style-name="ce86"/>
          <table:table-cell table:number-columns-repeated="2" table:style-name="ce161"/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&lt; 25 anos</text:p>
          </table:table-cell>
          <table:table-cell office:value-type="float" office:value="17645" table:style-name="ce102">
            <text:p>17645</text:p>
          </table:table-cell>
          <table:table-cell office:value-type="float" office:value="19855" table:style-name="ce102">
            <text:p>19855</text:p>
          </table:table-cell>
          <table:table-cell office:value-type="float" office:value="27767" table:style-name="ce102">
            <text:p>27767</text:p>
          </table:table-cell>
          <table:table-cell table:number-columns-repeated="2" table:style-name="ce82"/>
          <table:table-cell office:value-type="string" table:style-name="ce103">
            <text:p>&lt; 25 anos</text:p>
          </table:table-cell>
          <table:table-cell office:value-type="float" office:value="18894" table:formula="of:=[.B33]+[.K33]+[.L33]" table:style-name="ce124">
            <text:p>18894</text:p>
          </table:table-cell>
          <table:table-cell table:number-columns-repeated="2" table:style-name="ce86"/>
          <table:table-cell office:value-type="float" office:value="415" table:style-name="ce167">
            <text:p><text:s/>415<text:s/></text:p>
          </table:table-cell>
          <table:table-cell office:value-type="float" office:value="834" table:style-name="ce167">
            <text:p><text:s/>834<text:s/></text:p>
          </table:table-cell>
          <table:table-cell office:value-type="float" office:value="3240" table:formula="of:=SUM([.K33:.K34])" table:style-name="ce106">
            <text:p>3 240<text:s/></text:p>
          </table:table-cell>
          <table:table-cell office:value-type="float" office:value="7814" table:formula="of:=SUM([.L33:.L34])" table:style-name="ce106">
            <text:p>7 814<text:s/></text:p>
          </table:table-cell>
          <table:table-cell table:number-columns-repeated="2" table:style-name="ce1"/>
          <table:table-cell office:value-type="float" office:value="183302" table:formula="of:=SUM([.H33:.H34])" table:style-name="ce117">
            <text:p>183 302<text:s/></text:p>
          </table:table-cell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&gt;= 25 anos</text:p>
          </table:table-cell>
          <table:table-cell office:value-type="float" office:value="154603" table:style-name="ce102">
            <text:p>154603</text:p>
          </table:table-cell>
          <table:table-cell office:value-type="float" office:value="173219" table:style-name="ce102">
            <text:p>173219</text:p>
          </table:table-cell>
          <table:table-cell office:value-type="float" office:value="214228" table:style-name="ce102">
            <text:p>214228</text:p>
          </table:table-cell>
          <table:table-cell table:number-columns-repeated="2" table:style-name="ce82"/>
          <table:table-cell office:value-type="string" table:style-name="ce103">
            <text:p>&gt;= 25 anos</text:p>
          </table:table-cell>
          <table:table-cell office:value-type="float" office:value="164408" table:formula="of:=[.B34]+[.K34]+[.L34]" table:style-name="ce124">
            <text:p>164408</text:p>
          </table:table-cell>
          <table:table-cell table:number-columns-repeated="2" table:style-name="ce86"/>
          <table:table-cell office:value-type="float" office:value="2825" table:style-name="ce167">
            <text:p>2 825<text:s/></text:p>
          </table:table-cell>
          <table:table-cell office:value-type="float" office:value="6980" table:style-name="ce167">
            <text:p>6 980<text:s/></text:p>
          </table:table-cell>
          <table:table-cell table:number-columns-repeated="2" table:style-name="ce106"/>
          <table:table-cell table:number-columns-repeated="2" table:style-name="ce1"/>
          <table:table-cell table:style-name="ce117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7">
          <table:table-cell table:style-name="ce160"/>
          <table:table-cell table:number-columns-repeated="3" table:style-name="ce164"/>
          <table:table-cell table:number-columns-repeated="2" table:style-name="ce82"/>
          <table:table-cell table:style-name="ce165"/>
          <table:table-cell table:style-name="ce166"/>
          <table:table-cell table:number-columns-repeated="2" table:style-name="ce86"/>
          <table:table-cell table:number-columns-repeated="2" table:style-name="ce161"/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&lt; 1 ano de inscrição</text:p>
          </table:table-cell>
          <table:table-cell office:value-type="float" office:value="85669" table:style-name="ce102">
            <text:p>85669</text:p>
          </table:table-cell>
          <table:table-cell office:value-type="float" office:value="95537" table:style-name="ce102">
            <text:p>95537</text:p>
          </table:table-cell>
          <table:table-cell office:value-type="float" office:value="143793" table:style-name="ce102">
            <text:p>143793</text:p>
          </table:table-cell>
          <table:table-cell table:number-columns-repeated="2" table:style-name="ce82"/>
          <table:table-cell office:value-type="string" table:style-name="ce103">
            <text:p>&lt; 1 ano de inscrição</text:p>
          </table:table-cell>
          <table:table-cell office:value-type="float" office:value="90837" table:formula="of:=[.B36]+[.K36]+[.L36]" table:style-name="ce124">
            <text:p>90837</text:p>
          </table:table-cell>
          <table:table-cell table:number-columns-repeated="2" table:style-name="ce86"/>
          <table:table-cell office:value-type="float" office:value="2075" table:style-name="ce167">
            <text:p>2 075<text:s/></text:p>
          </table:table-cell>
          <table:table-cell office:value-type="float" office:value="3093" table:style-name="ce167">
            <text:p>3 093<text:s/></text:p>
          </table:table-cell>
          <table:table-cell office:value-type="float" office:value="3240" table:formula="of:=SUM([.K36:.K37])" table:style-name="ce106">
            <text:p>3 240<text:s/></text:p>
          </table:table-cell>
          <table:table-cell office:value-type="float" office:value="7814" table:formula="of:=SUM([.L36:.L37])" table:style-name="ce106">
            <text:p>7 814<text:s/></text:p>
          </table:table-cell>
          <table:table-cell table:number-columns-repeated="2" table:style-name="ce1"/>
          <table:table-cell office:value-type="float" office:value="183302" table:formula="of:=SUM([.H36:.H37])" table:style-name="ce117">
            <text:p>183 302<text:s/></text:p>
          </table:table-cell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&gt;= 1 ano de inscrição</text:p>
          </table:table-cell>
          <table:table-cell office:value-type="float" office:value="86579" table:style-name="ce102">
            <text:p>86579</text:p>
          </table:table-cell>
          <table:table-cell office:value-type="float" office:value="97537" table:style-name="ce102">
            <text:p>97537</text:p>
          </table:table-cell>
          <table:table-cell office:value-type="float" office:value="98202" table:style-name="ce102">
            <text:p>98202</text:p>
          </table:table-cell>
          <table:table-cell table:number-columns-repeated="2" table:style-name="ce82"/>
          <table:table-cell office:value-type="string" table:style-name="ce103">
            <text:p>&gt;= 1 ano de inscrição</text:p>
          </table:table-cell>
          <table:table-cell office:value-type="float" office:value="92465" table:formula="of:=[.B37]+[.K37]+[.L37]" table:style-name="ce168">
            <text:p>92 465<text:s/></text:p>
          </table:table-cell>
          <table:table-cell table:number-columns-repeated="2" table:style-name="ce86"/>
          <table:table-cell office:value-type="float" office:value="1165" table:style-name="ce167">
            <text:p>1 165<text:s/></text:p>
          </table:table-cell>
          <table:table-cell office:value-type="float" office:value="4721" table:style-name="ce167">
            <text:p>4 721<text:s/></text:p>
          </table:table-cell>
          <table:table-cell table:number-columns-repeated="2" table:style-name="ce106"/>
          <table:table-cell table:number-columns-repeated="2" table:style-name="ce1"/>
          <table:table-cell table:style-name="ce117"/>
          <table:table-cell table:style-name="ce145"/>
          <table:table-cell table:style-name="ce146"/>
          <table:table-cell table:style-name="ce147"/>
          <table:table-cell table:number-columns-repeated="2" table:style-name="ce91"/>
          <table:table-cell table:style-name="ce148"/>
          <table:table-cell table:number-columns-repeated="2" table:style-name="ce146"/>
          <table:table-cell table:number-columns-repeated="2" table:style-name="ce91"/>
          <table:table-cell table:style-name="ce148"/>
          <table:table-cell table:number-columns-repeated="2" table:style-name="ce91"/>
          <table:table-cell table:style-name="ce150"/>
          <table:table-cell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7">
          <table:table-cell table:style-name="ce160"/>
          <table:table-cell table:number-columns-repeated="3" table:style-name="ce164"/>
          <table:table-cell table:number-columns-repeated="2" table:style-name="ce82"/>
          <table:table-cell table:style-name="ce165"/>
          <table:table-cell table:style-name="ce166"/>
          <table:table-cell table:number-columns-repeated="2" table:style-name="ce86"/>
          <table:table-cell table:number-columns-repeated="2" table:style-name="ce161"/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Primeiro Emprego</text:p>
          </table:table-cell>
          <table:table-cell office:value-type="float" office:value="17584" table:style-name="ce102">
            <text:p>17584</text:p>
          </table:table-cell>
          <table:table-cell office:value-type="float" office:value="19235" table:style-name="ce102">
            <text:p>19235</text:p>
          </table:table-cell>
          <table:table-cell office:value-type="float" office:value="20597" table:style-name="ce102">
            <text:p>20597</text:p>
          </table:table-cell>
          <table:table-cell table:number-columns-repeated="2" table:style-name="ce82"/>
          <table:table-cell office:value-type="string" table:style-name="ce103">
            <text:p>Primeiro Emprego</text:p>
          </table:table-cell>
          <table:table-cell office:value-type="float" office:value="18701" table:formula="of:=[.B39]+[.K39]+[.L39]" table:style-name="ce124">
            <text:p>18701</text:p>
          </table:table-cell>
          <table:table-cell table:number-columns-repeated="2" table:style-name="ce86"/>
          <table:table-cell office:value-type="float" office:value="490" table:style-name="ce167">
            <text:p><text:s/>490<text:s/></text:p>
          </table:table-cell>
          <table:table-cell office:value-type="float" office:value="627" table:style-name="ce167">
            <text:p><text:s/>627<text:s/></text:p>
          </table:table-cell>
          <table:table-cell office:value-type="float" office:value="3240" table:formula="of:=SUM([.K39:.K40])" table:style-name="ce106">
            <text:p>3 240<text:s/></text:p>
          </table:table-cell>
          <table:table-cell office:value-type="float" office:value="7814" table:formula="of:=SUM([.L39:.L40])" table:style-name="ce106">
            <text:p>7 814<text:s/></text:p>
          </table:table-cell>
          <table:table-cell table:number-columns-repeated="2" table:style-name="ce1"/>
          <table:table-cell office:value-type="float" office:value="183302" table:formula="of:=SUM([.H39:.H40])" table:style-name="ce117">
            <text:p>183 302<text:s/></text:p>
          </table:table-cell>
          <table:table-cell office:value-type="string" table:style-name="ce100">
            <text:p>Ofertas de emprego</text:p>
          </table:table-cell>
          <table:table-cell table:style-name="ce134"/>
          <table:table-cell table:number-columns-repeated="13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Novo Emprego</text:p>
          </table:table-cell>
          <table:table-cell office:value-type="float" office:value="154664" table:style-name="ce102">
            <text:p>154664</text:p>
          </table:table-cell>
          <table:table-cell office:value-type="float" office:value="173839" table:style-name="ce102">
            <text:p>173839</text:p>
          </table:table-cell>
          <table:table-cell office:value-type="float" office:value="221398" table:style-name="ce102">
            <text:p>221398</text:p>
          </table:table-cell>
          <table:table-cell table:number-columns-repeated="2" table:style-name="ce82"/>
          <table:table-cell office:value-type="string" table:style-name="ce103">
            <text:p>Novo Emprego</text:p>
          </table:table-cell>
          <table:table-cell office:value-type="float" office:value="164601" table:formula="of:=[.B40]+[.K40]+[.L40]" table:style-name="ce124">
            <text:p>164601</text:p>
          </table:table-cell>
          <table:table-cell table:number-columns-repeated="2" table:style-name="ce86"/>
          <table:table-cell office:value-type="float" office:value="2750" table:style-name="ce167">
            <text:p>2 750<text:s/></text:p>
          </table:table-cell>
          <table:table-cell office:value-type="float" office:value="7187" table:style-name="ce167">
            <text:p>7 187<text:s/></text:p>
          </table:table-cell>
          <table:table-cell table:number-columns-repeated="2" table:style-name="ce106"/>
          <table:table-cell table:number-columns-repeated="2" table:style-name="ce1"/>
          <table:table-cell table:style-name="ce117"/>
          <table:table-cell office:value-type="string" table:style-name="ce145">
            <text:p>Açores</text:p>
          </table:table-cell>
          <table:table-cell office:value-type="float" office:value="93" table:style-name="ce128">
            <text:p><text:s/>93<text:s/></text:p>
          </table:table-cell>
          <table:table-cell table:number-columns-repeated="13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7">
          <table:table-cell table:style-name="ce160"/>
          <table:table-cell table:number-columns-repeated="3" table:style-name="ce164"/>
          <table:table-cell table:number-columns-repeated="2" table:style-name="ce82"/>
          <table:table-cell table:style-name="ce165"/>
          <table:table-cell table:style-name="ce166"/>
          <table:table-cell table:number-columns-repeated="2" table:style-name="ce86"/>
          <table:table-cell table:style-name="ce161"/>
          <table:table-cell table:style-name="ce169"/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office:value-type="string" table:style-name="ce145">
            <text:p>Madeira</text:p>
          </table:table-cell>
          <table:table-cell office:value-type="float" office:value="280" table:style-name="ce128">
            <text:p><text:s/>280<text:s/></text:p>
          </table:table-cell>
          <table:table-cell table:number-columns-repeated="13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Nenhum Nível de Instrução</text:p>
          </table:table-cell>
          <table:table-cell office:value-type="float" office:value="15645" table:style-name="ce102">
            <text:p>15645</text:p>
          </table:table-cell>
          <table:table-cell office:value-type="float" office:value="16333" table:style-name="ce102">
            <text:p>16333</text:p>
          </table:table-cell>
          <table:table-cell office:value-type="float" office:value="16817" table:style-name="ce102">
            <text:p>16817</text:p>
          </table:table-cell>
          <table:table-cell table:number-columns-repeated="2" table:style-name="ce82"/>
          <table:table-cell office:value-type="string" table:style-name="ce103">
            <text:p>Nenhum Nível de Instrução</text:p>
          </table:table-cell>
          <table:table-cell office:value-type="float" office:value="16095" table:formula="of:=[.B42]+[.K42]+[.L42]" table:style-name="ce124">
            <text:p>16095</text:p>
          </table:table-cell>
          <table:table-cell table:number-columns-repeated="2" table:style-name="ce86"/>
          <table:table-cell office:value-type="float" office:value="199" table:style-name="ce170">
            <text:p><text:s/>199<text:s/></text:p>
          </table:table-cell>
          <table:table-cell office:value-type="float" office:value="251" table:style-name="ce176">
            <text:p>251</text:p>
          </table:table-cell>
          <table:table-cell office:value-type="float" office:value="3240" table:formula="of:=SUM([.K42:.K47])" table:style-name="ce106">
            <text:p>3 240<text:s/></text:p>
          </table:table-cell>
          <table:table-cell office:value-type="float" office:value="7814" table:formula="of:=SUM([.L42:.L47])" table:style-name="ce106">
            <text:p>7 814<text:s/></text:p>
          </table:table-cell>
          <table:table-cell table:number-columns-repeated="2" table:style-name="ce1"/>
          <table:table-cell office:value-type="float" office:value="183302" table:formula="of:=SUM([.H42:.H47])" table:style-name="ce117">
            <text:p>183 302<text:s/></text:p>
          </table:table-cell>
          <table:table-cell office:value-type="string" table:style-name="ce177">
            <text:p>Tot</text:p>
          </table:table-cell>
          <table:table-cell office:value-type="float" office:value="373" table:formula="of:=SUM([.S40:.S41])" table:style-name="ce134">
            <text:p><text:s/>373<text:s/></text:p>
          </table:table-cell>
          <table:table-cell table:number-columns-repeated="13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Básico - 1º ciclo</text:p>
          </table:table-cell>
          <table:table-cell office:value-type="float" office:value="23155" table:style-name="ce102">
            <text:p>23155</text:p>
          </table:table-cell>
          <table:table-cell office:value-type="float" office:value="26001" table:style-name="ce102">
            <text:p>26001</text:p>
          </table:table-cell>
          <table:table-cell office:value-type="float" office:value="31667" table:style-name="ce102">
            <text:p>31667</text:p>
          </table:table-cell>
          <table:table-cell table:number-columns-repeated="2" table:style-name="ce82"/>
          <table:table-cell office:value-type="string" table:style-name="ce103">
            <text:p>Básico - 1º ciclo</text:p>
          </table:table-cell>
          <table:table-cell office:value-type="float" office:value="25043" table:formula="of:=[.B43]+[.K43]+[.L43]" table:style-name="ce124">
            <text:p>25043</text:p>
          </table:table-cell>
          <table:table-cell table:number-columns-repeated="2" table:style-name="ce86"/>
          <table:table-cell office:value-type="float" office:value="470" table:style-name="ce170">
            <text:p><text:s/>470<text:s/></text:p>
          </table:table-cell>
          <table:table-cell office:value-type="float" office:value="1418" table:style-name="ce176">
            <text:p>1 418</text:p>
          </table:table-cell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Básico - 2º ciclo</text:p>
          </table:table-cell>
          <table:table-cell office:value-type="float" office:value="21190" table:style-name="ce102">
            <text:p>21190</text:p>
          </table:table-cell>
          <table:table-cell office:value-type="float" office:value="24281" table:style-name="ce102">
            <text:p>24281</text:p>
          </table:table-cell>
          <table:table-cell office:value-type="float" office:value="31519" table:style-name="ce102">
            <text:p>31519</text:p>
          </table:table-cell>
          <table:table-cell table:number-columns-repeated="2" table:style-name="ce82"/>
          <table:table-cell office:value-type="string" table:style-name="ce103">
            <text:p>Básico - 2º ciclo</text:p>
          </table:table-cell>
          <table:table-cell office:value-type="float" office:value="23157" table:formula="of:=[.B44]+[.K44]+[.L44]" table:style-name="ce124">
            <text:p>23157</text:p>
          </table:table-cell>
          <table:table-cell table:number-columns-repeated="2" table:style-name="ce86"/>
          <table:table-cell office:value-type="float" office:value="774" table:style-name="ce170">
            <text:p><text:s/>774<text:s/></text:p>
          </table:table-cell>
          <table:table-cell office:value-type="float" office:value="1193" table:style-name="ce176">
            <text:p>1 193</text:p>
          </table:table-cell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Básico - 3º ciclo</text:p>
          </table:table-cell>
          <table:table-cell office:value-type="float" office:value="31982" table:style-name="ce102">
            <text:p>31982</text:p>
          </table:table-cell>
          <table:table-cell office:value-type="float" office:value="36319" table:style-name="ce102">
            <text:p>36319</text:p>
          </table:table-cell>
          <table:table-cell office:value-type="float" office:value="48490" table:style-name="ce102">
            <text:p>48490</text:p>
          </table:table-cell>
          <table:table-cell table:number-columns-repeated="2" table:style-name="ce82"/>
          <table:table-cell office:value-type="string" table:style-name="ce103">
            <text:p>Básico - 3º ciclo</text:p>
          </table:table-cell>
          <table:table-cell office:value-type="float" office:value="34152" table:formula="of:=[.B45]+[.K45]+[.L45]" table:style-name="ce124">
            <text:p>34152</text:p>
          </table:table-cell>
          <table:table-cell table:number-columns-repeated="2" table:style-name="ce86"/>
          <table:table-cell office:value-type="float" office:value="859" table:style-name="ce170">
            <text:p><text:s/>859<text:s/></text:p>
          </table:table-cell>
          <table:table-cell office:value-type="float" office:value="1311" table:style-name="ce176">
            <text:p>1 311</text:p>
          </table:table-cell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Secundário</text:p>
          </table:table-cell>
          <table:table-cell office:value-type="float" office:value="53973" table:style-name="ce102">
            <text:p>53973</text:p>
          </table:table-cell>
          <table:table-cell office:value-type="float" office:value="60690" table:style-name="ce102">
            <text:p>60690</text:p>
          </table:table-cell>
          <table:table-cell office:value-type="float" office:value="78076" table:style-name="ce102">
            <text:p>78076</text:p>
          </table:table-cell>
          <table:table-cell table:number-columns-repeated="2" table:style-name="ce82"/>
          <table:table-cell office:value-type="string" table:style-name="ce103">
            <text:p>Secundário</text:p>
          </table:table-cell>
          <table:table-cell office:value-type="float" office:value="57479" table:formula="of:=[.B46]+[.K46]+[.L46]" table:style-name="ce124">
            <text:p>57479</text:p>
          </table:table-cell>
          <table:table-cell table:number-columns-repeated="2" table:style-name="ce86"/>
          <table:table-cell office:value-type="float" office:value="751" table:style-name="ce170">
            <text:p><text:s/>751<text:s/></text:p>
          </table:table-cell>
          <table:table-cell office:value-type="float" office:value="2755" table:style-name="ce176">
            <text:p>2 755</text:p>
          </table:table-cell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Superior</text:p>
          </table:table-cell>
          <table:table-cell office:value-type="float" office:value="26303" table:style-name="ce102">
            <text:p>26303</text:p>
          </table:table-cell>
          <table:table-cell office:value-type="float" office:value="29450" table:style-name="ce102">
            <text:p>29450</text:p>
          </table:table-cell>
          <table:table-cell office:value-type="float" office:value="35426" table:style-name="ce102">
            <text:p>35426</text:p>
          </table:table-cell>
          <table:table-cell table:number-columns-repeated="2" table:style-name="ce82"/>
          <table:table-cell office:value-type="string" table:style-name="ce103">
            <text:p>Superior</text:p>
          </table:table-cell>
          <table:table-cell office:value-type="float" office:value="27376" table:formula="of:=[.B47]+[.K47]+[.L47]" table:style-name="ce124">
            <text:p>27376</text:p>
          </table:table-cell>
          <table:table-cell table:number-columns-repeated="2" table:style-name="ce86"/>
          <table:table-cell office:value-type="float" office:value="187" table:style-name="ce170">
            <text:p><text:s/>187<text:s/></text:p>
          </table:table-cell>
          <table:table-cell office:value-type="float" office:value="886" table:style-name="ce176">
            <text:p>886</text:p>
          </table:table-cell>
          <table:table-cell table:style-name="ce106"/>
          <table:table-cell table:style-name="ce107"/>
          <table:table-cell table:number-columns-repeated="2" table:style-name="ce1"/>
          <table:table-cell table:style-name="ce117"/>
          <table:table-cell table:style-name="ce145"/>
          <table:table-cell table:style-name="ce178"/>
          <table:table-cell table:number-columns-repeated="2" table:style-name="ce179"/>
          <table:table-cell table:number-columns-repeated="11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8">
          <table:table-cell table:number-columns-repeated="6" table:style-name="ce82"/>
          <table:table-cell table:style-name="ce85"/>
          <table:table-cell table:style-name="ce82"/>
          <table:table-cell table:number-columns-repeated="2" table:style-name="ce86"/>
          <table:table-cell table:number-columns-repeated="2" table:style-name="ce87"/>
          <table:table-cell table:number-columns-repeated="2" table:style-name="ce180"/>
          <table:table-cell table:number-columns-repeated="2" table:style-name="ce1"/>
          <table:table-cell table:style-name="ce117"/>
          <table:table-cell table:style-name="ce145"/>
          <table:table-cell table:number-columns-repeated="3" table:style-name="ce179"/>
          <table:table-cell table:number-columns-repeated="11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2">
            <text:p>Portugal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2" table:style-name="ce82"/>
          <table:table-cell office:value-type="string" table:style-name="ce95">
            <text:p>PORTUGAL</text:p>
          </table:table-cell>
          <table:table-cell office:value-type="string" office:string-value="202203" table:formula="of:=[.B49]" table:style-name="ce94">
            <text:p>202203</text:p>
          </table:table-cell>
          <table:table-cell table:number-columns-repeated="2" table:style-name="ce86"/>
          <table:table-cell table:number-columns-repeated="2" table:style-name="ce87"/>
          <table:table-cell table:number-columns-repeated="2" table:style-name="ce181"/>
          <table:table-cell table:number-columns-repeated="2" table:style-name="ce1"/>
          <table:table-cell table:style-name="ce117"/>
          <table:table-cell table:style-name="ce145"/>
          <table:table-cell table:number-columns-repeated="3" table:style-name="ce179"/>
          <table:table-cell table:number-columns-repeated="11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5">
            <text:p>Desemprego no Fim</text:p>
          </table:table-cell>
          <table:table-cell office:value-type="float" office:value="305802" table:style-name="ce156">
            <text:p>305802</text:p>
          </table:table-cell>
          <table:table-cell office:value-type="float" office:value="344264" table:style-name="ce156">
            <text:p>344264</text:p>
          </table:table-cell>
          <table:table-cell office:value-type="float" office:value="432851" table:style-name="ce156">
            <text:p>432851</text:p>
          </table:table-cell>
          <table:table-cell table:number-columns-repeated="2" table:style-name="ce82"/>
          <table:table-cell office:value-type="string" table:style-name="ce95">
            <text:p>Desemprego</text:p>
          </table:table-cell>
          <table:table-cell office:value-type="float" office:value="326251" table:formula="of:=SUM([.H51:.H57])" table:style-name="ce156">
            <text:p>326251</text:p>
          </table:table-cell>
          <table:table-cell table:number-columns-repeated="2" table:style-name="ce86"/>
          <table:table-cell table:number-columns-repeated="2" table:style-name="ce87"/>
          <table:table-cell table:number-columns-repeated="2" table:style-name="ce174"/>
          <table:table-cell table:number-columns-repeated="2" table:style-name="ce1"/>
          <table:table-cell table:style-name="ce117"/>
          <table:table-cell table:style-name="ce145"/>
          <table:table-cell table:style-name="ce179"/>
          <table:table-cell table:style-name="ce92"/>
          <table:table-cell table:style-name="ce179"/>
          <table:table-cell table:number-columns-repeated="11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NORTE</text:p>
          </table:table-cell>
          <table:table-cell office:value-type="float" office:value="122072" table:style-name="ce102">
            <text:p>122072</text:p>
          </table:table-cell>
          <table:table-cell office:value-type="float" office:value="128022" table:style-name="ce102">
            <text:p>128022</text:p>
          </table:table-cell>
          <table:table-cell office:value-type="float" office:value="158483" table:style-name="ce102">
            <text:p>158483</text:p>
          </table:table-cell>
          <table:table-cell table:number-columns-repeated="2" table:style-name="ce82"/>
          <table:table-cell office:value-type="string" table:style-name="ce162">
            <text:p>D.R. NORTE</text:p>
          </table:table-cell>
          <table:table-cell office:value-type="float" office:value="122072" table:formula="of:=[.B51]" table:style-name="ce124">
            <text:p>122072</text:p>
          </table:table-cell>
          <table:table-cell table:number-columns-repeated="2" table:style-name="ce86"/>
          <table:table-cell table:number-columns-repeated="2" table:style-name="ce87"/>
          <table:table-cell table:number-columns-repeated="2" table:style-name="ce174"/>
          <table:table-cell table:number-columns-repeated="2" table:style-name="ce1"/>
          <table:table-cell table:style-name="ce117"/>
          <table:table-cell table:style-name="ce145"/>
          <table:table-cell table:number-columns-repeated="3" table:style-name="ce179"/>
          <table:table-cell table:number-columns-repeated="11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CENTRO</text:p>
          </table:table-cell>
          <table:table-cell office:value-type="float" office:value="41140" table:style-name="ce182">
            <text:p>41140</text:p>
          </table:table-cell>
          <table:table-cell office:value-type="float" office:value="42560" table:style-name="ce182">
            <text:p>42560</text:p>
          </table:table-cell>
          <table:table-cell office:value-type="float" office:value="51154" table:style-name="ce182">
            <text:p>51154</text:p>
          </table:table-cell>
          <table:table-cell table:number-columns-repeated="2" table:style-name="ce82"/>
          <table:table-cell office:value-type="string" table:style-name="ce162">
            <text:p>D.R. CENTRO</text:p>
          </table:table-cell>
          <table:table-cell office:value-type="float" office:value="41140" table:formula="of:=[.B52]" table:style-name="ce124">
            <text:p>41140</text:p>
          </table:table-cell>
          <table:table-cell table:number-columns-repeated="2" table:style-name="ce86"/>
          <table:table-cell table:number-columns-repeated="2" table:style-name="ce87"/>
          <table:table-cell table:number-columns-repeated="2" table:style-name="ce174"/>
          <table:table-cell table:number-columns-repeated="2" table:style-name="ce1"/>
          <table:table-cell table:style-name="ce117"/>
          <table:table-cell table:style-name="ce145"/>
          <table:table-cell table:style-name="ce179"/>
          <table:table-cell table:style-name="ce92"/>
          <table:table-cell table:style-name="ce179"/>
          <table:table-cell table:number-columns-repeated="11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LISBOA e V.T.</text:p>
          </table:table-cell>
          <table:table-cell office:value-type="float" office:value="109451" table:style-name="ce102">
            <text:p>109451</text:p>
          </table:table-cell>
          <table:table-cell office:value-type="float" office:value="114725" table:style-name="ce102">
            <text:p>114725</text:p>
          </table:table-cell>
          <table:table-cell office:value-type="float" office:value="143653" table:style-name="ce102">
            <text:p>143653</text:p>
          </table:table-cell>
          <table:table-cell table:number-columns-repeated="2" table:style-name="ce82"/>
          <table:table-cell office:value-type="string" table:style-name="ce162">
            <text:p>D.R. LISBOA e V.T.</text:p>
          </table:table-cell>
          <table:table-cell office:value-type="float" office:value="109451" table:formula="of:=[.B53]" table:style-name="ce124">
            <text:p>109451</text:p>
          </table:table-cell>
          <table:table-cell table:number-columns-repeated="2" table:style-name="ce86"/>
          <table:table-cell table:number-columns-repeated="2" table:style-name="ce87"/>
          <table:table-cell table:number-columns-repeated="2" table:style-name="ce174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ALENTEJO</text:p>
          </table:table-cell>
          <table:table-cell office:value-type="float" office:value="14550" table:style-name="ce182">
            <text:p>14550</text:p>
          </table:table-cell>
          <table:table-cell office:value-type="float" office:value="14933" table:style-name="ce182">
            <text:p>14933</text:p>
          </table:table-cell>
          <table:table-cell office:value-type="float" office:value="18631" table:style-name="ce182">
            <text:p>18631</text:p>
          </table:table-cell>
          <table:table-cell table:number-columns-repeated="2" table:style-name="ce82"/>
          <table:table-cell office:value-type="string" table:style-name="ce162">
            <text:p>D.R. ALENTEJO</text:p>
          </table:table-cell>
          <table:table-cell office:value-type="float" office:value="14550" table:formula="of:=[.B54]" table:style-name="ce124">
            <text:p>14550</text:p>
          </table:table-cell>
          <table:table-cell table:number-columns-repeated="2" table:style-name="ce86"/>
          <table:table-cell table:number-columns-repeated="2" table:style-name="ce87"/>
          <table:table-cell table:number-columns-repeated="2" table:style-name="ce174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ALGARVE</text:p>
          </table:table-cell>
          <table:table-cell office:value-type="float" office:value="18589" table:style-name="ce102">
            <text:p>18589</text:p>
          </table:table-cell>
          <table:table-cell office:value-type="float" office:value="23148" table:style-name="ce102">
            <text:p>23148</text:p>
          </table:table-cell>
          <table:table-cell office:value-type="float" office:value="33453" table:style-name="ce102">
            <text:p>33453</text:p>
          </table:table-cell>
          <table:table-cell table:number-columns-repeated="2" table:style-name="ce82"/>
          <table:table-cell office:value-type="string" table:style-name="ce162">
            <text:p>D.R. ALGARVE</text:p>
          </table:table-cell>
          <table:table-cell office:value-type="float" office:value="18589" table:formula="of:=[.B55]" table:style-name="ce124">
            <text:p>18589</text:p>
          </table:table-cell>
          <table:table-cell table:number-columns-repeated="2" table:style-name="ce86"/>
          <table:table-cell office:value-type="string" table:style-name="ce87">
            <text:p>Desemprego<text:s/></text:p>
          </table:table-cell>
          <table:table-cell table:style-name="ce87"/>
          <table:table-cell table:number-columns-repeated="2" table:style-name="ce181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A. AÇORES</text:p>
          </table:table-cell>
          <table:table-cell table:style-name="ce182"/>
          <table:table-cell office:value-type="float" office:value="6433" table:style-name="ce182">
            <text:p>6433</text:p>
          </table:table-cell>
          <table:table-cell office:value-type="float" office:value="7049" table:style-name="ce182">
            <text:p>7049</text:p>
          </table:table-cell>
          <table:table-cell table:number-columns-repeated="2" table:style-name="ce82"/>
          <table:table-cell office:value-type="string" table:style-name="ce162">
            <text:p>D.A. AÇORES</text:p>
          </table:table-cell>
          <table:table-cell office:value-type="float" office:value="6393" table:formula="of:=[.L56]" table:style-name="ce124">
            <text:p>6393</text:p>
          </table:table-cell>
          <table:table-cell table:number-columns-repeated="2" table:style-name="ce86"/>
          <table:table-cell office:value-type="string" table:style-name="ce183">
            <text:p>D.A. AÇORES</text:p>
          </table:table-cell>
          <table:table-cell office:value-type="float" office:value="6393" table:formula="of:=[.K5]" table:style-name="ce184">
            <text:p>6 393<text:s/></text:p>
          </table:table-cell>
          <table:table-cell table:number-columns-repeated="2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A. MADEIRA</text:p>
          </table:table-cell>
          <table:table-cell table:style-name="ce102"/>
          <table:table-cell office:value-type="float" office:value="14443" table:style-name="ce102">
            <text:p>14443</text:p>
          </table:table-cell>
          <table:table-cell office:value-type="float" office:value="20428" table:style-name="ce102">
            <text:p>20428</text:p>
          </table:table-cell>
          <table:table-cell table:number-columns-repeated="2" table:style-name="ce82"/>
          <table:table-cell office:value-type="string" table:style-name="ce162">
            <text:p>D.A. MADEIRA</text:p>
          </table:table-cell>
          <table:table-cell office:value-type="float" office:value="14056" table:formula="of:=[.L57]" table:style-name="ce124">
            <text:p>14056</text:p>
          </table:table-cell>
          <table:table-cell table:number-columns-repeated="2" table:style-name="ce86"/>
          <table:table-cell office:value-type="string" table:style-name="ce183">
            <text:p>D.A. MADEIRA</text:p>
          </table:table-cell>
          <table:table-cell office:value-type="float" office:value="14056" table:formula="of:=[.L5]" table:style-name="ce184">
            <text:p>14 056<text:s/></text:p>
          </table:table-cell>
          <table:table-cell table:number-columns-repeated="2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9">
          <table:table-cell table:number-columns-repeated="6" table:style-name="ce82"/>
          <table:table-cell table:style-name="ce85"/>
          <table:table-cell table:style-name="ce82"/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2">
            <text:p>Portugal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2" table:style-name="ce82"/>
          <table:table-cell office:value-type="string" table:style-name="ce95">
            <text:p>PORTUGAL</text:p>
          </table:table-cell>
          <table:table-cell office:value-type="string" office:string-value="202203" table:formula="of:=[.B59]" table:style-name="ce94">
            <text:p>202203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5">
            <text:p>Ofertas no fim</text:p>
          </table:table-cell>
          <table:table-cell office:value-type="float" office:value="19582" table:style-name="ce156">
            <text:p>19582</text:p>
          </table:table-cell>
          <table:table-cell office:value-type="float" office:value="17291" table:style-name="ce156">
            <text:p>17291</text:p>
          </table:table-cell>
          <table:table-cell office:value-type="float" office:value="14371" table:style-name="ce156">
            <text:p>14371</text:p>
          </table:table-cell>
          <table:table-cell table:number-columns-repeated="2" table:style-name="ce82"/>
          <table:table-cell office:value-type="string" table:style-name="ce185">
            <text:p>Ofertas no fim</text:p>
          </table:table-cell>
          <table:table-cell office:value-type="float" office:value="20175" table:formula="of:=SUM([.H61:.H67])" table:style-name="ce156">
            <text:p>20175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NORTE</text:p>
          </table:table-cell>
          <table:table-cell office:value-type="float" office:value="4329" table:style-name="ce102">
            <text:p>4329</text:p>
          </table:table-cell>
          <table:table-cell office:value-type="float" office:value="3146" table:style-name="ce102">
            <text:p>3146</text:p>
          </table:table-cell>
          <table:table-cell office:value-type="float" office:value="3220" table:style-name="ce102">
            <text:p>3220</text:p>
          </table:table-cell>
          <table:table-cell table:number-columns-repeated="2" table:style-name="ce82"/>
          <table:table-cell office:value-type="string" table:style-name="ce162">
            <text:p>D.R. NORTE</text:p>
          </table:table-cell>
          <table:table-cell office:value-type="float" office:value="4329" table:formula="of:=[.B61]" table:style-name="ce124">
            <text:p>4329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CENTRO</text:p>
          </table:table-cell>
          <table:table-cell office:value-type="float" office:value="4363" table:style-name="ce182">
            <text:p>4363</text:p>
          </table:table-cell>
          <table:table-cell office:value-type="float" office:value="3957" table:style-name="ce182">
            <text:p>3957</text:p>
          </table:table-cell>
          <table:table-cell office:value-type="float" office:value="3960" table:style-name="ce182">
            <text:p>3960</text:p>
          </table:table-cell>
          <table:table-cell table:number-columns-repeated="2" table:style-name="ce82"/>
          <table:table-cell office:value-type="string" table:style-name="ce162">
            <text:p>D.R. CENTRO</text:p>
          </table:table-cell>
          <table:table-cell office:value-type="float" office:value="4363" table:formula="of:=[.B62]" table:style-name="ce124">
            <text:p>4363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LISBOA e V.T.</text:p>
          </table:table-cell>
          <table:table-cell office:value-type="float" office:value="7300" table:style-name="ce102">
            <text:p>7300</text:p>
          </table:table-cell>
          <table:table-cell office:value-type="float" office:value="6522" table:style-name="ce102">
            <text:p>6522</text:p>
          </table:table-cell>
          <table:table-cell office:value-type="float" office:value="4649" table:style-name="ce102">
            <text:p>4649</text:p>
          </table:table-cell>
          <table:table-cell table:number-columns-repeated="2" table:style-name="ce82"/>
          <table:table-cell office:value-type="string" table:style-name="ce162">
            <text:p>D.R. LISBOA e V.T.</text:p>
          </table:table-cell>
          <table:table-cell office:value-type="float" office:value="7300" table:formula="of:=[.B63]" table:style-name="ce124">
            <text:p>7300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ALENTEJO</text:p>
          </table:table-cell>
          <table:table-cell office:value-type="float" office:value="1923" table:style-name="ce182">
            <text:p>1923</text:p>
          </table:table-cell>
          <table:table-cell office:value-type="float" office:value="1867" table:style-name="ce182">
            <text:p>1867</text:p>
          </table:table-cell>
          <table:table-cell office:value-type="float" office:value="1819" table:style-name="ce182">
            <text:p>1819</text:p>
          </table:table-cell>
          <table:table-cell table:number-columns-repeated="2" table:style-name="ce82"/>
          <table:table-cell office:value-type="string" table:style-name="ce162">
            <text:p>D.R. ALENTEJO</text:p>
          </table:table-cell>
          <table:table-cell office:value-type="float" office:value="1923" table:formula="of:=[.B64]" table:style-name="ce124">
            <text:p>1923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ALGARVE</text:p>
          </table:table-cell>
          <table:table-cell office:value-type="float" office:value="1667" table:style-name="ce102">
            <text:p>1667</text:p>
          </table:table-cell>
          <table:table-cell office:value-type="float" office:value="1276" table:style-name="ce102">
            <text:p>1276</text:p>
          </table:table-cell>
          <table:table-cell office:value-type="float" office:value="397" table:style-name="ce102">
            <text:p>397</text:p>
          </table:table-cell>
          <table:table-cell table:number-columns-repeated="2" table:style-name="ce82"/>
          <table:table-cell office:value-type="string" table:style-name="ce162">
            <text:p>D.R. ALGARVE</text:p>
          </table:table-cell>
          <table:table-cell office:value-type="float" office:value="1667" table:formula="of:=[.B65]" table:style-name="ce124">
            <text:p>1667</text:p>
          </table:table-cell>
          <table:table-cell table:number-columns-repeated="2" table:style-name="ce86"/>
          <table:table-cell office:value-type="string" table:style-name="ce186">
            <text:p>Ofertas no Fim</text:p>
          </table:table-cell>
          <table:table-cell table:style-name="ce186"/>
          <table:table-cell table:number-columns-repeated="2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A. AÇORES</text:p>
          </table:table-cell>
          <table:table-cell table:style-name="ce182"/>
          <table:table-cell office:value-type="float" office:value="52" table:style-name="ce182">
            <text:p>52</text:p>
          </table:table-cell>
          <table:table-cell office:value-type="float" office:value="32" table:style-name="ce182">
            <text:p>32</text:p>
          </table:table-cell>
          <table:table-cell table:number-columns-repeated="2" table:style-name="ce82"/>
          <table:table-cell office:value-type="string" table:style-name="ce162">
            <text:p>D.A. AÇORES</text:p>
          </table:table-cell>
          <table:table-cell office:value-type="float" office:value="33" table:formula="of:=[.L66]" table:style-name="ce124">
            <text:p>33</text:p>
          </table:table-cell>
          <table:table-cell table:number-columns-repeated="2" table:style-name="ce86"/>
          <table:table-cell office:value-type="string" table:style-name="ce187">
            <text:p>D.A. AÇORES</text:p>
          </table:table-cell>
          <table:table-cell office:value-type="float" office:value="33" table:style-name="ce125">
            <text:p><text:s/>33<text:s/></text:p>
          </table:table-cell>
          <table:table-cell table:number-columns-repeated="2" table:style-name="ce87"/>
          <table:table-cell table:number-columns-repeated="2" table:style-name="ce1"/>
          <table:table-cell table:style-name="ce89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A. MADEIRA</text:p>
          </table:table-cell>
          <table:table-cell table:style-name="ce102"/>
          <table:table-cell office:value-type="float" office:value="471" table:style-name="ce102">
            <text:p>471</text:p>
          </table:table-cell>
          <table:table-cell office:value-type="float" office:value="294" table:style-name="ce102">
            <text:p>294</text:p>
          </table:table-cell>
          <table:table-cell table:number-columns-repeated="2" table:style-name="ce82"/>
          <table:table-cell office:value-type="string" table:style-name="ce162">
            <text:p>D.A. MADEIRA</text:p>
          </table:table-cell>
          <table:table-cell office:value-type="float" office:value="560" table:formula="of:=[.L67]" table:style-name="ce124">
            <text:p>560</text:p>
          </table:table-cell>
          <table:table-cell table:number-columns-repeated="2" table:style-name="ce86"/>
          <table:table-cell office:value-type="string" table:style-name="ce187">
            <text:p>D.A. MADEIRA</text:p>
          </table:table-cell>
          <table:table-cell office:value-type="float" office:value="560" table:style-name="ce125">
            <text:p><text:s/>560<text:s/></text:p>
          </table:table-cell>
          <table:table-cell table:number-columns-repeated="2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20">
          <table:table-cell table:number-columns-repeated="6" table:style-name="ce82"/>
          <table:table-cell table:style-name="ce188"/>
          <table:table-cell table:style-name="ce82"/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145"/>
          <table:table-cell table:number-columns-repeated="14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2">
            <text:p>Portugal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2" table:style-name="ce82"/>
          <table:table-cell office:value-type="string" table:style-name="ce95">
            <text:p>PORTUGAL</text:p>
          </table:table-cell>
          <table:table-cell office:value-type="string" office:string-value="202203" table:formula="of:=[.B69]" table:style-name="ce94">
            <text:p>202203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89"/>
          <table:table-cell office:value-type="string" table:style-name="ce189">
            <text:p>REGIÕES AUTÓNOMAS</text:p>
          </table:table-cell>
          <table:table-cell table:style-name="ce190"/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21">
          <table:table-cell office:value-type="string" table:style-name="ce113">
            <text:p>Pedidos de Emprego</text:p>
          </table:table-cell>
          <table:table-cell office:value-type="float" office:value="43697" table:style-name="ce156">
            <text:p>43697</text:p>
          </table:table-cell>
          <table:table-cell office:value-type="float" office:value="40278" table:style-name="ce156">
            <text:p>40278</text:p>
          </table:table-cell>
          <table:table-cell office:value-type="float" office:value="46807" table:style-name="ce156">
            <text:p>46807</text:p>
          </table:table-cell>
          <table:table-cell table:number-columns-repeated="2" table:style-name="ce82"/>
          <table:table-cell office:value-type="string" table:style-name="ce192">
            <text:p>Total Pedidos Longo</text:p>
          </table:table-cell>
          <table:table-cell office:value-type="float" office:value="45594" table:formula="of:=[.B70]+[.L73]+[.L74]" table:style-name="ce193">
            <text:p>45 594<text:s/>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89"/>
          <table:table-cell table:style-name="ce189"/>
          <table:table-cell table:style-name="ce190"/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5">
            <text:p>Desemprego ao Longo</text:p>
          </table:table-cell>
          <table:table-cell office:value-type="float" office:value="40026" table:style-name="ce156">
            <text:p>40026</text:p>
          </table:table-cell>
          <table:table-cell office:value-type="float" office:value="36802" table:style-name="ce156">
            <text:p>36802</text:p>
          </table:table-cell>
          <table:table-cell office:value-type="float" office:value="43114" table:style-name="ce156">
            <text:p>43114</text:p>
          </table:table-cell>
          <table:table-cell table:number-columns-repeated="2" table:style-name="ce82"/>
          <table:table-cell office:value-type="string" table:style-name="ce185">
            <text:p>Desempregados <text:s/>Longo</text:p>
          </table:table-cell>
          <table:table-cell office:value-type="float" office:value="41869" table:formula="of:=SUM([.H72:.H78])" table:style-name="ce156">
            <text:p>41869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89"/>
          <table:table-cell office:value-type="string" table:style-name="ce189">
            <text:p>Pedidos emprego ao longo</text:p>
          </table:table-cell>
          <table:table-cell table:style-name="ce190"/>
          <table:table-cell table:style-name="ce194"/>
          <table:table-cell table:number-columns-repeated="2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NORTE</text:p>
          </table:table-cell>
          <table:table-cell office:value-type="float" office:value="14688" table:style-name="ce102">
            <text:p>14688</text:p>
          </table:table-cell>
          <table:table-cell office:value-type="float" office:value="12654" table:style-name="ce102">
            <text:p>12654</text:p>
          </table:table-cell>
          <table:table-cell office:value-type="float" office:value="14626" table:style-name="ce102">
            <text:p>14626</text:p>
          </table:table-cell>
          <table:table-cell table:number-columns-repeated="2" table:style-name="ce82"/>
          <table:table-cell office:value-type="string" table:style-name="ce162">
            <text:p>D.R. NORTE</text:p>
          </table:table-cell>
          <table:table-cell office:value-type="float" office:value="14688" table:formula="of:=[.B72]" table:style-name="ce124">
            <text:p>14688</text:p>
          </table:table-cell>
          <table:table-cell table:number-columns-repeated="2" table:style-name="ce86"/>
          <table:table-cell office:value-type="string" table:style-name="ce195">
            <text:p>Total Pedidos Longo<text:s/></text:p>
          </table:table-cell>
          <table:table-cell table:style-name="ce195"/>
          <table:table-cell table:number-columns-repeated="2" table:style-name="ce87"/>
          <table:table-cell table:number-columns-repeated="2" table:style-name="ce1"/>
          <table:table-cell table:style-name="ce89"/>
          <table:table-cell table:style-name="ce189"/>
          <table:table-cell office:value-type="string" table:style-name="ce190">
            <text:p>1ºEmp</text:p>
          </table:table-cell>
          <table:table-cell office:value-type="string" table:style-name="ce196">
            <text:p>Novo Emp</text:p>
          </table:table-cell>
          <table:table-cell office:value-type="string" table:style-name="ce196">
            <text:p>Emp</text:p>
          </table:table-cell>
          <table:table-cell office:value-type="string" table:style-name="ce191">
            <text:p>Total</text:p>
          </table:table-cell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CENTRO</text:p>
          </table:table-cell>
          <table:table-cell office:value-type="float" office:value="6406" table:style-name="ce182">
            <text:p>6406</text:p>
          </table:table-cell>
          <table:table-cell office:value-type="float" office:value="5798" table:style-name="ce182">
            <text:p>5798</text:p>
          </table:table-cell>
          <table:table-cell office:value-type="float" office:value="6047" table:style-name="ce182">
            <text:p>6047</text:p>
          </table:table-cell>
          <table:table-cell table:number-columns-repeated="2" table:style-name="ce82"/>
          <table:table-cell office:value-type="string" table:style-name="ce162">
            <text:p>D.R. CENTRO</text:p>
          </table:table-cell>
          <table:table-cell office:value-type="float" office:value="6406" table:formula="of:=[.B73]" table:style-name="ce124">
            <text:p>6406</text:p>
          </table:table-cell>
          <table:table-cell table:number-columns-repeated="2" table:style-name="ce86"/>
          <table:table-cell office:value-type="string" table:style-name="ce187">
            <text:p>D.A. AÇORES</text:p>
          </table:table-cell>
          <table:table-cell office:value-type="float" office:value="977" table:style-name="ce125">
            <text:p><text:s/>977<text:s/></text:p>
          </table:table-cell>
          <table:table-cell table:number-columns-repeated="2" table:style-name="ce87"/>
          <table:table-cell table:number-columns-repeated="2" table:style-name="ce1"/>
          <table:table-cell table:style-name="ce89"/>
          <table:table-cell office:value-type="string" table:style-name="ce189">
            <text:p>Açores</text:p>
          </table:table-cell>
          <table:table-cell office:value-type="float" office:value="124" table:style-name="ce190">
            <text:p><text:s/>124<text:s/></text:p>
          </table:table-cell>
          <table:table-cell office:value-type="float" office:value="802" table:style-name="ce197">
            <text:p><text:s/>802<text:s/></text:p>
          </table:table-cell>
          <table:table-cell office:value-type="float" office:value="14" table:style-name="ce197">
            <text:p><text:s/>14<text:s/></text:p>
          </table:table-cell>
          <table:table-cell office:value-type="float" office:value="940" table:formula="of:=SUM([.S73:.U73])" table:style-name="ce191">
            <text:p><text:s/>940<text:s/></text:p>
          </table:table-cell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LISBOA e V.T.</text:p>
          </table:table-cell>
          <table:table-cell office:value-type="float" office:value="14774" table:style-name="ce102">
            <text:p>14774</text:p>
          </table:table-cell>
          <table:table-cell office:value-type="float" office:value="12942" table:style-name="ce102">
            <text:p>12942</text:p>
          </table:table-cell>
          <table:table-cell office:value-type="float" office:value="15934" table:style-name="ce102">
            <text:p>15934</text:p>
          </table:table-cell>
          <table:table-cell table:number-columns-repeated="2" table:style-name="ce82"/>
          <table:table-cell office:value-type="string" table:style-name="ce162">
            <text:p>D.R. LISBOA e V.T.</text:p>
          </table:table-cell>
          <table:table-cell office:value-type="float" office:value="14774" table:formula="of:=[.B74]" table:style-name="ce124">
            <text:p>14774</text:p>
          </table:table-cell>
          <table:table-cell table:number-columns-repeated="2" table:style-name="ce86"/>
          <table:table-cell office:value-type="string" table:style-name="ce187">
            <text:p>D.A. MADEIRA</text:p>
          </table:table-cell>
          <table:table-cell office:value-type="float" office:value="920" table:style-name="ce198">
            <text:p><text:s/>920<text:s/></text:p>
          </table:table-cell>
          <table:table-cell table:number-columns-repeated="2" table:style-name="ce188"/>
          <table:table-cell table:number-columns-repeated="2" table:style-name="ce1"/>
          <table:table-cell table:style-name="ce89"/>
          <table:table-cell office:value-type="string" table:style-name="ce189">
            <text:p>Madeira</text:p>
          </table:table-cell>
          <table:table-cell office:value-type="float" office:value="95" table:style-name="ce190">
            <text:p><text:s/>95<text:s/></text:p>
          </table:table-cell>
          <table:table-cell office:value-type="float" office:value="898" table:style-name="ce197">
            <text:p><text:s/>898<text:s/></text:p>
          </table:table-cell>
          <table:table-cell office:value-type="float" office:value="48" table:style-name="ce197">
            <text:p><text:s/>48<text:s/></text:p>
          </table:table-cell>
          <table:table-cell office:value-type="float" office:value="1041" table:formula="of:=SUM([.S74:.U74])" table:style-name="ce191">
            <text:p>1 041<text:s/></text:p>
          </table:table-cell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ALENTEJO</text:p>
          </table:table-cell>
          <table:table-cell office:value-type="float" office:value="2212" table:style-name="ce182">
            <text:p>2212</text:p>
          </table:table-cell>
          <table:table-cell office:value-type="float" office:value="1773" table:style-name="ce182">
            <text:p>1773</text:p>
          </table:table-cell>
          <table:table-cell office:value-type="float" office:value="2258" table:style-name="ce182">
            <text:p>2258</text:p>
          </table:table-cell>
          <table:table-cell table:number-columns-repeated="2" table:style-name="ce82"/>
          <table:table-cell office:value-type="string" table:style-name="ce162">
            <text:p>D.R. ALENTEJO</text:p>
          </table:table-cell>
          <table:table-cell office:value-type="float" office:value="2212" table:formula="of:=[.B75]" table:style-name="ce124">
            <text:p>2212</text:p>
          </table:table-cell>
          <table:table-cell table:number-columns-repeated="2" table:style-name="ce86"/>
          <table:table-cell table:number-columns-repeated="6" table:style-name="ce1"/>
          <table:table-cell table:style-name="ce89"/>
          <table:table-cell office:value-type="string" table:style-name="ce189">
            <text:p>Tot</text:p>
          </table:table-cell>
          <table:table-cell office:value-type="float" office:value="219" table:formula="of:=SUM([.S73:.S74])" table:style-name="ce190">
            <text:p><text:s/>219<text:s/></text:p>
          </table:table-cell>
          <table:table-cell office:value-type="float" office:value="1700" table:formula="of:=SUM([.T73:.T74])" table:style-name="ce190">
            <text:p>1 700<text:s/></text:p>
          </table:table-cell>
          <table:table-cell office:value-type="float" office:value="62" table:formula="of:=SUM([.U73:.U74])" table:style-name="ce190">
            <text:p><text:s/>62<text:s/></text:p>
          </table:table-cell>
          <table:table-cell office:value-type="float" office:value="1981" table:formula="of:=SUM([.S75:.U75])" table:style-name="ce191">
            <text:p>1 981<text:s/></text:p>
          </table:table-cell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ALGARVE</text:p>
          </table:table-cell>
          <table:table-cell office:value-type="float" office:value="1946" table:style-name="ce102">
            <text:p>1946</text:p>
          </table:table-cell>
          <table:table-cell office:value-type="float" office:value="1811" table:style-name="ce102">
            <text:p>1811</text:p>
          </table:table-cell>
          <table:table-cell office:value-type="float" office:value="2152" table:style-name="ce102">
            <text:p>2152</text:p>
          </table:table-cell>
          <table:table-cell table:number-columns-repeated="2" table:style-name="ce82"/>
          <table:table-cell office:value-type="string" table:style-name="ce162">
            <text:p>D.R. ALGARVE</text:p>
          </table:table-cell>
          <table:table-cell office:value-type="float" office:value="1946" table:formula="of:=[.B76]" table:style-name="ce124">
            <text:p>1946</text:p>
          </table:table-cell>
          <table:table-cell table:number-columns-repeated="2" table:style-name="ce86"/>
          <table:table-cell office:value-type="string" table:style-name="ce199">
            <text:p>Total Desemprego Longo</text:p>
          </table:table-cell>
          <table:table-cell table:number-columns-repeated="5" table:style-name="ce1"/>
          <table:table-cell table:style-name="ce89"/>
          <table:table-cell table:style-name="ce189"/>
          <table:table-cell table:style-name="ce190"/>
          <table:table-cell office:value-type="float" office:value="926" table:formula="of:=SUM([.S73:.T73])" table:style-name="ce200">
            <text:p><text:s/>926<text:s/></text:p>
          </table:table-cell>
          <table:table-cell table:number-columns-repeated="2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A. AÇORES</text:p>
          </table:table-cell>
          <table:table-cell table:style-name="ce182"/>
          <table:table-cell office:value-type="float" office:value="882" table:style-name="ce182">
            <text:p>882</text:p>
          </table:table-cell>
          <table:table-cell office:value-type="float" office:value="1018" table:style-name="ce182">
            <text:p>1018</text:p>
          </table:table-cell>
          <table:table-cell table:number-columns-repeated="2" table:style-name="ce82"/>
          <table:table-cell office:value-type="string" table:style-name="ce162">
            <text:p>D.A. AÇORES</text:p>
          </table:table-cell>
          <table:table-cell office:value-type="float" office:value="964" table:formula="of:=[.L77]" table:style-name="ce124">
            <text:p>964</text:p>
          </table:table-cell>
          <table:table-cell table:number-columns-repeated="2" table:style-name="ce86"/>
          <table:table-cell office:value-type="string" table:style-name="ce183">
            <text:p>D.A. AÇORES</text:p>
          </table:table-cell>
          <table:table-cell office:value-type="float" office:value="964" table:formula="of:=161+803" table:style-name="ce125">
            <text:p><text:s/>964<text:s/></text:p>
          </table:table-cell>
          <table:table-cell table:style-name="ce87"/>
          <table:table-cell table:style-name="ce1"/>
          <table:table-cell table:style-name="ce82"/>
          <table:table-cell table:style-name="ce1"/>
          <table:table-cell table:style-name="ce89"/>
          <table:table-cell table:style-name="ce189"/>
          <table:table-cell table:style-name="ce190"/>
          <table:table-cell office:value-type="float" office:value="993" table:formula="of:=SUM([.S74:.T74])" table:style-name="ce200">
            <text:p><text:s/>993<text:s/></text:p>
          </table:table-cell>
          <table:table-cell table:number-columns-repeated="2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A. MADEIRA</text:p>
          </table:table-cell>
          <table:table-cell table:style-name="ce102"/>
          <table:table-cell office:value-type="float" office:value="942" table:style-name="ce102">
            <text:p>942</text:p>
          </table:table-cell>
          <table:table-cell office:value-type="float" office:value="1079" table:style-name="ce102">
            <text:p>1079</text:p>
          </table:table-cell>
          <table:table-cell table:number-columns-repeated="2" table:style-name="ce82"/>
          <table:table-cell office:value-type="string" table:style-name="ce162">
            <text:p>D.A. MADEIRA</text:p>
          </table:table-cell>
          <table:table-cell office:value-type="float" office:value="879" table:formula="of:=[.L78]" table:style-name="ce124">
            <text:p>879</text:p>
          </table:table-cell>
          <table:table-cell table:number-columns-repeated="2" table:style-name="ce86"/>
          <table:table-cell office:value-type="string" table:style-name="ce187">
            <text:p>D.A. MADEIRA</text:p>
          </table:table-cell>
          <table:table-cell office:value-type="float" office:value="879" table:formula="of:=91+788" table:style-name="ce198">
            <text:p><text:s/>879<text:s/></text:p>
          </table:table-cell>
          <table:table-cell table:style-name="ce87"/>
          <table:table-cell table:style-name="ce1"/>
          <table:table-cell table:style-name="ce82"/>
          <table:table-cell table:style-name="ce1"/>
          <table:table-cell table:style-name="ce89"/>
          <table:table-cell table:style-name="ce189"/>
          <table:table-cell table:style-name="ce190"/>
          <table:table-cell office:value-type="float" office:value="1919" table:formula="of:=SUM([.T76:.T77])" table:style-name="ce201">
            <text:p>1 919<text:s/></text:p>
          </table:table-cell>
          <table:table-cell table:number-columns-repeated="2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22">
          <table:table-cell table:number-columns-repeated="6" table:style-name="ce82"/>
          <table:table-cell table:style-name="ce85"/>
          <table:table-cell table:style-name="ce82"/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202"/>
          <table:table-cell table:number-columns-repeated="4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2">
            <text:p>Portugal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2" table:style-name="ce82"/>
          <table:table-cell office:value-type="string" table:style-name="ce95">
            <text:p>PORTUGAL</text:p>
          </table:table-cell>
          <table:table-cell office:value-type="string" office:string-value="202203" table:formula="of:=[.B80]" table:style-name="ce94">
            <text:p>202203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202"/>
          <table:table-cell table:number-columns-repeated="4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5">
            <text:p>Ofertas ao Longo</text:p>
          </table:table-cell>
          <table:table-cell office:value-type="float" office:value="13982" table:style-name="ce156">
            <text:p>13982</text:p>
          </table:table-cell>
          <table:table-cell office:value-type="float" office:value="11242" table:style-name="ce156">
            <text:p>11242</text:p>
          </table:table-cell>
          <table:table-cell office:value-type="float" office:value="12050" table:style-name="ce156">
            <text:p>12050</text:p>
          </table:table-cell>
          <table:table-cell table:number-columns-repeated="2" table:style-name="ce82"/>
          <table:table-cell office:value-type="string" table:style-name="ce185">
            <text:p>Ofertas recebidas</text:p>
          </table:table-cell>
          <table:table-cell office:value-type="float" office:value="14683" table:formula="of:=SUM([.H82:.H88])" table:style-name="ce156">
            <text:p>14683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202"/>
          <table:table-cell table:number-columns-repeated="4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NORTE</text:p>
          </table:table-cell>
          <table:table-cell office:value-type="float" office:value="4469" table:style-name="ce102">
            <text:p>4469</text:p>
          </table:table-cell>
          <table:table-cell office:value-type="float" office:value="3369" table:style-name="ce102">
            <text:p>3369</text:p>
          </table:table-cell>
          <table:table-cell office:value-type="float" office:value="4206" table:style-name="ce102">
            <text:p>4206</text:p>
          </table:table-cell>
          <table:table-cell table:number-columns-repeated="2" table:style-name="ce82"/>
          <table:table-cell office:value-type="string" table:style-name="ce162">
            <text:p>D.R. NORTE</text:p>
          </table:table-cell>
          <table:table-cell office:value-type="float" office:value="4469" table:formula="of:=[.B82]" table:style-name="ce124">
            <text:p>4469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202"/>
          <table:table-cell table:number-columns-repeated="4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CENTRO</text:p>
          </table:table-cell>
          <table:table-cell office:value-type="float" office:value="2705" table:style-name="ce182">
            <text:p>2705</text:p>
          </table:table-cell>
          <table:table-cell office:value-type="float" office:value="2286" table:style-name="ce182">
            <text:p>2286</text:p>
          </table:table-cell>
          <table:table-cell office:value-type="float" office:value="3114" table:style-name="ce182">
            <text:p>3114</text:p>
          </table:table-cell>
          <table:table-cell table:number-columns-repeated="2" table:style-name="ce82"/>
          <table:table-cell office:value-type="string" table:style-name="ce162">
            <text:p>D.R. CENTRO</text:p>
          </table:table-cell>
          <table:table-cell office:value-type="float" office:value="2705" table:formula="of:=[.B83]" table:style-name="ce124">
            <text:p>2705</text:p>
          </table:table-cell>
          <table:table-cell table:number-columns-repeated="2" table:style-name="ce86"/>
          <table:table-cell table:number-columns-repeated="2" table:style-name="ce93"/>
          <table:table-cell table:number-columns-repeated="2" table:style-name="ce87"/>
          <table:table-cell table:number-columns-repeated="2" table:style-name="ce1"/>
          <table:table-cell table:style-name="ce117"/>
          <table:table-cell table:style-name="ce202"/>
          <table:table-cell table:number-columns-repeated="4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LISBOA e V.T.</text:p>
          </table:table-cell>
          <table:table-cell office:value-type="float" office:value="4080" table:style-name="ce102">
            <text:p>4080</text:p>
          </table:table-cell>
          <table:table-cell office:value-type="float" office:value="3027" table:style-name="ce102">
            <text:p>3027</text:p>
          </table:table-cell>
          <table:table-cell office:value-type="float" office:value="3107" table:style-name="ce102">
            <text:p>3107</text:p>
          </table:table-cell>
          <table:table-cell table:number-columns-repeated="2" table:style-name="ce82"/>
          <table:table-cell office:value-type="string" table:style-name="ce162">
            <text:p>D.R. LISBOA e V.T.</text:p>
          </table:table-cell>
          <table:table-cell office:value-type="float" office:value="4080" table:formula="of:=[.B84]" table:style-name="ce124">
            <text:p>4080</text:p>
          </table:table-cell>
          <table:table-cell table:number-columns-repeated="2" table:style-name="ce86"/>
          <table:table-cell table:number-columns-repeated="2" table:style-name="ce93"/>
          <table:table-cell table:number-columns-repeated="2" table:style-name="ce87"/>
          <table:table-cell table:number-columns-repeated="2" table:style-name="ce1"/>
          <table:table-cell table:style-name="ce117"/>
          <table:table-cell office:value-type="string" table:style-name="ce189">
            <text:p>Ofertas de emprego</text:p>
          </table:table-cell>
          <table:table-cell table:style-name="ce190"/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ALENTEJO</text:p>
          </table:table-cell>
          <table:table-cell office:value-type="float" office:value="935" table:style-name="ce182">
            <text:p>935</text:p>
          </table:table-cell>
          <table:table-cell office:value-type="float" office:value="883" table:style-name="ce182">
            <text:p>883</text:p>
          </table:table-cell>
          <table:table-cell office:value-type="float" office:value="869" table:style-name="ce182">
            <text:p>869</text:p>
          </table:table-cell>
          <table:table-cell table:number-columns-repeated="2" table:style-name="ce82"/>
          <table:table-cell office:value-type="string" table:style-name="ce162">
            <text:p>D.R. ALENTEJO</text:p>
          </table:table-cell>
          <table:table-cell office:value-type="float" office:value="935" table:formula="of:=[.B85]" table:style-name="ce124">
            <text:p>935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office:value-type="string" table:style-name="ce189">
            <text:p>Açores</text:p>
          </table:table-cell>
          <table:table-cell office:value-type="float" office:value="98" table:style-name="ce190">
            <text:p><text:s/>98<text:s/></text:p>
          </table:table-cell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ALGARVE</text:p>
          </table:table-cell>
          <table:table-cell office:value-type="float" office:value="1793" table:style-name="ce102">
            <text:p>1793</text:p>
          </table:table-cell>
          <table:table-cell office:value-type="float" office:value="1069" table:style-name="ce102">
            <text:p>1069</text:p>
          </table:table-cell>
          <table:table-cell office:value-type="float" office:value="393" table:style-name="ce102">
            <text:p>393</text:p>
          </table:table-cell>
          <table:table-cell table:number-columns-repeated="2" table:style-name="ce82"/>
          <table:table-cell office:value-type="string" table:style-name="ce162">
            <text:p>D.R. ALGARVE</text:p>
          </table:table-cell>
          <table:table-cell office:value-type="float" office:value="1793" table:formula="of:=[.B86]" table:style-name="ce124">
            <text:p>1793</text:p>
          </table:table-cell>
          <table:table-cell table:number-columns-repeated="2" table:style-name="ce86"/>
          <table:table-cell office:value-type="string" table:style-name="ce203">
            <text:p>Ofertas recebidas</text:p>
          </table:table-cell>
          <table:table-cell table:number-columns-repeated="3" table:style-name="ce87"/>
          <table:table-cell table:number-columns-repeated="2" table:style-name="ce1"/>
          <table:table-cell table:style-name="ce117"/>
          <table:table-cell office:value-type="string" table:style-name="ce189">
            <text:p>Madeira</text:p>
          </table:table-cell>
          <table:table-cell office:value-type="float" office:value="106" table:style-name="ce190">
            <text:p><text:s/>106<text:s/></text:p>
          </table:table-cell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A. AÇORES</text:p>
          </table:table-cell>
          <table:table-cell table:style-name="ce182"/>
          <table:table-cell office:value-type="float" office:value="291" table:style-name="ce182">
            <text:p>291</text:p>
          </table:table-cell>
          <table:table-cell office:value-type="float" office:value="215" table:style-name="ce182">
            <text:p>215</text:p>
          </table:table-cell>
          <table:table-cell table:number-columns-repeated="2" table:style-name="ce82"/>
          <table:table-cell office:value-type="string" table:style-name="ce162">
            <text:p>D.A. AÇORES</text:p>
          </table:table-cell>
          <table:table-cell office:value-type="float" office:value="280" table:formula="of:=[.L87]" table:style-name="ce124">
            <text:p>280</text:p>
          </table:table-cell>
          <table:table-cell table:number-columns-repeated="2" table:style-name="ce86"/>
          <table:table-cell office:value-type="string" table:style-name="ce187">
            <text:p>D.A. AÇORES</text:p>
          </table:table-cell>
          <table:table-cell office:value-type="float" office:value="280" table:style-name="ce125">
            <text:p><text:s/>280<text:s/></text:p>
          </table:table-cell>
          <table:table-cell table:number-columns-repeated="2" table:style-name="ce87"/>
          <table:table-cell table:number-columns-repeated="2" table:style-name="ce1"/>
          <table:table-cell table:style-name="ce117"/>
          <table:table-cell office:value-type="string" table:style-name="ce189">
            <text:p>Tot</text:p>
          </table:table-cell>
          <table:table-cell office:value-type="float" office:value="204" table:formula="of:=SUM([.S85:.S86])" table:style-name="ce190">
            <text:p><text:s/>204<text:s/></text:p>
          </table:table-cell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A. MADEIRA</text:p>
          </table:table-cell>
          <table:table-cell table:style-name="ce102"/>
          <table:table-cell office:value-type="float" office:value="317" table:style-name="ce102">
            <text:p>317</text:p>
          </table:table-cell>
          <table:table-cell office:value-type="float" office:value="146" table:style-name="ce102">
            <text:p>146</text:p>
          </table:table-cell>
          <table:table-cell table:number-columns-repeated="2" table:style-name="ce82"/>
          <table:table-cell office:value-type="string" table:style-name="ce162">
            <text:p>D.A. MADEIRA</text:p>
          </table:table-cell>
          <table:table-cell office:value-type="float" office:value="421" table:formula="of:=[.L88]" table:style-name="ce124">
            <text:p>421</text:p>
          </table:table-cell>
          <table:table-cell table:number-columns-repeated="2" table:style-name="ce86"/>
          <table:table-cell office:value-type="string" table:style-name="ce187">
            <text:p>D.A. MADEIRA</text:p>
          </table:table-cell>
          <table:table-cell office:value-type="float" office:value="421" table:style-name="ce125">
            <text:p><text:s/>421<text:s/></text:p>
          </table:table-cell>
          <table:table-cell table:number-columns-repeated="2" table:style-name="ce87"/>
          <table:table-cell table:number-columns-repeated="2" table:style-name="ce1"/>
          <table:table-cell table:style-name="ce89"/>
          <table:table-cell table:style-name="ce189"/>
          <table:table-cell table:style-name="ce190"/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2">
          <table:table-cell table:number-columns-repeated="6" table:style-name="ce82"/>
          <table:table-cell table:style-name="ce188"/>
          <table:table-cell table:style-name="ce82"/>
          <table:table-cell table:number-columns-repeated="2" table:style-name="ce86"/>
          <table:table-cell table:number-columns-repeated="2" table:style-name="ce93"/>
          <table:table-cell table:number-columns-repeated="2" table:style-name="ce87"/>
          <table:table-cell table:number-columns-repeated="2" table:style-name="ce1"/>
          <table:table-cell table:style-name="ce89"/>
          <table:table-cell table:style-name="ce189"/>
          <table:table-cell table:style-name="ce190"/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2">
            <text:p>Portugal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2" table:style-name="ce82"/>
          <table:table-cell office:value-type="string" table:style-name="ce95">
            <text:p>PORTUGAL</text:p>
          </table:table-cell>
          <table:table-cell office:value-type="string" office:string-value="202203" table:formula="of:=[.B90]" table:style-name="ce94">
            <text:p>202203</text:p>
          </table:table-cell>
          <table:table-cell table:number-columns-repeated="2" table:style-name="ce86"/>
          <table:table-cell table:number-columns-repeated="4" table:style-name="ce174"/>
          <table:table-cell table:number-columns-repeated="2" table:style-name="ce1"/>
          <table:table-cell table:style-name="ce117"/>
          <table:table-cell table:style-name="ce189"/>
          <table:table-cell table:style-name="ce190"/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3">
          <table:table-cell office:value-type="string" table:style-name="ce155">
            <text:p>Colocações ao Longo</text:p>
          </table:table-cell>
          <table:table-cell office:value-type="float" office:value="7757" table:style-name="ce156">
            <text:p>7757</text:p>
          </table:table-cell>
          <table:table-cell office:value-type="float" office:value="6493" table:style-name="ce156">
            <text:p>6493</text:p>
          </table:table-cell>
          <table:table-cell office:value-type="float" office:value="6899" table:style-name="ce156">
            <text:p>6899</text:p>
          </table:table-cell>
          <table:table-cell table:number-columns-repeated="2" table:style-name="ce82"/>
          <table:table-cell office:value-type="string" table:style-name="ce185">
            <text:p>Colocações</text:p>
          </table:table-cell>
          <table:table-cell office:value-type="float" office:value="8182" table:formula="of:=SUM([.H92:.H98])" table:style-name="ce156">
            <text:p>8182</text:p>
          </table:table-cell>
          <table:table-cell table:number-columns-repeated="2" table:style-name="ce86"/>
          <table:table-cell table:number-columns-repeated="4" table:style-name="ce174"/>
          <table:table-cell table:number-columns-repeated="2" table:style-name="ce1"/>
          <table:table-cell table:style-name="ce117"/>
          <table:table-cell table:style-name="ce189"/>
          <table:table-cell table:style-name="ce190"/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NORTE</text:p>
          </table:table-cell>
          <table:table-cell office:value-type="float" office:value="2507" table:style-name="ce102">
            <text:p>2507</text:p>
          </table:table-cell>
          <table:table-cell office:value-type="float" office:value="2270" table:style-name="ce102">
            <text:p>2270</text:p>
          </table:table-cell>
          <table:table-cell office:value-type="float" office:value="2727" table:style-name="ce102">
            <text:p>2727</text:p>
          </table:table-cell>
          <table:table-cell table:number-columns-repeated="2" table:style-name="ce82"/>
          <table:table-cell office:value-type="string" table:style-name="ce162">
            <text:p>D.R. NORTE</text:p>
          </table:table-cell>
          <table:table-cell office:value-type="float" office:value="2507" table:formula="of:=[.B92]" table:style-name="ce124">
            <text:p>2507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189"/>
          <table:table-cell table:style-name="ce190"/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CENTRO</text:p>
          </table:table-cell>
          <table:table-cell office:value-type="float" office:value="1614" table:style-name="ce182">
            <text:p>1614</text:p>
          </table:table-cell>
          <table:table-cell office:value-type="float" office:value="1458" table:style-name="ce182">
            <text:p>1458</text:p>
          </table:table-cell>
          <table:table-cell office:value-type="float" office:value="1699" table:style-name="ce182">
            <text:p>1699</text:p>
          </table:table-cell>
          <table:table-cell table:number-columns-repeated="2" table:style-name="ce82"/>
          <table:table-cell office:value-type="string" table:style-name="ce162">
            <text:p>D.R. CENTRO</text:p>
          </table:table-cell>
          <table:table-cell office:value-type="float" office:value="1614" table:formula="of:=[.B93]" table:style-name="ce124">
            <text:p>1614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189"/>
          <table:table-cell table:style-name="ce190"/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LISBOA e V.T.</text:p>
          </table:table-cell>
          <table:table-cell office:value-type="float" office:value="2053" table:style-name="ce102">
            <text:p>2053</text:p>
          </table:table-cell>
          <table:table-cell office:value-type="float" office:value="1585" table:style-name="ce102">
            <text:p>1585</text:p>
          </table:table-cell>
          <table:table-cell office:value-type="float" office:value="1709" table:style-name="ce102">
            <text:p>1709</text:p>
          </table:table-cell>
          <table:table-cell table:number-columns-repeated="2" table:style-name="ce82"/>
          <table:table-cell office:value-type="string" table:style-name="ce162">
            <text:p>D.R. LISBOA e V.T.</text:p>
          </table:table-cell>
          <table:table-cell office:value-type="float" office:value="2053" table:formula="of:=[.B94]" table:style-name="ce124">
            <text:p>2053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table:style-name="ce189"/>
          <table:table-cell table:style-name="ce190"/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ALENTEJO</text:p>
          </table:table-cell>
          <table:table-cell office:value-type="float" office:value="354" table:style-name="ce182">
            <text:p>354</text:p>
          </table:table-cell>
          <table:table-cell office:value-type="float" office:value="286" table:style-name="ce182">
            <text:p>286</text:p>
          </table:table-cell>
          <table:table-cell office:value-type="float" office:value="313" table:style-name="ce182">
            <text:p>313</text:p>
          </table:table-cell>
          <table:table-cell table:number-columns-repeated="2" table:style-name="ce82"/>
          <table:table-cell office:value-type="string" table:style-name="ce162">
            <text:p>D.R. ALENTEJO</text:p>
          </table:table-cell>
          <table:table-cell office:value-type="float" office:value="354" table:formula="of:=[.B95]" table:style-name="ce124">
            <text:p>354</text:p>
          </table:table-cell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17"/>
          <table:table-cell office:value-type="string" table:style-name="ce189">
            <text:p>Colocações</text:p>
          </table:table-cell>
          <table:table-cell table:style-name="ce190"/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R. ALGARVE</text:p>
          </table:table-cell>
          <table:table-cell office:value-type="float" office:value="1229" table:style-name="ce102">
            <text:p>1229</text:p>
          </table:table-cell>
          <table:table-cell office:value-type="float" office:value="493" table:style-name="ce102">
            <text:p>493</text:p>
          </table:table-cell>
          <table:table-cell office:value-type="float" office:value="197" table:style-name="ce102">
            <text:p>197</text:p>
          </table:table-cell>
          <table:table-cell table:number-columns-repeated="2" table:style-name="ce82"/>
          <table:table-cell office:value-type="string" table:style-name="ce162">
            <text:p>D.R. ALGARVE</text:p>
          </table:table-cell>
          <table:table-cell office:value-type="float" office:value="1229" table:formula="of:=[.B96]" table:style-name="ce124">
            <text:p>1229</text:p>
          </table:table-cell>
          <table:table-cell table:number-columns-repeated="2" table:style-name="ce86"/>
          <table:table-cell office:value-type="string" table:style-name="ce203">
            <text:p>Colocações</text:p>
          </table:table-cell>
          <table:table-cell table:number-columns-repeated="3" table:style-name="ce87"/>
          <table:table-cell table:number-columns-repeated="2" table:style-name="ce1"/>
          <table:table-cell table:style-name="ce117"/>
          <table:table-cell office:value-type="string" table:style-name="ce189">
            <text:p>Açores</text:p>
          </table:table-cell>
          <table:table-cell office:value-type="float" office:value="75" table:style-name="ce190">
            <text:p><text:s/>75<text:s/></text:p>
          </table:table-cell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A. AÇORES</text:p>
          </table:table-cell>
          <table:table-cell table:style-name="ce182"/>
          <table:table-cell office:value-type="float" office:value="237" table:style-name="ce182">
            <text:p>237</text:p>
          </table:table-cell>
          <table:table-cell office:value-type="float" office:value="171" table:style-name="ce182">
            <text:p>171</text:p>
          </table:table-cell>
          <table:table-cell table:number-columns-repeated="2" table:style-name="ce82"/>
          <table:table-cell office:value-type="string" table:style-name="ce162">
            <text:p>D.A. AÇORES</text:p>
          </table:table-cell>
          <table:table-cell office:value-type="float" office:value="258" table:formula="of:=[.L97]" table:style-name="ce124">
            <text:p>258</text:p>
          </table:table-cell>
          <table:table-cell table:number-columns-repeated="2" table:style-name="ce86"/>
          <table:table-cell office:value-type="string" table:style-name="ce187">
            <text:p>D.A. AÇORES</text:p>
          </table:table-cell>
          <table:table-cell office:value-type="float" office:value="258" table:style-name="ce125">
            <text:p><text:s/>258<text:s/></text:p>
          </table:table-cell>
          <table:table-cell table:number-columns-repeated="2" table:style-name="ce87"/>
          <table:table-cell table:number-columns-repeated="2" table:style-name="ce1"/>
          <table:table-cell table:style-name="ce117"/>
          <table:table-cell office:value-type="string" table:style-name="ce189">
            <text:p>Madeira</text:p>
          </table:table-cell>
          <table:table-cell office:value-type="float" office:value="77" table:style-name="ce190">
            <text:p><text:s/>77<text:s/></text:p>
          </table:table-cell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14">
          <table:table-cell office:value-type="string" table:style-name="ce101">
            <text:p>D.A. MADEIRA</text:p>
          </table:table-cell>
          <table:table-cell table:style-name="ce102"/>
          <table:table-cell office:value-type="float" office:value="164" table:style-name="ce102">
            <text:p>164</text:p>
          </table:table-cell>
          <table:table-cell office:value-type="float" office:value="83" table:style-name="ce102">
            <text:p>83</text:p>
          </table:table-cell>
          <table:table-cell table:number-columns-repeated="2" table:style-name="ce82"/>
          <table:table-cell office:value-type="string" table:style-name="ce162">
            <text:p>D.A. MADEIRA</text:p>
          </table:table-cell>
          <table:table-cell office:value-type="float" office:value="167" table:formula="of:=[.L98]" table:style-name="ce124">
            <text:p>167</text:p>
          </table:table-cell>
          <table:table-cell table:number-columns-repeated="2" table:style-name="ce86"/>
          <table:table-cell office:value-type="string" table:style-name="ce187">
            <text:p>D.A. MADEIRA</text:p>
          </table:table-cell>
          <table:table-cell office:value-type="float" office:value="167" table:style-name="ce125">
            <text:p><text:s/>167<text:s/></text:p>
          </table:table-cell>
          <table:table-cell table:number-columns-repeated="2" table:style-name="ce87"/>
          <table:table-cell table:number-columns-repeated="2" table:style-name="ce1"/>
          <table:table-cell table:style-name="ce117"/>
          <table:table-cell office:value-type="string" table:style-name="ce189">
            <text:p>Tot</text:p>
          </table:table-cell>
          <table:table-cell office:value-type="float" office:value="152" table:formula="of:=SUM([.S96:.S97])" table:style-name="ce190">
            <text:p><text:s/>152<text:s/></text:p>
          </table:table-cell>
          <table:table-cell table:number-columns-repeated="3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23">
          <table:table-cell table:number-columns-repeated="6" table:style-name="ce82"/>
          <table:table-cell table:style-name="ce188"/>
          <table:table-cell table:style-name="ce204"/>
          <table:table-cell table:number-columns-repeated="2" table:style-name="ce86"/>
          <table:table-cell table:number-columns-repeated="4" table:style-name="ce87"/>
          <table:table-cell table:number-columns-repeated="2" table:style-name="ce1"/>
          <table:table-cell table:style-name="ce144"/>
          <table:table-cell table:style-name="ce202"/>
          <table:table-cell table:number-columns-repeated="4" table:style-name="ce191"/>
          <table:table-cell table:number-columns-repeated="10" table:style-name="ce91"/>
          <table:table-cell table:style-name="ce93"/>
          <table:table-cell table:style-name="ce1"/>
          <table:table-cell table:number-columns-repeated="16350" table:style-name="ce82"/>
        </table:table-row>
        <table:table-row table:style-name="ro24">
          <table:table-cell table:number-columns-repeated="6" table:style-name="ce1"/>
          <table:table-cell table:style-name="ce188"/>
          <table:table-cell table:number-columns-repeated="7" table:style-name="ce87"/>
          <table:table-cell table:number-columns-repeated="2" table:style-name="ce1"/>
          <table:table-cell table:style-name="ce144"/>
          <table:table-cell table:style-name="ce202"/>
          <table:table-cell table:number-columns-repeated="4" table:style-name="ce191"/>
          <table:table-cell table:number-columns-repeated="10" table:style-name="ce91"/>
          <table:table-cell table:style-name="ce93"/>
          <table:table-cell table:number-columns-repeated="16351" table:style-name="ce1"/>
        </table:table-row>
        <table:table-row table:number-rows-repeated="3" table:style-name="ro24">
          <table:table-cell table:number-columns-repeated="6" table:style-name="ce1"/>
          <table:table-cell table:style-name="ce188"/>
          <table:table-cell table:number-columns-repeated="3" table:style-name="ce204"/>
          <table:table-cell table:number-columns-repeated="4" table:style-name="ce87"/>
          <table:table-cell table:number-columns-repeated="2" table:style-name="ce1"/>
          <table:table-cell table:style-name="ce144"/>
          <table:table-cell table:style-name="ce202"/>
          <table:table-cell table:number-columns-repeated="4" table:style-name="ce191"/>
          <table:table-cell table:number-columns-repeated="10" table:style-name="ce91"/>
          <table:table-cell table:style-name="ce93"/>
          <table:table-cell table:number-columns-repeated="16351" table:style-name="ce1"/>
        </table:table-row>
        <table:table-row table:number-rows-repeated="9" table:style-name="ro24">
          <table:table-cell table:number-columns-repeated="6" table:style-name="ce1"/>
          <table:table-cell table:style-name="ce188"/>
          <table:table-cell table:number-columns-repeated="3" table:style-name="ce204"/>
          <table:table-cell table:number-columns-repeated="4" table:style-name="ce87"/>
          <table:table-cell table:number-columns-repeated="2" table:style-name="ce1"/>
          <table:table-cell table:style-name="ce144"/>
          <table:table-cell table:style-name="ce145"/>
          <table:table-cell table:number-columns-repeated="14" table:style-name="ce91"/>
          <table:table-cell table:style-name="ce93"/>
          <table:table-cell table:number-columns-repeated="16351" table:style-name="ce1"/>
        </table:table-row>
        <table:table-row table:number-rows-repeated="8" table:style-name="ro24">
          <table:table-cell table:number-columns-repeated="17"/>
          <table:table-cell table:style-name="ce145"/>
          <table:table-cell table:number-columns-repeated="16366"/>
        </table:table-row>
        <table:table-row table:number-rows-repeated="1048456" table:style-name="ro24">
          <table:table-cell table:number-columns-repeated="16384"/>
        </table:table-row>
      </table:table>
      <table:table table:name="Continente" table:style-name="ta3">
        <table:table-column table:style-name="co30" table:default-cell-style-name="ce1"/>
        <table:table-column table:style-name="co31" table:number-columns-repeated="3" table:default-cell-style-name="ce1"/>
        <table:table-column table:style-name="co10" table:number-columns-repeated="16380" table:default-cell-style-name="ce1"/>
        <table:table-row table:style-name="ro25">
          <table:table-cell table:number-columns-repeated="16384" table:style-name="ce82"/>
        </table:table-row>
        <table:table-row table:style-name="ro13">
          <table:table-cell office:value-type="string" table:style-name="ce152">
            <text:p>Continente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Pedidos de Emprego</text:p>
          </table:table-cell>
          <table:table-cell office:value-type="float" office:value="472851" table:style-name="ce102">
            <text:p>472851</text:p>
          </table:table-cell>
          <table:table-cell office:value-type="float" office:value="485250" table:style-name="ce102">
            <text:p>485250</text:p>
          </table:table-cell>
          <table:table-cell office:value-type="float" office:value="574107" table:style-name="ce102">
            <text:p>574107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13">
            <text:p>Desempregados</text:p>
          </table:table-cell>
          <table:table-cell office:value-type="float" office:value="305802" table:style-name="ce114">
            <text:p>305802</text:p>
          </table:table-cell>
          <table:table-cell office:value-type="float" office:value="323388" table:style-name="ce114">
            <text:p>323388</text:p>
          </table:table-cell>
          <table:table-cell office:value-type="float" office:value="405374" table:style-name="ce114">
            <text:p>405374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Ocupados</text:p>
          </table:table-cell>
          <table:table-cell office:value-type="float" office:value="101269" table:style-name="ce102">
            <text:p>101269</text:p>
          </table:table-cell>
          <table:table-cell office:value-type="float" office:value="97023" table:style-name="ce102">
            <text:p>97023</text:p>
          </table:table-cell>
          <table:table-cell office:value-type="float" office:value="106407" table:style-name="ce102">
            <text:p>106407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Empregados</text:p>
          </table:table-cell>
          <table:table-cell office:value-type="float" office:value="46226" table:style-name="ce102">
            <text:p>46226</text:p>
          </table:table-cell>
          <table:table-cell office:value-type="float" office:value="46507" table:style-name="ce102">
            <text:p>46507</text:p>
          </table:table-cell>
          <table:table-cell office:value-type="float" office:value="45555" table:style-name="ce102">
            <text:p>45555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Indisponíveis</text:p>
          </table:table-cell>
          <table:table-cell office:value-type="float" office:value="19554" table:style-name="ce102">
            <text:p>19554</text:p>
          </table:table-cell>
          <table:table-cell office:value-type="float" office:value="18332" table:style-name="ce102">
            <text:p>18332</text:p>
          </table:table-cell>
          <table:table-cell office:value-type="float" office:value="16771" table:style-name="ce102">
            <text:p>16771</text:p>
          </table:table-cell>
          <table:table-cell table:number-columns-repeated="16380" table:style-name="ce82"/>
        </table:table-row>
        <table:table-row table:style-name="ro16">
          <table:table-cell table:number-columns-repeated="16384" table:style-name="ce82"/>
        </table:table-row>
        <table:table-row table:style-name="ro13">
          <table:table-cell office:value-type="string" table:style-name="ce152">
            <text:p>Continente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16380" table:style-name="ce82"/>
        </table:table-row>
        <table:table-row table:style-name="ro13">
          <table:table-cell office:value-type="string" table:style-name="ce155">
            <text:p>Desemprego no fim</text:p>
          </table:table-cell>
          <table:table-cell office:value-type="float" office:value="305802" table:style-name="ce156">
            <text:p>305802</text:p>
          </table:table-cell>
          <table:table-cell office:value-type="float" office:value="323388" table:style-name="ce156">
            <text:p>323388</text:p>
          </table:table-cell>
          <table:table-cell office:value-type="float" office:value="405374" table:style-name="ce156">
            <text:p>405374</text:p>
          </table:table-cell>
          <table:table-cell table:number-columns-repeated="16380" table:style-name="ce82"/>
        </table:table-row>
        <table:table-row table:style-name="ro17">
          <table:table-cell table:style-name="ce82"/>
          <table:table-cell table:number-columns-repeated="3" table:style-name="ce160"/>
          <table:table-cell table:number-columns-repeated="16380" table:style-name="ce82"/>
        </table:table-row>
        <table:table-row table:style-name="ro26">
          <table:table-cell office:value-type="string" table:style-name="ce113">
            <text:p>Homens</text:p>
          </table:table-cell>
          <table:table-cell office:value-type="float" office:value="133554" table:style-name="ce114">
            <text:p>133554</text:p>
          </table:table-cell>
          <table:table-cell office:value-type="float" office:value="141561" table:style-name="ce114">
            <text:p>141561</text:p>
          </table:table-cell>
          <table:table-cell office:value-type="float" office:value="177850" table:style-name="ce114">
            <text:p>177850</text:p>
          </table:table-cell>
          <table:table-cell table:number-columns-repeated="16380" table:style-name="ce82"/>
        </table:table-row>
        <table:table-row table:style-name="ro17">
          <table:table-cell table:style-name="ce211"/>
          <table:table-cell table:number-columns-repeated="3" table:style-name="ce164"/>
          <table:table-cell table:number-columns-repeated="16380" table:style-name="ce82"/>
        </table:table-row>
        <table:table-row table:style-name="ro26">
          <table:table-cell office:value-type="string" table:style-name="ce101">
            <text:p>&lt; 25 anos</text:p>
          </table:table-cell>
          <table:table-cell office:value-type="float" office:value="14559" table:style-name="ce102">
            <text:p>14559</text:p>
          </table:table-cell>
          <table:table-cell office:value-type="float" office:value="15404" table:style-name="ce102">
            <text:p>15404</text:p>
          </table:table-cell>
          <table:table-cell office:value-type="float" office:value="21186" table:style-name="ce102">
            <text:p>21186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&gt;=25 anos</text:p>
          </table:table-cell>
          <table:table-cell office:value-type="float" office:value="118995" table:style-name="ce102">
            <text:p>118995</text:p>
          </table:table-cell>
          <table:table-cell office:value-type="float" office:value="126157" table:style-name="ce102">
            <text:p>126157</text:p>
          </table:table-cell>
          <table:table-cell office:value-type="float" office:value="156664" table:style-name="ce102">
            <text:p>156664</text:p>
          </table:table-cell>
          <table:table-cell table:number-columns-repeated="16380" table:style-name="ce82"/>
        </table:table-row>
        <table:table-row table:style-name="ro17">
          <table:table-cell table:style-name="ce211"/>
          <table:table-cell table:number-columns-repeated="3" table:style-name="ce164"/>
          <table:table-cell table:number-columns-repeated="16380" table:style-name="ce82"/>
        </table:table-row>
        <table:table-row table:style-name="ro26">
          <table:table-cell office:value-type="string" table:style-name="ce101">
            <text:p>&lt; 1 ano de inscrição</text:p>
          </table:table-cell>
          <table:table-cell office:value-type="float" office:value="70531" table:style-name="ce102">
            <text:p>70531</text:p>
          </table:table-cell>
          <table:table-cell office:value-type="float" office:value="75078" table:style-name="ce102">
            <text:p>75078</text:p>
          </table:table-cell>
          <table:table-cell office:value-type="float" office:value="111067" table:style-name="ce102">
            <text:p>111067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&gt;= 1 ano de inscrição</text:p>
          </table:table-cell>
          <table:table-cell office:value-type="float" office:value="63023" table:style-name="ce102">
            <text:p>63023</text:p>
          </table:table-cell>
          <table:table-cell office:value-type="float" office:value="66483" table:style-name="ce102">
            <text:p>66483</text:p>
          </table:table-cell>
          <table:table-cell office:value-type="float" office:value="66783" table:style-name="ce102">
            <text:p>66783</text:p>
          </table:table-cell>
          <table:table-cell table:number-columns-repeated="16380" table:style-name="ce82"/>
        </table:table-row>
        <table:table-row table:style-name="ro17">
          <table:table-cell table:style-name="ce211"/>
          <table:table-cell table:number-columns-repeated="3" table:style-name="ce164"/>
          <table:table-cell table:number-columns-repeated="16380" table:style-name="ce82"/>
        </table:table-row>
        <table:table-row table:style-name="ro26">
          <table:table-cell office:value-type="string" table:style-name="ce101">
            <text:p>Primeiro Emprego</text:p>
          </table:table-cell>
          <table:table-cell office:value-type="float" office:value="11383" table:style-name="ce102">
            <text:p>11383</text:p>
          </table:table-cell>
          <table:table-cell office:value-type="float" office:value="11790" table:style-name="ce102">
            <text:p>11790</text:p>
          </table:table-cell>
          <table:table-cell office:value-type="float" office:value="12694" table:style-name="ce102">
            <text:p>12694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Novo Emprego</text:p>
          </table:table-cell>
          <table:table-cell office:value-type="float" office:value="122171" table:style-name="ce102">
            <text:p>122171</text:p>
          </table:table-cell>
          <table:table-cell office:value-type="float" office:value="129771" table:style-name="ce102">
            <text:p>129771</text:p>
          </table:table-cell>
          <table:table-cell office:value-type="float" office:value="165156" table:style-name="ce102">
            <text:p>165156</text:p>
          </table:table-cell>
          <table:table-cell table:number-columns-repeated="16380" table:style-name="ce82"/>
        </table:table-row>
        <table:table-row table:style-name="ro17">
          <table:table-cell table:style-name="ce211"/>
          <table:table-cell table:number-columns-repeated="3" table:style-name="ce164"/>
          <table:table-cell table:number-columns-repeated="16380" table:style-name="ce82"/>
        </table:table-row>
        <table:table-row table:style-name="ro26">
          <table:table-cell office:value-type="string" table:style-name="ce101">
            <text:p>Nenhum Nível de Instrução</text:p>
          </table:table-cell>
          <table:table-cell office:value-type="float" office:value="13491" table:style-name="ce102">
            <text:p>13491</text:p>
          </table:table-cell>
          <table:table-cell office:value-type="float" office:value="13935" table:style-name="ce102">
            <text:p>13935</text:p>
          </table:table-cell>
          <table:table-cell office:value-type="float" office:value="14145" table:style-name="ce102">
            <text:p>14145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Básico - 1º ciclo</text:p>
          </table:table-cell>
          <table:table-cell office:value-type="float" office:value="20242" table:style-name="ce102">
            <text:p>20242</text:p>
          </table:table-cell>
          <table:table-cell office:value-type="float" office:value="20979" table:style-name="ce102">
            <text:p>20979</text:p>
          </table:table-cell>
          <table:table-cell office:value-type="float" office:value="25420" table:style-name="ce102">
            <text:p>25420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Básico - 2º ciclo</text:p>
          </table:table-cell>
          <table:table-cell office:value-type="float" office:value="20129" table:style-name="ce102">
            <text:p>20129</text:p>
          </table:table-cell>
          <table:table-cell office:value-type="float" office:value="21479" table:style-name="ce102">
            <text:p>21479</text:p>
          </table:table-cell>
          <table:table-cell office:value-type="float" office:value="27191" table:style-name="ce102">
            <text:p>27191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Básico - 3º ciclo</text:p>
          </table:table-cell>
          <table:table-cell office:value-type="float" office:value="25989" table:style-name="ce102">
            <text:p>25989</text:p>
          </table:table-cell>
          <table:table-cell office:value-type="float" office:value="27830" table:style-name="ce102">
            <text:p>27830</text:p>
          </table:table-cell>
          <table:table-cell office:value-type="float" office:value="37358" table:style-name="ce102">
            <text:p>37358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Secundário</text:p>
          </table:table-cell>
          <table:table-cell office:value-type="float" office:value="38826" table:style-name="ce102">
            <text:p>38826</text:p>
          </table:table-cell>
          <table:table-cell office:value-type="float" office:value="41477" table:style-name="ce102">
            <text:p>41477</text:p>
          </table:table-cell>
          <table:table-cell office:value-type="float" office:value="54278" table:style-name="ce102">
            <text:p>54278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Superior</text:p>
          </table:table-cell>
          <table:table-cell office:value-type="float" office:value="14877" table:style-name="ce102">
            <text:p>14877</text:p>
          </table:table-cell>
          <table:table-cell office:value-type="float" office:value="15861" table:style-name="ce102">
            <text:p>15861</text:p>
          </table:table-cell>
          <table:table-cell office:value-type="float" office:value="19458" table:style-name="ce102">
            <text:p>19458</text:p>
          </table:table-cell>
          <table:table-cell table:number-columns-repeated="16380" table:style-name="ce82"/>
        </table:table-row>
        <table:table-row table:style-name="ro27">
          <table:table-cell table:style-name="ce211"/>
          <table:table-cell table:number-columns-repeated="3" table:style-name="ce173"/>
          <table:table-cell table:number-columns-repeated="16380" table:style-name="ce82"/>
        </table:table-row>
        <table:table-row table:style-name="ro26">
          <table:table-cell office:value-type="string" table:style-name="ce113">
            <text:p>Mulheres</text:p>
          </table:table-cell>
          <table:table-cell office:value-type="float" office:value="172248" table:style-name="ce212">
            <text:p>172248</text:p>
          </table:table-cell>
          <table:table-cell office:value-type="float" office:value="181827" table:style-name="ce212">
            <text:p>181827</text:p>
          </table:table-cell>
          <table:table-cell office:value-type="float" office:value="227524" table:style-name="ce212">
            <text:p>227524</text:p>
          </table:table-cell>
          <table:table-cell table:number-columns-repeated="16380" table:style-name="ce82"/>
        </table:table-row>
        <table:table-row table:style-name="ro17">
          <table:table-cell table:style-name="ce211"/>
          <table:table-cell table:number-columns-repeated="3" table:style-name="ce164"/>
          <table:table-cell table:number-columns-repeated="16380" table:style-name="ce82"/>
        </table:table-row>
        <table:table-row table:style-name="ro26">
          <table:table-cell office:value-type="string" table:style-name="ce101">
            <text:p>&lt; 25 anos</text:p>
          </table:table-cell>
          <table:table-cell office:value-type="float" office:value="17645" table:style-name="ce102">
            <text:p>17645</text:p>
          </table:table-cell>
          <table:table-cell office:value-type="float" office:value="18562" table:style-name="ce102">
            <text:p>18562</text:p>
          </table:table-cell>
          <table:table-cell office:value-type="float" office:value="25796" table:style-name="ce102">
            <text:p>25796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&gt;= 25 anos</text:p>
          </table:table-cell>
          <table:table-cell office:value-type="float" office:value="154603" table:style-name="ce102">
            <text:p>154603</text:p>
          </table:table-cell>
          <table:table-cell office:value-type="float" office:value="163265" table:style-name="ce102">
            <text:p>163265</text:p>
          </table:table-cell>
          <table:table-cell office:value-type="float" office:value="201728" table:style-name="ce102">
            <text:p>201728</text:p>
          </table:table-cell>
          <table:table-cell table:number-columns-repeated="16380" table:style-name="ce82"/>
        </table:table-row>
        <table:table-row table:style-name="ro17">
          <table:table-cell table:style-name="ce211"/>
          <table:table-cell table:number-columns-repeated="3" table:style-name="ce164"/>
          <table:table-cell table:number-columns-repeated="16380" table:style-name="ce82"/>
        </table:table-row>
        <table:table-row table:style-name="ro26">
          <table:table-cell office:value-type="string" table:style-name="ce101">
            <text:p>&lt; 1 ano de inscrição</text:p>
          </table:table-cell>
          <table:table-cell office:value-type="float" office:value="85669" table:style-name="ce102">
            <text:p>85669</text:p>
          </table:table-cell>
          <table:table-cell office:value-type="float" office:value="90313" table:style-name="ce102">
            <text:p>90313</text:p>
          </table:table-cell>
          <table:table-cell office:value-type="float" office:value="136370" table:style-name="ce102">
            <text:p>136370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&gt;= 1 ano de inscrição</text:p>
          </table:table-cell>
          <table:table-cell office:value-type="float" office:value="86579" table:style-name="ce102">
            <text:p>86579</text:p>
          </table:table-cell>
          <table:table-cell office:value-type="float" office:value="91514" table:style-name="ce102">
            <text:p>91514</text:p>
          </table:table-cell>
          <table:table-cell office:value-type="float" office:value="91154" table:style-name="ce102">
            <text:p>91154</text:p>
          </table:table-cell>
          <table:table-cell table:number-columns-repeated="16380" table:style-name="ce82"/>
        </table:table-row>
        <table:table-row table:style-name="ro17">
          <table:table-cell table:style-name="ce211"/>
          <table:table-cell table:number-columns-repeated="3" table:style-name="ce164"/>
          <table:table-cell table:number-columns-repeated="16380" table:style-name="ce82"/>
        </table:table-row>
        <table:table-row table:style-name="ro26">
          <table:table-cell office:value-type="string" table:style-name="ce101">
            <text:p>Primeiro Emprego</text:p>
          </table:table-cell>
          <table:table-cell office:value-type="float" office:value="17584" table:style-name="ce102">
            <text:p>17584</text:p>
          </table:table-cell>
          <table:table-cell office:value-type="float" office:value="18133" table:style-name="ce102">
            <text:p>18133</text:p>
          </table:table-cell>
          <table:table-cell office:value-type="float" office:value="19284" table:style-name="ce102">
            <text:p>19284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Novo Emprego</text:p>
          </table:table-cell>
          <table:table-cell office:value-type="float" office:value="154664" table:style-name="ce102">
            <text:p>154664</text:p>
          </table:table-cell>
          <table:table-cell office:value-type="float" office:value="163694" table:style-name="ce102">
            <text:p>163694</text:p>
          </table:table-cell>
          <table:table-cell office:value-type="float" office:value="208240" table:style-name="ce102">
            <text:p>208240</text:p>
          </table:table-cell>
          <table:table-cell table:number-columns-repeated="16380" table:style-name="ce82"/>
        </table:table-row>
        <table:table-row table:style-name="ro17">
          <table:table-cell table:style-name="ce211"/>
          <table:table-cell table:number-columns-repeated="3" table:style-name="ce164"/>
          <table:table-cell table:number-columns-repeated="16380" table:style-name="ce82"/>
        </table:table-row>
        <table:table-row table:style-name="ro26">
          <table:table-cell office:value-type="string" table:style-name="ce101">
            <text:p>Nenhum Nível de Instrução</text:p>
          </table:table-cell>
          <table:table-cell office:value-type="float" office:value="15645" table:style-name="ce102">
            <text:p>15645</text:p>
          </table:table-cell>
          <table:table-cell office:value-type="float" office:value="15887" table:style-name="ce102">
            <text:p>15887</text:p>
          </table:table-cell>
          <table:table-cell office:value-type="float" office:value="16346" table:style-name="ce102">
            <text:p>16346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Básico - 1º ciclo</text:p>
          </table:table-cell>
          <table:table-cell office:value-type="float" office:value="23155" table:style-name="ce102">
            <text:p>23155</text:p>
          </table:table-cell>
          <table:table-cell office:value-type="float" office:value="24113" table:style-name="ce102">
            <text:p>24113</text:p>
          </table:table-cell>
          <table:table-cell office:value-type="float" office:value="29476" table:style-name="ce102">
            <text:p>29476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Básico - 2º ciclo</text:p>
          </table:table-cell>
          <table:table-cell office:value-type="float" office:value="21190" table:style-name="ce102">
            <text:p>21190</text:p>
          </table:table-cell>
          <table:table-cell office:value-type="float" office:value="22302" table:style-name="ce102">
            <text:p>22302</text:p>
          </table:table-cell>
          <table:table-cell office:value-type="float" office:value="29063" table:style-name="ce102">
            <text:p>29063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Básico - 3º ciclo</text:p>
          </table:table-cell>
          <table:table-cell office:value-type="float" office:value="31982" table:style-name="ce102">
            <text:p>31982</text:p>
          </table:table-cell>
          <table:table-cell office:value-type="float" office:value="34109" table:style-name="ce102">
            <text:p>34109</text:p>
          </table:table-cell>
          <table:table-cell office:value-type="float" office:value="45606" table:style-name="ce102">
            <text:p>45606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Secundário</text:p>
          </table:table-cell>
          <table:table-cell office:value-type="float" office:value="53973" table:style-name="ce102">
            <text:p>53973</text:p>
          </table:table-cell>
          <table:table-cell office:value-type="float" office:value="57136" table:style-name="ce102">
            <text:p>57136</text:p>
          </table:table-cell>
          <table:table-cell office:value-type="float" office:value="73174" table:style-name="ce102">
            <text:p>73174</text:p>
          </table:table-cell>
          <table:table-cell table:number-columns-repeated="16380" table:style-name="ce82"/>
        </table:table-row>
        <table:table-row table:style-name="ro26">
          <table:table-cell office:value-type="string" table:style-name="ce101">
            <text:p>Superior</text:p>
          </table:table-cell>
          <table:table-cell office:value-type="float" office:value="26303" table:style-name="ce102">
            <text:p>26303</text:p>
          </table:table-cell>
          <table:table-cell office:value-type="float" office:value="28280" table:style-name="ce102">
            <text:p>28280</text:p>
          </table:table-cell>
          <table:table-cell office:value-type="float" office:value="33859" table:style-name="ce102">
            <text:p>33859</text:p>
          </table:table-cell>
          <table:table-cell table:number-columns-repeated="16380" table:style-name="ce82"/>
        </table:table-row>
        <table:table-row table:number-rows-repeated="1048530" table:style-name="ro24">
          <table:table-cell table:number-columns-repeated="16384"/>
        </table:table-row>
      </table:table>
      <table:table table:name="CPP" table:style-name="ta4">
        <table:table-column table:style-name="co32" table:default-cell-style-name="ce1"/>
        <table:table-column table:style-name="co33" table:default-cell-style-name="ce1"/>
        <table:table-column table:style-name="co31" table:number-columns-repeated="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3" table:default-cell-style-name="ce1"/>
        <table:table-column table:style-name="co31" table:number-columns-repeated="3" table:default-cell-style-name="ce1"/>
        <table:table-column table:style-name="co37" table:default-cell-style-name="ce1"/>
        <table:table-column table:style-name="co33" table:default-cell-style-name="ce1"/>
        <table:table-column table:style-name="co31" table:number-columns-repeated="3" table:default-cell-style-name="ce1"/>
        <table:table-column table:style-name="co38" table:default-cell-style-name="ce1"/>
        <table:table-column table:style-name="co33" table:default-cell-style-name="ce1"/>
        <table:table-column table:style-name="co35" table:default-cell-style-name="ce1"/>
        <table:table-column table:style-name="co10" table:number-columns-repeated="16363" table:default-cell-style-name="ce1"/>
        <table:table-row table:style-name="ro28">
          <table:table-cell table:style-name="ce82"/>
          <table:table-cell table:number-columns-repeated="16383" table:style-name="ce82"/>
        </table:table-row>
        <table:table-row table:style-name="ro28">
          <table:table-cell table:style-name="ce82"/>
          <table:table-cell office:value-type="string" table:style-name="ce213">
            <text:p>CPP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4" table:style-name="ce82"/>
          <table:table-cell office:value-type="string" table:style-name="ce213">
            <text:p>CPP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style-name="ce82"/>
          <table:table-cell office:value-type="string" table:style-name="ce213">
            <text:p>CPP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16366" table:style-name="ce82"/>
        </table:table-row>
        <table:table-row table:style-name="ro28">
          <table:table-cell table:style-name="ce82"/>
          <table:table-cell office:value-type="string" table:style-name="ce214">
            <text:p>Desemprego no Fim</text:p>
          </table:table-cell>
          <table:table-cell office:value-type="float" office:value="305802" table:style-name="ce215">
            <text:p>305802</text:p>
          </table:table-cell>
          <table:table-cell office:value-type="float" office:value="323388" table:style-name="ce215">
            <text:p>323388</text:p>
          </table:table-cell>
          <table:table-cell office:value-type="float" office:value="405374" table:style-name="ce215">
            <text:p>405374</text:p>
          </table:table-cell>
          <table:table-cell table:style-name="ce82"/>
          <table:table-cell office:value-type="string" table:style-name="ce214">
            <text:p>Desemprego no Fim</text:p>
          </table:table-cell>
          <table:table-cell office:value-type="string" table:style-name="ce152">
            <text:p>var hom %</text:p>
          </table:table-cell>
          <table:table-cell table:style-name="ce82"/>
          <table:table-cell office:value-type="string" table:style-name="ce214">
            <text:p>Ofertas recebidas</text:p>
          </table:table-cell>
          <table:table-cell office:value-type="float" office:value="13982" table:style-name="ce156">
            <text:p>13982</text:p>
          </table:table-cell>
          <table:table-cell office:value-type="float" office:value="10634" table:style-name="ce156">
            <text:p>10634</text:p>
          </table:table-cell>
          <table:table-cell office:value-type="float" office:value="11689" table:style-name="ce156">
            <text:p>11689</text:p>
          </table:table-cell>
          <table:table-cell table:style-name="ce82"/>
          <table:table-cell office:value-type="string" table:style-name="ce214">
            <text:p>Colocações efetuadas</text:p>
          </table:table-cell>
          <table:table-cell office:value-type="float" office:value="7757" table:style-name="ce215">
            <text:p>7757</text:p>
          </table:table-cell>
          <table:table-cell office:value-type="float" office:value="6092" table:style-name="ce215">
            <text:p>6092</text:p>
          </table:table-cell>
          <table:table-cell office:value-type="float" office:value="6645" table:style-name="ce215">
            <text:p>6645</text:p>
          </table:table-cell>
          <table:table-cell table:style-name="ce82"/>
          <table:table-cell office:value-type="string" table:style-name="ce214">
            <text:p>Colocações efetuadas</text:p>
          </table:table-cell>
          <table:table-cell office:value-type="string" table:style-name="ce152">
            <text:p>var hom val abs</text:p>
          </table:table-cell>
          <table:table-cell table:number-columns-repeated="16363" table:style-name="ce82"/>
        </table:table-row>
        <table:table-row table:style-name="ro28">
          <table:table-cell table:style-name="ce82"/>
          <table:table-cell office:value-type="string" table:style-name="ce216">
            <text:p>1- Repres. poder legisla., órgãos exec., dirig., dir. e gestores execu.</text:p>
          </table:table-cell>
          <table:table-cell office:value-type="float" office:value="7730" table:style-name="ce217">
            <text:p>7730</text:p>
          </table:table-cell>
          <table:table-cell office:value-type="float" office:value="8240" table:style-name="ce217">
            <text:p>8240</text:p>
          </table:table-cell>
          <table:table-cell office:value-type="float" office:value="9680" table:style-name="ce217">
            <text:p>9680</text:p>
          </table:table-cell>
          <table:table-cell table:style-name="ce82"/>
          <table:table-cell office:value-type="string" table:style-name="ce216">
            <text:p>5- Trab. serviços pessoais, de proteção e segurança e vendedores</text:p>
          </table:table-cell>
          <table:table-cell office:value-type="float" office:value="-32.139975056855697" table:style-name="ce218">
            <text:p>-32,1</text:p>
          </table:table-cell>
          <table:table-cell table:style-name="ce82"/>
          <table:table-cell office:value-type="string" table:style-name="ce216">
            <text:p>1- Repres. poder legisla., órgãos exec., dirig., dir. e gestores execu.</text:p>
          </table:table-cell>
          <table:table-cell office:value-type="float" office:value="177" table:style-name="ce219">
            <text:p>177</text:p>
          </table:table-cell>
          <table:table-cell office:value-type="float" office:value="98" table:style-name="ce219">
            <text:p>98</text:p>
          </table:table-cell>
          <table:table-cell office:value-type="float" office:value="95" table:style-name="ce219">
            <text:p>95</text:p>
          </table:table-cell>
          <table:table-cell table:style-name="ce82"/>
          <table:table-cell office:value-type="string" table:style-name="ce220">
            <text:p>1- Repres. poder legisla., órgãos exec., dirig., dir. e gestores execu.</text:p>
          </table:table-cell>
          <table:table-cell office:value-type="float" office:value="90" table:style-name="ce219">
            <text:p>90</text:p>
          </table:table-cell>
          <table:table-cell office:value-type="float" office:value="74" table:style-name="ce219">
            <text:p>74</text:p>
          </table:table-cell>
          <table:table-cell office:value-type="float" office:value="58" table:style-name="ce219">
            <text:p>58</text:p>
          </table:table-cell>
          <table:table-cell table:style-name="ce82"/>
          <table:table-cell office:value-type="string" table:style-name="ce101">
            <text:p>7- Trabalhadores qualificados da indústria, construção e artífices</text:p>
          </table:table-cell>
          <table:table-cell office:value-type="float" office:value="-96" table:style-name="ce221">
            <text:p>-96</text:p>
          </table:table-cell>
          <table:table-cell table:number-columns-repeated="16363" table:style-name="ce82"/>
        </table:table-row>
        <table:table-row table:style-name="ro28">
          <table:table-cell table:style-name="ce82"/>
          <table:table-cell office:value-type="string" table:style-name="ce216">
            <text:p>2- Especialistas das atividades intelectuais e científicas</text:p>
          </table:table-cell>
          <table:table-cell office:value-type="float" office:value="32018" table:style-name="ce222">
            <text:p>32018</text:p>
          </table:table-cell>
          <table:table-cell office:value-type="float" office:value="33850" table:style-name="ce222">
            <text:p>33850</text:p>
          </table:table-cell>
          <table:table-cell office:value-type="float" office:value="39154" table:style-name="ce222">
            <text:p>39154</text:p>
          </table:table-cell>
          <table:table-cell table:style-name="ce82"/>
          <table:table-cell office:value-type="string" table:style-name="ce216">
            <text:p>8- Operadores de instalações e máquinas e trab. da montagem</text:p>
          </table:table-cell>
          <table:table-cell office:value-type="float" office:value="-27.6798436673045" table:style-name="ce218">
            <text:p>-27,7</text:p>
          </table:table-cell>
          <table:table-cell table:style-name="ce82"/>
          <table:table-cell office:value-type="string" table:style-name="ce216">
            <text:p>2- Especialistas das atividades intelectuais e científicas</text:p>
          </table:table-cell>
          <table:table-cell office:value-type="float" office:value="1072" table:style-name="ce223">
            <text:p>1072</text:p>
          </table:table-cell>
          <table:table-cell office:value-type="float" office:value="919" table:style-name="ce223">
            <text:p>919</text:p>
          </table:table-cell>
          <table:table-cell office:value-type="float" office:value="946" table:style-name="ce223">
            <text:p>946</text:p>
          </table:table-cell>
          <table:table-cell table:style-name="ce82"/>
          <table:table-cell office:value-type="string" table:style-name="ce220">
            <text:p>2- Especialistas das atividades intelectuais e científicas</text:p>
          </table:table-cell>
          <table:table-cell office:value-type="float" office:value="666" table:style-name="ce223">
            <text:p>666</text:p>
          </table:table-cell>
          <table:table-cell office:value-type="float" office:value="513" table:style-name="ce223">
            <text:p>513</text:p>
          </table:table-cell>
          <table:table-cell office:value-type="float" office:value="539" table:style-name="ce223">
            <text:p>539</text:p>
          </table:table-cell>
          <table:table-cell table:style-name="ce82"/>
          <table:table-cell office:value-type="string" table:style-name="ce101">
            <text:p>9- Trabalhadores não qualificados</text:p>
          </table:table-cell>
          <table:table-cell office:value-type="float" office:value="-84" table:style-name="ce221">
            <text:p>-84</text:p>
          </table:table-cell>
          <table:table-cell table:number-columns-repeated="16363" table:style-name="ce82"/>
        </table:table-row>
        <table:table-row table:style-name="ro28">
          <table:table-cell table:style-name="ce82"/>
          <table:table-cell office:value-type="string" table:style-name="ce216">
            <text:p>3- Técnicos e profissões de nível intermédio</text:p>
          </table:table-cell>
          <table:table-cell office:value-type="float" office:value="28712" table:style-name="ce217">
            <text:p>28712</text:p>
          </table:table-cell>
          <table:table-cell office:value-type="float" office:value="30607" table:style-name="ce217">
            <text:p>30607</text:p>
          </table:table-cell>
          <table:table-cell office:value-type="float" office:value="36155" table:style-name="ce217">
            <text:p>36155</text:p>
          </table:table-cell>
          <table:table-cell table:style-name="ce82"/>
          <table:table-cell office:value-type="string" table:style-name="ce216">
            <text:p>7- Trabalhadores qualificados da indústria, construção e artífices</text:p>
          </table:table-cell>
          <table:table-cell office:value-type="float" office:value="-26.2097881155008" table:style-name="ce218">
            <text:p>-26,2</text:p>
          </table:table-cell>
          <table:table-cell table:style-name="ce82"/>
          <table:table-cell office:value-type="string" table:style-name="ce216">
            <text:p>3- Técnicos e profissões de nível intermédio</text:p>
          </table:table-cell>
          <table:table-cell office:value-type="float" office:value="1043" table:style-name="ce219">
            <text:p>1043</text:p>
          </table:table-cell>
          <table:table-cell office:value-type="float" office:value="778" table:style-name="ce219">
            <text:p>778</text:p>
          </table:table-cell>
          <table:table-cell office:value-type="float" office:value="852" table:style-name="ce219">
            <text:p>852</text:p>
          </table:table-cell>
          <table:table-cell table:style-name="ce82"/>
          <table:table-cell office:value-type="string" table:style-name="ce220">
            <text:p>3- Técnicos e profissões de nível intermédio</text:p>
          </table:table-cell>
          <table:table-cell office:value-type="float" office:value="557" table:style-name="ce219">
            <text:p>557</text:p>
          </table:table-cell>
          <table:table-cell office:value-type="float" office:value="472" table:style-name="ce219">
            <text:p>472</text:p>
          </table:table-cell>
          <table:table-cell office:value-type="float" office:value="473" table:style-name="ce219">
            <text:p>473</text:p>
          </table:table-cell>
          <table:table-cell table:style-name="ce82"/>
          <table:table-cell office:value-type="string" table:style-name="ce101">
            <text:p>8- Operadores de instalações e máquinas e trab. da montagem</text:p>
          </table:table-cell>
          <table:table-cell office:value-type="float" office:value="-82" table:style-name="ce221">
            <text:p>-82</text:p>
          </table:table-cell>
          <table:table-cell table:number-columns-repeated="16363" table:style-name="ce82"/>
        </table:table-row>
        <table:table-row table:style-name="ro28">
          <table:table-cell table:style-name="ce82"/>
          <table:table-cell office:value-type="string" table:style-name="ce216">
            <text:p>4- Pessoal administrativo</text:p>
          </table:table-cell>
          <table:table-cell office:value-type="float" office:value="36285" table:style-name="ce222">
            <text:p>36285</text:p>
          </table:table-cell>
          <table:table-cell office:value-type="float" office:value="38019" table:style-name="ce222">
            <text:p>38019</text:p>
          </table:table-cell>
          <table:table-cell office:value-type="float" office:value="46601" table:style-name="ce222">
            <text:p>46601</text:p>
          </table:table-cell>
          <table:table-cell table:style-name="ce82"/>
          <table:table-cell office:value-type="string" table:style-name="ce216">
            <text:p>9- Trabalhadores não qualificados</text:p>
          </table:table-cell>
          <table:table-cell office:value-type="float" office:value="-23.0166263810465" table:style-name="ce218">
            <text:p>-23,0</text:p>
          </table:table-cell>
          <table:table-cell table:style-name="ce82"/>
          <table:table-cell office:value-type="string" table:style-name="ce216">
            <text:p>4- Pessoal administrativo</text:p>
          </table:table-cell>
          <table:table-cell office:value-type="float" office:value="1528" table:style-name="ce223">
            <text:p>1528</text:p>
          </table:table-cell>
          <table:table-cell office:value-type="float" office:value="1004" table:style-name="ce223">
            <text:p>1004</text:p>
          </table:table-cell>
          <table:table-cell office:value-type="float" office:value="1060" table:style-name="ce223">
            <text:p>1060</text:p>
          </table:table-cell>
          <table:table-cell table:style-name="ce82"/>
          <table:table-cell office:value-type="string" table:style-name="ce220">
            <text:p>4- Pessoal administrativo</text:p>
          </table:table-cell>
          <table:table-cell office:value-type="float" office:value="824" table:style-name="ce223">
            <text:p>824</text:p>
          </table:table-cell>
          <table:table-cell office:value-type="float" office:value="632" table:style-name="ce223">
            <text:p>632</text:p>
          </table:table-cell>
          <table:table-cell office:value-type="float" office:value="705" table:style-name="ce223">
            <text:p>705</text:p>
          </table:table-cell>
          <table:table-cell table:style-name="ce82"/>
          <table:table-cell office:value-type="string" table:style-name="ce101">
            <text:p>6- Agricultores e trab. qualificados da agric., <text:s/>pesca e floresta</text:p>
          </table:table-cell>
          <table:table-cell office:value-type="float" office:value="2" table:style-name="ce221">
            <text:p>2</text:p>
          </table:table-cell>
          <table:table-cell table:number-columns-repeated="16363" table:style-name="ce82"/>
        </table:table-row>
        <table:table-row table:style-name="ro28">
          <table:table-cell table:style-name="ce82"/>
          <table:table-cell office:value-type="string" table:style-name="ce216">
            <text:p>5- Trab. serviços pessoais, de proteção e segurança e vendedores</text:p>
          </table:table-cell>
          <table:table-cell office:value-type="float" office:value="64750" table:style-name="ce217">
            <text:p>64750</text:p>
          </table:table-cell>
          <table:table-cell office:value-type="float" office:value="69705" table:style-name="ce217">
            <text:p>69705</text:p>
          </table:table-cell>
          <table:table-cell office:value-type="float" office:value="95417" table:style-name="ce217">
            <text:p>95417</text:p>
          </table:table-cell>
          <table:table-cell table:style-name="ce82"/>
          <table:table-cell office:value-type="string" table:style-name="ce216">
            <text:p>4- Pessoal administrativo</text:p>
          </table:table-cell>
          <table:table-cell office:value-type="float" office:value="-22.136864015793702" table:style-name="ce218">
            <text:p>-22,1</text:p>
          </table:table-cell>
          <table:table-cell table:style-name="ce82"/>
          <table:table-cell office:value-type="string" table:style-name="ce216">
            <text:p>5- Trab. serviços pessoais, de proteção e segurança e vendedores</text:p>
          </table:table-cell>
          <table:table-cell office:value-type="float" office:value="3439" table:style-name="ce219">
            <text:p>3439</text:p>
          </table:table-cell>
          <table:table-cell office:value-type="float" office:value="2090" table:style-name="ce219">
            <text:p>2090</text:p>
          </table:table-cell>
          <table:table-cell office:value-type="float" office:value="1725" table:style-name="ce219">
            <text:p>1725</text:p>
          </table:table-cell>
          <table:table-cell table:style-name="ce82"/>
          <table:table-cell office:value-type="string" table:style-name="ce220">
            <text:p>5- Trab. serviços pessoais, de proteção e segurança e vendedores</text:p>
          </table:table-cell>
          <table:table-cell office:value-type="float" office:value="1801" table:style-name="ce219">
            <text:p>1801</text:p>
          </table:table-cell>
          <table:table-cell office:value-type="float" office:value="1012" table:style-name="ce219">
            <text:p>1012</text:p>
          </table:table-cell>
          <table:table-cell office:value-type="float" office:value="795" table:style-name="ce219">
            <text:p>795</text:p>
          </table:table-cell>
          <table:table-cell table:style-name="ce82"/>
          <table:table-cell office:value-type="string" table:style-name="ce101">
            <text:p>1- Repres. poder legisla., órgãos exec., dirig., dir. e gestores execu.</text:p>
          </table:table-cell>
          <table:table-cell office:value-type="float" office:value="32" table:style-name="ce221">
            <text:p>32</text:p>
          </table:table-cell>
          <table:table-cell table:number-columns-repeated="16363" table:style-name="ce82"/>
        </table:table-row>
        <table:table-row table:style-name="ro28">
          <table:table-cell table:style-name="ce82"/>
          <table:table-cell office:value-type="string" table:style-name="ce216">
            <text:p>6- Agricultores e trab. qualificados da agric., <text:s/>pesca e floresta</text:p>
          </table:table-cell>
          <table:table-cell office:value-type="float" office:value="10144" table:style-name="ce222">
            <text:p>10144</text:p>
          </table:table-cell>
          <table:table-cell office:value-type="float" office:value="10520" table:style-name="ce222">
            <text:p>10520</text:p>
          </table:table-cell>
          <table:table-cell office:value-type="float" office:value="11366" table:style-name="ce222">
            <text:p>11366</text:p>
          </table:table-cell>
          <table:table-cell table:style-name="ce82"/>
          <table:table-cell office:value-type="string" table:style-name="ce216">
            <text:p>3- Técnicos e profissões de nível intermédio</text:p>
          </table:table-cell>
          <table:table-cell office:value-type="float" office:value="-20.5863642649703" table:style-name="ce218">
            <text:p>-20,6</text:p>
          </table:table-cell>
          <table:table-cell table:style-name="ce82"/>
          <table:table-cell office:value-type="string" table:style-name="ce216">
            <text:p>6- Agricultores e trab. qualificados da agric., <text:s/>pesca e floresta</text:p>
          </table:table-cell>
          <table:table-cell office:value-type="float" office:value="345" table:style-name="ce223">
            <text:p>345</text:p>
          </table:table-cell>
          <table:table-cell office:value-type="float" office:value="334" table:style-name="ce223">
            <text:p>334</text:p>
          </table:table-cell>
          <table:table-cell office:value-type="float" office:value="294" table:style-name="ce223">
            <text:p>294</text:p>
          </table:table-cell>
          <table:table-cell table:style-name="ce82"/>
          <table:table-cell office:value-type="string" table:style-name="ce220">
            <text:p>6- Agricultores e trab. qualificados da agric., <text:s/>pesca e floresta</text:p>
          </table:table-cell>
          <table:table-cell office:value-type="float" office:value="179" table:style-name="ce223">
            <text:p>179</text:p>
          </table:table-cell>
          <table:table-cell office:value-type="float" office:value="158" table:style-name="ce223">
            <text:p>158</text:p>
          </table:table-cell>
          <table:table-cell office:value-type="float" office:value="177" table:style-name="ce223">
            <text:p>177</text:p>
          </table:table-cell>
          <table:table-cell table:style-name="ce82"/>
          <table:table-cell office:value-type="string" table:style-name="ce101">
            <text:p>3- Técnicos e profissões de nível intermédio</text:p>
          </table:table-cell>
          <table:table-cell office:value-type="float" office:value="84" table:style-name="ce221">
            <text:p>84</text:p>
          </table:table-cell>
          <table:table-cell table:number-columns-repeated="16363" table:style-name="ce82"/>
        </table:table-row>
        <table:table-row table:style-name="ro28">
          <table:table-cell table:style-name="ce82"/>
          <table:table-cell office:value-type="string" table:style-name="ce216">
            <text:p>7- Trabalhadores qualificados da indústria, construção e artífices</text:p>
          </table:table-cell>
          <table:table-cell office:value-type="float" office:value="29567" table:style-name="ce217">
            <text:p>29567</text:p>
          </table:table-cell>
          <table:table-cell office:value-type="float" office:value="31161" table:style-name="ce217">
            <text:p>31161</text:p>
          </table:table-cell>
          <table:table-cell office:value-type="float" office:value="40069" table:style-name="ce217">
            <text:p>40069</text:p>
          </table:table-cell>
          <table:table-cell table:style-name="ce82"/>
          <table:table-cell office:value-type="string" table:style-name="ce216">
            <text:p>1- Repres. poder legisla., órgãos exec., dirig., dir. e gestores execu.</text:p>
          </table:table-cell>
          <table:table-cell office:value-type="float" office:value="-20.144628099173602" table:style-name="ce218">
            <text:p>-20,1</text:p>
          </table:table-cell>
          <table:table-cell table:style-name="ce82"/>
          <table:table-cell office:value-type="string" table:style-name="ce216">
            <text:p>7- Trabalhadores qualificados da indústria, construção e artífices</text:p>
          </table:table-cell>
          <table:table-cell office:value-type="float" office:value="1752" table:style-name="ce219">
            <text:p>1752</text:p>
          </table:table-cell>
          <table:table-cell office:value-type="float" office:value="1613" table:style-name="ce219">
            <text:p>1613</text:p>
          </table:table-cell>
          <table:table-cell office:value-type="float" office:value="2056" table:style-name="ce219">
            <text:p>2056</text:p>
          </table:table-cell>
          <table:table-cell table:style-name="ce82"/>
          <table:table-cell office:value-type="string" table:style-name="ce220">
            <text:p>7- Trabalhadores qualificados da indústria, construção e artífices</text:p>
          </table:table-cell>
          <table:table-cell office:value-type="float" office:value="760" table:style-name="ce219">
            <text:p>760</text:p>
          </table:table-cell>
          <table:table-cell office:value-type="float" office:value="711" table:style-name="ce219">
            <text:p>711</text:p>
          </table:table-cell>
          <table:table-cell office:value-type="float" office:value="856" table:style-name="ce219">
            <text:p>856</text:p>
          </table:table-cell>
          <table:table-cell table:style-name="ce82"/>
          <table:table-cell office:value-type="string" table:style-name="ce101">
            <text:p>4- Pessoal administrativo</text:p>
          </table:table-cell>
          <table:table-cell office:value-type="float" office:value="119" table:style-name="ce221">
            <text:p>119</text:p>
          </table:table-cell>
          <table:table-cell table:number-columns-repeated="16363" table:style-name="ce82"/>
        </table:table-row>
        <table:table-row table:style-name="ro28">
          <table:table-cell table:style-name="ce82"/>
          <table:table-cell office:value-type="string" table:style-name="ce216">
            <text:p>8- Operadores de instalações e máquinas e trab. da montagem</text:p>
          </table:table-cell>
          <table:table-cell office:value-type="float" office:value="17764" table:style-name="ce222">
            <text:p>17764</text:p>
          </table:table-cell>
          <table:table-cell office:value-type="float" office:value="18797" table:style-name="ce222">
            <text:p>18797</text:p>
          </table:table-cell>
          <table:table-cell office:value-type="float" office:value="24563" table:style-name="ce222">
            <text:p>24563</text:p>
          </table:table-cell>
          <table:table-cell table:style-name="ce82"/>
          <table:table-cell office:value-type="string" table:style-name="ce216">
            <text:p>2- Especialistas das atividades intelectuais e científicas</text:p>
          </table:table-cell>
          <table:table-cell office:value-type="float" office:value="-18.225468662205699" table:style-name="ce218">
            <text:p>-18,2</text:p>
          </table:table-cell>
          <table:table-cell table:style-name="ce82"/>
          <table:table-cell office:value-type="string" table:style-name="ce216">
            <text:p>8- Operadores de instalações e máquinas e trab. da montagem</text:p>
          </table:table-cell>
          <table:table-cell office:value-type="float" office:value="1211" table:style-name="ce223">
            <text:p>1211</text:p>
          </table:table-cell>
          <table:table-cell office:value-type="float" office:value="1017" table:style-name="ce223">
            <text:p>1017</text:p>
          </table:table-cell>
          <table:table-cell office:value-type="float" office:value="1221" table:style-name="ce223">
            <text:p>1221</text:p>
          </table:table-cell>
          <table:table-cell table:style-name="ce82"/>
          <table:table-cell office:value-type="string" table:style-name="ce220">
            <text:p>8- Operadores de instalações e máquinas e trab. da montagem</text:p>
          </table:table-cell>
          <table:table-cell office:value-type="float" office:value="606" table:style-name="ce223">
            <text:p>606</text:p>
          </table:table-cell>
          <table:table-cell office:value-type="float" office:value="563" table:style-name="ce223">
            <text:p>563</text:p>
          </table:table-cell>
          <table:table-cell office:value-type="float" office:value="688" table:style-name="ce223">
            <text:p>688</text:p>
          </table:table-cell>
          <table:table-cell table:style-name="ce82"/>
          <table:table-cell office:value-type="string" table:style-name="ce101">
            <text:p>2- Especialistas das atividades intelectuais e científicas</text:p>
          </table:table-cell>
          <table:table-cell office:value-type="float" office:value="127" table:style-name="ce221">
            <text:p>127</text:p>
          </table:table-cell>
          <table:table-cell table:number-columns-repeated="16363" table:style-name="ce82"/>
        </table:table-row>
        <table:table-row table:style-name="ro28">
          <table:table-cell table:style-name="ce82"/>
          <table:table-cell office:value-type="string" table:style-name="ce216">
            <text:p>9- Trabalhadores não qualificados</text:p>
          </table:table-cell>
          <table:table-cell office:value-type="float" office:value="78667" table:style-name="ce217">
            <text:p>78667</text:p>
          </table:table-cell>
          <table:table-cell office:value-type="float" office:value="82326" table:style-name="ce217">
            <text:p>82326</text:p>
          </table:table-cell>
          <table:table-cell office:value-type="float" office:value="102187" table:style-name="ce217">
            <text:p>102187</text:p>
          </table:table-cell>
          <table:table-cell table:style-name="ce82"/>
          <table:table-cell office:value-type="string" table:style-name="ce216">
            <text:p>6- Agricultores e trab. qualificados da agric., <text:s/>pesca e floresta</text:p>
          </table:table-cell>
          <table:table-cell office:value-type="float" office:value="-10.751363716347001" table:style-name="ce218">
            <text:p>-10,8</text:p>
          </table:table-cell>
          <table:table-cell table:style-name="ce82"/>
          <table:table-cell office:value-type="string" table:style-name="ce216">
            <text:p>9- Trabalhadores não qualificados</text:p>
          </table:table-cell>
          <table:table-cell office:value-type="float" office:value="3409" table:style-name="ce219">
            <text:p>3409</text:p>
          </table:table-cell>
          <table:table-cell office:value-type="float" office:value="2780" table:style-name="ce219">
            <text:p>2780</text:p>
          </table:table-cell>
          <table:table-cell office:value-type="float" office:value="3437" table:style-name="ce219">
            <text:p>3437</text:p>
          </table:table-cell>
          <table:table-cell table:style-name="ce82"/>
          <table:table-cell office:value-type="string" table:style-name="ce220">
            <text:p>9- Trabalhadores não qualificados</text:p>
          </table:table-cell>
          <table:table-cell office:value-type="float" office:value="2270" table:style-name="ce219">
            <text:p>2270</text:p>
          </table:table-cell>
          <table:table-cell office:value-type="float" office:value="1956" table:style-name="ce219">
            <text:p>1956</text:p>
          </table:table-cell>
          <table:table-cell office:value-type="float" office:value="2354" table:style-name="ce219">
            <text:p>2354</text:p>
          </table:table-cell>
          <table:table-cell table:style-name="ce82"/>
          <table:table-cell office:value-type="string" table:style-name="ce101">
            <text:p>5- Trab. serviços pessoais, de proteção e segurança e vendedores</text:p>
          </table:table-cell>
          <table:table-cell office:value-type="float" office:value="1006" table:style-name="ce221">
            <text:p>1006</text:p>
          </table:table-cell>
          <table:table-cell table:number-columns-repeated="16363" table:style-name="ce82"/>
        </table:table-row>
        <table:table-row table:style-name="ro28">
          <table:table-cell table:style-name="ce82"/>
          <table:table-cell office:value-type="string" table:style-name="ce216">
            <text:p>0- Profissões das Forças Armadas</text:p>
          </table:table-cell>
          <table:table-cell office:value-type="float" office:value="162" table:style-name="ce222">
            <text:p>162</text:p>
          </table:table-cell>
          <table:table-cell office:value-type="float" office:value="160" table:style-name="ce222">
            <text:p>160</text:p>
          </table:table-cell>
          <table:table-cell office:value-type="float" office:value="174" table:style-name="ce222">
            <text:p>174</text:p>
          </table:table-cell>
          <table:table-cell table:number-columns-repeated="4" table:style-name="ce82"/>
          <table:table-cell office:value-type="string" table:style-name="ce216">
            <text:p>0- Profissões das Forças Armadas</text:p>
          </table:table-cell>
          <table:table-cell office:value-type="float" office:value="6" table:style-name="ce223">
            <text:p>6</text:p>
          </table:table-cell>
          <table:table-cell office:value-type="float" office:value="1" table:style-name="ce223">
            <text:p>1</text:p>
          </table:table-cell>
          <table:table-cell office:value-type="float" office:value="3" table:style-name="ce223">
            <text:p>3</text:p>
          </table:table-cell>
          <table:table-cell table:style-name="ce82"/>
          <table:table-cell office:value-type="string" table:style-name="ce220">
            <text:p>0- Profissões das Forças Armadas</text:p>
          </table:table-cell>
          <table:table-cell office:value-type="float" office:value="4" table:style-name="ce223">
            <text:p>4</text:p>
          </table:table-cell>
          <table:table-cell office:value-type="float" office:value="1" table:style-name="ce223">
            <text:p>1</text:p>
          </table:table-cell>
          <table:table-cell office:value-type="string" table:style-name="ce223">
            <text:p>0</text:p>
          </table:table-cell>
          <table:table-cell table:number-columns-repeated="16366" table:style-name="ce82"/>
        </table:table-row>
        <table:table-row table:style-name="ro28">
          <table:table-cell table:style-name="ce82"/>
          <table:table-cell table:style-name="ce216"/>
          <table:table-cell office:value-type="float" office:value="3" table:style-name="ce217">
            <text:p>3</text:p>
          </table:table-cell>
          <table:table-cell office:value-type="float" office:value="3" table:style-name="ce217">
            <text:p>3</text:p>
          </table:table-cell>
          <table:table-cell office:value-type="float" office:value="8" table:style-name="ce217">
            <text:p>8</text:p>
          </table:table-cell>
          <table:table-cell table:number-columns-repeated="16379" table:style-name="ce82"/>
        </table:table-row>
        <table:table-row table:number-rows-repeated="2" table:style-name="ro28">
          <table:table-cell/>
          <table:table-cell table:number-columns-repeated="16383" table:style-name="ce1"/>
        </table:table-row>
        <table:table-row table:number-rows-repeated="7" table:style-name="ro28">
          <table:table-cell table:number-columns-repeated="16384"/>
        </table:table-row>
        <table:table-row table:number-rows-repeated="1048553" table:style-name="ro24">
          <table:table-cell table:number-columns-repeated="16384"/>
        </table:table-row>
      </table:table>
      <table:table table:name="CAE" table:style-name="ta5">
        <table:table-column table:style-name="co39" table:default-cell-style-name="ce1"/>
        <table:table-column table:style-name="co40" table:default-cell-style-name="ce1"/>
        <table:table-column table:style-name="co31" table:number-columns-repeated="4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1" table:default-cell-style-name="ce1"/>
        <table:table-column table:style-name="co44" table:default-cell-style-name="ce1"/>
        <table:table-column table:style-name="co45" table:default-cell-style-name="ce1"/>
        <table:table-column table:style-name="co31" table:number-columns-repeated="4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31" table:default-cell-style-name="ce1"/>
        <table:table-column table:style-name="co49" table:default-cell-style-name="ce1"/>
        <table:table-column table:style-name="co50" table:default-cell-style-name="ce1"/>
        <table:table-column table:style-name="co31" table:number-columns-repeated="4" table:default-cell-style-name="ce1"/>
        <table:table-column table:style-name="co10" table:number-columns-repeated="16358" table:default-cell-style-name="ce1"/>
        <table:table-row table:style-name="ro21">
          <table:table-cell table:style-name="ce82"/>
          <table:table-cell table:number-columns-repeated="16383" table:style-name="ce82"/>
        </table:table-row>
        <table:table-row table:style-name="ro29">
          <table:table-cell table:style-name="ce82"/>
          <table:table-cell table:style-name="ce84"/>
          <table:table-cell office:value-type="string" table:style-name="ce213">
            <text:p>CAE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5" table:style-name="ce82"/>
          <table:table-cell table:style-name="ce213"/>
          <table:table-cell office:value-type="string" table:style-name="ce213">
            <text:p>CAE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5" table:style-name="ce82"/>
          <table:table-cell table:style-name="ce213"/>
          <table:table-cell office:value-type="string" table:style-name="ce213">
            <text:p>CAE</text:p>
          </table:table-cell>
          <table:table-cell office:value-type="string" table:style-name="ce94">
            <text:p>202203</text:p>
          </table:table-cell>
          <table:table-cell office:value-type="string" table:style-name="ce94">
            <text:p>202202</text:p>
          </table:table-cell>
          <table:table-cell office:value-type="string" table:style-name="ce94">
            <text:p>202103</text:p>
          </table:table-cell>
          <table:table-cell table:number-columns-repeated="16358" table:style-name="ce82"/>
        </table:table-row>
        <table:table-row table:style-name="ro30">
          <table:table-cell table:style-name="ce82"/>
          <table:table-cell table:style-name="ce82"/>
          <table:table-cell office:value-type="string" table:style-name="ce214">
            <text:p>Desemprego no Fim</text:p>
          </table:table-cell>
          <table:table-cell office:value-type="float" office:value="276835" table:style-name="ce156">
            <text:p>276835</text:p>
          </table:table-cell>
          <table:table-cell office:value-type="float" office:value="293465" table:style-name="ce156">
            <text:p>293465</text:p>
          </table:table-cell>
          <table:table-cell office:value-type="float" office:value="373396" table:style-name="ce156">
            <text:p>373396</text:p>
          </table:table-cell>
          <table:table-cell table:style-name="ce82"/>
          <table:table-cell table:style-name="ce152"/>
          <table:table-cell office:value-type="string" table:style-name="ce214">
            <text:p>Desemprego no Fim</text:p>
          </table:table-cell>
          <table:table-cell office:value-type="string" table:style-name="ce224">
            <text:p>var hom %</text:p>
          </table:table-cell>
          <table:table-cell table:style-name="ce82"/>
          <table:table-cell table:style-name="ce214"/>
          <table:table-cell office:value-type="string" table:style-name="ce214">
            <text:p>Ofertas recebidas</text:p>
          </table:table-cell>
          <table:table-cell office:value-type="float" office:value="13982" table:style-name="ce156">
            <text:p>13982</text:p>
          </table:table-cell>
          <table:table-cell office:value-type="float" office:value="10634" table:style-name="ce156">
            <text:p>10634</text:p>
          </table:table-cell>
          <table:table-cell office:value-type="float" office:value="11689" table:style-name="ce156">
            <text:p>11689</text:p>
          </table:table-cell>
          <table:table-cell table:style-name="ce82"/>
          <table:table-cell table:style-name="ce152"/>
          <table:table-cell office:value-type="string" table:style-name="ce214">
            <text:p>Ofertas recebidas</text:p>
          </table:table-cell>
          <table:table-cell office:value-type="string" table:style-name="ce224">
            <text:p>var hom val abs</text:p>
          </table:table-cell>
          <table:table-cell table:style-name="ce82"/>
          <table:table-cell table:style-name="ce214"/>
          <table:table-cell office:value-type="string" table:style-name="ce214">
            <text:p>Colocações efetuadas</text:p>
          </table:table-cell>
          <table:table-cell office:value-type="float" office:value="7757" table:style-name="ce156">
            <text:p>7757</text:p>
          </table:table-cell>
          <table:table-cell office:value-type="float" office:value="6092" table:style-name="ce156">
            <text:p>6092</text:p>
          </table:table-cell>
          <table:table-cell office:value-type="float" office:value="6645" table:style-name="ce156">
            <text:p>6645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01</text:p>
          </table:table-cell>
          <table:table-cell office:value-type="string" table:style-name="ce216">
            <text:p>Agricultura, produção animal, caça, floresta e pesca</text:p>
          </table:table-cell>
          <table:table-cell office:value-type="float" office:value="13259" table:style-name="ce102">
            <text:p>13259</text:p>
          </table:table-cell>
          <table:table-cell office:value-type="float" office:value="13663" table:style-name="ce102">
            <text:p>13663</text:p>
          </table:table-cell>
          <table:table-cell office:value-type="float" office:value="15625" table:style-name="ce102">
            <text:p>15625</text:p>
          </table:table-cell>
          <table:table-cell table:style-name="ce82"/>
          <table:table-cell office:value-type="string" table:style-name="ce216">
            <text:p>07</text:p>
          </table:table-cell>
          <table:table-cell office:value-type="string" table:style-name="ce216">
            <text:p>Indústria do couro e dos produtos do couro</text:p>
          </table:table-cell>
          <table:table-cell office:value-type="float" office:value="-44.048872972403601" table:style-name="ce225">
            <text:p>-44,0</text:p>
          </table:table-cell>
          <table:table-cell table:style-name="ce82"/>
          <table:table-cell office:value-type="string" table:style-name="ce216">
            <text:p>01</text:p>
          </table:table-cell>
          <table:table-cell office:value-type="string" table:style-name="ce216">
            <text:p>Agricultura, produção animal, caça, floresta e pesca</text:p>
          </table:table-cell>
          <table:table-cell office:value-type="float" office:value="457" table:style-name="ce102">
            <text:p>457</text:p>
          </table:table-cell>
          <table:table-cell office:value-type="float" office:value="371" table:style-name="ce102">
            <text:p>371</text:p>
          </table:table-cell>
          <table:table-cell office:value-type="float" office:value="455" table:style-name="ce102">
            <text:p>455</text:p>
          </table:table-cell>
          <table:table-cell table:style-name="ce82"/>
          <table:table-cell office:value-type="string" table:style-name="ce216">
            <text:p>17</text:p>
          </table:table-cell>
          <table:table-cell office:value-type="string" table:style-name="ce216">
            <text:p>Construção</text:p>
          </table:table-cell>
          <table:table-cell office:value-type="float" office:value="-231" table:style-name="ce102">
            <text:p>-231</text:p>
          </table:table-cell>
          <table:table-cell table:style-name="ce82"/>
          <table:table-cell office:value-type="string" table:style-name="ce216">
            <text:p>01</text:p>
          </table:table-cell>
          <table:table-cell office:value-type="string" table:style-name="ce216">
            <text:p>Agricultura, produção animal, caça, floresta e pesca</text:p>
          </table:table-cell>
          <table:table-cell office:value-type="float" office:value="249" table:style-name="ce102">
            <text:p>249</text:p>
          </table:table-cell>
          <table:table-cell office:value-type="float" office:value="169" table:style-name="ce102">
            <text:p>169</text:p>
          </table:table-cell>
          <table:table-cell office:value-type="float" office:value="286" table:style-name="ce102">
            <text:p>286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02</text:p>
          </table:table-cell>
          <table:table-cell office:value-type="string" table:style-name="ce216">
            <text:p>Indústria, energia e água e construção</text:p>
          </table:table-cell>
          <table:table-cell office:value-type="float" office:value="53606" table:style-name="ce182">
            <text:p>53606</text:p>
          </table:table-cell>
          <table:table-cell office:value-type="float" office:value="56616" table:style-name="ce182">
            <text:p>56616</text:p>
          </table:table-cell>
          <table:table-cell office:value-type="float" office:value="72731" table:style-name="ce182">
            <text:p>72731</text:p>
          </table:table-cell>
          <table:table-cell table:style-name="ce82"/>
          <table:table-cell office:value-type="string" table:style-name="ce216">
            <text:p>22</text:p>
          </table:table-cell>
          <table:table-cell office:value-type="string" table:style-name="ce216">
            <text:p>Alojamento, restauração e similares</text:p>
          </table:table-cell>
          <table:table-cell office:value-type="float" office:value="-43.572266051946499" table:style-name="ce226">
            <text:p>-43,6</text:p>
          </table:table-cell>
          <table:table-cell table:style-name="ce82"/>
          <table:table-cell office:value-type="string" table:style-name="ce216">
            <text:p>02</text:p>
          </table:table-cell>
          <table:table-cell office:value-type="string" table:style-name="ce216">
            <text:p>Indústria, energia e água e construção</text:p>
          </table:table-cell>
          <table:table-cell office:value-type="float" office:value="2986" table:style-name="ce182">
            <text:p>2986</text:p>
          </table:table-cell>
          <table:table-cell office:value-type="float" office:value="2900" table:style-name="ce182">
            <text:p>2900</text:p>
          </table:table-cell>
          <table:table-cell office:value-type="float" office:value="3673" table:style-name="ce182">
            <text:p>3673</text:p>
          </table:table-cell>
          <table:table-cell table:style-name="ce82"/>
          <table:table-cell office:value-type="string" table:style-name="ce216">
            <text:p>25</text:p>
          </table:table-cell>
          <table:table-cell office:value-type="string" table:style-name="ce216">
            <text:p>Atividades imobiliárias, administrativas e dos serviços de apoio</text:p>
          </table:table-cell>
          <table:table-cell office:value-type="float" office:value="-220" table:style-name="ce182">
            <text:p>-220</text:p>
          </table:table-cell>
          <table:table-cell table:style-name="ce82"/>
          <table:table-cell office:value-type="string" table:style-name="ce216">
            <text:p>02</text:p>
          </table:table-cell>
          <table:table-cell office:value-type="string" table:style-name="ce216">
            <text:p>Indústria, energia e água e construção</text:p>
          </table:table-cell>
          <table:table-cell office:value-type="float" office:value="1579" table:style-name="ce182">
            <text:p>1579</text:p>
          </table:table-cell>
          <table:table-cell office:value-type="float" office:value="1468" table:style-name="ce182">
            <text:p>1468</text:p>
          </table:table-cell>
          <table:table-cell office:value-type="float" office:value="1836" table:style-name="ce182">
            <text:p>1836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03</text:p>
          </table:table-cell>
          <table:table-cell office:value-type="string" table:style-name="ce216">
            <text:p>Indústrias extrativas</text:p>
          </table:table-cell>
          <table:table-cell office:value-type="float" office:value="1501" table:style-name="ce102">
            <text:p>1501</text:p>
          </table:table-cell>
          <table:table-cell office:value-type="float" office:value="1567" table:style-name="ce102">
            <text:p>1567</text:p>
          </table:table-cell>
          <table:table-cell office:value-type="float" office:value="2031" table:style-name="ce102">
            <text:p>2031</text:p>
          </table:table-cell>
          <table:table-cell table:style-name="ce82"/>
          <table:table-cell office:value-type="string" table:style-name="ce216">
            <text:p>06</text:p>
          </table:table-cell>
          <table:table-cell office:value-type="string" table:style-name="ce216">
            <text:p>Indústria do vestuário</text:p>
          </table:table-cell>
          <table:table-cell office:value-type="float" office:value="-32.0127927370267" table:style-name="ce225">
            <text:p>-32,0</text:p>
          </table:table-cell>
          <table:table-cell table:style-name="ce82"/>
          <table:table-cell office:value-type="string" table:style-name="ce216">
            <text:p>03</text:p>
          </table:table-cell>
          <table:table-cell office:value-type="string" table:style-name="ce216">
            <text:p>Indústrias extrativas</text:p>
          </table:table-cell>
          <table:table-cell office:value-type="float" office:value="17" table:style-name="ce102">
            <text:p>17</text:p>
          </table:table-cell>
          <table:table-cell office:value-type="float" office:value="11" table:style-name="ce102">
            <text:p>11</text:p>
          </table:table-cell>
          <table:table-cell office:value-type="float" office:value="20" table:style-name="ce102">
            <text:p>20</text:p>
          </table:table-cell>
          <table:table-cell table:style-name="ce82"/>
          <table:table-cell office:value-type="string" table:style-name="ce216">
            <text:p>12</text:p>
          </table:table-cell>
          <table:table-cell office:value-type="string" table:style-name="ce216">
            <text:p>Indústria metalúrgica de base e fab. produtos metálicos</text:p>
          </table:table-cell>
          <table:table-cell office:value-type="float" office:value="-136" table:style-name="ce102">
            <text:p>-136</text:p>
          </table:table-cell>
          <table:table-cell table:style-name="ce82"/>
          <table:table-cell office:value-type="string" table:style-name="ce216">
            <text:p>03</text:p>
          </table:table-cell>
          <table:table-cell office:value-type="string" table:style-name="ce216">
            <text:p>Indústrias extrativas</text:p>
          </table:table-cell>
          <table:table-cell office:value-type="float" office:value="6" table:style-name="ce102">
            <text:p>6</text:p>
          </table:table-cell>
          <table:table-cell office:value-type="float" office:value="2" table:style-name="ce102">
            <text:p>2</text:p>
          </table:table-cell>
          <table:table-cell office:value-type="float" office:value="9" table:style-name="ce102">
            <text:p>9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04</text:p>
          </table:table-cell>
          <table:table-cell office:value-type="string" table:style-name="ce216">
            <text:p>Indústrias alimentares das bebidas e do tabaco</text:p>
          </table:table-cell>
          <table:table-cell office:value-type="float" office:value="5671" table:style-name="ce182">
            <text:p>5671</text:p>
          </table:table-cell>
          <table:table-cell office:value-type="float" office:value="5969" table:style-name="ce182">
            <text:p>5969</text:p>
          </table:table-cell>
          <table:table-cell office:value-type="float" office:value="8019" table:style-name="ce182">
            <text:p>8019</text:p>
          </table:table-cell>
          <table:table-cell table:style-name="ce82"/>
          <table:table-cell office:value-type="string" table:style-name="ce216">
            <text:p>04</text:p>
          </table:table-cell>
          <table:table-cell office:value-type="string" table:style-name="ce216">
            <text:p>Indústrias alimentares das bebidas e do tabaco</text:p>
          </table:table-cell>
          <table:table-cell office:value-type="float" office:value="-29.280458910088502" table:style-name="ce226">
            <text:p>-29,3</text:p>
          </table:table-cell>
          <table:table-cell table:style-name="ce82"/>
          <table:table-cell office:value-type="string" table:style-name="ce216">
            <text:p>04</text:p>
          </table:table-cell>
          <table:table-cell office:value-type="string" table:style-name="ce216">
            <text:p>Indústrias alimentares das bebidas e do tabaco</text:p>
          </table:table-cell>
          <table:table-cell office:value-type="float" office:value="267" table:style-name="ce182">
            <text:p>267</text:p>
          </table:table-cell>
          <table:table-cell office:value-type="float" office:value="238" table:style-name="ce182">
            <text:p>238</text:p>
          </table:table-cell>
          <table:table-cell office:value-type="float" office:value="236" table:style-name="ce182">
            <text:p>236</text:p>
          </table:table-cell>
          <table:table-cell table:style-name="ce82"/>
          <table:table-cell office:value-type="string" table:style-name="ce216">
            <text:p>10</text:p>
          </table:table-cell>
          <table:table-cell office:value-type="string" table:style-name="ce216">
            <text:p>Fab. produtos petrolíferos, químicos, farmacêuticos, borracha e plástico</text:p>
          </table:table-cell>
          <table:table-cell office:value-type="float" office:value="-108" table:style-name="ce182">
            <text:p>-108</text:p>
          </table:table-cell>
          <table:table-cell table:style-name="ce82"/>
          <table:table-cell office:value-type="string" table:style-name="ce216">
            <text:p>04</text:p>
          </table:table-cell>
          <table:table-cell office:value-type="string" table:style-name="ce216">
            <text:p>Indústrias alimentares das bebidas e do tabaco</text:p>
          </table:table-cell>
          <table:table-cell office:value-type="float" office:value="141" table:style-name="ce182">
            <text:p>141</text:p>
          </table:table-cell>
          <table:table-cell office:value-type="float" office:value="148" table:style-name="ce182">
            <text:p>148</text:p>
          </table:table-cell>
          <table:table-cell office:value-type="float" office:value="129" table:style-name="ce182">
            <text:p>129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05</text:p>
          </table:table-cell>
          <table:table-cell office:value-type="string" table:style-name="ce216">
            <text:p>Fabricação de têxteis</text:p>
          </table:table-cell>
          <table:table-cell office:value-type="float" office:value="2295" table:style-name="ce102">
            <text:p>2295</text:p>
          </table:table-cell>
          <table:table-cell office:value-type="float" office:value="2428" table:style-name="ce102">
            <text:p>2428</text:p>
          </table:table-cell>
          <table:table-cell office:value-type="float" office:value="3181" table:style-name="ce102">
            <text:p>3181</text:p>
          </table:table-cell>
          <table:table-cell table:style-name="ce82"/>
          <table:table-cell office:value-type="string" table:style-name="ce216">
            <text:p>20</text:p>
          </table:table-cell>
          <table:table-cell office:value-type="string" table:style-name="ce216">
            <text:p>Comércio por grosso e a retalho</text:p>
          </table:table-cell>
          <table:table-cell office:value-type="float" office:value="-28.013842541094998" table:style-name="ce225">
            <text:p>-28,0</text:p>
          </table:table-cell>
          <table:table-cell table:style-name="ce82"/>
          <table:table-cell office:value-type="string" table:style-name="ce216">
            <text:p>05</text:p>
          </table:table-cell>
          <table:table-cell office:value-type="string" table:style-name="ce216">
            <text:p>Fabricação de têxteis</text:p>
          </table:table-cell>
          <table:table-cell office:value-type="float" office:value="187" table:style-name="ce102">
            <text:p>187</text:p>
          </table:table-cell>
          <table:table-cell office:value-type="float" office:value="128" table:style-name="ce102">
            <text:p>128</text:p>
          </table:table-cell>
          <table:table-cell office:value-type="float" office:value="139" table:style-name="ce102">
            <text:p>139</text:p>
          </table:table-cell>
          <table:table-cell table:style-name="ce82"/>
          <table:table-cell office:value-type="string" table:style-name="ce216">
            <text:p>07</text:p>
          </table:table-cell>
          <table:table-cell office:value-type="string" table:style-name="ce216">
            <text:p>Indústria do couro e dos produtos do couro</text:p>
          </table:table-cell>
          <table:table-cell office:value-type="float" office:value="-74" table:style-name="ce102">
            <text:p>-74</text:p>
          </table:table-cell>
          <table:table-cell table:style-name="ce82"/>
          <table:table-cell office:value-type="string" table:style-name="ce216">
            <text:p>05</text:p>
          </table:table-cell>
          <table:table-cell office:value-type="string" table:style-name="ce216">
            <text:p>Fabricação de têxteis</text:p>
          </table:table-cell>
          <table:table-cell office:value-type="float" office:value="102" table:style-name="ce102">
            <text:p>102</text:p>
          </table:table-cell>
          <table:table-cell office:value-type="float" office:value="93" table:style-name="ce102">
            <text:p>93</text:p>
          </table:table-cell>
          <table:table-cell office:value-type="float" office:value="74" table:style-name="ce102">
            <text:p>74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06</text:p>
          </table:table-cell>
          <table:table-cell office:value-type="string" table:style-name="ce216">
            <text:p>Indústria do vestuário</text:p>
          </table:table-cell>
          <table:table-cell office:value-type="float" office:value="6590" table:style-name="ce182">
            <text:p>6590</text:p>
          </table:table-cell>
          <table:table-cell office:value-type="float" office:value="7135" table:style-name="ce182">
            <text:p>7135</text:p>
          </table:table-cell>
          <table:table-cell office:value-type="float" office:value="9693" table:style-name="ce182">
            <text:p>9693</text:p>
          </table:table-cell>
          <table:table-cell table:style-name="ce82"/>
          <table:table-cell office:value-type="string" table:style-name="ce216">
            <text:p>05</text:p>
          </table:table-cell>
          <table:table-cell office:value-type="string" table:style-name="ce216">
            <text:p>Fabricação de têxteis</text:p>
          </table:table-cell>
          <table:table-cell office:value-type="float" office:value="-27.852876453945299" table:style-name="ce226">
            <text:p>-27,9</text:p>
          </table:table-cell>
          <table:table-cell table:style-name="ce82"/>
          <table:table-cell office:value-type="string" table:style-name="ce216">
            <text:p>06</text:p>
          </table:table-cell>
          <table:table-cell office:value-type="string" table:style-name="ce216">
            <text:p>Indústria do vestuário</text:p>
          </table:table-cell>
          <table:table-cell office:value-type="float" office:value="284" table:style-name="ce182">
            <text:p>284</text:p>
          </table:table-cell>
          <table:table-cell office:value-type="float" office:value="286" table:style-name="ce182">
            <text:p>286</text:p>
          </table:table-cell>
          <table:table-cell office:value-type="float" office:value="340" table:style-name="ce182">
            <text:p>340</text:p>
          </table:table-cell>
          <table:table-cell table:style-name="ce82"/>
          <table:table-cell office:value-type="string" table:style-name="ce216">
            <text:p>06</text:p>
          </table:table-cell>
          <table:table-cell office:value-type="string" table:style-name="ce216">
            <text:p>Indústria do vestuário</text:p>
          </table:table-cell>
          <table:table-cell office:value-type="float" office:value="-56" table:style-name="ce182">
            <text:p>-56</text:p>
          </table:table-cell>
          <table:table-cell table:style-name="ce82"/>
          <table:table-cell office:value-type="string" table:style-name="ce216">
            <text:p>06</text:p>
          </table:table-cell>
          <table:table-cell office:value-type="string" table:style-name="ce216">
            <text:p>Indústria do vestuário</text:p>
          </table:table-cell>
          <table:table-cell office:value-type="float" office:value="169" table:style-name="ce182">
            <text:p>169</text:p>
          </table:table-cell>
          <table:table-cell office:value-type="float" office:value="183" table:style-name="ce182">
            <text:p>183</text:p>
          </table:table-cell>
          <table:table-cell office:value-type="float" office:value="259" table:style-name="ce182">
            <text:p>259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07</text:p>
          </table:table-cell>
          <table:table-cell office:value-type="string" table:style-name="ce216">
            <text:p>Indústria do couro e dos produtos do couro</text:p>
          </table:table-cell>
          <table:table-cell office:value-type="float" office:value="2656" table:style-name="ce102">
            <text:p>2656</text:p>
          </table:table-cell>
          <table:table-cell office:value-type="float" office:value="2912" table:style-name="ce102">
            <text:p>2912</text:p>
          </table:table-cell>
          <table:table-cell office:value-type="float" office:value="4747" table:style-name="ce102">
            <text:p>4747</text:p>
          </table:table-cell>
          <table:table-cell table:style-name="ce82"/>
          <table:table-cell office:value-type="string" table:style-name="ce216">
            <text:p>21</text:p>
          </table:table-cell>
          <table:table-cell office:value-type="string" table:style-name="ce216">
            <text:p>Transportes e armazenagem</text:p>
          </table:table-cell>
          <table:table-cell office:value-type="float" office:value="-27.511864406779701" table:style-name="ce225">
            <text:p>-27,5</text:p>
          </table:table-cell>
          <table:table-cell table:style-name="ce82"/>
          <table:table-cell office:value-type="string" table:style-name="ce216">
            <text:p>07</text:p>
          </table:table-cell>
          <table:table-cell office:value-type="string" table:style-name="ce216">
            <text:p>Indústria do couro e dos produtos do couro</text:p>
          </table:table-cell>
          <table:table-cell office:value-type="float" office:value="168" table:style-name="ce102">
            <text:p>168</text:p>
          </table:table-cell>
          <table:table-cell office:value-type="float" office:value="207" table:style-name="ce102">
            <text:p>207</text:p>
          </table:table-cell>
          <table:table-cell office:value-type="float" office:value="242" table:style-name="ce102">
            <text:p>242</text:p>
          </table:table-cell>
          <table:table-cell table:style-name="ce82"/>
          <table:table-cell office:value-type="string" table:style-name="ce216">
            <text:p>15</text:p>
          </table:table-cell>
          <table:table-cell office:value-type="string" table:style-name="ce216">
            <text:p>Fab. mobiliário, repar. instal. máq. e equipa. e outras ind. transformadoras</text:p>
          </table:table-cell>
          <table:table-cell office:value-type="float" office:value="-40" table:style-name="ce102">
            <text:p>-40</text:p>
          </table:table-cell>
          <table:table-cell table:style-name="ce82"/>
          <table:table-cell office:value-type="string" table:style-name="ce216">
            <text:p>07</text:p>
          </table:table-cell>
          <table:table-cell office:value-type="string" table:style-name="ce216">
            <text:p>Indústria do couro e dos produtos do couro</text:p>
          </table:table-cell>
          <table:table-cell office:value-type="float" office:value="133" table:style-name="ce102">
            <text:p>133</text:p>
          </table:table-cell>
          <table:table-cell office:value-type="float" office:value="154" table:style-name="ce102">
            <text:p>154</text:p>
          </table:table-cell>
          <table:table-cell office:value-type="float" office:value="171" table:style-name="ce102">
            <text:p>171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08</text:p>
          </table:table-cell>
          <table:table-cell office:value-type="string" table:style-name="ce216">
            <text:p>Indústria da madeira e da cortiça</text:p>
          </table:table-cell>
          <table:table-cell office:value-type="float" office:value="1653" table:style-name="ce182">
            <text:p>1653</text:p>
          </table:table-cell>
          <table:table-cell office:value-type="float" office:value="1733" table:style-name="ce182">
            <text:p>1733</text:p>
          </table:table-cell>
          <table:table-cell office:value-type="float" office:value="2107" table:style-name="ce182">
            <text:p>2107</text:p>
          </table:table-cell>
          <table:table-cell table:style-name="ce82"/>
          <table:table-cell office:value-type="string" table:style-name="ce216">
            <text:p>03</text:p>
          </table:table-cell>
          <table:table-cell office:value-type="string" table:style-name="ce216">
            <text:p>Indústrias extrativas</text:p>
          </table:table-cell>
          <table:table-cell office:value-type="float" office:value="-26.095519448547499" table:style-name="ce226">
            <text:p>-26,1</text:p>
          </table:table-cell>
          <table:table-cell table:style-name="ce82"/>
          <table:table-cell office:value-type="string" table:style-name="ce216">
            <text:p>08</text:p>
          </table:table-cell>
          <table:table-cell office:value-type="string" table:style-name="ce216">
            <text:p>Indústria da madeira e da cortiça</text:p>
          </table:table-cell>
          <table:table-cell office:value-type="float" office:value="67" table:style-name="ce182">
            <text:p>67</text:p>
          </table:table-cell>
          <table:table-cell office:value-type="float" office:value="86" table:style-name="ce182">
            <text:p>86</text:p>
          </table:table-cell>
          <table:table-cell office:value-type="float" office:value="97" table:style-name="ce182">
            <text:p>97</text:p>
          </table:table-cell>
          <table:table-cell table:style-name="ce82"/>
          <table:table-cell office:value-type="string" table:style-name="ce216">
            <text:p>13</text:p>
          </table:table-cell>
          <table:table-cell office:value-type="string" table:style-name="ce216">
            <text:p>Fab. equipamento informático, elétrico, máquinas e equipamentos n.e.</text:p>
          </table:table-cell>
          <table:table-cell office:value-type="float" office:value="-32" table:style-name="ce182">
            <text:p>-32</text:p>
          </table:table-cell>
          <table:table-cell table:style-name="ce82"/>
          <table:table-cell office:value-type="string" table:style-name="ce216">
            <text:p>08</text:p>
          </table:table-cell>
          <table:table-cell office:value-type="string" table:style-name="ce216">
            <text:p>Indústria da madeira e da cortiça</text:p>
          </table:table-cell>
          <table:table-cell office:value-type="float" office:value="41" table:style-name="ce182">
            <text:p>41</text:p>
          </table:table-cell>
          <table:table-cell office:value-type="float" office:value="25" table:style-name="ce182">
            <text:p>25</text:p>
          </table:table-cell>
          <table:table-cell office:value-type="float" office:value="56" table:style-name="ce182">
            <text:p>56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09</text:p>
          </table:table-cell>
          <table:table-cell office:value-type="string" table:style-name="ce216">
            <text:p>Indústrias do papel, impressão e reprodução</text:p>
          </table:table-cell>
          <table:table-cell office:value-type="float" office:value="1061" table:style-name="ce102">
            <text:p>1061</text:p>
          </table:table-cell>
          <table:table-cell office:value-type="float" office:value="1112" table:style-name="ce102">
            <text:p>1112</text:p>
          </table:table-cell>
          <table:table-cell office:value-type="float" office:value="1340" table:style-name="ce102">
            <text:p>1340</text:p>
          </table:table-cell>
          <table:table-cell table:style-name="ce82"/>
          <table:table-cell office:value-type="string" table:style-name="ce216">
            <text:p>28</text:p>
          </table:table-cell>
          <table:table-cell office:value-type="string" table:style-name="ce216">
            <text:p>Outras atividades de serviços</text:p>
          </table:table-cell>
          <table:table-cell office:value-type="float" office:value="-25.828847804040901" table:style-name="ce225">
            <text:p>-25,8</text:p>
          </table:table-cell>
          <table:table-cell table:style-name="ce82"/>
          <table:table-cell office:value-type="string" table:style-name="ce216">
            <text:p>09</text:p>
          </table:table-cell>
          <table:table-cell office:value-type="string" table:style-name="ce216">
            <text:p>Indústrias do papel, impressão e reprodução</text:p>
          </table:table-cell>
          <table:table-cell office:value-type="float" office:value="61" table:style-name="ce102">
            <text:p>61</text:p>
          </table:table-cell>
          <table:table-cell office:value-type="float" office:value="57" table:style-name="ce102">
            <text:p>57</text:p>
          </table:table-cell>
          <table:table-cell office:value-type="float" office:value="44" table:style-name="ce102">
            <text:p>44</text:p>
          </table:table-cell>
          <table:table-cell table:style-name="ce82"/>
          <table:table-cell office:value-type="string" table:style-name="ce216">
            <text:p>08</text:p>
          </table:table-cell>
          <table:table-cell office:value-type="string" table:style-name="ce216">
            <text:p>Indústria da madeira e da cortiça</text:p>
          </table:table-cell>
          <table:table-cell office:value-type="float" office:value="-30" table:style-name="ce102">
            <text:p>-30</text:p>
          </table:table-cell>
          <table:table-cell table:style-name="ce82"/>
          <table:table-cell office:value-type="string" table:style-name="ce216">
            <text:p>09</text:p>
          </table:table-cell>
          <table:table-cell office:value-type="string" table:style-name="ce216">
            <text:p>Indústrias do papel, impressão e reprodução</text:p>
          </table:table-cell>
          <table:table-cell office:value-type="float" office:value="49" table:style-name="ce102">
            <text:p>49</text:p>
          </table:table-cell>
          <table:table-cell office:value-type="float" office:value="26" table:style-name="ce102">
            <text:p>26</text:p>
          </table:table-cell>
          <table:table-cell office:value-type="float" office:value="15" table:style-name="ce102">
            <text:p>15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10</text:p>
          </table:table-cell>
          <table:table-cell office:value-type="string" table:style-name="ce216">
            <text:p>Fab. produtos petrolíferos, químicos, farmacêuticos, borracha e plástico</text:p>
          </table:table-cell>
          <table:table-cell office:value-type="float" office:value="1971" table:style-name="ce182">
            <text:p>1971</text:p>
          </table:table-cell>
          <table:table-cell office:value-type="float" office:value="2097" table:style-name="ce182">
            <text:p>2097</text:p>
          </table:table-cell>
          <table:table-cell office:value-type="float" office:value="2458" table:style-name="ce182">
            <text:p>2458</text:p>
          </table:table-cell>
          <table:table-cell table:style-name="ce82"/>
          <table:table-cell office:value-type="string" table:style-name="ce216">
            <text:p>13</text:p>
          </table:table-cell>
          <table:table-cell office:value-type="string" table:style-name="ce216">
            <text:p>Fab. equipamento informático, elétrico, máquinas e equipamentos n.e.</text:p>
          </table:table-cell>
          <table:table-cell office:value-type="float" office:value="-25.085910652921001" table:style-name="ce226">
            <text:p>-25,1</text:p>
          </table:table-cell>
          <table:table-cell table:style-name="ce82"/>
          <table:table-cell office:value-type="string" table:style-name="ce216">
            <text:p>10</text:p>
          </table:table-cell>
          <table:table-cell office:value-type="string" table:style-name="ce216">
            <text:p>Fab. produtos petrolíferos, químicos, farmacêuticos, borracha e plástico</text:p>
          </table:table-cell>
          <table:table-cell office:value-type="float" office:value="113" table:style-name="ce182">
            <text:p>113</text:p>
          </table:table-cell>
          <table:table-cell office:value-type="float" office:value="92" table:style-name="ce182">
            <text:p>92</text:p>
          </table:table-cell>
          <table:table-cell office:value-type="float" office:value="221" table:style-name="ce182">
            <text:p>221</text:p>
          </table:table-cell>
          <table:table-cell table:style-name="ce82"/>
          <table:table-cell office:value-type="string" table:style-name="ce216">
            <text:p>11</text:p>
          </table:table-cell>
          <table:table-cell office:value-type="string" table:style-name="ce216">
            <text:p>Fabricação de outros produtos minerais não metálicos</text:p>
          </table:table-cell>
          <table:table-cell office:value-type="float" office:value="-27" table:style-name="ce182">
            <text:p>-27</text:p>
          </table:table-cell>
          <table:table-cell table:style-name="ce82"/>
          <table:table-cell office:value-type="string" table:style-name="ce216">
            <text:p>10</text:p>
          </table:table-cell>
          <table:table-cell office:value-type="string" table:style-name="ce216">
            <text:p>Fab. produtos petrolíferos, químicos, farmacêuticos, borracha e plástico</text:p>
          </table:table-cell>
          <table:table-cell office:value-type="float" office:value="66" table:style-name="ce182">
            <text:p>66</text:p>
          </table:table-cell>
          <table:table-cell office:value-type="float" office:value="55" table:style-name="ce182">
            <text:p>55</text:p>
          </table:table-cell>
          <table:table-cell office:value-type="float" office:value="64" table:style-name="ce182">
            <text:p>64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11</text:p>
          </table:table-cell>
          <table:table-cell office:value-type="string" table:style-name="ce216">
            <text:p>Fabricação de outros produtos minerais não metálicos</text:p>
          </table:table-cell>
          <table:table-cell office:value-type="float" office:value="1464" table:style-name="ce102">
            <text:p>1464</text:p>
          </table:table-cell>
          <table:table-cell office:value-type="float" office:value="1526" table:style-name="ce102">
            <text:p>1526</text:p>
          </table:table-cell>
          <table:table-cell office:value-type="float" office:value="1899" table:style-name="ce102">
            <text:p>1899</text:p>
          </table:table-cell>
          <table:table-cell table:style-name="ce82"/>
          <table:table-cell office:value-type="string" table:style-name="ce216">
            <text:p>14</text:p>
          </table:table-cell>
          <table:table-cell office:value-type="string" table:style-name="ce216">
            <text:p>Fab. veículos automóveis, componentes e outro equipa. de transporte</text:p>
          </table:table-cell>
          <table:table-cell office:value-type="float" office:value="-25.0290135396518" table:style-name="ce225">
            <text:p>-25,0</text:p>
          </table:table-cell>
          <table:table-cell table:style-name="ce82"/>
          <table:table-cell office:value-type="string" table:style-name="ce216">
            <text:p>11</text:p>
          </table:table-cell>
          <table:table-cell office:value-type="string" table:style-name="ce216">
            <text:p>Fabricação de outros produtos minerais não metálicos</text:p>
          </table:table-cell>
          <table:table-cell office:value-type="float" office:value="76" table:style-name="ce102">
            <text:p>76</text:p>
          </table:table-cell>
          <table:table-cell office:value-type="float" office:value="91" table:style-name="ce102">
            <text:p>91</text:p>
          </table:table-cell>
          <table:table-cell office:value-type="float" office:value="103" table:style-name="ce102">
            <text:p>103</text:p>
          </table:table-cell>
          <table:table-cell table:style-name="ce82"/>
          <table:table-cell office:value-type="string" table:style-name="ce216">
            <text:p>16</text:p>
          </table:table-cell>
          <table:table-cell office:value-type="string" table:style-name="ce216">
            <text:p>Eletricidade, gás e água, saneamento, resíduos e despoluição</text:p>
          </table:table-cell>
          <table:table-cell office:value-type="float" office:value="-26" table:style-name="ce102">
            <text:p>-26</text:p>
          </table:table-cell>
          <table:table-cell table:style-name="ce82"/>
          <table:table-cell office:value-type="string" table:style-name="ce216">
            <text:p>11</text:p>
          </table:table-cell>
          <table:table-cell office:value-type="string" table:style-name="ce216">
            <text:p>Fabricação de outros produtos minerais não metálicos</text:p>
          </table:table-cell>
          <table:table-cell office:value-type="float" office:value="42" table:style-name="ce102">
            <text:p>42</text:p>
          </table:table-cell>
          <table:table-cell office:value-type="float" office:value="54" table:style-name="ce102">
            <text:p>54</text:p>
          </table:table-cell>
          <table:table-cell office:value-type="float" office:value="84" table:style-name="ce102">
            <text:p>84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12</text:p>
          </table:table-cell>
          <table:table-cell office:value-type="string" table:style-name="ce216">
            <text:p>Indústria metalúrgica de base e fab. produtos metálicos</text:p>
          </table:table-cell>
          <table:table-cell office:value-type="float" office:value="3133" table:style-name="ce182">
            <text:p>3133</text:p>
          </table:table-cell>
          <table:table-cell office:value-type="float" office:value="3269" table:style-name="ce182">
            <text:p>3269</text:p>
          </table:table-cell>
          <table:table-cell office:value-type="float" office:value="4019" table:style-name="ce182">
            <text:p>4019</text:p>
          </table:table-cell>
          <table:table-cell table:style-name="ce82"/>
          <table:table-cell office:value-type="string" table:style-name="ce216">
            <text:p>15</text:p>
          </table:table-cell>
          <table:table-cell office:value-type="string" table:style-name="ce216">
            <text:p>Fab. mobiliário, repar. instal. máq. e equipa. e outras ind. transformadoras</text:p>
          </table:table-cell>
          <table:table-cell office:value-type="float" office:value="-24.773917182294099" table:style-name="ce226">
            <text:p>-24,8</text:p>
          </table:table-cell>
          <table:table-cell table:style-name="ce82"/>
          <table:table-cell office:value-type="string" table:style-name="ce216">
            <text:p>12</text:p>
          </table:table-cell>
          <table:table-cell office:value-type="string" table:style-name="ce216">
            <text:p>Indústria metalúrgica de base e fab. produtos metálicos</text:p>
          </table:table-cell>
          <table:table-cell office:value-type="float" office:value="258" table:style-name="ce182">
            <text:p>258</text:p>
          </table:table-cell>
          <table:table-cell office:value-type="float" office:value="241" table:style-name="ce182">
            <text:p>241</text:p>
          </table:table-cell>
          <table:table-cell office:value-type="float" office:value="394" table:style-name="ce182">
            <text:p>394</text:p>
          </table:table-cell>
          <table:table-cell table:style-name="ce82"/>
          <table:table-cell office:value-type="string" table:style-name="ce216">
            <text:p>14</text:p>
          </table:table-cell>
          <table:table-cell office:value-type="string" table:style-name="ce216">
            <text:p>Fab. veículos automóveis, componentes e outro equipa. de transporte</text:p>
          </table:table-cell>
          <table:table-cell office:value-type="float" office:value="-20" table:style-name="ce182">
            <text:p>-20</text:p>
          </table:table-cell>
          <table:table-cell table:style-name="ce82"/>
          <table:table-cell office:value-type="string" table:style-name="ce216">
            <text:p>12</text:p>
          </table:table-cell>
          <table:table-cell office:value-type="string" table:style-name="ce216">
            <text:p>Indústria metalúrgica de base e fab. produtos metálicos</text:p>
          </table:table-cell>
          <table:table-cell office:value-type="float" office:value="138" table:style-name="ce182">
            <text:p>138</text:p>
          </table:table-cell>
          <table:table-cell office:value-type="float" office:value="115" table:style-name="ce182">
            <text:p>115</text:p>
          </table:table-cell>
          <table:table-cell office:value-type="float" office:value="181" table:style-name="ce182">
            <text:p>181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13</text:p>
          </table:table-cell>
          <table:table-cell office:value-type="string" table:style-name="ce216">
            <text:p>Fab. equipamento informático, elétrico, máquinas e equipamentos n.e.</text:p>
          </table:table-cell>
          <table:table-cell office:value-type="float" office:value="1962" table:style-name="ce102">
            <text:p>1962</text:p>
          </table:table-cell>
          <table:table-cell office:value-type="float" office:value="2089" table:style-name="ce102">
            <text:p>2089</text:p>
          </table:table-cell>
          <table:table-cell office:value-type="float" office:value="2619" table:style-name="ce102">
            <text:p>2619</text:p>
          </table:table-cell>
          <table:table-cell table:style-name="ce82"/>
          <table:table-cell office:value-type="string" table:style-name="ce216">
            <text:p>19</text:p>
          </table:table-cell>
          <table:table-cell office:value-type="string" table:style-name="ce216">
            <text:p>Comércio, manut. repar. de veículos automóveis e motociclos</text:p>
          </table:table-cell>
          <table:table-cell office:value-type="float" office:value="-23.1634679020516" table:style-name="ce225">
            <text:p>-23,2</text:p>
          </table:table-cell>
          <table:table-cell table:style-name="ce82"/>
          <table:table-cell office:value-type="string" table:style-name="ce216">
            <text:p>13</text:p>
          </table:table-cell>
          <table:table-cell office:value-type="string" table:style-name="ce216">
            <text:p>Fab. equipamento informático, elétrico, máquinas e equipamentos n.e.</text:p>
          </table:table-cell>
          <table:table-cell office:value-type="float" office:value="103" table:style-name="ce102">
            <text:p>103</text:p>
          </table:table-cell>
          <table:table-cell office:value-type="float" office:value="111" table:style-name="ce102">
            <text:p>111</text:p>
          </table:table-cell>
          <table:table-cell office:value-type="float" office:value="135" table:style-name="ce102">
            <text:p>135</text:p>
          </table:table-cell>
          <table:table-cell table:style-name="ce82"/>
          <table:table-cell office:value-type="string" table:style-name="ce216">
            <text:p>03</text:p>
          </table:table-cell>
          <table:table-cell office:value-type="string" table:style-name="ce216">
            <text:p>Indústrias extrativas</text:p>
          </table:table-cell>
          <table:table-cell office:value-type="float" office:value="-3" table:style-name="ce102">
            <text:p>-3</text:p>
          </table:table-cell>
          <table:table-cell table:style-name="ce82"/>
          <table:table-cell office:value-type="string" table:style-name="ce216">
            <text:p>13</text:p>
          </table:table-cell>
          <table:table-cell office:value-type="string" table:style-name="ce216">
            <text:p>Fab. equipamento informático, elétrico, máquinas e equipamentos n.e.</text:p>
          </table:table-cell>
          <table:table-cell office:value-type="float" office:value="63" table:style-name="ce102">
            <text:p>63</text:p>
          </table:table-cell>
          <table:table-cell office:value-type="float" office:value="63" table:style-name="ce102">
            <text:p>63</text:p>
          </table:table-cell>
          <table:table-cell office:value-type="float" office:value="66" table:style-name="ce102">
            <text:p>66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14</text:p>
          </table:table-cell>
          <table:table-cell office:value-type="string" table:style-name="ce216">
            <text:p>Fab. veículos automóveis, componentes e outro equipa. de transporte</text:p>
          </table:table-cell>
          <table:table-cell office:value-type="float" office:value="1938" table:style-name="ce182">
            <text:p>1938</text:p>
          </table:table-cell>
          <table:table-cell office:value-type="float" office:value="2011" table:style-name="ce182">
            <text:p>2011</text:p>
          </table:table-cell>
          <table:table-cell office:value-type="float" office:value="2585" table:style-name="ce182">
            <text:p>2585</text:p>
          </table:table-cell>
          <table:table-cell table:style-name="ce82"/>
          <table:table-cell office:value-type="string" table:style-name="ce216">
            <text:p>11</text:p>
          </table:table-cell>
          <table:table-cell office:value-type="string" table:style-name="ce216">
            <text:p>Fabricação de outros produtos minerais não metálicos</text:p>
          </table:table-cell>
          <table:table-cell office:value-type="float" office:value="-22.9067930489731" table:style-name="ce226">
            <text:p>-22,9</text:p>
          </table:table-cell>
          <table:table-cell table:style-name="ce82"/>
          <table:table-cell office:value-type="string" table:style-name="ce216">
            <text:p>14</text:p>
          </table:table-cell>
          <table:table-cell office:value-type="string" table:style-name="ce216">
            <text:p>Fab. veículos automóveis, componentes e outro equipa. de transporte</text:p>
          </table:table-cell>
          <table:table-cell office:value-type="float" office:value="58" table:style-name="ce182">
            <text:p>58</text:p>
          </table:table-cell>
          <table:table-cell office:value-type="float" office:value="78" table:style-name="ce182">
            <text:p>78</text:p>
          </table:table-cell>
          <table:table-cell office:value-type="float" office:value="78" table:style-name="ce182">
            <text:p>78</text:p>
          </table:table-cell>
          <table:table-cell table:style-name="ce82"/>
          <table:table-cell office:value-type="string" table:style-name="ce216">
            <text:p>01</text:p>
          </table:table-cell>
          <table:table-cell office:value-type="string" table:style-name="ce216">
            <text:p>Agricultura, produção animal, caça, floresta e pesca</text:p>
          </table:table-cell>
          <table:table-cell office:value-type="float" office:value="2" table:style-name="ce182">
            <text:p>2</text:p>
          </table:table-cell>
          <table:table-cell table:style-name="ce82"/>
          <table:table-cell office:value-type="string" table:style-name="ce216">
            <text:p>14</text:p>
          </table:table-cell>
          <table:table-cell office:value-type="string" table:style-name="ce216">
            <text:p>Fab. veículos automóveis, componentes e outro equipa. de transporte</text:p>
          </table:table-cell>
          <table:table-cell office:value-type="float" office:value="63" table:style-name="ce182">
            <text:p>63</text:p>
          </table:table-cell>
          <table:table-cell office:value-type="float" office:value="57" table:style-name="ce182">
            <text:p>57</text:p>
          </table:table-cell>
          <table:table-cell office:value-type="float" office:value="66" table:style-name="ce182">
            <text:p>66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15</text:p>
          </table:table-cell>
          <table:table-cell office:value-type="string" table:style-name="ce216">
            <text:p>Fab. mobiliário, repar. instal. máq. e equipa. e outras ind. transformadoras</text:p>
          </table:table-cell>
          <table:table-cell office:value-type="float" office:value="3161" table:style-name="ce102">
            <text:p>3161</text:p>
          </table:table-cell>
          <table:table-cell office:value-type="float" office:value="3285" table:style-name="ce102">
            <text:p>3285</text:p>
          </table:table-cell>
          <table:table-cell office:value-type="float" office:value="4202" table:style-name="ce102">
            <text:p>4202</text:p>
          </table:table-cell>
          <table:table-cell table:style-name="ce82"/>
          <table:table-cell office:value-type="string" table:style-name="ce216">
            <text:p>17</text:p>
          </table:table-cell>
          <table:table-cell office:value-type="string" table:style-name="ce216">
            <text:p>Construção</text:p>
          </table:table-cell>
          <table:table-cell office:value-type="float" office:value="-22.428742940993398" table:style-name="ce225">
            <text:p>-22,4</text:p>
          </table:table-cell>
          <table:table-cell table:style-name="ce82"/>
          <table:table-cell office:value-type="string" table:style-name="ce216">
            <text:p>15</text:p>
          </table:table-cell>
          <table:table-cell office:value-type="string" table:style-name="ce216">
            <text:p>Fab. mobiliário, repar. instal. máq. e equipa. e outras ind. transformadoras</text:p>
          </table:table-cell>
          <table:table-cell office:value-type="float" office:value="266" table:style-name="ce102">
            <text:p>266</text:p>
          </table:table-cell>
          <table:table-cell office:value-type="float" office:value="232" table:style-name="ce102">
            <text:p>232</text:p>
          </table:table-cell>
          <table:table-cell office:value-type="float" office:value="306" table:style-name="ce102">
            <text:p>306</text:p>
          </table:table-cell>
          <table:table-cell table:style-name="ce82"/>
          <table:table-cell office:value-type="string" table:style-name="ce216">
            <text:p>24</text:p>
          </table:table-cell>
          <table:table-cell office:value-type="string" table:style-name="ce216">
            <text:p>Atividades financeiras e de seguros</text:p>
          </table:table-cell>
          <table:table-cell office:value-type="float" office:value="16" table:style-name="ce102">
            <text:p>16</text:p>
          </table:table-cell>
          <table:table-cell table:style-name="ce82"/>
          <table:table-cell office:value-type="string" table:style-name="ce216">
            <text:p>15</text:p>
          </table:table-cell>
          <table:table-cell office:value-type="string" table:style-name="ce216">
            <text:p>Fab. mobiliário, repar. instal. máq. e equipa. e outras ind. transformadoras</text:p>
          </table:table-cell>
          <table:table-cell office:value-type="float" office:value="193" table:style-name="ce102">
            <text:p>193</text:p>
          </table:table-cell>
          <table:table-cell office:value-type="float" office:value="133" table:style-name="ce102">
            <text:p>133</text:p>
          </table:table-cell>
          <table:table-cell office:value-type="float" office:value="172" table:style-name="ce102">
            <text:p>172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16</text:p>
          </table:table-cell>
          <table:table-cell office:value-type="string" table:style-name="ce216">
            <text:p>Eletricidade, gás e água, saneamento, resíduos e despoluição</text:p>
          </table:table-cell>
          <table:table-cell office:value-type="float" office:value="1105" table:style-name="ce182">
            <text:p>1105</text:p>
          </table:table-cell>
          <table:table-cell office:value-type="float" office:value="1100" table:style-name="ce182">
            <text:p>1100</text:p>
          </table:table-cell>
          <table:table-cell office:value-type="float" office:value="1342" table:style-name="ce182">
            <text:p>1342</text:p>
          </table:table-cell>
          <table:table-cell table:style-name="ce82"/>
          <table:table-cell office:value-type="string" table:style-name="ce216">
            <text:p>23</text:p>
          </table:table-cell>
          <table:table-cell office:value-type="string" table:style-name="ce216">
            <text:p>Atividades de informação e de comunicação</text:p>
          </table:table-cell>
          <table:table-cell office:value-type="float" office:value="-22.2073876279484" table:style-name="ce226">
            <text:p>-22,2</text:p>
          </table:table-cell>
          <table:table-cell table:style-name="ce82"/>
          <table:table-cell office:value-type="string" table:style-name="ce216">
            <text:p>16</text:p>
          </table:table-cell>
          <table:table-cell office:value-type="string" table:style-name="ce216">
            <text:p>Eletricidade, gás e água, saneamento, resíduos e despoluição</text:p>
          </table:table-cell>
          <table:table-cell office:value-type="float" office:value="43" table:style-name="ce182">
            <text:p>43</text:p>
          </table:table-cell>
          <table:table-cell office:value-type="float" office:value="60" table:style-name="ce182">
            <text:p>60</text:p>
          </table:table-cell>
          <table:table-cell office:value-type="float" office:value="69" table:style-name="ce182">
            <text:p>69</text:p>
          </table:table-cell>
          <table:table-cell table:style-name="ce82"/>
          <table:table-cell office:value-type="string" table:style-name="ce216">
            <text:p>09</text:p>
          </table:table-cell>
          <table:table-cell office:value-type="string" table:style-name="ce216">
            <text:p>Indústrias do papel, impressão e reprodução</text:p>
          </table:table-cell>
          <table:table-cell office:value-type="float" office:value="17" table:style-name="ce182">
            <text:p>17</text:p>
          </table:table-cell>
          <table:table-cell table:style-name="ce82"/>
          <table:table-cell office:value-type="string" table:style-name="ce216">
            <text:p>16</text:p>
          </table:table-cell>
          <table:table-cell office:value-type="string" table:style-name="ce216">
            <text:p>Eletricidade, gás e água, saneamento, resíduos e despoluição</text:p>
          </table:table-cell>
          <table:table-cell office:value-type="float" office:value="30" table:style-name="ce182">
            <text:p>30</text:p>
          </table:table-cell>
          <table:table-cell office:value-type="float" office:value="44" table:style-name="ce182">
            <text:p>44</text:p>
          </table:table-cell>
          <table:table-cell office:value-type="float" office:value="40" table:style-name="ce182">
            <text:p>40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17</text:p>
          </table:table-cell>
          <table:table-cell office:value-type="string" table:style-name="ce216">
            <text:p>Construção</text:p>
          </table:table-cell>
          <table:table-cell office:value-type="float" office:value="17445" table:style-name="ce102">
            <text:p>17445</text:p>
          </table:table-cell>
          <table:table-cell office:value-type="float" office:value="18383" table:style-name="ce102">
            <text:p>18383</text:p>
          </table:table-cell>
          <table:table-cell office:value-type="float" office:value="22489" table:style-name="ce102">
            <text:p>22489</text:p>
          </table:table-cell>
          <table:table-cell table:style-name="ce82"/>
          <table:table-cell office:value-type="string" table:style-name="ce216">
            <text:p>12</text:p>
          </table:table-cell>
          <table:table-cell office:value-type="string" table:style-name="ce216">
            <text:p>Indústria metalúrgica de base e fab. produtos metálicos</text:p>
          </table:table-cell>
          <table:table-cell office:value-type="float" office:value="-22.045284896740501" table:style-name="ce225">
            <text:p>-22,0</text:p>
          </table:table-cell>
          <table:table-cell table:style-name="ce82"/>
          <table:table-cell office:value-type="string" table:style-name="ce216">
            <text:p>17</text:p>
          </table:table-cell>
          <table:table-cell office:value-type="string" table:style-name="ce216">
            <text:p>Construção</text:p>
          </table:table-cell>
          <table:table-cell office:value-type="float" office:value="1018" table:style-name="ce102">
            <text:p>1018</text:p>
          </table:table-cell>
          <table:table-cell office:value-type="float" office:value="982" table:style-name="ce102">
            <text:p>982</text:p>
          </table:table-cell>
          <table:table-cell office:value-type="float" office:value="1249" table:style-name="ce102">
            <text:p>1249</text:p>
          </table:table-cell>
          <table:table-cell table:style-name="ce82"/>
          <table:table-cell office:value-type="string" table:style-name="ce216">
            <text:p>04</text:p>
          </table:table-cell>
          <table:table-cell office:value-type="string" table:style-name="ce216">
            <text:p>Indústrias alimentares das bebidas e do tabaco</text:p>
          </table:table-cell>
          <table:table-cell office:value-type="float" office:value="31" table:style-name="ce102">
            <text:p>31</text:p>
          </table:table-cell>
          <table:table-cell table:style-name="ce82"/>
          <table:table-cell office:value-type="string" table:style-name="ce216">
            <text:p>17</text:p>
          </table:table-cell>
          <table:table-cell office:value-type="string" table:style-name="ce216">
            <text:p>Construção</text:p>
          </table:table-cell>
          <table:table-cell office:value-type="float" office:value="343" table:style-name="ce102">
            <text:p>343</text:p>
          </table:table-cell>
          <table:table-cell office:value-type="float" office:value="316" table:style-name="ce102">
            <text:p>316</text:p>
          </table:table-cell>
          <table:table-cell office:value-type="float" office:value="450" table:style-name="ce102">
            <text:p>450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18</text:p>
          </table:table-cell>
          <table:table-cell office:value-type="string" table:style-name="ce216">
            <text:p>Serviços</text:p>
          </table:table-cell>
          <table:table-cell office:value-type="float" office:value="202075" table:style-name="ce182">
            <text:p>202075</text:p>
          </table:table-cell>
          <table:table-cell office:value-type="float" office:value="214731" table:style-name="ce182">
            <text:p>214731</text:p>
          </table:table-cell>
          <table:table-cell office:value-type="float" office:value="274496" table:style-name="ce182">
            <text:p>274496</text:p>
          </table:table-cell>
          <table:table-cell table:style-name="ce82"/>
          <table:table-cell office:value-type="string" table:style-name="ce216">
            <text:p>08</text:p>
          </table:table-cell>
          <table:table-cell office:value-type="string" table:style-name="ce216">
            <text:p>Indústria da madeira e da cortiça</text:p>
          </table:table-cell>
          <table:table-cell office:value-type="float" office:value="-21.547223540579001" table:style-name="ce226">
            <text:p>-21,5</text:p>
          </table:table-cell>
          <table:table-cell table:style-name="ce82"/>
          <table:table-cell office:value-type="string" table:style-name="ce216">
            <text:p>18</text:p>
          </table:table-cell>
          <table:table-cell office:value-type="string" table:style-name="ce216">
            <text:p>Serviços</text:p>
          </table:table-cell>
          <table:table-cell office:value-type="float" office:value="10539" table:style-name="ce182">
            <text:p>10539</text:p>
          </table:table-cell>
          <table:table-cell office:value-type="float" office:value="7363" table:style-name="ce182">
            <text:p>7363</text:p>
          </table:table-cell>
          <table:table-cell office:value-type="float" office:value="7561" table:style-name="ce182">
            <text:p>7561</text:p>
          </table:table-cell>
          <table:table-cell table:style-name="ce82"/>
          <table:table-cell office:value-type="string" table:style-name="ce216">
            <text:p>05</text:p>
          </table:table-cell>
          <table:table-cell office:value-type="string" table:style-name="ce216">
            <text:p>Fabricação de têxteis</text:p>
          </table:table-cell>
          <table:table-cell office:value-type="float" office:value="48" table:style-name="ce182">
            <text:p>48</text:p>
          </table:table-cell>
          <table:table-cell table:style-name="ce82"/>
          <table:table-cell office:value-type="string" table:style-name="ce216">
            <text:p>18</text:p>
          </table:table-cell>
          <table:table-cell office:value-type="string" table:style-name="ce216">
            <text:p>Serviços</text:p>
          </table:table-cell>
          <table:table-cell office:value-type="float" office:value="5929" table:style-name="ce182">
            <text:p>5929</text:p>
          </table:table-cell>
          <table:table-cell office:value-type="float" office:value="4455" table:style-name="ce182">
            <text:p>4455</text:p>
          </table:table-cell>
          <table:table-cell office:value-type="float" office:value="4523" table:style-name="ce182">
            <text:p>4523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19</text:p>
          </table:table-cell>
          <table:table-cell office:value-type="string" table:style-name="ce216">
            <text:p>Comércio, manut. repar. de veículos automóveis e motociclos</text:p>
          </table:table-cell>
          <table:table-cell office:value-type="float" office:value="3483" table:style-name="ce102">
            <text:p>3483</text:p>
          </table:table-cell>
          <table:table-cell office:value-type="float" office:value="3650" table:style-name="ce102">
            <text:p>3650</text:p>
          </table:table-cell>
          <table:table-cell office:value-type="float" office:value="4533" table:style-name="ce102">
            <text:p>4533</text:p>
          </table:table-cell>
          <table:table-cell table:style-name="ce82"/>
          <table:table-cell office:value-type="string" table:style-name="ce216">
            <text:p>26</text:p>
          </table:table-cell>
          <table:table-cell office:value-type="string" table:style-name="ce216">
            <text:p>Atividades de consultoria, científicas, técnicas e similares</text:p>
          </table:table-cell>
          <table:table-cell office:value-type="float" office:value="-21.523647691872" table:style-name="ce225">
            <text:p>-21,5</text:p>
          </table:table-cell>
          <table:table-cell table:style-name="ce82"/>
          <table:table-cell office:value-type="string" table:style-name="ce216">
            <text:p>19</text:p>
          </table:table-cell>
          <table:table-cell office:value-type="string" table:style-name="ce216">
            <text:p>Comércio, manut. repar. de veículos automóveis e motociclos</text:p>
          </table:table-cell>
          <table:table-cell office:value-type="float" office:value="298" table:style-name="ce102">
            <text:p>298</text:p>
          </table:table-cell>
          <table:table-cell office:value-type="float" office:value="188" table:style-name="ce102">
            <text:p>188</text:p>
          </table:table-cell>
          <table:table-cell office:value-type="float" office:value="241" table:style-name="ce102">
            <text:p>241</text:p>
          </table:table-cell>
          <table:table-cell table:style-name="ce82"/>
          <table:table-cell office:value-type="string" table:style-name="ce216">
            <text:p>21</text:p>
          </table:table-cell>
          <table:table-cell office:value-type="string" table:style-name="ce216">
            <text:p>Transportes e armazenagem</text:p>
          </table:table-cell>
          <table:table-cell office:value-type="float" office:value="53" table:style-name="ce102">
            <text:p>53</text:p>
          </table:table-cell>
          <table:table-cell table:style-name="ce82"/>
          <table:table-cell office:value-type="string" table:style-name="ce216">
            <text:p>19</text:p>
          </table:table-cell>
          <table:table-cell office:value-type="string" table:style-name="ce216">
            <text:p>Comércio, manut. repar. de veículos automóveis e motociclos</text:p>
          </table:table-cell>
          <table:table-cell office:value-type="float" office:value="122" table:style-name="ce102">
            <text:p>122</text:p>
          </table:table-cell>
          <table:table-cell office:value-type="float" office:value="106" table:style-name="ce102">
            <text:p>106</text:p>
          </table:table-cell>
          <table:table-cell office:value-type="float" office:value="122" table:style-name="ce102">
            <text:p>122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20</text:p>
          </table:table-cell>
          <table:table-cell office:value-type="string" table:style-name="ce216">
            <text:p>Comércio por grosso e a retalho</text:p>
          </table:table-cell>
          <table:table-cell office:value-type="float" office:value="29122" table:style-name="ce182">
            <text:p>29122</text:p>
          </table:table-cell>
          <table:table-cell office:value-type="float" office:value="30549" table:style-name="ce182">
            <text:p>30549</text:p>
          </table:table-cell>
          <table:table-cell office:value-type="float" office:value="40455" table:style-name="ce182">
            <text:p>40455</text:p>
          </table:table-cell>
          <table:table-cell table:style-name="ce82"/>
          <table:table-cell office:value-type="string" table:style-name="ce216">
            <text:p>25</text:p>
          </table:table-cell>
          <table:table-cell office:value-type="string" table:style-name="ce216">
            <text:p>Atividades imobiliárias, administrativas e dos serviços de apoio</text:p>
          </table:table-cell>
          <table:table-cell office:value-type="float" office:value="-21.354802581450599" table:style-name="ce226">
            <text:p>-21,4</text:p>
          </table:table-cell>
          <table:table-cell table:style-name="ce82"/>
          <table:table-cell office:value-type="string" table:style-name="ce216">
            <text:p>20</text:p>
          </table:table-cell>
          <table:table-cell office:value-type="string" table:style-name="ce216">
            <text:p>Comércio por grosso e a retalho</text:p>
          </table:table-cell>
          <table:table-cell office:value-type="float" office:value="1603" table:style-name="ce182">
            <text:p>1603</text:p>
          </table:table-cell>
          <table:table-cell office:value-type="float" office:value="1141" table:style-name="ce182">
            <text:p>1141</text:p>
          </table:table-cell>
          <table:table-cell office:value-type="float" office:value="1428" table:style-name="ce182">
            <text:p>1428</text:p>
          </table:table-cell>
          <table:table-cell table:style-name="ce82"/>
          <table:table-cell office:value-type="string" table:style-name="ce216">
            <text:p>19</text:p>
          </table:table-cell>
          <table:table-cell office:value-type="string" table:style-name="ce216">
            <text:p>Comércio, manut. repar. de veículos automóveis e motociclos</text:p>
          </table:table-cell>
          <table:table-cell office:value-type="float" office:value="57" table:style-name="ce182">
            <text:p>57</text:p>
          </table:table-cell>
          <table:table-cell table:style-name="ce82"/>
          <table:table-cell office:value-type="string" table:style-name="ce216">
            <text:p>20</text:p>
          </table:table-cell>
          <table:table-cell office:value-type="string" table:style-name="ce216">
            <text:p>Comércio por grosso e a retalho</text:p>
          </table:table-cell>
          <table:table-cell office:value-type="float" office:value="920" table:style-name="ce182">
            <text:p>920</text:p>
          </table:table-cell>
          <table:table-cell office:value-type="float" office:value="725" table:style-name="ce182">
            <text:p>725</text:p>
          </table:table-cell>
          <table:table-cell office:value-type="float" office:value="854" table:style-name="ce182">
            <text:p>854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21</text:p>
          </table:table-cell>
          <table:table-cell office:value-type="string" table:style-name="ce216">
            <text:p>Transportes e armazenagem</text:p>
          </table:table-cell>
          <table:table-cell office:value-type="float" office:value="5346" table:style-name="ce102">
            <text:p>5346</text:p>
          </table:table-cell>
          <table:table-cell office:value-type="float" office:value="5670" table:style-name="ce102">
            <text:p>5670</text:p>
          </table:table-cell>
          <table:table-cell office:value-type="float" office:value="7375" table:style-name="ce102">
            <text:p>7375</text:p>
          </table:table-cell>
          <table:table-cell table:style-name="ce82"/>
          <table:table-cell office:value-type="string" table:style-name="ce216">
            <text:p>09</text:p>
          </table:table-cell>
          <table:table-cell office:value-type="string" table:style-name="ce216">
            <text:p>Indústrias do papel, impressão e reprodução</text:p>
          </table:table-cell>
          <table:table-cell office:value-type="float" office:value="-20.820895522388099" table:style-name="ce225">
            <text:p>-20,8</text:p>
          </table:table-cell>
          <table:table-cell table:style-name="ce82"/>
          <table:table-cell office:value-type="string" table:style-name="ce216">
            <text:p>21</text:p>
          </table:table-cell>
          <table:table-cell office:value-type="string" table:style-name="ce216">
            <text:p>Transportes e armazenagem</text:p>
          </table:table-cell>
          <table:table-cell office:value-type="float" office:value="277" table:style-name="ce102">
            <text:p>277</text:p>
          </table:table-cell>
          <table:table-cell office:value-type="float" office:value="172" table:style-name="ce102">
            <text:p>172</text:p>
          </table:table-cell>
          <table:table-cell office:value-type="float" office:value="224" table:style-name="ce102">
            <text:p>224</text:p>
          </table:table-cell>
          <table:table-cell table:style-name="ce82"/>
          <table:table-cell office:value-type="string" table:style-name="ce216">
            <text:p>23</text:p>
          </table:table-cell>
          <table:table-cell office:value-type="string" table:style-name="ce216">
            <text:p>Atividades de informação e de comunicação</text:p>
          </table:table-cell>
          <table:table-cell office:value-type="float" office:value="85" table:style-name="ce102">
            <text:p>85</text:p>
          </table:table-cell>
          <table:table-cell table:style-name="ce82"/>
          <table:table-cell office:value-type="string" table:style-name="ce216">
            <text:p>21</text:p>
          </table:table-cell>
          <table:table-cell office:value-type="string" table:style-name="ce216">
            <text:p>Transportes e armazenagem</text:p>
          </table:table-cell>
          <table:table-cell office:value-type="float" office:value="91" table:style-name="ce102">
            <text:p>91</text:p>
          </table:table-cell>
          <table:table-cell office:value-type="float" office:value="86" table:style-name="ce102">
            <text:p>86</text:p>
          </table:table-cell>
          <table:table-cell office:value-type="float" office:value="125" table:style-name="ce102">
            <text:p>125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22</text:p>
          </table:table-cell>
          <table:table-cell office:value-type="string" table:style-name="ce216">
            <text:p>Alojamento, restauração e similares</text:p>
          </table:table-cell>
          <table:table-cell office:value-type="float" office:value="28395" table:style-name="ce182">
            <text:p>28395</text:p>
          </table:table-cell>
          <table:table-cell office:value-type="float" office:value="32780" table:style-name="ce182">
            <text:p>32780</text:p>
          </table:table-cell>
          <table:table-cell office:value-type="float" office:value="50321" table:style-name="ce182">
            <text:p>50321</text:p>
          </table:table-cell>
          <table:table-cell table:style-name="ce82"/>
          <table:table-cell office:value-type="string" table:style-name="ce216">
            <text:p>10</text:p>
          </table:table-cell>
          <table:table-cell office:value-type="string" table:style-name="ce216">
            <text:p>Fab. produtos petrolíferos, químicos, farmacêuticos, borracha e plástico</text:p>
          </table:table-cell>
          <table:table-cell office:value-type="float" office:value="-19.812855980471902" table:style-name="ce226">
            <text:p>-19,8</text:p>
          </table:table-cell>
          <table:table-cell table:style-name="ce82"/>
          <table:table-cell office:value-type="string" table:style-name="ce216">
            <text:p>22</text:p>
          </table:table-cell>
          <table:table-cell office:value-type="string" table:style-name="ce216">
            <text:p>Alojamento, restauração e similares</text:p>
          </table:table-cell>
          <table:table-cell office:value-type="float" office:value="2441" table:style-name="ce182">
            <text:p>2441</text:p>
          </table:table-cell>
          <table:table-cell office:value-type="float" office:value="1847" table:style-name="ce182">
            <text:p>1847</text:p>
          </table:table-cell>
          <table:table-cell office:value-type="float" office:value="985" table:style-name="ce182">
            <text:p>985</text:p>
          </table:table-cell>
          <table:table-cell table:style-name="ce82"/>
          <table:table-cell office:value-type="string" table:style-name="ce216">
            <text:p>26</text:p>
          </table:table-cell>
          <table:table-cell office:value-type="string" table:style-name="ce216">
            <text:p>Atividades de consultoria, científicas, técnicas e similares</text:p>
          </table:table-cell>
          <table:table-cell office:value-type="float" office:value="139" table:style-name="ce182">
            <text:p>139</text:p>
          </table:table-cell>
          <table:table-cell table:style-name="ce82"/>
          <table:table-cell office:value-type="string" table:style-name="ce216">
            <text:p>22</text:p>
          </table:table-cell>
          <table:table-cell office:value-type="string" table:style-name="ce216">
            <text:p>Alojamento, restauração e similares</text:p>
          </table:table-cell>
          <table:table-cell office:value-type="float" office:value="1421" table:style-name="ce182">
            <text:p>1421</text:p>
          </table:table-cell>
          <table:table-cell office:value-type="float" office:value="729" table:style-name="ce182">
            <text:p>729</text:p>
          </table:table-cell>
          <table:table-cell office:value-type="float" office:value="332" table:style-name="ce182">
            <text:p>332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23</text:p>
          </table:table-cell>
          <table:table-cell office:value-type="string" table:style-name="ce216">
            <text:p>Atividades de informação e de comunicação</text:p>
          </table:table-cell>
          <table:table-cell office:value-type="float" office:value="3496" table:style-name="ce102">
            <text:p>3496</text:p>
          </table:table-cell>
          <table:table-cell office:value-type="float" office:value="3650" table:style-name="ce102">
            <text:p>3650</text:p>
          </table:table-cell>
          <table:table-cell office:value-type="float" office:value="4494" table:style-name="ce102">
            <text:p>4494</text:p>
          </table:table-cell>
          <table:table-cell table:style-name="ce82"/>
          <table:table-cell office:value-type="string" table:style-name="ce216">
            <text:p>16</text:p>
          </table:table-cell>
          <table:table-cell office:value-type="string" table:style-name="ce216">
            <text:p>Eletricidade, gás e água, saneamento, resíduos e despoluição</text:p>
          </table:table-cell>
          <table:table-cell office:value-type="float" office:value="-17.660208643815199" table:style-name="ce225">
            <text:p>-17,7</text:p>
          </table:table-cell>
          <table:table-cell table:style-name="ce82"/>
          <table:table-cell office:value-type="string" table:style-name="ce216">
            <text:p>23</text:p>
          </table:table-cell>
          <table:table-cell office:value-type="string" table:style-name="ce216">
            <text:p>Atividades de informação e de comunicação</text:p>
          </table:table-cell>
          <table:table-cell office:value-type="float" office:value="277" table:style-name="ce102">
            <text:p>277</text:p>
          </table:table-cell>
          <table:table-cell office:value-type="float" office:value="211" table:style-name="ce102">
            <text:p>211</text:p>
          </table:table-cell>
          <table:table-cell office:value-type="float" office:value="192" table:style-name="ce102">
            <text:p>192</text:p>
          </table:table-cell>
          <table:table-cell table:style-name="ce82"/>
          <table:table-cell office:value-type="string" table:style-name="ce216">
            <text:p>20</text:p>
          </table:table-cell>
          <table:table-cell office:value-type="string" table:style-name="ce216">
            <text:p>Comércio por grosso e a retalho</text:p>
          </table:table-cell>
          <table:table-cell office:value-type="float" office:value="175" table:style-name="ce102">
            <text:p>175</text:p>
          </table:table-cell>
          <table:table-cell table:style-name="ce82"/>
          <table:table-cell office:value-type="string" table:style-name="ce216">
            <text:p>23</text:p>
          </table:table-cell>
          <table:table-cell office:value-type="string" table:style-name="ce216">
            <text:p>Atividades de informação e de comunicação</text:p>
          </table:table-cell>
          <table:table-cell office:value-type="float" office:value="128" table:style-name="ce102">
            <text:p>128</text:p>
          </table:table-cell>
          <table:table-cell office:value-type="float" office:value="120" table:style-name="ce102">
            <text:p>120</text:p>
          </table:table-cell>
          <table:table-cell office:value-type="float" office:value="117" table:style-name="ce102">
            <text:p>117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24</text:p>
          </table:table-cell>
          <table:table-cell office:value-type="string" table:style-name="ce216">
            <text:p>Atividades financeiras e de seguros</text:p>
          </table:table-cell>
          <table:table-cell office:value-type="float" office:value="2366" table:style-name="ce182">
            <text:p>2366</text:p>
          </table:table-cell>
          <table:table-cell office:value-type="float" office:value="2494" table:style-name="ce182">
            <text:p>2494</text:p>
          </table:table-cell>
          <table:table-cell office:value-type="float" office:value="2737" table:style-name="ce182">
            <text:p>2737</text:p>
          </table:table-cell>
          <table:table-cell table:style-name="ce82"/>
          <table:table-cell office:value-type="string" table:style-name="ce216">
            <text:p>01</text:p>
          </table:table-cell>
          <table:table-cell office:value-type="string" table:style-name="ce216">
            <text:p>Agricultura, produção animal, caça, floresta e pesca</text:p>
          </table:table-cell>
          <table:table-cell office:value-type="float" office:value="-15.1424" table:style-name="ce226">
            <text:p>-15,1</text:p>
          </table:table-cell>
          <table:table-cell table:style-name="ce82"/>
          <table:table-cell office:value-type="string" table:style-name="ce216">
            <text:p>24</text:p>
          </table:table-cell>
          <table:table-cell office:value-type="string" table:style-name="ce216">
            <text:p>Atividades financeiras e de seguros</text:p>
          </table:table-cell>
          <table:table-cell office:value-type="float" office:value="60" table:style-name="ce182">
            <text:p>60</text:p>
          </table:table-cell>
          <table:table-cell office:value-type="float" office:value="30" table:style-name="ce182">
            <text:p>30</text:p>
          </table:table-cell>
          <table:table-cell office:value-type="float" office:value="44" table:style-name="ce182">
            <text:p>44</text:p>
          </table:table-cell>
          <table:table-cell table:style-name="ce82"/>
          <table:table-cell office:value-type="string" table:style-name="ce216">
            <text:p>28</text:p>
          </table:table-cell>
          <table:table-cell office:value-type="string" table:style-name="ce216">
            <text:p>Outras atividades de serviços</text:p>
          </table:table-cell>
          <table:table-cell office:value-type="float" office:value="260" table:style-name="ce182">
            <text:p>260</text:p>
          </table:table-cell>
          <table:table-cell table:style-name="ce82"/>
          <table:table-cell office:value-type="string" table:style-name="ce216">
            <text:p>24</text:p>
          </table:table-cell>
          <table:table-cell office:value-type="string" table:style-name="ce216">
            <text:p>Atividades financeiras e de seguros</text:p>
          </table:table-cell>
          <table:table-cell office:value-type="float" office:value="36" table:style-name="ce182">
            <text:p>36</text:p>
          </table:table-cell>
          <table:table-cell office:value-type="float" office:value="16" table:style-name="ce182">
            <text:p>16</text:p>
          </table:table-cell>
          <table:table-cell office:value-type="float" office:value="31" table:style-name="ce182">
            <text:p>31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25</text:p>
          </table:table-cell>
          <table:table-cell office:value-type="string" table:style-name="ce216">
            <text:p>Atividades imobiliárias, administrativas e dos serviços de apoio</text:p>
          </table:table-cell>
          <table:table-cell office:value-type="float" office:value="85669" table:style-name="ce102">
            <text:p>85669</text:p>
          </table:table-cell>
          <table:table-cell office:value-type="float" office:value="89160" table:style-name="ce102">
            <text:p>89160</text:p>
          </table:table-cell>
          <table:table-cell office:value-type="float" office:value="108931" table:style-name="ce102">
            <text:p>108931</text:p>
          </table:table-cell>
          <table:table-cell table:style-name="ce82"/>
          <table:table-cell office:value-type="string" table:style-name="ce216">
            <text:p>27</text:p>
          </table:table-cell>
          <table:table-cell office:value-type="string" table:style-name="ce216">
            <text:p>Admin. pública, educação, atividades de saúde e apoio social</text:p>
          </table:table-cell>
          <table:table-cell office:value-type="float" office:value="-14.4226579520697" table:style-name="ce225">
            <text:p>-14,4</text:p>
          </table:table-cell>
          <table:table-cell table:style-name="ce82"/>
          <table:table-cell office:value-type="string" table:style-name="ce216">
            <text:p>25</text:p>
          </table:table-cell>
          <table:table-cell office:value-type="string" table:style-name="ce216">
            <text:p>Atividades imobiliárias, administrativas e dos serviços de apoio</text:p>
          </table:table-cell>
          <table:table-cell office:value-type="float" office:value="2474" table:style-name="ce102">
            <text:p>2474</text:p>
          </table:table-cell>
          <table:table-cell office:value-type="float" office:value="2172" table:style-name="ce102">
            <text:p>2172</text:p>
          </table:table-cell>
          <table:table-cell office:value-type="float" office:value="2694" table:style-name="ce102">
            <text:p>2694</text:p>
          </table:table-cell>
          <table:table-cell table:style-name="ce82"/>
          <table:table-cell office:value-type="string" table:style-name="ce216">
            <text:p>27</text:p>
          </table:table-cell>
          <table:table-cell office:value-type="string" table:style-name="ce216">
            <text:p>Admin. pública, educação, atividades de saúde e apoio social</text:p>
          </table:table-cell>
          <table:table-cell office:value-type="float" office:value="957" table:style-name="ce102">
            <text:p>957</text:p>
          </table:table-cell>
          <table:table-cell table:style-name="ce82"/>
          <table:table-cell office:value-type="string" table:style-name="ce216">
            <text:p>25</text:p>
          </table:table-cell>
          <table:table-cell office:value-type="string" table:style-name="ce216">
            <text:p>Atividades imobiliárias, administrativas e dos serviços de apoio</text:p>
          </table:table-cell>
          <table:table-cell office:value-type="float" office:value="1783" table:style-name="ce102">
            <text:p>1783</text:p>
          </table:table-cell>
          <table:table-cell office:value-type="float" office:value="1691" table:style-name="ce102">
            <text:p>1691</text:p>
          </table:table-cell>
          <table:table-cell office:value-type="float" office:value="1947" table:style-name="ce102">
            <text:p>1947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26</text:p>
          </table:table-cell>
          <table:table-cell office:value-type="string" table:style-name="ce216">
            <text:p>Atividades de consultoria, científicas, técnicas e similares</text:p>
          </table:table-cell>
          <table:table-cell office:value-type="float" office:value="5542" table:style-name="ce182">
            <text:p>5542</text:p>
          </table:table-cell>
          <table:table-cell office:value-type="float" office:value="5759" table:style-name="ce182">
            <text:p>5759</text:p>
          </table:table-cell>
          <table:table-cell office:value-type="float" office:value="7062" table:style-name="ce182">
            <text:p>7062</text:p>
          </table:table-cell>
          <table:table-cell table:style-name="ce82"/>
          <table:table-cell office:value-type="string" table:style-name="ce216">
            <text:p>24</text:p>
          </table:table-cell>
          <table:table-cell office:value-type="string" table:style-name="ce216">
            <text:p>Atividades financeiras e de seguros</text:p>
          </table:table-cell>
          <table:table-cell office:value-type="float" office:value="-13.554987212276201" table:style-name="ce226">
            <text:p>-13,6</text:p>
          </table:table-cell>
          <table:table-cell table:style-name="ce82"/>
          <table:table-cell office:value-type="string" table:style-name="ce216">
            <text:p>26</text:p>
          </table:table-cell>
          <table:table-cell office:value-type="string" table:style-name="ce216">
            <text:p>Atividades de consultoria, científicas, técnicas e similares</text:p>
          </table:table-cell>
          <table:table-cell office:value-type="float" office:value="776" table:style-name="ce182">
            <text:p>776</text:p>
          </table:table-cell>
          <table:table-cell office:value-type="float" office:value="528" table:style-name="ce182">
            <text:p>528</text:p>
          </table:table-cell>
          <table:table-cell office:value-type="float" office:value="637" table:style-name="ce182">
            <text:p>637</text:p>
          </table:table-cell>
          <table:table-cell table:style-name="ce82"/>
          <table:table-cell office:value-type="string" table:style-name="ce216">
            <text:p>22</text:p>
          </table:table-cell>
          <table:table-cell office:value-type="string" table:style-name="ce216">
            <text:p>Alojamento, restauração e similares</text:p>
          </table:table-cell>
          <table:table-cell office:value-type="float" office:value="1456" table:style-name="ce182">
            <text:p>1456</text:p>
          </table:table-cell>
          <table:table-cell table:style-name="ce82"/>
          <table:table-cell office:value-type="string" table:style-name="ce216">
            <text:p>26</text:p>
          </table:table-cell>
          <table:table-cell office:value-type="string" table:style-name="ce216">
            <text:p>Atividades de consultoria, científicas, técnicas e similares</text:p>
          </table:table-cell>
          <table:table-cell office:value-type="float" office:value="455" table:style-name="ce182">
            <text:p>455</text:p>
          </table:table-cell>
          <table:table-cell office:value-type="float" office:value="320" table:style-name="ce182">
            <text:p>320</text:p>
          </table:table-cell>
          <table:table-cell office:value-type="float" office:value="404" table:style-name="ce182">
            <text:p>404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27</text:p>
          </table:table-cell>
          <table:table-cell office:value-type="string" table:style-name="ce216">
            <text:p>Admin. pública, educação, atividades de saúde e apoio social</text:p>
          </table:table-cell>
          <table:table-cell office:value-type="float" office:value="19640" table:style-name="ce102">
            <text:p>19640</text:p>
          </table:table-cell>
          <table:table-cell office:value-type="float" office:value="20517" table:style-name="ce102">
            <text:p>20517</text:p>
          </table:table-cell>
          <table:table-cell office:value-type="float" office:value="22950" table:style-name="ce102">
            <text:p>22950</text:p>
          </table:table-cell>
          <table:table-cell table:number-columns-repeated="5" table:style-name="ce82"/>
          <table:table-cell office:value-type="string" table:style-name="ce216">
            <text:p>27</text:p>
          </table:table-cell>
          <table:table-cell office:value-type="string" table:style-name="ce216">
            <text:p>Admin. pública, educação, atividades de saúde e apoio social</text:p>
          </table:table-cell>
          <table:table-cell office:value-type="float" office:value="1739" table:style-name="ce102">
            <text:p>1739</text:p>
          </table:table-cell>
          <table:table-cell office:value-type="float" office:value="794" table:style-name="ce102">
            <text:p>794</text:p>
          </table:table-cell>
          <table:table-cell office:value-type="float" office:value="782" table:style-name="ce102">
            <text:p>782</text:p>
          </table:table-cell>
          <table:table-cell table:number-columns-repeated="5" table:style-name="ce82"/>
          <table:table-cell office:value-type="string" table:style-name="ce216">
            <text:p>27</text:p>
          </table:table-cell>
          <table:table-cell office:value-type="string" table:style-name="ce216">
            <text:p>Admin. pública, educação, atividades de saúde e apoio social</text:p>
          </table:table-cell>
          <table:table-cell office:value-type="float" office:value="705" table:style-name="ce102">
            <text:p>705</text:p>
          </table:table-cell>
          <table:table-cell office:value-type="float" office:value="533" table:style-name="ce102">
            <text:p>533</text:p>
          </table:table-cell>
          <table:table-cell office:value-type="float" office:value="462" table:style-name="ce102">
            <text:p>462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28</text:p>
          </table:table-cell>
          <table:table-cell office:value-type="string" table:style-name="ce216">
            <text:p>Outras atividades de serviços</text:p>
          </table:table-cell>
          <table:table-cell office:value-type="float" office:value="19016" table:style-name="ce182">
            <text:p>19016</text:p>
          </table:table-cell>
          <table:table-cell office:value-type="float" office:value="20502" table:style-name="ce182">
            <text:p>20502</text:p>
          </table:table-cell>
          <table:table-cell office:value-type="float" office:value="25638" table:style-name="ce182">
            <text:p>25638</text:p>
          </table:table-cell>
          <table:table-cell table:number-columns-repeated="5" table:style-name="ce82"/>
          <table:table-cell office:value-type="string" table:style-name="ce216">
            <text:p>28</text:p>
          </table:table-cell>
          <table:table-cell office:value-type="string" table:style-name="ce216">
            <text:p>Outras atividades de serviços</text:p>
          </table:table-cell>
          <table:table-cell office:value-type="float" office:value="594" table:style-name="ce182">
            <text:p>594</text:p>
          </table:table-cell>
          <table:table-cell office:value-type="float" office:value="280" table:style-name="ce182">
            <text:p>280</text:p>
          </table:table-cell>
          <table:table-cell office:value-type="float" office:value="334" table:style-name="ce182">
            <text:p>334</text:p>
          </table:table-cell>
          <table:table-cell table:number-columns-repeated="5" table:style-name="ce82"/>
          <table:table-cell office:value-type="string" table:style-name="ce216">
            <text:p>28</text:p>
          </table:table-cell>
          <table:table-cell office:value-type="string" table:style-name="ce216">
            <text:p>Outras atividades de serviços</text:p>
          </table:table-cell>
          <table:table-cell office:value-type="float" office:value="268" table:style-name="ce182">
            <text:p>268</text:p>
          </table:table-cell>
          <table:table-cell office:value-type="float" office:value="129" table:style-name="ce182">
            <text:p>129</text:p>
          </table:table-cell>
          <table:table-cell office:value-type="float" office:value="129" table:style-name="ce182">
            <text:p>129</text:p>
          </table:table-cell>
          <table:table-cell table:number-columns-repeated="16358" table:style-name="ce82"/>
        </table:table-row>
        <table:table-row table:style-name="ro31">
          <table:table-cell table:style-name="ce82"/>
          <table:table-cell office:value-type="string" table:style-name="ce216">
            <text:p>29</text:p>
          </table:table-cell>
          <table:table-cell office:value-type="string" table:style-name="ce216">
            <text:p>Sem classificação</text:p>
          </table:table-cell>
          <table:table-cell office:value-type="float" office:value="187" table:style-name="ce102">
            <text:p>187</text:p>
          </table:table-cell>
          <table:table-cell office:value-type="float" office:value="195" table:style-name="ce102">
            <text:p>195</text:p>
          </table:table-cell>
          <table:table-cell office:value-type="float" office:value="225" table:style-name="ce102">
            <text:p>225</text:p>
          </table:table-cell>
          <table:table-cell table:number-columns-repeated="5" table:style-name="ce82"/>
          <table:table-cell office:value-type="string" table:style-name="ce216">
            <text:p>29</text:p>
          </table:table-cell>
          <table:table-cell office:value-type="string" table:style-name="ce216">
            <text:p>Sem classificação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2">
            <text:p>0</text:p>
          </table:table-cell>
          <table:table-cell table:number-columns-repeated="16368" table:style-name="ce82"/>
        </table:table-row>
        <table:table-row table:style-name="ro31">
          <table:table-cell table:style-name="ce82"/>
          <table:table-cell table:style-name="ce216"/>
          <table:table-cell office:value-type="string" table:style-name="ce216">
            <text:p>Sem classificação</text:p>
          </table:table-cell>
          <table:table-cell office:value-type="float" office:value="7708" table:style-name="ce182">
            <text:p>7708</text:p>
          </table:table-cell>
          <table:table-cell office:value-type="float" office:value="8260" table:style-name="ce182">
            <text:p>8260</text:p>
          </table:table-cell>
          <table:table-cell office:value-type="float" office:value="10319" table:style-name="ce182">
            <text:p>10319</text:p>
          </table:table-cell>
          <table:table-cell table:number-columns-repeated="5" table:style-name="ce82"/>
          <table:table-cell table:style-name="ce216"/>
          <table:table-cell office:value-type="string" table:style-name="ce216">
            <text:p>Sem classificação</text:p>
          </table:table-cell>
          <table:table-cell office:value-type="float" office:value="0" table:style-name="ce182">
            <text:p>0</text:p>
          </table:table-cell>
          <table:table-cell office:value-type="float" office:value="0" table:style-name="ce182">
            <text:p>0</text:p>
          </table:table-cell>
          <table:table-cell office:value-type="float" office:value="0" table:style-name="ce182">
            <text:p>0</text:p>
          </table:table-cell>
          <table:table-cell table:number-columns-repeated="16368" table:style-name="ce82"/>
        </table:table-row>
        <table:table-row table:style-name="ro32">
          <table:table-cell/>
          <table:table-cell table:number-columns-repeated="16383" table:style-name="ce1"/>
        </table:table-row>
        <table:table-row table:number-rows-repeated="1048542" table:style-name="ro24">
          <table:table-cell table:number-columns-repeated="16384"/>
        </table:table-row>
      </table:table>
      <table:table table:name="q1" table:style-name="ta6">
        <table:table-column table:style-name="co10" table:default-cell-style-name="ce1" table:visibility="collapse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1" table:default-cell-style-name="ce1"/>
        <table:table-column table:style-name="co25" table:default-cell-style-name="ce1"/>
        <table:table-column table:style-name="co5" table:default-cell-style-name="ce1"/>
        <table:table-column table:style-name="co25" table:default-cell-style-name="ce1"/>
        <table:table-column table:style-name="co1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10" table:number-columns-repeated="16372" table:default-cell-style-name="ce1"/>
        <table:table-row table:style-name="ro24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48924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6323in" svg:y="0.2438in" svg:width="1.89938in" svg:height="0.52298in">
                <draw:text-box>
                  <text:p text:style-name="a12" text:class-names="" text:cond-style-name=""><text:span text:style-name="a10" text:class-names="">MARÇO 2022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0" draw:style-name="a5" draw:name="Text Box 122" svg:x="0in" svg:y="0in" svg:width="0.97917in" svg:height="0.32292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0179in" svg:height="0.25813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24">
          <table:table-cell/>
          <table:table-cell table:number-columns-repeated="11" table:style-name="ce229"/>
          <table:table-cell table:number-columns-repeated="6" table:style-name="ce230"/>
          <table:table-cell table:number-columns-repeated="16366"/>
        </table:table-row>
        <table:table-row table:style-name="ro33">
          <table:table-cell/>
          <table:table-cell office:value-type="string" table:style-name="ce231">
            <text:p>Quadro 1 - PEDIDOS DE EMPREGO <text:s text:c="2"/>E <text:s text:c="3"/>DESEMPREGO REGISTADO</text:p>
          </table:table-cell>
          <table:table-cell table:number-columns-repeated="2" table:style-name="ce232"/>
          <table:table-cell table:number-columns-repeated="6" table:style-name="ce231"/>
          <table:table-cell office:value-type="string" table:number-columns-spanned="2" table:number-rows-spanned="1" table:style-name="ce306">
            <text:p>TOTAL <text:s/>PAÍS</text:p>
          </table:table-cell>
          <table:covered-table-cell/>
          <table:table-cell table:number-columns-repeated="2" table:style-name="ce230"/>
          <table:table-cell table:number-columns-repeated="16370" table:style-name="ce1"/>
        </table:table-row>
        <table:table-row table:style-name="ro33">
          <table:table-cell/>
          <table:table-cell office:value-type="string" table:style-name="ce233">
            <text:p>Situação no fim do mês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number-columns-repeated="6" table:style-name="ce230"/>
          <table:table-cell table:number-columns-repeated="16366"/>
        </table:table-row>
        <table:table-row table:style-name="ro24">
          <table:table-cell/>
          <table:table-cell table:style-name="ce229"/>
          <table:table-cell table:style-name="ce235"/>
          <table:table-cell table:number-columns-repeated="9" table:style-name="ce229"/>
          <table:table-cell table:number-columns-repeated="6" table:style-name="ce230"/>
          <table:table-cell table:number-columns-repeated="16366"/>
        </table:table-row>
        <table:table-row table:style-name="ro24">
          <table:table-cell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39"/>
          <table:table-cell table:style-name="ce240"/>
          <table:table-cell office:value-type="string" table:number-columns-spanned="4" table:number-rows-spanned="1" table:style-name="ce307">
            <text:p>Variação</text:p>
          </table:table-cell>
          <table:covered-table-cell table:number-columns-repeated="3"/>
          <table:table-cell table:number-columns-repeated="6" table:style-name="ce241"/>
          <table:table-cell table:number-columns-repeated="16366"/>
        </table:table-row>
        <table:table-row table:style-name="ro28">
          <table:table-cell/>
          <table:table-cell table:style-name="ce242"/>
          <table:table-cell office:value-type="string" table:style-name="ce243">
            <text:p>MARÇO 2022</text:p>
          </table:table-cell>
          <table:table-cell office:value-type="string" table:style-name="ce244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246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246">
            <text:p>%</text:p>
          </table:table-cell>
          <table:table-cell office:value-type="string" table:number-columns-spanned="2" table:number-rows-spanned="1" table:style-name="ce308">
            <text:p>Mês <text:s/>anterior</text:p>
          </table:table-cell>
          <table:covered-table-cell/>
          <table:table-cell office:value-type="string" table:number-columns-spanned="2" table:number-rows-spanned="1" table:style-name="ce309">
            <text:p>Mês <text:s/>homólogo<text:span text:style-name="T2">(1)<text:s/></text:span></text:p>
          </table:table-cell>
          <table:covered-table-cell/>
          <table:table-cell table:number-columns-repeated="6" table:style-name="ce241"/>
          <table:table-cell table:number-columns-repeated="16366"/>
        </table:table-row>
        <table:table-row table:style-name="ro24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0"/>
          <table:table-cell table:style-name="ce251"/>
          <table:table-cell office:value-type="string" table:style-name="ce252">
            <text:p>Var. Abs.</text:p>
          </table:table-cell>
          <table:table-cell office:value-type="string" table:style-name="ce253">
            <text:p>Var. %</text:p>
          </table:table-cell>
          <table:table-cell office:value-type="string" table:style-name="ce252">
            <text:p>Var. Abs.</text:p>
          </table:table-cell>
          <table:table-cell office:value-type="string" table:style-name="ce254">
            <text:p>Var. %</text:p>
          </table:table-cell>
          <table:table-cell table:number-columns-repeated="6" table:style-name="ce255"/>
          <table:table-cell table:number-columns-repeated="16366"/>
        </table:table-row>
        <table:table-row table:style-name="ro34">
          <table:table-cell/>
          <table:table-cell table:style-name="ce229"/>
          <table:table-cell table:style-name="ce256"/>
          <table:table-cell table:style-name="ce257"/>
          <table:table-cell table:style-name="ce258"/>
          <table:table-cell table:style-name="ce259"/>
          <table:table-cell table:style-name="ce258"/>
          <table:table-cell table:style-name="ce259"/>
          <table:table-cell table:number-columns-repeated="4" table:style-name="ce260"/>
          <table:table-cell table:number-columns-repeated="6" table:style-name="ce255"/>
          <table:table-cell table:number-columns-repeated="16366"/>
        </table:table-row>
        <table:table-row table:style-name="ro4">
          <table:table-cell/>
          <table:table-cell office:value-type="string" table:style-name="ce261">
            <text:p>PEDIDOS DE EMPREGO</text:p>
          </table:table-cell>
          <table:table-cell office:value-type="float" office:value="502643" table:style-name="ce262">
            <text:p>502 643</text:p>
          </table:table-cell>
          <table:table-cell office:value-type="float" office:value="100" table:style-name="ce263">
            <text:p>100,0<text:s text:c="5"/></text:p>
          </table:table-cell>
          <table:table-cell office:value-type="float" office:value="515976" table:style-name="ce264">
            <text:p>515 976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611958" table:style-name="ce264">
            <text:p>611 958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-13333" table:style-name="ce266">
            <text:p><text:s/>-13 333</text:p>
          </table:table-cell>
          <table:table-cell office:value-type="float" office:value="-2.5840349163526986" table:style-name="ce267">
            <text:p>-2,6<text:s text:c="3"/></text:p>
          </table:table-cell>
          <table:table-cell office:value-type="float" office:value="-109315" table:style-name="ce266">
            <text:p><text:s/>-109 315</text:p>
          </table:table-cell>
          <table:table-cell office:value-type="float" office:value="-17.863154007301155" table:style-name="ce267">
            <text:p>-17,9<text:s text:c="3"/></text:p>
          </table:table-cell>
          <table:table-cell table:style-name="ce268"/>
          <table:table-cell table:style-name="ce230"/>
          <table:table-cell table:number-columns-repeated="4" table:style-name="ce269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7"/>DESEMPREGO REGISTADO</text:p>
          </table:table-cell>
          <table:table-cell office:value-type="float" office:value="326251" table:style-name="ce271">
            <text:p>326 251</text:p>
          </table:table-cell>
          <table:table-cell office:value-type="float" office:value="64.907101063776878" table:style-name="ce272">
            <text:p>64,9<text:s text:c="5"/></text:p>
          </table:table-cell>
          <table:table-cell office:value-type="float" office:value="344264" table:style-name="ce273">
            <text:p>344 264</text:p>
          </table:table-cell>
          <table:table-cell office:value-type="float" office:value="66.72093275656232" table:style-name="ce274">
            <text:p>66,7<text:s text:c="5"/></text:p>
          </table:table-cell>
          <table:table-cell office:value-type="float" office:value="432851" table:style-name="ce273">
            <text:p>432 851</text:p>
          </table:table-cell>
          <table:table-cell office:value-type="float" office:value="70.732141748289905" table:style-name="ce274">
            <text:p>70,7<text:s text:c="5"/></text:p>
          </table:table-cell>
          <table:table-cell office:value-type="float" office:value="-18013" table:style-name="ce275">
            <text:p><text:s/>-18 013</text:p>
          </table:table-cell>
          <table:table-cell office:value-type="float" office:value="-5.2323217065972631" table:style-name="ce276">
            <text:p>-5,2<text:s text:c="3"/></text:p>
          </table:table-cell>
          <table:table-cell office:value-type="float" office:value="-106600" table:style-name="ce275">
            <text:p><text:s/>-106 600</text:p>
          </table:table-cell>
          <table:table-cell office:value-type="float" office:value="-24.627412204199597" table:style-name="ce276">
            <text:p>-24,6<text:s text:c="3"/></text:p>
          </table:table-cell>
          <table:table-cell table:style-name="ce269"/>
          <table:table-cell table:number-columns-repeated="3" table:style-name="ce277"/>
          <table:table-cell table:number-columns-repeated="2" table:style-name="ce269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7"/>EMPREGADOS</text:p>
          </table:table-cell>
          <table:table-cell office:value-type="float" office:value="47366" table:style-name="ce271">
            <text:p>47 366</text:p>
          </table:table-cell>
          <table:table-cell office:value-type="float" office:value="9.4233879711843205" table:style-name="ce272">
            <text:p>9,4<text:s text:c="5"/></text:p>
          </table:table-cell>
          <table:table-cell office:value-type="float" office:value="47699" table:style-name="ce273">
            <text:p>47 699</text:p>
          </table:table-cell>
          <table:table-cell office:value-type="float" office:value="9.2444222211885823" table:style-name="ce274">
            <text:p>9,2<text:s text:c="5"/></text:p>
          </table:table-cell>
          <table:table-cell office:value-type="float" office:value="46892" table:style-name="ce273">
            <text:p>46 892</text:p>
          </table:table-cell>
          <table:table-cell office:value-type="float" office:value="7.6626173691658579" table:style-name="ce274">
            <text:p>7,7<text:s text:c="5"/></text:p>
          </table:table-cell>
          <table:table-cell office:value-type="float" office:value="-333" table:style-name="ce275">
            <text:p><text:s/>- 333</text:p>
          </table:table-cell>
          <table:table-cell office:value-type="float" office:value="-0.69812784335101363" table:style-name="ce276">
            <text:p>-0,7<text:s text:c="3"/></text:p>
          </table:table-cell>
          <table:table-cell office:value-type="float" office:value="474" table:style-name="ce275">
            <text:p>+ 474</text:p>
          </table:table-cell>
          <table:table-cell office:value-type="float" office:value="1.0108334044186642" table:style-name="ce276">
            <text:p>+1,0<text:s text:c="3"/></text:p>
          </table:table-cell>
          <table:table-cell table:style-name="ce269"/>
          <table:table-cell table:number-columns-repeated="3" table:style-name="ce277"/>
          <table:table-cell table:number-columns-repeated="2" table:style-name="ce269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7"/>OCUPADOS</text:p>
          </table:table-cell>
          <table:table-cell office:value-type="float" office:value="108100" table:style-name="ce271">
            <text:p>108 100</text:p>
          </table:table-cell>
          <table:table-cell office:value-type="float" office:value="21.506317605139234" table:style-name="ce272">
            <text:p>21,5<text:s text:c="5"/></text:p>
          </table:table-cell>
          <table:table-cell office:value-type="float" office:value="104164" table:style-name="ce273">
            <text:p>104 164</text:p>
          </table:table-cell>
          <table:table-cell office:value-type="float" office:value="20.187760671038962" table:style-name="ce274">
            <text:p>20,2<text:s text:c="5"/></text:p>
          </table:table-cell>
          <table:table-cell office:value-type="float" office:value="114146" table:style-name="ce273">
            <text:p>114 146</text:p>
          </table:table-cell>
          <table:table-cell office:value-type="float" office:value="18.652587269060948" table:style-name="ce274">
            <text:p>18,7<text:s text:c="5"/></text:p>
          </table:table-cell>
          <table:table-cell office:value-type="float" office:value="3936" table:style-name="ce275">
            <text:p>+3 936</text:p>
          </table:table-cell>
          <table:table-cell office:value-type="float" office:value="3.7786567336123804" table:style-name="ce276">
            <text:p>+3,8<text:s text:c="3"/></text:p>
          </table:table-cell>
          <table:table-cell office:value-type="float" office:value="-6046" table:style-name="ce275">
            <text:p><text:s/>-6 046</text:p>
          </table:table-cell>
          <table:table-cell office:value-type="float" office:value="-5.2967252466139856" table:style-name="ce276">
            <text:p>-5,3<text:s text:c="3"/></text:p>
          </table:table-cell>
          <table:table-cell table:style-name="ce269"/>
          <table:table-cell table:number-columns-repeated="3" table:style-name="ce277"/>
          <table:table-cell table:number-columns-repeated="2" table:style-name="ce269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7"/>INDISPONIVEIS TEMPORÁRIAMENTE</text:p>
          </table:table-cell>
          <table:table-cell office:value-type="float" office:value="20926" table:style-name="ce271">
            <text:p>20 926</text:p>
          </table:table-cell>
          <table:table-cell office:value-type="float" office:value="4.1631933598995712" table:style-name="ce272">
            <text:p>4,2<text:s text:c="5"/></text:p>
          </table:table-cell>
          <table:table-cell office:value-type="float" office:value="19849" table:style-name="ce273">
            <text:p>19 849</text:p>
          </table:table-cell>
          <table:table-cell office:value-type="float" office:value="3.8468843512101336" table:style-name="ce274">
            <text:p>3,8<text:s text:c="5"/></text:p>
          </table:table-cell>
          <table:table-cell office:value-type="float" office:value="18069" table:style-name="ce273">
            <text:p>18 069</text:p>
          </table:table-cell>
          <table:table-cell office:value-type="float" office:value="2.9526536134832781" table:style-name="ce274">
            <text:p>3,0<text:s text:c="5"/></text:p>
          </table:table-cell>
          <table:table-cell office:value-type="float" office:value="1077" table:style-name="ce275">
            <text:p>+1 077</text:p>
          </table:table-cell>
          <table:table-cell office:value-type="float" office:value="5.4259660436294022" table:style-name="ce276">
            <text:p>+5,4<text:s text:c="3"/></text:p>
          </table:table-cell>
          <table:table-cell office:value-type="float" office:value="2857" table:style-name="ce275">
            <text:p>+2 857</text:p>
          </table:table-cell>
          <table:table-cell office:value-type="float" office:value="15.811611046543806" table:style-name="ce276">
            <text:p>+15,8<text:s text:c="3"/></text:p>
          </table:table-cell>
          <table:table-cell table:style-name="ce269"/>
          <table:table-cell table:number-columns-repeated="3" table:style-name="ce277"/>
          <table:table-cell table:number-columns-repeated="2" table:style-name="ce269"/>
          <table:table-cell table:number-columns-repeated="16366"/>
        </table:table-row>
        <table:table-row table:style-name="ro4">
          <table:table-cell/>
          <table:table-cell table:style-name="ce270"/>
          <table:table-cell table:style-name="ce278"/>
          <table:table-cell table:style-name="ce279"/>
          <table:table-cell table:style-name="ce280"/>
          <table:table-cell table:style-name="ce281"/>
          <table:table-cell table:style-name="ce280"/>
          <table:table-cell table:style-name="ce28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6" table:style-name="ce269"/>
          <table:table-cell table:number-columns-repeated="16366"/>
        </table:table-row>
        <table:table-row table:style-name="ro4">
          <table:table-cell/>
          <table:table-cell office:value-type="string" table:style-name="ce261">
            <text:p><text:s text:c="5"/>DESEMPREGO REGISTADO</text:p>
          </table:table-cell>
          <table:table-cell office:value-type="float" office:value="326251" table:style-name="ce282">
            <text:p>326 251</text:p>
          </table:table-cell>
          <table:table-cell office:value-type="float" office:value="100" table:style-name="ce283">
            <text:p>100,0<text:s text:c="5"/></text:p>
          </table:table-cell>
          <table:table-cell office:value-type="float" office:value="344264" table:style-name="ce284">
            <text:p>344 264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432851" table:style-name="ce284">
            <text:p>432 851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-18013" table:style-name="ce266">
            <text:p><text:s/>-18 013</text:p>
          </table:table-cell>
          <table:table-cell office:value-type="float" office:value="-5.2323217065972631" table:style-name="ce267">
            <text:p>-5,2<text:s text:c="3"/></text:p>
          </table:table-cell>
          <table:table-cell office:value-type="float" office:value="-106600" table:style-name="ce266">
            <text:p><text:s/>-106 600</text:p>
          </table:table-cell>
          <table:table-cell office:value-type="float" office:value="-24.627412204199597" table:style-name="ce267">
            <text:p>-24,6<text:s text:c="3"/></text:p>
          </table:table-cell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Homens<text:s/></text:p>
          </table:table-cell>
          <table:table-cell office:value-type="float" office:value="142949" table:style-name="ce288">
            <text:p>142 949</text:p>
          </table:table-cell>
          <table:table-cell office:value-type="float" office:value="43.815651139766622" table:style-name="ce289">
            <text:p>43,8<text:s text:c="5"/></text:p>
          </table:table-cell>
          <table:table-cell office:value-type="float" office:value="151190" table:style-name="ce290">
            <text:p>151 190</text:p>
          </table:table-cell>
          <table:table-cell office:value-type="float" office:value="43.916877744986408" table:style-name="ce291">
            <text:p>43,9<text:s text:c="5"/></text:p>
          </table:table-cell>
          <table:table-cell office:value-type="float" office:value="190856" table:style-name="ce290">
            <text:p>190 856</text:p>
          </table:table-cell>
          <table:table-cell office:value-type="float" office:value="44.092770953515185" table:style-name="ce291">
            <text:p>44,1<text:s text:c="5"/></text:p>
          </table:table-cell>
          <table:table-cell office:value-type="float" office:value="-8241" table:style-name="ce275">
            <text:p><text:s/>-8 241</text:p>
          </table:table-cell>
          <table:table-cell office:value-type="float" office:value="-5.4507573252199215" table:style-name="ce276">
            <text:p>-5,5<text:s text:c="3"/></text:p>
          </table:table-cell>
          <table:table-cell office:value-type="float" office:value="-47907" table:style-name="ce275">
            <text:p><text:s/>-47 907</text:p>
          </table:table-cell>
          <table:table-cell office:value-type="float" office:value="-25.101123360020122" table:style-name="ce276">
            <text:p>-25,1<text:s text:c="3"/></text:p>
          </table:table-cell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Mulheres</text:p>
          </table:table-cell>
          <table:table-cell office:value-type="float" office:value="183302" table:style-name="ce288">
            <text:p>183 302</text:p>
          </table:table-cell>
          <table:table-cell office:value-type="float" office:value="56.184348860233378" table:style-name="ce289">
            <text:p>56,2<text:s text:c="5"/></text:p>
          </table:table-cell>
          <table:table-cell office:value-type="float" office:value="193074" table:style-name="ce290">
            <text:p>193 074</text:p>
          </table:table-cell>
          <table:table-cell office:value-type="float" office:value="56.083122255013592" table:style-name="ce291">
            <text:p>56,1<text:s text:c="5"/></text:p>
          </table:table-cell>
          <table:table-cell office:value-type="float" office:value="241995" table:style-name="ce290">
            <text:p>241 995</text:p>
          </table:table-cell>
          <table:table-cell office:value-type="float" office:value="55.907229046484815" table:style-name="ce291">
            <text:p>55,9<text:s text:c="5"/></text:p>
          </table:table-cell>
          <table:table-cell office:value-type="float" office:value="-9772" table:style-name="ce275">
            <text:p><text:s/>-9 772</text:p>
          </table:table-cell>
          <table:table-cell office:value-type="float" office:value="-5.0612718439562032" table:style-name="ce276">
            <text:p>-5,1<text:s text:c="3"/></text:p>
          </table:table-cell>
          <table:table-cell office:value-type="float" office:value="-58693" table:style-name="ce275">
            <text:p><text:s/>-58 693</text:p>
          </table:table-cell>
          <table:table-cell office:value-type="float" office:value="-24.253806896836711" table:style-name="ce276">
            <text:p>-24,3<text:s text:c="3"/></text:p>
          </table:table-cell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35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&lt; 25 anos</text:p>
          </table:table-cell>
          <table:table-cell office:value-type="float" office:value="34648" table:style-name="ce288">
            <text:p>34 648</text:p>
          </table:table-cell>
          <table:table-cell office:value-type="float" office:value="10.620044076493253" table:style-name="ce289">
            <text:p>10,6<text:s text:c="5"/></text:p>
          </table:table-cell>
          <table:table-cell office:value-type="float" office:value="36514" table:style-name="ce290">
            <text:p>36 514</text:p>
          </table:table-cell>
          <table:table-cell office:value-type="float" office:value="10.606395092138591" table:style-name="ce291">
            <text:p>10,6<text:s text:c="5"/></text:p>
          </table:table-cell>
          <table:table-cell office:value-type="float" office:value="50906" table:style-name="ce290">
            <text:p>50 906</text:p>
          </table:table-cell>
          <table:table-cell office:value-type="float" office:value="11.760628946219368" table:style-name="ce291">
            <text:p>11,8<text:s text:c="5"/></text:p>
          </table:table-cell>
          <table:table-cell office:value-type="float" office:value="-1866" table:style-name="ce275">
            <text:p><text:s/>-1 866</text:p>
          </table:table-cell>
          <table:table-cell office:value-type="float" office:value="-5.1103686257325958" table:style-name="ce276">
            <text:p>-5,1<text:s text:c="3"/></text:p>
          </table:table-cell>
          <table:table-cell office:value-type="float" office:value="-16258" table:style-name="ce275">
            <text:p><text:s/>-16 258</text:p>
          </table:table-cell>
          <table:table-cell office:value-type="float" office:value="-31.937296192983144" table:style-name="ce276">
            <text:p>-31,9<text:s text:c="3"/></text:p>
          </table:table-cell>
          <table:table-cell table:style-name="ce292"/>
          <table:table-cell table:number-columns-repeated="2" table:style-name="ce293"/>
          <table:table-cell table:number-columns-repeated="3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&gt;= 25 anos</text:p>
          </table:table-cell>
          <table:table-cell office:value-type="float" office:value="291603" table:style-name="ce288">
            <text:p>291 603</text:p>
          </table:table-cell>
          <table:table-cell office:value-type="float" office:value="89.379955923506742" table:style-name="ce289">
            <text:p>89,4<text:s text:c="5"/></text:p>
          </table:table-cell>
          <table:table-cell office:value-type="float" office:value="307750" table:style-name="ce290">
            <text:p>307 750</text:p>
          </table:table-cell>
          <table:table-cell office:value-type="float" office:value="89.393604907861416" table:style-name="ce291">
            <text:p>89,4<text:s text:c="5"/></text:p>
          </table:table-cell>
          <table:table-cell office:value-type="float" office:value="381945" table:style-name="ce290">
            <text:p>381 945</text:p>
          </table:table-cell>
          <table:table-cell office:value-type="float" office:value="88.23937105378063" table:style-name="ce291">
            <text:p>88,2<text:s text:c="5"/></text:p>
          </table:table-cell>
          <table:table-cell office:value-type="float" office:value="-16147" table:style-name="ce275">
            <text:p><text:s/>-16 147</text:p>
          </table:table-cell>
          <table:table-cell office:value-type="float" office:value="-5.2467912266450041" table:style-name="ce276">
            <text:p>-5,2<text:s text:c="3"/></text:p>
          </table:table-cell>
          <table:table-cell office:value-type="float" office:value="-90342" table:style-name="ce275">
            <text:p><text:s/>-90 342</text:p>
          </table:table-cell>
          <table:table-cell office:value-type="float" office:value="-23.653143777245415" table:style-name="ce276">
            <text:p>-23,7<text:s text:c="3"/></text:p>
          </table:table-cell>
          <table:table-cell table:style-name="ce286"/>
          <table:table-cell table:style-name="ce293"/>
          <table:table-cell table:number-columns-repeated="4" table:style-name="ce287"/>
          <table:table-cell table:number-columns-repeated="16366"/>
        </table:table-row>
        <table:table-row table:style-name="ro35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style-name="ce286"/>
          <table:table-cell table:style-name="ce293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Inscritos &lt; 1 ano</text:p>
          </table:table-cell>
          <table:table-cell office:value-type="float" office:value="165893" table:style-name="ce288">
            <text:p>165 893</text:p>
          </table:table-cell>
          <table:table-cell office:value-type="float" office:value="50.848273261997669" table:style-name="ce289">
            <text:p>50,8<text:s text:c="5"/></text:p>
          </table:table-cell>
          <table:table-cell office:value-type="float" office:value="175241" table:style-name="ce290">
            <text:p>175 241</text:p>
          </table:table-cell>
          <table:table-cell office:value-type="float" office:value="50.90308600376455" table:style-name="ce291">
            <text:p>50,9<text:s text:c="5"/></text:p>
          </table:table-cell>
          <table:table-cell office:value-type="float" office:value="262042" table:style-name="ce290">
            <text:p>262 042</text:p>
          </table:table-cell>
          <table:table-cell office:value-type="float" office:value="60.538614904435939" table:style-name="ce291">
            <text:p>60,5<text:s text:c="5"/></text:p>
          </table:table-cell>
          <table:table-cell office:value-type="float" office:value="-9348" table:style-name="ce275">
            <text:p><text:s/>-9 348</text:p>
          </table:table-cell>
          <table:table-cell office:value-type="float" office:value="-5.3343680987896667" table:style-name="ce276">
            <text:p>-5,3<text:s text:c="3"/></text:p>
          </table:table-cell>
          <table:table-cell office:value-type="float" office:value="-96149" table:style-name="ce275">
            <text:p><text:s/>-96 149</text:p>
          </table:table-cell>
          <table:table-cell office:value-type="float" office:value="-36.692209645781979" table:style-name="ce276">
            <text:p>-36,7<text:s text:c="3"/></text:p>
          </table:table-cell>
          <table:table-cell table:style-name="ce292"/>
          <table:table-cell table:style-name="ce293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Inscritos &gt;= 1 ano</text:p>
          </table:table-cell>
          <table:table-cell office:value-type="float" office:value="160358" table:style-name="ce288">
            <text:p>160 358</text:p>
          </table:table-cell>
          <table:table-cell office:value-type="float" office:value="49.151726738002338" table:style-name="ce289">
            <text:p>49,2<text:s text:c="5"/></text:p>
          </table:table-cell>
          <table:table-cell office:value-type="float" office:value="169023" table:style-name="ce290">
            <text:p>169 023</text:p>
          </table:table-cell>
          <table:table-cell office:value-type="float" office:value="49.09691399623545" table:style-name="ce291">
            <text:p>49,1<text:s text:c="5"/></text:p>
          </table:table-cell>
          <table:table-cell office:value-type="float" office:value="170809" table:style-name="ce290">
            <text:p>170 809</text:p>
          </table:table-cell>
          <table:table-cell office:value-type="float" office:value="39.461385095564061" table:style-name="ce291">
            <text:p>39,5<text:s text:c="5"/></text:p>
          </table:table-cell>
          <table:table-cell office:value-type="float" office:value="-8665" table:style-name="ce275">
            <text:p><text:s/>-8 665</text:p>
          </table:table-cell>
          <table:table-cell office:value-type="float" office:value="-5.1265212426711155" table:style-name="ce276">
            <text:p>-5,1<text:s text:c="3"/></text:p>
          </table:table-cell>
          <table:table-cell office:value-type="float" office:value="-10451" table:style-name="ce275">
            <text:p><text:s/>-10 451</text:p>
          </table:table-cell>
          <table:table-cell office:value-type="float" office:value="-6.1185300540369649" table:style-name="ce276">
            <text:p>-6,1<text:s text:c="3"/></text:p>
          </table:table-cell>
          <table:table-cell table:style-name="ce286"/>
          <table:table-cell table:style-name="ce293"/>
          <table:table-cell table:number-columns-repeated="4" table:style-name="ce287"/>
          <table:table-cell table:number-columns-repeated="16366"/>
        </table:table-row>
        <table:table-row table:style-name="ro35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style-name="ce286"/>
          <table:table-cell table:style-name="ce293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Primeiro Emprego</text:p>
          </table:table-cell>
          <table:table-cell office:value-type="float" office:value="30957" table:style-name="ce288">
            <text:p>30 957</text:p>
          </table:table-cell>
          <table:table-cell office:value-type="float" office:value="9.4887065480259061" table:style-name="ce289">
            <text:p>9,5<text:s text:c="5"/></text:p>
          </table:table-cell>
          <table:table-cell office:value-type="float" office:value="31921" table:style-name="ce290">
            <text:p>31 921</text:p>
          </table:table-cell>
          <table:table-cell office:value-type="float" office:value="9.2722445565031499" table:style-name="ce291">
            <text:p>9,3<text:s text:c="5"/></text:p>
          </table:table-cell>
          <table:table-cell office:value-type="float" office:value="34427" table:style-name="ce290">
            <text:p>34 427</text:p>
          </table:table-cell>
          <table:table-cell office:value-type="float" office:value="7.9535452153281376" table:style-name="ce291">
            <text:p>8,0<text:s text:c="5"/></text:p>
          </table:table-cell>
          <table:table-cell office:value-type="float" office:value="-964" table:style-name="ce275">
            <text:p><text:s/>- 964</text:p>
          </table:table-cell>
          <table:table-cell office:value-type="float" office:value="-3.0199555151780957" table:style-name="ce276">
            <text:p>-3,0<text:s text:c="3"/></text:p>
          </table:table-cell>
          <table:table-cell office:value-type="float" office:value="-3470" table:style-name="ce275">
            <text:p><text:s/>-3 470</text:p>
          </table:table-cell>
          <table:table-cell office:value-type="float" office:value="-10.079298225230197" table:style-name="ce276">
            <text:p>-10,1<text:s text:c="3"/></text:p>
          </table:table-cell>
          <table:table-cell table:style-name="ce292"/>
          <table:table-cell table:style-name="ce293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Novo Emprego</text:p>
          </table:table-cell>
          <table:table-cell office:value-type="float" office:value="295294" table:style-name="ce288">
            <text:p>295 294</text:p>
          </table:table-cell>
          <table:table-cell office:value-type="float" office:value="90.511293451974097" table:style-name="ce289">
            <text:p>90,5<text:s text:c="5"/></text:p>
          </table:table-cell>
          <table:table-cell office:value-type="float" office:value="312343" table:style-name="ce290">
            <text:p>312 343</text:p>
          </table:table-cell>
          <table:table-cell office:value-type="float" office:value="90.727755443496847" table:style-name="ce291">
            <text:p>90,7<text:s text:c="5"/></text:p>
          </table:table-cell>
          <table:table-cell office:value-type="float" office:value="398424" table:style-name="ce290">
            <text:p>398 424</text:p>
          </table:table-cell>
          <table:table-cell office:value-type="float" office:value="92.046454784671866" table:style-name="ce291">
            <text:p>92,0<text:s text:c="5"/></text:p>
          </table:table-cell>
          <table:table-cell office:value-type="float" office:value="-17049" table:style-name="ce275">
            <text:p><text:s/>-17 049</text:p>
          </table:table-cell>
          <table:table-cell office:value-type="float" office:value="-5.4584223113692323" table:style-name="ce276">
            <text:p>-5,5<text:s text:c="3"/></text:p>
          </table:table-cell>
          <table:table-cell office:value-type="float" office:value="-103130" table:style-name="ce275">
            <text:p><text:s/>-103 130</text:p>
          </table:table-cell>
          <table:table-cell office:value-type="float" office:value="-25.884484870389336" table:style-name="ce276">
            <text:p>-25,9<text:s text:c="3"/></text:p>
          </table:table-cell>
          <table:table-cell table:style-name="ce286"/>
          <table:table-cell table:style-name="ce293"/>
          <table:table-cell table:number-columns-repeated="4" table:style-name="ce287"/>
          <table:table-cell table:number-columns-repeated="16366"/>
        </table:table-row>
        <table:table-row table:style-name="ro35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Nenhum <text:s/>Nível de Instrução</text:p>
          </table:table-cell>
          <table:table-cell office:value-type="float" office:value="30267" table:style-name="ce288">
            <text:p>30 267</text:p>
          </table:table-cell>
          <table:table-cell office:value-type="float" office:value="9.2772129434086033" table:style-name="ce289">
            <text:p>9,3<text:s text:c="5"/></text:p>
          </table:table-cell>
          <table:table-cell office:value-type="float" office:value="30958" table:style-name="ce290">
            <text:p>30 958</text:p>
          </table:table-cell>
          <table:table-cell office:value-type="float" office:value="8.992517370390166" table:style-name="ce291">
            <text:p>9,0<text:s text:c="5"/></text:p>
          </table:table-cell>
          <table:table-cell office:value-type="float" office:value="31756" table:style-name="ce290">
            <text:p>31 756</text:p>
          </table:table-cell>
          <table:table-cell office:value-type="float" office:value="7.3364737519377332" table:style-name="ce291">
            <text:p>7,3<text:s text:c="5"/></text:p>
          </table:table-cell>
          <table:table-cell office:value-type="float" office:value="-691" table:style-name="ce275">
            <text:p><text:s/>- 691</text:p>
          </table:table-cell>
          <table:table-cell office:value-type="float" office:value="-2.2320563343885267" table:style-name="ce276">
            <text:p>-2,2<text:s text:c="3"/></text:p>
          </table:table-cell>
          <table:table-cell office:value-type="float" office:value="-1489" table:style-name="ce275">
            <text:p><text:s/>-1 489</text:p>
          </table:table-cell>
          <table:table-cell office:value-type="float" office:value="-4.688877692404585" table:style-name="ce276">
            <text:p>-4,7<text:s text:c="3"/></text:p>
          </table:table-cell>
          <table:table-cell table:number-columns-repeated="2" table:style-name="ce292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Básico - 1º Ciclo</text:p>
          </table:table-cell>
          <table:table-cell office:value-type="float" office:value="47294" table:style-name="ce288">
            <text:p>47 294</text:p>
          </table:table-cell>
          <table:table-cell office:value-type="float" office:value="14.496200777928649" table:style-name="ce289">
            <text:p>14,5<text:s text:c="5"/></text:p>
          </table:table-cell>
          <table:table-cell office:value-type="float" office:value="49005" table:style-name="ce290">
            <text:p>49 005</text:p>
          </table:table-cell>
          <table:table-cell office:value-type="float" office:value="14.234715218553204" table:style-name="ce291">
            <text:p>14,2<text:s text:c="5"/></text:p>
          </table:table-cell>
          <table:table-cell office:value-type="float" office:value="59598" table:style-name="ce290">
            <text:p>59 598</text:p>
          </table:table-cell>
          <table:table-cell office:value-type="float" office:value="13.768710249023336" table:style-name="ce291">
            <text:p>13,8<text:s text:c="5"/></text:p>
          </table:table-cell>
          <table:table-cell office:value-type="float" office:value="-1711" table:style-name="ce275">
            <text:p><text:s/>-1 711</text:p>
          </table:table-cell>
          <table:table-cell office:value-type="float" office:value="-3.4914804611774306" table:style-name="ce276">
            <text:p>-3,5<text:s text:c="3"/></text:p>
          </table:table-cell>
          <table:table-cell office:value-type="float" office:value="-12304" table:style-name="ce275">
            <text:p><text:s/>-12 304</text:p>
          </table:table-cell>
          <table:table-cell office:value-type="float" office:value="-20.644988086848549" table:style-name="ce276">
            <text:p>-20,6<text:s text:c="3"/></text:p>
          </table:table-cell>
          <table:table-cell table:number-columns-repeated="6" table:style-name="ce286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Básico - 2º Ciclo</text:p>
          </table:table-cell>
          <table:table-cell office:value-type="float" office:value="45183" table:style-name="ce288">
            <text:p>45 183</text:p>
          </table:table-cell>
          <table:table-cell office:value-type="float" office:value="13.849152952787886" table:style-name="ce289">
            <text:p>13,8<text:s text:c="5"/></text:p>
          </table:table-cell>
          <table:table-cell office:value-type="float" office:value="47700" table:style-name="ce290">
            <text:p>47 700</text:p>
          </table:table-cell>
          <table:table-cell office:value-type="float" office:value="13.855645667278599" table:style-name="ce291">
            <text:p>13,9<text:s text:c="5"/></text:p>
          </table:table-cell>
          <table:table-cell office:value-type="float" office:value="61242" table:style-name="ce290">
            <text:p>61 242</text:p>
          </table:table-cell>
          <table:table-cell office:value-type="float" office:value="14.148517619226938" table:style-name="ce291">
            <text:p>14,1<text:s text:c="5"/></text:p>
          </table:table-cell>
          <table:table-cell office:value-type="float" office:value="-2517" table:style-name="ce275">
            <text:p><text:s/>-2 517</text:p>
          </table:table-cell>
          <table:table-cell office:value-type="float" office:value="-5.2767295597484276" table:style-name="ce276">
            <text:p>-5,3<text:s text:c="3"/></text:p>
          </table:table-cell>
          <table:table-cell office:value-type="float" office:value="-16059" table:style-name="ce275">
            <text:p><text:s/>-16 059</text:p>
          </table:table-cell>
          <table:table-cell office:value-type="float" office:value="-26.222200450671107" table:style-name="ce276">
            <text:p>-26,2<text:s text:c="3"/></text:p>
          </table:table-cell>
          <table:table-cell table:number-columns-repeated="6" table:style-name="ce286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Básico - 3º Ciclo</text:p>
          </table:table-cell>
          <table:table-cell office:value-type="float" office:value="61949" table:style-name="ce288">
            <text:p>61 949</text:p>
          </table:table-cell>
          <table:table-cell office:value-type="float" office:value="18.988141032517909" table:style-name="ce289">
            <text:p>19,0<text:s text:c="5"/></text:p>
          </table:table-cell>
          <table:table-cell office:value-type="float" office:value="66051" table:style-name="ce290">
            <text:p>66 051</text:p>
          </table:table-cell>
          <table:table-cell office:value-type="float" office:value="19.186147840029744" table:style-name="ce291">
            <text:p>19,2<text:s text:c="5"/></text:p>
          </table:table-cell>
          <table:table-cell office:value-type="float" office:value="88522" table:style-name="ce290">
            <text:p>88 522</text:p>
          </table:table-cell>
          <table:table-cell office:value-type="float" office:value="20.450917290245375" table:style-name="ce291">
            <text:p>20,5<text:s text:c="5"/></text:p>
          </table:table-cell>
          <table:table-cell office:value-type="float" office:value="-4102" table:style-name="ce275">
            <text:p><text:s/>-4 102</text:p>
          </table:table-cell>
          <table:table-cell office:value-type="float" office:value="-6.2103526063193595" table:style-name="ce276">
            <text:p>-6,2<text:s text:c="3"/></text:p>
          </table:table-cell>
          <table:table-cell office:value-type="float" office:value="-26573" table:style-name="ce275">
            <text:p><text:s/>-26 573</text:p>
          </table:table-cell>
          <table:table-cell office:value-type="float" office:value="-30.018526467996654" table:style-name="ce276">
            <text:p>-30,0<text:s text:c="3"/></text:p>
          </table:table-cell>
          <table:table-cell table:number-columns-repeated="6" table:style-name="ce286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Secundário</text:p>
          </table:table-cell>
          <table:table-cell office:value-type="float" office:value="98672" table:style-name="ce288">
            <text:p>98 672</text:p>
          </table:table-cell>
          <table:table-cell office:value-type="float" office:value="30.244198485215374" table:style-name="ce289">
            <text:p>30,2<text:s text:c="5"/></text:p>
          </table:table-cell>
          <table:table-cell office:value-type="float" office:value="104581" table:style-name="ce290">
            <text:p>104 581</text:p>
          </table:table-cell>
          <table:table-cell office:value-type="float" office:value="30.378140032068412" table:style-name="ce291">
            <text:p>30,4<text:s text:c="5"/></text:p>
          </table:table-cell>
          <table:table-cell office:value-type="float" office:value="135945" table:style-name="ce290">
            <text:p>135 945</text:p>
          </table:table-cell>
          <table:table-cell office:value-type="float" office:value="31.406881351781564" table:style-name="ce291">
            <text:p>31,4<text:s text:c="5"/></text:p>
          </table:table-cell>
          <table:table-cell office:value-type="float" office:value="-5909" table:style-name="ce275">
            <text:p><text:s/>-5 909</text:p>
          </table:table-cell>
          <table:table-cell office:value-type="float" office:value="-5.6501659001157005" table:style-name="ce276">
            <text:p>-5,7<text:s text:c="3"/></text:p>
          </table:table-cell>
          <table:table-cell office:value-type="float" office:value="-37273" table:style-name="ce275">
            <text:p><text:s/>-37 273</text:p>
          </table:table-cell>
          <table:table-cell office:value-type="float" office:value="-27.417705689801025" table:style-name="ce276">
            <text:p>-27,4<text:s text:c="3"/></text:p>
          </table:table-cell>
          <table:table-cell table:style-name="ce286"/>
          <table:table-cell table:style-name="ce292"/>
          <table:table-cell table:number-columns-repeated="4" table:style-name="ce286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Superior</text:p>
          </table:table-cell>
          <table:table-cell office:value-type="float" office:value="42886" table:style-name="ce288">
            <text:p>42 886</text:p>
          </table:table-cell>
          <table:table-cell office:value-type="float" office:value="13.145093808141583" table:style-name="ce289">
            <text:p>13,1<text:s text:c="5"/></text:p>
          </table:table-cell>
          <table:table-cell office:value-type="float" office:value="45969" table:style-name="ce290">
            <text:p>45 969</text:p>
          </table:table-cell>
          <table:table-cell office:value-type="float" office:value="13.352833871679874" table:style-name="ce291">
            <text:p>13,4<text:s text:c="5"/></text:p>
          </table:table-cell>
          <table:table-cell office:value-type="float" office:value="55788" table:style-name="ce290">
            <text:p>55 788</text:p>
          </table:table-cell>
          <table:table-cell office:value-type="float" office:value="12.888499737785059" table:style-name="ce291">
            <text:p>12,9<text:s text:c="5"/></text:p>
          </table:table-cell>
          <table:table-cell office:value-type="float" office:value="-3083" table:style-name="ce275">
            <text:p><text:s/>-3 083</text:p>
          </table:table-cell>
          <table:table-cell office:value-type="float" office:value="-6.706693641367008" table:style-name="ce276">
            <text:p>-6,7<text:s text:c="3"/></text:p>
          </table:table-cell>
          <table:table-cell office:value-type="float" office:value="-12902" table:style-name="ce275">
            <text:p><text:s/>-12 902</text:p>
          </table:table-cell>
          <table:table-cell office:value-type="float" office:value="-23.126837312683733" table:style-name="ce276">
            <text:p>-23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270"/>
          <table:table-cell table:style-name="ce288"/>
          <table:table-cell table:style-name="ce279"/>
          <table:table-cell table:style-name="ce290"/>
          <table:table-cell table:style-name="ce281"/>
          <table:table-cell table:style-name="ce290"/>
          <table:table-cell table:style-name="ce28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94">
            <text:p><text:s text:c="9"/>Homens</text:p>
          </table:table-cell>
          <table:table-cell office:value-type="float" office:value="142949" table:style-name="ce282">
            <text:p>142 949</text:p>
          </table:table-cell>
          <table:table-cell office:value-type="float" office:value="100" table:style-name="ce283">
            <text:p>100,0<text:s text:c="5"/></text:p>
          </table:table-cell>
          <table:table-cell office:value-type="float" office:value="151190" table:style-name="ce284">
            <text:p>151 190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190856" table:style-name="ce284">
            <text:p>190 856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-8241" table:style-name="ce266">
            <text:p><text:s/>-8 241</text:p>
          </table:table-cell>
          <table:table-cell office:value-type="float" office:value="-5.4507573252199215" table:style-name="ce267">
            <text:p>-5,5<text:s text:c="3"/></text:p>
          </table:table-cell>
          <table:table-cell office:value-type="float" office:value="-47907" table:style-name="ce266">
            <text:p><text:s/>-47 907</text:p>
          </table:table-cell>
          <table:table-cell office:value-type="float" office:value="-25.101123360020122" table:style-name="ce267">
            <text:p>-25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&lt; 25 anos</text:p>
          </table:table-cell>
          <table:table-cell office:value-type="float" office:value="15754" table:style-name="ce288">
            <text:p>15 754</text:p>
          </table:table-cell>
          <table:table-cell office:value-type="float" office:value="11.02071368110305" table:style-name="ce289">
            <text:p>11,0<text:s text:c="5"/></text:p>
          </table:table-cell>
          <table:table-cell office:value-type="float" office:value="16659" table:style-name="ce290">
            <text:p>16 659</text:p>
          </table:table-cell>
          <table:table-cell office:value-type="float" office:value="11.018585885309875" table:style-name="ce291">
            <text:p>11,0<text:s text:c="5"/></text:p>
          </table:table-cell>
          <table:table-cell office:value-type="float" office:value="23139" table:style-name="ce290">
            <text:p>23 139</text:p>
          </table:table-cell>
          <table:table-cell office:value-type="float" office:value="12.123800142515824" table:style-name="ce291">
            <text:p>12,1<text:s text:c="5"/></text:p>
          </table:table-cell>
          <table:table-cell office:value-type="float" office:value="-905" table:style-name="ce275">
            <text:p><text:s/>- 905</text:p>
          </table:table-cell>
          <table:table-cell office:value-type="float" office:value="-5.4324989495167779" table:style-name="ce276">
            <text:p>-5,4<text:s text:c="3"/></text:p>
          </table:table-cell>
          <table:table-cell office:value-type="float" office:value="-7385" table:style-name="ce275">
            <text:p><text:s/>-7 385</text:p>
          </table:table-cell>
          <table:table-cell office:value-type="float" office:value="-31.91581312934872" table:style-name="ce276">
            <text:p>-3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&gt;= 25 anos</text:p>
          </table:table-cell>
          <table:table-cell office:value-type="float" office:value="127195" table:style-name="ce288">
            <text:p>127 195</text:p>
          </table:table-cell>
          <table:table-cell office:value-type="float" office:value="88.979286318896939" table:style-name="ce289">
            <text:p>89,0<text:s text:c="5"/></text:p>
          </table:table-cell>
          <table:table-cell office:value-type="float" office:value="134531" table:style-name="ce290">
            <text:p>134 531</text:p>
          </table:table-cell>
          <table:table-cell office:value-type="float" office:value="88.981414114690125" table:style-name="ce291">
            <text:p>89,0<text:s text:c="5"/></text:p>
          </table:table-cell>
          <table:table-cell office:value-type="float" office:value="167717" table:style-name="ce290">
            <text:p>167 717</text:p>
          </table:table-cell>
          <table:table-cell office:value-type="float" office:value="87.876199857484167" table:style-name="ce291">
            <text:p>87,9<text:s text:c="5"/></text:p>
          </table:table-cell>
          <table:table-cell office:value-type="float" office:value="-7336" table:style-name="ce275">
            <text:p><text:s/>-7 336</text:p>
          </table:table-cell>
          <table:table-cell office:value-type="float" office:value="-5.4530182634485733" table:style-name="ce276">
            <text:p>-5,5<text:s text:c="3"/></text:p>
          </table:table-cell>
          <table:table-cell office:value-type="float" office:value="-40522" table:style-name="ce275">
            <text:p><text:s/>-40 522</text:p>
          </table:table-cell>
          <table:table-cell office:value-type="float" office:value="-24.160937770172374" table:style-name="ce276">
            <text:p>-24,2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Inscritos &lt; 1 ano</text:p>
          </table:table-cell>
          <table:table-cell office:value-type="float" office:value="75056" table:style-name="ce288">
            <text:p>75 056</text:p>
          </table:table-cell>
          <table:table-cell office:value-type="float" office:value="52.505439002721253" table:style-name="ce289">
            <text:p>52,5<text:s text:c="5"/></text:p>
          </table:table-cell>
          <table:table-cell office:value-type="float" office:value="79704" table:style-name="ce290">
            <text:p>79 704</text:p>
          </table:table-cell>
          <table:table-cell office:value-type="float" office:value="52.717772339440437" table:style-name="ce291">
            <text:p>52,7<text:s text:c="5"/></text:p>
          </table:table-cell>
          <table:table-cell office:value-type="float" office:value="118249" table:style-name="ce290">
            <text:p>118 249</text:p>
          </table:table-cell>
          <table:table-cell office:value-type="float" office:value="61.957182378337592" table:style-name="ce291">
            <text:p>62,0<text:s text:c="5"/></text:p>
          </table:table-cell>
          <table:table-cell office:value-type="float" office:value="-4648" table:style-name="ce275">
            <text:p><text:s/>-4 648</text:p>
          </table:table-cell>
          <table:table-cell office:value-type="float" office:value="-5.831576834286861" table:style-name="ce276">
            <text:p>-5,8<text:s text:c="3"/></text:p>
          </table:table-cell>
          <table:table-cell office:value-type="float" office:value="-43193" table:style-name="ce275">
            <text:p><text:s/>-43 193</text:p>
          </table:table-cell>
          <table:table-cell office:value-type="float" office:value="-36.527158792040524" table:style-name="ce276">
            <text:p>-36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Inscritos &gt;= 1 ano</text:p>
          </table:table-cell>
          <table:table-cell office:value-type="float" office:value="67893" table:style-name="ce288">
            <text:p>67 893</text:p>
          </table:table-cell>
          <table:table-cell office:value-type="float" office:value="47.494560997278754" table:style-name="ce289">
            <text:p>47,5<text:s text:c="5"/></text:p>
          </table:table-cell>
          <table:table-cell office:value-type="float" office:value="71486" table:style-name="ce290">
            <text:p>71 486</text:p>
          </table:table-cell>
          <table:table-cell office:value-type="float" office:value="47.282227660559563" table:style-name="ce291">
            <text:p>47,3<text:s text:c="5"/></text:p>
          </table:table-cell>
          <table:table-cell office:value-type="float" office:value="72607" table:style-name="ce290">
            <text:p>72 607</text:p>
          </table:table-cell>
          <table:table-cell office:value-type="float" office:value="38.042817621662408" table:style-name="ce291">
            <text:p>38,0<text:s text:c="5"/></text:p>
          </table:table-cell>
          <table:table-cell office:value-type="float" office:value="-3593" table:style-name="ce275">
            <text:p><text:s/>-3 593</text:p>
          </table:table-cell>
          <table:table-cell office:value-type="float" office:value="-5.0261589681895753" table:style-name="ce276">
            <text:p>-5,0<text:s text:c="3"/></text:p>
          </table:table-cell>
          <table:table-cell office:value-type="float" office:value="-4714" table:style-name="ce275">
            <text:p><text:s/>-4 714</text:p>
          </table:table-cell>
          <table:table-cell office:value-type="float" office:value="-6.4924869502940492" table:style-name="ce276">
            <text:p>-6,5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Primeiro Emprego</text:p>
          </table:table-cell>
          <table:table-cell office:value-type="float" office:value="12256" table:style-name="ce288">
            <text:p>12 256</text:p>
          </table:table-cell>
          <table:table-cell office:value-type="float" office:value="8.5736871191823667" table:style-name="ce289">
            <text:p>8,6<text:s text:c="5"/></text:p>
          </table:table-cell>
          <table:table-cell office:value-type="float" office:value="12686" table:style-name="ce290">
            <text:p>12 686</text:p>
          </table:table-cell>
          <table:table-cell office:value-type="float" office:value="8.3907665850916064" table:style-name="ce291">
            <text:p>8,4<text:s text:c="5"/></text:p>
          </table:table-cell>
          <table:table-cell office:value-type="float" office:value="13830" table:style-name="ce290">
            <text:p>13 830</text:p>
          </table:table-cell>
          <table:table-cell office:value-type="float" office:value="7.2463008760531498" table:style-name="ce291">
            <text:p>7,2<text:s text:c="5"/></text:p>
          </table:table-cell>
          <table:table-cell office:value-type="float" office:value="-430" table:style-name="ce275">
            <text:p><text:s/>- 430</text:p>
          </table:table-cell>
          <table:table-cell office:value-type="float" office:value="-3.3895632981239161" table:style-name="ce276">
            <text:p>-3,4<text:s text:c="3"/></text:p>
          </table:table-cell>
          <table:table-cell office:value-type="float" office:value="-1574" table:style-name="ce275">
            <text:p><text:s/>-1 574</text:p>
          </table:table-cell>
          <table:table-cell office:value-type="float" office:value="-11.381055676066522" table:style-name="ce276">
            <text:p>-11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Novo Emprego</text:p>
          </table:table-cell>
          <table:table-cell office:value-type="float" office:value="130693" table:style-name="ce288">
            <text:p>130 693</text:p>
          </table:table-cell>
          <table:table-cell office:value-type="float" office:value="91.426312880817633" table:style-name="ce289">
            <text:p>91,4<text:s text:c="5"/></text:p>
          </table:table-cell>
          <table:table-cell office:value-type="float" office:value="138504" table:style-name="ce290">
            <text:p>138 504</text:p>
          </table:table-cell>
          <table:table-cell office:value-type="float" office:value="91.609233414908402" table:style-name="ce291">
            <text:p>91,6<text:s text:c="5"/></text:p>
          </table:table-cell>
          <table:table-cell office:value-type="float" office:value="177026" table:style-name="ce290">
            <text:p>177 026</text:p>
          </table:table-cell>
          <table:table-cell office:value-type="float" office:value="92.753699123946859" table:style-name="ce291">
            <text:p>92,8<text:s text:c="5"/></text:p>
          </table:table-cell>
          <table:table-cell office:value-type="float" office:value="-7811" table:style-name="ce275">
            <text:p><text:s/>-7 811</text:p>
          </table:table-cell>
          <table:table-cell office:value-type="float" office:value="-5.639548316294114" table:style-name="ce276">
            <text:p>-5,6<text:s text:c="3"/></text:p>
          </table:table-cell>
          <table:table-cell office:value-type="float" office:value="-46333" table:style-name="ce275">
            <text:p><text:s/>-46 333</text:p>
          </table:table-cell>
          <table:table-cell office:value-type="float" office:value="-26.172991537966173" table:style-name="ce276">
            <text:p>-26,2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Nenhum <text:s/>Nível de Instrução</text:p>
          </table:table-cell>
          <table:table-cell office:value-type="float" office:value="14172" table:style-name="ce288">
            <text:p>14 172</text:p>
          </table:table-cell>
          <table:table-cell office:value-type="float" office:value="9.9140252817438395" table:style-name="ce289">
            <text:p>9,9<text:s text:c="5"/></text:p>
          </table:table-cell>
          <table:table-cell office:value-type="float" office:value="14625" table:style-name="ce290">
            <text:p>14 625</text:p>
          </table:table-cell>
          <table:table-cell office:value-type="float" office:value="9.6732588134135842" table:style-name="ce291">
            <text:p>9,7<text:s text:c="5"/></text:p>
          </table:table-cell>
          <table:table-cell office:value-type="float" office:value="14939" table:style-name="ce290">
            <text:p>14 939</text:p>
          </table:table-cell>
          <table:table-cell office:value-type="float" office:value="7.8273672297438912" table:style-name="ce291">
            <text:p>7,8<text:s text:c="5"/></text:p>
          </table:table-cell>
          <table:table-cell office:value-type="float" office:value="-453" table:style-name="ce275">
            <text:p><text:s/>- 453</text:p>
          </table:table-cell>
          <table:table-cell office:value-type="float" office:value="-3.0974358974358975" table:style-name="ce276">
            <text:p>-3,1<text:s text:c="3"/></text:p>
          </table:table-cell>
          <table:table-cell office:value-type="float" office:value="-767" table:style-name="ce275">
            <text:p><text:s/>- 767</text:p>
          </table:table-cell>
          <table:table-cell office:value-type="float" office:value="-5.1342124640203499" table:style-name="ce276">
            <text:p>-5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Básico - 1º Ciclo</text:p>
          </table:table-cell>
          <table:table-cell office:value-type="float" office:value="22251" table:style-name="ce288">
            <text:p>22 251</text:p>
          </table:table-cell>
          <table:table-cell office:value-type="float" office:value="15.565691260519484" table:style-name="ce289">
            <text:p>15,6<text:s text:c="5"/></text:p>
          </table:table-cell>
          <table:table-cell office:value-type="float" office:value="23004" table:style-name="ce290">
            <text:p>23 004</text:p>
          </table:table-cell>
          <table:table-cell office:value-type="float" office:value="15.215292016667769" table:style-name="ce291">
            <text:p>15,2<text:s text:c="5"/></text:p>
          </table:table-cell>
          <table:table-cell office:value-type="float" office:value="27931" table:style-name="ce290">
            <text:p>27 931</text:p>
          </table:table-cell>
          <table:table-cell office:value-type="float" office:value="14.634593620321079" table:style-name="ce291">
            <text:p>14,6<text:s text:c="5"/></text:p>
          </table:table-cell>
          <table:table-cell office:value-type="float" office:value="-753" table:style-name="ce275">
            <text:p><text:s/>- 753</text:p>
          </table:table-cell>
          <table:table-cell office:value-type="float" office:value="-3.2733437663015126" table:style-name="ce276">
            <text:p>-3,3<text:s text:c="3"/></text:p>
          </table:table-cell>
          <table:table-cell office:value-type="float" office:value="-5680" table:style-name="ce275">
            <text:p><text:s/>-5 680</text:p>
          </table:table-cell>
          <table:table-cell office:value-type="float" office:value="-20.33582757509577" table:style-name="ce276">
            <text:p>-20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Básico - 2º Ciclo</text:p>
          </table:table-cell>
          <table:table-cell office:value-type="float" office:value="22026" table:style-name="ce288">
            <text:p>22 026</text:p>
          </table:table-cell>
          <table:table-cell office:value-type="float" office:value="15.408292467943113" table:style-name="ce289">
            <text:p>15,4<text:s text:c="5"/></text:p>
          </table:table-cell>
          <table:table-cell office:value-type="float" office:value="23419" table:style-name="ce290">
            <text:p>23 419</text:p>
          </table:table-cell>
          <table:table-cell office:value-type="float" office:value="15.489781070176601" table:style-name="ce291">
            <text:p>15,5<text:s text:c="5"/></text:p>
          </table:table-cell>
          <table:table-cell office:value-type="float" office:value="29723" table:style-name="ce290">
            <text:p>29 723</text:p>
          </table:table-cell>
          <table:table-cell office:value-type="float" office:value="15.573521398331728" table:style-name="ce291">
            <text:p>15,6<text:s text:c="5"/></text:p>
          </table:table-cell>
          <table:table-cell office:value-type="float" office:value="-1393" table:style-name="ce275">
            <text:p><text:s/>-1 393</text:p>
          </table:table-cell>
          <table:table-cell office:value-type="float" office:value="-5.9481617490072161" table:style-name="ce276">
            <text:p>-5,9<text:s text:c="3"/></text:p>
          </table:table-cell>
          <table:table-cell office:value-type="float" office:value="-7697" table:style-name="ce275">
            <text:p><text:s/>-7 697</text:p>
          </table:table-cell>
          <table:table-cell office:value-type="float" office:value="-25.895770951788176" table:style-name="ce276">
            <text:p>-25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Básico - 3º Ciclo</text:p>
          </table:table-cell>
          <table:table-cell office:value-type="float" office:value="27797" table:style-name="ce288">
            <text:p>27 797</text:p>
          </table:table-cell>
          <table:table-cell office:value-type="float" office:value="19.445396609979785" table:style-name="ce289">
            <text:p>19,4<text:s text:c="5"/></text:p>
          </table:table-cell>
          <table:table-cell office:value-type="float" office:value="29732" table:style-name="ce290">
            <text:p>29 732</text:p>
          </table:table-cell>
          <table:table-cell office:value-type="float" office:value="19.665321780541042" table:style-name="ce291">
            <text:p>19,7<text:s text:c="5"/></text:p>
          </table:table-cell>
          <table:table-cell office:value-type="float" office:value="40032" table:style-name="ce290">
            <text:p>40 032</text:p>
          </table:table-cell>
          <table:table-cell office:value-type="float" office:value="20.97497589805927" table:style-name="ce291">
            <text:p>21,0<text:s text:c="5"/></text:p>
          </table:table-cell>
          <table:table-cell office:value-type="float" office:value="-1935" table:style-name="ce275">
            <text:p><text:s/>-1 935</text:p>
          </table:table-cell>
          <table:table-cell office:value-type="float" office:value="-6.5081393784474635" table:style-name="ce276">
            <text:p>-6,5<text:s text:c="3"/></text:p>
          </table:table-cell>
          <table:table-cell office:value-type="float" office:value="-12235" table:style-name="ce275">
            <text:p><text:s/>-12 235</text:p>
          </table:table-cell>
          <table:table-cell office:value-type="float" office:value="-30.563049560351718" table:style-name="ce276">
            <text:p>-30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Secundário</text:p>
          </table:table-cell>
          <table:table-cell office:value-type="float" office:value="41193" table:style-name="ce288">
            <text:p>41 193</text:p>
          </table:table-cell>
          <table:table-cell office:value-type="float" office:value="28.816570944882443" table:style-name="ce289">
            <text:p>28,8<text:s text:c="5"/></text:p>
          </table:table-cell>
          <table:table-cell office:value-type="float" office:value="43891" table:style-name="ce290">
            <text:p>43 891</text:p>
          </table:table-cell>
          <table:table-cell office:value-type="float" office:value="29.030359150737482" table:style-name="ce291">
            <text:p>29,0<text:s text:c="5"/></text:p>
          </table:table-cell>
          <table:table-cell office:value-type="float" office:value="57869" table:style-name="ce290">
            <text:p>57 869</text:p>
          </table:table-cell>
          <table:table-cell office:value-type="float" office:value="30.320765393804756" table:style-name="ce291">
            <text:p>30,3<text:s text:c="5"/></text:p>
          </table:table-cell>
          <table:table-cell office:value-type="float" office:value="-2698" table:style-name="ce275">
            <text:p><text:s/>-2 698</text:p>
          </table:table-cell>
          <table:table-cell office:value-type="float" office:value="-6.147046091453829" table:style-name="ce276">
            <text:p>-6,1<text:s text:c="3"/></text:p>
          </table:table-cell>
          <table:table-cell office:value-type="float" office:value="-16676" table:style-name="ce275">
            <text:p><text:s/>-16 676</text:p>
          </table:table-cell>
          <table:table-cell office:value-type="float" office:value="-28.816810382069846" table:style-name="ce276">
            <text:p>-28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Superior</text:p>
          </table:table-cell>
          <table:table-cell office:value-type="float" office:value="15510" table:style-name="ce288">
            <text:p>15 510</text:p>
          </table:table-cell>
          <table:table-cell office:value-type="float" office:value="10.850023434931339" table:style-name="ce289">
            <text:p>10,9<text:s text:c="5"/></text:p>
          </table:table-cell>
          <table:table-cell office:value-type="float" office:value="16519" table:style-name="ce290">
            <text:p>16 519</text:p>
          </table:table-cell>
          <table:table-cell office:value-type="float" office:value="10.925987168463523" table:style-name="ce291">
            <text:p>10,9<text:s text:c="5"/></text:p>
          </table:table-cell>
          <table:table-cell office:value-type="float" office:value="20362" table:style-name="ce290">
            <text:p>20 362</text:p>
          </table:table-cell>
          <table:table-cell office:value-type="float" office:value="10.668776459739279" table:style-name="ce291">
            <text:p>10,7<text:s text:c="5"/></text:p>
          </table:table-cell>
          <table:table-cell office:value-type="float" office:value="-1009" table:style-name="ce275">
            <text:p><text:s/>-1 009</text:p>
          </table:table-cell>
          <table:table-cell office:value-type="float" office:value="-6.1081179248138513" table:style-name="ce276">
            <text:p>-6,1<text:s text:c="3"/></text:p>
          </table:table-cell>
          <table:table-cell office:value-type="float" office:value="-4852" table:style-name="ce275">
            <text:p><text:s/>-4 852</text:p>
          </table:table-cell>
          <table:table-cell office:value-type="float" office:value="-23.828700520577549" table:style-name="ce276">
            <text:p>-23,8<text:s text:c="3"/>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270"/>
          <table:table-cell table:style-name="ce288"/>
          <table:table-cell table:style-name="ce279"/>
          <table:table-cell table:style-name="ce290"/>
          <table:table-cell table:style-name="ce281"/>
          <table:table-cell table:style-name="ce290"/>
          <table:table-cell office:value-type="float" office:value="0" table:style-name="ce281">
            <text:p>0,0<text:s text:c="5"/></text:p>
          </table:table-cell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94">
            <text:p><text:s text:c="9"/>Mulheres</text:p>
          </table:table-cell>
          <table:table-cell office:value-type="float" office:value="183302" table:style-name="ce282">
            <text:p>183 302</text:p>
          </table:table-cell>
          <table:table-cell office:value-type="float" office:value="100" table:style-name="ce283">
            <text:p>100,0<text:s text:c="5"/></text:p>
          </table:table-cell>
          <table:table-cell office:value-type="float" office:value="193074" table:style-name="ce284">
            <text:p>193 074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241995" table:style-name="ce284">
            <text:p>241 995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-9772" table:style-name="ce266">
            <text:p><text:s/>-9 772</text:p>
          </table:table-cell>
          <table:table-cell office:value-type="float" office:value="-5.0612718439562032" table:style-name="ce267">
            <text:p>-5,1<text:s text:c="3"/></text:p>
          </table:table-cell>
          <table:table-cell office:value-type="float" office:value="-58693" table:style-name="ce266">
            <text:p><text:s/>-58 693</text:p>
          </table:table-cell>
          <table:table-cell office:value-type="float" office:value="-24.253806896836711" table:style-name="ce267">
            <text:p>-24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&lt; 25 anos</text:p>
          </table:table-cell>
          <table:table-cell office:value-type="float" office:value="18894" table:style-name="ce288">
            <text:p>18 894</text:p>
          </table:table-cell>
          <table:table-cell office:value-type="float" office:value="10.307579840918265" table:style-name="ce289">
            <text:p>10,3<text:s text:c="5"/></text:p>
          </table:table-cell>
          <table:table-cell office:value-type="float" office:value="19855" table:style-name="ce290">
            <text:p>19 855</text:p>
          </table:table-cell>
          <table:table-cell office:value-type="float" office:value="10.283621823756695" table:style-name="ce291">
            <text:p>10,3<text:s text:c="5"/></text:p>
          </table:table-cell>
          <table:table-cell office:value-type="float" office:value="27767" table:style-name="ce290">
            <text:p>27 767</text:p>
          </table:table-cell>
          <table:table-cell office:value-type="float" office:value="11.474204012479596" table:style-name="ce291">
            <text:p>11,5<text:s text:c="5"/></text:p>
          </table:table-cell>
          <table:table-cell office:value-type="float" office:value="-961" table:style-name="ce275">
            <text:p><text:s/>- 961</text:p>
          </table:table-cell>
          <table:table-cell office:value-type="float" office:value="-4.8400906572651721" table:style-name="ce276">
            <text:p>-4,8<text:s text:c="3"/></text:p>
          </table:table-cell>
          <table:table-cell office:value-type="float" office:value="-8873" table:style-name="ce275">
            <text:p><text:s/>-8 873</text:p>
          </table:table-cell>
          <table:table-cell office:value-type="float" office:value="-31.955198617063417" table:style-name="ce276">
            <text:p>-32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&gt;= 25 anos</text:p>
          </table:table-cell>
          <table:table-cell office:value-type="float" office:value="164408" table:style-name="ce288">
            <text:p>164 408</text:p>
          </table:table-cell>
          <table:table-cell office:value-type="float" office:value="89.692420159081735" table:style-name="ce289">
            <text:p>89,7<text:s text:c="5"/></text:p>
          </table:table-cell>
          <table:table-cell office:value-type="float" office:value="173219" table:style-name="ce290">
            <text:p>173 219</text:p>
          </table:table-cell>
          <table:table-cell office:value-type="float" office:value="89.71637817624331" table:style-name="ce291">
            <text:p>89,7<text:s text:c="5"/></text:p>
          </table:table-cell>
          <table:table-cell office:value-type="float" office:value="214228" table:style-name="ce290">
            <text:p>214 228</text:p>
          </table:table-cell>
          <table:table-cell office:value-type="float" office:value="88.525795987520411" table:style-name="ce291">
            <text:p>88,5<text:s text:c="5"/></text:p>
          </table:table-cell>
          <table:table-cell office:value-type="float" office:value="-8811" table:style-name="ce275">
            <text:p><text:s/>-8 811</text:p>
          </table:table-cell>
          <table:table-cell office:value-type="float" office:value="-5.0866244465099095" table:style-name="ce276">
            <text:p>-5,1<text:s text:c="3"/></text:p>
          </table:table-cell>
          <table:table-cell office:value-type="float" office:value="-49820" table:style-name="ce275">
            <text:p><text:s/>-49 820</text:p>
          </table:table-cell>
          <table:table-cell office:value-type="float" office:value="-23.255596840749106" table:style-name="ce276">
            <text:p>-23,3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style-name="ce1"/>
          <table:table-cell table:style-name="ce295"/>
          <table:table-cell table:number-columns-repeated="16370"/>
        </table:table-row>
        <table:table-row table:style-name="ro4">
          <table:table-cell/>
          <table:table-cell office:value-type="string" table:style-name="ce270">
            <text:p><text:s text:c="13"/>Inscritos &lt; 1 ano</text:p>
          </table:table-cell>
          <table:table-cell office:value-type="float" office:value="90837" table:style-name="ce288">
            <text:p>90 837</text:p>
          </table:table-cell>
          <table:table-cell office:value-type="float" office:value="49.555924103392215" table:style-name="ce289">
            <text:p>49,6<text:s text:c="5"/></text:p>
          </table:table-cell>
          <table:table-cell office:value-type="float" office:value="95537" table:style-name="ce290">
            <text:p>95 537</text:p>
          </table:table-cell>
          <table:table-cell office:value-type="float" office:value="49.482063871883319" table:style-name="ce291">
            <text:p>49,5<text:s text:c="5"/></text:p>
          </table:table-cell>
          <table:table-cell office:value-type="float" office:value="143793" table:style-name="ce290">
            <text:p>143 793</text:p>
          </table:table-cell>
          <table:table-cell office:value-type="float" office:value="59.419822723609997" table:style-name="ce291">
            <text:p>59,4<text:s text:c="5"/></text:p>
          </table:table-cell>
          <table:table-cell office:value-type="float" office:value="-4700" table:style-name="ce275">
            <text:p><text:s/>-4 700</text:p>
          </table:table-cell>
          <table:table-cell office:value-type="float" office:value="-4.9195599610622063" table:style-name="ce276">
            <text:p>-4,9<text:s text:c="3"/></text:p>
          </table:table-cell>
          <table:table-cell office:value-type="float" office:value="-52956" table:style-name="ce275">
            <text:p><text:s/>-52 956</text:p>
          </table:table-cell>
          <table:table-cell office:value-type="float" office:value="-36.82794016398573" table:style-name="ce276">
            <text:p>-36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Inscritos &gt;= 1 ano</text:p>
          </table:table-cell>
          <table:table-cell office:value-type="float" office:value="92465" table:style-name="ce288">
            <text:p>92 465</text:p>
          </table:table-cell>
          <table:table-cell office:value-type="float" office:value="50.444075896607785" table:style-name="ce289">
            <text:p>50,4<text:s text:c="5"/></text:p>
          </table:table-cell>
          <table:table-cell office:value-type="float" office:value="97537" table:style-name="ce290">
            <text:p>97 537</text:p>
          </table:table-cell>
          <table:table-cell office:value-type="float" office:value="50.517936128116681" table:style-name="ce291">
            <text:p>50,5<text:s text:c="5"/></text:p>
          </table:table-cell>
          <table:table-cell office:value-type="float" office:value="98202" table:style-name="ce290">
            <text:p>98 202</text:p>
          </table:table-cell>
          <table:table-cell office:value-type="float" office:value="40.580177276390003" table:style-name="ce291">
            <text:p>40,6<text:s text:c="5"/></text:p>
          </table:table-cell>
          <table:table-cell office:value-type="float" office:value="-5072" table:style-name="ce275">
            <text:p><text:s/>-5 072</text:p>
          </table:table-cell>
          <table:table-cell office:value-type="float" office:value="-5.2000779191486313" table:style-name="ce276">
            <text:p>-5,2<text:s text:c="3"/></text:p>
          </table:table-cell>
          <table:table-cell office:value-type="float" office:value="-5737" table:style-name="ce275">
            <text:p><text:s/>-5 737</text:p>
          </table:table-cell>
          <table:table-cell office:value-type="float" office:value="-5.8420398769882489" table:style-name="ce276">
            <text:p>-5,8<text:s text:c="3"/></text:p>
          </table:table-cell>
          <table:table-cell table:number-columns-repeated="16372" table:style-name="ce1"/>
        </table:table-row>
        <table:table-row table:style-name="ro36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Primeiro Emprego</text:p>
          </table:table-cell>
          <table:table-cell office:value-type="float" office:value="18701" table:style-name="ce288">
            <text:p>18 701</text:p>
          </table:table-cell>
          <table:table-cell office:value-type="float" office:value="10.20228911850389" table:style-name="ce289">
            <text:p>10,2<text:s text:c="5"/></text:p>
          </table:table-cell>
          <table:table-cell office:value-type="float" office:value="19235" table:style-name="ce290">
            <text:p>19 235</text:p>
          </table:table-cell>
          <table:table-cell office:value-type="float" office:value="9.9625014243243513" table:style-name="ce291">
            <text:p>10,0<text:s text:c="5"/></text:p>
          </table:table-cell>
          <table:table-cell office:value-type="float" office:value="20597" table:style-name="ce290">
            <text:p>20 597</text:p>
          </table:table-cell>
          <table:table-cell office:value-type="float" office:value="8.5113328787784859" table:style-name="ce291">
            <text:p>8,5<text:s text:c="5"/></text:p>
          </table:table-cell>
          <table:table-cell office:value-type="float" office:value="-534" table:style-name="ce275">
            <text:p><text:s/>- 534</text:p>
          </table:table-cell>
          <table:table-cell office:value-type="float" office:value="-2.776189238367559" table:style-name="ce276">
            <text:p>-2,8<text:s text:c="3"/></text:p>
          </table:table-cell>
          <table:table-cell office:value-type="float" office:value="-1896" table:style-name="ce275">
            <text:p><text:s/>-1 896</text:p>
          </table:table-cell>
          <table:table-cell office:value-type="float" office:value="-9.2052240617565655" table:style-name="ce276">
            <text:p>-9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Novo Emprego</text:p>
          </table:table-cell>
          <table:table-cell office:value-type="float" office:value="164601" table:style-name="ce288">
            <text:p>164 601</text:p>
          </table:table-cell>
          <table:table-cell office:value-type="float" office:value="89.797710881496101" table:style-name="ce289">
            <text:p>89,8<text:s text:c="5"/></text:p>
          </table:table-cell>
          <table:table-cell office:value-type="float" office:value="173839" table:style-name="ce290">
            <text:p>173 839</text:p>
          </table:table-cell>
          <table:table-cell office:value-type="float" office:value="90.037498575675642" table:style-name="ce291">
            <text:p>90,0<text:s text:c="5"/></text:p>
          </table:table-cell>
          <table:table-cell office:value-type="float" office:value="221398" table:style-name="ce290">
            <text:p>221 398</text:p>
          </table:table-cell>
          <table:table-cell office:value-type="float" office:value="91.488667121221511" table:style-name="ce291">
            <text:p>91,5<text:s text:c="5"/></text:p>
          </table:table-cell>
          <table:table-cell office:value-type="float" office:value="-9238" table:style-name="ce275">
            <text:p><text:s/>-9 238</text:p>
          </table:table-cell>
          <table:table-cell office:value-type="float" office:value="-5.3141124833898035" table:style-name="ce276">
            <text:p>-5,3<text:s text:c="3"/></text:p>
          </table:table-cell>
          <table:table-cell office:value-type="float" office:value="-56797" table:style-name="ce275">
            <text:p><text:s/>-56 797</text:p>
          </table:table-cell>
          <table:table-cell office:value-type="float" office:value="-25.653799943992269" table:style-name="ce276">
            <text:p>-25,7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Nenhum <text:s/>Nível de Instrução</text:p>
          </table:table-cell>
          <table:table-cell office:value-type="float" office:value="16095" table:style-name="ce288">
            <text:p>16 095</text:p>
          </table:table-cell>
          <table:table-cell office:value-type="float" office:value="8.7805915920175455" table:style-name="ce289">
            <text:p>8,8<text:s text:c="5"/></text:p>
          </table:table-cell>
          <table:table-cell office:value-type="float" office:value="16333" table:style-name="ce290">
            <text:p>16 333</text:p>
          </table:table-cell>
          <table:table-cell office:value-type="float" office:value="8.4594507805297461" table:style-name="ce291">
            <text:p>8,5<text:s text:c="5"/></text:p>
          </table:table-cell>
          <table:table-cell office:value-type="float" office:value="16817" table:style-name="ce290">
            <text:p>16 817</text:p>
          </table:table-cell>
          <table:table-cell office:value-type="float" office:value="6.9493171346515421" table:style-name="ce291">
            <text:p>6,9<text:s text:c="5"/></text:p>
          </table:table-cell>
          <table:table-cell office:value-type="float" office:value="-238" table:style-name="ce275">
            <text:p><text:s/>- 238</text:p>
          </table:table-cell>
          <table:table-cell office:value-type="float" office:value="-1.4571725953590888" table:style-name="ce276">
            <text:p>-1,5<text:s text:c="3"/></text:p>
          </table:table-cell>
          <table:table-cell office:value-type="float" office:value="-722" table:style-name="ce275">
            <text:p><text:s/>- 722</text:p>
          </table:table-cell>
          <table:table-cell office:value-type="float" office:value="-4.2932746625438538" table:style-name="ce276">
            <text:p>-4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Básico - 1º Ciclo</text:p>
          </table:table-cell>
          <table:table-cell office:value-type="float" office:value="25043" table:style-name="ce288">
            <text:p>25 043</text:p>
          </table:table-cell>
          <table:table-cell office:value-type="float" office:value="13.662153167995985" table:style-name="ce289">
            <text:p>13,7<text:s text:c="5"/></text:p>
          </table:table-cell>
          <table:table-cell office:value-type="float" office:value="26001" table:style-name="ce290">
            <text:p>26 001</text:p>
          </table:table-cell>
          <table:table-cell office:value-type="float" office:value="13.466857267161814" table:style-name="ce291">
            <text:p>13,5<text:s text:c="5"/></text:p>
          </table:table-cell>
          <table:table-cell office:value-type="float" office:value="31667" table:style-name="ce290">
            <text:p>31 667</text:p>
          </table:table-cell>
          <table:table-cell office:value-type="float" office:value="13.085807558007398" table:style-name="ce291">
            <text:p>13,1<text:s text:c="5"/></text:p>
          </table:table-cell>
          <table:table-cell office:value-type="float" office:value="-958" table:style-name="ce275">
            <text:p><text:s/>- 958</text:p>
          </table:table-cell>
          <table:table-cell office:value-type="float" office:value="-3.6844736740894577" table:style-name="ce276">
            <text:p>-3,7<text:s text:c="3"/></text:p>
          </table:table-cell>
          <table:table-cell office:value-type="float" office:value="-6624" table:style-name="ce275">
            <text:p><text:s/>-6 624</text:p>
          </table:table-cell>
          <table:table-cell office:value-type="float" office:value="-20.917674550794203" table:style-name="ce276">
            <text:p>-20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Básico - 2º Ciclo</text:p>
          </table:table-cell>
          <table:table-cell office:value-type="float" office:value="23157" table:style-name="ce288">
            <text:p>23 157</text:p>
          </table:table-cell>
          <table:table-cell office:value-type="float" office:value="12.633250046371561" table:style-name="ce289">
            <text:p>12,6<text:s text:c="5"/></text:p>
          </table:table-cell>
          <table:table-cell office:value-type="float" office:value="24281" table:style-name="ce290">
            <text:p>24 281</text:p>
          </table:table-cell>
          <table:table-cell office:value-type="float" office:value="12.576007126801123" table:style-name="ce291">
            <text:p>12,6<text:s text:c="5"/></text:p>
          </table:table-cell>
          <table:table-cell office:value-type="float" office:value="31519" table:style-name="ce290">
            <text:p>31 519</text:p>
          </table:table-cell>
          <table:table-cell office:value-type="float" office:value="13.024649269613009" table:style-name="ce291">
            <text:p>13,0<text:s text:c="5"/></text:p>
          </table:table-cell>
          <table:table-cell office:value-type="float" office:value="-1124" table:style-name="ce275">
            <text:p><text:s/>-1 124</text:p>
          </table:table-cell>
          <table:table-cell office:value-type="float" office:value="-4.629133890696429" table:style-name="ce276">
            <text:p>-4,6<text:s text:c="3"/></text:p>
          </table:table-cell>
          <table:table-cell office:value-type="float" office:value="-8362" table:style-name="ce275">
            <text:p><text:s/>-8 362</text:p>
          </table:table-cell>
          <table:table-cell office:value-type="float" office:value="-26.530029506012248" table:style-name="ce276">
            <text:p>-26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Básico - 3º Ciclo</text:p>
          </table:table-cell>
          <table:table-cell office:value-type="float" office:value="34152" table:style-name="ce288">
            <text:p>34 152</text:p>
          </table:table-cell>
          <table:table-cell office:value-type="float" office:value="18.631547937283827" table:style-name="ce289">
            <text:p>18,6<text:s text:c="5"/></text:p>
          </table:table-cell>
          <table:table-cell office:value-type="float" office:value="36319" table:style-name="ce290">
            <text:p>36 319</text:p>
          </table:table-cell>
          <table:table-cell office:value-type="float" office:value="18.810922237069725" table:style-name="ce291">
            <text:p>18,8<text:s text:c="5"/></text:p>
          </table:table-cell>
          <table:table-cell office:value-type="float" office:value="48490" table:style-name="ce290">
            <text:p>48 490</text:p>
          </table:table-cell>
          <table:table-cell office:value-type="float" office:value="20.037604082728983" table:style-name="ce291">
            <text:p>20,0<text:s text:c="5"/></text:p>
          </table:table-cell>
          <table:table-cell office:value-type="float" office:value="-2167" table:style-name="ce275">
            <text:p><text:s/>-2 167</text:p>
          </table:table-cell>
          <table:table-cell office:value-type="float" office:value="-5.9665739695476203" table:style-name="ce276">
            <text:p>-6,0<text:s text:c="3"/></text:p>
          </table:table-cell>
          <table:table-cell office:value-type="float" office:value="-14338" table:style-name="ce275">
            <text:p><text:s/>-14 338</text:p>
          </table:table-cell>
          <table:table-cell office:value-type="float" office:value="-29.568983295524848" table:style-name="ce276">
            <text:p>-29,6<text:s text:c="3"/></text:p>
          </table:table-cell>
          <table:table-cell table:style-name="ce1"/>
          <table:table-cell table:style-name="ce295"/>
          <table:table-cell table:number-columns-repeated="16370"/>
        </table:table-row>
        <table:table-row table:style-name="ro4">
          <table:table-cell/>
          <table:table-cell office:value-type="string" table:style-name="ce270">
            <text:p><text:s text:c="13"/>Secundário</text:p>
          </table:table-cell>
          <table:table-cell office:value-type="float" office:value="57479" table:style-name="ce288">
            <text:p>57 479</text:p>
          </table:table-cell>
          <table:table-cell office:value-type="float" office:value="31.357541107025565" table:style-name="ce289">
            <text:p>31,4<text:s text:c="5"/></text:p>
          </table:table-cell>
          <table:table-cell office:value-type="float" office:value="60690" table:style-name="ce290">
            <text:p>60 690</text:p>
          </table:table-cell>
          <table:table-cell office:value-type="float" office:value="31.433543615401348" table:style-name="ce291">
            <text:p>31,4<text:s text:c="5"/></text:p>
          </table:table-cell>
          <table:table-cell office:value-type="float" office:value="78076" table:style-name="ce290">
            <text:p>78 076</text:p>
          </table:table-cell>
          <table:table-cell office:value-type="float" office:value="32.263476518109883" table:style-name="ce291">
            <text:p>32,3<text:s text:c="5"/></text:p>
          </table:table-cell>
          <table:table-cell office:value-type="float" office:value="-3211" table:style-name="ce275">
            <text:p><text:s/>-3 211</text:p>
          </table:table-cell>
          <table:table-cell office:value-type="float" office:value="-5.2908222112374368" table:style-name="ce276">
            <text:p>-5,3<text:s text:c="3"/></text:p>
          </table:table-cell>
          <table:table-cell office:value-type="float" office:value="-20597" table:style-name="ce275">
            <text:p><text:s/>-20 597</text:p>
          </table:table-cell>
          <table:table-cell office:value-type="float" office:value="-26.380705978789898" table:style-name="ce276">
            <text:p>-26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Superior</text:p>
          </table:table-cell>
          <table:table-cell office:value-type="float" office:value="27376" table:style-name="ce288">
            <text:p>27 376</text:p>
          </table:table-cell>
          <table:table-cell office:value-type="float" office:value="14.934916149305518" table:style-name="ce289">
            <text:p>14,9<text:s text:c="5"/></text:p>
          </table:table-cell>
          <table:table-cell office:value-type="float" office:value="29450" table:style-name="ce290">
            <text:p>29 450</text:p>
          </table:table-cell>
          <table:table-cell office:value-type="float" office:value="15.253218973036246" table:style-name="ce291">
            <text:p>15,3<text:s text:c="5"/></text:p>
          </table:table-cell>
          <table:table-cell office:value-type="float" office:value="35426" table:style-name="ce290">
            <text:p>35 426</text:p>
          </table:table-cell>
          <table:table-cell office:value-type="float" office:value="14.639145436889192" table:style-name="ce291">
            <text:p>14,6<text:s text:c="5"/></text:p>
          </table:table-cell>
          <table:table-cell office:value-type="float" office:value="-2074" table:style-name="ce275">
            <text:p><text:s/>-2 074</text:p>
          </table:table-cell>
          <table:table-cell office:value-type="float" office:value="-7.0424448217317481" table:style-name="ce276">
            <text:p>-7,0<text:s text:c="3"/></text:p>
          </table:table-cell>
          <table:table-cell office:value-type="float" office:value="-8050" table:style-name="ce275">
            <text:p><text:s/>-8 050</text:p>
          </table:table-cell>
          <table:table-cell office:value-type="float" office:value="-22.723423474284424" table:style-name="ce276">
            <text:p>-22,7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table:style-name="ce296"/>
          <table:table-cell table:style-name="ce297"/>
          <table:table-cell table:style-name="ce298"/>
          <table:table-cell table:style-name="ce299"/>
          <table:table-cell table:style-name="ce300"/>
          <table:table-cell table:style-name="ce299"/>
          <table:table-cell table:style-name="ce300"/>
          <table:table-cell table:style-name="ce301"/>
          <table:table-cell table:style-name="ce302"/>
          <table:table-cell table:style-name="ce301"/>
          <table:table-cell table:style-name="ce302"/>
          <table:table-cell table:number-columns-repeated="16372" table:style-name="ce1"/>
        </table:table-row>
        <table:table-row table:style-name="ro24">
          <table:table-cell/>
          <table:table-cell office:value-type="string" table:style-name="ce303">
            <text:p><text:s text:c="4"/>(1) - Mês homólogo do ano anterior</text:p>
          </table:table-cell>
          <table:table-cell table:number-columns-repeated="2" table:style-name="ce230"/>
          <table:table-cell table:number-columns-repeated="4" table:style-name="ce304"/>
          <table:table-cell table:style-name="ce230"/>
          <table:table-cell table:style-name="ce305"/>
          <table:table-cell table:number-columns-repeated="2" table:style-name="ce230"/>
          <table:table-cell table:number-columns-repeated="16372" table:style-name="ce1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295"/>
          <table:table-cell table:number-columns-repeated="16381" table:style-name="ce1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295"/>
          <table:table-cell table:number-columns-repeated="16381" table:style-name="ce1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11" table:style-name="ce227"/>
          <table:table-cell table:number-columns-repeated="16372" table:style-name="ce1"/>
        </table:table-row>
        <table:table-row table:number-rows-repeated="1048496" table:style-name="ro24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6">
        <table:table-column table:style-name="co10" table:default-cell-style-name="ce1" table:visibility="collapse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1" table:default-cell-style-name="ce1"/>
        <table:table-column table:style-name="co55" table:default-cell-style-name="ce1"/>
        <table:table-column table:style-name="co5" table:default-cell-style-name="ce1"/>
        <table:table-column table:style-name="co55" table:default-cell-style-name="ce1"/>
        <table:table-column table:style-name="co1" table:default-cell-style-name="ce1"/>
        <table:table-column table:style-name="co54" table:default-cell-style-name="ce1"/>
        <table:table-column table:style-name="co55" table:default-cell-style-name="ce1"/>
        <table:table-column table:style-name="co22" table:default-cell-style-name="ce1"/>
        <table:table-column table:style-name="co10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4744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6962in" svg:y="0.24054in" svg:width="1.88806in" svg:height="0.52852in">
                <draw:text-box>
                  <text:p text:style-name="a23" text:class-names="" text:cond-style-name=""><text:span text:style-name="a21" text:class-names="">MARÇO 2022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5" draw:style-name="a19" draw:name="Text Box 122" svg:x="0in" svg:y="0in" svg:width="0.97917in" svg:height="0.32526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29"/>
          <table:table-cell table:number-columns-repeated="6" table:style-name="ce230"/>
          <table:table-cell table:number-columns-repeated="16366"/>
        </table:table-row>
        <table:table-row table:style-name="ro33">
          <table:table-cell/>
          <table:table-cell office:value-type="string" table:style-name="ce231">
            <text:p>Quadro 2 - PEDIDOS DE EMPREGO <text:s text:c="2"/>E <text:s text:c="3"/>DESEMPREGO REGISTADO</text:p>
          </table:table-cell>
          <table:table-cell table:number-columns-repeated="8" table:style-name="ce231"/>
          <table:table-cell office:value-type="string" table:number-columns-spanned="2" table:number-rows-spanned="1" table:style-name="ce306">
            <text:p>CONTINENTE</text:p>
          </table:table-cell>
          <table:covered-table-cell/>
          <table:table-cell table:number-columns-repeated="6" table:style-name="ce230"/>
          <table:table-cell table:number-columns-repeated="16366"/>
        </table:table-row>
        <table:table-row table:style-name="ro33">
          <table:table-cell/>
          <table:table-cell office:value-type="string" table:style-name="ce233">
            <text:p>Situação no fim do mês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number-columns-repeated="6" table:style-name="ce230"/>
          <table:table-cell table:number-columns-repeated="16366"/>
        </table:table-row>
        <table:table-row table:style-name="ro24">
          <table:table-cell/>
          <table:table-cell table:style-name="ce229"/>
          <table:table-cell table:style-name="ce235"/>
          <table:table-cell table:number-columns-repeated="9" table:style-name="ce229"/>
          <table:table-cell table:number-columns-repeated="6" table:style-name="ce230"/>
          <table:table-cell table:number-columns-repeated="16366"/>
        </table:table-row>
        <table:table-row table:style-name="ro24">
          <table:table-cell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39"/>
          <table:table-cell table:style-name="ce240"/>
          <table:table-cell office:value-type="string" table:number-columns-spanned="4" table:number-rows-spanned="1" table:style-name="ce307">
            <text:p>Variação</text:p>
          </table:table-cell>
          <table:covered-table-cell table:number-columns-repeated="3"/>
          <table:table-cell table:number-columns-repeated="6" table:style-name="ce241"/>
          <table:table-cell table:number-columns-repeated="16366"/>
        </table:table-row>
        <table:table-row table:style-name="ro28">
          <table:table-cell/>
          <table:table-cell table:style-name="ce242"/>
          <table:table-cell office:value-type="string" table:style-name="ce243">
            <text:p>MARÇO 2022</text:p>
          </table:table-cell>
          <table:table-cell office:value-type="string" table:style-name="ce244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246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246">
            <text:p>%</text:p>
          </table:table-cell>
          <table:table-cell office:value-type="string" table:number-columns-spanned="2" table:number-rows-spanned="1" table:style-name="ce308">
            <text:p>Mês <text:s/>anterior</text:p>
          </table:table-cell>
          <table:covered-table-cell/>
          <table:table-cell office:value-type="string" table:number-columns-spanned="2" table:number-rows-spanned="1" table:style-name="ce309">
            <text:p>Mês <text:s/>homólogo<text:span text:style-name="T2">(1)<text:s/></text:span></text:p>
          </table:table-cell>
          <table:covered-table-cell/>
          <table:table-cell table:number-columns-repeated="6" table:style-name="ce241"/>
          <table:table-cell table:number-columns-repeated="16366"/>
        </table:table-row>
        <table:table-row table:style-name="ro24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0"/>
          <table:table-cell table:style-name="ce251"/>
          <table:table-cell office:value-type="string" table:style-name="ce252">
            <text:p>Var. Abs.</text:p>
          </table:table-cell>
          <table:table-cell office:value-type="string" table:style-name="ce253">
            <text:p>Var. %</text:p>
          </table:table-cell>
          <table:table-cell office:value-type="string" table:style-name="ce252">
            <text:p>Var. Abs.</text:p>
          </table:table-cell>
          <table:table-cell office:value-type="string" table:style-name="ce254">
            <text:p>Var. %</text:p>
          </table:table-cell>
          <table:table-cell table:number-columns-repeated="6" table:style-name="ce255"/>
          <table:table-cell table:number-columns-repeated="16366"/>
        </table:table-row>
        <table:table-row table:style-name="ro36">
          <table:table-cell/>
          <table:table-cell table:style-name="ce242"/>
          <table:table-cell table:style-name="ce310"/>
          <table:table-cell table:style-name="ce311"/>
          <table:table-cell table:style-name="ce312"/>
          <table:table-cell table:style-name="ce313"/>
          <table:table-cell table:style-name="ce312"/>
          <table:table-cell table:style-name="ce313"/>
          <table:table-cell table:number-columns-repeated="4" table:style-name="ce314"/>
          <table:table-cell table:number-columns-repeated="6" table:style-name="ce255"/>
          <table:table-cell table:number-columns-repeated="16366"/>
        </table:table-row>
        <table:table-row table:style-name="ro4">
          <table:table-cell/>
          <table:table-cell office:value-type="string" table:style-name="ce261">
            <text:p>PEDIDOS DE EMPREGO</text:p>
          </table:table-cell>
          <table:table-cell office:value-type="float" office:value="472851" table:style-name="ce262">
            <text:p>472 851</text:p>
          </table:table-cell>
          <table:table-cell office:value-type="float" office:value="100" table:style-name="ce263">
            <text:p>100,0<text:s text:c="5"/></text:p>
          </table:table-cell>
          <table:table-cell office:value-type="float" office:value="485250" table:style-name="ce264">
            <text:p>485 250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574107" table:style-name="ce264">
            <text:p>574 107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-12399" table:style-name="ce266">
            <text:p><text:s/>-12 399</text:p>
          </table:table-cell>
          <table:table-cell office:value-type="float" office:value="-2.5551777434312211" table:style-name="ce267">
            <text:p>-2,6<text:s text:c="3"/></text:p>
          </table:table-cell>
          <table:table-cell office:value-type="float" office:value="-101256" table:style-name="ce266">
            <text:p><text:s/>-101 256</text:p>
          </table:table-cell>
          <table:table-cell office:value-type="float" office:value="-17.637130360716728" table:style-name="ce267">
            <text:p>-17,6<text:s text:c="3"/></text:p>
          </table:table-cell>
          <table:table-cell table:style-name="ce268"/>
          <table:table-cell table:style-name="ce230"/>
          <table:table-cell table:number-columns-repeated="4" table:style-name="ce269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7"/>DESEMPREGO REGISTADO</text:p>
          </table:table-cell>
          <table:table-cell office:value-type="float" office:value="305802" table:style-name="ce271">
            <text:p>305 802</text:p>
          </table:table-cell>
          <table:table-cell office:value-type="float" office:value="64.671957974076406" table:style-name="ce272">
            <text:p>64,7<text:s text:c="5"/></text:p>
          </table:table-cell>
          <table:table-cell office:value-type="float" office:value="323388" table:style-name="ce273">
            <text:p>323 388</text:p>
          </table:table-cell>
          <table:table-cell office:value-type="float" office:value="66.643585780525498" table:style-name="ce274">
            <text:p>66,6<text:s text:c="5"/></text:p>
          </table:table-cell>
          <table:table-cell office:value-type="float" office:value="405374" table:style-name="ce273">
            <text:p>405 374</text:p>
          </table:table-cell>
          <table:table-cell office:value-type="float" office:value="70.609485688207954" table:style-name="ce274">
            <text:p>70,6<text:s text:c="5"/></text:p>
          </table:table-cell>
          <table:table-cell office:value-type="float" office:value="-17586" table:style-name="ce275">
            <text:p><text:s/>-17 586</text:p>
          </table:table-cell>
          <table:table-cell office:value-type="float" office:value="-5.4380496493376373" table:style-name="ce276">
            <text:p>-5,4<text:s text:c="3"/></text:p>
          </table:table-cell>
          <table:table-cell office:value-type="float" office:value="-99572" table:style-name="ce275">
            <text:p><text:s/>-99 572</text:p>
          </table:table-cell>
          <table:table-cell office:value-type="float" office:value="-24.562996146768171" table:style-name="ce276">
            <text:p>-24,6<text:s text:c="3"/></text:p>
          </table:table-cell>
          <table:table-cell table:style-name="ce269"/>
          <table:table-cell table:number-columns-repeated="3" table:style-name="ce277"/>
          <table:table-cell table:number-columns-repeated="2" table:style-name="ce269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7"/>EMPREGADOS</text:p>
          </table:table-cell>
          <table:table-cell office:value-type="float" office:value="46226" table:style-name="ce271">
            <text:p>46 226</text:p>
          </table:table-cell>
          <table:table-cell office:value-type="float" office:value="9.7760182383033989" table:style-name="ce272">
            <text:p>9,8<text:s text:c="5"/></text:p>
          </table:table-cell>
          <table:table-cell office:value-type="float" office:value="46507" table:style-name="ce273">
            <text:p>46 507</text:p>
          </table:table-cell>
          <table:table-cell office:value-type="float" office:value="9.5841318907779502" table:style-name="ce274">
            <text:p>9,6<text:s text:c="5"/></text:p>
          </table:table-cell>
          <table:table-cell office:value-type="float" office:value="45555" table:style-name="ce273">
            <text:p>45 555</text:p>
          </table:table-cell>
          <table:table-cell office:value-type="float" office:value="7.9349319900297335" table:style-name="ce274">
            <text:p>7,9<text:s text:c="5"/></text:p>
          </table:table-cell>
          <table:table-cell office:value-type="float" office:value="-281" table:style-name="ce275">
            <text:p><text:s/>- 281</text:p>
          </table:table-cell>
          <table:table-cell office:value-type="float" office:value="-0.60421011890683129" table:style-name="ce276">
            <text:p>-0,6<text:s text:c="3"/></text:p>
          </table:table-cell>
          <table:table-cell office:value-type="float" office:value="671" table:style-name="ce275">
            <text:p>+ 671</text:p>
          </table:table-cell>
          <table:table-cell office:value-type="float" office:value="1.4729447920096588" table:style-name="ce276">
            <text:p>+1,5<text:s text:c="3"/></text:p>
          </table:table-cell>
          <table:table-cell table:style-name="ce269"/>
          <table:table-cell table:number-columns-repeated="3" table:style-name="ce277"/>
          <table:table-cell table:number-columns-repeated="2" table:style-name="ce269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7"/>OCUPADOS</text:p>
          </table:table-cell>
          <table:table-cell office:value-type="float" office:value="101269" table:style-name="ce271">
            <text:p>101 269</text:p>
          </table:table-cell>
          <table:table-cell office:value-type="float" office:value="21.416683056607681" table:style-name="ce272">
            <text:p>21,4<text:s text:c="5"/></text:p>
          </table:table-cell>
          <table:table-cell office:value-type="float" office:value="97023" table:style-name="ce273">
            <text:p>97 023</text:p>
          </table:table-cell>
          <table:table-cell office:value-type="float" office:value="19.994435857805254" table:style-name="ce274">
            <text:p>20,0<text:s text:c="5"/></text:p>
          </table:table-cell>
          <table:table-cell office:value-type="float" office:value="106407" table:style-name="ce273">
            <text:p>106 407</text:p>
          </table:table-cell>
          <table:table-cell office:value-type="float" office:value="18.534349868578506" table:style-name="ce274">
            <text:p>18,5<text:s text:c="5"/></text:p>
          </table:table-cell>
          <table:table-cell office:value-type="float" office:value="4246" table:style-name="ce275">
            <text:p>+4 246</text:p>
          </table:table-cell>
          <table:table-cell office:value-type="float" office:value="4.3762819125362027" table:style-name="ce276">
            <text:p>+4,4<text:s text:c="3"/></text:p>
          </table:table-cell>
          <table:table-cell office:value-type="float" office:value="-5138" table:style-name="ce275">
            <text:p><text:s/>-5 138</text:p>
          </table:table-cell>
          <table:table-cell office:value-type="float" office:value="-4.8286296954147749" table:style-name="ce276">
            <text:p>-4,8<text:s text:c="3"/></text:p>
          </table:table-cell>
          <table:table-cell table:style-name="ce269"/>
          <table:table-cell table:number-columns-repeated="3" table:style-name="ce277"/>
          <table:table-cell table:number-columns-repeated="2" table:style-name="ce269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7"/>INDISPONIVEIS TEMPORÁRIAMENTE</text:p>
          </table:table-cell>
          <table:table-cell office:value-type="float" office:value="19554" table:style-name="ce271">
            <text:p>19 554</text:p>
          </table:table-cell>
          <table:table-cell office:value-type="float" office:value="4.1353407310125174" table:style-name="ce272">
            <text:p>4,1<text:s text:c="5"/></text:p>
          </table:table-cell>
          <table:table-cell office:value-type="float" office:value="18332" table:style-name="ce273">
            <text:p>18 332</text:p>
          </table:table-cell>
          <table:table-cell office:value-type="float" office:value="3.7778464708912933" table:style-name="ce274">
            <text:p>3,8<text:s text:c="5"/></text:p>
          </table:table-cell>
          <table:table-cell office:value-type="float" office:value="16771" table:style-name="ce273">
            <text:p>16 771</text:p>
          </table:table-cell>
          <table:table-cell office:value-type="float" office:value="2.9212324531838139" table:style-name="ce274">
            <text:p>2,9<text:s text:c="5"/></text:p>
          </table:table-cell>
          <table:table-cell office:value-type="float" office:value="1222" table:style-name="ce275">
            <text:p>+1 222</text:p>
          </table:table-cell>
          <table:table-cell office:value-type="float" office:value="6.6659393410429857" table:style-name="ce276">
            <text:p>+6,7<text:s text:c="3"/></text:p>
          </table:table-cell>
          <table:table-cell office:value-type="float" office:value="2783" table:style-name="ce275">
            <text:p>+2 783</text:p>
          </table:table-cell>
          <table:table-cell office:value-type="float" office:value="16.594120803768408" table:style-name="ce276">
            <text:p>+16,6<text:s text:c="3"/></text:p>
          </table:table-cell>
          <table:table-cell table:style-name="ce269"/>
          <table:table-cell table:number-columns-repeated="3" table:style-name="ce277"/>
          <table:table-cell table:number-columns-repeated="2" table:style-name="ce269"/>
          <table:table-cell table:number-columns-repeated="16366"/>
        </table:table-row>
        <table:table-row table:style-name="ro8">
          <table:table-cell/>
          <table:table-cell table:style-name="ce270"/>
          <table:table-cell table:style-name="ce278"/>
          <table:table-cell table:style-name="ce279"/>
          <table:table-cell table:style-name="ce280"/>
          <table:table-cell table:style-name="ce281"/>
          <table:table-cell table:style-name="ce280"/>
          <table:table-cell table:style-name="ce28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6" table:style-name="ce269"/>
          <table:table-cell table:number-columns-repeated="16366"/>
        </table:table-row>
        <table:table-row table:style-name="ro4">
          <table:table-cell/>
          <table:table-cell office:value-type="string" table:style-name="ce261">
            <text:p><text:s text:c="5"/>DESEMPREGO REGISTADO</text:p>
          </table:table-cell>
          <table:table-cell office:value-type="float" office:value="305802" table:style-name="ce282">
            <text:p>305 802</text:p>
          </table:table-cell>
          <table:table-cell office:value-type="float" office:value="100" table:style-name="ce283">
            <text:p>100,0<text:s text:c="5"/></text:p>
          </table:table-cell>
          <table:table-cell office:value-type="float" office:value="323388" table:style-name="ce284">
            <text:p>323 388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405374" table:style-name="ce284">
            <text:p>405 374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-17586" table:style-name="ce266">
            <text:p><text:s/>-17 586</text:p>
          </table:table-cell>
          <table:table-cell office:value-type="float" office:value="-5.4380496493376373" table:style-name="ce267">
            <text:p>-5,4<text:s text:c="3"/></text:p>
          </table:table-cell>
          <table:table-cell office:value-type="float" office:value="-99572" table:style-name="ce266">
            <text:p><text:s/>-99 572</text:p>
          </table:table-cell>
          <table:table-cell office:value-type="float" office:value="-24.562996146768171" table:style-name="ce267">
            <text:p>-24,6<text:s text:c="3"/></text:p>
          </table:table-cell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Homens<text:s/></text:p>
          </table:table-cell>
          <table:table-cell office:value-type="float" office:value="133554" table:style-name="ce288">
            <text:p>133 554</text:p>
          </table:table-cell>
          <table:table-cell office:value-type="float" office:value="43.673357270390646" table:style-name="ce289">
            <text:p>43,7<text:s text:c="5"/></text:p>
          </table:table-cell>
          <table:table-cell office:value-type="float" office:value="141561" table:style-name="ce290">
            <text:p>141 561</text:p>
          </table:table-cell>
          <table:table-cell office:value-type="float" office:value="43.774351552933318" table:style-name="ce291">
            <text:p>43,8<text:s text:c="5"/></text:p>
          </table:table-cell>
          <table:table-cell office:value-type="float" office:value="177850" table:style-name="ce290">
            <text:p>177 850</text:p>
          </table:table-cell>
          <table:table-cell office:value-type="float" office:value="43.873065366797078" table:style-name="ce291">
            <text:p>43,9<text:s text:c="5"/></text:p>
          </table:table-cell>
          <table:table-cell office:value-type="float" office:value="-8007" table:style-name="ce275">
            <text:p><text:s/>-8 007</text:p>
          </table:table-cell>
          <table:table-cell office:value-type="float" office:value="-5.6562188738423718" table:style-name="ce276">
            <text:p>-5,7<text:s text:c="3"/></text:p>
          </table:table-cell>
          <table:table-cell office:value-type="float" office:value="-44296" table:style-name="ce275">
            <text:p><text:s/>-44 296</text:p>
          </table:table-cell>
          <table:table-cell office:value-type="float" office:value="-24.906381782400899" table:style-name="ce276">
            <text:p>-24,9<text:s text:c="3"/></text:p>
          </table:table-cell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Mulheres</text:p>
          </table:table-cell>
          <table:table-cell office:value-type="float" office:value="172248" table:style-name="ce288">
            <text:p>172 248</text:p>
          </table:table-cell>
          <table:table-cell office:value-type="float" office:value="56.326642729609354" table:style-name="ce289">
            <text:p>56,3<text:s text:c="5"/></text:p>
          </table:table-cell>
          <table:table-cell office:value-type="float" office:value="181827" table:style-name="ce290">
            <text:p>181 827</text:p>
          </table:table-cell>
          <table:table-cell office:value-type="float" office:value="56.225648447066675" table:style-name="ce291">
            <text:p>56,2<text:s text:c="5"/></text:p>
          </table:table-cell>
          <table:table-cell office:value-type="float" office:value="227524" table:style-name="ce290">
            <text:p>227 524</text:p>
          </table:table-cell>
          <table:table-cell office:value-type="float" office:value="56.126934633202922" table:style-name="ce291">
            <text:p>56,1<text:s text:c="5"/></text:p>
          </table:table-cell>
          <table:table-cell office:value-type="float" office:value="-9579" table:style-name="ce275">
            <text:p><text:s/>-9 579</text:p>
          </table:table-cell>
          <table:table-cell office:value-type="float" office:value="-5.26819449256711" table:style-name="ce276">
            <text:p>-5,3<text:s text:c="3"/></text:p>
          </table:table-cell>
          <table:table-cell office:value-type="float" office:value="-55276" table:style-name="ce275">
            <text:p><text:s/>-55 276</text:p>
          </table:table-cell>
          <table:table-cell office:value-type="float" office:value="-24.294579912448796" table:style-name="ce276">
            <text:p>-24,3<text:s text:c="3"/></text:p>
          </table:table-cell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39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&lt; 25 anos</text:p>
          </table:table-cell>
          <table:table-cell office:value-type="float" office:value="32204" table:style-name="ce288">
            <text:p>32 204</text:p>
          </table:table-cell>
          <table:table-cell office:value-type="float" office:value="10.530997181182595" table:style-name="ce289">
            <text:p>10,5<text:s text:c="5"/></text:p>
          </table:table-cell>
          <table:table-cell office:value-type="float" office:value="33966" table:style-name="ce290">
            <text:p>33 966</text:p>
          </table:table-cell>
          <table:table-cell office:value-type="float" office:value="10.503172659467884" table:style-name="ce291">
            <text:p>10,5<text:s text:c="5"/></text:p>
          </table:table-cell>
          <table:table-cell office:value-type="float" office:value="46982" table:style-name="ce290">
            <text:p>46 982</text:p>
          </table:table-cell>
          <table:table-cell office:value-type="float" office:value="11.589791155821539" table:style-name="ce291">
            <text:p>11,6<text:s text:c="5"/></text:p>
          </table:table-cell>
          <table:table-cell office:value-type="float" office:value="-1762" table:style-name="ce275">
            <text:p><text:s/>-1 762</text:p>
          </table:table-cell>
          <table:table-cell office:value-type="float" office:value="-5.1875404816581288" table:style-name="ce276">
            <text:p>-5,2<text:s text:c="3"/></text:p>
          </table:table-cell>
          <table:table-cell office:value-type="float" office:value="-14778" table:style-name="ce275">
            <text:p><text:s/>-14 778</text:p>
          </table:table-cell>
          <table:table-cell office:value-type="float" office:value="-31.454599633902347" table:style-name="ce276">
            <text:p>-31,5<text:s text:c="3"/></text:p>
          </table:table-cell>
          <table:table-cell table:style-name="ce292"/>
          <table:table-cell table:number-columns-repeated="5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&gt;= 25 anos</text:p>
          </table:table-cell>
          <table:table-cell office:value-type="float" office:value="273598" table:style-name="ce288">
            <text:p>273 598</text:p>
          </table:table-cell>
          <table:table-cell office:value-type="float" office:value="89.469002818817401" table:style-name="ce289">
            <text:p>89,5<text:s text:c="5"/></text:p>
          </table:table-cell>
          <table:table-cell office:value-type="float" office:value="289422" table:style-name="ce290">
            <text:p>289 422</text:p>
          </table:table-cell>
          <table:table-cell office:value-type="float" office:value="89.496827340532121" table:style-name="ce291">
            <text:p>89,5<text:s text:c="5"/></text:p>
          </table:table-cell>
          <table:table-cell office:value-type="float" office:value="358392" table:style-name="ce290">
            <text:p>358 392</text:p>
          </table:table-cell>
          <table:table-cell office:value-type="float" office:value="88.410208844178456" table:style-name="ce291">
            <text:p>88,4<text:s text:c="5"/></text:p>
          </table:table-cell>
          <table:table-cell office:value-type="float" office:value="-15824" table:style-name="ce275">
            <text:p><text:s/>-15 824</text:p>
          </table:table-cell>
          <table:table-cell office:value-type="float" office:value="-5.4674489154245363" table:style-name="ce276">
            <text:p>-5,5<text:s text:c="3"/></text:p>
          </table:table-cell>
          <table:table-cell office:value-type="float" office:value="-84794" table:style-name="ce275">
            <text:p><text:s/>-84 794</text:p>
          </table:table-cell>
          <table:table-cell office:value-type="float" office:value="-23.659568293935131" table:style-name="ce276">
            <text:p>-23,7<text:s text:c="3"/></text:p>
          </table:table-cell>
          <table:table-cell table:style-name="ce286"/>
          <table:table-cell table:style-name="ce315"/>
          <table:table-cell table:number-columns-repeated="4" table:style-name="ce287"/>
          <table:table-cell table:number-columns-repeated="16366"/>
        </table:table-row>
        <table:table-row table:style-name="ro40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style-name="ce286"/>
          <table:table-cell table:style-name="ce315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Inscritos &lt; 1 ano</text:p>
          </table:table-cell>
          <table:table-cell office:value-type="float" office:value="156200" table:style-name="ce288">
            <text:p>156 200</text:p>
          </table:table-cell>
          <table:table-cell office:value-type="float" office:value="51.078802623920048" table:style-name="ce289">
            <text:p>51,1<text:s text:c="5"/></text:p>
          </table:table-cell>
          <table:table-cell office:value-type="float" office:value="165391" table:style-name="ce290">
            <text:p>165 391</text:p>
          </table:table-cell>
          <table:table-cell office:value-type="float" office:value="51.143208777072743" table:style-name="ce291">
            <text:p>51,1<text:s text:c="5"/></text:p>
          </table:table-cell>
          <table:table-cell office:value-type="float" office:value="247437" table:style-name="ce290">
            <text:p>247 437</text:p>
          </table:table-cell>
          <table:table-cell office:value-type="float" office:value="61.039188502469322" table:style-name="ce291">
            <text:p>61,0<text:s text:c="5"/></text:p>
          </table:table-cell>
          <table:table-cell office:value-type="float" office:value="-9191" table:style-name="ce275">
            <text:p><text:s/>-9 191</text:p>
          </table:table-cell>
          <table:table-cell office:value-type="float" office:value="-5.5571343059779554" table:style-name="ce276">
            <text:p>-5,6<text:s text:c="3"/></text:p>
          </table:table-cell>
          <table:table-cell office:value-type="float" office:value="-91237" table:style-name="ce275">
            <text:p><text:s/>-91 237</text:p>
          </table:table-cell>
          <table:table-cell office:value-type="float" office:value="-36.872820152200362" table:style-name="ce276">
            <text:p>-36,9<text:s text:c="3"/></text:p>
          </table:table-cell>
          <table:table-cell table:style-name="ce292"/>
          <table:table-cell table:style-name="ce286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Inscritos &gt;= 1 ano</text:p>
          </table:table-cell>
          <table:table-cell office:value-type="float" office:value="149602" table:style-name="ce288">
            <text:p>149 602</text:p>
          </table:table-cell>
          <table:table-cell office:value-type="float" office:value="48.921197376079945" table:style-name="ce289">
            <text:p>48,9<text:s text:c="5"/></text:p>
          </table:table-cell>
          <table:table-cell office:value-type="float" office:value="157997" table:style-name="ce290">
            <text:p>157 997</text:p>
          </table:table-cell>
          <table:table-cell office:value-type="float" office:value="48.856791222927257" table:style-name="ce291">
            <text:p>48,9<text:s text:c="5"/></text:p>
          </table:table-cell>
          <table:table-cell office:value-type="float" office:value="157937" table:style-name="ce290">
            <text:p>157 937</text:p>
          </table:table-cell>
          <table:table-cell office:value-type="float" office:value="38.960811497530671" table:style-name="ce291">
            <text:p>39,0<text:s text:c="5"/></text:p>
          </table:table-cell>
          <table:table-cell office:value-type="float" office:value="-8395" table:style-name="ce275">
            <text:p><text:s/>-8 395</text:p>
          </table:table-cell>
          <table:table-cell office:value-type="float" office:value="-5.3133920264308818" table:style-name="ce276">
            <text:p>-5,3<text:s text:c="3"/></text:p>
          </table:table-cell>
          <table:table-cell office:value-type="float" office:value="-8335" table:style-name="ce275">
            <text:p><text:s/>-8 335</text:p>
          </table:table-cell>
          <table:table-cell office:value-type="float" office:value="-5.2774207437142655" table:style-name="ce276">
            <text:p>-5,3<text:s text:c="3"/></text:p>
          </table:table-cell>
          <table:table-cell table:style-name="ce286"/>
          <table:table-cell table:style-name="ce315"/>
          <table:table-cell table:number-columns-repeated="4" table:style-name="ce287"/>
          <table:table-cell table:number-columns-repeated="16366"/>
        </table:table-row>
        <table:table-row table:style-name="ro40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style-name="ce286"/>
          <table:table-cell table:style-name="ce315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Primeiro Emprego</text:p>
          </table:table-cell>
          <table:table-cell office:value-type="float" office:value="28967" table:style-name="ce288">
            <text:p>28 967</text:p>
          </table:table-cell>
          <table:table-cell office:value-type="float" office:value="9.4724691140018713" table:style-name="ce289">
            <text:p>9,5<text:s text:c="5"/></text:p>
          </table:table-cell>
          <table:table-cell office:value-type="float" office:value="29923" table:style-name="ce290">
            <text:p>29 923</text:p>
          </table:table-cell>
          <table:table-cell office:value-type="float" office:value="9.2529716625230378" table:style-name="ce291">
            <text:p>9,3<text:s text:c="5"/></text:p>
          </table:table-cell>
          <table:table-cell office:value-type="float" office:value="31978" table:style-name="ce290">
            <text:p>31 978</text:p>
          </table:table-cell>
          <table:table-cell office:value-type="float" office:value="7.8885177638427724" table:style-name="ce291">
            <text:p>7,9<text:s text:c="5"/></text:p>
          </table:table-cell>
          <table:table-cell office:value-type="float" office:value="-956" table:style-name="ce275">
            <text:p><text:s/>- 956</text:p>
          </table:table-cell>
          <table:table-cell office:value-type="float" office:value="-3.1948668248504495" table:style-name="ce276">
            <text:p>-3,2<text:s text:c="3"/></text:p>
          </table:table-cell>
          <table:table-cell office:value-type="float" office:value="-3011" table:style-name="ce275">
            <text:p><text:s/>-3 011</text:p>
          </table:table-cell>
          <table:table-cell office:value-type="float" office:value="-9.4158483957720929" table:style-name="ce276">
            <text:p>-9,4<text:s text:c="3"/></text:p>
          </table:table-cell>
          <table:table-cell table:number-columns-repeated="2" table:style-name="ce292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Novo Emprego</text:p>
          </table:table-cell>
          <table:table-cell office:value-type="float" office:value="276835" table:style-name="ce288">
            <text:p>276 835</text:p>
          </table:table-cell>
          <table:table-cell office:value-type="float" office:value="90.527530885998132" table:style-name="ce289">
            <text:p>90,5<text:s text:c="5"/></text:p>
          </table:table-cell>
          <table:table-cell office:value-type="float" office:value="293465" table:style-name="ce290">
            <text:p>293 465</text:p>
          </table:table-cell>
          <table:table-cell office:value-type="float" office:value="90.747028337476962" table:style-name="ce291">
            <text:p>90,7<text:s text:c="5"/></text:p>
          </table:table-cell>
          <table:table-cell office:value-type="float" office:value="373396" table:style-name="ce290">
            <text:p>373 396</text:p>
          </table:table-cell>
          <table:table-cell office:value-type="float" office:value="92.111482236157229" table:style-name="ce291">
            <text:p>92,1<text:s text:c="5"/></text:p>
          </table:table-cell>
          <table:table-cell office:value-type="float" office:value="-16630" table:style-name="ce275">
            <text:p><text:s/>-16 630</text:p>
          </table:table-cell>
          <table:table-cell office:value-type="float" office:value="-5.6667745727769923" table:style-name="ce276">
            <text:p>-5,7<text:s text:c="3"/></text:p>
          </table:table-cell>
          <table:table-cell office:value-type="float" office:value="-96561" table:style-name="ce275">
            <text:p><text:s/>-96 561</text:p>
          </table:table-cell>
          <table:table-cell office:value-type="float" office:value="-25.860212750002674" table:style-name="ce276">
            <text:p>-25,9<text:s text:c="3"/></text:p>
          </table:table-cell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39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Nenhum <text:s/>Nível de Instrução</text:p>
          </table:table-cell>
          <table:table-cell office:value-type="float" office:value="29136" table:style-name="ce288">
            <text:p>29 136</text:p>
          </table:table-cell>
          <table:table-cell office:value-type="float" office:value="9.527733631565523" table:style-name="ce289">
            <text:p>9,5<text:s text:c="5"/></text:p>
          </table:table-cell>
          <table:table-cell office:value-type="float" office:value="29822" table:style-name="ce290">
            <text:p>29 822</text:p>
          </table:table-cell>
          <table:table-cell office:value-type="float" office:value="9.2217398295545916" table:style-name="ce291">
            <text:p>9,2<text:s text:c="5"/></text:p>
          </table:table-cell>
          <table:table-cell office:value-type="float" office:value="30491" table:style-name="ce290">
            <text:p>30 491</text:p>
          </table:table-cell>
          <table:table-cell office:value-type="float" office:value="7.521696014051221" table:style-name="ce291">
            <text:p>7,5<text:s text:c="5"/></text:p>
          </table:table-cell>
          <table:table-cell office:value-type="float" office:value="-686" table:style-name="ce275">
            <text:p><text:s/>- 686</text:p>
          </table:table-cell>
          <table:table-cell office:value-type="float" office:value="-2.3003152035410102" table:style-name="ce276">
            <text:p>-2,3<text:s text:c="3"/></text:p>
          </table:table-cell>
          <table:table-cell office:value-type="float" office:value="-1355" table:style-name="ce275">
            <text:p><text:s/>-1 355</text:p>
          </table:table-cell>
          <table:table-cell office:value-type="float" office:value="-4.4439342756879077" table:style-name="ce276">
            <text:p>-4,4<text:s text:c="3"/></text:p>
          </table:table-cell>
          <table:table-cell table:style-name="ce292"/>
          <table:table-cell table:style-name="ce286"/>
          <table:table-cell table:number-columns-repeated="4" table:style-name="ce287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Básico - 1º Ciclo</text:p>
          </table:table-cell>
          <table:table-cell office:value-type="float" office:value="43397" table:style-name="ce288">
            <text:p>43 397</text:p>
          </table:table-cell>
          <table:table-cell office:value-type="float" office:value="14.191208690590642" table:style-name="ce289">
            <text:p>14,2<text:s text:c="5"/></text:p>
          </table:table-cell>
          <table:table-cell office:value-type="float" office:value="45092" table:style-name="ce290">
            <text:p>45 092</text:p>
          </table:table-cell>
          <table:table-cell office:value-type="float" office:value="13.943621903100919" table:style-name="ce291">
            <text:p>13,9<text:s text:c="5"/></text:p>
          </table:table-cell>
          <table:table-cell office:value-type="float" office:value="54896" table:style-name="ce290">
            <text:p>54 896</text:p>
          </table:table-cell>
          <table:table-cell office:value-type="float" office:value="13.542062391766615" table:style-name="ce291">
            <text:p>13,5<text:s text:c="5"/></text:p>
          </table:table-cell>
          <table:table-cell office:value-type="float" office:value="-1695" table:style-name="ce275">
            <text:p><text:s/>-1 695</text:p>
          </table:table-cell>
          <table:table-cell office:value-type="float" office:value="-3.758981637541027" table:style-name="ce276">
            <text:p>-3,8<text:s text:c="3"/></text:p>
          </table:table-cell>
          <table:table-cell office:value-type="float" office:value="-11499" table:style-name="ce275">
            <text:p><text:s/>-11 499</text:p>
          </table:table-cell>
          <table:table-cell office:value-type="float" office:value="-20.946881375692218" table:style-name="ce276">
            <text:p>-20,9<text:s text:c="3"/></text:p>
          </table:table-cell>
          <table:table-cell table:number-columns-repeated="6" table:style-name="ce286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Básico - 2º Ciclo</text:p>
          </table:table-cell>
          <table:table-cell office:value-type="float" office:value="41319" table:style-name="ce288">
            <text:p>41 319</text:p>
          </table:table-cell>
          <table:table-cell office:value-type="float" office:value="13.511684030843488" table:style-name="ce289">
            <text:p>13,5<text:s text:c="5"/></text:p>
          </table:table-cell>
          <table:table-cell office:value-type="float" office:value="43781" table:style-name="ce290">
            <text:p>43 781</text:p>
          </table:table-cell>
          <table:table-cell office:value-type="float" office:value="13.538226526649103" table:style-name="ce291">
            <text:p>13,5<text:s text:c="5"/></text:p>
          </table:table-cell>
          <table:table-cell office:value-type="float" office:value="56254" table:style-name="ce290">
            <text:p>56 254</text:p>
          </table:table-cell>
          <table:table-cell office:value-type="float" office:value="13.877061676377863" table:style-name="ce291">
            <text:p>13,9<text:s text:c="5"/></text:p>
          </table:table-cell>
          <table:table-cell office:value-type="float" office:value="-2462" table:style-name="ce275">
            <text:p><text:s/>-2 462</text:p>
          </table:table-cell>
          <table:table-cell office:value-type="float" office:value="-5.6234439597085499" table:style-name="ce276">
            <text:p>-5,6<text:s text:c="3"/></text:p>
          </table:table-cell>
          <table:table-cell office:value-type="float" office:value="-14935" table:style-name="ce275">
            <text:p><text:s/>-14 935</text:p>
          </table:table-cell>
          <table:table-cell office:value-type="float" office:value="-26.549223166352615" table:style-name="ce276">
            <text:p>-26,5<text:s text:c="3"/></text:p>
          </table:table-cell>
          <table:table-cell table:number-columns-repeated="6" table:style-name="ce286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Básico - 3º Ciclo</text:p>
          </table:table-cell>
          <table:table-cell office:value-type="float" office:value="57971" table:style-name="ce288">
            <text:p>57 971</text:p>
          </table:table-cell>
          <table:table-cell office:value-type="float" office:value="18.957037560251404" table:style-name="ce289">
            <text:p>19,0<text:s text:c="5"/></text:p>
          </table:table-cell>
          <table:table-cell office:value-type="float" office:value="61939" table:style-name="ce290">
            <text:p>61 939</text:p>
          </table:table-cell>
          <table:table-cell office:value-type="float" office:value="19.153153487451608" table:style-name="ce291">
            <text:p>19,2<text:s text:c="5"/></text:p>
          </table:table-cell>
          <table:table-cell office:value-type="float" office:value="82964" table:style-name="ce290">
            <text:p>82 964</text:p>
          </table:table-cell>
          <table:table-cell office:value-type="float" office:value="20.466038769136649" table:style-name="ce291">
            <text:p>20,5<text:s text:c="5"/></text:p>
          </table:table-cell>
          <table:table-cell office:value-type="float" office:value="-3968" table:style-name="ce275">
            <text:p><text:s/>-3 968</text:p>
          </table:table-cell>
          <table:table-cell office:value-type="float" office:value="-6.4063029755081615" table:style-name="ce276">
            <text:p>-6,4<text:s text:c="3"/></text:p>
          </table:table-cell>
          <table:table-cell office:value-type="float" office:value="-24993" table:style-name="ce275">
            <text:p><text:s/>-24 993</text:p>
          </table:table-cell>
          <table:table-cell office:value-type="float" office:value="-30.12511450749723" table:style-name="ce276">
            <text:p>-30,1<text:s text:c="3"/></text:p>
          </table:table-cell>
          <table:table-cell table:number-columns-repeated="6" table:style-name="ce286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Secundário</text:p>
          </table:table-cell>
          <table:table-cell office:value-type="float" office:value="92799" table:style-name="ce288">
            <text:p>92 799</text:p>
          </table:table-cell>
          <table:table-cell office:value-type="float" office:value="30.346106304079111" table:style-name="ce289">
            <text:p>30,3<text:s text:c="5"/></text:p>
          </table:table-cell>
          <table:table-cell office:value-type="float" office:value="98613" table:style-name="ce290">
            <text:p>98 613</text:p>
          </table:table-cell>
          <table:table-cell office:value-type="float" office:value="30.493710341756653" table:style-name="ce291">
            <text:p>30,5<text:s text:c="5"/></text:p>
          </table:table-cell>
          <table:table-cell office:value-type="float" office:value="127452" table:style-name="ce290">
            <text:p>127 452</text:p>
          </table:table-cell>
          <table:table-cell office:value-type="float" office:value="31.440595598139005" table:style-name="ce291">
            <text:p>31,4<text:s text:c="5"/></text:p>
          </table:table-cell>
          <table:table-cell office:value-type="float" office:value="-5814" table:style-name="ce275">
            <text:p><text:s/>-5 814</text:p>
          </table:table-cell>
          <table:table-cell office:value-type="float" office:value="-5.8957743908004021" table:style-name="ce276">
            <text:p>-5,9<text:s text:c="3"/></text:p>
          </table:table-cell>
          <table:table-cell office:value-type="float" office:value="-34653" table:style-name="ce275">
            <text:p><text:s/>-34 653</text:p>
          </table:table-cell>
          <table:table-cell office:value-type="float" office:value="-27.18905941060164" table:style-name="ce276">
            <text:p>-27,2<text:s text:c="3"/></text:p>
          </table:table-cell>
          <table:table-cell table:style-name="ce286"/>
          <table:table-cell table:style-name="ce292"/>
          <table:table-cell table:number-columns-repeated="4" table:style-name="ce286"/>
          <table:table-cell table:number-columns-repeated="16366"/>
        </table:table-row>
        <table:table-row table:style-name="ro4">
          <table:table-cell/>
          <table:table-cell office:value-type="string" table:style-name="ce270">
            <text:p><text:s text:c="13"/>Superior</text:p>
          </table:table-cell>
          <table:table-cell office:value-type="float" office:value="41180" table:style-name="ce288">
            <text:p>41 180</text:p>
          </table:table-cell>
          <table:table-cell office:value-type="float" office:value="13.466229782669831" table:style-name="ce289">
            <text:p>13,5<text:s text:c="5"/></text:p>
          </table:table-cell>
          <table:table-cell office:value-type="float" office:value="44141" table:style-name="ce290">
            <text:p>44 141</text:p>
          </table:table-cell>
          <table:table-cell office:value-type="float" office:value="13.649547911487131" table:style-name="ce291">
            <text:p>13,6<text:s text:c="5"/></text:p>
          </table:table-cell>
          <table:table-cell office:value-type="float" office:value="53317" table:style-name="ce290">
            <text:p>53 317</text:p>
          </table:table-cell>
          <table:table-cell office:value-type="float" office:value="13.152545550528647" table:style-name="ce291">
            <text:p>13,2<text:s text:c="5"/></text:p>
          </table:table-cell>
          <table:table-cell office:value-type="float" office:value="-2961" table:style-name="ce275">
            <text:p><text:s/>-2 961</text:p>
          </table:table-cell>
          <table:table-cell office:value-type="float" office:value="-6.7080492059536478" table:style-name="ce276">
            <text:p>-6,7<text:s text:c="3"/></text:p>
          </table:table-cell>
          <table:table-cell office:value-type="float" office:value="-12137" table:style-name="ce275">
            <text:p><text:s/>-12 137</text:p>
          </table:table-cell>
          <table:table-cell office:value-type="float" office:value="-22.763846427968566" table:style-name="ce276">
            <text:p>-22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270"/>
          <table:table-cell table:style-name="ce288"/>
          <table:table-cell table:style-name="ce279"/>
          <table:table-cell table:style-name="ce290"/>
          <table:table-cell table:style-name="ce281"/>
          <table:table-cell table:style-name="ce290"/>
          <table:table-cell table:style-name="ce28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94">
            <text:p><text:s text:c="9"/>Homens</text:p>
          </table:table-cell>
          <table:table-cell office:value-type="float" office:value="133554" table:style-name="ce282">
            <text:p>133 554</text:p>
          </table:table-cell>
          <table:table-cell office:value-type="float" office:value="100" table:style-name="ce283">
            <text:p>100,0<text:s text:c="5"/></text:p>
          </table:table-cell>
          <table:table-cell office:value-type="float" office:value="141561" table:style-name="ce284">
            <text:p>141 561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177850" table:style-name="ce284">
            <text:p>177 850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-8007" table:style-name="ce266">
            <text:p><text:s/>-8 007</text:p>
          </table:table-cell>
          <table:table-cell office:value-type="float" office:value="-5.6562188738423718" table:style-name="ce267">
            <text:p>-5,7<text:s text:c="3"/></text:p>
          </table:table-cell>
          <table:table-cell office:value-type="float" office:value="-44296" table:style-name="ce266">
            <text:p><text:s/>-44 296</text:p>
          </table:table-cell>
          <table:table-cell office:value-type="float" office:value="-24.906381782400899" table:style-name="ce267">
            <text:p>-24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&lt; 25 anos</text:p>
          </table:table-cell>
          <table:table-cell office:value-type="float" office:value="14559" table:style-name="ce288">
            <text:p>14 559</text:p>
          </table:table-cell>
          <table:table-cell office:value-type="float" office:value="10.901208499932611" table:style-name="ce289">
            <text:p>10,9<text:s text:c="5"/></text:p>
          </table:table-cell>
          <table:table-cell office:value-type="float" office:value="15404" table:style-name="ce290">
            <text:p>15 404</text:p>
          </table:table-cell>
          <table:table-cell office:value-type="float" office:value="10.881528104492057" table:style-name="ce291">
            <text:p>10,9<text:s text:c="5"/></text:p>
          </table:table-cell>
          <table:table-cell office:value-type="float" office:value="21186" table:style-name="ce290">
            <text:p>21 186</text:p>
          </table:table-cell>
          <table:table-cell office:value-type="float" office:value="11.912285633961202" table:style-name="ce291">
            <text:p>11,9<text:s text:c="5"/></text:p>
          </table:table-cell>
          <table:table-cell office:value-type="float" office:value="-845" table:style-name="ce275">
            <text:p><text:s/>- 845</text:p>
          </table:table-cell>
          <table:table-cell office:value-type="float" office:value="-5.4855881589197608" table:style-name="ce276">
            <text:p>-5,5<text:s text:c="3"/></text:p>
          </table:table-cell>
          <table:table-cell office:value-type="float" office:value="-6627" table:style-name="ce275">
            <text:p><text:s/>-6 627</text:p>
          </table:table-cell>
          <table:table-cell office:value-type="float" office:value="-31.28009062588502" table:style-name="ce276">
            <text:p>-3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&gt;= 25 anos</text:p>
          </table:table-cell>
          <table:table-cell office:value-type="float" office:value="118995" table:style-name="ce288">
            <text:p>118 995</text:p>
          </table:table-cell>
          <table:table-cell office:value-type="float" office:value="89.098791500067392" table:style-name="ce289">
            <text:p>89,1<text:s text:c="5"/></text:p>
          </table:table-cell>
          <table:table-cell office:value-type="float" office:value="126157" table:style-name="ce290">
            <text:p>126 157</text:p>
          </table:table-cell>
          <table:table-cell office:value-type="float" office:value="89.118471895507952" table:style-name="ce291">
            <text:p>89,1<text:s text:c="5"/></text:p>
          </table:table-cell>
          <table:table-cell office:value-type="float" office:value="156664" table:style-name="ce290">
            <text:p>156 664</text:p>
          </table:table-cell>
          <table:table-cell office:value-type="float" office:value="88.087714366038796" table:style-name="ce291">
            <text:p>88,1<text:s text:c="5"/></text:p>
          </table:table-cell>
          <table:table-cell office:value-type="float" office:value="-7162" table:style-name="ce275">
            <text:p><text:s/>-7 162</text:p>
          </table:table-cell>
          <table:table-cell office:value-type="float" office:value="-5.6770531956213288" table:style-name="ce276">
            <text:p>-5,7<text:s text:c="3"/></text:p>
          </table:table-cell>
          <table:table-cell office:value-type="float" office:value="-37669" table:style-name="ce275">
            <text:p><text:s/>-37 669</text:p>
          </table:table-cell>
          <table:table-cell office:value-type="float" office:value="-24.044451820456519" table:style-name="ce276">
            <text:p>-24,0<text:s text:c="3"/>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Inscritos &lt; 1 ano</text:p>
          </table:table-cell>
          <table:table-cell office:value-type="float" office:value="70531" table:style-name="ce288">
            <text:p>70 531</text:p>
          </table:table-cell>
          <table:table-cell office:value-type="float" office:value="52.810848046483073" table:style-name="ce289">
            <text:p>52,8<text:s text:c="5"/></text:p>
          </table:table-cell>
          <table:table-cell office:value-type="float" office:value="75078" table:style-name="ce290">
            <text:p>75 078</text:p>
          </table:table-cell>
          <table:table-cell office:value-type="float" office:value="53.035793756755034" table:style-name="ce291">
            <text:p>53,0<text:s text:c="5"/></text:p>
          </table:table-cell>
          <table:table-cell office:value-type="float" office:value="111067" table:style-name="ce290">
            <text:p>111 067</text:p>
          </table:table-cell>
          <table:table-cell office:value-type="float" office:value="62.449817261737415" table:style-name="ce291">
            <text:p>62,4<text:s text:c="5"/></text:p>
          </table:table-cell>
          <table:table-cell office:value-type="float" office:value="-4547" table:style-name="ce275">
            <text:p><text:s/>-4 547</text:p>
          </table:table-cell>
          <table:table-cell office:value-type="float" office:value="-6.056368043901009" table:style-name="ce276">
            <text:p>-6,1<text:s text:c="3"/></text:p>
          </table:table-cell>
          <table:table-cell office:value-type="float" office:value="-40536" table:style-name="ce275">
            <text:p><text:s/>-40 536</text:p>
          </table:table-cell>
          <table:table-cell office:value-type="float" office:value="-36.49688926503822" table:style-name="ce276">
            <text:p>-36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Inscritos &gt;= 1 ano</text:p>
          </table:table-cell>
          <table:table-cell office:value-type="float" office:value="63023" table:style-name="ce288">
            <text:p>63 023</text:p>
          </table:table-cell>
          <table:table-cell office:value-type="float" office:value="47.189151953516927" table:style-name="ce289">
            <text:p>47,2<text:s text:c="5"/></text:p>
          </table:table-cell>
          <table:table-cell office:value-type="float" office:value="66483" table:style-name="ce290">
            <text:p>66 483</text:p>
          </table:table-cell>
          <table:table-cell office:value-type="float" office:value="46.964206243244959" table:style-name="ce291">
            <text:p>47,0<text:s text:c="5"/></text:p>
          </table:table-cell>
          <table:table-cell office:value-type="float" office:value="66783" table:style-name="ce290">
            <text:p>66 783</text:p>
          </table:table-cell>
          <table:table-cell office:value-type="float" office:value="37.550182738262585" table:style-name="ce291">
            <text:p>37,6<text:s text:c="5"/></text:p>
          </table:table-cell>
          <table:table-cell office:value-type="float" office:value="-3460" table:style-name="ce275">
            <text:p><text:s/>-3 460</text:p>
          </table:table-cell>
          <table:table-cell office:value-type="float" office:value="-5.2043379510551571" table:style-name="ce276">
            <text:p>-5,2<text:s text:c="3"/></text:p>
          </table:table-cell>
          <table:table-cell office:value-type="float" office:value="-3760" table:style-name="ce275">
            <text:p><text:s/>-3 760</text:p>
          </table:table-cell>
          <table:table-cell office:value-type="float" office:value="-5.6301753440246776" table:style-name="ce276">
            <text:p>-5,6<text:s text:c="3"/>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Primeiro Emprego</text:p>
          </table:table-cell>
          <table:table-cell office:value-type="float" office:value="11383" table:style-name="ce288">
            <text:p>11 383</text:p>
          </table:table-cell>
          <table:table-cell office:value-type="float" office:value="8.5231441963550321" table:style-name="ce289">
            <text:p>8,5<text:s text:c="5"/></text:p>
          </table:table-cell>
          <table:table-cell office:value-type="float" office:value="11790" table:style-name="ce290">
            <text:p>11 790</text:p>
          </table:table-cell>
          <table:table-cell office:value-type="float" office:value="8.3285650708881676" table:style-name="ce291">
            <text:p>8,3<text:s text:c="5"/></text:p>
          </table:table-cell>
          <table:table-cell office:value-type="float" office:value="12694" table:style-name="ce290">
            <text:p>12 694</text:p>
          </table:table-cell>
          <table:table-cell office:value-type="float" office:value="7.1374754006184986" table:style-name="ce291">
            <text:p>7,1<text:s text:c="5"/></text:p>
          </table:table-cell>
          <table:table-cell office:value-type="float" office:value="-407" table:style-name="ce275">
            <text:p><text:s/>- 407</text:p>
          </table:table-cell>
          <table:table-cell office:value-type="float" office:value="-3.4520780322307045" table:style-name="ce276">
            <text:p>-3,5<text:s text:c="3"/></text:p>
          </table:table-cell>
          <table:table-cell office:value-type="float" office:value="-1311" table:style-name="ce275">
            <text:p><text:s/>-1 311</text:p>
          </table:table-cell>
          <table:table-cell office:value-type="float" office:value="-10.3277138805735" table:style-name="ce276">
            <text:p>-10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Novo Emprego</text:p>
          </table:table-cell>
          <table:table-cell office:value-type="float" office:value="122171" table:style-name="ce288">
            <text:p>122 171</text:p>
          </table:table-cell>
          <table:table-cell office:value-type="float" office:value="91.476855803644966" table:style-name="ce289">
            <text:p>91,5<text:s text:c="5"/></text:p>
          </table:table-cell>
          <table:table-cell office:value-type="float" office:value="129771" table:style-name="ce290">
            <text:p>129 771</text:p>
          </table:table-cell>
          <table:table-cell office:value-type="float" office:value="91.671434929111825" table:style-name="ce291">
            <text:p>91,7<text:s text:c="5"/></text:p>
          </table:table-cell>
          <table:table-cell office:value-type="float" office:value="165156" table:style-name="ce290">
            <text:p>165 156</text:p>
          </table:table-cell>
          <table:table-cell office:value-type="float" office:value="92.862524599381501" table:style-name="ce291">
            <text:p>92,9<text:s text:c="5"/></text:p>
          </table:table-cell>
          <table:table-cell office:value-type="float" office:value="-7600" table:style-name="ce275">
            <text:p><text:s/>-7 600</text:p>
          </table:table-cell>
          <table:table-cell office:value-type="float" office:value="-5.8564702437370446" table:style-name="ce276">
            <text:p>-5,9<text:s text:c="3"/></text:p>
          </table:table-cell>
          <table:table-cell office:value-type="float" office:value="-42985" table:style-name="ce275">
            <text:p><text:s/>-42 985</text:p>
          </table:table-cell>
          <table:table-cell office:value-type="float" office:value="-26.026907893143452" table:style-name="ce276">
            <text:p>-26,0<text:s text:c="3"/></text:p>
          </table:table-cell>
          <table:table-cell table:number-columns-repeated="16372" table:style-name="ce1"/>
        </table:table-row>
        <table:table-row table:style-name="ro41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Nenhum <text:s/>Nível de Instrução</text:p>
          </table:table-cell>
          <table:table-cell office:value-type="float" office:value="13491" table:style-name="ce288">
            <text:p>13 491</text:p>
          </table:table-cell>
          <table:table-cell office:value-type="float" office:value="10.101531964598589" table:style-name="ce289">
            <text:p>10,1<text:s text:c="5"/></text:p>
          </table:table-cell>
          <table:table-cell office:value-type="float" office:value="13935" table:style-name="ce290">
            <text:p>13 935</text:p>
          </table:table-cell>
          <table:table-cell office:value-type="float" office:value="9.8438129145739293" table:style-name="ce291">
            <text:p>9,8<text:s text:c="5"/></text:p>
          </table:table-cell>
          <table:table-cell office:value-type="float" office:value="14145" table:style-name="ce290">
            <text:p>14 145</text:p>
          </table:table-cell>
          <table:table-cell office:value-type="float" office:value="7.9533314590947422" table:style-name="ce291">
            <text:p>8,0<text:s text:c="5"/></text:p>
          </table:table-cell>
          <table:table-cell office:value-type="float" office:value="-444" table:style-name="ce275">
            <text:p><text:s/>- 444</text:p>
          </table:table-cell>
          <table:table-cell office:value-type="float" office:value="-3.1862217438105489" table:style-name="ce276">
            <text:p>-3,2<text:s text:c="3"/></text:p>
          </table:table-cell>
          <table:table-cell office:value-type="float" office:value="-654" table:style-name="ce275">
            <text:p><text:s/>- 654</text:p>
          </table:table-cell>
          <table:table-cell office:value-type="float" office:value="-4.6235418875927889" table:style-name="ce276">
            <text:p>-4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Básico - 1º Ciclo</text:p>
          </table:table-cell>
          <table:table-cell office:value-type="float" office:value="20242" table:style-name="ce288">
            <text:p>20 242</text:p>
          </table:table-cell>
          <table:table-cell office:value-type="float" office:value="15.156416131302693" table:style-name="ce289">
            <text:p>15,2<text:s text:c="5"/></text:p>
          </table:table-cell>
          <table:table-cell office:value-type="float" office:value="20979" table:style-name="ce290">
            <text:p>20 979</text:p>
          </table:table-cell>
          <table:table-cell office:value-type="float" office:value="14.819759679572764" table:style-name="ce291">
            <text:p>14,8<text:s text:c="5"/></text:p>
          </table:table-cell>
          <table:table-cell office:value-type="float" office:value="25420" table:style-name="ce290">
            <text:p>25 420</text:p>
          </table:table-cell>
          <table:table-cell office:value-type="float" office:value="14.292943491706495" table:style-name="ce291">
            <text:p>14,3<text:s text:c="5"/></text:p>
          </table:table-cell>
          <table:table-cell office:value-type="float" office:value="-737" table:style-name="ce275">
            <text:p><text:s/>- 737</text:p>
          </table:table-cell>
          <table:table-cell office:value-type="float" office:value="-3.5130368463701793" table:style-name="ce276">
            <text:p>-3,5<text:s text:c="3"/></text:p>
          </table:table-cell>
          <table:table-cell office:value-type="float" office:value="-5178" table:style-name="ce275">
            <text:p><text:s/>-5 178</text:p>
          </table:table-cell>
          <table:table-cell office:value-type="float" office:value="-20.369787568843432" table:style-name="ce276">
            <text:p>-20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Básico - 2º Ciclo</text:p>
          </table:table-cell>
          <table:table-cell office:value-type="float" office:value="20129" table:style-name="ce288">
            <text:p>20 129</text:p>
          </table:table-cell>
          <table:table-cell office:value-type="float" office:value="15.071806160803868" table:style-name="ce289">
            <text:p>15,1<text:s text:c="5"/></text:p>
          </table:table-cell>
          <table:table-cell office:value-type="float" office:value="21479" table:style-name="ce290">
            <text:p>21 479</text:p>
          </table:table-cell>
          <table:table-cell office:value-type="float" office:value="15.172964305140541" table:style-name="ce291">
            <text:p>15,2<text:s text:c="5"/></text:p>
          </table:table-cell>
          <table:table-cell office:value-type="float" office:value="27191" table:style-name="ce290">
            <text:p>27 191</text:p>
          </table:table-cell>
          <table:table-cell office:value-type="float" office:value="15.288726454877704" table:style-name="ce291">
            <text:p>15,3<text:s text:c="5"/></text:p>
          </table:table-cell>
          <table:table-cell office:value-type="float" office:value="-1350" table:style-name="ce275">
            <text:p><text:s/>-1 350</text:p>
          </table:table-cell>
          <table:table-cell office:value-type="float" office:value="-6.2852088086037528" table:style-name="ce276">
            <text:p>-6,3<text:s text:c="3"/></text:p>
          </table:table-cell>
          <table:table-cell office:value-type="float" office:value="-7062" table:style-name="ce275">
            <text:p><text:s/>-7 062</text:p>
          </table:table-cell>
          <table:table-cell office:value-type="float" office:value="-25.971828913978889" table:style-name="ce276">
            <text:p>-26,0<text:s text:c="3"/></text:p>
          </table:table-cell>
          <table:table-cell table:style-name="ce1"/>
          <table:table-cell table:style-name="ce316"/>
          <table:table-cell table:number-columns-repeated="16370"/>
        </table:table-row>
        <table:table-row table:style-name="ro4">
          <table:table-cell/>
          <table:table-cell office:value-type="string" table:style-name="ce270">
            <text:p><text:s text:c="13"/>Básico - 3º Ciclo</text:p>
          </table:table-cell>
          <table:table-cell office:value-type="float" office:value="25989" table:style-name="ce288">
            <text:p>25 989</text:p>
          </table:table-cell>
          <table:table-cell office:value-type="float" office:value="19.45954445392875" table:style-name="ce289">
            <text:p>19,5<text:s text:c="5"/></text:p>
          </table:table-cell>
          <table:table-cell office:value-type="float" office:value="27830" table:style-name="ce290">
            <text:p>27 830</text:p>
          </table:table-cell>
          <table:table-cell office:value-type="float" office:value="19.659369459102436" table:style-name="ce291">
            <text:p>19,7<text:s text:c="5"/></text:p>
          </table:table-cell>
          <table:table-cell office:value-type="float" office:value="37358" table:style-name="ce290">
            <text:p>37 358</text:p>
          </table:table-cell>
          <table:table-cell office:value-type="float" office:value="21.005341579983131" table:style-name="ce291">
            <text:p>21,0<text:s text:c="5"/></text:p>
          </table:table-cell>
          <table:table-cell office:value-type="float" office:value="-1841" table:style-name="ce275">
            <text:p><text:s/>-1 841</text:p>
          </table:table-cell>
          <table:table-cell office:value-type="float" office:value="-6.6151634926338483" table:style-name="ce276">
            <text:p>-6,6<text:s text:c="3"/></text:p>
          </table:table-cell>
          <table:table-cell office:value-type="float" office:value="-11369" table:style-name="ce275">
            <text:p><text:s/>-11 369</text:p>
          </table:table-cell>
          <table:table-cell office:value-type="float" office:value="-30.432571336795334" table:style-name="ce276">
            <text:p>-30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Secundário</text:p>
          </table:table-cell>
          <table:table-cell office:value-type="float" office:value="38826" table:style-name="ce288">
            <text:p>38 826</text:p>
          </table:table-cell>
          <table:table-cell office:value-type="float" office:value="29.071386854755382" table:style-name="ce289">
            <text:p>29,1<text:s text:c="5"/></text:p>
          </table:table-cell>
          <table:table-cell office:value-type="float" office:value="41477" table:style-name="ce290">
            <text:p>41 477</text:p>
          </table:table-cell>
          <table:table-cell office:value-type="float" office:value="29.299736509349326" table:style-name="ce291">
            <text:p>29,3<text:s text:c="5"/></text:p>
          </table:table-cell>
          <table:table-cell office:value-type="float" office:value="54278" table:style-name="ce290">
            <text:p>54 278</text:p>
          </table:table-cell>
          <table:table-cell office:value-type="float" office:value="30.518976665729546" table:style-name="ce291">
            <text:p>30,5<text:s text:c="5"/></text:p>
          </table:table-cell>
          <table:table-cell office:value-type="float" office:value="-2651" table:style-name="ce275">
            <text:p><text:s/>-2 651</text:p>
          </table:table-cell>
          <table:table-cell office:value-type="float" office:value="-6.3914940810569716" table:style-name="ce276">
            <text:p>-6,4<text:s text:c="3"/></text:p>
          </table:table-cell>
          <table:table-cell office:value-type="float" office:value="-15452" table:style-name="ce275">
            <text:p><text:s/>-15 452</text:p>
          </table:table-cell>
          <table:table-cell office:value-type="float" office:value="-28.468256015328492" table:style-name="ce276">
            <text:p>-28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Superior</text:p>
          </table:table-cell>
          <table:table-cell office:value-type="float" office:value="14877" table:style-name="ce288">
            <text:p>14 877</text:p>
          </table:table-cell>
          <table:table-cell office:value-type="float" office:value="11.13931443461072" table:style-name="ce289">
            <text:p>11,1<text:s text:c="5"/></text:p>
          </table:table-cell>
          <table:table-cell office:value-type="float" office:value="15861" table:style-name="ce290">
            <text:p>15 861</text:p>
          </table:table-cell>
          <table:table-cell office:value-type="float" office:value="11.204357132261004" table:style-name="ce291">
            <text:p>11,2<text:s text:c="5"/></text:p>
          </table:table-cell>
          <table:table-cell office:value-type="float" office:value="19458" table:style-name="ce290">
            <text:p>19 458</text:p>
          </table:table-cell>
          <table:table-cell office:value-type="float" office:value="10.940680348608378" table:style-name="ce291">
            <text:p>10,9<text:s text:c="5"/></text:p>
          </table:table-cell>
          <table:table-cell office:value-type="float" office:value="-984" table:style-name="ce275">
            <text:p><text:s/>- 984</text:p>
          </table:table-cell>
          <table:table-cell office:value-type="float" office:value="-6.2038963495365991" table:style-name="ce276">
            <text:p>-6,2<text:s text:c="3"/></text:p>
          </table:table-cell>
          <table:table-cell office:value-type="float" office:value="-4581" table:style-name="ce275">
            <text:p><text:s/>-4 581</text:p>
          </table:table-cell>
          <table:table-cell office:value-type="float" office:value="-23.543015726179465" table:style-name="ce276">
            <text:p>-23,5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270"/>
          <table:table-cell table:style-name="ce288"/>
          <table:table-cell table:style-name="ce279"/>
          <table:table-cell table:style-name="ce290"/>
          <table:table-cell table:style-name="ce281"/>
          <table:table-cell table:style-name="ce290"/>
          <table:table-cell office:value-type="float" office:value="0" table:style-name="ce281">
            <text:p>0,0<text:s text:c="5"/></text:p>
          </table:table-cell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94">
            <text:p><text:s text:c="9"/>Mulheres</text:p>
          </table:table-cell>
          <table:table-cell office:value-type="float" office:value="172248" table:style-name="ce282">
            <text:p>172 248</text:p>
          </table:table-cell>
          <table:table-cell office:value-type="float" office:value="100" table:style-name="ce283">
            <text:p>100,0<text:s text:c="5"/></text:p>
          </table:table-cell>
          <table:table-cell office:value-type="float" office:value="181827" table:style-name="ce284">
            <text:p>181 827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227524" table:style-name="ce284">
            <text:p>227 524</text:p>
          </table:table-cell>
          <table:table-cell office:value-type="float" office:value="100" table:style-name="ce285">
            <text:p>100,0<text:s text:c="5"/></text:p>
          </table:table-cell>
          <table:table-cell office:value-type="float" office:value="-9579" table:style-name="ce266">
            <text:p><text:s/>-9 579</text:p>
          </table:table-cell>
          <table:table-cell office:value-type="float" office:value="-5.26819449256711" table:style-name="ce267">
            <text:p>-5,3<text:s text:c="3"/></text:p>
          </table:table-cell>
          <table:table-cell office:value-type="float" office:value="-55276" table:style-name="ce266">
            <text:p><text:s/>-55 276</text:p>
          </table:table-cell>
          <table:table-cell office:value-type="float" office:value="-24.294579912448796" table:style-name="ce267">
            <text:p>-24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&lt; 25 anos</text:p>
          </table:table-cell>
          <table:table-cell office:value-type="float" office:value="17645" table:style-name="ce288">
            <text:p>17 645</text:p>
          </table:table-cell>
          <table:table-cell office:value-type="float" office:value="10.243950582880498" table:style-name="ce289">
            <text:p>10,2<text:s text:c="5"/></text:p>
          </table:table-cell>
          <table:table-cell office:value-type="float" office:value="18562" table:style-name="ce290">
            <text:p>18 562</text:p>
          </table:table-cell>
          <table:table-cell office:value-type="float" office:value="10.208604882663192" table:style-name="ce291">
            <text:p>10,2<text:s text:c="5"/></text:p>
          </table:table-cell>
          <table:table-cell office:value-type="float" office:value="25796" table:style-name="ce290">
            <text:p>25 796</text:p>
          </table:table-cell>
          <table:table-cell office:value-type="float" office:value="11.337705033315167" table:style-name="ce291">
            <text:p>11,3<text:s text:c="5"/></text:p>
          </table:table-cell>
          <table:table-cell office:value-type="float" office:value="-917" table:style-name="ce275">
            <text:p><text:s/>- 917</text:p>
          </table:table-cell>
          <table:table-cell office:value-type="float" office:value="-4.9402004094386376" table:style-name="ce276">
            <text:p>-4,9<text:s text:c="3"/></text:p>
          </table:table-cell>
          <table:table-cell office:value-type="float" office:value="-8151" table:style-name="ce275">
            <text:p><text:s/>-8 151</text:p>
          </table:table-cell>
          <table:table-cell office:value-type="float" office:value="-31.597922158474184" table:style-name="ce276">
            <text:p>-31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&gt;= 25 anos</text:p>
          </table:table-cell>
          <table:table-cell office:value-type="float" office:value="154603" table:style-name="ce288">
            <text:p>154 603</text:p>
          </table:table-cell>
          <table:table-cell office:value-type="float" office:value="89.756049417119499" table:style-name="ce289">
            <text:p>89,8<text:s text:c="5"/></text:p>
          </table:table-cell>
          <table:table-cell office:value-type="float" office:value="163265" table:style-name="ce290">
            <text:p>163 265</text:p>
          </table:table-cell>
          <table:table-cell office:value-type="float" office:value="89.791395117336819" table:style-name="ce291">
            <text:p>89,8<text:s text:c="5"/></text:p>
          </table:table-cell>
          <table:table-cell office:value-type="float" office:value="201728" table:style-name="ce290">
            <text:p>201 728</text:p>
          </table:table-cell>
          <table:table-cell office:value-type="float" office:value="88.662294966684826" table:style-name="ce291">
            <text:p>88,7<text:s text:c="5"/></text:p>
          </table:table-cell>
          <table:table-cell office:value-type="float" office:value="-8662" table:style-name="ce275">
            <text:p><text:s/>-8 662</text:p>
          </table:table-cell>
          <table:table-cell office:value-type="float" office:value="-5.3054849477842776" table:style-name="ce276">
            <text:p>-5,3<text:s text:c="3"/></text:p>
          </table:table-cell>
          <table:table-cell office:value-type="float" office:value="-47125" table:style-name="ce275">
            <text:p><text:s/>-47 125</text:p>
          </table:table-cell>
          <table:table-cell office:value-type="float" office:value="-23.360663864213198" table:style-name="ce276">
            <text:p>-23,4<text:s text:c="3"/></text:p>
          </table:table-cell>
          <table:table-cell table:number-columns-repeated="16372" table:style-name="ce1"/>
        </table:table-row>
        <table:table-row table:style-name="ro41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Inscritos &lt; 1 ano</text:p>
          </table:table-cell>
          <table:table-cell office:value-type="float" office:value="85669" table:style-name="ce288">
            <text:p>85 669</text:p>
          </table:table-cell>
          <table:table-cell office:value-type="float" office:value="49.73584598950351" table:style-name="ce289">
            <text:p>49,7<text:s text:c="5"/></text:p>
          </table:table-cell>
          <table:table-cell office:value-type="float" office:value="90313" table:style-name="ce290">
            <text:p>90 313</text:p>
          </table:table-cell>
          <table:table-cell office:value-type="float" office:value="49.669741017560646" table:style-name="ce291">
            <text:p>49,7<text:s text:c="5"/></text:p>
          </table:table-cell>
          <table:table-cell office:value-type="float" office:value="136370" table:style-name="ce290">
            <text:p>136 370</text:p>
          </table:table-cell>
          <table:table-cell office:value-type="float" office:value="59.93653416782405" table:style-name="ce291">
            <text:p>59,9<text:s text:c="5"/></text:p>
          </table:table-cell>
          <table:table-cell office:value-type="float" office:value="-4644" table:style-name="ce275">
            <text:p><text:s/>-4 644</text:p>
          </table:table-cell>
          <table:table-cell office:value-type="float" office:value="-5.1421168602526768" table:style-name="ce276">
            <text:p>-5,1<text:s text:c="3"/></text:p>
          </table:table-cell>
          <table:table-cell office:value-type="float" office:value="-50701" table:style-name="ce275">
            <text:p><text:s/>-50 701</text:p>
          </table:table-cell>
          <table:table-cell office:value-type="float" office:value="-37.178998313412045" table:style-name="ce276">
            <text:p>-37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Inscritos &gt;= 1 ano</text:p>
          </table:table-cell>
          <table:table-cell office:value-type="float" office:value="86579" table:style-name="ce288">
            <text:p>86 579</text:p>
          </table:table-cell>
          <table:table-cell office:value-type="float" office:value="50.264154010496497" table:style-name="ce289">
            <text:p>50,3<text:s text:c="5"/></text:p>
          </table:table-cell>
          <table:table-cell office:value-type="float" office:value="91514" table:style-name="ce290">
            <text:p>91 514</text:p>
          </table:table-cell>
          <table:table-cell office:value-type="float" office:value="50.330258982439346" table:style-name="ce291">
            <text:p>50,3<text:s text:c="5"/></text:p>
          </table:table-cell>
          <table:table-cell office:value-type="float" office:value="91154" table:style-name="ce290">
            <text:p>91 154</text:p>
          </table:table-cell>
          <table:table-cell office:value-type="float" office:value="40.06346583217595" table:style-name="ce291">
            <text:p>40,1<text:s text:c="5"/></text:p>
          </table:table-cell>
          <table:table-cell office:value-type="float" office:value="-4935" table:style-name="ce275">
            <text:p><text:s/>-4 935</text:p>
          </table:table-cell>
          <table:table-cell office:value-type="float" office:value="-5.3926175230019444" table:style-name="ce276">
            <text:p>-5,4<text:s text:c="3"/></text:p>
          </table:table-cell>
          <table:table-cell office:value-type="float" office:value="-4575" table:style-name="ce275">
            <text:p><text:s/>-4 575</text:p>
          </table:table-cell>
          <table:table-cell office:value-type="float" office:value="-5.0189788709217371" table:style-name="ce276">
            <text:p>-5,0<text:s text:c="3"/></text:p>
          </table:table-cell>
          <table:table-cell table:number-columns-repeated="16372" table:style-name="ce1"/>
        </table:table-row>
        <table:table-row table:style-name="ro41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Primeiro Emprego</text:p>
          </table:table-cell>
          <table:table-cell office:value-type="float" office:value="17584" table:style-name="ce288">
            <text:p>17 584</text:p>
          </table:table-cell>
          <table:table-cell office:value-type="float" office:value="10.208536528726023" table:style-name="ce289">
            <text:p>10,2<text:s text:c="5"/></text:p>
          </table:table-cell>
          <table:table-cell office:value-type="float" office:value="18133" table:style-name="ce290">
            <text:p>18 133</text:p>
          </table:table-cell>
          <table:table-cell office:value-type="float" office:value="9.9726663256832051" table:style-name="ce291">
            <text:p>10,0<text:s text:c="5"/></text:p>
          </table:table-cell>
          <table:table-cell office:value-type="float" office:value="19284" table:style-name="ce290">
            <text:p>19 284</text:p>
          </table:table-cell>
          <table:table-cell office:value-type="float" office:value="8.4755893883722155" table:style-name="ce291">
            <text:p>8,5<text:s text:c="5"/></text:p>
          </table:table-cell>
          <table:table-cell office:value-type="float" office:value="-549" table:style-name="ce275">
            <text:p><text:s/>- 549</text:p>
          </table:table-cell>
          <table:table-cell office:value-type="float" office:value="-3.0276291843600065" table:style-name="ce276">
            <text:p>-3,0<text:s text:c="3"/></text:p>
          </table:table-cell>
          <table:table-cell office:value-type="float" office:value="-1700" table:style-name="ce275">
            <text:p><text:s/>-1 700</text:p>
          </table:table-cell>
          <table:table-cell office:value-type="float" office:value="-8.8155984235635749" table:style-name="ce276">
            <text:p>-8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Novo Emprego</text:p>
          </table:table-cell>
          <table:table-cell office:value-type="float" office:value="154664" table:style-name="ce288">
            <text:p>154 664</text:p>
          </table:table-cell>
          <table:table-cell office:value-type="float" office:value="89.791463471273985" table:style-name="ce289">
            <text:p>89,8<text:s text:c="5"/></text:p>
          </table:table-cell>
          <table:table-cell office:value-type="float" office:value="163694" table:style-name="ce290">
            <text:p>163 694</text:p>
          </table:table-cell>
          <table:table-cell office:value-type="float" office:value="90.027333674316807" table:style-name="ce291">
            <text:p>90,0<text:s text:c="5"/></text:p>
          </table:table-cell>
          <table:table-cell office:value-type="float" office:value="208240" table:style-name="ce290">
            <text:p>208 240</text:p>
          </table:table-cell>
          <table:table-cell office:value-type="float" office:value="91.524410611627786" table:style-name="ce291">
            <text:p>91,5<text:s text:c="5"/></text:p>
          </table:table-cell>
          <table:table-cell office:value-type="float" office:value="-9030" table:style-name="ce275">
            <text:p><text:s/>-9 030</text:p>
          </table:table-cell>
          <table:table-cell office:value-type="float" office:value="-5.5163903380698134" table:style-name="ce276">
            <text:p>-5,5<text:s text:c="3"/></text:p>
          </table:table-cell>
          <table:table-cell office:value-type="float" office:value="-53576" table:style-name="ce275">
            <text:p><text:s/>-53 576</text:p>
          </table:table-cell>
          <table:table-cell office:value-type="float" office:value="-25.728006146753746" table:style-name="ce276">
            <text:p>-25,7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table:style-name="ce270"/>
          <table:table-cell table:style-name="ce288"/>
          <table:table-cell table:style-name="ce289"/>
          <table:table-cell table:style-name="ce290"/>
          <table:table-cell table:style-name="ce291"/>
          <table:table-cell table:style-name="ce290"/>
          <table:table-cell table:style-name="ce291"/>
          <table:table-cell table:style-name="ce275"/>
          <table:table-cell table:style-name="ce276"/>
          <table:table-cell table:style-name="ce275"/>
          <table:table-cell table:style-name="ce276"/>
          <table:table-cell table:style-name="ce1"/>
          <table:table-cell table:style-name="ce316"/>
          <table:table-cell table:number-columns-repeated="16370"/>
        </table:table-row>
        <table:table-row table:style-name="ro4">
          <table:table-cell/>
          <table:table-cell office:value-type="string" table:style-name="ce270">
            <text:p><text:s text:c="13"/>Nenhum <text:s/>Nível de Instrução</text:p>
          </table:table-cell>
          <table:table-cell office:value-type="float" office:value="15645" table:style-name="ce288">
            <text:p>15 645</text:p>
          </table:table-cell>
          <table:table-cell office:value-type="float" office:value="9.0828340532255822" table:style-name="ce289">
            <text:p>9,1<text:s text:c="5"/></text:p>
          </table:table-cell>
          <table:table-cell office:value-type="float" office:value="15887" table:style-name="ce290">
            <text:p>15 887</text:p>
          </table:table-cell>
          <table:table-cell office:value-type="float" office:value="8.7374262348276108" table:style-name="ce291">
            <text:p>8,7<text:s text:c="5"/></text:p>
          </table:table-cell>
          <table:table-cell office:value-type="float" office:value="16346" table:style-name="ce290">
            <text:p>16 346</text:p>
          </table:table-cell>
          <table:table-cell office:value-type="float" office:value="7.1842970411912592" table:style-name="ce291">
            <text:p>7,2<text:s text:c="5"/></text:p>
          </table:table-cell>
          <table:table-cell office:value-type="float" office:value="-242" table:style-name="ce275">
            <text:p><text:s/>- 242</text:p>
          </table:table-cell>
          <table:table-cell office:value-type="float" office:value="-1.52325800969346" table:style-name="ce276">
            <text:p>-1,5<text:s text:c="3"/></text:p>
          </table:table-cell>
          <table:table-cell office:value-type="float" office:value="-701" table:style-name="ce275">
            <text:p><text:s/>- 701</text:p>
          </table:table-cell>
          <table:table-cell office:value-type="float" office:value="-4.2885109506913013" table:style-name="ce276">
            <text:p>-4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Básico - 1º Ciclo</text:p>
          </table:table-cell>
          <table:table-cell office:value-type="float" office:value="23155" table:style-name="ce288">
            <text:p>23 155</text:p>
          </table:table-cell>
          <table:table-cell office:value-type="float" office:value="13.442826622079792" table:style-name="ce289">
            <text:p>13,4<text:s text:c="5"/></text:p>
          </table:table-cell>
          <table:table-cell office:value-type="float" office:value="24113" table:style-name="ce290">
            <text:p>24 113</text:p>
          </table:table-cell>
          <table:table-cell office:value-type="float" office:value="13.261506816919381" table:style-name="ce291">
            <text:p>13,3<text:s text:c="5"/></text:p>
          </table:table-cell>
          <table:table-cell office:value-type="float" office:value="29476" table:style-name="ce290">
            <text:p>29 476</text:p>
          </table:table-cell>
          <table:table-cell office:value-type="float" office:value="12.955116822840667" table:style-name="ce291">
            <text:p>13,0<text:s text:c="5"/></text:p>
          </table:table-cell>
          <table:table-cell office:value-type="float" office:value="-958" table:style-name="ce275">
            <text:p><text:s/>- 958</text:p>
          </table:table-cell>
          <table:table-cell office:value-type="float" office:value="-3.9729606436362128" table:style-name="ce276">
            <text:p>-4,0<text:s text:c="3"/></text:p>
          </table:table-cell>
          <table:table-cell office:value-type="float" office:value="-6321" table:style-name="ce275">
            <text:p><text:s/>-6 321</text:p>
          </table:table-cell>
          <table:table-cell office:value-type="float" office:value="-21.444565069887368" table:style-name="ce276">
            <text:p>-21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Básico - 2º Ciclo</text:p>
          </table:table-cell>
          <table:table-cell office:value-type="float" office:value="21190" table:style-name="ce288">
            <text:p>21 190</text:p>
          </table:table-cell>
          <table:table-cell office:value-type="float" office:value="12.302029631693836" table:style-name="ce289">
            <text:p>12,3<text:s text:c="5"/></text:p>
          </table:table-cell>
          <table:table-cell office:value-type="float" office:value="22302" table:style-name="ce290">
            <text:p>22 302</text:p>
          </table:table-cell>
          <table:table-cell office:value-type="float" office:value="12.265505123001534" table:style-name="ce291">
            <text:p>12,3<text:s text:c="5"/></text:p>
          </table:table-cell>
          <table:table-cell office:value-type="float" office:value="29063" table:style-name="ce290">
            <text:p>29 063</text:p>
          </table:table-cell>
          <table:table-cell office:value-type="float" office:value="12.773597510592289" table:style-name="ce291">
            <text:p>12,8<text:s text:c="5"/></text:p>
          </table:table-cell>
          <table:table-cell office:value-type="float" office:value="-1112" table:style-name="ce275">
            <text:p><text:s/>-1 112</text:p>
          </table:table-cell>
          <table:table-cell office:value-type="float" office:value="-4.9860999013541383" table:style-name="ce276">
            <text:p>-5,0<text:s text:c="3"/></text:p>
          </table:table-cell>
          <table:table-cell office:value-type="float" office:value="-7873" table:style-name="ce275">
            <text:p><text:s/>-7 873</text:p>
          </table:table-cell>
          <table:table-cell office:value-type="float" office:value="-27.089426418470218" table:style-name="ce276">
            <text:p>-27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Básico - 3º Ciclo</text:p>
          </table:table-cell>
          <table:table-cell office:value-type="float" office:value="31982" table:style-name="ce288">
            <text:p>31 982</text:p>
          </table:table-cell>
          <table:table-cell office:value-type="float" office:value="18.567414425711764" table:style-name="ce289">
            <text:p>18,6<text:s text:c="5"/></text:p>
          </table:table-cell>
          <table:table-cell office:value-type="float" office:value="34109" table:style-name="ce290">
            <text:p>34 109</text:p>
          </table:table-cell>
          <table:table-cell office:value-type="float" office:value="18.759040186550951" table:style-name="ce291">
            <text:p>18,8<text:s text:c="5"/></text:p>
          </table:table-cell>
          <table:table-cell office:value-type="float" office:value="45606" table:style-name="ce290">
            <text:p>45 606</text:p>
          </table:table-cell>
          <table:table-cell office:value-type="float" office:value="20.04447882421195" table:style-name="ce291">
            <text:p>20,0<text:s text:c="5"/></text:p>
          </table:table-cell>
          <table:table-cell office:value-type="float" office:value="-2127" table:style-name="ce275">
            <text:p><text:s/>-2 127</text:p>
          </table:table-cell>
          <table:table-cell office:value-type="float" office:value="-6.2358908206045323" table:style-name="ce276">
            <text:p>-6,2<text:s text:c="3"/></text:p>
          </table:table-cell>
          <table:table-cell office:value-type="float" office:value="-13624" table:style-name="ce275">
            <text:p><text:s/>-13 624</text:p>
          </table:table-cell>
          <table:table-cell office:value-type="float" office:value="-29.873262290049556" table:style-name="ce276">
            <text:p>-29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Secundário</text:p>
          </table:table-cell>
          <table:table-cell office:value-type="float" office:value="53973" table:style-name="ce288">
            <text:p>53 973</text:p>
          </table:table-cell>
          <table:table-cell office:value-type="float" office:value="31.334471227532397" table:style-name="ce289">
            <text:p>31,3<text:s text:c="5"/></text:p>
          </table:table-cell>
          <table:table-cell office:value-type="float" office:value="57136" table:style-name="ce290">
            <text:p>57 136</text:p>
          </table:table-cell>
          <table:table-cell office:value-type="float" office:value="31.423275971115398" table:style-name="ce291">
            <text:p>31,4<text:s text:c="5"/></text:p>
          </table:table-cell>
          <table:table-cell office:value-type="float" office:value="73174" table:style-name="ce290">
            <text:p>73 174</text:p>
          </table:table-cell>
          <table:table-cell office:value-type="float" office:value="32.161002795309507" table:style-name="ce291">
            <text:p>32,2<text:s text:c="5"/></text:p>
          </table:table-cell>
          <table:table-cell office:value-type="float" office:value="-3163" table:style-name="ce275">
            <text:p><text:s/>-3 163</text:p>
          </table:table-cell>
          <table:table-cell office:value-type="float" office:value="-5.5359143097171657" table:style-name="ce276">
            <text:p>-5,5<text:s text:c="3"/></text:p>
          </table:table-cell>
          <table:table-cell office:value-type="float" office:value="-19201" table:style-name="ce275">
            <text:p><text:s/>-19 201</text:p>
          </table:table-cell>
          <table:table-cell office:value-type="float" office:value="-26.240194604640994" table:style-name="ce276">
            <text:p>-26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0">
            <text:p><text:s text:c="13"/>Superior</text:p>
          </table:table-cell>
          <table:table-cell office:value-type="float" office:value="26303" table:style-name="ce288">
            <text:p>26 303</text:p>
          </table:table-cell>
          <table:table-cell office:value-type="float" office:value="15.27042403975663" table:style-name="ce289">
            <text:p>15,3<text:s text:c="5"/></text:p>
          </table:table-cell>
          <table:table-cell office:value-type="float" office:value="28280" table:style-name="ce290">
            <text:p>28 280</text:p>
          </table:table-cell>
          <table:table-cell office:value-type="float" office:value="15.553245667585122" table:style-name="ce291">
            <text:p>15,6<text:s text:c="5"/></text:p>
          </table:table-cell>
          <table:table-cell office:value-type="float" office:value="33859" table:style-name="ce290">
            <text:p>33 859</text:p>
          </table:table-cell>
          <table:table-cell office:value-type="float" office:value="14.881507005854328" table:style-name="ce291">
            <text:p>14,9<text:s text:c="5"/></text:p>
          </table:table-cell>
          <table:table-cell office:value-type="float" office:value="-1977" table:style-name="ce275">
            <text:p><text:s/>-1 977</text:p>
          </table:table-cell>
          <table:table-cell office:value-type="float" office:value="-6.990806223479491" table:style-name="ce276">
            <text:p>-7,0<text:s text:c="3"/></text:p>
          </table:table-cell>
          <table:table-cell office:value-type="float" office:value="-7556" table:style-name="ce275">
            <text:p><text:s/>-7 556</text:p>
          </table:table-cell>
          <table:table-cell office:value-type="float" office:value="-22.31607548953011" table:style-name="ce276">
            <text:p>-22,3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296"/>
          <table:table-cell table:style-name="ce297"/>
          <table:table-cell table:style-name="ce298"/>
          <table:table-cell table:style-name="ce299"/>
          <table:table-cell table:style-name="ce300"/>
          <table:table-cell table:style-name="ce299"/>
          <table:table-cell table:style-name="ce300"/>
          <table:table-cell table:style-name="ce301"/>
          <table:table-cell table:style-name="ce302"/>
          <table:table-cell table:style-name="ce301"/>
          <table:table-cell table:style-name="ce302"/>
          <table:table-cell table:number-columns-repeated="16372" table:style-name="ce1"/>
        </table:table-row>
        <table:table-row table:style-name="ro24">
          <table:table-cell/>
          <table:table-cell office:value-type="string" table:style-name="ce303">
            <text:p><text:s text:c="4"/>(1) - Mês homólogo do ano anterior</text:p>
          </table:table-cell>
          <table:table-cell table:number-columns-repeated="2" table:style-name="ce230"/>
          <table:table-cell table:number-columns-repeated="4" table:style-name="ce304"/>
          <table:table-cell table:style-name="ce230"/>
          <table:table-cell table:style-name="ce305"/>
          <table:table-cell table:number-columns-repeated="2" table:style-name="ce230"/>
          <table:table-cell table:number-columns-repeated="16372" table:style-name="ce1"/>
        </table:table-row>
        <table:table-row table:number-rows-repeated="1048503" table:style-name="ro24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7">
        <table:table-column table:style-name="co10" table:default-cell-style-name="ce1" table:visibility="collapse"/>
        <table:table-column table:style-name="co57" table:default-cell-style-name="ce1"/>
        <table:table-column table:style-name="co36" table:default-cell-style-name="ce1"/>
        <table:table-column table:style-name="co14" table:default-cell-style-name="ce1"/>
        <table:table-column table:style-name="co52" table:default-cell-style-name="ce206"/>
        <table:table-column table:style-name="co7" table:default-cell-style-name="ce206"/>
        <table:table-column table:style-name="co12" table:default-cell-style-name="ce1"/>
        <table:table-column table:style-name="co14" table:default-cell-style-name="ce1"/>
        <table:table-column table:style-name="co25" table:default-cell-style-name="ce1"/>
        <table:table-column table:style-name="co54" table:default-cell-style-name="ce1"/>
        <table:table-column table:style-name="co25" table:default-cell-style-name="ce1"/>
        <table:table-column table:style-name="co14" table:default-cell-style-name="ce1"/>
        <table:table-column table:style-name="co10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47762in" svg:height="0.6588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68855in" svg:y="0.24103in" svg:width="1.89051in" svg:height="0.51955in">
                <draw:text-box>
                  <text:p text:style-name="a34" text:class-names="" text:cond-style-name=""><text:span text:style-name="a32" text:class-names="">MARÇO 2022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9" draw:style-name="a30" draw:name="Text Box 122" svg:x="0in" svg:y="0in" svg:width="0.97917in" svg:height="0.32144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29"/>
          <table:table-cell table:style-name="ce230"/>
          <table:table-cell table:number-columns-repeated="16371"/>
        </table:table-row>
        <table:table-row table:style-name="ro33">
          <table:table-cell/>
          <table:table-cell office:value-type="string" table:style-name="ce231">
            <text:p>Quadro 3 - <text:s/>DESEMPREGO REGISTADO, <text:s text:c="2"/>POR <text:s/>REGIÕES<text:s text:c="3"/></text:p>
          </table:table-cell>
          <table:table-cell table:number-columns-repeated="8" table:style-name="ce231"/>
          <table:table-cell table:number-columns-spanned="2" table:number-rows-spanned="1" table:style-name="ce390"/>
          <table:covered-table-cell/>
          <table:table-cell table:style-name="ce230"/>
          <table:table-cell table:number-columns-repeated="16371"/>
        </table:table-row>
        <table:table-row table:style-name="ro33">
          <table:table-cell/>
          <table:table-cell office:value-type="string" table:style-name="ce233">
            <text:p>Situação no fim do mês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style-name="ce230"/>
          <table:table-cell table:number-columns-repeated="16371"/>
        </table:table-row>
        <table:table-row table:style-name="ro24">
          <table:table-cell/>
          <table:table-cell table:style-name="ce229"/>
          <table:table-cell table:style-name="ce235"/>
          <table:table-cell table:number-columns-repeated="9" table:style-name="ce229"/>
          <table:table-cell table:style-name="ce230"/>
          <table:table-cell table:number-columns-repeated="16371"/>
        </table:table-row>
        <table:table-row table:style-name="ro4">
          <table:table-cell/>
          <table:table-cell table:style-name="ce23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office:value-type="string" table:number-columns-spanned="4" table:number-rows-spanned="1" table:style-name="ce391">
            <text:p>Variação</text:p>
          </table:table-cell>
          <table:covered-table-cell table:number-columns-repeated="3"/>
          <table:table-cell table:style-name="ce241"/>
          <table:table-cell table:number-columns-repeated="16371"/>
        </table:table-row>
        <table:table-row table:style-name="ro4">
          <table:table-cell/>
          <table:table-cell table:style-name="ce242"/>
          <table:table-cell office:value-type="string" table:style-name="ce243">
            <text:p>MARÇO 2022</text:p>
          </table:table-cell>
          <table:table-cell office:value-type="string" table:style-name="ce321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322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322">
            <text:p>%</text:p>
          </table:table-cell>
          <table:table-cell office:value-type="string" table:number-columns-spanned="2" table:number-rows-spanned="1" table:style-name="ce392">
            <text:p>Mês <text:s/>anterior</text:p>
          </table:table-cell>
          <table:covered-table-cell/>
          <table:table-cell office:value-type="string" table:number-columns-spanned="2" table:number-rows-spanned="1" table:style-name="ce393">
            <text:p>Mês <text:s/>homólogo<text:span text:style-name="T3">(1)<text:s/></text:span></text:p>
          </table:table-cell>
          <table:covered-table-cell/>
          <table:table-cell table:style-name="ce241"/>
          <table:table-cell table:number-columns-repeated="16371"/>
        </table:table-row>
        <table:table-row table:style-name="ro4">
          <table:table-cell/>
          <table:table-cell table:style-name="ce247"/>
          <table:table-cell table:style-name="ce323"/>
          <table:table-cell table:style-name="ce324"/>
          <table:table-cell table:style-name="ce325"/>
          <table:table-cell table:style-name="ce326"/>
          <table:table-cell table:style-name="ce325"/>
          <table:table-cell table:style-name="ce327"/>
          <table:table-cell office:value-type="string" table:style-name="ce328">
            <text:p>Var. Abs.</text:p>
          </table:table-cell>
          <table:table-cell office:value-type="string" table:style-name="ce329">
            <text:p>Var. %</text:p>
          </table:table-cell>
          <table:table-cell office:value-type="string" table:style-name="ce328">
            <text:p>Var. Abs.</text:p>
          </table:table-cell>
          <table:table-cell office:value-type="string" table:style-name="ce330">
            <text:p>Var. %</text:p>
          </table:table-cell>
          <table:table-cell table:style-name="ce255"/>
          <table:table-cell table:number-columns-repeated="16371"/>
        </table:table-row>
        <table:table-row table:style-name="ro38">
          <table:table-cell/>
          <table:table-cell table:style-name="ce229"/>
          <table:table-cell table:style-name="ce331"/>
          <table:table-cell table:style-name="ce332"/>
          <table:table-cell table:style-name="ce333"/>
          <table:table-cell table:style-name="ce334"/>
          <table:table-cell table:style-name="ce333"/>
          <table:table-cell table:style-name="ce334"/>
          <table:table-cell table:style-name="ce335"/>
          <table:table-cell table:number-columns-repeated="3" table:style-name="ce336"/>
          <table:table-cell table:style-name="ce255"/>
          <table:table-cell table:number-columns-repeated="16371"/>
        </table:table-row>
        <table:table-row table:style-name="ro11">
          <table:table-cell/>
          <table:table-cell office:value-type="string" table:style-name="ce337">
            <text:p>PORTUGAL</text:p>
          </table:table-cell>
          <table:table-cell office:value-type="float" office:value="326251" table:style-name="ce338">
            <text:p>326 251</text:p>
          </table:table-cell>
          <table:table-cell office:value-type="float" office:value="100" table:style-name="ce339">
            <text:p>100,0<text:s text:c="5"/></text:p>
          </table:table-cell>
          <table:table-cell office:value-type="float" office:value="344264" table:style-name="ce340">
            <text:p>344 264</text:p>
          </table:table-cell>
          <table:table-cell office:value-type="float" office:value="100" table:style-name="ce341">
            <text:p>100,0<text:s text:c="5"/></text:p>
          </table:table-cell>
          <table:table-cell office:value-type="float" office:value="432851" table:style-name="ce340">
            <text:p>432 851</text:p>
          </table:table-cell>
          <table:table-cell office:value-type="float" office:value="100" table:style-name="ce342">
            <text:p>100,0<text:s text:c="5"/></text:p>
          </table:table-cell>
          <table:table-cell office:value-type="float" office:value="-18013" table:style-name="ce266">
            <text:p><text:s/>-18 013</text:p>
          </table:table-cell>
          <table:table-cell office:value-type="float" office:value="-5.2323217065972631" table:style-name="ce267">
            <text:p>-5,2<text:s text:c="3"/></text:p>
          </table:table-cell>
          <table:table-cell office:value-type="float" office:value="-106600" table:style-name="ce266">
            <text:p><text:s/>-106 600</text:p>
          </table:table-cell>
          <table:table-cell office:value-type="float" office:value="-24.627412204199597" table:style-name="ce267">
            <text:p>-24,6<text:s text:c="3"/></text:p>
          </table:table-cell>
          <table:table-cell table:style-name="ce268"/>
          <table:table-cell table:number-columns-repeated="16371"/>
        </table:table-row>
        <table:table-row table:style-name="ro16">
          <table:table-cell/>
          <table:table-cell office:value-type="string" table:style-name="ce343">
            <text:p>CONTINENTE</text:p>
          </table:table-cell>
          <table:table-cell office:value-type="float" office:value="305802" table:style-name="ce338">
            <text:p>305 802</text:p>
          </table:table-cell>
          <table:table-cell office:value-type="float" office:value="93.732126491566319" table:style-name="ce339">
            <text:p>93,7<text:s text:c="5"/></text:p>
          </table:table-cell>
          <table:table-cell office:value-type="float" office:value="323388" table:style-name="ce340">
            <text:p>323 388</text:p>
          </table:table-cell>
          <table:table-cell office:value-type="float" office:value="93.93604907861409" table:style-name="ce341">
            <text:p>93,9<text:s text:c="5"/></text:p>
          </table:table-cell>
          <table:table-cell office:value-type="float" office:value="405374" table:style-name="ce340">
            <text:p>405 374</text:p>
          </table:table-cell>
          <table:table-cell office:value-type="float" office:value="93.652088131943785" table:style-name="ce342">
            <text:p>93,7<text:s text:c="5"/></text:p>
          </table:table-cell>
          <table:table-cell office:value-type="float" office:value="-17586" table:style-name="ce266">
            <text:p><text:s/>-17 586</text:p>
          </table:table-cell>
          <table:table-cell office:value-type="float" office:value="-5.4380496493376373" table:style-name="ce267">
            <text:p>-5,4<text:s text:c="3"/></text:p>
          </table:table-cell>
          <table:table-cell office:value-type="float" office:value="-99572" table:style-name="ce266">
            <text:p><text:s/>-99 572</text:p>
          </table:table-cell>
          <table:table-cell office:value-type="float" office:value="-24.562996146768171" table:style-name="ce267">
            <text:p>-24,6<text:s text:c="3"/></text:p>
          </table:table-cell>
          <table:table-cell table:style-name="ce286"/>
          <table:table-cell table:number-columns-repeated="16371"/>
        </table:table-row>
        <table:table-row table:style-name="ro11">
          <table:table-cell/>
          <table:table-cell office:value-type="string" table:style-name="ce344">
            <text:p>Norte</text:p>
          </table:table-cell>
          <table:table-cell office:value-type="float" office:value="122072" table:style-name="ce345">
            <text:p>122 072</text:p>
          </table:table-cell>
          <table:table-cell office:value-type="float" office:value="37.416590293976107" table:style-name="ce346">
            <text:p>37,4<text:s text:c="5"/></text:p>
          </table:table-cell>
          <table:table-cell office:value-type="float" office:value="128022" table:style-name="ce347">
            <text:p>128 022</text:p>
          </table:table-cell>
          <table:table-cell office:value-type="float" office:value="37.187158692166477" table:style-name="ce348">
            <text:p>37,2<text:s text:c="5"/></text:p>
          </table:table-cell>
          <table:table-cell office:value-type="float" office:value="158483" table:style-name="ce347">
            <text:p>158 483</text:p>
          </table:table-cell>
          <table:table-cell office:value-type="float" office:value="36.61375392456064" table:style-name="ce349">
            <text:p>36,6<text:s text:c="5"/></text:p>
          </table:table-cell>
          <table:table-cell office:value-type="float" office:value="-5950" table:style-name="ce275">
            <text:p><text:s/>-5 950</text:p>
          </table:table-cell>
          <table:table-cell office:value-type="float" office:value="-4.6476386871006543" table:style-name="ce276">
            <text:p>-4,6<text:s text:c="3"/></text:p>
          </table:table-cell>
          <table:table-cell office:value-type="float" office:value="-36411" table:style-name="ce275">
            <text:p><text:s/>-36 411</text:p>
          </table:table-cell>
          <table:table-cell office:value-type="float" office:value="-22.974703911460534" table:style-name="ce276">
            <text:p>-23,0<text:s text:c="3"/></text:p>
          </table:table-cell>
          <table:table-cell table:style-name="ce292"/>
          <table:table-cell table:number-columns-repeated="16371"/>
        </table:table-row>
        <table:table-row table:style-name="ro24">
          <table:table-cell/>
          <table:table-cell office:value-type="string" table:style-name="ce344">
            <text:p>Centro</text:p>
          </table:table-cell>
          <table:table-cell office:value-type="float" office:value="41140" table:style-name="ce345">
            <text:p>41 140</text:p>
          </table:table-cell>
          <table:table-cell office:value-type="float" office:value="12.609923034718667" table:style-name="ce346">
            <text:p>12,6<text:s text:c="5"/></text:p>
          </table:table-cell>
          <table:table-cell office:value-type="float" office:value="42560" table:style-name="ce347">
            <text:p>42 560</text:p>
          </table:table-cell>
          <table:table-cell office:value-type="float" office:value="12.362605442334953" table:style-name="ce348">
            <text:p>12,4<text:s text:c="5"/></text:p>
          </table:table-cell>
          <table:table-cell office:value-type="float" office:value="51154" table:style-name="ce347">
            <text:p>51 154</text:p>
          </table:table-cell>
          <table:table-cell office:value-type="float" office:value="11.817923488683173" table:style-name="ce349">
            <text:p>11,8<text:s text:c="5"/></text:p>
          </table:table-cell>
          <table:table-cell office:value-type="float" office:value="-1420" table:style-name="ce275">
            <text:p><text:s/>-1 420</text:p>
          </table:table-cell>
          <table:table-cell office:value-type="float" office:value="-3.3364661654135341" table:style-name="ce276">
            <text:p>-3,3<text:s text:c="3"/></text:p>
          </table:table-cell>
          <table:table-cell office:value-type="float" office:value="-10014" table:style-name="ce275">
            <text:p><text:s/>-10 014</text:p>
          </table:table-cell>
          <table:table-cell office:value-type="float" office:value="-19.576181725769246" table:style-name="ce276">
            <text:p>-19,6<text:s text:c="3"/></text:p>
          </table:table-cell>
          <table:table-cell table:style-name="ce286"/>
          <table:table-cell table:number-columns-repeated="16371"/>
        </table:table-row>
        <table:table-row table:style-name="ro24">
          <table:table-cell/>
          <table:table-cell office:value-type="string" table:style-name="ce344">
            <text:p>Lisboa V. Tejo</text:p>
          </table:table-cell>
          <table:table-cell office:value-type="float" office:value="109451" table:style-name="ce345">
            <text:p>109 451</text:p>
          </table:table-cell>
          <table:table-cell office:value-type="float" office:value="33.548096404302207" table:style-name="ce346">
            <text:p>33,5<text:s text:c="5"/></text:p>
          </table:table-cell>
          <table:table-cell office:value-type="float" office:value="114725" table:style-name="ce347">
            <text:p>114 725</text:p>
          </table:table-cell>
          <table:table-cell office:value-type="float" office:value="33.324715915692607" table:style-name="ce348">
            <text:p>33,3<text:s text:c="5"/></text:p>
          </table:table-cell>
          <table:table-cell office:value-type="float" office:value="143653" table:style-name="ce347">
            <text:p>143 653</text:p>
          </table:table-cell>
          <table:table-cell office:value-type="float" office:value="33.187632695777531" table:style-name="ce349">
            <text:p>33,2<text:s text:c="5"/></text:p>
          </table:table-cell>
          <table:table-cell office:value-type="float" office:value="-5274" table:style-name="ce275">
            <text:p><text:s/>-5 274</text:p>
          </table:table-cell>
          <table:table-cell office:value-type="float" office:value="-4.5970799738505121" table:style-name="ce276">
            <text:p>-4,6<text:s text:c="3"/></text:p>
          </table:table-cell>
          <table:table-cell office:value-type="float" office:value="-34202" table:style-name="ce275">
            <text:p><text:s/>-34 202</text:p>
          </table:table-cell>
          <table:table-cell office:value-type="float" office:value="-23.80876139029467" table:style-name="ce276">
            <text:p>-23,8<text:s text:c="3"/></text:p>
          </table:table-cell>
          <table:table-cell table:style-name="ce292"/>
          <table:table-cell table:number-columns-repeated="16371"/>
        </table:table-row>
        <table:table-row table:style-name="ro24">
          <table:table-cell/>
          <table:table-cell office:value-type="string" table:style-name="ce344">
            <text:p>Alentejo</text:p>
          </table:table-cell>
          <table:table-cell office:value-type="float" office:value="14550" table:style-name="ce345">
            <text:p>14 550</text:p>
          </table:table-cell>
          <table:table-cell office:value-type="float" office:value="4.4597564451909726" table:style-name="ce346">
            <text:p>4,5<text:s text:c="5"/></text:p>
          </table:table-cell>
          <table:table-cell office:value-type="float" office:value="14933" table:style-name="ce347">
            <text:p>14 933</text:p>
          </table:table-cell>
          <table:table-cell office:value-type="float" office:value="4.3376594706388119" table:style-name="ce348">
            <text:p>4,3<text:s text:c="5"/></text:p>
          </table:table-cell>
          <table:table-cell office:value-type="float" office:value="18631" table:style-name="ce347">
            <text:p>18 631</text:p>
          </table:table-cell>
          <table:table-cell office:value-type="float" office:value="4.304252502593271" table:style-name="ce349">
            <text:p>4,3<text:s text:c="5"/></text:p>
          </table:table-cell>
          <table:table-cell office:value-type="float" office:value="-383" table:style-name="ce275">
            <text:p><text:s/>- 383</text:p>
          </table:table-cell>
          <table:table-cell office:value-type="float" office:value="-2.5647893926203711" table:style-name="ce276">
            <text:p>-2,6<text:s text:c="3"/></text:p>
          </table:table-cell>
          <table:table-cell office:value-type="float" office:value="-4081" table:style-name="ce275">
            <text:p><text:s/>-4 081</text:p>
          </table:table-cell>
          <table:table-cell office:value-type="float" office:value="-21.904352960120228" table:style-name="ce276">
            <text:p>-21,9<text:s text:c="3"/></text:p>
          </table:table-cell>
          <table:table-cell table:style-name="ce286"/>
          <table:table-cell table:number-columns-repeated="16371"/>
        </table:table-row>
        <table:table-row table:style-name="ro24">
          <table:table-cell/>
          <table:table-cell office:value-type="string" table:style-name="ce344">
            <text:p>Algarve</text:p>
          </table:table-cell>
          <table:table-cell office:value-type="float" office:value="18589" table:style-name="ce345">
            <text:p>18 589</text:p>
          </table:table-cell>
          <table:table-cell office:value-type="float" office:value="5.6977603133783497" table:style-name="ce346">
            <text:p>5,7<text:s text:c="5"/></text:p>
          </table:table-cell>
          <table:table-cell office:value-type="float" office:value="23148" table:style-name="ce347">
            <text:p>23 148</text:p>
          </table:table-cell>
          <table:table-cell office:value-type="float" office:value="6.723909557781238" table:style-name="ce348">
            <text:p>6,7<text:s text:c="5"/></text:p>
          </table:table-cell>
          <table:table-cell office:value-type="float" office:value="33453" table:style-name="ce347">
            <text:p>33 453</text:p>
          </table:table-cell>
          <table:table-cell office:value-type="float" office:value="7.7285255203291658" table:style-name="ce349">
            <text:p>7,7<text:s text:c="5"/></text:p>
          </table:table-cell>
          <table:table-cell office:value-type="float" office:value="-4559" table:style-name="ce275">
            <text:p><text:s/>-4 559</text:p>
          </table:table-cell>
          <table:table-cell office:value-type="float" office:value="-19.695006048038707" table:style-name="ce276">
            <text:p>-19,7<text:s text:c="3"/></text:p>
          </table:table-cell>
          <table:table-cell office:value-type="float" office:value="-14864" table:style-name="ce275">
            <text:p><text:s/>-14 864</text:p>
          </table:table-cell>
          <table:table-cell office:value-type="float" office:value="-44.432487370340482" table:style-name="ce276">
            <text:p>-44,4<text:s text:c="3"/></text:p>
          </table:table-cell>
          <table:table-cell table:style-name="ce292"/>
          <table:table-cell table:number-columns-repeated="16371"/>
        </table:table-row>
        <table:table-row table:style-name="ro16">
          <table:table-cell/>
          <table:table-cell office:value-type="string" table:style-name="ce343">
            <text:p>REG.AUTÓNOMAS</text:p>
          </table:table-cell>
          <table:table-cell office:value-type="float" office:value="20449" table:style-name="ce338">
            <text:p>20 449</text:p>
          </table:table-cell>
          <table:table-cell office:value-type="float" office:value="6.2678735084336914" table:style-name="ce339">
            <text:p>6,3<text:s text:c="5"/></text:p>
          </table:table-cell>
          <table:table-cell office:value-type="float" office:value="20876" table:style-name="ce340">
            <text:p>20 876</text:p>
          </table:table-cell>
          <table:table-cell office:value-type="float" office:value="6.0639509213859135" table:style-name="ce341">
            <text:p>6,1<text:s text:c="5"/></text:p>
          </table:table-cell>
          <table:table-cell office:value-type="float" office:value="27477" table:style-name="ce340">
            <text:p>27 477</text:p>
          </table:table-cell>
          <table:table-cell office:value-type="float" office:value="6.3479118680562134" table:style-name="ce342">
            <text:p>6,3<text:s text:c="5"/></text:p>
          </table:table-cell>
          <table:table-cell office:value-type="float" office:value="-427" table:style-name="ce266">
            <text:p><text:s/>- 427</text:p>
          </table:table-cell>
          <table:table-cell office:value-type="float" office:value="-2.0454109982755315" table:style-name="ce267">
            <text:p>-2,0<text:s text:c="3"/></text:p>
          </table:table-cell>
          <table:table-cell office:value-type="float" office:value="-7028" table:style-name="ce266">
            <text:p><text:s/>-7 028</text:p>
          </table:table-cell>
          <table:table-cell office:value-type="float" office:value="-25.577755941332754" table:style-name="ce267">
            <text:p>-25,6<text:s text:c="3"/></text:p>
          </table:table-cell>
          <table:table-cell table:style-name="ce286"/>
          <table:table-cell table:number-columns-repeated="16371"/>
        </table:table-row>
        <table:table-row table:style-name="ro11">
          <table:table-cell/>
          <table:table-cell office:value-type="string" table:style-name="ce344">
            <text:p>Açores</text:p>
          </table:table-cell>
          <table:table-cell office:value-type="float" office:value="6393" table:style-name="ce345">
            <text:p>6 393</text:p>
          </table:table-cell>
          <table:table-cell office:value-type="float" office:value="1.9595342236498892" table:style-name="ce346">
            <text:p>2,0<text:s text:c="5"/></text:p>
          </table:table-cell>
          <table:table-cell office:value-type="float" office:value="6433" table:style-name="ce347">
            <text:p>6 433</text:p>
          </table:table-cell>
          <table:table-cell office:value-type="float" office:value="1.8686240791950364" table:style-name="ce348">
            <text:p>1,9<text:s text:c="5"/></text:p>
          </table:table-cell>
          <table:table-cell office:value-type="float" office:value="7049" table:style-name="ce347">
            <text:p>7 049</text:p>
          </table:table-cell>
          <table:table-cell office:value-type="float" office:value="1.6285049589812659" table:style-name="ce349">
            <text:p>1,6<text:s text:c="5"/></text:p>
          </table:table-cell>
          <table:table-cell office:value-type="float" office:value="-40" table:style-name="ce275">
            <text:p><text:s/>- 40</text:p>
          </table:table-cell>
          <table:table-cell office:value-type="float" office:value="-0.62179387533032804" table:style-name="ce276">
            <text:p>-0,6<text:s text:c="3"/></text:p>
          </table:table-cell>
          <table:table-cell office:value-type="float" office:value="-656" table:style-name="ce275">
            <text:p><text:s/>- 656</text:p>
          </table:table-cell>
          <table:table-cell office:value-type="float" office:value="-9.3062845793729601" table:style-name="ce276">
            <text:p>-9,3<text:s text:c="3"/></text:p>
          </table:table-cell>
          <table:table-cell table:style-name="ce286"/>
          <table:table-cell table:number-columns-repeated="16371"/>
        </table:table-row>
        <table:table-row table:style-name="ro24">
          <table:table-cell/>
          <table:table-cell office:value-type="string" table:style-name="ce344">
            <text:p>Madeira</text:p>
          </table:table-cell>
          <table:table-cell office:value-type="float" office:value="14056" table:style-name="ce345">
            <text:p>14 056</text:p>
          </table:table-cell>
          <table:table-cell office:value-type="float" office:value="4.3083392847838011" table:style-name="ce346">
            <text:p>4,3<text:s text:c="5"/></text:p>
          </table:table-cell>
          <table:table-cell office:value-type="float" office:value="14443" table:style-name="ce347">
            <text:p>14 443</text:p>
          </table:table-cell>
          <table:table-cell office:value-type="float" office:value="4.1953268421908767" table:style-name="ce348">
            <text:p>4,2<text:s text:c="5"/></text:p>
          </table:table-cell>
          <table:table-cell office:value-type="float" office:value="20428" table:style-name="ce347">
            <text:p>20 428</text:p>
          </table:table-cell>
          <table:table-cell office:value-type="float" office:value="4.719406909074948" table:style-name="ce349">
            <text:p>4,7<text:s text:c="5"/></text:p>
          </table:table-cell>
          <table:table-cell office:value-type="float" office:value="-387" table:style-name="ce275">
            <text:p><text:s/>- 387</text:p>
          </table:table-cell>
          <table:table-cell office:value-type="float" office:value="-2.6794987191026793" table:style-name="ce276">
            <text:p>-2,7<text:s text:c="3"/></text:p>
          </table:table-cell>
          <table:table-cell office:value-type="float" office:value="-6372" table:style-name="ce275">
            <text:p><text:s/>-6 372</text:p>
          </table:table-cell>
          <table:table-cell office:value-type="float" office:value="-31.192480908556881" table:style-name="ce276">
            <text:p>-31,2<text:s text:c="3"/></text:p>
          </table:table-cell>
          <table:table-cell table:style-name="ce286"/>
          <table:table-cell table:number-columns-repeated="16371"/>
        </table:table-row>
        <table:table-row table:style-name="ro34">
          <table:table-cell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3"/>
          <table:table-cell table:style-name="ce355"/>
          <table:table-cell table:style-name="ce356"/>
          <table:table-cell table:style-name="ce357"/>
          <table:table-cell table:style-name="ce356"/>
          <table:table-cell table:style-name="ce357"/>
          <table:table-cell table:style-name="ce286"/>
          <table:table-cell table:number-columns-repeated="16371"/>
        </table:table-row>
        <table:table-row table:style-name="ro24">
          <table:table-cell/>
          <table:table-cell office:value-type="string" table:style-name="ce358">
            <text:p><text:s text:c="4"/>(1) - Mês homólogo do ano anterior</text:p>
          </table:table-cell>
          <table:table-cell table:number-columns-repeated="2" table:style-name="ce230"/>
          <table:table-cell table:number-columns-repeated="4" table:style-name="ce304"/>
          <table:table-cell table:style-name="ce230"/>
          <table:table-cell table:style-name="ce305"/>
          <table:table-cell table:number-columns-repeated="2" table:style-name="ce230"/>
          <table:table-cell table:number-columns-repeated="16372" table:style-name="ce1"/>
        </table:table-row>
        <table:table-row table:number-rows-repeated="7" table:style-name="ro24">
          <table:table-cell table:number-columns-repeated="16384"/>
        </table:table-row>
        <table:table-row table:style-name="ro33">
          <table:table-cell/>
          <table:table-cell office:value-type="string" table:style-name="ce231">
            <text:p><text:s/>Quadro 4 - DESEMPREGO REGISTADO, <text:s text:c="2"/>POR <text:s/>GRUPOS <text:s/>DE <text:s/>PROFISSÕES<text:s/></text:p>
          </table:table-cell>
          <table:table-cell table:number-columns-repeated="8" table:style-name="ce231"/>
          <table:table-cell office:value-type="string" table:number-columns-spanned="2" table:number-rows-spanned="1" table:style-name="ce306">
            <text:p>CONTINENTE</text:p>
          </table:table-cell>
          <table:covered-table-cell/>
          <table:table-cell table:number-columns-repeated="16372" table:style-name="ce1"/>
        </table:table-row>
        <table:table-row table:style-name="ro33">
          <table:table-cell/>
          <table:table-cell office:value-type="string" table:style-name="ce359">
            <text:p>Situação no fim do mês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number-columns-repeated="16372" table:style-name="ce1"/>
        </table:table-row>
        <table:table-row table:style-name="ro24">
          <table:table-cell/>
          <table:table-cell table:style-name="ce229"/>
          <table:table-cell table:style-name="ce235"/>
          <table:table-cell table:number-columns-repeated="9" table:style-name="ce229"/>
          <table:table-cell table:number-columns-repeated="16372" table:style-name="ce1"/>
        </table:table-row>
        <table:table-row table:style-name="ro4">
          <table:table-cell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39"/>
          <table:table-cell table:style-name="ce240"/>
          <table:table-cell office:value-type="string" table:number-columns-spanned="4" table:number-rows-spanned="1" table:style-name="ce30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242">
            <text:p>CPP-<text:span text:style-name="T3">2010</text:span></text:p>
          </table:table-cell>
          <table:table-cell office:value-type="string" table:style-name="ce243">
            <text:p>MARÇO 2022</text:p>
          </table:table-cell>
          <table:table-cell office:value-type="string" table:style-name="ce244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246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246">
            <text:p>%</text:p>
          </table:table-cell>
          <table:table-cell office:value-type="string" table:number-columns-spanned="2" table:number-rows-spanned="1" table:style-name="ce308">
            <text:p>Mês <text:s/>anterior</text:p>
          </table:table-cell>
          <table:covered-table-cell/>
          <table:table-cell office:value-type="string" table:number-columns-spanned="2" table:number-rows-spanned="1" table:style-name="ce309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0"/>
          <table:table-cell table:style-name="ce251"/>
          <table:table-cell office:value-type="string" table:style-name="ce252">
            <text:p>Var. Abs.</text:p>
          </table:table-cell>
          <table:table-cell office:value-type="string" table:style-name="ce253">
            <text:p>Var. %</text:p>
          </table:table-cell>
          <table:table-cell office:value-type="string" table:style-name="ce252">
            <text:p>Var. Abs.</text:p>
          </table:table-cell>
          <table:table-cell office:value-type="string" table:style-name="ce254">
            <text:p>Var. %</text:p>
          </table:table-cell>
          <table:table-cell table:number-columns-repeated="16372" table:style-name="ce1"/>
        </table:table-row>
        <table:table-row table:style-name="ro43">
          <table:table-cell/>
          <table:table-cell table:style-name="ce242"/>
          <table:table-cell table:style-name="ce360"/>
          <table:table-cell table:style-name="ce361"/>
          <table:table-cell table:style-name="ce362"/>
          <table:table-cell table:style-name="ce363"/>
          <table:table-cell table:style-name="ce364"/>
          <table:table-cell table:style-name="ce365"/>
          <table:table-cell table:style-name="ce366"/>
          <table:table-cell table:style-name="ce367"/>
          <table:table-cell table:style-name="ce366"/>
          <table:table-cell table:style-name="ce367"/>
          <table:table-cell table:style-name="ce230"/>
          <table:table-cell table:number-columns-repeated="16371" table:style-name="ce1"/>
        </table:table-row>
        <table:table-row table:style-name="ro10">
          <table:table-cell/>
          <table:table-cell office:value-type="string" table:style-name="ce368">
            <text:p>Total</text:p>
          </table:table-cell>
          <table:table-cell office:value-type="float" office:value="305802" table:style-name="ce262">
            <text:p>305 802</text:p>
          </table:table-cell>
          <table:table-cell office:value-type="float" office:value="100" table:style-name="ce369">
            <text:p>100,0<text:s text:c="5"/></text:p>
          </table:table-cell>
          <table:table-cell office:value-type="float" office:value="323388" table:style-name="ce370">
            <text:p>323 388</text:p>
          </table:table-cell>
          <table:table-cell office:value-type="float" office:value="100" table:style-name="ce371">
            <text:p>100,0<text:s text:c="5"/></text:p>
          </table:table-cell>
          <table:table-cell office:value-type="float" office:value="405374" table:style-name="ce264">
            <text:p>405 374</text:p>
          </table:table-cell>
          <table:table-cell office:value-type="float" office:value="100" table:style-name="ce372">
            <text:p>100,0<text:s text:c="5"/></text:p>
          </table:table-cell>
          <table:table-cell office:value-type="float" office:value="-17586" table:style-name="ce266">
            <text:p><text:s/>-17 586</text:p>
          </table:table-cell>
          <table:table-cell office:value-type="float" office:value="-5.4380496493376373" table:style-name="ce267">
            <text:p>-5,4<text:s text:c="3"/></text:p>
          </table:table-cell>
          <table:table-cell office:value-type="float" office:value="-99572" table:style-name="ce266">
            <text:p><text:s/>-99 572</text:p>
          </table:table-cell>
          <table:table-cell office:value-type="float" office:value="-24.562996146768171" table:style-name="ce267">
            <text:p>-24,6<text:s text:c="3"/></text:p>
          </table:table-cell>
          <table:table-cell table:style-name="ce230"/>
          <table:table-cell table:style-name="ce373"/>
          <table:table-cell table:number-columns-repeated="16370"/>
        </table:table-row>
        <table:table-row table:style-name="ro4">
          <table:table-cell/>
          <table:table-cell office:value-type="string" table:style-name="ce374">
            <text:p>1- Repres. poder legisla., órgãos exec., dirig., dir. e gestores execu.</text:p>
          </table:table-cell>
          <table:table-cell office:value-type="float" office:value="7730" table:style-name="ce271">
            <text:p>7 730</text:p>
          </table:table-cell>
          <table:table-cell office:value-type="float" office:value="2.5277794128226763" table:style-name="ce375">
            <text:p>2,5<text:s text:c="5"/></text:p>
          </table:table-cell>
          <table:table-cell office:value-type="float" office:value="8240" table:style-name="ce376">
            <text:p>8 240</text:p>
          </table:table-cell>
          <table:table-cell office:value-type="float" office:value="2.5480228085148489" table:style-name="ce377">
            <text:p>2,5<text:s text:c="5"/></text:p>
          </table:table-cell>
          <table:table-cell office:value-type="float" office:value="9680" table:style-name="ce273">
            <text:p>9 680</text:p>
          </table:table-cell>
          <table:table-cell office:value-type="float" office:value="2.3879183174056551" table:style-name="ce378">
            <text:p>2,4<text:s text:c="5"/></text:p>
          </table:table-cell>
          <table:table-cell office:value-type="float" office:value="-510" table:style-name="ce275">
            <text:p><text:s/>- 510</text:p>
          </table:table-cell>
          <table:table-cell office:value-type="float" office:value="-6.1893203883495147" table:style-name="ce276">
            <text:p>-6,2<text:s text:c="3"/></text:p>
          </table:table-cell>
          <table:table-cell office:value-type="float" office:value="-1950" table:style-name="ce275">
            <text:p><text:s/>-1 950</text:p>
          </table:table-cell>
          <table:table-cell office:value-type="float" office:value="-20.144628099173552" table:style-name="ce276">
            <text:p>-20,1<text:s text:c="3"/></text:p>
          </table:table-cell>
          <table:table-cell table:style-name="ce230"/>
          <table:table-cell table:style-name="ce373"/>
          <table:table-cell table:number-columns-repeated="16370"/>
        </table:table-row>
        <table:table-row table:style-name="ro4">
          <table:table-cell/>
          <table:table-cell office:value-type="string" table:style-name="ce374">
            <text:p>2- Especialistas das atividades intelectuais e científicas</text:p>
          </table:table-cell>
          <table:table-cell office:value-type="float" office:value="32018" table:style-name="ce271">
            <text:p>32 018</text:p>
          </table:table-cell>
          <table:table-cell office:value-type="float" office:value="10.470173510964612" table:style-name="ce375">
            <text:p>10,5<text:s text:c="5"/></text:p>
          </table:table-cell>
          <table:table-cell office:value-type="float" office:value="33850" table:style-name="ce376">
            <text:p>33 850</text:p>
          </table:table-cell>
          <table:table-cell office:value-type="float" office:value="10.46730243546452" table:style-name="ce377">
            <text:p>10,5<text:s text:c="5"/></text:p>
          </table:table-cell>
          <table:table-cell office:value-type="float" office:value="39154" table:style-name="ce273">
            <text:p>39 154</text:p>
          </table:table-cell>
          <table:table-cell office:value-type="float" office:value="9.6587348966633275" table:style-name="ce378">
            <text:p>9,7<text:s text:c="5"/></text:p>
          </table:table-cell>
          <table:table-cell office:value-type="float" office:value="-1832" table:style-name="ce275">
            <text:p><text:s/>-1 832</text:p>
          </table:table-cell>
          <table:table-cell office:value-type="float" office:value="-5.4121122599704581" table:style-name="ce276">
            <text:p>-5,4<text:s text:c="3"/></text:p>
          </table:table-cell>
          <table:table-cell office:value-type="float" office:value="-7136" table:style-name="ce275">
            <text:p><text:s/>-7 136</text:p>
          </table:table-cell>
          <table:table-cell office:value-type="float" office:value="-18.22546866220565" table:style-name="ce276">
            <text:p>-18,2<text:s text:c="3"/></text:p>
          </table:table-cell>
          <table:table-cell table:style-name="ce241"/>
          <table:table-cell table:style-name="ce373"/>
          <table:table-cell table:number-columns-repeated="16370"/>
        </table:table-row>
        <table:table-row table:style-name="ro4">
          <table:table-cell/>
          <table:table-cell office:value-type="string" table:style-name="ce374">
            <text:p>3- Técnicos e profissões de nível intermédio</text:p>
          </table:table-cell>
          <table:table-cell office:value-type="float" office:value="28712" table:style-name="ce271">
            <text:p>28 712</text:p>
          </table:table-cell>
          <table:table-cell office:value-type="float" office:value="9.3890818241868921" table:style-name="ce375">
            <text:p>9,4<text:s text:c="5"/></text:p>
          </table:table-cell>
          <table:table-cell office:value-type="float" office:value="30607" table:style-name="ce376">
            <text:p>30 607</text:p>
          </table:table-cell>
          <table:table-cell office:value-type="float" office:value="9.4644822937152906" table:style-name="ce377">
            <text:p>9,5<text:s text:c="5"/></text:p>
          </table:table-cell>
          <table:table-cell office:value-type="float" office:value="36155" table:style-name="ce273">
            <text:p>36 155</text:p>
          </table:table-cell>
          <table:table-cell office:value-type="float" office:value="8.9189242526654411" table:style-name="ce378">
            <text:p>8,9<text:s text:c="5"/></text:p>
          </table:table-cell>
          <table:table-cell office:value-type="float" office:value="-1895" table:style-name="ce275">
            <text:p><text:s/>-1 895</text:p>
          </table:table-cell>
          <table:table-cell office:value-type="float" office:value="-6.1913941255268403" table:style-name="ce276">
            <text:p>-6,2<text:s text:c="3"/></text:p>
          </table:table-cell>
          <table:table-cell office:value-type="float" office:value="-7443" table:style-name="ce275">
            <text:p><text:s/>-7 443</text:p>
          </table:table-cell>
          <table:table-cell office:value-type="float" office:value="-20.586364264970268" table:style-name="ce276">
            <text:p>-20,6<text:s text:c="3"/></text:p>
          </table:table-cell>
          <table:table-cell table:style-name="ce241"/>
          <table:table-cell table:style-name="ce373"/>
          <table:table-cell table:number-columns-repeated="16370"/>
        </table:table-row>
        <table:table-row table:style-name="ro4">
          <table:table-cell/>
          <table:table-cell office:value-type="string" table:style-name="ce374">
            <text:p>4- Pessoal administrativo</text:p>
          </table:table-cell>
          <table:table-cell office:value-type="float" office:value="36285" table:style-name="ce271">
            <text:p>36 285</text:p>
          </table:table-cell>
          <table:table-cell office:value-type="float" office:value="11.865520827201916" table:style-name="ce375">
            <text:p>11,9<text:s text:c="5"/></text:p>
          </table:table-cell>
          <table:table-cell office:value-type="float" office:value="38019" table:style-name="ce376">
            <text:p>38 019</text:p>
          </table:table-cell>
          <table:table-cell office:value-type="float" office:value="11.756465917102675" table:style-name="ce377">
            <text:p>11,8<text:s text:c="5"/></text:p>
          </table:table-cell>
          <table:table-cell office:value-type="float" office:value="46601" table:style-name="ce273">
            <text:p>46 601</text:p>
          </table:table-cell>
          <table:table-cell office:value-type="float" office:value="11.495803874940179" table:style-name="ce378">
            <text:p>11,5<text:s text:c="5"/></text:p>
          </table:table-cell>
          <table:table-cell office:value-type="float" office:value="-1734" table:style-name="ce275">
            <text:p><text:s/>-1 734</text:p>
          </table:table-cell>
          <table:table-cell office:value-type="float" office:value="-4.5608774560088374" table:style-name="ce276">
            <text:p>-4,6<text:s text:c="3"/></text:p>
          </table:table-cell>
          <table:table-cell office:value-type="float" office:value="-10316" table:style-name="ce275">
            <text:p><text:s/>-10 316</text:p>
          </table:table-cell>
          <table:table-cell office:value-type="float" office:value="-22.136864015793652" table:style-name="ce276">
            <text:p>-22,1<text:s text:c="3"/></text:p>
          </table:table-cell>
          <table:table-cell table:style-name="ce255"/>
          <table:table-cell table:style-name="ce373"/>
          <table:table-cell table:number-columns-repeated="16370"/>
        </table:table-row>
        <table:table-row table:style-name="ro4">
          <table:table-cell/>
          <table:table-cell office:value-type="string" table:style-name="ce374">
            <text:p>5- Trab. serviços pessoais, de proteção e segurança e vendedores</text:p>
          </table:table-cell>
          <table:table-cell office:value-type="float" office:value="64750" table:style-name="ce271">
            <text:p>64 750</text:p>
          </table:table-cell>
          <table:table-cell office:value-type="float" office:value="21.173831433411159" table:style-name="ce375">
            <text:p>21,2<text:s text:c="5"/></text:p>
          </table:table-cell>
          <table:table-cell office:value-type="float" office:value="69705" table:style-name="ce376">
            <text:p>69 705</text:p>
          </table:table-cell>
          <table:table-cell office:value-type="float" office:value="21.554603139263051" table:style-name="ce377">
            <text:p>21,6<text:s text:c="5"/></text:p>
          </table:table-cell>
          <table:table-cell office:value-type="float" office:value="95417" table:style-name="ce273">
            <text:p>95 417</text:p>
          </table:table-cell>
          <table:table-cell office:value-type="float" office:value="23.538016745030514" table:style-name="ce378">
            <text:p>23,5<text:s text:c="5"/></text:p>
          </table:table-cell>
          <table:table-cell office:value-type="float" office:value="-4955" table:style-name="ce275">
            <text:p><text:s/>-4 955</text:p>
          </table:table-cell>
          <table:table-cell office:value-type="float" office:value="-7.108528799942615" table:style-name="ce276">
            <text:p>-7,1<text:s text:c="3"/></text:p>
          </table:table-cell>
          <table:table-cell office:value-type="float" office:value="-30667" table:style-name="ce275">
            <text:p><text:s/>-30 667</text:p>
          </table:table-cell>
          <table:table-cell office:value-type="float" office:value="-32.139975056855697" table:style-name="ce276">
            <text:p>-32,1<text:s text:c="3"/></text:p>
          </table:table-cell>
          <table:table-cell table:style-name="ce255"/>
          <table:table-cell table:style-name="ce373"/>
          <table:table-cell table:number-columns-repeated="16370"/>
        </table:table-row>
        <table:table-row table:style-name="ro4">
          <table:table-cell/>
          <table:table-cell office:value-type="string" table:style-name="ce374">
            <text:p>6- Agricultores e trab. qualificados da agric., <text:s/>pesca e floresta</text:p>
          </table:table-cell>
          <table:table-cell office:value-type="float" office:value="10144" table:style-name="ce271">
            <text:p>10 144</text:p>
          </table:table-cell>
          <table:table-cell office:value-type="float" office:value="3.3171790897378042" table:style-name="ce375">
            <text:p>3,3<text:s text:c="5"/></text:p>
          </table:table-cell>
          <table:table-cell office:value-type="float" office:value="10520" table:style-name="ce376">
            <text:p>10 520</text:p>
          </table:table-cell>
          <table:table-cell office:value-type="float" office:value="3.253058245822356" table:style-name="ce377">
            <text:p>3,3<text:s text:c="5"/></text:p>
          </table:table-cell>
          <table:table-cell office:value-type="float" office:value="11366" table:style-name="ce273">
            <text:p>11 366</text:p>
          </table:table-cell>
          <table:table-cell office:value-type="float" office:value="2.8038305367389125" table:style-name="ce378">
            <text:p>2,8<text:s text:c="5"/></text:p>
          </table:table-cell>
          <table:table-cell office:value-type="float" office:value="-376" table:style-name="ce275">
            <text:p><text:s/>- 376</text:p>
          </table:table-cell>
          <table:table-cell office:value-type="float" office:value="-3.5741444866920151" table:style-name="ce276">
            <text:p>-3,6<text:s text:c="3"/></text:p>
          </table:table-cell>
          <table:table-cell office:value-type="float" office:value="-1222" table:style-name="ce275">
            <text:p><text:s/>-1 222</text:p>
          </table:table-cell>
          <table:table-cell office:value-type="float" office:value="-10.751363716346999" table:style-name="ce276">
            <text:p>-10,8<text:s text:c="3"/></text:p>
          </table:table-cell>
          <table:table-cell table:style-name="ce268"/>
          <table:table-cell table:style-name="ce373"/>
          <table:table-cell table:number-columns-repeated="16370"/>
        </table:table-row>
        <table:table-row table:style-name="ro4">
          <table:table-cell/>
          <table:table-cell office:value-type="string" table:style-name="ce374">
            <text:p>7- Trabalhadores qualificados da indústria, construção e artífices</text:p>
          </table:table-cell>
          <table:table-cell office:value-type="float" office:value="29567" table:style-name="ce271">
            <text:p>29 567</text:p>
          </table:table-cell>
          <table:table-cell office:value-type="float" office:value="9.668674501801819" table:style-name="ce375">
            <text:p>9,7<text:s text:c="5"/></text:p>
          </table:table-cell>
          <table:table-cell office:value-type="float" office:value="31161" table:style-name="ce376">
            <text:p>31 161</text:p>
          </table:table-cell>
          <table:table-cell office:value-type="float" office:value="9.6357935359382552" table:style-name="ce377">
            <text:p>9,6<text:s text:c="5"/></text:p>
          </table:table-cell>
          <table:table-cell office:value-type="float" office:value="40069" table:style-name="ce273">
            <text:p>40 069</text:p>
          </table:table-cell>
          <table:table-cell office:value-type="float" office:value="9.8844523822445449" table:style-name="ce378">
            <text:p>9,9<text:s text:c="5"/></text:p>
          </table:table-cell>
          <table:table-cell office:value-type="float" office:value="-1594" table:style-name="ce275">
            <text:p><text:s/>-1 594</text:p>
          </table:table-cell>
          <table:table-cell office:value-type="float" office:value="-5.115368569686467" table:style-name="ce276">
            <text:p>-5,1<text:s text:c="3"/></text:p>
          </table:table-cell>
          <table:table-cell office:value-type="float" office:value="-10502" table:style-name="ce275">
            <text:p><text:s/>-10 502</text:p>
          </table:table-cell>
          <table:table-cell office:value-type="float" office:value="-26.209788115500761" table:style-name="ce276">
            <text:p>-26,2<text:s text:c="3"/></text:p>
          </table:table-cell>
          <table:table-cell table:style-name="ce286"/>
          <table:table-cell table:style-name="ce373"/>
          <table:table-cell table:number-columns-repeated="16370"/>
        </table:table-row>
        <table:table-row table:style-name="ro4">
          <table:table-cell/>
          <table:table-cell office:value-type="string" table:style-name="ce374">
            <text:p>8- Operadores de instalações e máquinas e trab. da montagem</text:p>
          </table:table-cell>
          <table:table-cell office:value-type="float" office:value="17764" table:style-name="ce271">
            <text:p>17 764</text:p>
          </table:table-cell>
          <table:table-cell office:value-type="float" office:value="5.8089875147971561" table:style-name="ce375">
            <text:p>5,8<text:s text:c="5"/></text:p>
          </table:table-cell>
          <table:table-cell office:value-type="float" office:value="18797" table:style-name="ce376">
            <text:p>18 797</text:p>
          </table:table-cell>
          <table:table-cell office:value-type="float" office:value="5.8125224188900022" table:style-name="ce377">
            <text:p>5,8<text:s text:c="5"/></text:p>
          </table:table-cell>
          <table:table-cell office:value-type="float" office:value="24563" table:style-name="ce273">
            <text:p>24 563</text:p>
          </table:table-cell>
          <table:table-cell office:value-type="float" office:value="6.0593427304168497" table:style-name="ce378">
            <text:p>6,1<text:s text:c="5"/></text:p>
          </table:table-cell>
          <table:table-cell office:value-type="float" office:value="-1033" table:style-name="ce275">
            <text:p><text:s/>-1 033</text:p>
          </table:table-cell>
          <table:table-cell office:value-type="float" office:value="-5.4955578017768794" table:style-name="ce276">
            <text:p>-5,5<text:s text:c="3"/></text:p>
          </table:table-cell>
          <table:table-cell office:value-type="float" office:value="-6799" table:style-name="ce275">
            <text:p><text:s/>-6 799</text:p>
          </table:table-cell>
          <table:table-cell office:value-type="float" office:value="-27.679843667304482" table:style-name="ce276">
            <text:p>-27,7<text:s text:c="3"/></text:p>
          </table:table-cell>
          <table:table-cell table:style-name="ce292"/>
          <table:table-cell table:style-name="ce373"/>
          <table:table-cell table:number-columns-repeated="16370"/>
        </table:table-row>
        <table:table-row table:style-name="ro4">
          <table:table-cell/>
          <table:table-cell office:value-type="string" table:style-name="ce374">
            <text:p>9- Trabalhadores não qualificados</text:p>
          </table:table-cell>
          <table:table-cell office:value-type="float" office:value="78667" table:style-name="ce271">
            <text:p>78 667</text:p>
          </table:table-cell>
          <table:table-cell office:value-type="float" office:value="25.724815403430977" table:style-name="ce375">
            <text:p>25,7<text:s text:c="5"/></text:p>
          </table:table-cell>
          <table:table-cell office:value-type="float" office:value="82326" table:style-name="ce376">
            <text:p>82 326</text:p>
          </table:table-cell>
          <table:table-cell office:value-type="float" office:value="25.4573453560429" table:style-name="ce377">
            <text:p>25,5<text:s text:c="5"/></text:p>
          </table:table-cell>
          <table:table-cell office:value-type="float" office:value="102187" table:style-name="ce273">
            <text:p>102 187</text:p>
          </table:table-cell>
          <table:table-cell office:value-type="float" office:value="25.208079452554927" table:style-name="ce378">
            <text:p>25,2<text:s text:c="5"/></text:p>
          </table:table-cell>
          <table:table-cell office:value-type="float" office:value="-3659" table:style-name="ce275">
            <text:p><text:s/>-3 659</text:p>
          </table:table-cell>
          <table:table-cell office:value-type="float" office:value="-4.4445254233170566" table:style-name="ce276">
            <text:p>-4,4<text:s text:c="3"/></text:p>
          </table:table-cell>
          <table:table-cell office:value-type="float" office:value="-23520" table:style-name="ce275">
            <text:p><text:s/>-23 520</text:p>
          </table:table-cell>
          <table:table-cell office:value-type="float" office:value="-23.016626381046514" table:style-name="ce276">
            <text:p>-23,0<text:s text:c="3"/></text:p>
          </table:table-cell>
          <table:table-cell table:style-name="ce286"/>
          <table:table-cell table:style-name="ce373"/>
          <table:table-cell table:number-columns-repeated="16370"/>
        </table:table-row>
        <table:table-row table:style-name="ro4">
          <table:table-cell/>
          <table:table-cell office:value-type="string" table:style-name="ce374">
            <text:p>0- Profissões das Forças Armadas</text:p>
          </table:table-cell>
          <table:table-cell office:value-type="float" office:value="162" table:style-name="ce271">
            <text:p><text:s/>162</text:p>
          </table:table-cell>
          <table:table-cell office:value-type="float" office:value="5.2975454705986226E-2" table:style-name="ce375">
            <text:p>0,1<text:s text:c="5"/></text:p>
          </table:table-cell>
          <table:table-cell office:value-type="float" office:value="160" table:style-name="ce376">
            <text:p><text:s/>160</text:p>
          </table:table-cell>
          <table:table-cell office:value-type="float" office:value="4.9476171039123287E-2" table:style-name="ce377">
            <text:p>0,0<text:s text:c="5"/></text:p>
          </table:table-cell>
          <table:table-cell office:value-type="float" office:value="174" table:style-name="ce273">
            <text:p><text:s/>174</text:p>
          </table:table-cell>
          <table:table-cell office:value-type="float" office:value="4.2923325126919834E-2" table:style-name="ce378">
            <text:p>0,0<text:s text:c="5"/></text:p>
          </table:table-cell>
          <table:table-cell office:value-type="float" office:value="2" table:style-name="ce275">
            <text:p>+ 2</text:p>
          </table:table-cell>
          <table:table-cell office:value-type="float" office:value="1.25" table:style-name="ce276">
            <text:p>+1,3<text:s text:c="3"/></text:p>
          </table:table-cell>
          <table:table-cell office:value-type="float" office:value="-12" table:style-name="ce275">
            <text:p><text:s/>- 12</text:p>
          </table:table-cell>
          <table:table-cell office:value-type="float" office:value="-6.8965517241379306" table:style-name="ce276">
            <text:p>-6,9<text:s text:c="3"/></text:p>
          </table:table-cell>
          <table:table-cell table:style-name="ce292"/>
          <table:table-cell table:style-name="ce373"/>
          <table:table-cell table:number-columns-repeated="16370"/>
        </table:table-row>
        <table:table-row table:style-name="ro4">
          <table:table-cell/>
          <table:table-cell office:value-type="string" table:style-name="ce374">
            <text:p><text:s text:c="5"/>Outros</text:p>
          </table:table-cell>
          <table:table-cell office:value-type="float" office:value="3" table:style-name="ce271">
            <text:p><text:s/>3</text:p>
          </table:table-cell>
          <table:table-cell office:value-type="float" office:value="9.8102693899974479E-4" table:style-name="ce375">
            <text:p>0,0<text:s text:c="5"/></text:p>
          </table:table-cell>
          <table:table-cell office:value-type="float" office:value="3" table:style-name="ce376">
            <text:p><text:s/>3</text:p>
          </table:table-cell>
          <table:table-cell office:value-type="float" office:value="9.2767820698356151E-4" table:style-name="ce377">
            <text:p>0,0<text:s text:c="5"/></text:p>
          </table:table-cell>
          <table:table-cell office:value-type="float" office:value="8" table:style-name="ce273">
            <text:p><text:s/>8</text:p>
          </table:table-cell>
          <table:table-cell office:value-type="float" office:value="1.9734862127319462E-3" table:style-name="ce378">
            <text:p>0,0<text:s text:c="5"/></text:p>
          </table:table-cell>
          <table:table-cell office:value-type="float" office:value="0" table:style-name="ce275">
            <text:p>+ 0</text:p>
          </table:table-cell>
          <table:table-cell office:value-type="float" office:value="0" table:style-name="ce276">
            <text:p>+0,0<text:s text:c="3"/></text:p>
          </table:table-cell>
          <table:table-cell office:value-type="float" office:value="-5" table:style-name="ce275">
            <text:p><text:s/>- 5</text:p>
          </table:table-cell>
          <table:table-cell office:value-type="float" office:value="-62.5" table:style-name="ce276">
            <text:p>-62,5<text:s text:c="3"/></text:p>
          </table:table-cell>
          <table:table-cell table:style-name="ce286"/>
          <table:table-cell table:style-name="ce373"/>
          <table:table-cell table:number-columns-repeated="16370"/>
        </table:table-row>
        <table:table-row table:style-name="ro44">
          <table:table-cell/>
          <table:table-cell table:style-name="ce379"/>
          <table:table-cell table:style-name="ce380"/>
          <table:table-cell table:style-name="ce381"/>
          <table:table-cell table:style-name="ce382"/>
          <table:table-cell table:style-name="ce383"/>
          <table:table-cell table:style-name="ce384"/>
          <table:table-cell table:style-name="ce385"/>
          <table:table-cell table:style-name="ce301"/>
          <table:table-cell table:style-name="ce302"/>
          <table:table-cell table:style-name="ce301"/>
          <table:table-cell table:style-name="ce302"/>
          <table:table-cell table:style-name="ce286"/>
          <table:table-cell table:number-columns-repeated="16371" table:style-name="ce1"/>
        </table:table-row>
        <table:table-row table:style-name="ro40">
          <table:table-cell/>
          <table:table-cell office:value-type="string" table:style-name="ce358">
            <text:p><text:s text:c="4"/>(1) - Mês homólogo do ano anterior</text:p>
          </table:table-cell>
          <table:table-cell table:number-columns-repeated="10" table:style-name="ce1"/>
          <table:table-cell table:style-name="ce292"/>
          <table:table-cell table:number-columns-repeated="16371" table:style-name="ce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86"/>
          <table:table-cell table:number-columns-repeated="16371" table:style-name="ce1"/>
        </table:table-row>
        <table:table-row table:style-name="ro24">
          <table:table-cell/>
          <table:table-cell table:number-columns-repeated="3" table:style-name="ce1"/>
          <table:table-cell table:style-name="ce206"/>
          <table:table-cell table:number-columns-repeated="3" table:style-name="ce386"/>
          <table:table-cell table:style-name="ce387"/>
          <table:table-cell table:style-name="ce388"/>
          <table:table-cell table:style-name="ce387"/>
          <table:table-cell table:style-name="ce388"/>
          <table:table-cell table:number-columns-repeated="16372" table:style-name="ce1"/>
        </table:table-row>
        <table:table-row table:style-name="ro24">
          <table:table-cell/>
          <table:table-cell table:number-columns-repeated="3" table:style-name="ce1"/>
          <table:table-cell table:style-name="ce206"/>
          <table:table-cell table:number-columns-repeated="16379" table:style-name="ce1"/>
        </table:table-row>
        <table:table-row table:number-rows-repeated="15" table:style-name="ro24">
          <table:table-cell table:number-columns-repeated="16384"/>
        </table:table-row>
        <table:table-row table:style-name="ro24">
          <table:table-cell/>
          <table:table-cell table:number-columns-repeated="3" table:style-name="ce227"/>
          <table:table-cell table:number-columns-repeated="2" table:style-name="ce389"/>
          <table:table-cell table:number-columns-repeated="6" table:style-name="ce227"/>
          <table:table-cell table:number-columns-repeated="16372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8">
        <table:table-column table:style-name="co10" table:default-cell-style-name="ce1" table:visibility="collapse"/>
        <table:table-column table:style-name="co58" table:default-cell-style-name="ce1"/>
        <table:table-column table:style-name="co3" table:default-cell-style-name="ce1"/>
        <table:table-column table:style-name="co59" table:default-cell-style-name="ce1"/>
        <table:table-column table:style-name="co21" table:default-cell-style-name="ce1"/>
        <table:table-column table:style-name="co25" table:default-cell-style-name="ce1"/>
        <table:table-column table:style-name="co5" table:default-cell-style-name="ce1"/>
        <table:table-column table:style-name="co25" table:default-cell-style-name="ce1"/>
        <table:table-column table:style-name="co1" table:default-cell-style-name="ce1"/>
        <table:table-column table:style-name="co54" table:default-cell-style-name="ce1"/>
        <table:table-column table:style-name="co55" table:default-cell-style-name="ce1"/>
        <table:table-column table:style-name="co1" table:default-cell-style-name="ce1"/>
        <table:table-column table:style-name="co10" table:default-cell-style-name="ce1"/>
        <table:table-column table:style-name="co60" table:default-cell-style-name="ce1"/>
        <table:table-column table:style-name="co10" table:number-columns-repeated="3" table:default-cell-style-name="ce1"/>
        <table:table-column table:style-name="co61" table:default-cell-style-name="ce1"/>
        <table:table-column table:style-name="co10" table:number-columns-repeated="16366" table:default-cell-style-name="ce1"/>
        <table:table-row table:style-name="ro24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53387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7455in" svg:y="0.26082in" svg:width="1.93343in" svg:height="0.51757in">
                <draw:text-box>
                  <text:p text:style-name="a48" text:class-names="" text:cond-style-name=""><text:span text:style-name="a46" text:class-names="">MARÇO 2022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13" draw:style-name="a41" draw:name="Text Box 122" svg:x="0in" svg:y="0in" svg:width="0.97917in" svg:height="0.3206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36487in" svg:height="0.30222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24">
          <table:table-cell/>
          <table:table-cell table:number-columns-repeated="11" table:style-name="ce229"/>
          <table:table-cell table:style-name="ce230"/>
          <table:table-cell table:number-columns-repeated="16371"/>
        </table:table-row>
        <table:table-row table:style-name="ro24">
          <table:table-cell/>
          <table:table-cell table:number-columns-repeated="11" table:style-name="ce229"/>
          <table:table-cell table:number-columns-repeated="16372" table:style-name="ce1"/>
        </table:table-row>
        <table:table-row table:style-name="ro33">
          <table:table-cell/>
          <table:table-cell office:value-type="string" table:style-name="ce231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231"/>
          <table:table-cell office:value-type="string" table:number-columns-spanned="2" table:number-rows-spanned="1" table:style-name="ce306">
            <text:p>CONTINENTE</text:p>
          </table:table-cell>
          <table:covered-table-cell/>
          <table:table-cell table:style-name="ce230"/>
          <table:table-cell table:number-columns-repeated="16371"/>
        </table:table-row>
        <table:table-row table:style-name="ro33">
          <table:table-cell/>
          <table:table-cell office:value-type="string" table:style-name="ce233">
            <text:p>Situação no fim do mês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style-name="ce230"/>
          <table:table-cell table:number-columns-repeated="16371"/>
        </table:table-row>
        <table:table-row table:style-name="ro36">
          <table:table-cell/>
          <table:table-cell table:style-name="ce229"/>
          <table:table-cell table:style-name="ce235"/>
          <table:table-cell table:number-columns-repeated="9" table:style-name="ce229"/>
          <table:table-cell table:style-name="ce230"/>
          <table:table-cell table:number-columns-repeated="16371"/>
        </table:table-row>
        <table:table-row table:style-name="ro24">
          <table:table-cell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39"/>
          <table:table-cell table:style-name="ce240"/>
          <table:table-cell office:value-type="string" table:number-columns-spanned="4" table:number-rows-spanned="1" table:style-name="ce307">
            <text:p>Variação</text:p>
          </table:table-cell>
          <table:covered-table-cell table:number-columns-repeated="3"/>
          <table:table-cell table:style-name="ce241"/>
          <table:table-cell table:number-columns-repeated="16371"/>
        </table:table-row>
        <table:table-row table:style-name="ro24">
          <table:table-cell/>
          <table:table-cell office:value-type="string" table:style-name="ce242">
            <text:p>CAE <text:s/>Rev.3</text:p>
          </table:table-cell>
          <table:table-cell office:value-type="string" table:style-name="ce243">
            <text:p>MARÇO 2022</text:p>
          </table:table-cell>
          <table:table-cell office:value-type="string" table:style-name="ce244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246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246">
            <text:p>%</text:p>
          </table:table-cell>
          <table:table-cell office:value-type="string" table:number-columns-spanned="2" table:number-rows-spanned="1" table:style-name="ce308">
            <text:p>Mês <text:s/>anterior</text:p>
          </table:table-cell>
          <table:covered-table-cell/>
          <table:table-cell office:value-type="string" table:number-columns-spanned="2" table:number-rows-spanned="1" table:style-name="ce309">
            <text:p>Mês <text:s/>homólogo<text:span text:style-name="T2">(1)<text:s/></text:span></text:p>
          </table:table-cell>
          <table:covered-table-cell/>
          <table:table-cell table:style-name="ce241"/>
          <table:table-cell table:number-columns-repeated="16371"/>
        </table:table-row>
        <table:table-row table:style-name="ro24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0"/>
          <table:table-cell table:style-name="ce251"/>
          <table:table-cell office:value-type="string" table:style-name="ce252">
            <text:p>Var. Abs.</text:p>
          </table:table-cell>
          <table:table-cell office:value-type="string" table:style-name="ce253">
            <text:p>Var. %</text:p>
          </table:table-cell>
          <table:table-cell office:value-type="string" table:style-name="ce252">
            <text:p>Var. Abs.</text:p>
          </table:table-cell>
          <table:table-cell office:value-type="string" table:style-name="ce254">
            <text:p>Var. %</text:p>
          </table:table-cell>
          <table:table-cell table:style-name="ce255"/>
          <table:table-cell table:number-columns-repeated="16371"/>
        </table:table-row>
        <table:table-row table:style-name="ro45">
          <table:table-cell/>
          <table:table-cell table:style-name="ce242"/>
          <table:table-cell table:style-name="ce310"/>
          <table:table-cell table:style-name="ce311"/>
          <table:table-cell table:style-name="ce312"/>
          <table:table-cell table:style-name="ce313"/>
          <table:table-cell table:style-name="ce312"/>
          <table:table-cell table:style-name="ce313"/>
          <table:table-cell table:number-columns-repeated="4" table:style-name="ce314"/>
          <table:table-cell table:style-name="ce255"/>
          <table:table-cell table:number-columns-repeated="16371"/>
        </table:table-row>
        <table:table-row table:style-name="ro28">
          <table:table-cell/>
          <table:table-cell office:value-type="string" table:style-name="ce394">
            <text:p><text:s text:c="2"/>Total</text:p>
          </table:table-cell>
          <table:table-cell office:value-type="float" office:value="276835" table:style-name="ce262">
            <text:p>276 835</text:p>
          </table:table-cell>
          <table:table-cell office:value-type="float" office:value="99.999999999999986" table:style-name="ce263">
            <text:p>100,0<text:s text:c="5"/></text:p>
          </table:table-cell>
          <table:table-cell office:value-type="float" office:value="293465" table:style-name="ce264">
            <text:p>293 465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373396" table:style-name="ce264">
            <text:p>373 396</text:p>
          </table:table-cell>
          <table:table-cell office:value-type="float" office:value="99.999999999999986" table:style-name="ce265">
            <text:p>100,0<text:s text:c="5"/></text:p>
          </table:table-cell>
          <table:table-cell office:value-type="float" office:value="-16630" table:style-name="ce266">
            <text:p><text:s/>-16 630</text:p>
          </table:table-cell>
          <table:table-cell office:value-type="float" office:value="-5.6667745727769923" table:style-name="ce267">
            <text:p>-5,7<text:s text:c="3"/></text:p>
          </table:table-cell>
          <table:table-cell office:value-type="float" office:value="-96561" table:style-name="ce266">
            <text:p><text:s/>-96 561</text:p>
          </table:table-cell>
          <table:table-cell office:value-type="float" office:value="-25.860212750002674" table:style-name="ce267">
            <text:p>-25,9<text:s text:c="3"/></text:p>
          </table:table-cell>
          <table:table-cell table:style-name="ce268"/>
          <table:table-cell table:number-columns-repeated="16371"/>
        </table:table-row>
        <table:table-row table:style-name="ro2">
          <table:table-cell table:style-name="ce199"/>
          <table:table-cell office:value-type="string" table:style-name="ce395">
            <text:p>Agricultura, produção animal, caça, floresta e pesca</text:p>
          </table:table-cell>
          <table:table-cell office:value-type="float" office:value="13259" table:style-name="ce262">
            <text:p>13 259</text:p>
          </table:table-cell>
          <table:table-cell office:value-type="float" office:value="4.7894955478895369" table:style-name="ce263">
            <text:p>4,8<text:s text:c="5"/></text:p>
          </table:table-cell>
          <table:table-cell office:value-type="float" office:value="13663" table:style-name="ce264">
            <text:p>13 663</text:p>
          </table:table-cell>
          <table:table-cell office:value-type="float" office:value="4.6557511117169001" table:style-name="ce265">
            <text:p>4,7<text:s text:c="5"/></text:p>
          </table:table-cell>
          <table:table-cell office:value-type="float" office:value="15625" table:style-name="ce264">
            <text:p>15 625</text:p>
          </table:table-cell>
          <table:table-cell office:value-type="float" office:value="4.184565447942667" table:style-name="ce265">
            <text:p>4,2<text:s text:c="5"/></text:p>
          </table:table-cell>
          <table:table-cell office:value-type="float" office:value="-404" table:style-name="ce266">
            <text:p><text:s/>- 404</text:p>
          </table:table-cell>
          <table:table-cell office:value-type="float" office:value="-2.9568908731610919" table:style-name="ce267">
            <text:p>-3,0<text:s text:c="3"/></text:p>
          </table:table-cell>
          <table:table-cell office:value-type="float" office:value="-2366" table:style-name="ce266">
            <text:p><text:s/>-2 366</text:p>
          </table:table-cell>
          <table:table-cell office:value-type="float" office:value="-15.1424" table:style-name="ce267">
            <text:p>-15,1<text:s text:c="3"/></text:p>
          </table:table-cell>
          <table:table-cell table:style-name="ce396"/>
          <table:table-cell table:number-columns-repeated="16371" table:style-name="ce199"/>
        </table:table-row>
        <table:table-row table:style-name="ro46">
          <table:table-cell table:style-name="ce199"/>
          <table:table-cell office:value-type="string" table:style-name="ce395">
            <text:p>Indústria, energia e água e construção</text:p>
          </table:table-cell>
          <table:table-cell office:value-type="float" office:value="53606" table:style-name="ce282">
            <text:p>53 606</text:p>
          </table:table-cell>
          <table:table-cell office:value-type="float" office:value="19.363881012155254" table:style-name="ce283">
            <text:p>19,4<text:s text:c="5"/></text:p>
          </table:table-cell>
          <table:table-cell office:value-type="float" office:value="56616" table:style-name="ce264">
            <text:p>56 616</text:p>
          </table:table-cell>
          <table:table-cell office:value-type="float" office:value="19.29224950164415" table:style-name="ce265">
            <text:p>19,3<text:s text:c="5"/></text:p>
          </table:table-cell>
          <table:table-cell office:value-type="float" office:value="72731" table:style-name="ce264">
            <text:p>72 731</text:p>
          </table:table-cell>
          <table:table-cell office:value-type="float" office:value="19.478248294036359" table:style-name="ce265">
            <text:p>19,5<text:s text:c="5"/></text:p>
          </table:table-cell>
          <table:table-cell office:value-type="float" office:value="-3010" table:style-name="ce266">
            <text:p><text:s/>-3 010</text:p>
          </table:table-cell>
          <table:table-cell office:value-type="float" office:value="-5.3165182987141444" table:style-name="ce267">
            <text:p>-5,3<text:s text:c="3"/></text:p>
          </table:table-cell>
          <table:table-cell office:value-type="float" office:value="-19125" table:style-name="ce266">
            <text:p><text:s/>-19 125</text:p>
          </table:table-cell>
          <table:table-cell office:value-type="float" office:value="-26.295527354223097" table:style-name="ce267">
            <text:p>-26,3<text:s text:c="3"/></text:p>
          </table:table-cell>
          <table:table-cell table:style-name="ce396"/>
          <table:table-cell table:number-columns-repeated="16371" table:style-name="ce199"/>
        </table:table-row>
        <table:table-row table:style-name="ro47">
          <table:table-cell/>
          <table:table-cell office:value-type="string" table:style-name="ce397">
            <text:p>Indústrias extrativas</text:p>
          </table:table-cell>
          <table:table-cell office:value-type="float" office:value="1501" table:style-name="ce271">
            <text:p>1 501</text:p>
          </table:table-cell>
          <table:table-cell office:value-type="float" office:value="0.54220022757238062" table:style-name="ce272">
            <text:p>0,5<text:s text:c="5"/></text:p>
          </table:table-cell>
          <table:table-cell office:value-type="float" office:value="1567" table:style-name="ce273">
            <text:p>1 567</text:p>
          </table:table-cell>
          <table:table-cell office:value-type="float" office:value="0.53396486804218557" table:style-name="ce274">
            <text:p>0,5<text:s text:c="5"/></text:p>
          </table:table-cell>
          <table:table-cell office:value-type="float" office:value="2031" table:style-name="ce273">
            <text:p>2 031</text:p>
          </table:table-cell>
          <table:table-cell office:value-type="float" office:value="0.54392655518537958" table:style-name="ce274">
            <text:p>0,5<text:s text:c="5"/></text:p>
          </table:table-cell>
          <table:table-cell office:value-type="float" office:value="-66" table:style-name="ce275">
            <text:p><text:s/>- 66</text:p>
          </table:table-cell>
          <table:table-cell office:value-type="float" office:value="-4.2118698149329923" table:style-name="ce276">
            <text:p>-4,2<text:s text:c="3"/></text:p>
          </table:table-cell>
          <table:table-cell office:value-type="float" office:value="-530" table:style-name="ce275">
            <text:p><text:s/>- 530</text:p>
          </table:table-cell>
          <table:table-cell office:value-type="float" office:value="-26.095519448547517" table:style-name="ce276">
            <text:p>-26,1<text:s text:c="3"/></text:p>
          </table:table-cell>
          <table:table-cell table:number-columns-repeated="16372" table:style-name="ce1"/>
        </table:table-row>
        <table:table-row table:style-name="ro47">
          <table:table-cell/>
          <table:table-cell office:value-type="string" table:style-name="ce397">
            <text:p>Indústrias alimentares das bebidas e do tabaco</text:p>
          </table:table-cell>
          <table:table-cell office:value-type="float" office:value="5671" table:style-name="ce271">
            <text:p>5 671</text:p>
          </table:table-cell>
          <table:table-cell office:value-type="float" office:value="2.0485126519406869" table:style-name="ce272">
            <text:p>2,0<text:s text:c="5"/></text:p>
          </table:table-cell>
          <table:table-cell office:value-type="float" office:value="5969" table:style-name="ce273">
            <text:p>5 969</text:p>
          </table:table-cell>
          <table:table-cell office:value-type="float" office:value="2.0339733869456325" table:style-name="ce274">
            <text:p>2,0<text:s text:c="5"/></text:p>
          </table:table-cell>
          <table:table-cell office:value-type="float" office:value="8019" table:style-name="ce273">
            <text:p>8 019</text:p>
          </table:table-cell>
          <table:table-cell office:value-type="float" office:value="2.1475859409313438" table:style-name="ce274">
            <text:p>2,1<text:s text:c="5"/></text:p>
          </table:table-cell>
          <table:table-cell office:value-type="float" office:value="-298" table:style-name="ce275">
            <text:p><text:s/>- 298</text:p>
          </table:table-cell>
          <table:table-cell office:value-type="float" office:value="-4.9924610487518848" table:style-name="ce276">
            <text:p>-5,0<text:s text:c="3"/></text:p>
          </table:table-cell>
          <table:table-cell office:value-type="float" office:value="-2348" table:style-name="ce275">
            <text:p><text:s/>-2 348</text:p>
          </table:table-cell>
          <table:table-cell office:value-type="float" office:value="-29.280458910088541" table:style-name="ce276">
            <text:p>-29,3<text:s text:c="3"/></text:p>
          </table:table-cell>
          <table:table-cell table:style-name="ce286"/>
          <table:table-cell table:number-columns-repeated="16371"/>
        </table:table-row>
        <table:table-row table:style-name="ro47">
          <table:table-cell/>
          <table:table-cell office:value-type="string" table:style-name="ce397">
            <text:p>Fabricação de têxteis</text:p>
          </table:table-cell>
          <table:table-cell office:value-type="float" office:value="2295" table:style-name="ce271">
            <text:p>2 295</text:p>
          </table:table-cell>
          <table:table-cell office:value-type="float" office:value="0.82901367240413959" table:style-name="ce289">
            <text:p>0,8<text:s text:c="5"/></text:p>
          </table:table-cell>
          <table:table-cell office:value-type="float" office:value="2428" table:style-name="ce290">
            <text:p>2 428</text:p>
          </table:table-cell>
          <table:table-cell office:value-type="float" office:value="0.82735590274819815" table:style-name="ce291">
            <text:p>0,8<text:s text:c="5"/></text:p>
          </table:table-cell>
          <table:table-cell office:value-type="float" office:value="3181" table:style-name="ce273">
            <text:p>3 181</text:p>
          </table:table-cell>
          <table:table-cell office:value-type="float" office:value="0.85191057215395982" table:style-name="ce291">
            <text:p>0,9<text:s text:c="5"/></text:p>
          </table:table-cell>
          <table:table-cell office:value-type="float" office:value="-133" table:style-name="ce275">
            <text:p><text:s/>- 133</text:p>
          </table:table-cell>
          <table:table-cell office:value-type="float" office:value="-5.4777594728171337" table:style-name="ce276">
            <text:p>-5,5<text:s text:c="3"/></text:p>
          </table:table-cell>
          <table:table-cell office:value-type="float" office:value="-886" table:style-name="ce275">
            <text:p><text:s/>- 886</text:p>
          </table:table-cell>
          <table:table-cell office:value-type="float" office:value="-27.852876453945303" table:style-name="ce276">
            <text:p>-27,9<text:s text:c="3"/></text:p>
          </table:table-cell>
          <table:table-cell table:style-name="ce292"/>
          <table:table-cell table:number-columns-repeated="16371"/>
        </table:table-row>
        <table:table-row table:style-name="ro47">
          <table:table-cell/>
          <table:table-cell office:value-type="string" table:style-name="ce398">
            <text:p>Indústria do vestuário</text:p>
          </table:table-cell>
          <table:table-cell office:value-type="float" office:value="6590" table:style-name="ce271">
            <text:p>6 590</text:p>
          </table:table-cell>
          <table:table-cell office:value-type="float" office:value="2.3804793469033898" table:style-name="ce289">
            <text:p>2,4<text:s text:c="5"/></text:p>
          </table:table-cell>
          <table:table-cell office:value-type="float" office:value="7135" table:style-name="ce290">
            <text:p>7 135</text:p>
          </table:table-cell>
          <table:table-cell office:value-type="float" office:value="2.4312950437019745" table:style-name="ce291">
            <text:p>2,4<text:s text:c="5"/></text:p>
          </table:table-cell>
          <table:table-cell office:value-type="float" office:value="9693" table:style-name="ce273">
            <text:p>9 693</text:p>
          </table:table-cell>
          <table:table-cell office:value-type="float" office:value="2.5959035447621295" table:style-name="ce291">
            <text:p>2,6<text:s text:c="5"/></text:p>
          </table:table-cell>
          <table:table-cell office:value-type="float" office:value="-545" table:style-name="ce275">
            <text:p><text:s/>- 545</text:p>
          </table:table-cell>
          <table:table-cell office:value-type="float" office:value="-7.6384022424667126" table:style-name="ce276">
            <text:p>-7,6<text:s text:c="3"/></text:p>
          </table:table-cell>
          <table:table-cell office:value-type="float" office:value="-3103" table:style-name="ce275">
            <text:p><text:s/>-3 103</text:p>
          </table:table-cell>
          <table:table-cell office:value-type="float" office:value="-32.012792737026722" table:style-name="ce276">
            <text:p>-32,0<text:s text:c="3"/></text:p>
          </table:table-cell>
          <table:table-cell table:style-name="ce286"/>
          <table:table-cell table:number-columns-repeated="16371"/>
        </table:table-row>
        <table:table-row table:style-name="ro47">
          <table:table-cell/>
          <table:table-cell office:value-type="string" table:style-name="ce397">
            <text:p>Indústria do couro e dos produtos do couro</text:p>
          </table:table-cell>
          <table:table-cell office:value-type="float" office:value="2656" table:style-name="ce271">
            <text:p>2 656</text:p>
          </table:table-cell>
          <table:table-cell office:value-type="float" office:value="0.95941625878230719" table:style-name="ce289">
            <text:p>1,0<text:s text:c="5"/></text:p>
          </table:table-cell>
          <table:table-cell office:value-type="float" office:value="2912" table:style-name="ce290">
            <text:p>2 912</text:p>
          </table:table-cell>
          <table:table-cell office:value-type="float" office:value="0.99228187347724595" table:style-name="ce291">
            <text:p>1,0<text:s text:c="5"/></text:p>
          </table:table-cell>
          <table:table-cell office:value-type="float" office:value="4747" table:style-name="ce273">
            <text:p>4 747</text:p>
          </table:table-cell>
          <table:table-cell office:value-type="float" office:value="1.2713044596085656" table:style-name="ce291">
            <text:p>1,3<text:s text:c="5"/></text:p>
          </table:table-cell>
          <table:table-cell office:value-type="float" office:value="-256" table:style-name="ce275">
            <text:p><text:s/>- 256</text:p>
          </table:table-cell>
          <table:table-cell office:value-type="float" office:value="-8.791208791208792" table:style-name="ce276">
            <text:p>-8,8<text:s text:c="3"/></text:p>
          </table:table-cell>
          <table:table-cell office:value-type="float" office:value="-2091" table:style-name="ce275">
            <text:p><text:s/>-2 091</text:p>
          </table:table-cell>
          <table:table-cell office:value-type="float" office:value="-44.048872972403622" table:style-name="ce276">
            <text:p>-44,0<text:s text:c="3"/></text:p>
          </table:table-cell>
          <table:table-cell table:style-name="ce286"/>
          <table:table-cell table:number-columns-repeated="16371"/>
        </table:table-row>
        <table:table-row table:style-name="ro47">
          <table:table-cell/>
          <table:table-cell office:value-type="string" table:style-name="ce397">
            <text:p>Indústria da madeira e da cortiça</text:p>
          </table:table-cell>
          <table:table-cell office:value-type="float" office:value="1653" table:style-name="ce271">
            <text:p>1 653</text:p>
          </table:table-cell>
          <table:table-cell office:value-type="float" office:value="0.59710657973160908" table:style-name="ce289">
            <text:p>0,6<text:s text:c="5"/></text:p>
          </table:table-cell>
          <table:table-cell office:value-type="float" office:value="1733" table:style-name="ce290">
            <text:p>1 733</text:p>
          </table:table-cell>
          <table:table-cell office:value-type="float" office:value="0.59053038692859461" table:style-name="ce291">
            <text:p>0,6<text:s text:c="5"/></text:p>
          </table:table-cell>
          <table:table-cell office:value-type="float" office:value="2107" table:style-name="ce273">
            <text:p>2 107</text:p>
          </table:table-cell>
          <table:table-cell office:value-type="float" office:value="0.56428028152417276" table:style-name="ce291">
            <text:p>0,6<text:s text:c="5"/></text:p>
          </table:table-cell>
          <table:table-cell office:value-type="float" office:value="-80" table:style-name="ce275">
            <text:p><text:s/>- 80</text:p>
          </table:table-cell>
          <table:table-cell office:value-type="float" office:value="-4.6162723600692441" table:style-name="ce276">
            <text:p>-4,6<text:s text:c="3"/></text:p>
          </table:table-cell>
          <table:table-cell office:value-type="float" office:value="-454" table:style-name="ce275">
            <text:p><text:s/>- 454</text:p>
          </table:table-cell>
          <table:table-cell office:value-type="float" office:value="-21.547223540579022" table:style-name="ce276">
            <text:p>-21,5<text:s text:c="3"/></text:p>
          </table:table-cell>
          <table:table-cell table:style-name="ce286"/>
          <table:table-cell table:number-columns-repeated="16371"/>
        </table:table-row>
        <table:table-row table:style-name="ro47">
          <table:table-cell/>
          <table:table-cell office:value-type="string" table:style-name="ce397">
            <text:p>Indústrias do papel, impressão e reprodução</text:p>
          </table:table-cell>
          <table:table-cell office:value-type="float" office:value="1061" table:style-name="ce271">
            <text:p>1 061</text:p>
          </table:table-cell>
          <table:table-cell office:value-type="float" office:value="0.38326078711145628" table:style-name="ce289">
            <text:p>0,4<text:s text:c="5"/></text:p>
          </table:table-cell>
          <table:table-cell office:value-type="float" office:value="1112" table:style-name="ce290">
            <text:p>1 112</text:p>
          </table:table-cell>
          <table:table-cell office:value-type="float" office:value="0.37892082531136589" table:style-name="ce291">
            <text:p>0,4<text:s text:c="5"/></text:p>
          </table:table-cell>
          <table:table-cell office:value-type="float" office:value="1340" table:style-name="ce273">
            <text:p>1 340</text:p>
          </table:table-cell>
          <table:table-cell office:value-type="float" office:value="0.35886833281556313" table:style-name="ce291">
            <text:p>0,4<text:s text:c="5"/></text:p>
          </table:table-cell>
          <table:table-cell office:value-type="float" office:value="-51" table:style-name="ce275">
            <text:p><text:s/>- 51</text:p>
          </table:table-cell>
          <table:table-cell office:value-type="float" office:value="-4.5863309352517989" table:style-name="ce276">
            <text:p>-4,6<text:s text:c="3"/></text:p>
          </table:table-cell>
          <table:table-cell office:value-type="float" office:value="-279" table:style-name="ce275">
            <text:p><text:s/>- 279</text:p>
          </table:table-cell>
          <table:table-cell office:value-type="float" office:value="-20.82089552238806" table:style-name="ce276">
            <text:p>-20,8<text:s text:c="3"/></text:p>
          </table:table-cell>
          <table:table-cell table:style-name="ce286"/>
          <table:table-cell table:number-columns-repeated="16371"/>
        </table:table-row>
        <table:table-row table:style-name="ro47">
          <table:table-cell/>
          <table:table-cell office:value-type="string" table:style-name="ce397">
            <text:p>Fab. produtos petrolíferos, químicos, farmacêuticos, borracha e plástico</text:p>
          </table:table-cell>
          <table:table-cell office:value-type="float" office:value="1971" table:style-name="ce271">
            <text:p>1 971</text:p>
          </table:table-cell>
          <table:table-cell office:value-type="float" office:value="0.7119764480647317" table:style-name="ce289">
            <text:p>0,7<text:s text:c="5"/></text:p>
          </table:table-cell>
          <table:table-cell office:value-type="float" office:value="2097" table:style-name="ce290">
            <text:p>2 097</text:p>
          </table:table-cell>
          <table:table-cell office:value-type="float" office:value="0.71456562111325028" table:style-name="ce291">
            <text:p>0,7<text:s text:c="5"/></text:p>
          </table:table-cell>
          <table:table-cell office:value-type="float" office:value="2458" table:style-name="ce273">
            <text:p>2 458</text:p>
          </table:table-cell>
          <table:table-cell office:value-type="float" office:value="0.65828235974675686" table:style-name="ce291">
            <text:p>0,7<text:s text:c="5"/></text:p>
          </table:table-cell>
          <table:table-cell office:value-type="float" office:value="-126" table:style-name="ce275">
            <text:p><text:s/>- 126</text:p>
          </table:table-cell>
          <table:table-cell office:value-type="float" office:value="-6.0085836909871242" table:style-name="ce276">
            <text:p>-6,0<text:s text:c="3"/></text:p>
          </table:table-cell>
          <table:table-cell office:value-type="float" office:value="-487" table:style-name="ce275">
            <text:p><text:s/>- 487</text:p>
          </table:table-cell>
          <table:table-cell office:value-type="float" office:value="-19.812855980471927" table:style-name="ce276">
            <text:p>-19,8<text:s text:c="3"/></text:p>
          </table:table-cell>
          <table:table-cell table:number-columns-repeated="16372" table:style-name="ce1"/>
        </table:table-row>
        <table:table-row table:style-name="ro47">
          <table:table-cell/>
          <table:table-cell office:value-type="string" table:style-name="ce397">
            <text:p>Fabricação de outros produtos minerais não metálicos</text:p>
          </table:table-cell>
          <table:table-cell office:value-type="float" office:value="1464" table:style-name="ce271">
            <text:p>1 464</text:p>
          </table:table-cell>
          <table:table-cell office:value-type="float" office:value="0.52883486553362113" table:style-name="ce289">
            <text:p>0,5<text:s text:c="5"/></text:p>
          </table:table-cell>
          <table:table-cell office:value-type="float" office:value="1526" table:style-name="ce290">
            <text:p>1 526</text:p>
          </table:table-cell>
          <table:table-cell office:value-type="float" office:value="0.51999386638951828" table:style-name="ce291">
            <text:p>0,5<text:s text:c="5"/></text:p>
          </table:table-cell>
          <table:table-cell office:value-type="float" office:value="1899" table:style-name="ce273">
            <text:p>1 899</text:p>
          </table:table-cell>
          <table:table-cell office:value-type="float" office:value="0.50857534628115986" table:style-name="ce291">
            <text:p>0,5<text:s text:c="5"/></text:p>
          </table:table-cell>
          <table:table-cell office:value-type="float" office:value="-62" table:style-name="ce275">
            <text:p><text:s/>- 62</text:p>
          </table:table-cell>
          <table:table-cell office:value-type="float" office:value="-4.0629095674967228" table:style-name="ce276">
            <text:p>-4,1<text:s text:c="3"/></text:p>
          </table:table-cell>
          <table:table-cell office:value-type="float" office:value="-435" table:style-name="ce275">
            <text:p><text:s/>- 435</text:p>
          </table:table-cell>
          <table:table-cell office:value-type="float" office:value="-22.906793048973142" table:style-name="ce276">
            <text:p>-22,9<text:s text:c="3"/></text:p>
          </table:table-cell>
          <table:table-cell table:number-columns-repeated="16372" table:style-name="ce1"/>
        </table:table-row>
        <table:table-row table:style-name="ro47">
          <table:table-cell/>
          <table:table-cell office:value-type="string" table:style-name="ce397">
            <text:p>Indústria metalúrgica de base e fab. produtos metálicos</text:p>
          </table:table-cell>
          <table:table-cell office:value-type="float" office:value="3133" table:style-name="ce271">
            <text:p>3 133</text:p>
          </table:table-cell>
          <table:table-cell office:value-type="float" office:value="1.131721061281991" table:style-name="ce289">
            <text:p>1,1<text:s text:c="5"/></text:p>
          </table:table-cell>
          <table:table-cell office:value-type="float" office:value="3269" table:style-name="ce290">
            <text:p>3 269</text:p>
          </table:table-cell>
          <table:table-cell office:value-type="float" office:value="1.1139318146968122" table:style-name="ce291">
            <text:p>1,1<text:s text:c="5"/></text:p>
          </table:table-cell>
          <table:table-cell office:value-type="float" office:value="4019" table:style-name="ce273">
            <text:p>4 019</text:p>
          </table:table-cell>
          <table:table-cell office:value-type="float" office:value="1.0763371862580209" table:style-name="ce291">
            <text:p>1,1<text:s text:c="5"/></text:p>
          </table:table-cell>
          <table:table-cell office:value-type="float" office:value="-136" table:style-name="ce275">
            <text:p><text:s/>- 136</text:p>
          </table:table-cell>
          <table:table-cell office:value-type="float" office:value="-4.1602936677883147" table:style-name="ce276">
            <text:p>-4,2<text:s text:c="3"/></text:p>
          </table:table-cell>
          <table:table-cell office:value-type="float" office:value="-886" table:style-name="ce275">
            <text:p><text:s/>- 886</text:p>
          </table:table-cell>
          <table:table-cell office:value-type="float" office:value="-22.045284896740483" table:style-name="ce276">
            <text:p>-22,0<text:s text:c="3"/></text:p>
          </table:table-cell>
          <table:table-cell table:number-columns-repeated="16372" table:style-name="ce1"/>
        </table:table-row>
        <table:table-row table:style-name="ro47">
          <table:table-cell/>
          <table:table-cell office:value-type="string" table:style-name="ce397">
            <text:p>Fab. equipamento informático, elétrico, máquinas e equipamentos n.e.</text:p>
          </table:table-cell>
          <table:table-cell office:value-type="float" office:value="1962" table:style-name="ce271">
            <text:p>1 962</text:p>
          </table:table-cell>
          <table:table-cell office:value-type="float" office:value="0.70872541405530376" table:style-name="ce289">
            <text:p>0,7<text:s text:c="5"/></text:p>
          </table:table-cell>
          <table:table-cell office:value-type="float" office:value="2089" table:style-name="ce290">
            <text:p>2 089</text:p>
          </table:table-cell>
          <table:table-cell office:value-type="float" office:value="0.7118395720102908" table:style-name="ce291">
            <text:p>0,7<text:s text:c="5"/></text:p>
          </table:table-cell>
          <table:table-cell office:value-type="float" office:value="2619" table:style-name="ce273">
            <text:p>2 619</text:p>
          </table:table-cell>
          <table:table-cell office:value-type="float" office:value="0.70140012212235803" table:style-name="ce291">
            <text:p>0,7<text:s text:c="5"/></text:p>
          </table:table-cell>
          <table:table-cell office:value-type="float" office:value="-127" table:style-name="ce275">
            <text:p><text:s/>- 127</text:p>
          </table:table-cell>
          <table:table-cell office:value-type="float" office:value="-6.0794638583054095" table:style-name="ce276">
            <text:p>-6,1<text:s text:c="3"/></text:p>
          </table:table-cell>
          <table:table-cell office:value-type="float" office:value="-657" table:style-name="ce275">
            <text:p><text:s/>- 657</text:p>
          </table:table-cell>
          <table:table-cell office:value-type="float" office:value="-25.085910652920962" table:style-name="ce276">
            <text:p>-25,1<text:s text:c="3"/></text:p>
          </table:table-cell>
          <table:table-cell table:number-columns-repeated="16372" table:style-name="ce1"/>
        </table:table-row>
        <table:table-row table:style-name="ro47">
          <table:table-cell/>
          <table:table-cell office:value-type="string" table:style-name="ce397">
            <text:p>Fab. veículos automóveis, componentes e outro equipa. de transporte</text:p>
          </table:table-cell>
          <table:table-cell office:value-type="float" office:value="1938" table:style-name="ce271">
            <text:p>1 938</text:p>
          </table:table-cell>
          <table:table-cell office:value-type="float" office:value="0.70005599003016239" table:style-name="ce289">
            <text:p>0,7<text:s text:c="5"/></text:p>
          </table:table-cell>
          <table:table-cell office:value-type="float" office:value="2011" table:style-name="ce290">
            <text:p>2 011</text:p>
          </table:table-cell>
          <table:table-cell office:value-type="float" office:value="0.68526059325643607" table:style-name="ce291">
            <text:p>0,7<text:s text:c="5"/></text:p>
          </table:table-cell>
          <table:table-cell office:value-type="float" office:value="2585" table:style-name="ce273">
            <text:p>2 585</text:p>
          </table:table-cell>
          <table:table-cell office:value-type="float" office:value="0.69229450770763479" table:style-name="ce291">
            <text:p>0,7<text:s text:c="5"/></text:p>
          </table:table-cell>
          <table:table-cell office:value-type="float" office:value="-73" table:style-name="ce275">
            <text:p><text:s/>- 73</text:p>
          </table:table-cell>
          <table:table-cell office:value-type="float" office:value="-3.6300348085529586" table:style-name="ce276">
            <text:p>-3,6<text:s text:c="3"/></text:p>
          </table:table-cell>
          <table:table-cell office:value-type="float" office:value="-647" table:style-name="ce275">
            <text:p><text:s/>- 647</text:p>
          </table:table-cell>
          <table:table-cell office:value-type="float" office:value="-25.029013539651839" table:style-name="ce276">
            <text:p>-25,0<text:s text:c="3"/></text:p>
          </table:table-cell>
          <table:table-cell table:number-columns-repeated="16372" table:style-name="ce1"/>
        </table:table-row>
        <table:table-row table:style-name="ro47">
          <table:table-cell/>
          <table:table-cell office:value-type="string" table:style-name="ce397">
            <text:p>Fab. mobiliário, repar. instal. máq. e equipa. e outras ind. transformadoras</text:p>
          </table:table-cell>
          <table:table-cell office:value-type="float" office:value="3161" table:style-name="ce271">
            <text:p>3 161</text:p>
          </table:table-cell>
          <table:table-cell office:value-type="float" office:value="1.1418353893113227" table:style-name="ce289">
            <text:p>1,1<text:s text:c="5"/></text:p>
          </table:table-cell>
          <table:table-cell office:value-type="float" office:value="3285" table:style-name="ce290">
            <text:p>3 285</text:p>
          </table:table-cell>
          <table:table-cell office:value-type="float" office:value="1.1193839129027312" table:style-name="ce291">
            <text:p>1,1<text:s text:c="5"/></text:p>
          </table:table-cell>
          <table:table-cell office:value-type="float" office:value="4202" table:style-name="ce273">
            <text:p>4 202</text:p>
          </table:table-cell>
          <table:table-cell office:value-type="float" office:value="1.1253468167843255" table:style-name="ce291">
            <text:p>1,1<text:s text:c="5"/></text:p>
          </table:table-cell>
          <table:table-cell office:value-type="float" office:value="-124" table:style-name="ce275">
            <text:p><text:s/>- 124</text:p>
          </table:table-cell>
          <table:table-cell office:value-type="float" office:value="-3.7747336377473366" table:style-name="ce276">
            <text:p>-3,8<text:s text:c="3"/></text:p>
          </table:table-cell>
          <table:table-cell office:value-type="float" office:value="-1041" table:style-name="ce275">
            <text:p><text:s/>-1 041</text:p>
          </table:table-cell>
          <table:table-cell office:value-type="float" office:value="-24.773917182294145" table:style-name="ce276">
            <text:p>-24,8<text:s text:c="3"/></text:p>
          </table:table-cell>
          <table:table-cell table:number-columns-repeated="16372" table:style-name="ce1"/>
        </table:table-row>
        <table:table-row table:style-name="ro47">
          <table:table-cell/>
          <table:table-cell office:value-type="string" table:style-name="ce397">
            <text:p>Eletricidade, gás e água, saneamento, resíduos e despoluição</text:p>
          </table:table-cell>
          <table:table-cell office:value-type="float" office:value="1105" table:style-name="ce271">
            <text:p>1 105</text:p>
          </table:table-cell>
          <table:table-cell office:value-type="float" office:value="0.39915473115754874" table:style-name="ce289">
            <text:p>0,4<text:s text:c="5"/></text:p>
          </table:table-cell>
          <table:table-cell office:value-type="float" office:value="1100" table:style-name="ce290">
            <text:p>1 100</text:p>
          </table:table-cell>
          <table:table-cell office:value-type="float" office:value="0.37483175165692673" table:style-name="ce291">
            <text:p>0,4<text:s text:c="5"/></text:p>
          </table:table-cell>
          <table:table-cell office:value-type="float" office:value="1342" table:style-name="ce273">
            <text:p>1 342</text:p>
          </table:table-cell>
          <table:table-cell office:value-type="float" office:value="0.35940395719289975" table:style-name="ce291">
            <text:p>0,4<text:s text:c="5"/></text:p>
          </table:table-cell>
          <table:table-cell office:value-type="float" office:value="5" table:style-name="ce275">
            <text:p>+ 5</text:p>
          </table:table-cell>
          <table:table-cell office:value-type="float" office:value="0.45454545454545453" table:style-name="ce276">
            <text:p>+0,5<text:s text:c="3"/></text:p>
          </table:table-cell>
          <table:table-cell office:value-type="float" office:value="-237" table:style-name="ce275">
            <text:p><text:s/>- 237</text:p>
          </table:table-cell>
          <table:table-cell office:value-type="float" office:value="-17.660208643815199" table:style-name="ce276">
            <text:p>-17,7<text:s text:c="3"/></text:p>
          </table:table-cell>
          <table:table-cell table:number-columns-repeated="16372" table:style-name="ce1"/>
        </table:table-row>
        <table:table-row table:style-name="ro47">
          <table:table-cell/>
          <table:table-cell office:value-type="string" table:style-name="ce397">
            <text:p>Construção</text:p>
          </table:table-cell>
          <table:table-cell office:value-type="float" office:value="17445" table:style-name="ce271">
            <text:p>17 445</text:p>
          </table:table-cell>
          <table:table-cell office:value-type="float" office:value="6.3015875882746037" table:style-name="ce289">
            <text:p>6,3<text:s text:c="5"/></text:p>
          </table:table-cell>
          <table:table-cell office:value-type="float" office:value="18383" table:style-name="ce290">
            <text:p>18 383</text:p>
          </table:table-cell>
          <table:table-cell office:value-type="float" office:value="6.2641200824629859" table:style-name="ce291">
            <text:p>6,3<text:s text:c="5"/></text:p>
          </table:table-cell>
          <table:table-cell office:value-type="float" office:value="22489" table:style-name="ce273">
            <text:p>22 489</text:p>
          </table:table-cell>
          <table:table-cell office:value-type="float" office:value="6.0228283109620886" table:style-name="ce291">
            <text:p>6,0<text:s text:c="5"/></text:p>
          </table:table-cell>
          <table:table-cell office:value-type="float" office:value="-938" table:style-name="ce275">
            <text:p><text:s/>- 938</text:p>
          </table:table-cell>
          <table:table-cell office:value-type="float" office:value="-5.1025403905782518" table:style-name="ce276">
            <text:p>-5,1<text:s text:c="3"/></text:p>
          </table:table-cell>
          <table:table-cell office:value-type="float" office:value="-5044" table:style-name="ce275">
            <text:p><text:s/>-5 044</text:p>
          </table:table-cell>
          <table:table-cell office:value-type="float" office:value="-22.428742940993374" table:style-name="ce276">
            <text:p>-22,4<text:s text:c="3"/></text:p>
          </table:table-cell>
          <table:table-cell table:number-columns-repeated="16372" table:style-name="ce1"/>
        </table:table-row>
        <table:table-row table:style-name="ro10">
          <table:table-cell table:style-name="ce199"/>
          <table:table-cell office:value-type="string" table:style-name="ce395">
            <text:p>Serviços</text:p>
          </table:table-cell>
          <table:table-cell office:value-type="float" office:value="202075" table:style-name="ce282">
            <text:p>202 075</text:p>
          </table:table-cell>
          <table:table-cell office:value-type="float" office:value="72.99474416168475" table:style-name="ce283">
            <text:p>73,0<text:s text:c="5"/></text:p>
          </table:table-cell>
          <table:table-cell office:value-type="float" office:value="214731" table:style-name="ce284">
            <text:p>214 731</text:p>
          </table:table-cell>
          <table:table-cell office:value-type="float" office:value="73.170906240948668" table:style-name="ce285">
            <text:p>73,2<text:s text:c="5"/></text:p>
          </table:table-cell>
          <table:table-cell office:value-type="float" office:value="274496" table:style-name="ce284">
            <text:p>274 496</text:p>
          </table:table-cell>
          <table:table-cell office:value-type="float" office:value="73.513374540702088" table:style-name="ce285">
            <text:p>73,5<text:s text:c="5"/></text:p>
          </table:table-cell>
          <table:table-cell office:value-type="float" office:value="-12656" table:style-name="ce266">
            <text:p><text:s/>-12 656</text:p>
          </table:table-cell>
          <table:table-cell office:value-type="float" office:value="-5.8938858385608039" table:style-name="ce267">
            <text:p>-5,9<text:s text:c="3"/></text:p>
          </table:table-cell>
          <table:table-cell office:value-type="float" office:value="-72421" table:style-name="ce266">
            <text:p><text:s/>-72 421</text:p>
          </table:table-cell>
          <table:table-cell office:value-type="float" office:value="-26.383262415481461" table:style-name="ce267">
            <text:p>-26,4<text:s text:c="3"/></text:p>
          </table:table-cell>
          <table:table-cell table:number-columns-repeated="16372" table:style-name="ce199"/>
        </table:table-row>
        <table:table-row table:style-name="ro47">
          <table:table-cell/>
          <table:table-cell office:value-type="string" table:style-name="ce397">
            <text:p>Comércio, manut. repar. de veículos automóveis e motociclos</text:p>
          </table:table-cell>
          <table:table-cell office:value-type="float" office:value="3483" table:style-name="ce271">
            <text:p>3 483</text:p>
          </table:table-cell>
          <table:table-cell office:value-type="float" office:value="1.2581501616486355" table:style-name="ce289">
            <text:p>1,3<text:s text:c="5"/></text:p>
          </table:table-cell>
          <table:table-cell office:value-type="float" office:value="3650" table:style-name="ce290">
            <text:p>3 650</text:p>
          </table:table-cell>
          <table:table-cell office:value-type="float" office:value="1.2437599032252569" table:style-name="ce291">
            <text:p>1,2<text:s text:c="5"/></text:p>
          </table:table-cell>
          <table:table-cell office:value-type="float" office:value="4533" table:style-name="ce290">
            <text:p>4 533</text:p>
          </table:table-cell>
          <table:table-cell office:value-type="float" office:value="1.2139926512335431" table:style-name="ce291">
            <text:p>1,2<text:s text:c="5"/></text:p>
          </table:table-cell>
          <table:table-cell office:value-type="float" office:value="-167" table:style-name="ce275">
            <text:p><text:s/>- 167</text:p>
          </table:table-cell>
          <table:table-cell office:value-type="float" office:value="-4.5753424657534243" table:style-name="ce276">
            <text:p>-4,6<text:s text:c="3"/></text:p>
          </table:table-cell>
          <table:table-cell office:value-type="float" office:value="-1050" table:style-name="ce275">
            <text:p><text:s/>-1 050</text:p>
          </table:table-cell>
          <table:table-cell office:value-type="float" office:value="-23.163467902051622" table:style-name="ce276">
            <text:p>-23,2<text:s text:c="3"/></text:p>
          </table:table-cell>
          <table:table-cell table:number-columns-repeated="16372" table:style-name="ce1"/>
        </table:table-row>
        <table:table-row table:style-name="ro47">
          <table:table-cell/>
          <table:table-cell office:value-type="string" table:style-name="ce397">
            <text:p>Comércio por grosso e a retalho</text:p>
          </table:table-cell>
          <table:table-cell office:value-type="float" office:value="29122" table:style-name="ce271">
            <text:p>29 122</text:p>
          </table:table-cell>
          <table:table-cell office:value-type="float" office:value="10.519623602506908" table:style-name="ce289">
            <text:p>10,5<text:s text:c="5"/></text:p>
          </table:table-cell>
          <table:table-cell office:value-type="float" office:value="30549" table:style-name="ce290">
            <text:p>30 549</text:p>
          </table:table-cell>
          <table:table-cell office:value-type="float" office:value="10.409759255788595" table:style-name="ce291">
            <text:p>10,4<text:s text:c="5"/></text:p>
          </table:table-cell>
          <table:table-cell office:value-type="float" office:value="40455" table:style-name="ce290">
            <text:p>40 455</text:p>
          </table:table-cell>
          <table:table-cell office:value-type="float" office:value="10.834342092577318" table:style-name="ce291">
            <text:p>10,8<text:s text:c="5"/></text:p>
          </table:table-cell>
          <table:table-cell office:value-type="float" office:value="-1427" table:style-name="ce275">
            <text:p><text:s/>-1 427</text:p>
          </table:table-cell>
          <table:table-cell office:value-type="float" office:value="-4.6711839994762512" table:style-name="ce276">
            <text:p>-4,7<text:s text:c="3"/></text:p>
          </table:table-cell>
          <table:table-cell office:value-type="float" office:value="-11333" table:style-name="ce275">
            <text:p><text:s/>-11 333</text:p>
          </table:table-cell>
          <table:table-cell office:value-type="float" office:value="-28.013842541095045" table:style-name="ce276">
            <text:p>-28,0<text:s text:c="3"/></text:p>
          </table:table-cell>
          <table:table-cell table:number-columns-repeated="16372"/>
        </table:table-row>
        <table:table-row table:style-name="ro47">
          <table:table-cell/>
          <table:table-cell office:value-type="string" table:style-name="ce397">
            <text:p>Transportes e armazenagem</text:p>
          </table:table-cell>
          <table:table-cell office:value-type="float" office:value="5346" table:style-name="ce271">
            <text:p>5 346</text:p>
          </table:table-cell>
          <table:table-cell office:value-type="float" office:value="1.931114201600231" table:style-name="ce289">
            <text:p>1,9<text:s text:c="5"/></text:p>
          </table:table-cell>
          <table:table-cell office:value-type="float" office:value="5670" table:style-name="ce290">
            <text:p>5 670</text:p>
          </table:table-cell>
          <table:table-cell office:value-type="float" office:value="1.9320873017225224" table:style-name="ce291">
            <text:p>1,9<text:s text:c="5"/></text:p>
          </table:table-cell>
          <table:table-cell office:value-type="float" office:value="7375" table:style-name="ce290">
            <text:p>7 375</text:p>
          </table:table-cell>
          <table:table-cell office:value-type="float" office:value="1.9751148914289387" table:style-name="ce291">
            <text:p>2,0<text:s text:c="5"/></text:p>
          </table:table-cell>
          <table:table-cell office:value-type="float" office:value="-324" table:style-name="ce275">
            <text:p><text:s/>- 324</text:p>
          </table:table-cell>
          <table:table-cell office:value-type="float" office:value="-5.7142857142857144" table:style-name="ce276">
            <text:p>-5,7<text:s text:c="3"/></text:p>
          </table:table-cell>
          <table:table-cell office:value-type="float" office:value="-2029" table:style-name="ce275">
            <text:p><text:s/>-2 029</text:p>
          </table:table-cell>
          <table:table-cell office:value-type="float" office:value="-27.511864406779662" table:style-name="ce276">
            <text:p>-27,5<text:s text:c="3"/></text:p>
          </table:table-cell>
          <table:table-cell table:number-columns-repeated="16372"/>
        </table:table-row>
        <table:table-row table:style-name="ro47">
          <table:table-cell/>
          <table:table-cell office:value-type="string" table:style-name="ce397">
            <text:p>Alojamento, restauração e similares</text:p>
          </table:table-cell>
          <table:table-cell office:value-type="float" office:value="28395" table:style-name="ce271">
            <text:p>28 395</text:p>
          </table:table-cell>
          <table:table-cell office:value-type="float" office:value="10.257012299745336" table:style-name="ce289">
            <text:p>10,3<text:s text:c="5"/></text:p>
          </table:table-cell>
          <table:table-cell office:value-type="float" office:value="32780" table:style-name="ce290">
            <text:p>32 780</text:p>
          </table:table-cell>
          <table:table-cell office:value-type="float" office:value="11.169986199376417" table:style-name="ce291">
            <text:p>11,2<text:s text:c="5"/></text:p>
          </table:table-cell>
          <table:table-cell office:value-type="float" office:value="50321" table:style-name="ce290">
            <text:p>50 321</text:p>
          </table:table-cell>
          <table:table-cell office:value-type="float" office:value="13.476577145979068" table:style-name="ce291">
            <text:p>13,5<text:s text:c="5"/></text:p>
          </table:table-cell>
          <table:table-cell office:value-type="float" office:value="-4385" table:style-name="ce275">
            <text:p><text:s/>-4 385</text:p>
          </table:table-cell>
          <table:table-cell office:value-type="float" office:value="-13.377059182428312" table:style-name="ce276">
            <text:p>-13,4<text:s text:c="3"/></text:p>
          </table:table-cell>
          <table:table-cell office:value-type="float" office:value="-21926" table:style-name="ce275">
            <text:p><text:s/>-21 926</text:p>
          </table:table-cell>
          <table:table-cell office:value-type="float" office:value="-43.572266051946499" table:style-name="ce276">
            <text:p>-43,6<text:s text:c="3"/></text:p>
          </table:table-cell>
          <table:table-cell table:number-columns-repeated="16372"/>
        </table:table-row>
        <table:table-row table:style-name="ro47">
          <table:table-cell/>
          <table:table-cell office:value-type="string" table:style-name="ce397">
            <text:p>Atividades de informação e de comunicação</text:p>
          </table:table-cell>
          <table:table-cell office:value-type="float" office:value="3496" table:style-name="ce271">
            <text:p>3 496</text:p>
          </table:table-cell>
          <table:table-cell office:value-type="float" office:value="1.2628460996622537" table:style-name="ce289">
            <text:p>1,3<text:s text:c="5"/></text:p>
          </table:table-cell>
          <table:table-cell office:value-type="float" office:value="3650" table:style-name="ce290">
            <text:p>3 650</text:p>
          </table:table-cell>
          <table:table-cell office:value-type="float" office:value="1.2437599032252569" table:style-name="ce291">
            <text:p>1,2<text:s text:c="5"/></text:p>
          </table:table-cell>
          <table:table-cell office:value-type="float" office:value="4494" table:style-name="ce290">
            <text:p>4 494</text:p>
          </table:table-cell>
          <table:table-cell office:value-type="float" office:value="1.2035479758754781" table:style-name="ce291">
            <text:p>1,2<text:s text:c="5"/></text:p>
          </table:table-cell>
          <table:table-cell office:value-type="float" office:value="-154" table:style-name="ce275">
            <text:p><text:s/>- 154</text:p>
          </table:table-cell>
          <table:table-cell office:value-type="float" office:value="-4.2191780821917808" table:style-name="ce276">
            <text:p>-4,2<text:s text:c="3"/></text:p>
          </table:table-cell>
          <table:table-cell office:value-type="float" office:value="-998" table:style-name="ce275">
            <text:p><text:s/>- 998</text:p>
          </table:table-cell>
          <table:table-cell office:value-type="float" office:value="-22.207387627948375" table:style-name="ce276">
            <text:p>-22,2<text:s text:c="3"/></text:p>
          </table:table-cell>
          <table:table-cell table:number-columns-repeated="16372"/>
        </table:table-row>
        <table:table-row table:style-name="ro47">
          <table:table-cell/>
          <table:table-cell office:value-type="string" table:style-name="ce397">
            <text:p>Atividades financeiras e de seguros</text:p>
          </table:table-cell>
          <table:table-cell office:value-type="float" office:value="2366" table:style-name="ce271">
            <text:p>2 366</text:p>
          </table:table-cell>
          <table:table-cell office:value-type="float" office:value="0.8546607184785161" table:style-name="ce289">
            <text:p>0,9<text:s text:c="5"/></text:p>
          </table:table-cell>
          <table:table-cell office:value-type="float" office:value="2494" table:style-name="ce290">
            <text:p>2 494</text:p>
          </table:table-cell>
          <table:table-cell office:value-type="float" office:value="0.84984580784761388" table:style-name="ce291">
            <text:p>0,8<text:s text:c="5"/></text:p>
          </table:table-cell>
          <table:table-cell office:value-type="float" office:value="2737" table:style-name="ce290">
            <text:p>2 737</text:p>
          </table:table-cell>
          <table:table-cell office:value-type="float" office:value="0.73300196038522103" table:style-name="ce291">
            <text:p>0,7<text:s text:c="5"/></text:p>
          </table:table-cell>
          <table:table-cell office:value-type="float" office:value="-128" table:style-name="ce275">
            <text:p><text:s/>- 128</text:p>
          </table:table-cell>
          <table:table-cell office:value-type="float" office:value="-5.1323175621491579" table:style-name="ce276">
            <text:p>-5,1<text:s text:c="3"/></text:p>
          </table:table-cell>
          <table:table-cell office:value-type="float" office:value="-371" table:style-name="ce275">
            <text:p><text:s/>- 371</text:p>
          </table:table-cell>
          <table:table-cell office:value-type="float" office:value="-13.554987212276215" table:style-name="ce276">
            <text:p>-13,6<text:s text:c="3"/></text:p>
          </table:table-cell>
          <table:table-cell table:number-columns-repeated="16372"/>
        </table:table-row>
        <table:table-row table:style-name="ro47">
          <table:table-cell/>
          <table:table-cell office:value-type="string" table:style-name="ce397">
            <text:p>Atividades imobiliárias, administrativas e dos serviços de apoio</text:p>
          </table:table-cell>
          <table:table-cell office:value-type="float" office:value="85669" table:style-name="ce271">
            <text:p>85 669</text:p>
          </table:table-cell>
          <table:table-cell office:value-type="float" office:value="30.94587028374302" table:style-name="ce289">
            <text:p>30,9<text:s text:c="5"/></text:p>
          </table:table-cell>
          <table:table-cell office:value-type="float" office:value="89160" table:style-name="ce290">
            <text:p>89 160</text:p>
          </table:table-cell>
          <table:table-cell office:value-type="float" office:value="30.381817252483263" table:style-name="ce291">
            <text:p>30,4<text:s text:c="5"/></text:p>
          </table:table-cell>
          <table:table-cell office:value-type="float" office:value="108931" table:style-name="ce290">
            <text:p>108 931</text:p>
          </table:table-cell>
          <table:table-cell office:value-type="float" office:value="29.173049523829931" table:style-name="ce291">
            <text:p>29,2<text:s text:c="5"/></text:p>
          </table:table-cell>
          <table:table-cell office:value-type="float" office:value="-3491" table:style-name="ce275">
            <text:p><text:s/>-3 491</text:p>
          </table:table-cell>
          <table:table-cell office:value-type="float" office:value="-3.9154329295648269" table:style-name="ce276">
            <text:p>-3,9<text:s text:c="3"/></text:p>
          </table:table-cell>
          <table:table-cell office:value-type="float" office:value="-23262" table:style-name="ce275">
            <text:p><text:s/>-23 262</text:p>
          </table:table-cell>
          <table:table-cell office:value-type="float" office:value="-21.354802581450645" table:style-name="ce276">
            <text:p>-21,4<text:s text:c="3"/></text:p>
          </table:table-cell>
          <table:table-cell table:number-columns-repeated="16372"/>
        </table:table-row>
        <table:table-row table:style-name="ro47">
          <table:table-cell/>
          <table:table-cell office:value-type="string" table:style-name="ce397">
            <text:p>Atividades de consultoria, científicas, técnicas e similares</text:p>
          </table:table-cell>
          <table:table-cell office:value-type="float" office:value="5542" table:style-name="ce271">
            <text:p>5 542</text:p>
          </table:table-cell>
          <table:table-cell office:value-type="float" office:value="2.0019144978055521" table:style-name="ce289">
            <text:p>2,0<text:s text:c="5"/></text:p>
          </table:table-cell>
          <table:table-cell office:value-type="float" office:value="5759" table:style-name="ce290">
            <text:p>5 759</text:p>
          </table:table-cell>
          <table:table-cell office:value-type="float" office:value="1.9624145979929464" table:style-name="ce291">
            <text:p>2,0<text:s text:c="5"/></text:p>
          </table:table-cell>
          <table:table-cell office:value-type="float" office:value="7062" table:style-name="ce290">
            <text:p>7 062</text:p>
          </table:table-cell>
          <table:table-cell office:value-type="float" office:value="1.891289676375751" table:style-name="ce291">
            <text:p>1,9<text:s text:c="5"/></text:p>
          </table:table-cell>
          <table:table-cell office:value-type="float" office:value="-217" table:style-name="ce275">
            <text:p><text:s/>- 217</text:p>
          </table:table-cell>
          <table:table-cell office:value-type="float" office:value="-3.7680152804306304" table:style-name="ce276">
            <text:p>-3,8<text:s text:c="3"/></text:p>
          </table:table-cell>
          <table:table-cell office:value-type="float" office:value="-1520" table:style-name="ce275">
            <text:p><text:s/>-1 520</text:p>
          </table:table-cell>
          <table:table-cell office:value-type="float" office:value="-21.523647691871993" table:style-name="ce276">
            <text:p>-21,5<text:s text:c="3"/></text:p>
          </table:table-cell>
          <table:table-cell table:number-columns-repeated="16372"/>
        </table:table-row>
        <table:table-row table:style-name="ro47">
          <table:table-cell/>
          <table:table-cell office:value-type="string" table:style-name="ce397">
            <text:p>Admin. pública, educação, atividades de saúde e apoio social</text:p>
          </table:table-cell>
          <table:table-cell office:value-type="float" office:value="19640" table:style-name="ce271">
            <text:p>19 640</text:p>
          </table:table-cell>
          <table:table-cell office:value-type="float" office:value="7.0944786605739889" table:style-name="ce289">
            <text:p>7,1<text:s text:c="5"/></text:p>
          </table:table-cell>
          <table:table-cell office:value-type="float" office:value="20517" table:style-name="ce290">
            <text:p>20 517</text:p>
          </table:table-cell>
          <table:table-cell office:value-type="float" office:value="6.9912936806774226" table:style-name="ce291">
            <text:p>7,0<text:s text:c="5"/></text:p>
          </table:table-cell>
          <table:table-cell office:value-type="float" office:value="22950" table:style-name="ce290">
            <text:p>22 950</text:p>
          </table:table-cell>
          <table:table-cell office:value-type="float" office:value="6.1462897299381893" table:style-name="ce291">
            <text:p>6,1<text:s text:c="5"/></text:p>
          </table:table-cell>
          <table:table-cell office:value-type="float" office:value="-877" table:style-name="ce275">
            <text:p><text:s/>- 877</text:p>
          </table:table-cell>
          <table:table-cell office:value-type="float" office:value="-4.2745040697957792" table:style-name="ce276">
            <text:p>-4,3<text:s text:c="3"/></text:p>
          </table:table-cell>
          <table:table-cell office:value-type="float" office:value="-3310" table:style-name="ce275">
            <text:p><text:s/>-3 310</text:p>
          </table:table-cell>
          <table:table-cell office:value-type="float" office:value="-14.422657952069716" table:style-name="ce276">
            <text:p>-14,4<text:s text:c="3"/></text:p>
          </table:table-cell>
          <table:table-cell table:number-columns-repeated="16372"/>
        </table:table-row>
        <table:table-row table:style-name="ro47">
          <table:table-cell/>
          <table:table-cell office:value-type="string" table:style-name="ce397">
            <text:p>Outras atividades de serviços</text:p>
          </table:table-cell>
          <table:table-cell office:value-type="float" office:value="19016" table:style-name="ce271">
            <text:p>19 016</text:p>
          </table:table-cell>
          <table:table-cell office:value-type="float" office:value="6.8690736359203139" table:style-name="ce289">
            <text:p>6,9<text:s text:c="5"/></text:p>
          </table:table-cell>
          <table:table-cell office:value-type="float" office:value="20502" table:style-name="ce290">
            <text:p>20 502</text:p>
          </table:table-cell>
          <table:table-cell office:value-type="float" office:value="6.9861823386093747" table:style-name="ce291">
            <text:p>7,0<text:s text:c="5"/></text:p>
          </table:table-cell>
          <table:table-cell office:value-type="float" office:value="25638" table:style-name="ce290">
            <text:p>25 638</text:p>
          </table:table-cell>
          <table:table-cell office:value-type="float" office:value="6.8661688930786617" table:style-name="ce291">
            <text:p>6,9<text:s text:c="5"/></text:p>
          </table:table-cell>
          <table:table-cell office:value-type="float" office:value="-1486" table:style-name="ce275">
            <text:p><text:s/>-1 486</text:p>
          </table:table-cell>
          <table:table-cell office:value-type="float" office:value="-7.2480733586967121" table:style-name="ce276">
            <text:p>-7,2<text:s text:c="3"/></text:p>
          </table:table-cell>
          <table:table-cell office:value-type="float" office:value="-6622" table:style-name="ce275">
            <text:p><text:s/>-6 622</text:p>
          </table:table-cell>
          <table:table-cell office:value-type="float" office:value="-25.828847804040876" table:style-name="ce276">
            <text:p>-25,8<text:s text:c="3"/></text:p>
          </table:table-cell>
          <table:table-cell table:number-columns-repeated="16372"/>
        </table:table-row>
        <table:table-row table:style-name="ro47">
          <table:table-cell/>
          <table:table-cell office:value-type="string" table:style-name="ce397">
            <text:p>Sem classificação</text:p>
          </table:table-cell>
          <table:table-cell office:value-type="float" office:value="7895" table:style-name="ce271">
            <text:p>7 895</text:p>
          </table:table-cell>
          <table:table-cell office:value-type="float" office:value="2.8518792782704501" table:style-name="ce289">
            <text:p>2,9<text:s text:c="5"/></text:p>
          </table:table-cell>
          <table:table-cell office:value-type="float" office:value="8455" table:style-name="ce290">
            <text:p>8 455</text:p>
          </table:table-cell>
          <table:table-cell office:value-type="float" office:value="2.8810931456902868" table:style-name="ce291">
            <text:p>2,9<text:s text:c="5"/></text:p>
          </table:table-cell>
          <table:table-cell office:value-type="float" office:value="10544" table:style-name="ce290">
            <text:p>10 544</text:p>
          </table:table-cell>
          <table:table-cell office:value-type="float" office:value="2.8238117173188786" table:style-name="ce291">
            <text:p>2,8<text:s text:c="5"/></text:p>
          </table:table-cell>
          <table:table-cell office:value-type="float" office:value="-560" table:style-name="ce275">
            <text:p><text:s/>- 560</text:p>
          </table:table-cell>
          <table:table-cell office:value-type="float" office:value="-6.6232998225901838" table:style-name="ce276">
            <text:p>-6,6<text:s text:c="3"/></text:p>
          </table:table-cell>
          <table:table-cell office:value-type="float" office:value="-2649" table:style-name="ce275">
            <text:p><text:s/>-2 649</text:p>
          </table:table-cell>
          <table:table-cell office:value-type="float" office:value="-25.123292867981789" table:style-name="ce276">
            <text:p>-25,1<text:s text:c="3"/></text:p>
          </table:table-cell>
          <table:table-cell table:number-columns-repeated="16372"/>
        </table:table-row>
        <table:table-row table:style-name="ro34">
          <table:table-cell/>
          <table:table-cell table:style-name="ce399"/>
          <table:table-cell table:style-name="ce400"/>
          <table:table-cell table:style-name="ce401"/>
          <table:table-cell table:style-name="ce402"/>
          <table:table-cell table:style-name="ce403"/>
          <table:table-cell table:style-name="ce402"/>
          <table:table-cell table:style-name="ce403"/>
          <table:table-cell table:style-name="ce404"/>
          <table:table-cell table:style-name="ce405"/>
          <table:table-cell table:style-name="ce404"/>
          <table:table-cell table:style-name="ce405"/>
          <table:table-cell table:number-columns-repeated="16372"/>
        </table:table-row>
        <table:table-row table:style-name="ro24">
          <table:table-cell/>
          <table:table-cell office:value-type="string" table:style-name="ce304">
            <text:p><text:s text:c="4"/>(1) - Mês homólogo do ano anterior</text:p>
          </table:table-cell>
          <table:table-cell table:number-columns-repeated="7" table:style-name="ce1"/>
          <table:table-cell table:style-name="ce388"/>
          <table:table-cell table:style-name="ce387"/>
          <table:table-cell table:style-name="ce388"/>
          <table:table-cell table:number-columns-repeated="16372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406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8">
          <table:table-cell table:number-columns-repeated="16384"/>
        </table:table-row>
        <table:table-row table:style-name="ro28">
          <table:table-cell table:number-columns-repeated="16384"/>
        </table:table-row>
        <table:table-row table:number-rows-repeated="4" table:style-name="ro24">
          <table:table-cell table:number-columns-repeated="16384"/>
        </table:table-row>
        <table:table-row table:style-name="ro38">
          <table:table-cell table:number-columns-repeated="16384"/>
        </table:table-row>
        <table:table-row table:number-rows-repeated="12" table:style-name="ro47">
          <table:table-cell table:number-columns-repeated="16384"/>
        </table:table-row>
        <table:table-row table:style-name="ro37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24">
          <table:table-cell table:number-columns-repeated="16384"/>
        </table:table-row>
        <table:table-row table:style-name="ro2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24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9">
        <table:table-column table:style-name="co10" table:default-cell-style-name="ce1" table:visibility="collapse"/>
        <table:table-column table:style-name="co62" table:default-cell-style-name="ce1"/>
        <table:table-column table:style-name="co37" table:default-cell-style-name="ce1"/>
        <table:table-column table:style-name="co27" table:default-cell-style-name="ce1"/>
        <table:table-column table:style-name="co21" table:default-cell-style-name="ce206"/>
        <table:table-column table:style-name="co7" table:default-cell-style-name="ce206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10" table:default-cell-style-name="ce1"/>
        <table:table-column table:style-name="co60" table:default-cell-style-name="ce1"/>
        <table:table-column table:style-name="co10" table:number-columns-repeated="3" table:default-cell-style-name="ce1"/>
        <table:table-column table:style-name="co61" table:default-cell-style-name="ce1"/>
        <table:table-column table:style-name="co10" table:number-columns-repeated="16366" table:default-cell-style-name="ce1"/>
        <table:table-row table:style-name="ro24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62189in" svg:height="0.675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7752in" svg:y="0.25024in" svg:width="2.0006in" svg:height="0.53255in">
                <draw:text-box>
                  <text:p text:style-name="a59" text:class-names="" text:cond-style-name=""><text:span text:style-name="a57" text:class-names="">MARÇO 2022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/>
          <table:table-cell table:style-name="ce1">
            <draw:frame draw:z-index="1" draw:id="id18" draw:style-name="a55" draw:name="Text Box 122" svg:x="0.0336in" svg:y="0in" svg:width="0.94556in" svg:height="0.29794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4">
          <table:table-cell table:number-columns-repeated="16384"/>
        </table:table-row>
        <table:table-row table:style-name="ro33">
          <table:table-cell/>
          <table:table-cell office:value-type="string" table:style-name="ce231">
            <text:p><text:s/>Quadro 6 - OFERTAS DE EMPREGO, POR <text:s/>REGIÕES<text:s text:c="3"/></text:p>
          </table:table-cell>
          <table:table-cell table:number-columns-repeated="8" table:style-name="ce228"/>
          <table:table-cell table:number-columns-repeated="2" table:style-name="ce407"/>
          <table:table-cell table:number-columns-repeated="16372" table:style-name="ce1"/>
        </table:table-row>
        <table:table-row table:style-name="ro33">
          <table:table-cell/>
          <table:table-cell office:value-type="string" table:style-name="ce359">
            <text:p>Situação no fim do mês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number-columns-repeated="16372" table:style-name="ce1"/>
        </table:table-row>
        <table:table-row table:style-name="ro47">
          <table:table-cell/>
          <table:table-cell table:style-name="ce229"/>
          <table:table-cell table:style-name="ce235"/>
          <table:table-cell table:number-columns-repeated="9" table:style-name="ce229"/>
          <table:table-cell table:number-columns-repeated="16372" table:style-name="ce1"/>
        </table:table-row>
        <table:table-row table:style-name="ro11">
          <table:table-cell/>
          <table:table-cell table:style-name="ce23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office:value-type="string" table:number-columns-spanned="4" table:number-rows-spanned="1" table:style-name="ce39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7">
          <table:table-cell/>
          <table:table-cell table:style-name="ce242"/>
          <table:table-cell office:value-type="string" table:style-name="ce243">
            <text:p>MARÇO 2022</text:p>
          </table:table-cell>
          <table:table-cell office:value-type="string" table:style-name="ce244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246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246">
            <text:p>%</text:p>
          </table:table-cell>
          <table:table-cell office:value-type="string" table:number-columns-spanned="2" table:number-rows-spanned="1" table:style-name="ce392">
            <text:p>Mês <text:s/>anterior</text:p>
          </table:table-cell>
          <table:covered-table-cell/>
          <table:table-cell office:value-type="string" table:number-columns-spanned="2" table:number-rows-spanned="1" table:style-name="ce393">
            <text:p>Mês <text:s/>homólogo<text:span text:style-name="T3">(1)<text:s/></text:span></text:p>
          </table:table-cell>
          <table:covered-table-cell/>
          <table:table-cell table:number-columns-repeated="16372" table:style-name="ce1"/>
        </table:table-row>
        <table:table-row table:style-name="ro47">
          <table:table-cell/>
          <table:table-cell table:style-name="ce247"/>
          <table:table-cell table:style-name="ce323"/>
          <table:table-cell table:style-name="ce324"/>
          <table:table-cell table:style-name="ce325"/>
          <table:table-cell table:style-name="ce326"/>
          <table:table-cell table:style-name="ce325"/>
          <table:table-cell table:style-name="ce326"/>
          <table:table-cell office:value-type="string" table:style-name="ce328">
            <text:p>Var. Abs.</text:p>
          </table:table-cell>
          <table:table-cell office:value-type="string" table:style-name="ce329">
            <text:p>Var. %</text:p>
          </table:table-cell>
          <table:table-cell office:value-type="string" table:style-name="ce328">
            <text:p>Var. Abs.</text:p>
          </table:table-cell>
          <table:table-cell office:value-type="string" table:style-name="ce330">
            <text:p>Var. %</text:p>
          </table:table-cell>
          <table:table-cell table:number-columns-repeated="16372" table:style-name="ce1"/>
        </table:table-row>
        <table:table-row table:style-name="ro45">
          <table:table-cell/>
          <table:table-cell table:style-name="ce229"/>
          <table:table-cell table:style-name="ce331"/>
          <table:table-cell table:style-name="ce332"/>
          <table:table-cell table:style-name="ce333"/>
          <table:table-cell table:style-name="ce334"/>
          <table:table-cell table:style-name="ce333"/>
          <table:table-cell table:style-name="ce334"/>
          <table:table-cell table:style-name="ce335"/>
          <table:table-cell table:number-columns-repeated="3" table:style-name="ce336"/>
          <table:table-cell table:style-name="ce255"/>
          <table:table-cell table:number-columns-repeated="16371" table:style-name="ce1"/>
        </table:table-row>
        <table:table-row table:style-name="ro46">
          <table:table-cell/>
          <table:table-cell office:value-type="string" table:style-name="ce337">
            <text:p>PORTUGAL</text:p>
          </table:table-cell>
          <table:table-cell office:value-type="float" office:value="20175" table:style-name="ce338">
            <text:p>20 175</text:p>
          </table:table-cell>
          <table:table-cell office:value-type="float" office:value="99.999999999999986" table:style-name="ce339">
            <text:p>100,0<text:s text:c="5"/></text:p>
          </table:table-cell>
          <table:table-cell office:value-type="float" office:value="17291" table:style-name="ce340">
            <text:p>17 291</text:p>
          </table:table-cell>
          <table:table-cell office:value-type="float" office:value="99.999999999999986" table:style-name="ce342">
            <text:p>100,0<text:s text:c="5"/></text:p>
          </table:table-cell>
          <table:table-cell office:value-type="float" office:value="14371" table:style-name="ce340">
            <text:p>14 371</text:p>
          </table:table-cell>
          <table:table-cell office:value-type="float" office:value="100" table:style-name="ce342">
            <text:p>100,0<text:s text:c="5"/></text:p>
          </table:table-cell>
          <table:table-cell office:value-type="float" office:value="2884" table:style-name="ce266">
            <text:p>+2 884</text:p>
          </table:table-cell>
          <table:table-cell office:value-type="float" office:value="16.679197270256203" table:style-name="ce267">
            <text:p>+16,7<text:s text:c="3"/></text:p>
          </table:table-cell>
          <table:table-cell office:value-type="float" office:value="5804" table:style-name="ce266">
            <text:p>+5 804</text:p>
          </table:table-cell>
          <table:table-cell office:value-type="float" office:value="40.386890265117245" table:style-name="ce267">
            <text:p>+40,4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43">
            <text:p>CONTINENTE</text:p>
          </table:table-cell>
          <table:table-cell office:value-type="float" office:value="19582" table:style-name="ce338">
            <text:p>19 582</text:p>
          </table:table-cell>
          <table:table-cell office:value-type="float" office:value="97.060718711276323" table:style-name="ce339">
            <text:p>97,1<text:s text:c="5"/></text:p>
          </table:table-cell>
          <table:table-cell office:value-type="float" office:value="16768" table:style-name="ce340">
            <text:p>16 768</text:p>
          </table:table-cell>
          <table:table-cell office:value-type="float" office:value="96.975305072002769" table:style-name="ce341">
            <text:p>97,0<text:s text:c="5"/></text:p>
          </table:table-cell>
          <table:table-cell office:value-type="float" office:value="14045" table:style-name="ce340">
            <text:p>14 045</text:p>
          </table:table-cell>
          <table:table-cell office:value-type="float" office:value="97.731542690139861" table:style-name="ce342">
            <text:p>97,7<text:s text:c="5"/></text:p>
          </table:table-cell>
          <table:table-cell office:value-type="float" office:value="2814" table:style-name="ce266">
            <text:p>+2 814</text:p>
          </table:table-cell>
          <table:table-cell office:value-type="float" office:value="16.781965648854964" table:style-name="ce267">
            <text:p>+16,8<text:s text:c="3"/></text:p>
          </table:table-cell>
          <table:table-cell office:value-type="float" office:value="5537" table:style-name="ce266">
            <text:p>+5 537</text:p>
          </table:table-cell>
          <table:table-cell office:value-type="float" office:value="39.423282306870775" table:style-name="ce267">
            <text:p>+39,4<text:s text:c="3"/></text:p>
          </table:table-cell>
          <table:table-cell table:style-name="ce1"/>
          <table:table-cell table:style-name="ce316"/>
          <table:table-cell table:number-columns-repeated="16370"/>
        </table:table-row>
        <table:table-row table:style-name="ro11">
          <table:table-cell/>
          <table:table-cell office:value-type="string" table:style-name="ce344">
            <text:p>Norte</text:p>
          </table:table-cell>
          <table:table-cell office:value-type="float" office:value="4329" table:style-name="ce345">
            <text:p>4 329</text:p>
          </table:table-cell>
          <table:table-cell office:value-type="float" office:value="21.457249070631971" table:style-name="ce346">
            <text:p>21,5<text:s text:c="5"/></text:p>
          </table:table-cell>
          <table:table-cell office:value-type="float" office:value="3146" table:style-name="ce347">
            <text:p>3 146</text:p>
          </table:table-cell>
          <table:table-cell office:value-type="float" office:value="18.194436412006247" table:style-name="ce348">
            <text:p>18,2<text:s text:c="5"/></text:p>
          </table:table-cell>
          <table:table-cell office:value-type="float" office:value="3220" table:style-name="ce347">
            <text:p>3 220</text:p>
          </table:table-cell>
          <table:table-cell office:value-type="float" office:value="22.406234778373111" table:style-name="ce349">
            <text:p>22,4<text:s text:c="5"/></text:p>
          </table:table-cell>
          <table:table-cell office:value-type="float" office:value="1183" table:style-name="ce275">
            <text:p>+1 183</text:p>
          </table:table-cell>
          <table:table-cell office:value-type="float" office:value="37.603305785123972" table:style-name="ce276">
            <text:p>+37,6<text:s text:c="3"/></text:p>
          </table:table-cell>
          <table:table-cell office:value-type="float" office:value="1109" table:style-name="ce275">
            <text:p>+1 109</text:p>
          </table:table-cell>
          <table:table-cell office:value-type="float" office:value="34.440993788819874" table:style-name="ce276">
            <text:p>+34,4<text:s text:c="3"/></text:p>
          </table:table-cell>
          <table:table-cell table:style-name="ce1"/>
          <table:table-cell table:style-name="ce316"/>
          <table:table-cell table:number-columns-repeated="16370"/>
        </table:table-row>
        <table:table-row table:style-name="ro4">
          <table:table-cell/>
          <table:table-cell office:value-type="string" table:style-name="ce344">
            <text:p>Centro</text:p>
          </table:table-cell>
          <table:table-cell office:value-type="float" office:value="4363" table:style-name="ce345">
            <text:p>4 363</text:p>
          </table:table-cell>
          <table:table-cell office:value-type="float" office:value="21.625774473358117" table:style-name="ce346">
            <text:p>21,6<text:s text:c="5"/></text:p>
          </table:table-cell>
          <table:table-cell office:value-type="float" office:value="3957" table:style-name="ce347">
            <text:p>3 957</text:p>
          </table:table-cell>
          <table:table-cell office:value-type="float" office:value="22.884737724827943" table:style-name="ce348">
            <text:p>22,9<text:s text:c="5"/></text:p>
          </table:table-cell>
          <table:table-cell office:value-type="float" office:value="3960" table:style-name="ce347">
            <text:p>3 960</text:p>
          </table:table-cell>
          <table:table-cell office:value-type="float" office:value="27.555493702595506" table:style-name="ce349">
            <text:p>27,6<text:s text:c="5"/></text:p>
          </table:table-cell>
          <table:table-cell office:value-type="float" office:value="406" table:style-name="ce275">
            <text:p>+ 406</text:p>
          </table:table-cell>
          <table:table-cell office:value-type="float" office:value="10.260298205711397" table:style-name="ce276">
            <text:p>+10,3<text:s text:c="3"/></text:p>
          </table:table-cell>
          <table:table-cell office:value-type="float" office:value="403" table:style-name="ce275">
            <text:p>+ 403</text:p>
          </table:table-cell>
          <table:table-cell office:value-type="float" office:value="10.176767676767676" table:style-name="ce276">
            <text:p>+10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44">
            <text:p>Lisboa V. Tejo</text:p>
          </table:table-cell>
          <table:table-cell office:value-type="float" office:value="7300" table:style-name="ce345">
            <text:p>7 300</text:p>
          </table:table-cell>
          <table:table-cell office:value-type="float" office:value="36.183395291201983" table:style-name="ce346">
            <text:p>36,2<text:s text:c="5"/></text:p>
          </table:table-cell>
          <table:table-cell office:value-type="float" office:value="6522" table:style-name="ce347">
            <text:p>6 522</text:p>
          </table:table-cell>
          <table:table-cell office:value-type="float" office:value="37.719044589670922" table:style-name="ce348">
            <text:p>37,7<text:s text:c="5"/></text:p>
          </table:table-cell>
          <table:table-cell office:value-type="float" office:value="4649" table:style-name="ce347">
            <text:p>4 649</text:p>
          </table:table-cell>
          <table:table-cell office:value-type="float" office:value="32.34987126852689" table:style-name="ce349">
            <text:p>32,3<text:s text:c="5"/></text:p>
          </table:table-cell>
          <table:table-cell office:value-type="float" office:value="778" table:style-name="ce275">
            <text:p>+ 778</text:p>
          </table:table-cell>
          <table:table-cell office:value-type="float" office:value="11.92885617908617" table:style-name="ce276">
            <text:p>+11,9<text:s text:c="3"/></text:p>
          </table:table-cell>
          <table:table-cell office:value-type="float" office:value="2651" table:style-name="ce275">
            <text:p>+2 651</text:p>
          </table:table-cell>
          <table:table-cell office:value-type="float" office:value="57.023015702301571" table:style-name="ce276">
            <text:p>+57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44">
            <text:p>Alentejo</text:p>
          </table:table-cell>
          <table:table-cell office:value-type="float" office:value="1923" table:style-name="ce345">
            <text:p>1 923</text:p>
          </table:table-cell>
          <table:table-cell office:value-type="float" office:value="9.5315985130111525" table:style-name="ce346">
            <text:p>9,5<text:s text:c="5"/></text:p>
          </table:table-cell>
          <table:table-cell office:value-type="float" office:value="1867" table:style-name="ce347">
            <text:p>1 867</text:p>
          </table:table-cell>
          <table:table-cell office:value-type="float" office:value="10.797524723844774" table:style-name="ce348">
            <text:p>10,8<text:s text:c="5"/></text:p>
          </table:table-cell>
          <table:table-cell office:value-type="float" office:value="1819" table:style-name="ce347">
            <text:p>1 819</text:p>
          </table:table-cell>
          <table:table-cell office:value-type="float" office:value="12.657435112379098" table:style-name="ce349">
            <text:p>12,7<text:s text:c="5"/></text:p>
          </table:table-cell>
          <table:table-cell office:value-type="float" office:value="56" table:style-name="ce275">
            <text:p>+ 56</text:p>
          </table:table-cell>
          <table:table-cell office:value-type="float" office:value="2.9994643813604713" table:style-name="ce276">
            <text:p>+3,0<text:s text:c="3"/></text:p>
          </table:table-cell>
          <table:table-cell office:value-type="float" office:value="104" table:style-name="ce275">
            <text:p>+ 104</text:p>
          </table:table-cell>
          <table:table-cell office:value-type="float" office:value="5.7174271577789995" table:style-name="ce276">
            <text:p>+5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44">
            <text:p>Algarve</text:p>
          </table:table-cell>
          <table:table-cell office:value-type="float" office:value="1667" table:style-name="ce345">
            <text:p>1 667</text:p>
          </table:table-cell>
          <table:table-cell office:value-type="float" office:value="8.262701363073111" table:style-name="ce346">
            <text:p>8,3<text:s text:c="5"/></text:p>
          </table:table-cell>
          <table:table-cell office:value-type="float" office:value="1276" table:style-name="ce347">
            <text:p>1 276</text:p>
          </table:table-cell>
          <table:table-cell office:value-type="float" office:value="7.3795616216528828" table:style-name="ce348">
            <text:p>7,4<text:s text:c="5"/></text:p>
          </table:table-cell>
          <table:table-cell office:value-type="float" office:value="397" table:style-name="ce347">
            <text:p><text:s/>397</text:p>
          </table:table-cell>
          <table:table-cell office:value-type="float" office:value="2.7625078282652566" table:style-name="ce349">
            <text:p>2,8<text:s text:c="5"/></text:p>
          </table:table-cell>
          <table:table-cell office:value-type="float" office:value="391" table:style-name="ce275">
            <text:p>+ 391</text:p>
          </table:table-cell>
          <table:table-cell office:value-type="float" office:value="30.642633228840126" table:style-name="ce276">
            <text:p>+30,6<text:s text:c="3"/></text:p>
          </table:table-cell>
          <table:table-cell office:value-type="float" office:value="1270" table:style-name="ce275">
            <text:p>+1 270</text:p>
          </table:table-cell>
          <table:table-cell office:value-type="float" office:value="319.89924433249371" table:style-name="ce276">
            <text:p>+319,9<text:s text:c="3"/></text:p>
          </table:table-cell>
          <table:table-cell table:number-columns-repeated="16372"/>
        </table:table-row>
        <table:table-row table:style-name="ro15">
          <table:table-cell/>
          <table:table-cell office:value-type="string" table:style-name="ce343">
            <text:p>REG.AUTÓNOMAS</text:p>
          </table:table-cell>
          <table:table-cell office:value-type="float" office:value="593" table:style-name="ce338">
            <text:p><text:s/>593</text:p>
          </table:table-cell>
          <table:table-cell office:value-type="float" office:value="2.9392812887236679" table:style-name="ce339">
            <text:p>2,9<text:s text:c="5"/></text:p>
          </table:table-cell>
          <table:table-cell office:value-type="float" office:value="523" table:style-name="ce340">
            <text:p><text:s/>523</text:p>
          </table:table-cell>
          <table:table-cell office:value-type="float" office:value="3.0246949279972237" table:style-name="ce341">
            <text:p>3,0<text:s text:c="5"/></text:p>
          </table:table-cell>
          <table:table-cell office:value-type="float" office:value="326" table:style-name="ce340">
            <text:p><text:s/>326</text:p>
          </table:table-cell>
          <table:table-cell office:value-type="float" office:value="2.2684573098601351" table:style-name="ce342">
            <text:p>2,3<text:s text:c="5"/></text:p>
          </table:table-cell>
          <table:table-cell office:value-type="float" office:value="70" table:style-name="ce266">
            <text:p>+ 70</text:p>
          </table:table-cell>
          <table:table-cell office:value-type="float" office:value="13.384321223709369" table:style-name="ce267">
            <text:p>+13,4<text:s text:c="3"/></text:p>
          </table:table-cell>
          <table:table-cell office:value-type="float" office:value="267" table:style-name="ce266">
            <text:p>+ 267</text:p>
          </table:table-cell>
          <table:table-cell office:value-type="float" office:value="81.901840490797554" table:style-name="ce267">
            <text:p>+81,9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344">
            <text:p>Açores</text:p>
          </table:table-cell>
          <table:table-cell office:value-type="float" office:value="33" table:style-name="ce345">
            <text:p><text:s/>33</text:p>
          </table:table-cell>
          <table:table-cell office:value-type="float" office:value="0.16356877323420074" table:style-name="ce346">
            <text:p>0,2<text:s text:c="5"/></text:p>
          </table:table-cell>
          <table:table-cell office:value-type="float" office:value="52" table:style-name="ce347">
            <text:p><text:s/>52</text:p>
          </table:table-cell>
          <table:table-cell office:value-type="float" office:value="0.30073448614886356" table:style-name="ce348">
            <text:p>0,3<text:s text:c="5"/></text:p>
          </table:table-cell>
          <table:table-cell office:value-type="float" office:value="32" table:style-name="ce347">
            <text:p><text:s/>32</text:p>
          </table:table-cell>
          <table:table-cell office:value-type="float" office:value="0.22267065618258994" table:style-name="ce349">
            <text:p>0,2<text:s text:c="5"/></text:p>
          </table:table-cell>
          <table:table-cell office:value-type="float" office:value="-19" table:style-name="ce275">
            <text:p><text:s/>- 19</text:p>
          </table:table-cell>
          <table:table-cell office:value-type="float" office:value="-36.538461538461533" table:style-name="ce276">
            <text:p>-36,5<text:s text:c="3"/></text:p>
          </table:table-cell>
          <table:table-cell office:value-type="float" office:value="1" table:style-name="ce275">
            <text:p>+ 1</text:p>
          </table:table-cell>
          <table:table-cell office:value-type="float" office:value="3.125" table:style-name="ce276">
            <text:p>+3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44">
            <text:p>Madeira</text:p>
          </table:table-cell>
          <table:table-cell office:value-type="float" office:value="560" table:style-name="ce345">
            <text:p><text:s/>560</text:p>
          </table:table-cell>
          <table:table-cell office:value-type="float" office:value="2.7757125154894671" table:style-name="ce346">
            <text:p>2,8<text:s text:c="5"/></text:p>
          </table:table-cell>
          <table:table-cell office:value-type="float" office:value="471" table:style-name="ce347">
            <text:p><text:s/>471</text:p>
          </table:table-cell>
          <table:table-cell office:value-type="float" office:value="2.7239604418483601" table:style-name="ce348">
            <text:p>2,7<text:s text:c="5"/></text:p>
          </table:table-cell>
          <table:table-cell office:value-type="float" office:value="294" table:style-name="ce347">
            <text:p><text:s/>294</text:p>
          </table:table-cell>
          <table:table-cell office:value-type="float" office:value="2.0457866536775451" table:style-name="ce349">
            <text:p>2,0<text:s text:c="5"/></text:p>
          </table:table-cell>
          <table:table-cell office:value-type="float" office:value="89" table:style-name="ce275">
            <text:p>+ 89</text:p>
          </table:table-cell>
          <table:table-cell office:value-type="float" office:value="18.895966029723994" table:style-name="ce276">
            <text:p>+18,9<text:s text:c="3"/></text:p>
          </table:table-cell>
          <table:table-cell office:value-type="float" office:value="266" table:style-name="ce275">
            <text:p>+ 266</text:p>
          </table:table-cell>
          <table:table-cell office:value-type="float" office:value="90.476190476190482" table:style-name="ce276">
            <text:p>+90,5<text:s text:c="3"/></text:p>
          </table:table-cell>
          <table:table-cell table:number-columns-repeated="16372"/>
        </table:table-row>
        <table:table-row table:style-name="ro43">
          <table:table-cell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3"/>
          <table:table-cell table:style-name="ce355"/>
          <table:table-cell table:style-name="ce356"/>
          <table:table-cell table:style-name="ce357"/>
          <table:table-cell table:style-name="ce356"/>
          <table:table-cell table:style-name="ce357"/>
          <table:table-cell table:number-columns-repeated="16372"/>
        </table:table-row>
        <table:table-row table:style-name="ro8">
          <table:table-cell/>
          <table:table-cell office:value-type="string" table:style-name="ce30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24">
          <table:table-cell table:number-columns-repeated="16384"/>
        </table:table-row>
        <table:table-row table:style-name="ro24">
          <table:table-cell/>
          <table:table-cell table:number-columns-repeated="11" table:style-name="ce229"/>
          <table:table-cell table:number-columns-repeated="16372"/>
        </table:table-row>
        <table:table-row table:style-name="ro33">
          <table:table-cell/>
          <table:table-cell office:value-type="string" table:style-name="ce231">
            <text:p><text:s/>Quadro 7 - DESEMPREGADOS <text:s/>INSCRITOS, <text:s text:c="2"/>POR <text:s/>REGIÕES<text:s text:c="3"/></text:p>
          </table:table-cell>
          <table:table-cell table:number-columns-repeated="10" table:style-name="ce228"/>
          <table:table-cell table:number-columns-repeated="16372"/>
        </table:table-row>
        <table:table-row table:style-name="ro33">
          <table:table-cell/>
          <table:table-cell office:value-type="string" table:style-name="ce233">
            <text:p>Movimento ao longo do mês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number-columns-repeated="16372" table:style-name="ce1"/>
        </table:table-row>
        <table:table-row table:style-name="ro24">
          <table:table-cell/>
          <table:table-cell table:style-name="ce229"/>
          <table:table-cell table:style-name="ce235"/>
          <table:table-cell table:number-columns-repeated="9" table:style-name="ce229"/>
          <table:table-cell table:number-columns-repeated="16372" table:style-name="ce1"/>
        </table:table-row>
        <table:table-row table:style-name="ro24">
          <table:table-cell/>
          <table:table-cell table:style-name="ce23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office:value-type="string" table:number-columns-spanned="4" table:number-rows-spanned="1" table:style-name="ce39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8">
          <table:table-cell/>
          <table:table-cell table:style-name="ce242"/>
          <table:table-cell office:value-type="string" table:style-name="ce243">
            <text:p>MARÇO 2022</text:p>
          </table:table-cell>
          <table:table-cell office:value-type="string" table:style-name="ce244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246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246">
            <text:p>%</text:p>
          </table:table-cell>
          <table:table-cell office:value-type="string" table:number-columns-spanned="2" table:number-rows-spanned="1" table:style-name="ce392">
            <text:p>Mês <text:s/>anterior</text:p>
          </table:table-cell>
          <table:covered-table-cell/>
          <table:table-cell office:value-type="string" table:number-columns-spanned="2" table:number-rows-spanned="1" table:style-name="ce393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247"/>
          <table:table-cell table:style-name="ce323"/>
          <table:table-cell table:style-name="ce324"/>
          <table:table-cell table:style-name="ce325"/>
          <table:table-cell table:style-name="ce326"/>
          <table:table-cell table:style-name="ce325"/>
          <table:table-cell table:style-name="ce326"/>
          <table:table-cell office:value-type="string" table:style-name="ce328">
            <text:p>Var. Abs.</text:p>
          </table:table-cell>
          <table:table-cell office:value-type="string" table:style-name="ce329">
            <text:p>Var. %</text:p>
          </table:table-cell>
          <table:table-cell office:value-type="string" table:style-name="ce328">
            <text:p>Var. Abs.</text:p>
          </table:table-cell>
          <table:table-cell office:value-type="string" table:style-name="ce330">
            <text:p>Var. %</text:p>
          </table:table-cell>
          <table:table-cell table:number-columns-repeated="16372" table:style-name="ce1"/>
        </table:table-row>
        <table:table-row table:style-name="ro45">
          <table:table-cell/>
          <table:table-cell table:style-name="ce229"/>
          <table:table-cell table:style-name="ce331"/>
          <table:table-cell table:style-name="ce332"/>
          <table:table-cell table:style-name="ce333"/>
          <table:table-cell table:style-name="ce334"/>
          <table:table-cell table:style-name="ce333"/>
          <table:table-cell table:style-name="ce334"/>
          <table:table-cell table:style-name="ce335"/>
          <table:table-cell table:number-columns-repeated="3" table:style-name="ce336"/>
          <table:table-cell table:style-name="ce255"/>
          <table:table-cell table:number-columns-repeated="16371"/>
        </table:table-row>
        <table:table-row table:style-name="ro28">
          <table:table-cell/>
          <table:table-cell office:value-type="string" table:style-name="ce337">
            <text:p>PORTUGAL</text:p>
          </table:table-cell>
          <table:table-cell office:value-type="float" office:value="41869" table:style-name="ce338">
            <text:p>41 869</text:p>
          </table:table-cell>
          <table:table-cell office:value-type="float" office:value="100" table:style-name="ce339">
            <text:p>100,0<text:s text:c="5"/></text:p>
          </table:table-cell>
          <table:table-cell office:value-type="float" office:value="36802" table:style-name="ce340">
            <text:p>36 802</text:p>
          </table:table-cell>
          <table:table-cell office:value-type="float" office:value="100" table:style-name="ce341">
            <text:p>100,0<text:s text:c="5"/></text:p>
          </table:table-cell>
          <table:table-cell office:value-type="float" office:value="43114" table:style-name="ce340">
            <text:p>43 114</text:p>
          </table:table-cell>
          <table:table-cell office:value-type="float" office:value="100" table:style-name="ce342">
            <text:p>100,0<text:s text:c="5"/></text:p>
          </table:table-cell>
          <table:table-cell office:value-type="float" office:value="5067" table:style-name="ce266">
            <text:p>+5 067</text:p>
          </table:table-cell>
          <table:table-cell office:value-type="float" office:value="13.768273463398728" table:style-name="ce267">
            <text:p>+13,8<text:s text:c="3"/></text:p>
          </table:table-cell>
          <table:table-cell office:value-type="float" office:value="-1245" table:style-name="ce266">
            <text:p><text:s/>-1 245</text:p>
          </table:table-cell>
          <table:table-cell office:value-type="float" office:value="-2.8876930927308995" table:style-name="ce267">
            <text:p>-2,9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43">
            <text:p>CONTINENTE</text:p>
          </table:table-cell>
          <table:table-cell office:value-type="float" office:value="40026" table:style-name="ce338">
            <text:p>40 026</text:p>
          </table:table-cell>
          <table:table-cell office:value-type="float" office:value="95.598175260932905" table:style-name="ce339">
            <text:p>95,6<text:s text:c="5"/></text:p>
          </table:table-cell>
          <table:table-cell office:value-type="float" office:value="34978" table:style-name="ce340">
            <text:p>34 978</text:p>
          </table:table-cell>
          <table:table-cell office:value-type="float" office:value="95.043747622411829" table:style-name="ce341">
            <text:p>95,0<text:s text:c="5"/></text:p>
          </table:table-cell>
          <table:table-cell office:value-type="float" office:value="41017" table:style-name="ce340">
            <text:p>41 017</text:p>
          </table:table-cell>
          <table:table-cell office:value-type="float" office:value="95.136150670315914" table:style-name="ce342">
            <text:p>95,1<text:s text:c="5"/></text:p>
          </table:table-cell>
          <table:table-cell office:value-type="float" office:value="5048" table:style-name="ce266">
            <text:p>+5 048</text:p>
          </table:table-cell>
          <table:table-cell office:value-type="float" office:value="14.431928640859971" table:style-name="ce267">
            <text:p>+14,4<text:s text:c="3"/></text:p>
          </table:table-cell>
          <table:table-cell office:value-type="float" office:value="-991" table:style-name="ce266">
            <text:p><text:s/>- 991</text:p>
          </table:table-cell>
          <table:table-cell office:value-type="float" office:value="-2.4160713850354734" table:style-name="ce267">
            <text:p>-2,4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44">
            <text:p>Norte</text:p>
          </table:table-cell>
          <table:table-cell office:value-type="float" office:value="14688" table:style-name="ce345">
            <text:p>14 688</text:p>
          </table:table-cell>
          <table:table-cell office:value-type="float" office:value="35.080847405001315" table:style-name="ce346">
            <text:p>35,1<text:s text:c="5"/></text:p>
          </table:table-cell>
          <table:table-cell office:value-type="float" office:value="12654" table:style-name="ce347">
            <text:p>12 654</text:p>
          </table:table-cell>
          <table:table-cell office:value-type="float" office:value="34.384000869517962" table:style-name="ce348">
            <text:p>34,4<text:s text:c="5"/></text:p>
          </table:table-cell>
          <table:table-cell office:value-type="float" office:value="14626" table:style-name="ce347">
            <text:p>14 626</text:p>
          </table:table-cell>
          <table:table-cell office:value-type="float" office:value="33.924015401029827" table:style-name="ce349">
            <text:p>33,9<text:s text:c="5"/></text:p>
          </table:table-cell>
          <table:table-cell office:value-type="float" office:value="2034" table:style-name="ce275">
            <text:p>+2 034</text:p>
          </table:table-cell>
          <table:table-cell office:value-type="float" office:value="16.073968705547653" table:style-name="ce276">
            <text:p>+16,1<text:s text:c="3"/></text:p>
          </table:table-cell>
          <table:table-cell office:value-type="float" office:value="62" table:style-name="ce275">
            <text:p>+ 62</text:p>
          </table:table-cell>
          <table:table-cell office:value-type="float" office:value="0.42390263913578557" table:style-name="ce276">
            <text:p>+0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44">
            <text:p>Centro</text:p>
          </table:table-cell>
          <table:table-cell office:value-type="float" office:value="6406" table:style-name="ce345">
            <text:p>6 406</text:p>
          </table:table-cell>
          <table:table-cell office:value-type="float" office:value="15.300102701282572" table:style-name="ce346">
            <text:p>15,3<text:s text:c="5"/></text:p>
          </table:table-cell>
          <table:table-cell office:value-type="float" office:value="5798" table:style-name="ce347">
            <text:p>5 798</text:p>
          </table:table-cell>
          <table:table-cell office:value-type="float" office:value="15.754578555513287" table:style-name="ce348">
            <text:p>15,8<text:s text:c="5"/></text:p>
          </table:table-cell>
          <table:table-cell office:value-type="float" office:value="6047" table:style-name="ce347">
            <text:p>6 047</text:p>
          </table:table-cell>
          <table:table-cell office:value-type="float" office:value="14.025606531521085" table:style-name="ce349">
            <text:p>14,0<text:s text:c="5"/></text:p>
          </table:table-cell>
          <table:table-cell office:value-type="float" office:value="608" table:style-name="ce275">
            <text:p>+ 608</text:p>
          </table:table-cell>
          <table:table-cell office:value-type="float" office:value="10.486374611935149" table:style-name="ce276">
            <text:p>+10,5<text:s text:c="3"/></text:p>
          </table:table-cell>
          <table:table-cell office:value-type="float" office:value="359" table:style-name="ce275">
            <text:p>+ 359</text:p>
          </table:table-cell>
          <table:table-cell office:value-type="float" office:value="5.9368281792624442" table:style-name="ce276">
            <text:p>+5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44">
            <text:p>Lisboa V. Tejo</text:p>
          </table:table-cell>
          <table:table-cell office:value-type="float" office:value="14774" table:style-name="ce345">
            <text:p>14 774</text:p>
          </table:table-cell>
          <table:table-cell office:value-type="float" office:value="35.286249970144979" table:style-name="ce346">
            <text:p>35,3<text:s text:c="5"/></text:p>
          </table:table-cell>
          <table:table-cell office:value-type="float" office:value="12942" table:style-name="ce347">
            <text:p>12 942</text:p>
          </table:table-cell>
          <table:table-cell office:value-type="float" office:value="35.166567034400302" table:style-name="ce348">
            <text:p>35,2<text:s text:c="5"/></text:p>
          </table:table-cell>
          <table:table-cell office:value-type="float" office:value="15934" table:style-name="ce347">
            <text:p>15 934</text:p>
          </table:table-cell>
          <table:table-cell office:value-type="float" office:value="36.957832722549519" table:style-name="ce349">
            <text:p>37,0<text:s text:c="5"/></text:p>
          </table:table-cell>
          <table:table-cell office:value-type="float" office:value="1832" table:style-name="ce275">
            <text:p>+1 832</text:p>
          </table:table-cell>
          <table:table-cell office:value-type="float" office:value="14.155462834183281" table:style-name="ce276">
            <text:p>+14,2<text:s text:c="3"/></text:p>
          </table:table-cell>
          <table:table-cell office:value-type="float" office:value="-1160" table:style-name="ce275">
            <text:p><text:s/>-1 160</text:p>
          </table:table-cell>
          <table:table-cell office:value-type="float" office:value="-7.2800301242625833" table:style-name="ce276">
            <text:p>-7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44">
            <text:p>Alentejo</text:p>
          </table:table-cell>
          <table:table-cell office:value-type="float" office:value="2212" table:style-name="ce345">
            <text:p>2 212</text:p>
          </table:table-cell>
          <table:table-cell office:value-type="float" office:value="5.2831450476486186" table:style-name="ce346">
            <text:p>5,3<text:s text:c="5"/></text:p>
          </table:table-cell>
          <table:table-cell office:value-type="float" office:value="1773" table:style-name="ce347">
            <text:p>1 773</text:p>
          </table:table-cell>
          <table:table-cell office:value-type="float" office:value="4.8176729525569266" table:style-name="ce348">
            <text:p>4,8<text:s text:c="5"/></text:p>
          </table:table-cell>
          <table:table-cell office:value-type="float" office:value="2258" table:style-name="ce347">
            <text:p>2 258</text:p>
          </table:table-cell>
          <table:table-cell office:value-type="float" office:value="5.2372779143665626" table:style-name="ce349">
            <text:p>5,2<text:s text:c="5"/></text:p>
          </table:table-cell>
          <table:table-cell office:value-type="float" office:value="439" table:style-name="ce275">
            <text:p>+ 439</text:p>
          </table:table-cell>
          <table:table-cell office:value-type="float" office:value="24.760293288212072" table:style-name="ce276">
            <text:p>+24,8<text:s text:c="3"/></text:p>
          </table:table-cell>
          <table:table-cell office:value-type="float" office:value="-46" table:style-name="ce275">
            <text:p><text:s/>- 46</text:p>
          </table:table-cell>
          <table:table-cell office:value-type="float" office:value="-2.0372010628875112" table:style-name="ce276">
            <text:p>-2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44">
            <text:p>Algarve</text:p>
          </table:table-cell>
          <table:table-cell office:value-type="float" office:value="1946" table:style-name="ce345">
            <text:p>1 946</text:p>
          </table:table-cell>
          <table:table-cell office:value-type="float" office:value="4.64783013685543" table:style-name="ce346">
            <text:p>4,6<text:s text:c="5"/></text:p>
          </table:table-cell>
          <table:table-cell office:value-type="float" office:value="1811" table:style-name="ce347">
            <text:p>1 811</text:p>
          </table:table-cell>
          <table:table-cell office:value-type="float" office:value="4.9209282104233463" table:style-name="ce348">
            <text:p>4,9<text:s text:c="5"/></text:p>
          </table:table-cell>
          <table:table-cell office:value-type="float" office:value="2152" table:style-name="ce347">
            <text:p>2 152</text:p>
          </table:table-cell>
          <table:table-cell office:value-type="float" office:value="4.9914181008489118" table:style-name="ce349">
            <text:p>5,0<text:s text:c="5"/></text:p>
          </table:table-cell>
          <table:table-cell office:value-type="float" office:value="135" table:style-name="ce275">
            <text:p>+ 135</text:p>
          </table:table-cell>
          <table:table-cell office:value-type="float" office:value="7.4544450579790169" table:style-name="ce276">
            <text:p>+7,5<text:s text:c="3"/></text:p>
          </table:table-cell>
          <table:table-cell office:value-type="float" office:value="-206" table:style-name="ce275">
            <text:p><text:s/>- 206</text:p>
          </table:table-cell>
          <table:table-cell office:value-type="float" office:value="-9.5724907063197033" table:style-name="ce276">
            <text:p>-9,6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343">
            <text:p>REG.AUTÓNOMAS</text:p>
          </table:table-cell>
          <table:table-cell office:value-type="float" office:value="1843" table:style-name="ce338">
            <text:p>1 843</text:p>
          </table:table-cell>
          <table:table-cell office:value-type="float" office:value="4.4018247390670906" table:style-name="ce339">
            <text:p>4,4<text:s text:c="5"/></text:p>
          </table:table-cell>
          <table:table-cell office:value-type="float" office:value="1824" table:style-name="ce340">
            <text:p>1 824</text:p>
          </table:table-cell>
          <table:table-cell office:value-type="float" office:value="4.9562523775881742" table:style-name="ce341">
            <text:p>5,0<text:s text:c="5"/></text:p>
          </table:table-cell>
          <table:table-cell office:value-type="float" office:value="2097" table:style-name="ce340">
            <text:p>2 097</text:p>
          </table:table-cell>
          <table:table-cell office:value-type="float" office:value="4.8638493296840934" table:style-name="ce342">
            <text:p>4,9<text:s text:c="5"/></text:p>
          </table:table-cell>
          <table:table-cell office:value-type="float" office:value="19" table:style-name="ce266">
            <text:p>+ 19</text:p>
          </table:table-cell>
          <table:table-cell office:value-type="float" office:value="1.0416666666666665" table:style-name="ce267">
            <text:p>+1,0<text:s text:c="3"/></text:p>
          </table:table-cell>
          <table:table-cell office:value-type="float" office:value="-254" table:style-name="ce266">
            <text:p><text:s/>- 254</text:p>
          </table:table-cell>
          <table:table-cell office:value-type="float" office:value="-12.112541726275632" table:style-name="ce267">
            <text:p>-12,1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44">
            <text:p>Açores</text:p>
          </table:table-cell>
          <table:table-cell office:value-type="float" office:value="964" table:style-name="ce345">
            <text:p><text:s/>964</text:p>
          </table:table-cell>
          <table:table-cell office:value-type="float" office:value="2.3024194511452389" table:style-name="ce346">
            <text:p>2,3<text:s text:c="5"/></text:p>
          </table:table-cell>
          <table:table-cell office:value-type="float" office:value="882" table:style-name="ce347">
            <text:p><text:s/>882</text:p>
          </table:table-cell>
          <table:table-cell office:value-type="float" office:value="2.3966088799521765" table:style-name="ce348">
            <text:p>2,4<text:s text:c="5"/></text:p>
          </table:table-cell>
          <table:table-cell office:value-type="float" office:value="1018" table:style-name="ce347">
            <text:p>1 018</text:p>
          </table:table-cell>
          <table:table-cell office:value-type="float" office:value="2.3611819826506468" table:style-name="ce349">
            <text:p>2,4<text:s text:c="5"/></text:p>
          </table:table-cell>
          <table:table-cell office:value-type="float" office:value="82" table:style-name="ce275">
            <text:p>+ 82</text:p>
          </table:table-cell>
          <table:table-cell office:value-type="float" office:value="9.2970521541950113" table:style-name="ce276">
            <text:p>+9,3<text:s text:c="3"/></text:p>
          </table:table-cell>
          <table:table-cell office:value-type="float" office:value="-54" table:style-name="ce275">
            <text:p><text:s/>- 54</text:p>
          </table:table-cell>
          <table:table-cell office:value-type="float" office:value="-5.3045186640471513" table:style-name="ce276">
            <text:p>-5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44">
            <text:p>Madeira</text:p>
          </table:table-cell>
          <table:table-cell office:value-type="float" office:value="879" table:style-name="ce345">
            <text:p><text:s/>879</text:p>
          </table:table-cell>
          <table:table-cell office:value-type="float" office:value="2.0994052879218517" table:style-name="ce346">
            <text:p>2,1<text:s text:c="5"/></text:p>
          </table:table-cell>
          <table:table-cell office:value-type="float" office:value="942" table:style-name="ce347">
            <text:p><text:s/>942</text:p>
          </table:table-cell>
          <table:table-cell office:value-type="float" office:value="2.5596434976359981" table:style-name="ce348">
            <text:p>2,6<text:s text:c="5"/></text:p>
          </table:table-cell>
          <table:table-cell office:value-type="float" office:value="1079" table:style-name="ce347">
            <text:p>1 079</text:p>
          </table:table-cell>
          <table:table-cell office:value-type="float" office:value="2.5026673470334462" table:style-name="ce349">
            <text:p>2,5<text:s text:c="5"/></text:p>
          </table:table-cell>
          <table:table-cell office:value-type="float" office:value="-63" table:style-name="ce275">
            <text:p><text:s/>- 63</text:p>
          </table:table-cell>
          <table:table-cell office:value-type="float" office:value="-6.6878980891719744" table:style-name="ce276">
            <text:p>-6,7<text:s text:c="3"/></text:p>
          </table:table-cell>
          <table:table-cell office:value-type="float" office:value="-200" table:style-name="ce275">
            <text:p><text:s/>- 200</text:p>
          </table:table-cell>
          <table:table-cell office:value-type="float" office:value="-18.535681186283597" table:style-name="ce276">
            <text:p>-18,5<text:s text:c="3"/></text:p>
          </table:table-cell>
          <table:table-cell table:number-columns-repeated="16372" table:style-name="ce1"/>
        </table:table-row>
        <table:table-row table:style-name="ro44">
          <table:table-cell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3"/>
          <table:table-cell table:style-name="ce355"/>
          <table:table-cell table:style-name="ce356"/>
          <table:table-cell table:style-name="ce357"/>
          <table:table-cell table:style-name="ce356"/>
          <table:table-cell table:style-name="ce357"/>
          <table:table-cell table:number-columns-repeated="16372" table:style-name="ce1"/>
        </table:table-row>
        <table:table-row table:style-name="ro47">
          <table:table-cell/>
          <table:table-cell office:value-type="string" table:style-name="ce304">
            <text:p><text:s text:c="4"/>(1) - Mês homólogo do ano anterior</text:p>
          </table:table-cell>
          <table:table-cell table:number-columns-repeated="2" table:style-name="ce230"/>
          <table:table-cell table:number-columns-repeated="4" table:style-name="ce304"/>
          <table:table-cell table:style-name="ce230"/>
          <table:table-cell table:style-name="ce305"/>
          <table:table-cell table:number-columns-repeated="2" table:style-name="ce230"/>
          <table:table-cell table:number-columns-repeated="16372" table:style-name="ce1"/>
        </table:table-row>
        <table:table-row table:number-rows-repeated="3" table:style-name="ro47">
          <table:table-cell/>
          <table:table-cell table:number-columns-repeated="3" table:style-name="ce1"/>
          <table:table-cell table:number-columns-repeated="2" table:style-name="ce206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206"/>
          <table:table-cell table:number-columns-repeated="16378" table:style-name="ce1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206"/>
          <table:table-cell table:number-columns-repeated="16378" table:style-name="ce1"/>
        </table:table-row>
        <table:table-row table:style-name="ro41">
          <table:table-cell/>
          <table:table-cell table:number-columns-repeated="11" table:style-name="ce1"/>
          <table:table-cell table:number-columns-repeated="6" table:style-name="ce230"/>
          <table:table-cell table:number-columns-repeated="16366"/>
        </table:table-row>
        <table:table-row table:style-name="ro28">
          <table:table-cell/>
          <table:table-cell table:number-columns-repeated="11" table:style-name="ce1"/>
          <table:table-cell table:number-columns-repeated="6" table:style-name="ce230"/>
          <table:table-cell table:number-columns-repeated="16366"/>
        </table:table-row>
        <table:table-row table:style-name="ro24">
          <table:table-cell/>
          <table:table-cell table:style-name="ce304"/>
          <table:table-cell table:style-name="ce408"/>
          <table:table-cell table:style-name="ce409"/>
          <table:table-cell table:number-columns-repeated="4" table:style-name="ce386"/>
          <table:table-cell table:style-name="ce387"/>
          <table:table-cell table:style-name="ce388"/>
          <table:table-cell table:style-name="ce387"/>
          <table:table-cell table:style-name="ce388"/>
          <table:table-cell table:number-columns-repeated="6" table:style-name="ce230"/>
          <table:table-cell table:number-columns-repeated="16366"/>
        </table:table-row>
        <table:table-row table:style-name="ro24">
          <table:table-cell/>
          <table:table-cell table:number-columns-repeated="11" table:style-name="ce1"/>
          <table:table-cell table:number-columns-repeated="6" table:style-name="ce241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6" table:style-name="ce241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6" table:style-name="ce255"/>
          <table:table-cell table:number-columns-repeated="16366"/>
        </table:table-row>
        <table:table-row table:style-name="ro38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6" table:style-name="ce255"/>
          <table:table-cell table:number-columns-repeated="16366"/>
        </table:table-row>
        <table:table-row table:style-name="ro47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68"/>
          <table:table-cell table:style-name="ce230"/>
          <table:table-cell table:number-columns-repeated="4" table:style-name="ce269"/>
          <table:table-cell table:number-columns-repeated="16366"/>
        </table:table-row>
        <table:table-row table:style-name="ro47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92"/>
          <table:table-cell table:style-name="ce410"/>
          <table:table-cell table:style-name="ce411"/>
          <table:table-cell table:style-name="ce412"/>
          <table:table-cell table:number-columns-repeated="2" table:style-name="ce410"/>
          <table:table-cell table:style-name="ce413"/>
          <table:table-cell table:number-columns-repeated="16365"/>
        </table:table-row>
        <table:table-row table:style-name="ro47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86"/>
          <table:table-cell table:style-name="ce410"/>
          <table:table-cell table:style-name="ce411"/>
          <table:table-cell table:style-name="ce412"/>
          <table:table-cell table:number-columns-repeated="2" table:style-name="ce410"/>
          <table:table-cell table:style-name="ce413"/>
          <table:table-cell table:number-columns-repeated="16365"/>
        </table:table-row>
        <table:table-row table:number-rows-repeated="5" table:style-name="ro47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92"/>
          <table:table-cell table:style-name="ce410"/>
          <table:table-cell table:style-name="ce411"/>
          <table:table-cell table:style-name="ce412"/>
          <table:table-cell table:number-columns-repeated="2" table:style-name="ce410"/>
          <table:table-cell table:style-name="ce413"/>
          <table:table-cell table:number-columns-repeated="16365"/>
        </table:table-row>
        <table:table-row table:style-name="ro47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86"/>
          <table:table-cell table:style-name="ce410"/>
          <table:table-cell table:style-name="ce411"/>
          <table:table-cell table:style-name="ce412"/>
          <table:table-cell table:number-columns-repeated="2" table:style-name="ce410"/>
          <table:table-cell table:style-name="ce413"/>
          <table:table-cell table:number-columns-repeated="16365"/>
        </table:table-row>
        <table:table-row table:style-name="ro47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92"/>
          <table:table-cell table:style-name="ce410"/>
          <table:table-cell table:style-name="ce411"/>
          <table:table-cell table:style-name="ce412"/>
          <table:table-cell table:number-columns-repeated="2" table:style-name="ce410"/>
          <table:table-cell table:style-name="ce413"/>
          <table:table-cell table:number-columns-repeated="16365"/>
        </table:table-row>
        <table:table-row table:number-rows-repeated="2" table:style-name="ro47">
          <table:table-cell/>
          <table:table-cell table:number-columns-repeated="3" table:style-name="ce1"/>
          <table:table-cell table:number-columns-repeated="2" table:style-name="ce206"/>
          <table:table-cell table:number-columns-repeated="7" table:style-name="ce1"/>
          <table:table-cell table:style-name="ce410"/>
          <table:table-cell table:style-name="ce411"/>
          <table:table-cell table:style-name="ce412"/>
          <table:table-cell table:style-name="ce414"/>
          <table:table-cell table:style-name="ce415"/>
          <table:table-cell table:style-name="ce413"/>
          <table:table-cell table:number-columns-repeated="16365"/>
        </table:table-row>
        <table:table-row table:style-name="ro37">
          <table:table-cell/>
          <table:table-cell table:number-columns-repeated="3" table:style-name="ce227"/>
          <table:table-cell table:number-columns-repeated="2" table:style-name="ce389"/>
          <table:table-cell table:number-columns-repeated="6" table:style-name="ce227"/>
          <table:table-cell table:style-name="ce1"/>
          <table:table-cell table:style-name="ce287"/>
          <table:table-cell table:number-columns-repeated="16370" table:style-name="ce1"/>
        </table:table-row>
        <table:table-row table:style-name="ro24">
          <table:table-cell table:number-columns-repeated="16384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206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3" table:style-name="ce416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3" table:style-name="ce416"/>
          <table:table-cell table:number-columns-repeated="16369" table:style-name="ce1"/>
        </table:table-row>
        <table:table-row table:number-rows-repeated="1048496" table:style-name="ro24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10">
        <table:table-column table:style-name="co10" table:default-cell-style-name="ce1" table:visibility="collapse"/>
        <table:table-column table:style-name="co57" table:default-cell-style-name="ce1"/>
        <table:table-column table:style-name="co36" table:default-cell-style-name="ce1"/>
        <table:table-column table:style-name="co14" table:default-cell-style-name="ce1"/>
        <table:table-column table:style-name="co52" table:default-cell-style-name="ce206"/>
        <table:table-column table:style-name="co14" table:default-cell-style-name="ce206"/>
        <table:table-column table:style-name="co12" table:default-cell-style-name="ce1"/>
        <table:table-column table:style-name="co14" table:default-cell-style-name="ce1"/>
        <table:table-column table:style-name="co25" table:default-cell-style-name="ce1"/>
        <table:table-column table:style-name="co14" table:default-cell-style-name="ce1"/>
        <table:table-column table:style-name="co25" table:default-cell-style-name="ce1"/>
        <table:table-column table:style-name="co14" table:default-cell-style-name="ce1"/>
        <table:table-column table:style-name="co10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7958in" svg:y="0.23229in" svg:width="2.06355in" svg:height="0.52241in">
                <draw:text-box>
                  <text:p text:style-name="a70" text:class-names="" text:cond-style-name=""><text:span text:style-name="a68" text:class-names="">MARÇO 2022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22" draw:style-name="a66" draw:name="Text Box 122" svg:x="0in" svg:y="0in" svg:width="0.97917in" svg:height="0.31813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29"/>
          <table:table-cell table:number-columns-repeated="6" table:style-name="ce230"/>
          <table:table-cell table:number-columns-repeated="16366"/>
        </table:table-row>
        <table:table-row table:style-name="ro33">
          <table:table-cell/>
          <table:table-cell office:value-type="string" table:style-name="ce231">
            <text:p><text:s/>Quadro 8 - OFERTAS DE EMPREGO RECEBIDAS, <text:s text:c="2"/>POR <text:s/>REGIÕES<text:s text:c="3"/></text:p>
          </table:table-cell>
          <table:table-cell table:number-columns-repeated="10" table:style-name="ce231"/>
          <table:table-cell table:number-columns-repeated="6" table:style-name="ce230"/>
          <table:table-cell table:number-columns-repeated="16366"/>
        </table:table-row>
        <table:table-row table:style-name="ro33">
          <table:table-cell/>
          <table:table-cell office:value-type="string" table:style-name="ce233">
            <text:p>Movimento ao longo do mês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number-columns-repeated="6" table:style-name="ce230"/>
          <table:table-cell table:number-columns-repeated="16366"/>
        </table:table-row>
        <table:table-row table:style-name="ro38">
          <table:table-cell/>
          <table:table-cell table:style-name="ce229"/>
          <table:table-cell table:style-name="ce235"/>
          <table:table-cell table:number-columns-repeated="9" table:style-name="ce229"/>
          <table:table-cell table:number-columns-repeated="6" table:style-name="ce230"/>
          <table:table-cell table:number-columns-repeated="16366"/>
        </table:table-row>
        <table:table-row table:style-name="ro24">
          <table:table-cell/>
          <table:table-cell table:style-name="ce23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office:value-type="string" table:number-columns-spanned="4" table:number-rows-spanned="1" table:style-name="ce391">
            <text:p>Variação</text:p>
          </table:table-cell>
          <table:covered-table-cell table:number-columns-repeated="3"/>
          <table:table-cell table:number-columns-repeated="6" table:style-name="ce241"/>
          <table:table-cell table:number-columns-repeated="16366"/>
        </table:table-row>
        <table:table-row table:style-name="ro24">
          <table:table-cell/>
          <table:table-cell table:style-name="ce242"/>
          <table:table-cell office:value-type="string" table:style-name="ce243">
            <text:p>MARÇO 2022</text:p>
          </table:table-cell>
          <table:table-cell office:value-type="string" table:style-name="ce321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322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322">
            <text:p>%</text:p>
          </table:table-cell>
          <table:table-cell office:value-type="string" table:number-columns-spanned="2" table:number-rows-spanned="1" table:style-name="ce392">
            <text:p>Mês <text:s/>anterior</text:p>
          </table:table-cell>
          <table:covered-table-cell/>
          <table:table-cell office:value-type="string" table:number-columns-spanned="2" table:number-rows-spanned="1" table:style-name="ce393">
            <text:p>Mês <text:s/>homólogo<text:span text:style-name="T3">(1)<text:s/></text:span></text:p>
          </table:table-cell>
          <table:covered-table-cell/>
          <table:table-cell table:number-columns-repeated="6" table:style-name="ce241"/>
          <table:table-cell table:number-columns-repeated="16366"/>
        </table:table-row>
        <table:table-row table:style-name="ro24">
          <table:table-cell/>
          <table:table-cell table:style-name="ce247"/>
          <table:table-cell table:style-name="ce323"/>
          <table:table-cell table:style-name="ce324"/>
          <table:table-cell table:style-name="ce325"/>
          <table:table-cell table:style-name="ce326"/>
          <table:table-cell table:style-name="ce325"/>
          <table:table-cell table:style-name="ce327"/>
          <table:table-cell office:value-type="string" table:style-name="ce328">
            <text:p>Var. Abs.</text:p>
          </table:table-cell>
          <table:table-cell office:value-type="string" table:style-name="ce329">
            <text:p>Var. %</text:p>
          </table:table-cell>
          <table:table-cell office:value-type="string" table:style-name="ce328">
            <text:p>Var. Abs.</text:p>
          </table:table-cell>
          <table:table-cell office:value-type="string" table:style-name="ce330">
            <text:p>Var. %</text:p>
          </table:table-cell>
          <table:table-cell table:number-columns-repeated="6" table:style-name="ce255"/>
          <table:table-cell table:number-columns-repeated="16366"/>
        </table:table-row>
        <table:table-row table:style-name="ro38">
          <table:table-cell/>
          <table:table-cell table:style-name="ce229"/>
          <table:table-cell table:style-name="ce331"/>
          <table:table-cell table:style-name="ce332"/>
          <table:table-cell table:style-name="ce333"/>
          <table:table-cell table:style-name="ce334"/>
          <table:table-cell table:style-name="ce333"/>
          <table:table-cell table:style-name="ce334"/>
          <table:table-cell table:style-name="ce335"/>
          <table:table-cell table:number-columns-repeated="3" table:style-name="ce336"/>
          <table:table-cell table:style-name="ce255"/>
          <table:table-cell table:number-columns-repeated="16371" table:style-name="ce1"/>
        </table:table-row>
        <table:table-row table:style-name="ro4">
          <table:table-cell/>
          <table:table-cell office:value-type="string" table:style-name="ce337">
            <text:p>PORTUGAL</text:p>
          </table:table-cell>
          <table:table-cell office:value-type="float" office:value="14683" table:style-name="ce338">
            <text:p>14 683</text:p>
          </table:table-cell>
          <table:table-cell office:value-type="float" office:value="100" table:style-name="ce339">
            <text:p>100,0<text:s text:c="5"/></text:p>
          </table:table-cell>
          <table:table-cell office:value-type="float" office:value="11242" table:style-name="ce340">
            <text:p>11 242</text:p>
          </table:table-cell>
          <table:table-cell office:value-type="float" office:value="100" table:style-name="ce342">
            <text:p>100,0<text:s text:c="5"/></text:p>
          </table:table-cell>
          <table:table-cell office:value-type="float" office:value="12050" table:style-name="ce340">
            <text:p>12 050</text:p>
          </table:table-cell>
          <table:table-cell office:value-type="float" office:value="100" table:style-name="ce342">
            <text:p>100,0<text:s text:c="5"/></text:p>
          </table:table-cell>
          <table:table-cell office:value-type="float" office:value="3441" table:style-name="ce266">
            <text:p>+3 441</text:p>
          </table:table-cell>
          <table:table-cell office:value-type="float" office:value="30.608432663227187" table:style-name="ce267">
            <text:p>+30,6<text:s text:c="3"/></text:p>
          </table:table-cell>
          <table:table-cell office:value-type="float" office:value="2633" table:style-name="ce266">
            <text:p>+2 633</text:p>
          </table:table-cell>
          <table:table-cell office:value-type="float" office:value="21.850622406639005" table:style-name="ce267">
            <text:p>+21,9<text:s text:c="3"/></text:p>
          </table:table-cell>
          <table:table-cell table:style-name="ce268"/>
          <table:table-cell table:style-name="ce230"/>
          <table:table-cell table:number-columns-repeated="2" table:style-name="ce417"/>
          <table:table-cell table:number-columns-repeated="2" table:style-name="ce269"/>
          <table:table-cell table:number-columns-repeated="16366"/>
        </table:table-row>
        <table:table-row table:style-name="ro15">
          <table:table-cell/>
          <table:table-cell office:value-type="string" table:style-name="ce343">
            <text:p>CONTINENTE</text:p>
          </table:table-cell>
          <table:table-cell office:value-type="float" office:value="13982" table:style-name="ce338">
            <text:p>13 982</text:p>
          </table:table-cell>
          <table:table-cell office:value-type="float" office:value="95.225771300143023" table:style-name="ce339">
            <text:p>95,2<text:s text:c="5"/></text:p>
          </table:table-cell>
          <table:table-cell office:value-type="float" office:value="10634" table:style-name="ce340">
            <text:p>10 634</text:p>
          </table:table-cell>
          <table:table-cell office:value-type="float" office:value="94.59170966020281" table:style-name="ce341">
            <text:p>94,6<text:s text:c="5"/></text:p>
          </table:table-cell>
          <table:table-cell office:value-type="float" office:value="11689" table:style-name="ce340">
            <text:p>11 689</text:p>
          </table:table-cell>
          <table:table-cell office:value-type="float" office:value="97.004149377593365" table:style-name="ce342">
            <text:p>97,0<text:s text:c="5"/></text:p>
          </table:table-cell>
          <table:table-cell office:value-type="float" office:value="3348" table:style-name="ce266">
            <text:p>+3 348</text:p>
          </table:table-cell>
          <table:table-cell office:value-type="float" office:value="31.483919503479406" table:style-name="ce267">
            <text:p>+31,5<text:s text:c="3"/></text:p>
          </table:table-cell>
          <table:table-cell office:value-type="float" office:value="2293" table:style-name="ce266">
            <text:p>+2 293</text:p>
          </table:table-cell>
          <table:table-cell office:value-type="float" office:value="19.61673368123877" table:style-name="ce267">
            <text:p>+19,6<text:s text:c="3"/></text:p>
          </table:table-cell>
          <table:table-cell table:style-name="ce286"/>
          <table:table-cell table:style-name="ce315"/>
          <table:table-cell table:number-columns-repeated="2" table:style-name="ce418"/>
          <table:table-cell table:number-columns-repeated="2" table:style-name="ce287"/>
          <table:table-cell table:number-columns-repeated="16366"/>
        </table:table-row>
        <table:table-row table:style-name="ro11">
          <table:table-cell/>
          <table:table-cell office:value-type="string" table:style-name="ce344">
            <text:p>Norte</text:p>
          </table:table-cell>
          <table:table-cell office:value-type="float" office:value="4469" table:style-name="ce345">
            <text:p>4 469</text:p>
          </table:table-cell>
          <table:table-cell office:value-type="float" office:value="30.436559286249405" table:style-name="ce346">
            <text:p>30,4<text:s text:c="5"/></text:p>
          </table:table-cell>
          <table:table-cell office:value-type="float" office:value="3369" table:style-name="ce347">
            <text:p>3 369</text:p>
          </table:table-cell>
          <table:table-cell office:value-type="float" office:value="29.967977228251204" table:style-name="ce348">
            <text:p>30,0<text:s text:c="5"/></text:p>
          </table:table-cell>
          <table:table-cell office:value-type="float" office:value="4206" table:style-name="ce347">
            <text:p>4 206</text:p>
          </table:table-cell>
          <table:table-cell office:value-type="float" office:value="34.904564315352701" table:style-name="ce349">
            <text:p>34,9<text:s text:c="5"/></text:p>
          </table:table-cell>
          <table:table-cell office:value-type="float" office:value="1100" table:style-name="ce275">
            <text:p>+1 100</text:p>
          </table:table-cell>
          <table:table-cell office:value-type="float" office:value="32.65063817156426" table:style-name="ce276">
            <text:p>+32,7<text:s text:c="3"/></text:p>
          </table:table-cell>
          <table:table-cell office:value-type="float" office:value="263" table:style-name="ce275">
            <text:p>+ 263</text:p>
          </table:table-cell>
          <table:table-cell office:value-type="float" office:value="6.2529719448407031" table:style-name="ce276">
            <text:p>+6,3<text:s text:c="3"/></text:p>
          </table:table-cell>
          <table:table-cell table:style-name="ce292"/>
          <table:table-cell table:style-name="ce286"/>
          <table:table-cell table:number-columns-repeated="2" table:style-name="ce419"/>
          <table:table-cell table:number-columns-repeated="2" table:style-name="ce287"/>
          <table:table-cell table:number-columns-repeated="16366"/>
        </table:table-row>
        <table:table-row table:style-name="ro4">
          <table:table-cell/>
          <table:table-cell office:value-type="string" table:style-name="ce344">
            <text:p>Centro</text:p>
          </table:table-cell>
          <table:table-cell office:value-type="float" office:value="2705" table:style-name="ce345">
            <text:p>2 705</text:p>
          </table:table-cell>
          <table:table-cell office:value-type="float" office:value="18.422665667779064" table:style-name="ce346">
            <text:p>18,4<text:s text:c="5"/></text:p>
          </table:table-cell>
          <table:table-cell office:value-type="float" office:value="2286" table:style-name="ce347">
            <text:p>2 286</text:p>
          </table:table-cell>
          <table:table-cell office:value-type="float" office:value="20.334460060487459" table:style-name="ce348">
            <text:p>20,3<text:s text:c="5"/></text:p>
          </table:table-cell>
          <table:table-cell office:value-type="float" office:value="3114" table:style-name="ce347">
            <text:p>3 114</text:p>
          </table:table-cell>
          <table:table-cell office:value-type="float" office:value="25.842323651452283" table:style-name="ce349">
            <text:p>25,8<text:s text:c="5"/></text:p>
          </table:table-cell>
          <table:table-cell office:value-type="float" office:value="419" table:style-name="ce275">
            <text:p>+ 419</text:p>
          </table:table-cell>
          <table:table-cell office:value-type="float" office:value="18.328958880139982" table:style-name="ce276">
            <text:p>+18,3<text:s text:c="3"/></text:p>
          </table:table-cell>
          <table:table-cell office:value-type="float" office:value="-409" table:style-name="ce275">
            <text:p><text:s/>- 409</text:p>
          </table:table-cell>
          <table:table-cell office:value-type="float" office:value="-13.134232498394349" table:style-name="ce276">
            <text:p>-13,1<text:s text:c="3"/></text:p>
          </table:table-cell>
          <table:table-cell table:number-columns-repeated="2" table:style-name="ce286"/>
          <table:table-cell table:number-columns-repeated="2" table:style-name="ce419"/>
          <table:table-cell table:number-columns-repeated="2" table:style-name="ce287"/>
          <table:table-cell table:number-columns-repeated="16366"/>
        </table:table-row>
        <table:table-row table:style-name="ro4">
          <table:table-cell/>
          <table:table-cell office:value-type="string" table:style-name="ce344">
            <text:p>Lisboa V. Tejo</text:p>
          </table:table-cell>
          <table:table-cell office:value-type="float" office:value="4080" table:style-name="ce345">
            <text:p>4 080</text:p>
          </table:table-cell>
          <table:table-cell office:value-type="float" office:value="27.787236940679698" table:style-name="ce346">
            <text:p>27,8<text:s text:c="5"/></text:p>
          </table:table-cell>
          <table:table-cell office:value-type="float" office:value="3027" table:style-name="ce347">
            <text:p>3 027</text:p>
          </table:table-cell>
          <table:table-cell office:value-type="float" office:value="26.925813912115281" table:style-name="ce348">
            <text:p>26,9<text:s text:c="5"/></text:p>
          </table:table-cell>
          <table:table-cell office:value-type="float" office:value="3107" table:style-name="ce347">
            <text:p>3 107</text:p>
          </table:table-cell>
          <table:table-cell office:value-type="float" office:value="25.784232365145225" table:style-name="ce349">
            <text:p>25,8<text:s text:c="5"/></text:p>
          </table:table-cell>
          <table:table-cell office:value-type="float" office:value="1053" table:style-name="ce275">
            <text:p>+1 053</text:p>
          </table:table-cell>
          <table:table-cell office:value-type="float" office:value="34.786917740336968" table:style-name="ce276">
            <text:p>+34,8<text:s text:c="3"/></text:p>
          </table:table-cell>
          <table:table-cell office:value-type="float" office:value="973" table:style-name="ce275">
            <text:p>+ 973</text:p>
          </table:table-cell>
          <table:table-cell office:value-type="float" office:value="31.31638236240747" table:style-name="ce276">
            <text:p>+31,3<text:s text:c="3"/></text:p>
          </table:table-cell>
          <table:table-cell table:style-name="ce292"/>
          <table:table-cell table:style-name="ce286"/>
          <table:table-cell table:number-columns-repeated="2" table:style-name="ce419"/>
          <table:table-cell table:number-columns-repeated="2" table:style-name="ce287"/>
          <table:table-cell table:number-columns-repeated="16366"/>
        </table:table-row>
        <table:table-row table:style-name="ro4">
          <table:table-cell/>
          <table:table-cell office:value-type="string" table:style-name="ce344">
            <text:p>Alentejo</text:p>
          </table:table-cell>
          <table:table-cell office:value-type="float" office:value="935" table:style-name="ce345">
            <text:p><text:s/>935</text:p>
          </table:table-cell>
          <table:table-cell office:value-type="float" office:value="6.3679084655724303" table:style-name="ce346">
            <text:p>6,4<text:s text:c="5"/></text:p>
          </table:table-cell>
          <table:table-cell office:value-type="float" office:value="883" table:style-name="ce347">
            <text:p><text:s/>883</text:p>
          </table:table-cell>
          <table:table-cell office:value-type="float" office:value="7.8544742928304574" table:style-name="ce348">
            <text:p>7,9<text:s text:c="5"/></text:p>
          </table:table-cell>
          <table:table-cell office:value-type="float" office:value="869" table:style-name="ce347">
            <text:p><text:s/>869</text:p>
          </table:table-cell>
          <table:table-cell office:value-type="float" office:value="7.2116182572614109" table:style-name="ce349">
            <text:p>7,2<text:s text:c="5"/></text:p>
          </table:table-cell>
          <table:table-cell office:value-type="float" office:value="52" table:style-name="ce275">
            <text:p>+ 52</text:p>
          </table:table-cell>
          <table:table-cell office:value-type="float" office:value="5.8890147225368059" table:style-name="ce276">
            <text:p>+5,9<text:s text:c="3"/></text:p>
          </table:table-cell>
          <table:table-cell office:value-type="float" office:value="66" table:style-name="ce275">
            <text:p>+ 66</text:p>
          </table:table-cell>
          <table:table-cell office:value-type="float" office:value="7.59493670886076" table:style-name="ce276">
            <text:p>+7,6<text:s text:c="3"/></text:p>
          </table:table-cell>
          <table:table-cell table:number-columns-repeated="2" table:style-name="ce286"/>
          <table:table-cell table:number-columns-repeated="2" table:style-name="ce419"/>
          <table:table-cell table:number-columns-repeated="2" table:style-name="ce287"/>
          <table:table-cell table:number-columns-repeated="16366"/>
        </table:table-row>
        <table:table-row table:style-name="ro4">
          <table:table-cell/>
          <table:table-cell office:value-type="string" table:style-name="ce344">
            <text:p>Algarve</text:p>
          </table:table-cell>
          <table:table-cell office:value-type="float" office:value="1793" table:style-name="ce345">
            <text:p>1 793</text:p>
          </table:table-cell>
          <table:table-cell office:value-type="float" office:value="12.211400939862425" table:style-name="ce346">
            <text:p>12,2<text:s text:c="5"/></text:p>
          </table:table-cell>
          <table:table-cell office:value-type="float" office:value="1069" table:style-name="ce347">
            <text:p>1 069</text:p>
          </table:table-cell>
          <table:table-cell office:value-type="float" office:value="9.5089841665184132" table:style-name="ce348">
            <text:p>9,5<text:s text:c="5"/></text:p>
          </table:table-cell>
          <table:table-cell office:value-type="float" office:value="393" table:style-name="ce347">
            <text:p><text:s/>393</text:p>
          </table:table-cell>
          <table:table-cell office:value-type="float" office:value="3.2614107883817427" table:style-name="ce349">
            <text:p>3,3<text:s text:c="5"/></text:p>
          </table:table-cell>
          <table:table-cell office:value-type="float" office:value="724" table:style-name="ce275">
            <text:p>+ 724</text:p>
          </table:table-cell>
          <table:table-cell office:value-type="float" office:value="67.726847521047702" table:style-name="ce276">
            <text:p>+67,7<text:s text:c="3"/></text:p>
          </table:table-cell>
          <table:table-cell office:value-type="float" office:value="1400" table:style-name="ce275">
            <text:p>+1 400</text:p>
          </table:table-cell>
          <table:table-cell office:value-type="float" office:value="356.23409669211196" table:style-name="ce276">
            <text:p>+356,2<text:s text:c="3"/></text:p>
          </table:table-cell>
          <table:table-cell table:style-name="ce292"/>
          <table:table-cell table:style-name="ce286"/>
          <table:table-cell table:number-columns-repeated="2" table:style-name="ce419"/>
          <table:table-cell table:number-columns-repeated="2" table:style-name="ce287"/>
          <table:table-cell table:number-columns-repeated="16366"/>
        </table:table-row>
        <table:table-row table:style-name="ro49">
          <table:table-cell/>
          <table:table-cell office:value-type="string" table:style-name="ce343">
            <text:p>REG.AUTÓNOMAS</text:p>
          </table:table-cell>
          <table:table-cell office:value-type="float" office:value="701" table:style-name="ce338">
            <text:p><text:s/>701</text:p>
          </table:table-cell>
          <table:table-cell office:value-type="float" office:value="4.7742286998569776" table:style-name="ce339">
            <text:p>4,8<text:s text:c="5"/></text:p>
          </table:table-cell>
          <table:table-cell office:value-type="float" office:value="608" table:style-name="ce340">
            <text:p><text:s/>608</text:p>
          </table:table-cell>
          <table:table-cell office:value-type="float" office:value="5.4082903397971895" table:style-name="ce341">
            <text:p>5,4<text:s text:c="5"/></text:p>
          </table:table-cell>
          <table:table-cell office:value-type="float" office:value="361" table:style-name="ce340">
            <text:p><text:s/>361</text:p>
          </table:table-cell>
          <table:table-cell office:value-type="float" office:value="2.995850622406639" table:style-name="ce342">
            <text:p>3,0<text:s text:c="5"/></text:p>
          </table:table-cell>
          <table:table-cell office:value-type="float" office:value="93" table:style-name="ce266">
            <text:p>+ 93</text:p>
          </table:table-cell>
          <table:table-cell office:value-type="float" office:value="15.296052631578947" table:style-name="ce267">
            <text:p>+15,3<text:s text:c="3"/></text:p>
          </table:table-cell>
          <table:table-cell office:value-type="float" office:value="340" table:style-name="ce266">
            <text:p>+ 340</text:p>
          </table:table-cell>
          <table:table-cell office:value-type="float" office:value="94.18282548476455" table:style-name="ce267">
            <text:p>+94,2<text:s text:c="3"/></text:p>
          </table:table-cell>
          <table:table-cell table:number-columns-repeated="2" table:style-name="ce286"/>
          <table:table-cell table:number-columns-repeated="2" table:style-name="ce419"/>
          <table:table-cell table:number-columns-repeated="2" table:style-name="ce286"/>
          <table:table-cell table:number-columns-repeated="16366"/>
        </table:table-row>
        <table:table-row table:style-name="ro11">
          <table:table-cell/>
          <table:table-cell office:value-type="string" table:style-name="ce344">
            <text:p>Açores</text:p>
          </table:table-cell>
          <table:table-cell office:value-type="float" office:value="280" table:style-name="ce345">
            <text:p><text:s/>280</text:p>
          </table:table-cell>
          <table:table-cell office:value-type="float" office:value="1.906967241027038" table:style-name="ce346">
            <text:p>1,9<text:s text:c="5"/></text:p>
          </table:table-cell>
          <table:table-cell office:value-type="float" office:value="291" table:style-name="ce347">
            <text:p><text:s/>291</text:p>
          </table:table-cell>
          <table:table-cell office:value-type="float" office:value="2.588507383027931" table:style-name="ce348">
            <text:p>2,6<text:s text:c="5"/></text:p>
          </table:table-cell>
          <table:table-cell office:value-type="float" office:value="215" table:style-name="ce347">
            <text:p><text:s/>215</text:p>
          </table:table-cell>
          <table:table-cell office:value-type="float" office:value="1.7842323651452281" table:style-name="ce349">
            <text:p>1,8<text:s text:c="5"/></text:p>
          </table:table-cell>
          <table:table-cell office:value-type="float" office:value="-11" table:style-name="ce275">
            <text:p><text:s/>- 11</text:p>
          </table:table-cell>
          <table:table-cell office:value-type="float" office:value="-3.7800687285223367" table:style-name="ce276">
            <text:p>-3,8<text:s text:c="3"/></text:p>
          </table:table-cell>
          <table:table-cell office:value-type="float" office:value="65" table:style-name="ce275">
            <text:p>+ 65</text:p>
          </table:table-cell>
          <table:table-cell office:value-type="float" office:value="30.232558139534881" table:style-name="ce276">
            <text:p>+30,2<text:s text:c="3"/></text:p>
          </table:table-cell>
          <table:table-cell table:number-columns-repeated="2" table:style-name="ce286"/>
          <table:table-cell table:number-columns-repeated="2" table:style-name="ce419"/>
          <table:table-cell table:number-columns-repeated="2" table:style-name="ce286"/>
          <table:table-cell table:number-columns-repeated="16366"/>
        </table:table-row>
        <table:table-row table:style-name="ro4">
          <table:table-cell/>
          <table:table-cell office:value-type="string" table:style-name="ce344">
            <text:p>Madeira</text:p>
          </table:table-cell>
          <table:table-cell office:value-type="float" office:value="421" table:style-name="ce345">
            <text:p><text:s/>421</text:p>
          </table:table-cell>
          <table:table-cell office:value-type="float" office:value="2.8672614588299394" table:style-name="ce346">
            <text:p>2,9<text:s text:c="5"/></text:p>
          </table:table-cell>
          <table:table-cell office:value-type="float" office:value="317" table:style-name="ce347">
            <text:p><text:s/>317</text:p>
          </table:table-cell>
          <table:table-cell office:value-type="float" office:value="2.8197829567692581" table:style-name="ce348">
            <text:p>2,8<text:s text:c="5"/></text:p>
          </table:table-cell>
          <table:table-cell office:value-type="float" office:value="146" table:style-name="ce347">
            <text:p><text:s/>146</text:p>
          </table:table-cell>
          <table:table-cell office:value-type="float" office:value="1.2116182572614109" table:style-name="ce349">
            <text:p>1,2<text:s text:c="5"/></text:p>
          </table:table-cell>
          <table:table-cell office:value-type="float" office:value="104" table:style-name="ce275">
            <text:p>+ 104</text:p>
          </table:table-cell>
          <table:table-cell office:value-type="float" office:value="32.807570977917983" table:style-name="ce276">
            <text:p>+32,8<text:s text:c="3"/></text:p>
          </table:table-cell>
          <table:table-cell office:value-type="float" office:value="275" table:style-name="ce275">
            <text:p>+ 275</text:p>
          </table:table-cell>
          <table:table-cell office:value-type="float" office:value="188.35616438356163" table:style-name="ce276">
            <text:p>+188,4<text:s text:c="3"/></text:p>
          </table:table-cell>
          <table:table-cell table:style-name="ce286"/>
          <table:table-cell table:number-columns-repeated="3" table:style-name="ce1"/>
          <table:table-cell table:number-columns-repeated="2" table:style-name="ce286"/>
          <table:table-cell table:number-columns-repeated="16366"/>
        </table:table-row>
        <table:table-row table:style-name="ro37">
          <table:table-cell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3"/>
          <table:table-cell table:style-name="ce355"/>
          <table:table-cell table:style-name="ce356"/>
          <table:table-cell table:style-name="ce357"/>
          <table:table-cell table:style-name="ce356"/>
          <table:table-cell table:style-name="ce357"/>
          <table:table-cell table:number-columns-repeated="3" table:style-name="ce286"/>
          <table:table-cell table:style-name="ce419"/>
          <table:table-cell table:number-columns-repeated="2" table:style-name="ce286"/>
          <table:table-cell table:number-columns-repeated="16366"/>
        </table:table-row>
        <table:table-row table:style-name="ro24">
          <table:table-cell/>
          <table:table-cell office:value-type="string" table:style-name="ce358">
            <text:p><text:s text:c="4"/>(1) - Mês homólogo do ano anterior</text:p>
          </table:table-cell>
          <table:table-cell table:number-columns-repeated="2" table:style-name="ce230"/>
          <table:table-cell table:number-columns-repeated="4" table:style-name="ce304"/>
          <table:table-cell table:style-name="ce230"/>
          <table:table-cell table:style-name="ce305"/>
          <table:table-cell table:number-columns-repeated="2" table:style-name="ce230"/>
          <table:table-cell table:number-columns-repeated="16372" table:style-name="ce1"/>
        </table:table-row>
        <table:table-row table:number-rows-repeated="7" table:style-name="ro24">
          <table:table-cell table:number-columns-repeated="16384"/>
        </table:table-row>
        <table:table-row table:style-name="ro33">
          <table:table-cell/>
          <table:table-cell office:value-type="string" table:style-name="ce231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231"/>
          <table:table-cell office:value-type="string" table:style-name="ce420">
            <text:p>CONTINENTE</text:p>
          </table:table-cell>
          <table:table-cell table:style-name="ce420"/>
          <table:table-cell table:number-columns-repeated="16372" table:style-name="ce1"/>
        </table:table-row>
        <table:table-row table:style-name="ro33">
          <table:table-cell/>
          <table:table-cell office:value-type="string" table:style-name="ce359">
            <text:p>Movimento ao longo do mês<text:s text:c="2"/>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number-columns-repeated="6" table:style-name="ce230"/>
          <table:table-cell table:number-columns-repeated="16366"/>
        </table:table-row>
        <table:table-row table:style-name="ro38">
          <table:table-cell/>
          <table:table-cell table:style-name="ce229"/>
          <table:table-cell table:style-name="ce235"/>
          <table:table-cell table:number-columns-repeated="9" table:style-name="ce229"/>
          <table:table-cell table:number-columns-repeated="6" table:style-name="ce230"/>
          <table:table-cell table:number-columns-repeated="16366"/>
        </table:table-row>
        <table:table-row table:style-name="ro24">
          <table:table-cell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39"/>
          <table:table-cell table:style-name="ce240"/>
          <table:table-cell office:value-type="string" table:number-columns-spanned="4" table:number-rows-spanned="1" table:style-name="ce307">
            <text:p>Variação</text:p>
          </table:table-cell>
          <table:covered-table-cell table:number-columns-repeated="3"/>
          <table:table-cell table:number-columns-repeated="6" table:style-name="ce230"/>
          <table:table-cell table:number-columns-repeated="16366"/>
        </table:table-row>
        <table:table-row table:style-name="ro24">
          <table:table-cell/>
          <table:table-cell office:value-type="string" table:style-name="ce242">
            <text:p>CPP-<text:span text:style-name="T3">2010</text:span></text:p>
          </table:table-cell>
          <table:table-cell office:value-type="string" table:style-name="ce243">
            <text:p>MARÇO 2022</text:p>
          </table:table-cell>
          <table:table-cell office:value-type="string" table:style-name="ce244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246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246">
            <text:p>%</text:p>
          </table:table-cell>
          <table:table-cell office:value-type="string" table:number-columns-spanned="2" table:number-rows-spanned="1" table:style-name="ce308">
            <text:p>Mês <text:s/>anterior</text:p>
          </table:table-cell>
          <table:covered-table-cell/>
          <table:table-cell office:value-type="string" table:number-columns-spanned="2" table:number-rows-spanned="1" table:style-name="ce309">
            <text:p>Mês <text:s/>homólogo<text:span text:style-name="T3">(1)<text:s/></text:span></text:p>
          </table:table-cell>
          <table:covered-table-cell/>
          <table:table-cell table:number-columns-repeated="6" table:style-name="ce241"/>
          <table:table-cell table:number-columns-repeated="16366"/>
        </table:table-row>
        <table:table-row table:style-name="ro24">
          <table:table-cell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0"/>
          <table:table-cell table:style-name="ce251"/>
          <table:table-cell office:value-type="string" table:style-name="ce252">
            <text:p>Var. Abs.</text:p>
          </table:table-cell>
          <table:table-cell office:value-type="string" table:style-name="ce253">
            <text:p>Var. %</text:p>
          </table:table-cell>
          <table:table-cell office:value-type="string" table:style-name="ce252">
            <text:p>Var. Abs.</text:p>
          </table:table-cell>
          <table:table-cell office:value-type="string" table:style-name="ce254">
            <text:p>Var. %</text:p>
          </table:table-cell>
          <table:table-cell table:number-columns-repeated="6" table:style-name="ce241"/>
          <table:table-cell table:number-columns-repeated="16366"/>
        </table:table-row>
        <table:table-row table:style-name="ro43">
          <table:table-cell/>
          <table:table-cell table:style-name="ce242"/>
          <table:table-cell table:style-name="ce360"/>
          <table:table-cell table:style-name="ce361"/>
          <table:table-cell table:style-name="ce362"/>
          <table:table-cell table:style-name="ce363"/>
          <table:table-cell table:style-name="ce364"/>
          <table:table-cell table:style-name="ce365"/>
          <table:table-cell table:style-name="ce366"/>
          <table:table-cell table:style-name="ce367"/>
          <table:table-cell table:style-name="ce366"/>
          <table:table-cell table:style-name="ce367"/>
          <table:table-cell table:style-name="ce230"/>
          <table:table-cell table:number-columns-repeated="16371" table:style-name="ce1"/>
        </table:table-row>
        <table:table-row table:style-name="ro28">
          <table:table-cell/>
          <table:table-cell office:value-type="string" table:style-name="ce421">
            <text:p>Total</text:p>
          </table:table-cell>
          <table:table-cell office:value-type="float" office:value="13982" table:style-name="ce262">
            <text:p>13 982</text:p>
          </table:table-cell>
          <table:table-cell office:value-type="float" office:value="99.999999999999986" table:style-name="ce369">
            <text:p>100,0<text:s text:c="5"/></text:p>
          </table:table-cell>
          <table:table-cell office:value-type="float" office:value="10634" table:style-name="ce370">
            <text:p>10 634</text:p>
          </table:table-cell>
          <table:table-cell office:value-type="float" office:value="100" table:style-name="ce371">
            <text:p>100,0<text:s text:c="5"/></text:p>
          </table:table-cell>
          <table:table-cell office:value-type="float" office:value="11689" table:style-name="ce264">
            <text:p>11 689</text:p>
          </table:table-cell>
          <table:table-cell office:value-type="float" office:value="100" table:style-name="ce372">
            <text:p>100,0<text:s text:c="5"/></text:p>
          </table:table-cell>
          <table:table-cell office:value-type="float" office:value="3348" table:style-name="ce266">
            <text:p>+3 348</text:p>
          </table:table-cell>
          <table:table-cell office:value-type="float" office:value="31.483919503479406" table:style-name="ce267">
            <text:p>+31,5<text:s text:c="3"/></text:p>
          </table:table-cell>
          <table:table-cell office:value-type="float" office:value="2293" table:style-name="ce266">
            <text:p>+2 293</text:p>
          </table:table-cell>
          <table:table-cell office:value-type="float" office:value="19.61673368123877" table:style-name="ce267">
            <text:p>+19,6<text:s text:c="3"/></text:p>
          </table:table-cell>
          <table:table-cell table:number-columns-repeated="6" table:style-name="ce255"/>
          <table:table-cell table:number-columns-repeated="16366"/>
        </table:table-row>
        <table:table-row table:style-name="ro4">
          <table:table-cell/>
          <table:table-cell office:value-type="string" table:style-name="ce422">
            <text:p>1- Repres. do poder legislativo e de órgãos exec., dirigentes, dire. e gestores execu.</text:p>
          </table:table-cell>
          <table:table-cell office:value-type="float" office:value="177" table:style-name="ce271">
            <text:p><text:s/>177</text:p>
          </table:table-cell>
          <table:table-cell office:value-type="float" office:value="1.265913317122014" table:style-name="ce375">
            <text:p>1,3<text:s text:c="5"/></text:p>
          </table:table-cell>
          <table:table-cell office:value-type="float" office:value="98" table:style-name="ce376">
            <text:p><text:s/>98</text:p>
          </table:table-cell>
          <table:table-cell office:value-type="float" office:value="0.9215723152153471" table:style-name="ce377">
            <text:p>0,9<text:s text:c="5"/></text:p>
          </table:table-cell>
          <table:table-cell office:value-type="float" office:value="95" table:style-name="ce273">
            <text:p><text:s/>95</text:p>
          </table:table-cell>
          <table:table-cell office:value-type="float" office:value="0.81272991701599795" table:style-name="ce378">
            <text:p>0,8<text:s text:c="5"/></text:p>
          </table:table-cell>
          <table:table-cell office:value-type="float" office:value="79" table:style-name="ce275">
            <text:p>+ 79</text:p>
          </table:table-cell>
          <table:table-cell office:value-type="float" office:value="80.612244897959187" table:style-name="ce276">
            <text:p>+80,6<text:s text:c="3"/></text:p>
          </table:table-cell>
          <table:table-cell office:value-type="float" office:value="82" table:style-name="ce275">
            <text:p>+ 82</text:p>
          </table:table-cell>
          <table:table-cell office:value-type="float" office:value="86.31578947368422" table:style-name="ce276">
            <text:p>+86,3<text:s text:c="3"/></text:p>
          </table:table-cell>
          <table:table-cell table:style-name="ce268"/>
          <table:table-cell table:style-name="ce230"/>
          <table:table-cell table:number-columns-repeated="2" table:style-name="ce417"/>
          <table:table-cell table:number-columns-repeated="2" table:style-name="ce269"/>
          <table:table-cell table:number-columns-repeated="16366"/>
        </table:table-row>
        <table:table-row table:style-name="ro4">
          <table:table-cell/>
          <table:table-cell office:value-type="string" table:style-name="ce422">
            <text:p>2- Especialistas das atividades intelectuais e científicas</text:p>
          </table:table-cell>
          <table:table-cell office:value-type="float" office:value="1072" table:style-name="ce271">
            <text:p>1 072</text:p>
          </table:table-cell>
          <table:table-cell office:value-type="float" office:value="7.6670004291231582" table:style-name="ce375">
            <text:p>7,7<text:s text:c="5"/></text:p>
          </table:table-cell>
          <table:table-cell office:value-type="float" office:value="919" table:style-name="ce376">
            <text:p><text:s/>919</text:p>
          </table:table-cell>
          <table:table-cell office:value-type="float" office:value="8.6420914049275908" table:style-name="ce377">
            <text:p>8,6<text:s text:c="5"/></text:p>
          </table:table-cell>
          <table:table-cell office:value-type="float" office:value="946" table:style-name="ce273">
            <text:p><text:s/>946</text:p>
          </table:table-cell>
          <table:table-cell office:value-type="float" office:value="8.0930789631277271" table:style-name="ce378">
            <text:p>8,1<text:s text:c="5"/></text:p>
          </table:table-cell>
          <table:table-cell office:value-type="float" office:value="153" table:style-name="ce275">
            <text:p>+ 153</text:p>
          </table:table-cell>
          <table:table-cell office:value-type="float" office:value="16.648531011969535" table:style-name="ce276">
            <text:p>+16,6<text:s text:c="3"/></text:p>
          </table:table-cell>
          <table:table-cell office:value-type="float" office:value="126" table:style-name="ce275">
            <text:p>+ 126</text:p>
          </table:table-cell>
          <table:table-cell office:value-type="float" office:value="13.31923890063425" table:style-name="ce276">
            <text:p>+13,3<text:s text:c="3"/></text:p>
          </table:table-cell>
          <table:table-cell table:style-name="ce286"/>
          <table:table-cell table:style-name="ce315"/>
          <table:table-cell table:number-columns-repeated="2" table:style-name="ce418"/>
          <table:table-cell table:number-columns-repeated="2" table:style-name="ce287"/>
          <table:table-cell table:number-columns-repeated="16366"/>
        </table:table-row>
        <table:table-row table:style-name="ro4">
          <table:table-cell/>
          <table:table-cell office:value-type="string" table:style-name="ce422">
            <text:p>3- Técnicos e profissões de nível intermédio</text:p>
          </table:table-cell>
          <table:table-cell office:value-type="float" office:value="1043" table:style-name="ce271">
            <text:p>1 043</text:p>
          </table:table-cell>
          <table:table-cell office:value-type="float" office:value="7.459590902589043" table:style-name="ce375">
            <text:p>7,5<text:s text:c="5"/></text:p>
          </table:table-cell>
          <table:table-cell office:value-type="float" office:value="778" table:style-name="ce376">
            <text:p><text:s/>778</text:p>
          </table:table-cell>
          <table:table-cell office:value-type="float" office:value="7.3161557269136726" table:style-name="ce377">
            <text:p>7,3<text:s text:c="5"/></text:p>
          </table:table-cell>
          <table:table-cell office:value-type="float" office:value="852" table:style-name="ce273">
            <text:p><text:s/>852</text:p>
          </table:table-cell>
          <table:table-cell office:value-type="float" office:value="7.2889040978697919" table:style-name="ce378">
            <text:p>7,3<text:s text:c="5"/></text:p>
          </table:table-cell>
          <table:table-cell office:value-type="float" office:value="265" table:style-name="ce275">
            <text:p>+ 265</text:p>
          </table:table-cell>
          <table:table-cell office:value-type="float" office:value="34.061696658097688" table:style-name="ce276">
            <text:p>+34,1<text:s text:c="3"/></text:p>
          </table:table-cell>
          <table:table-cell office:value-type="float" office:value="191" table:style-name="ce275">
            <text:p>+ 191</text:p>
          </table:table-cell>
          <table:table-cell office:value-type="float" office:value="22.417840375586852" table:style-name="ce276">
            <text:p>+22,4<text:s text:c="3"/></text:p>
          </table:table-cell>
          <table:table-cell table:style-name="ce292"/>
          <table:table-cell table:style-name="ce286"/>
          <table:table-cell table:number-columns-repeated="2" table:style-name="ce419"/>
          <table:table-cell table:number-columns-repeated="2" table:style-name="ce287"/>
          <table:table-cell table:number-columns-repeated="16366"/>
        </table:table-row>
        <table:table-row table:style-name="ro4">
          <table:table-cell/>
          <table:table-cell office:value-type="string" table:style-name="ce422">
            <text:p>4- Pessoal administrativo</text:p>
          </table:table-cell>
          <table:table-cell office:value-type="float" office:value="1528" table:style-name="ce271">
            <text:p>1 528</text:p>
          </table:table-cell>
          <table:table-cell office:value-type="float" office:value="10.928336432556144" table:style-name="ce375">
            <text:p>10,9<text:s text:c="5"/></text:p>
          </table:table-cell>
          <table:table-cell office:value-type="float" office:value="1004" table:style-name="ce376">
            <text:p>1 004</text:p>
          </table:table-cell>
          <table:table-cell office:value-type="float" office:value="9.4414143313898808" table:style-name="ce377">
            <text:p>9,4<text:s text:c="5"/></text:p>
          </table:table-cell>
          <table:table-cell office:value-type="float" office:value="1060" table:style-name="ce273">
            <text:p>1 060</text:p>
          </table:table-cell>
          <table:table-cell office:value-type="float" office:value="9.0683548635469258" table:style-name="ce378">
            <text:p>9,1<text:s text:c="5"/></text:p>
          </table:table-cell>
          <table:table-cell office:value-type="float" office:value="524" table:style-name="ce275">
            <text:p>+ 524</text:p>
          </table:table-cell>
          <table:table-cell office:value-type="float" office:value="52.191235059760956" table:style-name="ce276">
            <text:p>+52,2<text:s text:c="3"/></text:p>
          </table:table-cell>
          <table:table-cell office:value-type="float" office:value="468" table:style-name="ce275">
            <text:p>+ 468</text:p>
          </table:table-cell>
          <table:table-cell office:value-type="float" office:value="44.150943396226417" table:style-name="ce276">
            <text:p>+44,2<text:s text:c="3"/></text:p>
          </table:table-cell>
          <table:table-cell table:number-columns-repeated="2" table:style-name="ce286"/>
          <table:table-cell table:number-columns-repeated="2" table:style-name="ce419"/>
          <table:table-cell table:number-columns-repeated="2" table:style-name="ce287"/>
          <table:table-cell table:number-columns-repeated="16366"/>
        </table:table-row>
        <table:table-row table:style-name="ro4">
          <table:table-cell/>
          <table:table-cell office:value-type="string" table:style-name="ce422">
            <text:p>5- Trabalhadores dos serviços pessoais, de proteção e segurança e vendedores</text:p>
          </table:table-cell>
          <table:table-cell office:value-type="float" office:value="3439" table:style-name="ce271">
            <text:p>3 439</text:p>
          </table:table-cell>
          <table:table-cell office:value-type="float" office:value="24.595909025890432" table:style-name="ce375">
            <text:p>24,6<text:s text:c="5"/></text:p>
          </table:table-cell>
          <table:table-cell office:value-type="float" office:value="2090" table:style-name="ce376">
            <text:p>2 090</text:p>
          </table:table-cell>
          <table:table-cell office:value-type="float" office:value="19.653940191837503" table:style-name="ce377">
            <text:p>19,7<text:s text:c="5"/></text:p>
          </table:table-cell>
          <table:table-cell office:value-type="float" office:value="1725" table:style-name="ce273">
            <text:p>1 725</text:p>
          </table:table-cell>
          <table:table-cell office:value-type="float" office:value="14.75746428265891" table:style-name="ce378">
            <text:p>14,8<text:s text:c="5"/></text:p>
          </table:table-cell>
          <table:table-cell office:value-type="float" office:value="1349" table:style-name="ce275">
            <text:p>+1 349</text:p>
          </table:table-cell>
          <table:table-cell office:value-type="float" office:value="64.545454545454547" table:style-name="ce276">
            <text:p>+64,5<text:s text:c="3"/></text:p>
          </table:table-cell>
          <table:table-cell office:value-type="float" office:value="1714" table:style-name="ce275">
            <text:p>+1 714</text:p>
          </table:table-cell>
          <table:table-cell office:value-type="float" office:value="99.362318840579718" table:style-name="ce276">
            <text:p>+99,4<text:s text:c="3"/></text:p>
          </table:table-cell>
          <table:table-cell table:style-name="ce292"/>
          <table:table-cell table:style-name="ce286"/>
          <table:table-cell table:number-columns-repeated="2" table:style-name="ce419"/>
          <table:table-cell table:number-columns-repeated="2" table:style-name="ce287"/>
          <table:table-cell table:number-columns-repeated="16366"/>
        </table:table-row>
        <table:table-row table:style-name="ro4">
          <table:table-cell/>
          <table:table-cell office:value-type="string" table:style-name="ce422">
            <text:p>6- Agricultores e trabalhadores qualificados da agricultura, da pesca e da floresta</text:p>
          </table:table-cell>
          <table:table-cell office:value-type="float" office:value="345" table:style-name="ce271">
            <text:p><text:s/>345</text:p>
          </table:table-cell>
          <table:table-cell office:value-type="float" office:value="2.4674581604920611" table:style-name="ce375">
            <text:p>2,5<text:s text:c="5"/></text:p>
          </table:table-cell>
          <table:table-cell office:value-type="float" office:value="334" table:style-name="ce376">
            <text:p><text:s/>334</text:p>
          </table:table-cell>
          <table:table-cell office:value-type="float" office:value="3.1408689110400601" table:style-name="ce377">
            <text:p>3,1<text:s text:c="5"/></text:p>
          </table:table-cell>
          <table:table-cell office:value-type="float" office:value="294" table:style-name="ce273">
            <text:p><text:s/>294</text:p>
          </table:table-cell>
          <table:table-cell office:value-type="float" office:value="2.5151852168705622" table:style-name="ce378">
            <text:p>2,5<text:s text:c="5"/></text:p>
          </table:table-cell>
          <table:table-cell office:value-type="float" office:value="11" table:style-name="ce275">
            <text:p>+ 11</text:p>
          </table:table-cell>
          <table:table-cell office:value-type="float" office:value="3.293413173652695" table:style-name="ce276">
            <text:p>+3,3<text:s text:c="3"/></text:p>
          </table:table-cell>
          <table:table-cell office:value-type="float" office:value="51" table:style-name="ce275">
            <text:p>+ 51</text:p>
          </table:table-cell>
          <table:table-cell office:value-type="float" office:value="17.346938775510203" table:style-name="ce276">
            <text:p>+17,3<text:s text:c="3"/></text:p>
          </table:table-cell>
          <table:table-cell table:number-columns-repeated="2" table:style-name="ce286"/>
          <table:table-cell table:number-columns-repeated="2" table:style-name="ce419"/>
          <table:table-cell table:number-columns-repeated="2" table:style-name="ce287"/>
          <table:table-cell table:number-columns-repeated="16366"/>
        </table:table-row>
        <table:table-row table:style-name="ro4">
          <table:table-cell/>
          <table:table-cell office:value-type="string" table:style-name="ce422">
            <text:p>7- Trabalhadores qualificados da indústria, construção e artífices</text:p>
          </table:table-cell>
          <table:table-cell office:value-type="float" office:value="1752" table:style-name="ce271">
            <text:p>1 752</text:p>
          </table:table-cell>
          <table:table-cell office:value-type="float" office:value="12.530396223716206" table:style-name="ce375">
            <text:p>12,5<text:s text:c="5"/></text:p>
          </table:table-cell>
          <table:table-cell office:value-type="float" office:value="1613" table:style-name="ce376">
            <text:p>1 613</text:p>
          </table:table-cell>
          <table:table-cell office:value-type="float" office:value="15.168328004513823" table:style-name="ce377">
            <text:p>15,2<text:s text:c="5"/></text:p>
          </table:table-cell>
          <table:table-cell office:value-type="float" office:value="2056" table:style-name="ce273">
            <text:p>2 056</text:p>
          </table:table-cell>
          <table:table-cell office:value-type="float" office:value="17.58918641457781" table:style-name="ce378">
            <text:p>17,6<text:s text:c="5"/></text:p>
          </table:table-cell>
          <table:table-cell office:value-type="float" office:value="139" table:style-name="ce275">
            <text:p>+ 139</text:p>
          </table:table-cell>
          <table:table-cell office:value-type="float" office:value="8.6174829510229376" table:style-name="ce276">
            <text:p>+8,6<text:s text:c="3"/></text:p>
          </table:table-cell>
          <table:table-cell office:value-type="float" office:value="-304" table:style-name="ce275">
            <text:p><text:s/>- 304</text:p>
          </table:table-cell>
          <table:table-cell office:value-type="float" office:value="-14.785992217898833" table:style-name="ce276">
            <text:p>-14,8<text:s text:c="3"/></text:p>
          </table:table-cell>
          <table:table-cell table:style-name="ce292"/>
          <table:table-cell table:style-name="ce286"/>
          <table:table-cell table:number-columns-repeated="2" table:style-name="ce419"/>
          <table:table-cell table:number-columns-repeated="2" table:style-name="ce287"/>
          <table:table-cell table:number-columns-repeated="16366"/>
        </table:table-row>
        <table:table-row table:style-name="ro4">
          <table:table-cell/>
          <table:table-cell office:value-type="string" table:style-name="ce422">
            <text:p>8- Operadores de instalações e máquinas e trabalhadores da montagem</text:p>
          </table:table-cell>
          <table:table-cell office:value-type="float" office:value="1211" table:style-name="ce271">
            <text:p>1 211</text:p>
          </table:table-cell>
          <table:table-cell office:value-type="float" office:value="8.6611357459590899" table:style-name="ce375">
            <text:p>8,7<text:s text:c="5"/></text:p>
          </table:table-cell>
          <table:table-cell office:value-type="float" office:value="1017" table:style-name="ce376">
            <text:p>1 017</text:p>
          </table:table-cell>
          <table:table-cell office:value-type="float" office:value="9.5636637201429391" table:style-name="ce377">
            <text:p>9,6<text:s text:c="5"/></text:p>
          </table:table-cell>
          <table:table-cell office:value-type="float" office:value="1221" table:style-name="ce273">
            <text:p>1 221</text:p>
          </table:table-cell>
          <table:table-cell office:value-type="float" office:value="10.44571819659509" table:style-name="ce378">
            <text:p>10,4<text:s text:c="5"/></text:p>
          </table:table-cell>
          <table:table-cell office:value-type="float" office:value="194" table:style-name="ce275">
            <text:p>+ 194</text:p>
          </table:table-cell>
          <table:table-cell office:value-type="float" office:value="19.075712881022618" table:style-name="ce276">
            <text:p>+19,1<text:s text:c="3"/></text:p>
          </table:table-cell>
          <table:table-cell office:value-type="float" office:value="-10" table:style-name="ce275">
            <text:p><text:s/>- 10</text:p>
          </table:table-cell>
          <table:table-cell office:value-type="float" office:value="-0.819000819000819" table:style-name="ce276">
            <text:p>-0,8<text:s text:c="3"/></text:p>
          </table:table-cell>
          <table:table-cell table:number-columns-repeated="2" table:style-name="ce286"/>
          <table:table-cell table:number-columns-repeated="2" table:style-name="ce419"/>
          <table:table-cell table:number-columns-repeated="2" table:style-name="ce286"/>
          <table:table-cell table:number-columns-repeated="16366"/>
        </table:table-row>
        <table:table-row table:style-name="ro4">
          <table:table-cell/>
          <table:table-cell office:value-type="string" table:style-name="ce422">
            <text:p>9- Trabalhadores não qualificados</text:p>
          </table:table-cell>
          <table:table-cell office:value-type="float" office:value="3409" table:style-name="ce271">
            <text:p>3 409</text:p>
          </table:table-cell>
          <table:table-cell office:value-type="float" office:value="24.381347446717207" table:style-name="ce375">
            <text:p>24,4<text:s text:c="5"/></text:p>
          </table:table-cell>
          <table:table-cell office:value-type="float" office:value="2780" table:style-name="ce376">
            <text:p>2 780</text:p>
          </table:table-cell>
          <table:table-cell office:value-type="float" office:value="26.142561594884334" table:style-name="ce377">
            <text:p>26,1<text:s text:c="5"/></text:p>
          </table:table-cell>
          <table:table-cell office:value-type="float" office:value="3437" table:style-name="ce273">
            <text:p>3 437</text:p>
          </table:table-cell>
          <table:table-cell office:value-type="float" office:value="29.403712892463002" table:style-name="ce378">
            <text:p>29,4<text:s text:c="5"/></text:p>
          </table:table-cell>
          <table:table-cell office:value-type="float" office:value="629" table:style-name="ce275">
            <text:p>+ 629</text:p>
          </table:table-cell>
          <table:table-cell office:value-type="float" office:value="22.625899280575538" table:style-name="ce276">
            <text:p>+22,6<text:s text:c="3"/></text:p>
          </table:table-cell>
          <table:table-cell office:value-type="float" office:value="-28" table:style-name="ce275">
            <text:p><text:s/>- 28</text:p>
          </table:table-cell>
          <table:table-cell office:value-type="float" office:value="-0.81466395112016288" table:style-name="ce276">
            <text:p>-0,8<text:s text:c="3"/></text:p>
          </table:table-cell>
          <table:table-cell table:number-columns-repeated="2" table:style-name="ce286"/>
          <table:table-cell table:number-columns-repeated="2" table:style-name="ce419"/>
          <table:table-cell table:number-columns-repeated="2" table:style-name="ce286"/>
          <table:table-cell table:number-columns-repeated="16366"/>
        </table:table-row>
        <table:table-row table:style-name="ro4">
          <table:table-cell/>
          <table:table-cell office:value-type="string" table:style-name="ce422">
            <text:p>0- Profissões das Forças Armadas</text:p>
          </table:table-cell>
          <table:table-cell office:value-type="float" office:value="6" table:style-name="ce271">
            <text:p><text:s/>6</text:p>
          </table:table-cell>
          <table:table-cell office:value-type="float" office:value="4.2912315834644547E-2" table:style-name="ce375">
            <text:p>0,0<text:s text:c="5"/></text:p>
          </table:table-cell>
          <table:table-cell office:value-type="float" office:value="1" table:style-name="ce376">
            <text:p><text:s/>1</text:p>
          </table:table-cell>
          <table:table-cell office:value-type="float" office:value="9.4037991348504806E-3" table:style-name="ce377">
            <text:p>0,0<text:s text:c="5"/></text:p>
          </table:table-cell>
          <table:table-cell office:value-type="float" office:value="3" table:style-name="ce273">
            <text:p><text:s/>3</text:p>
          </table:table-cell>
          <table:table-cell office:value-type="float" office:value="2.5665155274189409E-2" table:style-name="ce378">
            <text:p>0,0<text:s text:c="5"/></text:p>
          </table:table-cell>
          <table:table-cell office:value-type="float" office:value="5" table:style-name="ce275">
            <text:p>+ 5</text:p>
          </table:table-cell>
          <table:table-cell office:value-type="float" office:value="500" table:style-name="ce276">
            <text:p>+500,0<text:s text:c="3"/></text:p>
          </table:table-cell>
          <table:table-cell office:value-type="float" office:value="3" table:style-name="ce275">
            <text:p>+ 3</text:p>
          </table:table-cell>
          <table:table-cell office:value-type="float" office:value="100" table:style-name="ce276">
            <text:p>+100,0<text:s text:c="3"/></text:p>
          </table:table-cell>
          <table:table-cell table:number-columns-repeated="6" table:style-name="ce286"/>
          <table:table-cell table:number-columns-repeated="16366"/>
        </table:table-row>
        <table:table-row table:style-name="ro4">
          <table:table-cell/>
          <table:table-cell office:value-type="string" table:style-name="ce422">
            <text:p><text:s text:c="5"/>Outros</text:p>
          </table:table-cell>
          <table:table-cell office:value-type="float" office:value="0" table:style-name="ce271">
            <text:p><text:s/>0</text:p>
          </table:table-cell>
          <table:table-cell office:value-type="float" office:value="0" table:style-name="ce375">
            <text:p>0,0<text:s text:c="5"/></text:p>
          </table:table-cell>
          <table:table-cell office:value-type="float" office:value="0" table:style-name="ce376">
            <text:p><text:s/>0</text:p>
          </table:table-cell>
          <table:table-cell office:value-type="float" office:value="0" table:style-name="ce377">
            <text:p>0,0<text:s text:c="5"/></text:p>
          </table:table-cell>
          <table:table-cell office:value-type="float" office:value="0" table:style-name="ce273">
            <text:p><text:s/>0</text:p>
          </table:table-cell>
          <table:table-cell office:value-type="float" office:value="0" table:style-name="ce378">
            <text:p>0,0<text:s text:c="5"/></text:p>
          </table:table-cell>
          <table:table-cell office:value-type="float" office:value="0" table:style-name="ce275">
            <text:p>+ 0</text:p>
          </table:table-cell>
          <table:table-cell office:value-type="string" table:style-name="ce423">
            <text:p>-</text:p>
          </table:table-cell>
          <table:table-cell office:value-type="float" office:value="0" table:style-name="ce275">
            <text:p>+ 0</text:p>
          </table:table-cell>
          <table:table-cell office:value-type="string" table:style-name="ce423">
            <text:p>-</text:p>
          </table:table-cell>
          <table:table-cell table:number-columns-repeated="6" table:style-name="ce286"/>
          <table:table-cell table:number-columns-repeated="16366"/>
        </table:table-row>
        <table:table-row table:style-name="ro24">
          <table:table-cell/>
          <table:table-cell table:style-name="ce379"/>
          <table:table-cell table:style-name="ce380"/>
          <table:table-cell table:style-name="ce381"/>
          <table:table-cell table:style-name="ce382"/>
          <table:table-cell table:style-name="ce383"/>
          <table:table-cell table:style-name="ce384"/>
          <table:table-cell table:style-name="ce385"/>
          <table:table-cell table:style-name="ce301"/>
          <table:table-cell table:style-name="ce302"/>
          <table:table-cell table:style-name="ce301"/>
          <table:table-cell table:style-name="ce302"/>
          <table:table-cell table:number-columns-repeated="16372" table:style-name="ce1"/>
        </table:table-row>
        <table:table-row table:style-name="ro24">
          <table:table-cell/>
          <table:table-cell office:value-type="string" table:style-name="ce358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24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6" table:style-name="ce230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style-name="ce206"/>
          <table:table-cell table:number-columns-repeated="3" table:style-name="ce386"/>
          <table:table-cell table:style-name="ce387"/>
          <table:table-cell table:style-name="ce388"/>
          <table:table-cell table:style-name="ce387"/>
          <table:table-cell table:style-name="ce388"/>
          <table:table-cell table:number-columns-repeated="6" table:style-name="ce230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style-name="ce206"/>
          <table:table-cell table:number-columns-repeated="7" table:style-name="ce1"/>
          <table:table-cell table:number-columns-repeated="6" table:style-name="ce241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6" table:style-name="ce241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6" table:style-name="ce255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6" table:style-name="ce255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68"/>
          <table:table-cell table:style-name="ce230"/>
          <table:table-cell table:number-columns-repeated="4" table:style-name="ce269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86"/>
          <table:table-cell table:style-name="ce315"/>
          <table:table-cell table:number-columns-repeated="4" table:style-name="ce287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92"/>
          <table:table-cell table:style-name="ce286"/>
          <table:table-cell table:number-columns-repeated="4" table:style-name="ce287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86"/>
          <table:table-cell table:style-name="ce315"/>
          <table:table-cell table:number-columns-repeated="4" table:style-name="ce287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2" table:style-name="ce292"/>
          <table:table-cell table:number-columns-repeated="4" table:style-name="ce287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2" table:style-name="ce286"/>
          <table:table-cell table:number-columns-repeated="4" table:style-name="ce287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92"/>
          <table:table-cell table:style-name="ce286"/>
          <table:table-cell table:number-columns-repeated="4" table:style-name="ce287"/>
          <table:table-cell table:number-columns-repeated="16366"/>
        </table:table-row>
        <table:table-row table:number-rows-repeated="3"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6" table:style-name="ce286"/>
          <table:table-cell table:number-columns-repeated="16366"/>
        </table:table-row>
        <table:table-row table:style-name="ro4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6" table:style-name="ce286"/>
          <table:table-cell table:number-columns-repeated="16366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number-columns-repeated="3" table:style-name="ce227"/>
          <table:table-cell table:number-columns-repeated="2" table:style-name="ce389"/>
          <table:table-cell table:number-columns-repeated="6" table:style-name="ce227"/>
          <table:table-cell table:number-columns-repeated="16372" table:style-name="ce1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9">
        <table:table-column table:style-name="co10" table:default-cell-style-name="ce1" table:visibility="collapse"/>
        <table:table-column table:style-name="co58" table:default-cell-style-name="ce1"/>
        <table:table-column table:style-name="co3" table:default-cell-style-name="ce1"/>
        <table:table-column table:style-name="co59" table:default-cell-style-name="ce1"/>
        <table:table-column table:style-name="co36" table:default-cell-style-name="ce1"/>
        <table:table-column table:style-name="co55" table:default-cell-style-name="ce1"/>
        <table:table-column table:style-name="co5" table:default-cell-style-name="ce1"/>
        <table:table-column table:style-name="co55" table:default-cell-style-name="ce1"/>
        <table:table-column table:style-name="co1" table:default-cell-style-name="ce1"/>
        <table:table-column table:style-name="co54" table:default-cell-style-name="ce1"/>
        <table:table-column table:style-name="co55" table:default-cell-style-name="ce1"/>
        <table:table-column table:style-name="co7" table:default-cell-style-name="ce1"/>
        <table:table-column table:style-name="co10" table:default-cell-style-name="ce1"/>
        <table:table-column table:style-name="co60" table:default-cell-style-name="ce1"/>
        <table:table-column table:style-name="co10" table:number-columns-repeated="3" table:default-cell-style-name="ce1"/>
        <table:table-column table:style-name="co61" table:default-cell-style-name="ce1"/>
        <table:table-column table:style-name="co10" table:number-columns-repeated="16366" table:default-cell-style-name="ce1"/>
        <table:table-row table:style-name="ro24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6431in" svg:y="0.29183in" svg:width="1.78422in" svg:height="0.5247in">
                <draw:text-box>
                  <text:p text:style-name="a90" text:class-names="" text:cond-style-name=""><text:span text:style-name="a88" text:class-names="">MARÇO 2022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26" draw:style-name="a77" draw:name="Text Box 122" svg:x="0in" svg:y="0in" svg:width="0.97917in" svg:height="0.32049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29"/>
          <table:table-cell table:number-columns-repeated="5" table:style-name="ce230"/>
          <table:table-cell table:number-columns-repeated="16367"/>
        </table:table-row>
        <table:table-row table:style-name="ro24">
          <table:table-cell table:style-name="ce1"/>
          <table:table-cell table:number-columns-repeated="11" table:style-name="ce229"/>
          <table:table-cell table:number-columns-repeated="16372" table:style-name="ce1"/>
        </table:table-row>
        <table:table-row table:style-name="ro33">
          <table:table-cell table:style-name="ce424"/>
          <table:table-cell office:value-type="string" table:style-name="ce231">
            <text:p>Quadro 10 - OFERTAS DE EMPREGO <text:s/>RECEBIDAS, <text:s text:c="3"/>POR ATIVIDADE ECONÓMICA</text:p>
          </table:table-cell>
          <table:table-cell table:number-columns-repeated="8" table:style-name="ce231"/>
          <table:table-cell office:value-type="string" table:number-columns-spanned="2" table:number-rows-spanned="1" table:style-name="ce306">
            <text:p>CONTINENTE</text:p>
          </table:table-cell>
          <table:covered-table-cell/>
          <table:table-cell table:style-name="ce1"/>
          <table:table-cell table:number-columns-repeated="4" table:style-name="ce230"/>
          <table:table-cell table:number-columns-repeated="16367"/>
        </table:table-row>
        <table:table-row table:style-name="ro33">
          <table:table-cell table:style-name="ce424"/>
          <table:table-cell office:value-type="string" table:style-name="ce233">
            <text:p>Movimento ao longo do mês<text:s text:c="2"/>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style-name="ce1"/>
          <table:table-cell table:number-columns-repeated="4" table:style-name="ce230"/>
          <table:table-cell table:number-columns-repeated="16367"/>
        </table:table-row>
        <table:table-row table:style-name="ro4">
          <table:table-cell table:style-name="ce424"/>
          <table:table-cell table:style-name="ce229"/>
          <table:table-cell table:style-name="ce235"/>
          <table:table-cell table:number-columns-repeated="9" table:style-name="ce229"/>
          <table:table-cell table:style-name="ce1"/>
          <table:table-cell table:number-columns-repeated="4" table:style-name="ce230"/>
          <table:table-cell table:number-columns-repeated="16367"/>
        </table:table-row>
        <table:table-row table:style-name="ro24">
          <table:table-cell table:style-name="ce1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39"/>
          <table:table-cell table:style-name="ce240"/>
          <table:table-cell office:value-type="string" table:number-columns-spanned="4" table:number-rows-spanned="1" table:style-name="ce307">
            <text:p>Variação</text:p>
          </table:table-cell>
          <table:covered-table-cell table:number-columns-repeated="3"/>
          <table:table-cell table:number-columns-repeated="5" table:style-name="ce241"/>
          <table:table-cell table:number-columns-repeated="16367"/>
        </table:table-row>
        <table:table-row table:style-name="ro24">
          <table:table-cell table:style-name="ce1"/>
          <table:table-cell office:value-type="string" table:style-name="ce242">
            <text:p>CAE <text:s/>Rev.3</text:p>
          </table:table-cell>
          <table:table-cell office:value-type="string" table:style-name="ce243">
            <text:p>MARÇO 2022</text:p>
          </table:table-cell>
          <table:table-cell office:value-type="string" table:style-name="ce244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246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246">
            <text:p>%</text:p>
          </table:table-cell>
          <table:table-cell office:value-type="string" table:number-columns-spanned="2" table:number-rows-spanned="1" table:style-name="ce308">
            <text:p>Mês <text:s/>anterior</text:p>
          </table:table-cell>
          <table:covered-table-cell/>
          <table:table-cell office:value-type="string" table:number-columns-spanned="2" table:number-rows-spanned="1" table:style-name="ce309">
            <text:p>Mês <text:s/>homólogo<text:span text:style-name="T3">(1)<text:s/></text:span></text:p>
          </table:table-cell>
          <table:covered-table-cell/>
          <table:table-cell table:number-columns-repeated="5" table:style-name="ce241"/>
          <table:table-cell table:number-columns-repeated="16367"/>
        </table:table-row>
        <table:table-row table:style-name="ro24">
          <table:table-cell table:style-name="ce1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0"/>
          <table:table-cell table:style-name="ce251"/>
          <table:table-cell office:value-type="string" table:style-name="ce252">
            <text:p>Var. Abs.</text:p>
          </table:table-cell>
          <table:table-cell office:value-type="string" table:style-name="ce253">
            <text:p>Var. %</text:p>
          </table:table-cell>
          <table:table-cell office:value-type="string" table:style-name="ce252">
            <text:p>Var. Abs.</text:p>
          </table:table-cell>
          <table:table-cell office:value-type="string" table:style-name="ce254">
            <text:p>Var. %</text:p>
          </table:table-cell>
          <table:table-cell table:number-columns-repeated="5" table:style-name="ce255"/>
          <table:table-cell table:number-columns-repeated="16367"/>
        </table:table-row>
        <table:table-row table:style-name="ro45">
          <table:table-cell table:style-name="ce1"/>
          <table:table-cell table:style-name="ce242"/>
          <table:table-cell table:style-name="ce310"/>
          <table:table-cell table:style-name="ce311"/>
          <table:table-cell table:style-name="ce312"/>
          <table:table-cell table:style-name="ce313"/>
          <table:table-cell table:style-name="ce312"/>
          <table:table-cell table:style-name="ce313"/>
          <table:table-cell table:number-columns-repeated="4" table:style-name="ce314"/>
          <table:table-cell table:number-columns-repeated="5" table:style-name="ce255"/>
          <table:table-cell table:number-columns-repeated="16367"/>
        </table:table-row>
        <table:table-row table:style-name="ro50">
          <table:table-cell table:style-name="ce1"/>
          <table:table-cell office:value-type="string" table:style-name="ce394">
            <text:p><text:s text:c="2"/>Total</text:p>
          </table:table-cell>
          <table:table-cell office:value-type="float" office:value="13982" table:style-name="ce262">
            <text:p>13 982</text:p>
          </table:table-cell>
          <table:table-cell office:value-type="float" office:value="100" table:style-name="ce263">
            <text:p>100,0<text:s text:c="5"/></text:p>
          </table:table-cell>
          <table:table-cell office:value-type="float" office:value="10634" table:style-name="ce264">
            <text:p>10 634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11689" table:style-name="ce264">
            <text:p>11 689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3348" table:style-name="ce266">
            <text:p>+3 348</text:p>
          </table:table-cell>
          <table:table-cell office:value-type="float" office:value="31.483919503479406" table:style-name="ce267">
            <text:p>+31,5<text:s text:c="3"/></text:p>
          </table:table-cell>
          <table:table-cell office:value-type="float" office:value="2293" table:style-name="ce266">
            <text:p>+2 293</text:p>
          </table:table-cell>
          <table:table-cell office:value-type="float" office:value="19.61673368123877" table:style-name="ce267">
            <text:p>+19,6<text:s text:c="3"/></text:p>
          </table:table-cell>
          <table:table-cell table:style-name="ce268"/>
          <table:table-cell table:style-name="ce1"/>
          <table:table-cell table:number-columns-repeated="3" table:style-name="ce269"/>
          <table:table-cell table:number-columns-repeated="16367"/>
        </table:table-row>
        <table:table-row table:style-name="ro50">
          <table:table-cell table:style-name="ce1"/>
          <table:table-cell office:value-type="string" table:style-name="ce395">
            <text:p>Agricultura, produção animal, caça, floresta e pesca</text:p>
          </table:table-cell>
          <table:table-cell office:value-type="float" office:value="457" table:style-name="ce262">
            <text:p><text:s/>457</text:p>
          </table:table-cell>
          <table:table-cell office:value-type="float" office:value="3.2684880560720928" table:style-name="ce263">
            <text:p>3,3<text:s text:c="5"/></text:p>
          </table:table-cell>
          <table:table-cell office:value-type="float" office:value="371" table:style-name="ce264">
            <text:p><text:s/>371</text:p>
          </table:table-cell>
          <table:table-cell office:value-type="float" office:value="3.4888094790295283" table:style-name="ce265">
            <text:p>3,5<text:s text:c="5"/></text:p>
          </table:table-cell>
          <table:table-cell office:value-type="float" office:value="455" table:style-name="ce264">
            <text:p><text:s/>455</text:p>
          </table:table-cell>
          <table:table-cell office:value-type="float" office:value="3.8925485499187271" table:style-name="ce265">
            <text:p>3,9<text:s text:c="5"/></text:p>
          </table:table-cell>
          <table:table-cell office:value-type="float" office:value="86" table:style-name="ce266">
            <text:p>+ 86</text:p>
          </table:table-cell>
          <table:table-cell office:value-type="float" office:value="23.180592991913745" table:style-name="ce267">
            <text:p>+23,2<text:s text:c="3"/></text:p>
          </table:table-cell>
          <table:table-cell office:value-type="float" office:value="2" table:style-name="ce266">
            <text:p>+ 2</text:p>
          </table:table-cell>
          <table:table-cell office:value-type="float" office:value="0.43956043956043955" table:style-name="ce267">
            <text:p>+0,4<text:s text:c="3"/></text:p>
          </table:table-cell>
          <table:table-cell table:style-name="ce286"/>
          <table:table-cell table:style-name="ce425"/>
          <table:table-cell table:style-name="ce426"/>
          <table:table-cell table:style-name="ce412"/>
          <table:table-cell table:style-name="ce287"/>
          <table:table-cell table:number-columns-repeated="16367"/>
        </table:table-row>
        <table:table-row table:style-name="ro46">
          <table:table-cell table:style-name="ce1"/>
          <table:table-cell office:value-type="string" table:style-name="ce395">
            <text:p>Indústria, energia e água e construção</text:p>
          </table:table-cell>
          <table:table-cell office:value-type="float" office:value="2986" table:style-name="ce282">
            <text:p>2 986</text:p>
          </table:table-cell>
          <table:table-cell office:value-type="float" office:value="21.356029180374765" table:style-name="ce283">
            <text:p>21,4<text:s text:c="5"/></text:p>
          </table:table-cell>
          <table:table-cell office:value-type="float" office:value="2900" table:style-name="ce264">
            <text:p>2 900</text:p>
          </table:table-cell>
          <table:table-cell office:value-type="float" office:value="27.271017491066392" table:style-name="ce265">
            <text:p>27,3<text:s text:c="5"/></text:p>
          </table:table-cell>
          <table:table-cell office:value-type="float" office:value="3673" table:style-name="ce264">
            <text:p>3 673</text:p>
          </table:table-cell>
          <table:table-cell office:value-type="float" office:value="31.4227051073659" table:style-name="ce265">
            <text:p>31,4<text:s text:c="5"/></text:p>
          </table:table-cell>
          <table:table-cell office:value-type="float" office:value="86" table:style-name="ce266">
            <text:p>+ 86</text:p>
          </table:table-cell>
          <table:table-cell office:value-type="float" office:value="2.9655172413793105" table:style-name="ce267">
            <text:p>+3,0<text:s text:c="3"/></text:p>
          </table:table-cell>
          <table:table-cell office:value-type="float" office:value="-687" table:style-name="ce266">
            <text:p><text:s/>- 687</text:p>
          </table:table-cell>
          <table:table-cell office:value-type="float" office:value="-18.704056629458208" table:style-name="ce267">
            <text:p>-18,7<text:s text:c="3"/></text:p>
          </table:table-cell>
          <table:table-cell table:style-name="ce286"/>
          <table:table-cell table:style-name="ce425"/>
          <table:table-cell table:style-name="ce426"/>
          <table:table-cell table:style-name="ce412"/>
          <table:table-cell table:style-name="ce287"/>
          <table:table-cell table:number-columns-repeated="16367"/>
        </table:table-row>
        <table:table-row table:style-name="ro50">
          <table:table-cell table:style-name="ce1"/>
          <table:table-cell office:value-type="string" table:style-name="ce397">
            <text:p>Indústrias extrativas</text:p>
          </table:table-cell>
          <table:table-cell office:value-type="float" office:value="17" table:style-name="ce271">
            <text:p><text:s/>17</text:p>
          </table:table-cell>
          <table:table-cell office:value-type="float" office:value="0.1215848948648262" table:style-name="ce272">
            <text:p>0,1<text:s text:c="5"/></text:p>
          </table:table-cell>
          <table:table-cell office:value-type="float" office:value="11" table:style-name="ce273">
            <text:p><text:s/>11</text:p>
          </table:table-cell>
          <table:table-cell office:value-type="float" office:value="0.10344179048335528" table:style-name="ce274">
            <text:p>0,1<text:s text:c="5"/></text:p>
          </table:table-cell>
          <table:table-cell office:value-type="float" office:value="20" table:style-name="ce273">
            <text:p><text:s/>20</text:p>
          </table:table-cell>
          <table:table-cell office:value-type="float" office:value="0.17110103516126274" table:style-name="ce274">
            <text:p>0,2<text:s text:c="5"/></text:p>
          </table:table-cell>
          <table:table-cell office:value-type="float" office:value="6" table:style-name="ce275">
            <text:p>+ 6</text:p>
          </table:table-cell>
          <table:table-cell office:value-type="float" office:value="54.54545454545454" table:style-name="ce276">
            <text:p>+54,5<text:s text:c="3"/></text:p>
          </table:table-cell>
          <table:table-cell office:value-type="float" office:value="-3" table:style-name="ce275">
            <text:p><text:s/>- 3</text:p>
          </table:table-cell>
          <table:table-cell office:value-type="float" office:value="-15" table:style-name="ce276">
            <text:p>-15,0<text:s text:c="3"/></text:p>
          </table:table-cell>
          <table:table-cell table:style-name="ce292"/>
          <table:table-cell table:style-name="ce425"/>
          <table:table-cell table:style-name="ce426"/>
          <table:table-cell table:style-name="ce412"/>
          <table:table-cell table:style-name="ce287"/>
          <table:table-cell table:number-columns-repeated="16367"/>
        </table:table-row>
        <table:table-row table:style-name="ro50">
          <table:table-cell/>
          <table:table-cell office:value-type="string" table:style-name="ce397">
            <text:p>Indústrias alimentares das bebidas e do tabaco</text:p>
          </table:table-cell>
          <table:table-cell office:value-type="float" office:value="267" table:style-name="ce271">
            <text:p><text:s/>267</text:p>
          </table:table-cell>
          <table:table-cell office:value-type="float" office:value="1.909598054641682" table:style-name="ce272">
            <text:p>1,9<text:s text:c="5"/></text:p>
          </table:table-cell>
          <table:table-cell office:value-type="float" office:value="238" table:style-name="ce273">
            <text:p><text:s/>238</text:p>
          </table:table-cell>
          <table:table-cell office:value-type="float" office:value="2.2381041940944142" table:style-name="ce274">
            <text:p>2,2<text:s text:c="5"/></text:p>
          </table:table-cell>
          <table:table-cell office:value-type="float" office:value="236" table:style-name="ce273">
            <text:p><text:s/>236</text:p>
          </table:table-cell>
          <table:table-cell office:value-type="float" office:value="2.0189922149028998" table:style-name="ce274">
            <text:p>2,0<text:s text:c="5"/></text:p>
          </table:table-cell>
          <table:table-cell office:value-type="float" office:value="29" table:style-name="ce275">
            <text:p>+ 29</text:p>
          </table:table-cell>
          <table:table-cell office:value-type="float" office:value="12.184873949579831" table:style-name="ce276">
            <text:p>+12,2<text:s text:c="3"/></text:p>
          </table:table-cell>
          <table:table-cell office:value-type="float" office:value="31" table:style-name="ce275">
            <text:p>+ 31</text:p>
          </table:table-cell>
          <table:table-cell office:value-type="float" office:value="13.135593220338984" table:style-name="ce276">
            <text:p>+13,1<text:s text:c="3"/></text:p>
          </table:table-cell>
          <table:table-cell table:style-name="ce286"/>
          <table:table-cell table:style-name="ce425"/>
          <table:table-cell table:style-name="ce426"/>
          <table:table-cell table:style-name="ce412"/>
          <table:table-cell table:style-name="ce287"/>
          <table:table-cell table:number-columns-repeated="16367"/>
        </table:table-row>
        <table:table-row table:style-name="ro50">
          <table:table-cell/>
          <table:table-cell office:value-type="string" table:style-name="ce397">
            <text:p>Fabricação de têxteis</text:p>
          </table:table-cell>
          <table:table-cell office:value-type="float" office:value="187" table:style-name="ce271">
            <text:p><text:s/>187</text:p>
          </table:table-cell>
          <table:table-cell office:value-type="float" office:value="1.3374338435130881" table:style-name="ce289">
            <text:p>1,3<text:s text:c="5"/></text:p>
          </table:table-cell>
          <table:table-cell office:value-type="float" office:value="128" table:style-name="ce290">
            <text:p><text:s/>128</text:p>
          </table:table-cell>
          <table:table-cell office:value-type="float" office:value="1.2036862892608615" table:style-name="ce291">
            <text:p>1,2<text:s text:c="5"/></text:p>
          </table:table-cell>
          <table:table-cell office:value-type="float" office:value="139" table:style-name="ce273">
            <text:p><text:s/>139</text:p>
          </table:table-cell>
          <table:table-cell office:value-type="float" office:value="1.1891521943707759" table:style-name="ce291">
            <text:p>1,2<text:s text:c="5"/></text:p>
          </table:table-cell>
          <table:table-cell office:value-type="float" office:value="59" table:style-name="ce275">
            <text:p>+ 59</text:p>
          </table:table-cell>
          <table:table-cell office:value-type="float" office:value="46.09375" table:style-name="ce276">
            <text:p>+46,1<text:s text:c="3"/></text:p>
          </table:table-cell>
          <table:table-cell office:value-type="float" office:value="48" table:style-name="ce275">
            <text:p>+ 48</text:p>
          </table:table-cell>
          <table:table-cell office:value-type="float" office:value="34.532374100719423" table:style-name="ce276">
            <text:p>+34,5<text:s text:c="3"/></text:p>
          </table:table-cell>
          <table:table-cell table:style-name="ce292"/>
          <table:table-cell table:style-name="ce425"/>
          <table:table-cell table:style-name="ce426"/>
          <table:table-cell table:style-name="ce412"/>
          <table:table-cell table:style-name="ce287"/>
          <table:table-cell table:number-columns-repeated="16367"/>
        </table:table-row>
        <table:table-row table:style-name="ro50">
          <table:table-cell/>
          <table:table-cell office:value-type="string" table:style-name="ce398">
            <text:p>Indústria do vestuário</text:p>
          </table:table-cell>
          <table:table-cell office:value-type="float" office:value="284" table:style-name="ce271">
            <text:p><text:s/>284</text:p>
          </table:table-cell>
          <table:table-cell office:value-type="float" office:value="2.0311829495065084" table:style-name="ce289">
            <text:p>2,0<text:s text:c="5"/></text:p>
          </table:table-cell>
          <table:table-cell office:value-type="float" office:value="286" table:style-name="ce290">
            <text:p><text:s/>286</text:p>
          </table:table-cell>
          <table:table-cell office:value-type="float" office:value="2.6894865525672369" table:style-name="ce291">
            <text:p>2,7<text:s text:c="5"/></text:p>
          </table:table-cell>
          <table:table-cell office:value-type="float" office:value="340" table:style-name="ce273">
            <text:p><text:s/>340</text:p>
          </table:table-cell>
          <table:table-cell office:value-type="float" office:value="2.9087175977414663" table:style-name="ce291">
            <text:p>2,9<text:s text:c="5"/></text:p>
          </table:table-cell>
          <table:table-cell office:value-type="float" office:value="-2" table:style-name="ce275">
            <text:p><text:s/>- 2</text:p>
          </table:table-cell>
          <table:table-cell office:value-type="float" office:value="-0.69930069930069927" table:style-name="ce276">
            <text:p>-0,7<text:s text:c="3"/></text:p>
          </table:table-cell>
          <table:table-cell office:value-type="float" office:value="-56" table:style-name="ce275">
            <text:p><text:s/>- 56</text:p>
          </table:table-cell>
          <table:table-cell office:value-type="float" office:value="-16.470588235294116" table:style-name="ce276">
            <text:p>-16,5<text:s text:c="3"/></text:p>
          </table:table-cell>
          <table:table-cell table:style-name="ce286"/>
          <table:table-cell table:style-name="ce425"/>
          <table:table-cell table:style-name="ce426"/>
          <table:table-cell table:style-name="ce412"/>
          <table:table-cell table:style-name="ce286"/>
          <table:table-cell table:number-columns-repeated="16367"/>
        </table:table-row>
        <table:table-row table:style-name="ro50">
          <table:table-cell/>
          <table:table-cell office:value-type="string" table:style-name="ce397">
            <text:p>Indústria do couro e dos produtos do couro</text:p>
          </table:table-cell>
          <table:table-cell office:value-type="float" office:value="168" table:style-name="ce271">
            <text:p><text:s/>168</text:p>
          </table:table-cell>
          <table:table-cell office:value-type="float" office:value="1.2015448433700473" table:style-name="ce289">
            <text:p>1,2<text:s text:c="5"/></text:p>
          </table:table-cell>
          <table:table-cell office:value-type="float" office:value="207" table:style-name="ce290">
            <text:p><text:s/>207</text:p>
          </table:table-cell>
          <table:table-cell office:value-type="float" office:value="1.9465864209140493" table:style-name="ce291">
            <text:p>1,9<text:s text:c="5"/></text:p>
          </table:table-cell>
          <table:table-cell office:value-type="float" office:value="242" table:style-name="ce273">
            <text:p><text:s/>242</text:p>
          </table:table-cell>
          <table:table-cell office:value-type="float" office:value="2.0703225254512789" table:style-name="ce291">
            <text:p>2,1<text:s text:c="5"/></text:p>
          </table:table-cell>
          <table:table-cell office:value-type="float" office:value="-39" table:style-name="ce275">
            <text:p><text:s/>- 39</text:p>
          </table:table-cell>
          <table:table-cell office:value-type="float" office:value="-18.840579710144929" table:style-name="ce276">
            <text:p>-18,8<text:s text:c="3"/></text:p>
          </table:table-cell>
          <table:table-cell office:value-type="float" office:value="-74" table:style-name="ce275">
            <text:p><text:s/>- 74</text:p>
          </table:table-cell>
          <table:table-cell office:value-type="float" office:value="-30.578512396694212" table:style-name="ce276">
            <text:p>-30,6<text:s text:c="3"/></text:p>
          </table:table-cell>
          <table:table-cell table:style-name="ce286"/>
          <table:table-cell table:style-name="ce425"/>
          <table:table-cell table:style-name="ce426"/>
          <table:table-cell table:style-name="ce412"/>
          <table:table-cell table:style-name="ce286"/>
          <table:table-cell table:number-columns-repeated="16367"/>
        </table:table-row>
        <table:table-row table:style-name="ro50">
          <table:table-cell/>
          <table:table-cell office:value-type="string" table:style-name="ce397">
            <text:p>Indústria da madeira e da cortiça</text:p>
          </table:table-cell>
          <table:table-cell office:value-type="float" office:value="67" table:style-name="ce271">
            <text:p><text:s/>67</text:p>
          </table:table-cell>
          <table:table-cell office:value-type="float" office:value="0.47918752682019738" table:style-name="ce289">
            <text:p>0,5<text:s text:c="5"/></text:p>
          </table:table-cell>
          <table:table-cell office:value-type="float" office:value="86" table:style-name="ce290">
            <text:p><text:s/>86</text:p>
          </table:table-cell>
          <table:table-cell office:value-type="float" office:value="0.80872672559714132" table:style-name="ce291">
            <text:p>0,8<text:s text:c="5"/></text:p>
          </table:table-cell>
          <table:table-cell office:value-type="float" office:value="97" table:style-name="ce273">
            <text:p><text:s/>97</text:p>
          </table:table-cell>
          <table:table-cell office:value-type="float" office:value="0.82984002053212413" table:style-name="ce291">
            <text:p>0,8<text:s text:c="5"/></text:p>
          </table:table-cell>
          <table:table-cell office:value-type="float" office:value="-19" table:style-name="ce275">
            <text:p><text:s/>- 19</text:p>
          </table:table-cell>
          <table:table-cell office:value-type="float" office:value="-22.093023255813954" table:style-name="ce276">
            <text:p>-22,1<text:s text:c="3"/></text:p>
          </table:table-cell>
          <table:table-cell office:value-type="float" office:value="-30" table:style-name="ce275">
            <text:p><text:s/>- 30</text:p>
          </table:table-cell>
          <table:table-cell office:value-type="float" office:value="-30.927835051546392" table:style-name="ce276">
            <text:p>-30,9<text:s text:c="3"/></text:p>
          </table:table-cell>
          <table:table-cell table:style-name="ce286"/>
          <table:table-cell table:style-name="ce425"/>
          <table:table-cell table:style-name="ce426"/>
          <table:table-cell table:style-name="ce412"/>
          <table:table-cell table:style-name="ce286"/>
          <table:table-cell table:number-columns-repeated="16367"/>
        </table:table-row>
        <table:table-row table:style-name="ro50">
          <table:table-cell/>
          <table:table-cell office:value-type="string" table:style-name="ce397">
            <text:p>Indústrias do papel, impressão e reprodução</text:p>
          </table:table-cell>
          <table:table-cell office:value-type="float" office:value="61" table:style-name="ce271">
            <text:p><text:s/>61</text:p>
          </table:table-cell>
          <table:table-cell office:value-type="float" office:value="0.43627521098555283" table:style-name="ce289">
            <text:p>0,4<text:s text:c="5"/></text:p>
          </table:table-cell>
          <table:table-cell office:value-type="float" office:value="57" table:style-name="ce290">
            <text:p><text:s/>57</text:p>
          </table:table-cell>
          <table:table-cell office:value-type="float" office:value="0.53601655068647736" table:style-name="ce291">
            <text:p>0,5<text:s text:c="5"/></text:p>
          </table:table-cell>
          <table:table-cell office:value-type="float" office:value="44" table:style-name="ce273">
            <text:p><text:s/>44</text:p>
          </table:table-cell>
          <table:table-cell office:value-type="float" office:value="0.37642227735477801" table:style-name="ce291">
            <text:p>0,4<text:s text:c="5"/></text:p>
          </table:table-cell>
          <table:table-cell office:value-type="float" office:value="4" table:style-name="ce275">
            <text:p>+ 4</text:p>
          </table:table-cell>
          <table:table-cell office:value-type="float" office:value="7.0175438596491224" table:style-name="ce276">
            <text:p>+7,0<text:s text:c="3"/></text:p>
          </table:table-cell>
          <table:table-cell office:value-type="float" office:value="17" table:style-name="ce275">
            <text:p>+ 17</text:p>
          </table:table-cell>
          <table:table-cell office:value-type="float" office:value="38.636363636363633" table:style-name="ce276">
            <text:p>+38,6<text:s text:c="3"/></text:p>
          </table:table-cell>
          <table:table-cell table:style-name="ce286"/>
          <table:table-cell table:style-name="ce425"/>
          <table:table-cell table:style-name="ce426"/>
          <table:table-cell table:style-name="ce412"/>
          <table:table-cell table:style-name="ce286"/>
          <table:table-cell table:number-columns-repeated="16367"/>
        </table:table-row>
        <table:table-row table:style-name="ro50">
          <table:table-cell/>
          <table:table-cell office:value-type="string" table:style-name="ce397">
            <text:p>Fab. produtos petrolíferos, químicos, farmacêuticos, borracha e plástico</text:p>
          </table:table-cell>
          <table:table-cell office:value-type="float" office:value="113" table:style-name="ce271">
            <text:p><text:s/>113</text:p>
          </table:table-cell>
          <table:table-cell office:value-type="float" office:value="0.80818194821913902" table:style-name="ce289">
            <text:p>0,8<text:s text:c="5"/></text:p>
          </table:table-cell>
          <table:table-cell office:value-type="float" office:value="92" table:style-name="ce290">
            <text:p><text:s/>92</text:p>
          </table:table-cell>
          <table:table-cell office:value-type="float" office:value="0.86514952040624404" table:style-name="ce291">
            <text:p>0,9<text:s text:c="5"/></text:p>
          </table:table-cell>
          <table:table-cell office:value-type="float" office:value="221" table:style-name="ce273">
            <text:p><text:s/>221</text:p>
          </table:table-cell>
          <table:table-cell office:value-type="float" office:value="1.8906664385319529" table:style-name="ce291">
            <text:p>1,9<text:s text:c="5"/></text:p>
          </table:table-cell>
          <table:table-cell office:value-type="float" office:value="21" table:style-name="ce275">
            <text:p>+ 21</text:p>
          </table:table-cell>
          <table:table-cell office:value-type="float" office:value="22.826086956521738" table:style-name="ce276">
            <text:p>+22,8<text:s text:c="3"/></text:p>
          </table:table-cell>
          <table:table-cell office:value-type="float" office:value="-108" table:style-name="ce275">
            <text:p><text:s/>- 108</text:p>
          </table:table-cell>
          <table:table-cell office:value-type="float" office:value="-48.868778280542983" table:style-name="ce276">
            <text:p>-48,9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 table:style-name="ce1"/>
        </table:table-row>
        <table:table-row table:style-name="ro50">
          <table:table-cell/>
          <table:table-cell office:value-type="string" table:style-name="ce397">
            <text:p>Fabricação de outros produtos minerais não metálicos</text:p>
          </table:table-cell>
          <table:table-cell office:value-type="float" office:value="76" table:style-name="ce271">
            <text:p><text:s/>76</text:p>
          </table:table-cell>
          <table:table-cell office:value-type="float" office:value="0.54355600057216413" table:style-name="ce289">
            <text:p>0,5<text:s text:c="5"/></text:p>
          </table:table-cell>
          <table:table-cell office:value-type="float" office:value="91" table:style-name="ce290">
            <text:p><text:s/>91</text:p>
          </table:table-cell>
          <table:table-cell office:value-type="float" office:value="0.85574572127139359" table:style-name="ce291">
            <text:p>0,9<text:s text:c="5"/></text:p>
          </table:table-cell>
          <table:table-cell office:value-type="float" office:value="103" table:style-name="ce273">
            <text:p><text:s/>103</text:p>
          </table:table-cell>
          <table:table-cell office:value-type="float" office:value="0.88117033108050302" table:style-name="ce291">
            <text:p>0,9<text:s text:c="5"/></text:p>
          </table:table-cell>
          <table:table-cell office:value-type="float" office:value="-15" table:style-name="ce275">
            <text:p><text:s/>- 15</text:p>
          </table:table-cell>
          <table:table-cell office:value-type="float" office:value="-16.483516483516482" table:style-name="ce276">
            <text:p>-16,5<text:s text:c="3"/></text:p>
          </table:table-cell>
          <table:table-cell office:value-type="float" office:value="-27" table:style-name="ce275">
            <text:p><text:s/>- 27</text:p>
          </table:table-cell>
          <table:table-cell office:value-type="float" office:value="-26.21359223300971" table:style-name="ce276">
            <text:p>-26,2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 table:style-name="ce1"/>
        </table:table-row>
        <table:table-row table:style-name="ro50">
          <table:table-cell/>
          <table:table-cell office:value-type="string" table:style-name="ce397">
            <text:p>Indústria metalúrgica de base e fab. produtos metálicos</text:p>
          </table:table-cell>
          <table:table-cell office:value-type="float" office:value="258" table:style-name="ce271">
            <text:p><text:s/>258</text:p>
          </table:table-cell>
          <table:table-cell office:value-type="float" office:value="1.8452295808897154" table:style-name="ce289">
            <text:p>1,8<text:s text:c="5"/></text:p>
          </table:table-cell>
          <table:table-cell office:value-type="float" office:value="241" table:style-name="ce290">
            <text:p><text:s/>241</text:p>
          </table:table-cell>
          <table:table-cell office:value-type="float" office:value="2.2663155914989654" table:style-name="ce291">
            <text:p>2,3<text:s text:c="5"/></text:p>
          </table:table-cell>
          <table:table-cell office:value-type="float" office:value="394" table:style-name="ce273">
            <text:p><text:s/>394</text:p>
          </table:table-cell>
          <table:table-cell office:value-type="float" office:value="3.3706903926768756" table:style-name="ce291">
            <text:p>3,4<text:s text:c="5"/></text:p>
          </table:table-cell>
          <table:table-cell office:value-type="float" office:value="17" table:style-name="ce275">
            <text:p>+ 17</text:p>
          </table:table-cell>
          <table:table-cell office:value-type="float" office:value="7.0539419087136928" table:style-name="ce276">
            <text:p>+7,1<text:s text:c="3"/></text:p>
          </table:table-cell>
          <table:table-cell office:value-type="float" office:value="-136" table:style-name="ce275">
            <text:p><text:s/>- 136</text:p>
          </table:table-cell>
          <table:table-cell office:value-type="float" office:value="-34.517766497461928" table:style-name="ce276">
            <text:p>-34,5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 table:style-name="ce1"/>
        </table:table-row>
        <table:table-row table:style-name="ro50">
          <table:table-cell/>
          <table:table-cell office:value-type="string" table:style-name="ce397">
            <text:p>Fab. equipamento informático, elétrico, máquinas e equipamentos n.e.</text:p>
          </table:table-cell>
          <table:table-cell office:value-type="float" office:value="103" table:style-name="ce271">
            <text:p><text:s/>103</text:p>
          </table:table-cell>
          <table:table-cell office:value-type="float" office:value="0.73666142182806471" table:style-name="ce289">
            <text:p>0,7<text:s text:c="5"/></text:p>
          </table:table-cell>
          <table:table-cell office:value-type="float" office:value="111" table:style-name="ce290">
            <text:p><text:s/>111</text:p>
          </table:table-cell>
          <table:table-cell office:value-type="float" office:value="1.0438217039684032" table:style-name="ce291">
            <text:p>1,0<text:s text:c="5"/></text:p>
          </table:table-cell>
          <table:table-cell office:value-type="float" office:value="135" table:style-name="ce273">
            <text:p><text:s/>135</text:p>
          </table:table-cell>
          <table:table-cell office:value-type="float" office:value="1.1549319873385235" table:style-name="ce291">
            <text:p>1,2<text:s text:c="5"/></text:p>
          </table:table-cell>
          <table:table-cell office:value-type="float" office:value="-8" table:style-name="ce275">
            <text:p><text:s/>- 8</text:p>
          </table:table-cell>
          <table:table-cell office:value-type="float" office:value="-7.2072072072072073" table:style-name="ce276">
            <text:p>-7,2<text:s text:c="3"/></text:p>
          </table:table-cell>
          <table:table-cell office:value-type="float" office:value="-32" table:style-name="ce275">
            <text:p><text:s/>- 32</text:p>
          </table:table-cell>
          <table:table-cell office:value-type="float" office:value="-23.703703703703706" table:style-name="ce276">
            <text:p>-23,7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 table:style-name="ce1"/>
        </table:table-row>
        <table:table-row table:style-name="ro50">
          <table:table-cell/>
          <table:table-cell office:value-type="string" table:style-name="ce397">
            <text:p>Fab. veículos automóveis, componentes e outro equipa. de transporte</text:p>
          </table:table-cell>
          <table:table-cell office:value-type="float" office:value="58" table:style-name="ce271">
            <text:p><text:s/>58</text:p>
          </table:table-cell>
          <table:table-cell office:value-type="float" office:value="0.41481905306823058" table:style-name="ce289">
            <text:p>0,4<text:s text:c="5"/></text:p>
          </table:table-cell>
          <table:table-cell office:value-type="float" office:value="78" table:style-name="ce290">
            <text:p><text:s/>78</text:p>
          </table:table-cell>
          <table:table-cell office:value-type="float" office:value="0.73349633251833746" table:style-name="ce291">
            <text:p>0,7<text:s text:c="5"/></text:p>
          </table:table-cell>
          <table:table-cell office:value-type="float" office:value="78" table:style-name="ce273">
            <text:p><text:s/>78</text:p>
          </table:table-cell>
          <table:table-cell office:value-type="float" office:value="0.66729403712892466" table:style-name="ce291">
            <text:p>0,7<text:s text:c="5"/></text:p>
          </table:table-cell>
          <table:table-cell office:value-type="float" office:value="-20" table:style-name="ce275">
            <text:p><text:s/>- 20</text:p>
          </table:table-cell>
          <table:table-cell office:value-type="float" office:value="-25.641025641025639" table:style-name="ce276">
            <text:p>-25,6<text:s text:c="3"/></text:p>
          </table:table-cell>
          <table:table-cell office:value-type="float" office:value="-20" table:style-name="ce275">
            <text:p><text:s/>- 20</text:p>
          </table:table-cell>
          <table:table-cell office:value-type="float" office:value="-25.641025641025639" table:style-name="ce276">
            <text:p>-25,6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 table:style-name="ce1"/>
        </table:table-row>
        <table:table-row table:style-name="ro50">
          <table:table-cell/>
          <table:table-cell office:value-type="string" table:style-name="ce397">
            <text:p>Fab. mobiliário, repar. instal. máq. e equipa. e outras ind. transformadoras</text:p>
          </table:table-cell>
          <table:table-cell office:value-type="float" office:value="266" table:style-name="ce271">
            <text:p><text:s/>266</text:p>
          </table:table-cell>
          <table:table-cell office:value-type="float" office:value="1.9024460020025749" table:style-name="ce289">
            <text:p>1,9<text:s text:c="5"/></text:p>
          </table:table-cell>
          <table:table-cell office:value-type="float" office:value="232" table:style-name="ce290">
            <text:p><text:s/>232</text:p>
          </table:table-cell>
          <table:table-cell office:value-type="float" office:value="2.1816813992853112" table:style-name="ce291">
            <text:p>2,2<text:s text:c="5"/></text:p>
          </table:table-cell>
          <table:table-cell office:value-type="float" office:value="306" table:style-name="ce273">
            <text:p><text:s/>306</text:p>
          </table:table-cell>
          <table:table-cell office:value-type="float" office:value="2.6178458379673195" table:style-name="ce291">
            <text:p>2,6<text:s text:c="5"/></text:p>
          </table:table-cell>
          <table:table-cell office:value-type="float" office:value="34" table:style-name="ce275">
            <text:p>+ 34</text:p>
          </table:table-cell>
          <table:table-cell office:value-type="float" office:value="14.655172413793101" table:style-name="ce276">
            <text:p>+14,7<text:s text:c="3"/></text:p>
          </table:table-cell>
          <table:table-cell office:value-type="float" office:value="-40" table:style-name="ce275">
            <text:p><text:s/>- 40</text:p>
          </table:table-cell>
          <table:table-cell office:value-type="float" office:value="-13.071895424836603" table:style-name="ce276">
            <text:p>-13,1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 table:style-name="ce1"/>
        </table:table-row>
        <table:table-row table:style-name="ro50">
          <table:table-cell/>
          <table:table-cell office:value-type="string" table:style-name="ce397">
            <text:p>Eletricidade, gás e água, saneamento, resíduos e despoluição</text:p>
          </table:table-cell>
          <table:table-cell office:value-type="float" office:value="43" table:style-name="ce271">
            <text:p><text:s/>43</text:p>
          </table:table-cell>
          <table:table-cell office:value-type="float" office:value="0.30753826348161922" table:style-name="ce289">
            <text:p>0,3<text:s text:c="5"/></text:p>
          </table:table-cell>
          <table:table-cell office:value-type="float" office:value="60" table:style-name="ce290">
            <text:p><text:s/>60</text:p>
          </table:table-cell>
          <table:table-cell office:value-type="float" office:value="0.56422794809102872" table:style-name="ce291">
            <text:p>0,6<text:s text:c="5"/></text:p>
          </table:table-cell>
          <table:table-cell office:value-type="float" office:value="69" table:style-name="ce273">
            <text:p><text:s/>69</text:p>
          </table:table-cell>
          <table:table-cell office:value-type="float" office:value="0.59029857130635643" table:style-name="ce291">
            <text:p>0,6<text:s text:c="5"/></text:p>
          </table:table-cell>
          <table:table-cell office:value-type="float" office:value="-17" table:style-name="ce275">
            <text:p><text:s/>- 17</text:p>
          </table:table-cell>
          <table:table-cell office:value-type="float" office:value="-28.333333333333332" table:style-name="ce276">
            <text:p>-28,3<text:s text:c="3"/></text:p>
          </table:table-cell>
          <table:table-cell office:value-type="float" office:value="-26" table:style-name="ce275">
            <text:p><text:s/>- 26</text:p>
          </table:table-cell>
          <table:table-cell office:value-type="float" office:value="-37.681159420289859" table:style-name="ce276">
            <text:p>-37,7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 table:style-name="ce1"/>
        </table:table-row>
        <table:table-row table:style-name="ro50">
          <table:table-cell/>
          <table:table-cell office:value-type="string" table:style-name="ce397">
            <text:p>Construção</text:p>
          </table:table-cell>
          <table:table-cell office:value-type="float" office:value="1018" table:style-name="ce271">
            <text:p>1 018</text:p>
          </table:table-cell>
          <table:table-cell office:value-type="float" office:value="7.2807895866113581" table:style-name="ce289">
            <text:p>7,3<text:s text:c="5"/></text:p>
          </table:table-cell>
          <table:table-cell office:value-type="float" office:value="982" table:style-name="ce290">
            <text:p><text:s/>982</text:p>
          </table:table-cell>
          <table:table-cell office:value-type="float" office:value="9.234530750423172" table:style-name="ce291">
            <text:p>9,2<text:s text:c="5"/></text:p>
          </table:table-cell>
          <table:table-cell office:value-type="float" office:value="1249" table:style-name="ce273">
            <text:p>1 249</text:p>
          </table:table-cell>
          <table:table-cell office:value-type="float" office:value="10.685259645820858" table:style-name="ce291">
            <text:p>10,7<text:s text:c="5"/></text:p>
          </table:table-cell>
          <table:table-cell office:value-type="float" office:value="36" table:style-name="ce275">
            <text:p>+ 36</text:p>
          </table:table-cell>
          <table:table-cell office:value-type="float" office:value="3.6659877800407332" table:style-name="ce276">
            <text:p>+3,7<text:s text:c="3"/></text:p>
          </table:table-cell>
          <table:table-cell office:value-type="float" office:value="-231" table:style-name="ce275">
            <text:p><text:s/>- 231</text:p>
          </table:table-cell>
          <table:table-cell office:value-type="float" office:value="-18.494795836669336" table:style-name="ce276">
            <text:p>-18,5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 table:style-name="ce1"/>
        </table:table-row>
        <table:table-row table:style-name="ro46">
          <table:table-cell/>
          <table:table-cell office:value-type="string" table:style-name="ce395">
            <text:p>Serviços</text:p>
          </table:table-cell>
          <table:table-cell office:value-type="float" office:value="10539" table:style-name="ce282">
            <text:p>10 539</text:p>
          </table:table-cell>
          <table:table-cell office:value-type="float" office:value="75.375482763553137" table:style-name="ce283">
            <text:p>75,4<text:s text:c="5"/></text:p>
          </table:table-cell>
          <table:table-cell office:value-type="float" office:value="7363" table:style-name="ce284">
            <text:p>7 363</text:p>
          </table:table-cell>
          <table:table-cell office:value-type="float" office:value="69.240173029904085" table:style-name="ce285">
            <text:p>69,2<text:s text:c="5"/></text:p>
          </table:table-cell>
          <table:table-cell office:value-type="float" office:value="7561" table:style-name="ce284">
            <text:p>7 561</text:p>
          </table:table-cell>
          <table:table-cell office:value-type="float" office:value="64.684746342715371" table:style-name="ce285">
            <text:p>64,7<text:s text:c="5"/></text:p>
          </table:table-cell>
          <table:table-cell office:value-type="float" office:value="3176" table:style-name="ce266">
            <text:p>+3 176</text:p>
          </table:table-cell>
          <table:table-cell office:value-type="float" office:value="43.134591878310466" table:style-name="ce267">
            <text:p>+43,1<text:s text:c="3"/></text:p>
          </table:table-cell>
          <table:table-cell office:value-type="float" office:value="2978" table:style-name="ce266">
            <text:p>+2 978</text:p>
          </table:table-cell>
          <table:table-cell office:value-type="float" office:value="39.386324560243352" table:style-name="ce267">
            <text:p>+39,4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 table:style-name="ce1"/>
        </table:table-row>
        <table:table-row table:style-name="ro50">
          <table:table-cell/>
          <table:table-cell office:value-type="string" table:style-name="ce397">
            <text:p>Comércio, manut. repar. de veículos automóveis e motociclos</text:p>
          </table:table-cell>
          <table:table-cell office:value-type="float" office:value="298" table:style-name="ce271">
            <text:p><text:s/>298</text:p>
          </table:table-cell>
          <table:table-cell office:value-type="float" office:value="2.1313116864540125" table:style-name="ce289">
            <text:p>2,1<text:s text:c="5"/></text:p>
          </table:table-cell>
          <table:table-cell office:value-type="float" office:value="188" table:style-name="ce290">
            <text:p><text:s/>188</text:p>
          </table:table-cell>
          <table:table-cell office:value-type="float" office:value="1.7679142373518901" table:style-name="ce291">
            <text:p>1,8<text:s text:c="5"/></text:p>
          </table:table-cell>
          <table:table-cell office:value-type="float" office:value="241" table:style-name="ce290">
            <text:p><text:s/>241</text:p>
          </table:table-cell>
          <table:table-cell office:value-type="float" office:value="2.0617674736932159" table:style-name="ce291">
            <text:p>2,1<text:s text:c="5"/></text:p>
          </table:table-cell>
          <table:table-cell office:value-type="float" office:value="110" table:style-name="ce275">
            <text:p>+ 110</text:p>
          </table:table-cell>
          <table:table-cell office:value-type="float" office:value="58.51063829787234" table:style-name="ce276">
            <text:p>+58,5<text:s text:c="3"/></text:p>
          </table:table-cell>
          <table:table-cell office:value-type="float" office:value="57" table:style-name="ce275">
            <text:p>+ 57</text:p>
          </table:table-cell>
          <table:table-cell office:value-type="float" office:value="23.651452282157674" table:style-name="ce276">
            <text:p>+23,7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 table:style-name="ce1"/>
        </table:table-row>
        <table:table-row table:style-name="ro50">
          <table:table-cell/>
          <table:table-cell office:value-type="string" table:style-name="ce397">
            <text:p>Comércio por grosso e a retalho</text:p>
          </table:table-cell>
          <table:table-cell office:value-type="float" office:value="1603" table:style-name="ce271">
            <text:p>1 603</text:p>
          </table:table-cell>
          <table:table-cell office:value-type="float" office:value="11.4647403804892" table:style-name="ce289">
            <text:p>11,5<text:s text:c="5"/></text:p>
          </table:table-cell>
          <table:table-cell office:value-type="float" office:value="1141" table:style-name="ce290">
            <text:p>1 141</text:p>
          </table:table-cell>
          <table:table-cell office:value-type="float" office:value="10.729734812864397" table:style-name="ce291">
            <text:p>10,7<text:s text:c="5"/></text:p>
          </table:table-cell>
          <table:table-cell office:value-type="float" office:value="1428" table:style-name="ce290">
            <text:p>1 428</text:p>
          </table:table-cell>
          <table:table-cell office:value-type="float" office:value="12.216613910514159" table:style-name="ce291">
            <text:p>12,2<text:s text:c="5"/></text:p>
          </table:table-cell>
          <table:table-cell office:value-type="float" office:value="462" table:style-name="ce275">
            <text:p>+ 462</text:p>
          </table:table-cell>
          <table:table-cell office:value-type="float" office:value="40.490797546012267" table:style-name="ce276">
            <text:p>+40,5<text:s text:c="3"/></text:p>
          </table:table-cell>
          <table:table-cell office:value-type="float" office:value="175" table:style-name="ce275">
            <text:p>+ 175</text:p>
          </table:table-cell>
          <table:table-cell office:value-type="float" office:value="12.254901960784313" table:style-name="ce276">
            <text:p>+12,3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/>
        </table:table-row>
        <table:table-row table:style-name="ro50">
          <table:table-cell/>
          <table:table-cell office:value-type="string" table:style-name="ce397">
            <text:p>Transportes e armazenagem</text:p>
          </table:table-cell>
          <table:table-cell office:value-type="float" office:value="277" table:style-name="ce271">
            <text:p><text:s/>277</text:p>
          </table:table-cell>
          <table:table-cell office:value-type="float" office:value="1.9811185810327565" table:style-name="ce289">
            <text:p>2,0<text:s text:c="5"/></text:p>
          </table:table-cell>
          <table:table-cell office:value-type="float" office:value="172" table:style-name="ce290">
            <text:p><text:s/>172</text:p>
          </table:table-cell>
          <table:table-cell office:value-type="float" office:value="1.6174534511942826" table:style-name="ce291">
            <text:p>1,6<text:s text:c="5"/></text:p>
          </table:table-cell>
          <table:table-cell office:value-type="float" office:value="224" table:style-name="ce290">
            <text:p><text:s/>224</text:p>
          </table:table-cell>
          <table:table-cell office:value-type="float" office:value="1.9163315938061425" table:style-name="ce291">
            <text:p>1,9<text:s text:c="5"/></text:p>
          </table:table-cell>
          <table:table-cell office:value-type="float" office:value="105" table:style-name="ce275">
            <text:p>+ 105</text:p>
          </table:table-cell>
          <table:table-cell office:value-type="float" office:value="61.046511627906973" table:style-name="ce276">
            <text:p>+61,0<text:s text:c="3"/></text:p>
          </table:table-cell>
          <table:table-cell office:value-type="float" office:value="53" table:style-name="ce275">
            <text:p>+ 53</text:p>
          </table:table-cell>
          <table:table-cell office:value-type="float" office:value="23.660714285714285" table:style-name="ce276">
            <text:p>+23,7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/>
        </table:table-row>
        <table:table-row table:style-name="ro50">
          <table:table-cell/>
          <table:table-cell office:value-type="string" table:style-name="ce397">
            <text:p>Alojamento, restauração e similares</text:p>
          </table:table-cell>
          <table:table-cell office:value-type="float" office:value="2441" table:style-name="ce271">
            <text:p>2 441</text:p>
          </table:table-cell>
          <table:table-cell office:value-type="float" office:value="17.458160492061221" table:style-name="ce289">
            <text:p>17,5<text:s text:c="5"/></text:p>
          </table:table-cell>
          <table:table-cell office:value-type="float" office:value="1847" table:style-name="ce290">
            <text:p>1 847</text:p>
          </table:table-cell>
          <table:table-cell office:value-type="float" office:value="17.368817002068837" table:style-name="ce291">
            <text:p>17,4<text:s text:c="5"/></text:p>
          </table:table-cell>
          <table:table-cell office:value-type="float" office:value="985" table:style-name="ce290">
            <text:p><text:s/>985</text:p>
          </table:table-cell>
          <table:table-cell office:value-type="float" office:value="8.4267259816921882" table:style-name="ce291">
            <text:p>8,4<text:s text:c="5"/></text:p>
          </table:table-cell>
          <table:table-cell office:value-type="float" office:value="594" table:style-name="ce275">
            <text:p>+ 594</text:p>
          </table:table-cell>
          <table:table-cell office:value-type="float" office:value="32.160259880887928" table:style-name="ce276">
            <text:p>+32,2<text:s text:c="3"/></text:p>
          </table:table-cell>
          <table:table-cell office:value-type="float" office:value="1456" table:style-name="ce275">
            <text:p>+1 456</text:p>
          </table:table-cell>
          <table:table-cell office:value-type="float" office:value="147.81725888324871" table:style-name="ce276">
            <text:p>+147,8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/>
        </table:table-row>
        <table:table-row table:style-name="ro50">
          <table:table-cell/>
          <table:table-cell office:value-type="string" table:style-name="ce397">
            <text:p>Atividades de informação e de comunicação</text:p>
          </table:table-cell>
          <table:table-cell office:value-type="float" office:value="277" table:style-name="ce271">
            <text:p><text:s/>277</text:p>
          </table:table-cell>
          <table:table-cell office:value-type="float" office:value="1.9811185810327565" table:style-name="ce289">
            <text:p>2,0<text:s text:c="5"/></text:p>
          </table:table-cell>
          <table:table-cell office:value-type="float" office:value="211" table:style-name="ce290">
            <text:p><text:s/>211</text:p>
          </table:table-cell>
          <table:table-cell office:value-type="float" office:value="1.9842016174534511" table:style-name="ce291">
            <text:p>2,0<text:s text:c="5"/></text:p>
          </table:table-cell>
          <table:table-cell office:value-type="float" office:value="192" table:style-name="ce290">
            <text:p><text:s/>192</text:p>
          </table:table-cell>
          <table:table-cell office:value-type="float" office:value="1.6425699375481222" table:style-name="ce291">
            <text:p>1,6<text:s text:c="5"/></text:p>
          </table:table-cell>
          <table:table-cell office:value-type="float" office:value="66" table:style-name="ce275">
            <text:p>+ 66</text:p>
          </table:table-cell>
          <table:table-cell office:value-type="float" office:value="31.279620853080569" table:style-name="ce276">
            <text:p>+31,3<text:s text:c="3"/></text:p>
          </table:table-cell>
          <table:table-cell office:value-type="float" office:value="85" table:style-name="ce275">
            <text:p>+ 85</text:p>
          </table:table-cell>
          <table:table-cell office:value-type="float" office:value="44.270833333333329" table:style-name="ce276">
            <text:p>+44,3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/>
        </table:table-row>
        <table:table-row table:style-name="ro50">
          <table:table-cell/>
          <table:table-cell office:value-type="string" table:style-name="ce397">
            <text:p>Atividades financeiras e de seguros</text:p>
          </table:table-cell>
          <table:table-cell office:value-type="float" office:value="60" table:style-name="ce271">
            <text:p><text:s/>60</text:p>
          </table:table-cell>
          <table:table-cell office:value-type="float" office:value="0.42912315834644543" table:style-name="ce289">
            <text:p>0,4<text:s text:c="5"/></text:p>
          </table:table-cell>
          <table:table-cell office:value-type="float" office:value="30" table:style-name="ce290">
            <text:p><text:s/>30</text:p>
          </table:table-cell>
          <table:table-cell office:value-type="float" office:value="0.28211397404551436" table:style-name="ce291">
            <text:p>0,3<text:s text:c="5"/></text:p>
          </table:table-cell>
          <table:table-cell office:value-type="float" office:value="44" table:style-name="ce290">
            <text:p><text:s/>44</text:p>
          </table:table-cell>
          <table:table-cell office:value-type="float" office:value="0.37642227735477801" table:style-name="ce291">
            <text:p>0,4<text:s text:c="5"/></text:p>
          </table:table-cell>
          <table:table-cell office:value-type="float" office:value="30" table:style-name="ce275">
            <text:p>+ 30</text:p>
          </table:table-cell>
          <table:table-cell office:value-type="float" office:value="100" table:style-name="ce276">
            <text:p>+100,0<text:s text:c="3"/></text:p>
          </table:table-cell>
          <table:table-cell office:value-type="float" office:value="16" table:style-name="ce275">
            <text:p>+ 16</text:p>
          </table:table-cell>
          <table:table-cell office:value-type="float" office:value="36.363636363636367" table:style-name="ce276">
            <text:p>+36,4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/>
        </table:table-row>
        <table:table-row table:style-name="ro50">
          <table:table-cell/>
          <table:table-cell office:value-type="string" table:style-name="ce397">
            <text:p>Atividades imobiliárias, administrativas e dos serviços de apoio</text:p>
          </table:table-cell>
          <table:table-cell office:value-type="float" office:value="2474" table:style-name="ce271">
            <text:p>2 474</text:p>
          </table:table-cell>
          <table:table-cell office:value-type="float" office:value="17.694178229151767" table:style-name="ce289">
            <text:p>17,7<text:s text:c="5"/></text:p>
          </table:table-cell>
          <table:table-cell office:value-type="float" office:value="2172" table:style-name="ce290">
            <text:p>2 172</text:p>
          </table:table-cell>
          <table:table-cell office:value-type="float" office:value="20.42505172089524" table:style-name="ce291">
            <text:p>20,4<text:s text:c="5"/></text:p>
          </table:table-cell>
          <table:table-cell office:value-type="float" office:value="2694" table:style-name="ce290">
            <text:p>2 694</text:p>
          </table:table-cell>
          <table:table-cell office:value-type="float" office:value="23.04730943622209" table:style-name="ce291">
            <text:p>23,0<text:s text:c="5"/></text:p>
          </table:table-cell>
          <table:table-cell office:value-type="float" office:value="302" table:style-name="ce275">
            <text:p>+ 302</text:p>
          </table:table-cell>
          <table:table-cell office:value-type="float" office:value="13.904235727440147" table:style-name="ce276">
            <text:p>+13,9<text:s text:c="3"/></text:p>
          </table:table-cell>
          <table:table-cell office:value-type="float" office:value="-220" table:style-name="ce275">
            <text:p><text:s/>- 220</text:p>
          </table:table-cell>
          <table:table-cell office:value-type="float" office:value="-8.1662954714179659" table:style-name="ce276">
            <text:p>-8,2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/>
        </table:table-row>
        <table:table-row table:style-name="ro50">
          <table:table-cell/>
          <table:table-cell office:value-type="string" table:style-name="ce397">
            <text:p>Atividades de consultoria, científicas, técnicas e similares</text:p>
          </table:table-cell>
          <table:table-cell office:value-type="float" office:value="776" table:style-name="ce271">
            <text:p><text:s/>776</text:p>
          </table:table-cell>
          <table:table-cell office:value-type="float" office:value="5.5499928479473608" table:style-name="ce289">
            <text:p>5,5<text:s text:c="5"/></text:p>
          </table:table-cell>
          <table:table-cell office:value-type="float" office:value="528" table:style-name="ce290">
            <text:p><text:s/>528</text:p>
          </table:table-cell>
          <table:table-cell office:value-type="float" office:value="4.9652059432010534" table:style-name="ce291">
            <text:p>5,0<text:s text:c="5"/></text:p>
          </table:table-cell>
          <table:table-cell office:value-type="float" office:value="637" table:style-name="ce290">
            <text:p><text:s/>637</text:p>
          </table:table-cell>
          <table:table-cell office:value-type="float" office:value="5.4495679698862176" table:style-name="ce291">
            <text:p>5,4<text:s text:c="5"/></text:p>
          </table:table-cell>
          <table:table-cell office:value-type="float" office:value="248" table:style-name="ce275">
            <text:p>+ 248</text:p>
          </table:table-cell>
          <table:table-cell office:value-type="float" office:value="46.969696969696969" table:style-name="ce276">
            <text:p>+47,0<text:s text:c="3"/></text:p>
          </table:table-cell>
          <table:table-cell office:value-type="float" office:value="139" table:style-name="ce275">
            <text:p>+ 139</text:p>
          </table:table-cell>
          <table:table-cell office:value-type="float" office:value="21.821036106750395" table:style-name="ce276">
            <text:p>+21,8<text:s text:c="3"/></text:p>
          </table:table-cell>
          <table:table-cell table:style-name="ce1"/>
          <table:table-cell table:style-name="ce425"/>
          <table:table-cell table:style-name="ce426"/>
          <table:table-cell table:style-name="ce412"/>
          <table:table-cell table:number-columns-repeated="16368"/>
        </table:table-row>
        <table:table-row table:style-name="ro50">
          <table:table-cell/>
          <table:table-cell office:value-type="string" table:style-name="ce397">
            <text:p>Admin. pública, educação, atividades de saúde e apoio social</text:p>
          </table:table-cell>
          <table:table-cell office:value-type="float" office:value="1739" table:style-name="ce271">
            <text:p>1 739</text:p>
          </table:table-cell>
          <table:table-cell office:value-type="float" office:value="12.437419539407809" table:style-name="ce289">
            <text:p>12,4<text:s text:c="5"/></text:p>
          </table:table-cell>
          <table:table-cell office:value-type="float" office:value="794" table:style-name="ce290">
            <text:p><text:s/>794</text:p>
          </table:table-cell>
          <table:table-cell office:value-type="float" office:value="7.4666165130712807" table:style-name="ce291">
            <text:p>7,5<text:s text:c="5"/></text:p>
          </table:table-cell>
          <table:table-cell office:value-type="float" office:value="782" table:style-name="ce290">
            <text:p><text:s/>782</text:p>
          </table:table-cell>
          <table:table-cell office:value-type="float" office:value="6.6900504748053731" table:style-name="ce291">
            <text:p>6,7<text:s text:c="5"/></text:p>
          </table:table-cell>
          <table:table-cell office:value-type="float" office:value="945" table:style-name="ce275">
            <text:p>+ 945</text:p>
          </table:table-cell>
          <table:table-cell office:value-type="float" office:value="119.01763224181362" table:style-name="ce276">
            <text:p>+119,0<text:s text:c="3"/></text:p>
          </table:table-cell>
          <table:table-cell office:value-type="float" office:value="957" table:style-name="ce275">
            <text:p>+ 957</text:p>
          </table:table-cell>
          <table:table-cell office:value-type="float" office:value="122.37851662404091" table:style-name="ce276">
            <text:p>+122,4<text:s text:c="3"/></text:p>
          </table:table-cell>
          <table:table-cell table:number-columns-repeated="16372" table:style-name="ce1"/>
        </table:table-row>
        <table:table-row table:style-name="ro50">
          <table:table-cell/>
          <table:table-cell office:value-type="string" table:style-name="ce397">
            <text:p>Outras atividades de serviços</text:p>
          </table:table-cell>
          <table:table-cell office:value-type="float" office:value="594" table:style-name="ce271">
            <text:p><text:s/>594</text:p>
          </table:table-cell>
          <table:table-cell office:value-type="float" office:value="4.2483192676298094" table:style-name="ce289">
            <text:p>4,2<text:s text:c="5"/></text:p>
          </table:table-cell>
          <table:table-cell office:value-type="float" office:value="280" table:style-name="ce290">
            <text:p><text:s/>280</text:p>
          </table:table-cell>
          <table:table-cell office:value-type="float" office:value="2.6330637577581344" table:style-name="ce291">
            <text:p>2,6<text:s text:c="5"/></text:p>
          </table:table-cell>
          <table:table-cell office:value-type="float" office:value="334" table:style-name="ce290">
            <text:p><text:s/>334</text:p>
          </table:table-cell>
          <table:table-cell office:value-type="float" office:value="2.8573872871930877" table:style-name="ce291">
            <text:p>2,9<text:s text:c="5"/></text:p>
          </table:table-cell>
          <table:table-cell office:value-type="float" office:value="314" table:style-name="ce275">
            <text:p>+ 314</text:p>
          </table:table-cell>
          <table:table-cell office:value-type="float" office:value="112.14285714285714" table:style-name="ce276">
            <text:p>+112,1<text:s text:c="3"/></text:p>
          </table:table-cell>
          <table:table-cell office:value-type="float" office:value="260" table:style-name="ce275">
            <text:p>+ 260</text:p>
          </table:table-cell>
          <table:table-cell office:value-type="float" office:value="77.844311377245518" table:style-name="ce276">
            <text:p>+77,8<text:s text:c="3"/></text:p>
          </table:table-cell>
          <table:table-cell table:number-columns-repeated="16372" table:style-name="ce1"/>
        </table:table-row>
        <table:table-row table:style-name="ro50">
          <table:table-cell/>
          <table:table-cell office:value-type="string" table:style-name="ce397">
            <text:p>Sem classificação</text:p>
          </table:table-cell>
          <table:table-cell office:value-type="float" office:value="0" table:style-name="ce271">
            <text:p><text:s/>0</text:p>
          </table:table-cell>
          <table:table-cell office:value-type="float" office:value="0" table:style-name="ce289">
            <text:p>0,0<text:s text:c="5"/></text:p>
          </table:table-cell>
          <table:table-cell office:value-type="float" office:value="0" table:style-name="ce290">
            <text:p><text:s/>0</text:p>
          </table:table-cell>
          <table:table-cell office:value-type="float" office:value="0" table:style-name="ce291">
            <text:p>0,0<text:s text:c="5"/></text:p>
          </table:table-cell>
          <table:table-cell office:value-type="float" office:value="0" table:style-name="ce290">
            <text:p><text:s/>0</text:p>
          </table:table-cell>
          <table:table-cell office:value-type="float" office:value="0" table:style-name="ce291">
            <text:p>0,0<text:s text:c="5"/></text:p>
          </table:table-cell>
          <table:table-cell office:value-type="float" office:value="0" table:style-name="ce275">
            <text:p>+ 0</text:p>
          </table:table-cell>
          <table:table-cell office:value-type="string" table:style-name="ce423">
            <text:p>-</text:p>
          </table:table-cell>
          <table:table-cell office:value-type="float" office:value="0" table:style-name="ce275">
            <text:p>+ 0</text:p>
          </table:table-cell>
          <table:table-cell office:value-type="string" table:style-name="ce423">
            <text:p>-</text:p>
          </table:table-cell>
          <table:table-cell table:style-name="ce1"/>
          <table:table-cell table:style-name="ce292"/>
          <table:table-cell table:style-name="ce427"/>
          <table:table-cell table:number-columns-repeated="16369" table:style-name="ce1"/>
        </table:table-row>
        <table:table-row table:style-name="ro38">
          <table:table-cell/>
          <table:table-cell table:style-name="ce399"/>
          <table:table-cell table:style-name="ce400"/>
          <table:table-cell table:style-name="ce401"/>
          <table:table-cell table:style-name="ce402"/>
          <table:table-cell table:style-name="ce403"/>
          <table:table-cell table:style-name="ce402"/>
          <table:table-cell table:style-name="ce403"/>
          <table:table-cell table:style-name="ce404"/>
          <table:table-cell table:style-name="ce405"/>
          <table:table-cell table:style-name="ce404"/>
          <table:table-cell table:style-name="ce405"/>
          <table:table-cell table:number-columns-repeated="2" table:style-name="ce1"/>
          <table:table-cell table:style-name="ce427"/>
          <table:table-cell table:number-columns-repeated="16369" table:style-name="ce1"/>
        </table:table-row>
        <table:table-row table:style-name="ro24">
          <table:table-cell/>
          <table:table-cell office:value-type="string" table:style-name="ce304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.20833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4247in" svg:y="6.14294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43935in" svg:y="5.01217in" svg:width="0.06581in" svg:height="0.20942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388"/>
          <table:table-cell table:style-name="ce387"/>
          <table:table-cell table:style-name="ce388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406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8">
          <table:table-cell table:number-columns-repeated="12" table:style-name="ce1"/>
          <table:table-cell table:number-columns-repeated="5" table:style-name="ce230"/>
          <table:table-cell table:number-columns-repeated="16367"/>
        </table:table-row>
        <table:table-row table:style-name="ro10">
          <table:table-cell table:style-name="ce424"/>
          <table:table-cell table:number-columns-repeated="12" table:style-name="ce1"/>
          <table:table-cell table:number-columns-repeated="4" table:style-name="ce230"/>
          <table:table-cell table:number-columns-repeated="16367"/>
        </table:table-row>
        <table:table-row table:style-name="ro24">
          <table:table-cell table:number-columns-repeated="12" table:style-name="ce1"/>
          <table:table-cell table:number-columns-repeated="5" table:style-name="ce230"/>
          <table:table-cell table:number-columns-repeated="16367"/>
        </table:table-row>
        <table:table-row table:number-rows-repeated="2" table:style-name="ro42">
          <table:table-cell table:number-columns-repeated="12" table:style-name="ce1"/>
          <table:table-cell table:number-columns-repeated="5" table:style-name="ce241"/>
          <table:table-cell table:number-columns-repeated="16367"/>
        </table:table-row>
        <table:table-row table:style-name="ro42">
          <table:table-cell table:number-columns-repeated="12" table:style-name="ce1"/>
          <table:table-cell table:number-columns-repeated="5" table:style-name="ce255"/>
          <table:table-cell table:number-columns-repeated="16367"/>
        </table:table-row>
        <table:table-row table:style-name="ro37">
          <table:table-cell table:number-columns-repeated="12" table:style-name="ce1"/>
          <table:table-cell table:number-columns-repeated="5" table:style-name="ce255"/>
          <table:table-cell table:number-columns-repeated="16367"/>
        </table:table-row>
        <table:table-row table:style-name="ro4">
          <table:table-cell table:number-columns-repeated="12" table:style-name="ce1"/>
          <table:table-cell table:style-name="ce286"/>
          <table:table-cell table:style-name="ce230"/>
          <table:table-cell table:number-columns-repeated="3" table:style-name="ce269"/>
          <table:table-cell table:number-columns-repeated="16367"/>
        </table:table-row>
        <table:table-row table:style-name="ro4">
          <table:table-cell table:number-columns-repeated="12" table:style-name="ce1"/>
          <table:table-cell table:style-name="ce286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4">
          <table:table-cell table:number-columns-repeated="12" table:style-name="ce1"/>
          <table:table-cell table:style-name="ce29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number-rows-repeated="3" table:style-name="ro4">
          <table:table-cell table:number-columns-repeated="12" table:style-name="ce1"/>
          <table:table-cell table:style-name="ce286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number-rows-repeated="3" table:style-name="ro4">
          <table:table-cell table:number-columns-repeated="12"/>
          <table:table-cell table:style-name="ce286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4">
          <table:table-cell table:number-columns-repeated="12"/>
          <table:table-cell table:style-name="ce1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number-rows-repeated="2" table:style-name="ro4">
          <table:table-cell table:number-columns-repeated="12"/>
          <table:table-cell table:style-name="ce1"/>
          <table:table-cell table:style-name="ce410"/>
          <table:table-cell table:style-name="ce411"/>
          <table:table-cell table:style-name="ce412"/>
          <table:table-cell table:style-name="ce414"/>
          <table:table-cell table:number-columns-repeated="16367"/>
        </table:table-row>
        <table:table-row table:style-name="ro44">
          <table:table-cell table:number-columns-repeated="12"/>
          <table:table-cell table:style-name="ce1"/>
          <table:table-cell table:style-name="ce287"/>
          <table:table-cell table:number-columns-repeated="16370" table:style-name="ce1"/>
        </table:table-row>
        <table:table-row table:style-name="ro24">
          <table:table-cell table:number-columns-repeated="16384"/>
        </table:table-row>
        <table:table-row table:style-name="ro36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416"/>
          <table:table-cell table:number-columns-repeated="16369" table:style-name="ce1"/>
        </table:table-row>
        <table:table-row table:style-name="ro24">
          <table:table-cell table:number-columns-repeated="12"/>
          <table:table-cell table:style-name="ce1"/>
          <table:table-cell table:number-columns-repeated="2" table:style-name="ce416"/>
          <table:table-cell table:number-columns-repeated="16369" table:style-name="ce1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11">
        <table:table-column table:style-name="co22" table:default-cell-style-name="ce1" table:visibility="collapse"/>
        <table:table-column table:style-name="co63" table:default-cell-style-name="ce1"/>
        <table:table-column table:style-name="co37" table:default-cell-style-name="ce1"/>
        <table:table-column table:style-name="co6" table:default-cell-style-name="ce1"/>
        <table:table-column table:style-name="co37" table:default-cell-style-name="ce206"/>
        <table:table-column table:style-name="co55" table:default-cell-style-name="ce206"/>
        <table:table-column table:style-name="co5" table:default-cell-style-name="ce1"/>
        <table:table-column table:style-name="co55" table:default-cell-style-name="ce1"/>
        <table:table-column table:style-name="co1" table:default-cell-style-name="ce1"/>
        <table:table-column table:style-name="co7" table:default-cell-style-name="ce1"/>
        <table:table-column table:style-name="co55" table:number-columns-repeated="2" table:default-cell-style-name="ce1"/>
        <table:table-column table:style-name="co10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69248in" svg:height="0.6885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3616in" svg:y="0.30508in" svg:width="2.05446in" svg:height="0.54297in">
                <draw:text-box>
                  <text:p text:style-name="a101" text:class-names="" text:cond-style-name=""><text:span text:style-name="a99" text:class-names="">MARÇO 2022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34" draw:style-name="a97" draw:name="Text Box 122" svg:x="0in" svg:y="0in" svg:width="0.97917in" svg:height="0.32292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29"/>
          <table:table-cell table:number-columns-repeated="5" table:style-name="ce230"/>
          <table:table-cell table:number-columns-repeated="16367"/>
        </table:table-row>
        <table:table-row table:style-name="ro24">
          <table:table-cell table:style-name="ce1"/>
          <table:table-cell table:number-columns-repeated="11" table:style-name="ce229"/>
          <table:table-cell table:number-columns-repeated="16372" table:style-name="ce1"/>
        </table:table-row>
        <table:table-row table:style-name="ro33">
          <table:table-cell table:style-name="ce424"/>
          <table:table-cell office:value-type="string" table:style-name="ce231">
            <text:p><text:s/>Quadro 11 - <text:s/>COLOCAÇÕES EFETUADAS, <text:s text:c="2"/>POR <text:s/>REGIÕES<text:s text:c="3"/></text:p>
          </table:table-cell>
          <table:table-cell table:number-columns-repeated="10" table:style-name="ce228"/>
          <table:table-cell table:number-columns-repeated="16372" table:style-name="ce1"/>
        </table:table-row>
        <table:table-row table:style-name="ro33">
          <table:table-cell table:style-name="ce424"/>
          <table:table-cell office:value-type="string" table:style-name="ce233">
            <text:p>Movimento ao longo do mês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number-columns-repeated="16372" table:style-name="ce1"/>
        </table:table-row>
        <table:table-row table:style-name="ro4">
          <table:table-cell table:style-name="ce424"/>
          <table:table-cell table:style-name="ce229"/>
          <table:table-cell table:style-name="ce235"/>
          <table:table-cell table:number-columns-repeated="9" table:style-name="ce229"/>
          <table:table-cell table:number-columns-repeated="16372" table:style-name="ce1"/>
        </table:table-row>
        <table:table-row table:style-name="ro24">
          <table:table-cell table:style-name="ce1"/>
          <table:table-cell table:style-name="ce23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office:value-type="string" table:number-columns-spanned="4" table:number-rows-spanned="1" table:style-name="ce391">
            <text:p>Variação</text:p>
          </table:table-cell>
          <table:covered-table-cell table:number-columns-repeated="3"/>
          <table:table-cell table:number-columns-repeated="3" table:style-name="ce241"/>
          <table:table-cell table:number-columns-repeated="16369" table:style-name="ce1"/>
        </table:table-row>
        <table:table-row table:style-name="ro24">
          <table:table-cell table:style-name="ce1"/>
          <table:table-cell table:style-name="ce242"/>
          <table:table-cell office:value-type="string" table:style-name="ce243">
            <text:p>MARÇO 2022</text:p>
          </table:table-cell>
          <table:table-cell office:value-type="string" table:style-name="ce244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246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246">
            <text:p>%</text:p>
          </table:table-cell>
          <table:table-cell office:value-type="string" table:number-columns-spanned="2" table:number-rows-spanned="1" table:style-name="ce392">
            <text:p>Mês <text:s/>anterior</text:p>
          </table:table-cell>
          <table:covered-table-cell/>
          <table:table-cell office:value-type="string" table:number-columns-spanned="2" table:number-rows-spanned="1" table:style-name="ce393">
            <text:p>Mês <text:s/>homólogo<text:span text:style-name="T3">(1)<text:s/></text:span></text:p>
          </table:table-cell>
          <table:covered-table-cell/>
          <table:table-cell table:number-columns-repeated="3" table:style-name="ce241"/>
          <table:table-cell table:number-columns-repeated="16369" table:style-name="ce1"/>
        </table:table-row>
        <table:table-row table:style-name="ro24">
          <table:table-cell table:style-name="ce1"/>
          <table:table-cell table:style-name="ce247"/>
          <table:table-cell table:style-name="ce323"/>
          <table:table-cell table:style-name="ce324"/>
          <table:table-cell table:style-name="ce325"/>
          <table:table-cell table:style-name="ce326"/>
          <table:table-cell table:style-name="ce325"/>
          <table:table-cell table:style-name="ce326"/>
          <table:table-cell office:value-type="string" table:style-name="ce328">
            <text:p>Var. Abs.</text:p>
          </table:table-cell>
          <table:table-cell office:value-type="string" table:style-name="ce329">
            <text:p>Var. %</text:p>
          </table:table-cell>
          <table:table-cell office:value-type="string" table:style-name="ce328">
            <text:p>Var. Abs.</text:p>
          </table:table-cell>
          <table:table-cell office:value-type="string" table:style-name="ce330">
            <text:p>Var. %</text:p>
          </table:table-cell>
          <table:table-cell table:number-columns-repeated="3" table:style-name="ce255"/>
          <table:table-cell table:number-columns-repeated="16369" table:style-name="ce1"/>
        </table:table-row>
        <table:table-row table:style-name="ro38">
          <table:table-cell table:style-name="ce1"/>
          <table:table-cell table:style-name="ce229"/>
          <table:table-cell table:style-name="ce331"/>
          <table:table-cell table:style-name="ce332"/>
          <table:table-cell table:style-name="ce333"/>
          <table:table-cell table:style-name="ce334"/>
          <table:table-cell table:style-name="ce333"/>
          <table:table-cell table:style-name="ce334"/>
          <table:table-cell table:style-name="ce335"/>
          <table:table-cell table:number-columns-repeated="3" table:style-name="ce336"/>
          <table:table-cell table:style-name="ce255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337">
            <text:p>PORTUGAL</text:p>
          </table:table-cell>
          <table:table-cell office:value-type="float" office:value="8182" table:style-name="ce338">
            <text:p>8 182</text:p>
          </table:table-cell>
          <table:table-cell office:value-type="float" office:value="100" table:style-name="ce339">
            <text:p>100,0<text:s text:c="5"/></text:p>
          </table:table-cell>
          <table:table-cell office:value-type="float" office:value="6493" table:style-name="ce340">
            <text:p>6 493</text:p>
          </table:table-cell>
          <table:table-cell office:value-type="float" office:value="100" table:style-name="ce341">
            <text:p>100,0<text:s text:c="5"/></text:p>
          </table:table-cell>
          <table:table-cell office:value-type="float" office:value="6899" table:style-name="ce340">
            <text:p>6 899</text:p>
          </table:table-cell>
          <table:table-cell office:value-type="float" office:value="99.999999999999986" table:style-name="ce342">
            <text:p>100,0<text:s text:c="5"/></text:p>
          </table:table-cell>
          <table:table-cell office:value-type="float" office:value="1689" table:style-name="ce266">
            <text:p>+1 689</text:p>
          </table:table-cell>
          <table:table-cell office:value-type="float" office:value="26.012628985060836" table:style-name="ce267">
            <text:p>+26,0<text:s text:c="3"/></text:p>
          </table:table-cell>
          <table:table-cell office:value-type="float" office:value="1283" table:style-name="ce266">
            <text:p>+1 283</text:p>
          </table:table-cell>
          <table:table-cell office:value-type="float" office:value="18.596898101174084" table:style-name="ce267">
            <text:p>+18,6<text:s text:c="3"/></text:p>
          </table:table-cell>
          <table:table-cell table:style-name="ce230"/>
          <table:table-cell table:number-columns-repeated="2" table:style-name="ce269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343">
            <text:p>CONTINENTE</text:p>
          </table:table-cell>
          <table:table-cell office:value-type="float" office:value="7757" table:style-name="ce338">
            <text:p>7 757</text:p>
          </table:table-cell>
          <table:table-cell office:value-type="float" office:value="94.805670985089222" table:style-name="ce339">
            <text:p>94,8<text:s text:c="5"/></text:p>
          </table:table-cell>
          <table:table-cell office:value-type="float" office:value="6092" table:style-name="ce340">
            <text:p>6 092</text:p>
          </table:table-cell>
          <table:table-cell office:value-type="float" office:value="93.824118281225935" table:style-name="ce341">
            <text:p>93,8<text:s text:c="5"/></text:p>
          </table:table-cell>
          <table:table-cell office:value-type="float" office:value="6645" table:style-name="ce340">
            <text:p>6 645</text:p>
          </table:table-cell>
          <table:table-cell office:value-type="float" office:value="96.318307001014631" table:style-name="ce342">
            <text:p>96,3<text:s text:c="5"/></text:p>
          </table:table-cell>
          <table:table-cell office:value-type="float" office:value="1665" table:style-name="ce266">
            <text:p>+1 665</text:p>
          </table:table-cell>
          <table:table-cell office:value-type="float" office:value="27.33092580433355" table:style-name="ce267">
            <text:p>+27,3<text:s text:c="3"/></text:p>
          </table:table-cell>
          <table:table-cell office:value-type="float" office:value="1112" table:style-name="ce266">
            <text:p>+1 112</text:p>
          </table:table-cell>
          <table:table-cell office:value-type="float" office:value="16.73438675696012" table:style-name="ce267">
            <text:p>+16,7<text:s text:c="3"/></text:p>
          </table:table-cell>
          <table:table-cell table:style-name="ce315"/>
          <table:table-cell table:number-columns-repeated="2" table:style-name="ce287"/>
          <table:table-cell table:number-columns-repeated="16369" table:style-name="ce1"/>
        </table:table-row>
        <table:table-row table:style-name="ro51">
          <table:table-cell table:style-name="ce1"/>
          <table:table-cell office:value-type="string" table:style-name="ce344">
            <text:p>Norte</text:p>
          </table:table-cell>
          <table:table-cell office:value-type="float" office:value="2507" table:style-name="ce345">
            <text:p>2 507</text:p>
          </table:table-cell>
          <table:table-cell office:value-type="float" office:value="30.64043021266194" table:style-name="ce346">
            <text:p>30,6<text:s text:c="5"/></text:p>
          </table:table-cell>
          <table:table-cell office:value-type="float" office:value="2270" table:style-name="ce347">
            <text:p>2 270</text:p>
          </table:table-cell>
          <table:table-cell office:value-type="float" office:value="34.960726936701064" table:style-name="ce348">
            <text:p>35,0<text:s text:c="5"/></text:p>
          </table:table-cell>
          <table:table-cell office:value-type="float" office:value="2727" table:style-name="ce347">
            <text:p>2 727</text:p>
          </table:table-cell>
          <table:table-cell office:value-type="float" office:value="39.527467748949121" table:style-name="ce349">
            <text:p>39,5<text:s text:c="5"/></text:p>
          </table:table-cell>
          <table:table-cell office:value-type="float" office:value="237" table:style-name="ce275">
            <text:p>+ 237</text:p>
          </table:table-cell>
          <table:table-cell office:value-type="float" office:value="10.440528634361232" table:style-name="ce276">
            <text:p>+10,4<text:s text:c="3"/></text:p>
          </table:table-cell>
          <table:table-cell office:value-type="float" office:value="-220" table:style-name="ce275">
            <text:p><text:s/>- 220</text:p>
          </table:table-cell>
          <table:table-cell office:value-type="float" office:value="-8.0674734140080684" table:style-name="ce276">
            <text:p>-8,1<text:s text:c="3"/></text:p>
          </table:table-cell>
          <table:table-cell table:style-name="ce315"/>
          <table:table-cell table:number-columns-repeated="2" table:style-name="ce287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344">
            <text:p>Centro</text:p>
          </table:table-cell>
          <table:table-cell office:value-type="float" office:value="1614" table:style-name="ce345">
            <text:p>1 614</text:p>
          </table:table-cell>
          <table:table-cell office:value-type="float" office:value="19.726228306037644" table:style-name="ce346">
            <text:p>19,7<text:s text:c="5"/></text:p>
          </table:table-cell>
          <table:table-cell office:value-type="float" office:value="1458" table:style-name="ce347">
            <text:p>1 458</text:p>
          </table:table-cell>
          <table:table-cell office:value-type="float" office:value="22.454951486215926" table:style-name="ce348">
            <text:p>22,5<text:s text:c="5"/></text:p>
          </table:table-cell>
          <table:table-cell office:value-type="float" office:value="1699" table:style-name="ce347">
            <text:p>1 699</text:p>
          </table:table-cell>
          <table:table-cell office:value-type="float" office:value="24.626757501087116" table:style-name="ce349">
            <text:p>24,6<text:s text:c="5"/></text:p>
          </table:table-cell>
          <table:table-cell office:value-type="float" office:value="156" table:style-name="ce275">
            <text:p>+ 156</text:p>
          </table:table-cell>
          <table:table-cell office:value-type="float" office:value="10.699588477366255" table:style-name="ce276">
            <text:p>+10,7<text:s text:c="3"/></text:p>
          </table:table-cell>
          <table:table-cell office:value-type="float" office:value="-85" table:style-name="ce275">
            <text:p><text:s/>- 85</text:p>
          </table:table-cell>
          <table:table-cell office:value-type="float" office:value="-5.0029429075927014" table:style-name="ce276">
            <text:p>-5,0<text:s text:c="3"/></text:p>
          </table:table-cell>
          <table:table-cell table:style-name="ce292"/>
          <table:table-cell table:number-columns-repeated="2" table:style-name="ce287"/>
          <table:table-cell table:number-columns-repeated="16369" table:style-name="ce1"/>
        </table:table-row>
        <table:table-row table:style-name="ro4">
          <table:table-cell/>
          <table:table-cell office:value-type="string" table:style-name="ce344">
            <text:p>Lisboa V. Tejo</text:p>
          </table:table-cell>
          <table:table-cell office:value-type="float" office:value="2053" table:style-name="ce345">
            <text:p>2 053</text:p>
          </table:table-cell>
          <table:table-cell office:value-type="float" office:value="25.091664629674899" table:style-name="ce346">
            <text:p>25,1<text:s text:c="5"/></text:p>
          </table:table-cell>
          <table:table-cell office:value-type="float" office:value="1585" table:style-name="ce347">
            <text:p>1 585</text:p>
          </table:table-cell>
          <table:table-cell office:value-type="float" office:value="24.410904050515942" table:style-name="ce348">
            <text:p>24,4<text:s text:c="5"/></text:p>
          </table:table-cell>
          <table:table-cell office:value-type="float" office:value="1709" table:style-name="ce347">
            <text:p>1 709</text:p>
          </table:table-cell>
          <table:table-cell office:value-type="float" office:value="24.771706044354254" table:style-name="ce349">
            <text:p>24,8<text:s text:c="5"/></text:p>
          </table:table-cell>
          <table:table-cell office:value-type="float" office:value="468" table:style-name="ce275">
            <text:p>+ 468</text:p>
          </table:table-cell>
          <table:table-cell office:value-type="float" office:value="29.526813880126184" table:style-name="ce276">
            <text:p>+29,5<text:s text:c="3"/></text:p>
          </table:table-cell>
          <table:table-cell office:value-type="float" office:value="344" table:style-name="ce275">
            <text:p>+ 344</text:p>
          </table:table-cell>
          <table:table-cell office:value-type="float" office:value="20.128730251609127" table:style-name="ce276">
            <text:p>+20,1<text:s text:c="3"/></text:p>
          </table:table-cell>
          <table:table-cell table:style-name="ce286"/>
          <table:table-cell table:number-columns-repeated="2" table:style-name="ce287"/>
          <table:table-cell table:number-columns-repeated="16369"/>
        </table:table-row>
        <table:table-row table:style-name="ro4">
          <table:table-cell/>
          <table:table-cell office:value-type="string" table:style-name="ce344">
            <text:p>Alentejo</text:p>
          </table:table-cell>
          <table:table-cell office:value-type="float" office:value="354" table:style-name="ce345">
            <text:p><text:s/>354</text:p>
          </table:table-cell>
          <table:table-cell office:value-type="float" office:value="4.3265705206550962" table:style-name="ce346">
            <text:p>4,3<text:s text:c="5"/></text:p>
          </table:table-cell>
          <table:table-cell office:value-type="float" office:value="286" table:style-name="ce347">
            <text:p><text:s/>286</text:p>
          </table:table-cell>
          <table:table-cell office:value-type="float" office:value="4.4047435699984598" table:style-name="ce348">
            <text:p>4,4<text:s text:c="5"/></text:p>
          </table:table-cell>
          <table:table-cell office:value-type="float" office:value="313" table:style-name="ce347">
            <text:p><text:s/>313</text:p>
          </table:table-cell>
          <table:table-cell office:value-type="float" office:value="4.5368894042614869" table:style-name="ce349">
            <text:p>4,5<text:s text:c="5"/></text:p>
          </table:table-cell>
          <table:table-cell office:value-type="float" office:value="68" table:style-name="ce275">
            <text:p>+ 68</text:p>
          </table:table-cell>
          <table:table-cell office:value-type="float" office:value="23.776223776223777" table:style-name="ce276">
            <text:p>+23,8<text:s text:c="3"/></text:p>
          </table:table-cell>
          <table:table-cell office:value-type="float" office:value="41" table:style-name="ce275">
            <text:p>+ 41</text:p>
          </table:table-cell>
          <table:table-cell office:value-type="float" office:value="13.099041533546327" table:style-name="ce276">
            <text:p>+13,1<text:s text:c="3"/></text:p>
          </table:table-cell>
          <table:table-cell table:style-name="ce286"/>
          <table:table-cell table:number-columns-repeated="2" table:style-name="ce287"/>
          <table:table-cell table:number-columns-repeated="16369"/>
        </table:table-row>
        <table:table-row table:style-name="ro4">
          <table:table-cell/>
          <table:table-cell office:value-type="string" table:style-name="ce344">
            <text:p>Algarve</text:p>
          </table:table-cell>
          <table:table-cell office:value-type="float" office:value="1229" table:style-name="ce345">
            <text:p>1 229</text:p>
          </table:table-cell>
          <table:table-cell office:value-type="float" office:value="15.020777316059645" table:style-name="ce346">
            <text:p>15,0<text:s text:c="5"/></text:p>
          </table:table-cell>
          <table:table-cell office:value-type="float" office:value="493" table:style-name="ce347">
            <text:p><text:s/>493</text:p>
          </table:table-cell>
          <table:table-cell office:value-type="float" office:value="7.5927922377945478" table:style-name="ce348">
            <text:p>7,6<text:s text:c="5"/></text:p>
          </table:table-cell>
          <table:table-cell office:value-type="float" office:value="197" table:style-name="ce347">
            <text:p><text:s/>197</text:p>
          </table:table-cell>
          <table:table-cell office:value-type="float" office:value="2.8554863023626611" table:style-name="ce349">
            <text:p>2,9<text:s text:c="5"/></text:p>
          </table:table-cell>
          <table:table-cell office:value-type="float" office:value="736" table:style-name="ce275">
            <text:p>+ 736</text:p>
          </table:table-cell>
          <table:table-cell office:value-type="float" office:value="149.29006085192697" table:style-name="ce276">
            <text:p>+149,3<text:s text:c="3"/></text:p>
          </table:table-cell>
          <table:table-cell office:value-type="float" office:value="1032" table:style-name="ce275">
            <text:p>+1 032</text:p>
          </table:table-cell>
          <table:table-cell office:value-type="float" office:value="523.85786802030452" table:style-name="ce276">
            <text:p>+523,9<text:s text:c="3"/></text:p>
          </table:table-cell>
          <table:table-cell table:number-columns-repeated="3" table:style-name="ce286"/>
          <table:table-cell table:number-columns-repeated="16369"/>
        </table:table-row>
        <table:table-row table:style-name="ro13">
          <table:table-cell/>
          <table:table-cell office:value-type="string" table:style-name="ce343">
            <text:p>REG.AUTÓNOMAS</text:p>
          </table:table-cell>
          <table:table-cell office:value-type="float" office:value="425" table:style-name="ce338">
            <text:p><text:s/>425</text:p>
          </table:table-cell>
          <table:table-cell office:value-type="float" office:value="5.1943290149107799" table:style-name="ce339">
            <text:p>5,2<text:s text:c="5"/></text:p>
          </table:table-cell>
          <table:table-cell office:value-type="float" office:value="401" table:style-name="ce340">
            <text:p><text:s/>401</text:p>
          </table:table-cell>
          <table:table-cell office:value-type="float" office:value="6.1758817187740647" table:style-name="ce341">
            <text:p>6,2<text:s text:c="5"/></text:p>
          </table:table-cell>
          <table:table-cell office:value-type="float" office:value="254" table:style-name="ce340">
            <text:p><text:s/>254</text:p>
          </table:table-cell>
          <table:table-cell office:value-type="float" office:value="3.6816929989853602" table:style-name="ce342">
            <text:p>3,7<text:s text:c="5"/></text:p>
          </table:table-cell>
          <table:table-cell office:value-type="float" office:value="24" table:style-name="ce266">
            <text:p>+ 24</text:p>
          </table:table-cell>
          <table:table-cell office:value-type="float" office:value="5.9850374064837908" table:style-name="ce267">
            <text:p>+6,0<text:s text:c="3"/></text:p>
          </table:table-cell>
          <table:table-cell office:value-type="float" office:value="171" table:style-name="ce266">
            <text:p>+ 171</text:p>
          </table:table-cell>
          <table:table-cell office:value-type="float" office:value="67.322834645669289" table:style-name="ce267">
            <text:p>+67,3<text:s text:c="3"/></text:p>
          </table:table-cell>
          <table:table-cell table:number-columns-repeated="3" table:style-name="ce286"/>
          <table:table-cell table:number-columns-repeated="16369"/>
        </table:table-row>
        <table:table-row table:style-name="ro11">
          <table:table-cell/>
          <table:table-cell office:value-type="string" table:style-name="ce344">
            <text:p>Açores</text:p>
          </table:table-cell>
          <table:table-cell office:value-type="float" office:value="258" table:style-name="ce345">
            <text:p><text:s/>258</text:p>
          </table:table-cell>
          <table:table-cell office:value-type="float" office:value="3.1532632608164262" table:style-name="ce346">
            <text:p>3,2<text:s text:c="5"/></text:p>
          </table:table-cell>
          <table:table-cell office:value-type="float" office:value="237" table:style-name="ce347">
            <text:p><text:s/>237</text:p>
          </table:table-cell>
          <table:table-cell office:value-type="float" office:value="3.6500847066071151" table:style-name="ce348">
            <text:p>3,7<text:s text:c="5"/></text:p>
          </table:table-cell>
          <table:table-cell office:value-type="float" office:value="171" table:style-name="ce347">
            <text:p><text:s/>171</text:p>
          </table:table-cell>
          <table:table-cell office:value-type="float" office:value="2.4786200898680968" table:style-name="ce349">
            <text:p>2,5<text:s text:c="5"/></text:p>
          </table:table-cell>
          <table:table-cell office:value-type="float" office:value="21" table:style-name="ce275">
            <text:p>+ 21</text:p>
          </table:table-cell>
          <table:table-cell office:value-type="float" office:value="8.8607594936708853" table:style-name="ce276">
            <text:p>+8,9<text:s text:c="3"/></text:p>
          </table:table-cell>
          <table:table-cell office:value-type="float" office:value="87" table:style-name="ce275">
            <text:p>+ 87</text:p>
          </table:table-cell>
          <table:table-cell office:value-type="float" office:value="50.877192982456144" table:style-name="ce276">
            <text:p>+50,9<text:s text:c="3"/></text:p>
          </table:table-cell>
          <table:table-cell table:number-columns-repeated="3" table:style-name="ce286"/>
          <table:table-cell table:number-columns-repeated="16369"/>
        </table:table-row>
        <table:table-row table:style-name="ro4">
          <table:table-cell/>
          <table:table-cell office:value-type="string" table:style-name="ce344">
            <text:p>Madeira</text:p>
          </table:table-cell>
          <table:table-cell office:value-type="float" office:value="167" table:style-name="ce345">
            <text:p><text:s/>167</text:p>
          </table:table-cell>
          <table:table-cell office:value-type="float" office:value="2.0410657540943533" table:style-name="ce346">
            <text:p>2,0<text:s text:c="5"/></text:p>
          </table:table-cell>
          <table:table-cell office:value-type="float" office:value="164" table:style-name="ce347">
            <text:p><text:s/>164</text:p>
          </table:table-cell>
          <table:table-cell office:value-type="float" office:value="2.5257970121669491" table:style-name="ce348">
            <text:p>2,5<text:s text:c="5"/></text:p>
          </table:table-cell>
          <table:table-cell office:value-type="float" office:value="83" table:style-name="ce347">
            <text:p><text:s/>83</text:p>
          </table:table-cell>
          <table:table-cell office:value-type="float" office:value="1.2030729091172634" table:style-name="ce349">
            <text:p>1,2<text:s text:c="5"/></text:p>
          </table:table-cell>
          <table:table-cell office:value-type="float" office:value="3" table:style-name="ce275">
            <text:p>+ 3</text:p>
          </table:table-cell>
          <table:table-cell office:value-type="float" office:value="1.8292682926829267" table:style-name="ce276">
            <text:p>+1,8<text:s text:c="3"/></text:p>
          </table:table-cell>
          <table:table-cell office:value-type="float" office:value="84" table:style-name="ce275">
            <text:p>+ 84</text:p>
          </table:table-cell>
          <table:table-cell office:value-type="float" office:value="101.20481927710843" table:style-name="ce276">
            <text:p>+101,2<text:s text:c="3"/></text:p>
          </table:table-cell>
          <table:table-cell table:style-name="ce292"/>
          <table:table-cell table:number-columns-repeated="2" table:style-name="ce286"/>
          <table:table-cell table:number-columns-repeated="16369"/>
        </table:table-row>
        <table:table-row table:style-name="ro50">
          <table:table-cell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3"/>
          <table:table-cell table:style-name="ce355"/>
          <table:table-cell table:style-name="ce356"/>
          <table:table-cell table:style-name="ce357"/>
          <table:table-cell table:style-name="ce356"/>
          <table:table-cell table:style-name="ce357"/>
          <table:table-cell table:number-columns-repeated="16372" table:style-name="ce1"/>
        </table:table-row>
        <table:table-row table:style-name="ro50">
          <table:table-cell/>
          <table:table-cell office:value-type="string" table:style-name="ce304">
            <text:p><text:s text:c="4"/>(1) - Mês homólogo do ano anterior</text:p>
          </table:table-cell>
          <table:table-cell table:number-columns-repeated="2" table:style-name="ce230"/>
          <table:table-cell table:number-columns-repeated="4" table:style-name="ce304"/>
          <table:table-cell table:style-name="ce230"/>
          <table:table-cell table:style-name="ce305"/>
          <table:table-cell table:number-columns-repeated="2" table:style-name="ce230"/>
          <table:table-cell table:number-columns-repeated="16372" table:style-name="ce1"/>
        </table:table-row>
        <table:table-row table:number-rows-repeated="7" table:style-name="ro50">
          <table:table-cell/>
          <table:table-cell table:number-columns-repeated="3" table:style-name="ce1"/>
          <table:table-cell table:number-columns-repeated="2" table:style-name="ce206"/>
          <table:table-cell table:number-columns-repeated="16378" table:style-name="ce1"/>
        </table:table-row>
        <table:table-row table:style-name="ro33">
          <table:table-cell/>
          <table:table-cell office:value-type="string" table:style-name="ce231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28"/>
          <table:table-cell office:value-type="string" table:style-name="ce407">
            <text:p>CONTINENTE</text:p>
          </table:table-cell>
          <table:table-cell table:style-name="ce407"/>
          <table:table-cell table:number-columns-repeated="16372" table:style-name="ce1"/>
        </table:table-row>
        <table:table-row table:style-name="ro33">
          <table:table-cell/>
          <table:table-cell office:value-type="string" table:style-name="ce428">
            <text:p>Movimento ao longo do mês<text:s text:c="2"/>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number-columns-repeated="16372"/>
        </table:table-row>
        <table:table-row table:style-name="ro4">
          <table:table-cell/>
          <table:table-cell table:style-name="ce229"/>
          <table:table-cell table:style-name="ce235"/>
          <table:table-cell table:number-columns-repeated="9" table:style-name="ce229"/>
          <table:table-cell table:number-columns-repeated="16372"/>
        </table:table-row>
        <table:table-row table:style-name="ro50">
          <table:table-cell/>
          <table:table-cell table:style-name="ce23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0"/>
          <table:table-cell office:value-type="string" table:number-columns-spanned="4" table:number-rows-spanned="1" table:style-name="ce391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50">
          <table:table-cell/>
          <table:table-cell office:value-type="string" table:style-name="ce242">
            <text:p>CPP-<text:span text:style-name="T3">2010</text:span></text:p>
          </table:table-cell>
          <table:table-cell office:value-type="string" table:style-name="ce243">
            <text:p>MARÇO 2022</text:p>
          </table:table-cell>
          <table:table-cell office:value-type="string" table:style-name="ce244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246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246">
            <text:p>%</text:p>
          </table:table-cell>
          <table:table-cell office:value-type="string" table:number-columns-spanned="2" table:number-rows-spanned="1" table:style-name="ce392">
            <text:p>Mês <text:s/>anterior</text:p>
          </table:table-cell>
          <table:covered-table-cell/>
          <table:table-cell office:value-type="string" table:number-columns-spanned="2" table:number-rows-spanned="1" table:style-name="ce393">
            <text:p>Mês <text:s/>homólogo<text:span text:style-name="T3">(1)<text:s/></text:span></text:p>
          </table:table-cell>
          <table:covered-table-cell/>
          <table:table-cell table:number-columns-repeated="16372"/>
        </table:table-row>
        <table:table-row table:style-name="ro50">
          <table:table-cell/>
          <table:table-cell table:style-name="ce247"/>
          <table:table-cell table:style-name="ce323"/>
          <table:table-cell table:style-name="ce324"/>
          <table:table-cell table:style-name="ce325"/>
          <table:table-cell table:style-name="ce326"/>
          <table:table-cell table:style-name="ce325"/>
          <table:table-cell table:style-name="ce326"/>
          <table:table-cell office:value-type="string" table:style-name="ce328">
            <text:p>Var. Abs.</text:p>
          </table:table-cell>
          <table:table-cell office:value-type="string" table:style-name="ce329">
            <text:p>Var. %</text:p>
          </table:table-cell>
          <table:table-cell office:value-type="string" table:style-name="ce328">
            <text:p>Var. Abs.</text:p>
          </table:table-cell>
          <table:table-cell office:value-type="string" table:style-name="ce330">
            <text:p>Var. %</text:p>
          </table:table-cell>
          <table:table-cell table:number-columns-repeated="16372"/>
        </table:table-row>
        <table:table-row table:style-name="ro37">
          <table:table-cell/>
          <table:table-cell table:style-name="ce242"/>
          <table:table-cell table:style-name="ce360"/>
          <table:table-cell table:style-name="ce429"/>
          <table:table-cell table:style-name="ce362"/>
          <table:table-cell table:style-name="ce430"/>
          <table:table-cell table:style-name="ce364"/>
          <table:table-cell table:style-name="ce431"/>
          <table:table-cell table:style-name="ce432"/>
          <table:table-cell table:style-name="ce433"/>
          <table:table-cell table:style-name="ce432"/>
          <table:table-cell table:style-name="ce367"/>
          <table:table-cell table:number-columns-repeated="16372"/>
        </table:table-row>
        <table:table-row table:style-name="ro47">
          <table:table-cell/>
          <table:table-cell office:value-type="string" table:style-name="ce434">
            <text:p>Total</text:p>
          </table:table-cell>
          <table:table-cell office:value-type="float" office:value="7757" table:style-name="ce262">
            <text:p>7 757</text:p>
          </table:table-cell>
          <table:table-cell office:value-type="float" office:value="100" table:style-name="ce263">
            <text:p>100,0<text:s text:c="5"/></text:p>
          </table:table-cell>
          <table:table-cell office:value-type="float" office:value="6092" table:style-name="ce370">
            <text:p>6 092</text:p>
          </table:table-cell>
          <table:table-cell office:value-type="float" office:value="100" table:style-name="ce435">
            <text:p>100,0<text:s text:c="5"/></text:p>
          </table:table-cell>
          <table:table-cell office:value-type="float" office:value="6645" table:style-name="ce264">
            <text:p>6 645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1665" table:style-name="ce436">
            <text:p>+1 665</text:p>
          </table:table-cell>
          <table:table-cell office:value-type="float" office:value="27.33092580433355" table:style-name="ce267">
            <text:p>+27,3<text:s text:c="3"/></text:p>
          </table:table-cell>
          <table:table-cell office:value-type="float" office:value="1112" table:style-name="ce436">
            <text:p>+1 112</text:p>
          </table:table-cell>
          <table:table-cell office:value-type="float" office:value="16.73438675696012" table:style-name="ce267">
            <text:p>+16,7<text:s text:c="3"/></text:p>
          </table:table-cell>
          <table:table-cell table:number-columns-repeated="16372"/>
        </table:table-row>
        <table:table-row table:style-name="ro22">
          <table:table-cell/>
          <table:table-cell office:value-type="string" table:style-name="ce437">
            <text:p>1- Repres. do poder legislativo e de órgãos exec., dirigentes, dire. e gestores execu.</text:p>
          </table:table-cell>
          <table:table-cell office:value-type="float" office:value="90" table:style-name="ce271">
            <text:p><text:s/>90</text:p>
          </table:table-cell>
          <table:table-cell office:value-type="float" office:value="1.1602423617377853" table:style-name="ce272">
            <text:p>1,2<text:s text:c="5"/></text:p>
          </table:table-cell>
          <table:table-cell office:value-type="float" office:value="74" table:style-name="ce376">
            <text:p><text:s/>74</text:p>
          </table:table-cell>
          <table:table-cell office:value-type="float" office:value="1.2147078135259357" table:style-name="ce438">
            <text:p>1,2<text:s text:c="5"/></text:p>
          </table:table-cell>
          <table:table-cell office:value-type="float" office:value="58" table:style-name="ce273">
            <text:p><text:s/>58</text:p>
          </table:table-cell>
          <table:table-cell office:value-type="float" office:value="0.87283671933784812" table:style-name="ce274">
            <text:p>0,9<text:s text:c="5"/></text:p>
          </table:table-cell>
          <table:table-cell office:value-type="float" office:value="16" table:style-name="ce439">
            <text:p>+ 16</text:p>
          </table:table-cell>
          <table:table-cell office:value-type="float" office:value="21.621621621621621" table:style-name="ce276">
            <text:p>+21,6<text:s text:c="3"/></text:p>
          </table:table-cell>
          <table:table-cell office:value-type="float" office:value="32" table:style-name="ce439">
            <text:p>+ 32</text:p>
          </table:table-cell>
          <table:table-cell office:value-type="float" office:value="55.172413793103445" table:style-name="ce276">
            <text:p>+55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37">
            <text:p>2- Especialistas das atividades intelectuais e científicas</text:p>
          </table:table-cell>
          <table:table-cell office:value-type="float" office:value="666" table:style-name="ce271">
            <text:p><text:s/>666</text:p>
          </table:table-cell>
          <table:table-cell office:value-type="float" office:value="8.5857934768596103" table:style-name="ce272">
            <text:p>8,6<text:s text:c="5"/></text:p>
          </table:table-cell>
          <table:table-cell office:value-type="float" office:value="513" table:style-name="ce376">
            <text:p><text:s/>513</text:p>
          </table:table-cell>
          <table:table-cell office:value-type="float" office:value="8.4208798424162836" table:style-name="ce438">
            <text:p>8,4<text:s text:c="5"/></text:p>
          </table:table-cell>
          <table:table-cell office:value-type="float" office:value="539" table:style-name="ce273">
            <text:p><text:s/>539</text:p>
          </table:table-cell>
          <table:table-cell office:value-type="float" office:value="8.1113619262603471" table:style-name="ce274">
            <text:p>8,1<text:s text:c="5"/></text:p>
          </table:table-cell>
          <table:table-cell office:value-type="float" office:value="153" table:style-name="ce439">
            <text:p>+ 153</text:p>
          </table:table-cell>
          <table:table-cell office:value-type="float" office:value="29.82456140350877" table:style-name="ce276">
            <text:p>+29,8<text:s text:c="3"/></text:p>
          </table:table-cell>
          <table:table-cell office:value-type="float" office:value="127" table:style-name="ce439">
            <text:p>+ 127</text:p>
          </table:table-cell>
          <table:table-cell office:value-type="float" office:value="23.562152133580703" table:style-name="ce276">
            <text:p>+2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37">
            <text:p>3- Técnicos e profissões de nível intermédio</text:p>
          </table:table-cell>
          <table:table-cell office:value-type="float" office:value="557" table:style-name="ce271">
            <text:p><text:s/>557</text:p>
          </table:table-cell>
          <table:table-cell office:value-type="float" office:value="7.1806110609771823" table:style-name="ce272">
            <text:p>7,2<text:s text:c="5"/></text:p>
          </table:table-cell>
          <table:table-cell office:value-type="float" office:value="472" table:style-name="ce376">
            <text:p><text:s/>472</text:p>
          </table:table-cell>
          <table:table-cell office:value-type="float" office:value="7.7478660538411033" table:style-name="ce438">
            <text:p>7,7<text:s text:c="5"/></text:p>
          </table:table-cell>
          <table:table-cell office:value-type="float" office:value="473" table:style-name="ce273">
            <text:p><text:s/>473</text:p>
          </table:table-cell>
          <table:table-cell office:value-type="float" office:value="7.1181339352896913" table:style-name="ce274">
            <text:p>7,1<text:s text:c="5"/></text:p>
          </table:table-cell>
          <table:table-cell office:value-type="float" office:value="85" table:style-name="ce439">
            <text:p>+ 85</text:p>
          </table:table-cell>
          <table:table-cell office:value-type="float" office:value="18.008474576271187" table:style-name="ce276">
            <text:p>+18,0<text:s text:c="3"/></text:p>
          </table:table-cell>
          <table:table-cell office:value-type="float" office:value="84" table:style-name="ce439">
            <text:p>+ 84</text:p>
          </table:table-cell>
          <table:table-cell office:value-type="float" office:value="17.758985200845668" table:style-name="ce276">
            <text:p>+17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37">
            <text:p>4- Pessoal administrativo</text:p>
          </table:table-cell>
          <table:table-cell office:value-type="float" office:value="824" table:style-name="ce271">
            <text:p><text:s/>824</text:p>
          </table:table-cell>
          <table:table-cell office:value-type="float" office:value="10.622663400799279" table:style-name="ce272">
            <text:p>10,6<text:s text:c="5"/></text:p>
          </table:table-cell>
          <table:table-cell office:value-type="float" office:value="632" table:style-name="ce376">
            <text:p><text:s/>632</text:p>
          </table:table-cell>
          <table:table-cell office:value-type="float" office:value="10.374261326329613" table:style-name="ce438">
            <text:p>10,4<text:s text:c="5"/></text:p>
          </table:table-cell>
          <table:table-cell office:value-type="float" office:value="705" table:style-name="ce273">
            <text:p><text:s/>705</text:p>
          </table:table-cell>
          <table:table-cell office:value-type="float" office:value="10.609480812641085" table:style-name="ce274">
            <text:p>10,6<text:s text:c="5"/></text:p>
          </table:table-cell>
          <table:table-cell office:value-type="float" office:value="192" table:style-name="ce439">
            <text:p>+ 192</text:p>
          </table:table-cell>
          <table:table-cell office:value-type="float" office:value="30.37974683544304" table:style-name="ce276">
            <text:p>+30,4<text:s text:c="3"/></text:p>
          </table:table-cell>
          <table:table-cell office:value-type="float" office:value="119" table:style-name="ce439">
            <text:p>+ 119</text:p>
          </table:table-cell>
          <table:table-cell office:value-type="float" office:value="16.879432624113473" table:style-name="ce276">
            <text:p>+16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37">
            <text:p>5- Trabalhadores dos serviços pessoais, de proteção e segurança e vendedores</text:p>
          </table:table-cell>
          <table:table-cell office:value-type="float" office:value="1801" table:style-name="ce271">
            <text:p>1 801</text:p>
          </table:table-cell>
          <table:table-cell office:value-type="float" office:value="23.217738816552792" table:style-name="ce272">
            <text:p>23,2<text:s text:c="5"/></text:p>
          </table:table-cell>
          <table:table-cell office:value-type="float" office:value="1012" table:style-name="ce376">
            <text:p>1 012</text:p>
          </table:table-cell>
          <table:table-cell office:value-type="float" office:value="16.611950098489821" table:style-name="ce438">
            <text:p>16,6<text:s text:c="5"/></text:p>
          </table:table-cell>
          <table:table-cell office:value-type="float" office:value="795" table:style-name="ce273">
            <text:p><text:s/>795</text:p>
          </table:table-cell>
          <table:table-cell office:value-type="float" office:value="11.963882618510159" table:style-name="ce274">
            <text:p>12,0<text:s text:c="5"/></text:p>
          </table:table-cell>
          <table:table-cell office:value-type="float" office:value="789" table:style-name="ce439">
            <text:p>+ 789</text:p>
          </table:table-cell>
          <table:table-cell office:value-type="float" office:value="77.964426877470359" table:style-name="ce276">
            <text:p>+78,0<text:s text:c="3"/></text:p>
          </table:table-cell>
          <table:table-cell office:value-type="float" office:value="1006" table:style-name="ce439">
            <text:p>+1 006</text:p>
          </table:table-cell>
          <table:table-cell office:value-type="float" office:value="126.54088050314465" table:style-name="ce276">
            <text:p>+126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37">
            <text:p>6- Agricultores e trabalhadores qualificados da agricultura, da pesca e da floresta</text:p>
          </table:table-cell>
          <table:table-cell office:value-type="float" office:value="179" table:style-name="ce271">
            <text:p><text:s/>179</text:p>
          </table:table-cell>
          <table:table-cell office:value-type="float" office:value="2.3075931416784838" table:style-name="ce272">
            <text:p>2,3<text:s text:c="5"/></text:p>
          </table:table-cell>
          <table:table-cell office:value-type="float" office:value="158" table:style-name="ce376">
            <text:p><text:s/>158</text:p>
          </table:table-cell>
          <table:table-cell office:value-type="float" office:value="2.5935653315824032" table:style-name="ce438">
            <text:p>2,6<text:s text:c="5"/></text:p>
          </table:table-cell>
          <table:table-cell office:value-type="float" office:value="177" table:style-name="ce273">
            <text:p><text:s/>177</text:p>
          </table:table-cell>
          <table:table-cell office:value-type="float" office:value="2.6636568848758464" table:style-name="ce274">
            <text:p>2,7<text:s text:c="5"/></text:p>
          </table:table-cell>
          <table:table-cell office:value-type="float" office:value="21" table:style-name="ce439">
            <text:p>+ 21</text:p>
          </table:table-cell>
          <table:table-cell office:value-type="float" office:value="13.291139240506327" table:style-name="ce276">
            <text:p>+13,3<text:s text:c="3"/></text:p>
          </table:table-cell>
          <table:table-cell office:value-type="float" office:value="2" table:style-name="ce439">
            <text:p>+ 2</text:p>
          </table:table-cell>
          <table:table-cell office:value-type="float" office:value="1.1299435028248588" table:style-name="ce276">
            <text:p>+1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37">
            <text:p>7- Trabalhadores qualificados da indústria, construção e artífices</text:p>
          </table:table-cell>
          <table:table-cell office:value-type="float" office:value="760" table:style-name="ce271">
            <text:p><text:s/>760</text:p>
          </table:table-cell>
          <table:table-cell office:value-type="float" office:value="9.7976021657857419" table:style-name="ce272">
            <text:p>9,8<text:s text:c="5"/></text:p>
          </table:table-cell>
          <table:table-cell office:value-type="float" office:value="711" table:style-name="ce376">
            <text:p><text:s/>711</text:p>
          </table:table-cell>
          <table:table-cell office:value-type="float" office:value="11.671043992120813" table:style-name="ce438">
            <text:p>11,7<text:s text:c="5"/></text:p>
          </table:table-cell>
          <table:table-cell office:value-type="float" office:value="856" table:style-name="ce273">
            <text:p><text:s/>856</text:p>
          </table:table-cell>
          <table:table-cell office:value-type="float" office:value="12.881866064710309" table:style-name="ce274">
            <text:p>12,9<text:s text:c="5"/></text:p>
          </table:table-cell>
          <table:table-cell office:value-type="float" office:value="49" table:style-name="ce439">
            <text:p>+ 49</text:p>
          </table:table-cell>
          <table:table-cell office:value-type="float" office:value="6.8917018284106888" table:style-name="ce276">
            <text:p>+6,9<text:s text:c="3"/></text:p>
          </table:table-cell>
          <table:table-cell office:value-type="float" office:value="-96" table:style-name="ce439">
            <text:p><text:s/>- 96</text:p>
          </table:table-cell>
          <table:table-cell office:value-type="float" office:value="-11.214953271028037" table:style-name="ce276">
            <text:p>-11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37">
            <text:p>8- Operadores de instalações e máquinas e trabalhadores da montagem</text:p>
          </table:table-cell>
          <table:table-cell office:value-type="float" office:value="606" table:style-name="ce271">
            <text:p><text:s/>606</text:p>
          </table:table-cell>
          <table:table-cell office:value-type="float" office:value="7.8122985690344207" table:style-name="ce272">
            <text:p>7,8<text:s text:c="5"/></text:p>
          </table:table-cell>
          <table:table-cell office:value-type="float" office:value="563" table:style-name="ce376">
            <text:p><text:s/>563</text:p>
          </table:table-cell>
          <table:table-cell office:value-type="float" office:value="9.2416283650689444" table:style-name="ce438">
            <text:p>9,2<text:s text:c="5"/></text:p>
          </table:table-cell>
          <table:table-cell office:value-type="float" office:value="688" table:style-name="ce273">
            <text:p><text:s/>688</text:p>
          </table:table-cell>
          <table:table-cell office:value-type="float" office:value="10.35364936042137" table:style-name="ce274">
            <text:p>10,4<text:s text:c="5"/></text:p>
          </table:table-cell>
          <table:table-cell office:value-type="float" office:value="43" table:style-name="ce439">
            <text:p>+ 43</text:p>
          </table:table-cell>
          <table:table-cell office:value-type="float" office:value="7.6376554174067497" table:style-name="ce276">
            <text:p>+7,6<text:s text:c="3"/></text:p>
          </table:table-cell>
          <table:table-cell office:value-type="float" office:value="-82" table:style-name="ce439">
            <text:p><text:s/>- 82</text:p>
          </table:table-cell>
          <table:table-cell office:value-type="float" office:value="-11.918604651162791" table:style-name="ce276">
            <text:p>-11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37">
            <text:p>9- Trabalhadores não qualificados</text:p>
          </table:table-cell>
          <table:table-cell office:value-type="float" office:value="2270" table:style-name="ce271">
            <text:p>2 270</text:p>
          </table:table-cell>
          <table:table-cell office:value-type="float" office:value="29.26389067938636" table:style-name="ce272">
            <text:p>29,3<text:s text:c="5"/></text:p>
          </table:table-cell>
          <table:table-cell office:value-type="float" office:value="1956" table:style-name="ce376">
            <text:p>1 956</text:p>
          </table:table-cell>
          <table:table-cell office:value-type="float" office:value="32.107682206172029" table:style-name="ce438">
            <text:p>32,1<text:s text:c="5"/></text:p>
          </table:table-cell>
          <table:table-cell office:value-type="float" office:value="2354" table:style-name="ce273">
            <text:p>2 354</text:p>
          </table:table-cell>
          <table:table-cell office:value-type="float" office:value="35.425131677953345" table:style-name="ce274">
            <text:p>35,4<text:s text:c="5"/></text:p>
          </table:table-cell>
          <table:table-cell office:value-type="float" office:value="314" table:style-name="ce439">
            <text:p>+ 314</text:p>
          </table:table-cell>
          <table:table-cell office:value-type="float" office:value="16.053169734151329" table:style-name="ce276">
            <text:p>+16,1<text:s text:c="3"/></text:p>
          </table:table-cell>
          <table:table-cell office:value-type="float" office:value="-84" table:style-name="ce439">
            <text:p><text:s/>- 84</text:p>
          </table:table-cell>
          <table:table-cell office:value-type="float" office:value="-3.5683942225998297" table:style-name="ce276">
            <text:p>-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37">
            <text:p>0- Profissões das Forças Armadas</text:p>
          </table:table-cell>
          <table:table-cell office:value-type="float" office:value="4" table:style-name="ce271">
            <text:p><text:s/>4</text:p>
          </table:table-cell>
          <table:table-cell office:value-type="float" office:value="5.1566327188346008E-2" table:style-name="ce272">
            <text:p>0,1<text:s text:c="5"/></text:p>
          </table:table-cell>
          <table:table-cell office:value-type="float" office:value="1" table:style-name="ce376">
            <text:p><text:s/>1</text:p>
          </table:table-cell>
          <table:table-cell office:value-type="float" office:value="1.6414970453053183E-2" table:style-name="ce438">
            <text:p>0,0<text:s text:c="5"/></text:p>
          </table:table-cell>
          <table:table-cell office:value-type="string" table:style-name="ce273">
            <text:p>0</text:p>
          </table:table-cell>
          <table:table-cell office:value-type="float" office:value="0" table:style-name="ce274">
            <text:p>0,0<text:s text:c="5"/></text:p>
          </table:table-cell>
          <table:table-cell office:value-type="float" office:value="3" table:style-name="ce439">
            <text:p>+ 3</text:p>
          </table:table-cell>
          <table:table-cell office:value-type="float" office:value="300" table:style-name="ce276">
            <text:p>+300,0<text:s text:c="3"/></text:p>
          </table:table-cell>
          <table:table-cell office:value-type="float" office:value="4" table:style-name="ce439">
            <text:p>+ 4</text:p>
          </table:table-cell>
          <table:table-cell office:value-type="string" table:style-name="ce423">
            <text:p>-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37">
            <text:p><text:s text:c="5"/>Outros</text:p>
          </table:table-cell>
          <table:table-cell office:value-type="float" office:value="0" table:style-name="ce271">
            <text:p><text:s/>0</text:p>
          </table:table-cell>
          <table:table-cell office:value-type="float" office:value="0" table:style-name="ce272">
            <text:p>0,0<text:s text:c="5"/></text:p>
          </table:table-cell>
          <table:table-cell office:value-type="float" office:value="0" table:style-name="ce376">
            <text:p><text:s/>0</text:p>
          </table:table-cell>
          <table:table-cell office:value-type="float" office:value="0" table:style-name="ce438">
            <text:p>0,0<text:s text:c="5"/></text:p>
          </table:table-cell>
          <table:table-cell office:value-type="float" office:value="0" table:style-name="ce273">
            <text:p><text:s/>0</text:p>
          </table:table-cell>
          <table:table-cell office:value-type="float" office:value="0" table:style-name="ce274">
            <text:p>0,0<text:s text:c="5"/></text:p>
          </table:table-cell>
          <table:table-cell office:value-type="float" office:value="0" table:style-name="ce439">
            <text:p>+ 0</text:p>
          </table:table-cell>
          <table:table-cell office:value-type="string" table:style-name="ce423">
            <text:p>-</text:p>
          </table:table-cell>
          <table:table-cell office:value-type="float" office:value="0" table:style-name="ce439">
            <text:p>+ 0</text:p>
          </table:table-cell>
          <table:table-cell office:value-type="string" table:style-name="ce423">
            <text:p>-</text:p>
          </table:table-cell>
          <table:table-cell table:number-columns-repeated="16372" table:style-name="ce1"/>
        </table:table-row>
        <table:table-row table:style-name="ro39">
          <table:table-cell/>
          <table:table-cell table:style-name="ce440"/>
          <table:table-cell table:style-name="ce441"/>
          <table:table-cell table:style-name="ce442"/>
          <table:table-cell table:style-name="ce443"/>
          <table:table-cell table:style-name="ce444"/>
          <table:table-cell table:style-name="ce445"/>
          <table:table-cell table:style-name="ce446"/>
          <table:table-cell table:style-name="ce447"/>
          <table:table-cell table:style-name="ce448"/>
          <table:table-cell table:style-name="ce447"/>
          <table:table-cell table:style-name="ce449"/>
          <table:table-cell table:number-columns-repeated="16372" table:style-name="ce1"/>
        </table:table-row>
        <table:table-row table:style-name="ro24">
          <table:table-cell/>
          <table:table-cell office:value-type="string" table:style-name="ce304">
            <text:p><text:s text:c="4"/>(1) - Mês homólogo do ano anterior</text:p>
          </table:table-cell>
          <table:table-cell table:style-name="ce408"/>
          <table:table-cell table:style-name="ce409"/>
          <table:table-cell table:number-columns-repeated="4" table:style-name="ce386"/>
          <table:table-cell table:style-name="ce387"/>
          <table:table-cell table:style-name="ce388"/>
          <table:table-cell table:style-name="ce387"/>
          <table:table-cell table:style-name="ce388"/>
          <table:table-cell table:number-columns-repeated="16372" table:style-name="ce1"/>
        </table:table-row>
        <table:table-row table:number-rows-repeated="3" table:style-name="ro24">
          <table:table-cell table:number-columns-repeated="16384"/>
        </table:table-row>
        <table:table-row table:style-name="ro50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5" table:style-name="ce230"/>
          <table:table-cell table:number-columns-repeated="16367"/>
        </table:table-row>
        <table:table-row table:style-name="ro44">
          <table:table-cell/>
          <table:table-cell table:number-columns-repeated="3" table:style-name="ce1"/>
          <table:table-cell table:number-columns-repeated="2" table:style-name="ce206"/>
          <table:table-cell table:number-columns-repeated="16378" table:style-name="ce1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5" table:style-name="ce230"/>
          <table:table-cell table:number-columns-repeated="16367"/>
        </table:table-row>
        <table:table-row table:style-name="ro42">
          <table:table-cell/>
          <table:table-cell table:number-columns-repeated="11" table:style-name="ce1"/>
          <table:table-cell table:number-columns-repeated="5" table:style-name="ce241"/>
          <table:table-cell table:number-columns-repeated="16367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5" table:style-name="ce241"/>
          <table:table-cell table:number-columns-repeated="16367"/>
        </table:table-row>
        <table:table-row table:number-rows-repeated="2" table:style-name="ro42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5" table:style-name="ce255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315"/>
          <table:table-cell table:number-columns-repeated="4" table:style-name="ce287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92"/>
          <table:table-cell table:number-columns-repeated="4" table:style-name="ce287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86"/>
          <table:table-cell table:number-columns-repeated="4" table:style-name="ce287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number-columns-repeated="5" table:style-name="ce286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06"/>
          <table:table-cell table:number-columns-repeated="6" table:style-name="ce1"/>
          <table:table-cell table:style-name="ce292"/>
          <table:table-cell table:number-columns-repeated="4" table:style-name="ce286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206"/>
          <table:table-cell table:number-columns-repeated="16378" table:style-name="ce1"/>
        </table:table-row>
        <table:table-row table:style-name="ro44">
          <table:table-cell/>
          <table:table-cell table:number-columns-repeated="3" table:style-name="ce227"/>
          <table:table-cell table:number-columns-repeated="2" table:style-name="ce389"/>
          <table:table-cell table:number-columns-repeated="6" table:style-name="ce227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206"/>
          <table:table-cell table:number-columns-repeated="16378" table:style-name="ce1"/>
        </table:table-row>
        <table:table-row table:number-rows-repeated="1048498" table:style-name="ro24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2">
        <table:table-column table:style-name="co10" table:default-cell-style-name="ce1" table:visibility="collapse"/>
        <table:table-column table:style-name="co58" table:default-cell-style-name="ce1"/>
        <table:table-column table:style-name="co3" table:default-cell-style-name="ce1"/>
        <table:table-column table:style-name="co59" table:default-cell-style-name="ce1"/>
        <table:table-column table:style-name="co36" table:default-cell-style-name="ce1"/>
        <table:table-column table:style-name="co55" table:default-cell-style-name="ce1"/>
        <table:table-column table:style-name="co5" table:default-cell-style-name="ce1"/>
        <table:table-column table:style-name="co55" table:default-cell-style-name="ce1"/>
        <table:table-column table:style-name="co1" table:default-cell-style-name="ce1"/>
        <table:table-column table:style-name="co24" table:default-cell-style-name="ce1"/>
        <table:table-column table:style-name="co55" table:default-cell-style-name="ce1"/>
        <table:table-column table:style-name="co7" table:default-cell-style-name="ce1"/>
        <table:table-column table:style-name="co10" table:number-columns-repeated="16372" table:default-cell-style-name="ce1"/>
        <table:table-row table:style-name="ro24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53519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1402in" svg:y="0.23291in" svg:width="1.93444in" svg:height="0.51942in">
                <draw:text-box>
                  <text:p text:style-name="a115" text:class-names="" text:cond-style-name=""><text:span text:style-name="a113" text:class-names="">MARÇO 2022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2323in" svg:height="0.31476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4">
          <table:table-cell table:style-name="ce1">
            <draw:frame draw:z-index="1" draw:id="id38" draw:style-name="a108" draw:name="Text Box 122" svg:x="0in" svg:y="0in" svg:width="0.97917in" svg:height="0.32292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29"/>
          <table:table-cell table:number-columns-repeated="2" table:style-name="ce230"/>
          <table:table-cell table:number-columns-repeated="16370"/>
        </table:table-row>
        <table:table-row table:style-name="ro24">
          <table:table-cell table:style-name="ce1"/>
          <table:table-cell table:number-columns-repeated="11" table:style-name="ce229"/>
          <table:table-cell table:number-columns-repeated="16372" table:style-name="ce1"/>
        </table:table-row>
        <table:table-row table:style-name="ro33">
          <table:table-cell table:style-name="ce424"/>
          <table:table-cell office:value-type="string" table:style-name="ce231">
            <text:p>Quadro 13 <text:s/>- <text:s/>COLOCAÇÕES EFETUADAS, <text:s text:c="2"/>POR <text:s/>ATIVIDADE <text:s/>ECONÓMICA</text:p>
          </table:table-cell>
          <table:table-cell table:number-columns-repeated="8" table:style-name="ce231"/>
          <table:table-cell office:value-type="string" table:number-columns-spanned="2" table:number-rows-spanned="1" table:style-name="ce306">
            <text:p>CONTINENTE</text:p>
          </table:table-cell>
          <table:covered-table-cell/>
          <table:table-cell table:number-columns-repeated="16372" table:style-name="ce1"/>
        </table:table-row>
        <table:table-row table:style-name="ro33">
          <table:table-cell table:style-name="ce424"/>
          <table:table-cell office:value-type="string" table:style-name="ce233">
            <text:p>Movimento ao longo do mês<text:s text:c="2"/></text:p>
          </table:table-cell>
          <table:table-cell table:number-columns-repeated="2" table:style-name="ce234"/>
          <table:table-cell table:number-columns-repeated="4" table:style-name="ce233"/>
          <table:table-cell table:number-columns-repeated="4" table:style-name="ce234"/>
          <table:table-cell table:number-columns-repeated="16372" table:style-name="ce1"/>
        </table:table-row>
        <table:table-row table:style-name="ro4">
          <table:table-cell table:style-name="ce424"/>
          <table:table-cell table:style-name="ce229"/>
          <table:table-cell table:style-name="ce235"/>
          <table:table-cell table:number-columns-repeated="9" table:style-name="ce229"/>
          <table:table-cell table:number-columns-repeated="16372" table:style-name="ce1"/>
        </table:table-row>
        <table:table-row table:style-name="ro4">
          <table:table-cell table:style-name="ce1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39"/>
          <table:table-cell table:style-name="ce240"/>
          <table:table-cell office:value-type="string" table:number-columns-spanned="4" table:number-rows-spanned="1" table:style-name="ce307">
            <text:p>Variação</text:p>
          </table:table-cell>
          <table:covered-table-cell table:number-columns-repeated="3"/>
          <table:table-cell table:number-columns-repeated="2" table:style-name="ce241"/>
          <table:table-cell table:number-columns-repeated="16370"/>
        </table:table-row>
        <table:table-row table:style-name="ro24">
          <table:table-cell table:style-name="ce1"/>
          <table:table-cell office:value-type="string" table:style-name="ce242">
            <text:p>CAE <text:s/>Rev.3</text:p>
          </table:table-cell>
          <table:table-cell office:value-type="string" table:style-name="ce243">
            <text:p>MARÇO 2022</text:p>
          </table:table-cell>
          <table:table-cell office:value-type="string" table:style-name="ce244">
            <text:p>%</text:p>
          </table:table-cell>
          <table:table-cell office:value-type="string" table:style-name="ce245">
            <text:p>FEVEREIRO 2022</text:p>
          </table:table-cell>
          <table:table-cell office:value-type="string" table:style-name="ce246">
            <text:p>%</text:p>
          </table:table-cell>
          <table:table-cell office:value-type="string" table:style-name="ce245">
            <text:p>MARÇO 2021</text:p>
          </table:table-cell>
          <table:table-cell office:value-type="string" table:style-name="ce246">
            <text:p>%</text:p>
          </table:table-cell>
          <table:table-cell office:value-type="string" table:number-columns-spanned="2" table:number-rows-spanned="1" table:style-name="ce308">
            <text:p>Mês <text:s/>anterior</text:p>
          </table:table-cell>
          <table:covered-table-cell/>
          <table:table-cell office:value-type="string" table:number-columns-spanned="2" table:number-rows-spanned="1" table:style-name="ce309">
            <text:p>Mês <text:s/>homólogo<text:span text:style-name="T3">(1)<text:s/></text:span></text:p>
          </table:table-cell>
          <table:covered-table-cell/>
          <table:table-cell table:number-columns-repeated="2" table:style-name="ce241"/>
          <table:table-cell table:number-columns-repeated="16370"/>
        </table:table-row>
        <table:table-row table:style-name="ro24">
          <table:table-cell table:style-name="ce1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0"/>
          <table:table-cell table:style-name="ce251"/>
          <table:table-cell office:value-type="string" table:style-name="ce252">
            <text:p>Var. Abs.</text:p>
          </table:table-cell>
          <table:table-cell office:value-type="string" table:style-name="ce253">
            <text:p>Var. %</text:p>
          </table:table-cell>
          <table:table-cell office:value-type="string" table:style-name="ce252">
            <text:p>Var. Abs.</text:p>
          </table:table-cell>
          <table:table-cell office:value-type="string" table:style-name="ce254">
            <text:p>Var. %</text:p>
          </table:table-cell>
          <table:table-cell table:number-columns-repeated="2" table:style-name="ce255"/>
          <table:table-cell table:number-columns-repeated="16370"/>
        </table:table-row>
        <table:table-row table:style-name="ro45">
          <table:table-cell table:style-name="ce1"/>
          <table:table-cell table:style-name="ce242"/>
          <table:table-cell table:style-name="ce310"/>
          <table:table-cell table:style-name="ce311"/>
          <table:table-cell table:style-name="ce312"/>
          <table:table-cell table:style-name="ce313"/>
          <table:table-cell table:style-name="ce312"/>
          <table:table-cell table:style-name="ce313"/>
          <table:table-cell table:number-columns-repeated="4" table:style-name="ce314"/>
          <table:table-cell table:number-columns-repeated="2" table:style-name="ce255"/>
          <table:table-cell table:number-columns-repeated="16370"/>
        </table:table-row>
        <table:table-row table:style-name="ro50">
          <table:table-cell table:style-name="ce1"/>
          <table:table-cell office:value-type="string" table:style-name="ce394">
            <text:p><text:s text:c="2"/>Total</text:p>
          </table:table-cell>
          <table:table-cell office:value-type="float" office:value="7757" table:style-name="ce262">
            <text:p>7 757</text:p>
          </table:table-cell>
          <table:table-cell office:value-type="float" office:value="99.999999999999986" table:style-name="ce263">
            <text:p>100,0<text:s text:c="5"/></text:p>
          </table:table-cell>
          <table:table-cell office:value-type="float" office:value="6092" table:style-name="ce264">
            <text:p>6 092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6645" table:style-name="ce264">
            <text:p>6 645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1665" table:style-name="ce266">
            <text:p>+1 665</text:p>
          </table:table-cell>
          <table:table-cell office:value-type="float" office:value="27.33092580433355" table:style-name="ce267">
            <text:p>+27,3<text:s text:c="3"/></text:p>
          </table:table-cell>
          <table:table-cell office:value-type="float" office:value="1112" table:style-name="ce266">
            <text:p>+1 112</text:p>
          </table:table-cell>
          <table:table-cell office:value-type="float" office:value="16.73438675696012" table:style-name="ce267">
            <text:p>+16,7<text:s text:c="3"/></text:p>
          </table:table-cell>
          <table:table-cell table:style-name="ce230"/>
          <table:table-cell table:style-name="ce269"/>
          <table:table-cell table:number-columns-repeated="16370"/>
        </table:table-row>
        <table:table-row table:style-name="ro8">
          <table:table-cell table:style-name="ce1"/>
          <table:table-cell office:value-type="string" table:style-name="ce395">
            <text:p>Agricultura, produção animal, caça, floresta e pesca</text:p>
          </table:table-cell>
          <table:table-cell office:value-type="float" office:value="249" table:style-name="ce262">
            <text:p><text:s/>249</text:p>
          </table:table-cell>
          <table:table-cell office:value-type="float" office:value="3.2100038674745388" table:style-name="ce263">
            <text:p>3,2<text:s text:c="5"/></text:p>
          </table:table-cell>
          <table:table-cell office:value-type="float" office:value="169" table:style-name="ce264">
            <text:p><text:s/>169</text:p>
          </table:table-cell>
          <table:table-cell office:value-type="float" office:value="2.7741300065659882" table:style-name="ce265">
            <text:p>2,8<text:s text:c="5"/></text:p>
          </table:table-cell>
          <table:table-cell office:value-type="float" office:value="286" table:style-name="ce264">
            <text:p><text:s/>286</text:p>
          </table:table-cell>
          <table:table-cell office:value-type="float" office:value="4.3039879608728366" table:style-name="ce265">
            <text:p>4,3<text:s text:c="5"/></text:p>
          </table:table-cell>
          <table:table-cell office:value-type="float" office:value="80" table:style-name="ce266">
            <text:p>+ 80</text:p>
          </table:table-cell>
          <table:table-cell office:value-type="float" office:value="47.337278106508876" table:style-name="ce267">
            <text:p>+47,3<text:s text:c="3"/></text:p>
          </table:table-cell>
          <table:table-cell office:value-type="float" office:value="-37" table:style-name="ce266">
            <text:p><text:s/>- 37</text:p>
          </table:table-cell>
          <table:table-cell office:value-type="float" office:value="-12.937062937062937" table:style-name="ce267">
            <text:p>-12,9<text:s text:c="3"/></text:p>
          </table:table-cell>
          <table:table-cell table:style-name="ce315"/>
          <table:table-cell table:style-name="ce287"/>
          <table:table-cell table:number-columns-repeated="16370"/>
        </table:table-row>
        <table:table-row table:style-name="ro49">
          <table:table-cell table:style-name="ce1"/>
          <table:table-cell office:value-type="string" table:style-name="ce395">
            <text:p>Indústria, energia e água e construção</text:p>
          </table:table-cell>
          <table:table-cell office:value-type="float" office:value="1579" table:style-name="ce282">
            <text:p>1 579</text:p>
          </table:table-cell>
          <table:table-cell office:value-type="float" office:value="20.355807657599588" table:style-name="ce283">
            <text:p>20,4<text:s text:c="5"/></text:p>
          </table:table-cell>
          <table:table-cell office:value-type="float" office:value="1468" table:style-name="ce264">
            <text:p>1 468</text:p>
          </table:table-cell>
          <table:table-cell office:value-type="float" office:value="24.097176625082074" table:style-name="ce265">
            <text:p>24,1<text:s text:c="5"/></text:p>
          </table:table-cell>
          <table:table-cell office:value-type="float" office:value="1836" table:style-name="ce264">
            <text:p>1 836</text:p>
          </table:table-cell>
          <table:table-cell office:value-type="float" office:value="27.629796839729121" table:style-name="ce265">
            <text:p>27,6<text:s text:c="5"/></text:p>
          </table:table-cell>
          <table:table-cell office:value-type="float" office:value="111" table:style-name="ce266">
            <text:p>+ 111</text:p>
          </table:table-cell>
          <table:table-cell office:value-type="float" office:value="7.5613079019073579" table:style-name="ce267">
            <text:p>+7,6<text:s text:c="3"/></text:p>
          </table:table-cell>
          <table:table-cell office:value-type="float" office:value="-257" table:style-name="ce266">
            <text:p><text:s/>- 257</text:p>
          </table:table-cell>
          <table:table-cell office:value-type="float" office:value="-13.997821350762527" table:style-name="ce267">
            <text:p>-14,0<text:s text:c="3"/></text:p>
          </table:table-cell>
          <table:table-cell table:style-name="ce315"/>
          <table:table-cell table:style-name="ce287"/>
          <table:table-cell table:number-columns-repeated="16370"/>
        </table:table-row>
        <table:table-row table:style-name="ro50">
          <table:table-cell table:style-name="ce1"/>
          <table:table-cell office:value-type="string" table:style-name="ce397">
            <text:p>Indústrias extrativas</text:p>
          </table:table-cell>
          <table:table-cell office:value-type="float" office:value="6" table:style-name="ce271">
            <text:p><text:s/>6</text:p>
          </table:table-cell>
          <table:table-cell office:value-type="float" office:value="7.7349490782519015E-2" table:style-name="ce272">
            <text:p>0,1<text:s text:c="5"/></text:p>
          </table:table-cell>
          <table:table-cell office:value-type="float" office:value="2" table:style-name="ce273">
            <text:p><text:s/>2</text:p>
          </table:table-cell>
          <table:table-cell office:value-type="float" office:value="3.2829940906106365E-2" table:style-name="ce274">
            <text:p>0,0<text:s text:c="5"/></text:p>
          </table:table-cell>
          <table:table-cell office:value-type="float" office:value="9" table:style-name="ce273">
            <text:p><text:s/>9</text:p>
          </table:table-cell>
          <table:table-cell office:value-type="float" office:value="0.13544018058690743" table:style-name="ce274">
            <text:p>0,1<text:s text:c="5"/></text:p>
          </table:table-cell>
          <table:table-cell office:value-type="float" office:value="4" table:style-name="ce275">
            <text:p>+ 4</text:p>
          </table:table-cell>
          <table:table-cell office:value-type="float" office:value="200" table:style-name="ce276">
            <text:p>+200,0<text:s text:c="3"/></text:p>
          </table:table-cell>
          <table:table-cell office:value-type="float" office:value="-3" table:style-name="ce275">
            <text:p><text:s/>- 3</text:p>
          </table:table-cell>
          <table:table-cell office:value-type="float" office:value="-33.333333333333329" table:style-name="ce276">
            <text:p>-33,3<text:s text:c="3"/></text:p>
          </table:table-cell>
          <table:table-cell table:style-name="ce292"/>
          <table:table-cell table:style-name="ce287"/>
          <table:table-cell table:number-columns-repeated="16370"/>
        </table:table-row>
        <table:table-row table:style-name="ro50">
          <table:table-cell/>
          <table:table-cell office:value-type="string" table:style-name="ce397">
            <text:p>Indústrias alimentares das bebidas e do tabaco</text:p>
          </table:table-cell>
          <table:table-cell office:value-type="float" office:value="141" table:style-name="ce271">
            <text:p><text:s/>141</text:p>
          </table:table-cell>
          <table:table-cell office:value-type="float" office:value="1.8177130333891969" table:style-name="ce272">
            <text:p>1,8<text:s text:c="5"/></text:p>
          </table:table-cell>
          <table:table-cell office:value-type="float" office:value="148" table:style-name="ce273">
            <text:p><text:s/>148</text:p>
          </table:table-cell>
          <table:table-cell office:value-type="float" office:value="2.4294156270518714" table:style-name="ce274">
            <text:p>2,4<text:s text:c="5"/></text:p>
          </table:table-cell>
          <table:table-cell office:value-type="float" office:value="129" table:style-name="ce273">
            <text:p><text:s/>129</text:p>
          </table:table-cell>
          <table:table-cell office:value-type="float" office:value="1.9413092550790065" table:style-name="ce274">
            <text:p>1,9<text:s text:c="5"/></text:p>
          </table:table-cell>
          <table:table-cell office:value-type="float" office:value="-7" table:style-name="ce275">
            <text:p><text:s/>- 7</text:p>
          </table:table-cell>
          <table:table-cell office:value-type="float" office:value="-4.7297297297297298" table:style-name="ce276">
            <text:p>-4,7<text:s text:c="3"/></text:p>
          </table:table-cell>
          <table:table-cell office:value-type="float" office:value="12" table:style-name="ce275">
            <text:p>+ 12</text:p>
          </table:table-cell>
          <table:table-cell office:value-type="float" office:value="9.3023255813953494" table:style-name="ce276">
            <text:p>+9,3<text:s text:c="3"/></text:p>
          </table:table-cell>
          <table:table-cell table:style-name="ce286"/>
          <table:table-cell table:style-name="ce287"/>
          <table:table-cell table:number-columns-repeated="16370"/>
        </table:table-row>
        <table:table-row table:style-name="ro50">
          <table:table-cell/>
          <table:table-cell office:value-type="string" table:style-name="ce397">
            <text:p>Fabricação de têxteis</text:p>
          </table:table-cell>
          <table:table-cell office:value-type="float" office:value="102" table:style-name="ce271">
            <text:p><text:s/>102</text:p>
          </table:table-cell>
          <table:table-cell office:value-type="float" office:value="1.3149413433028232" table:style-name="ce289">
            <text:p>1,3<text:s text:c="5"/></text:p>
          </table:table-cell>
          <table:table-cell office:value-type="float" office:value="93" table:style-name="ce290">
            <text:p><text:s/>93</text:p>
          </table:table-cell>
          <table:table-cell office:value-type="float" office:value="1.5265922521339463" table:style-name="ce291">
            <text:p>1,5<text:s text:c="5"/></text:p>
          </table:table-cell>
          <table:table-cell office:value-type="float" office:value="74" table:style-name="ce273">
            <text:p><text:s/>74</text:p>
          </table:table-cell>
          <table:table-cell office:value-type="float" office:value="1.1136192626034613" table:style-name="ce291">
            <text:p>1,1<text:s text:c="5"/></text:p>
          </table:table-cell>
          <table:table-cell office:value-type="float" office:value="9" table:style-name="ce275">
            <text:p>+ 9</text:p>
          </table:table-cell>
          <table:table-cell office:value-type="float" office:value="9.67741935483871" table:style-name="ce276">
            <text:p>+9,7<text:s text:c="3"/></text:p>
          </table:table-cell>
          <table:table-cell office:value-type="float" office:value="28" table:style-name="ce275">
            <text:p>+ 28</text:p>
          </table:table-cell>
          <table:table-cell office:value-type="float" office:value="37.837837837837839" table:style-name="ce276">
            <text:p>+37,8<text:s text:c="3"/></text:p>
          </table:table-cell>
          <table:table-cell table:style-name="ce286"/>
          <table:table-cell table:style-name="ce287"/>
          <table:table-cell table:number-columns-repeated="16370"/>
        </table:table-row>
        <table:table-row table:style-name="ro50">
          <table:table-cell/>
          <table:table-cell office:value-type="string" table:style-name="ce398">
            <text:p>Indústria do vestuário</text:p>
          </table:table-cell>
          <table:table-cell office:value-type="float" office:value="169" table:style-name="ce271">
            <text:p><text:s/>169</text:p>
          </table:table-cell>
          <table:table-cell office:value-type="float" office:value="2.1786773237076189" table:style-name="ce289">
            <text:p>2,2<text:s text:c="5"/></text:p>
          </table:table-cell>
          <table:table-cell office:value-type="float" office:value="183" table:style-name="ce290">
            <text:p><text:s/>183</text:p>
          </table:table-cell>
          <table:table-cell office:value-type="float" office:value="3.0039395929087327" table:style-name="ce291">
            <text:p>3,0<text:s text:c="5"/></text:p>
          </table:table-cell>
          <table:table-cell office:value-type="float" office:value="259" table:style-name="ce273">
            <text:p><text:s/>259</text:p>
          </table:table-cell>
          <table:table-cell office:value-type="float" office:value="3.8976674191121141" table:style-name="ce291">
            <text:p>3,9<text:s text:c="5"/></text:p>
          </table:table-cell>
          <table:table-cell office:value-type="float" office:value="-14" table:style-name="ce275">
            <text:p><text:s/>- 14</text:p>
          </table:table-cell>
          <table:table-cell office:value-type="float" office:value="-7.6502732240437163" table:style-name="ce276">
            <text:p>-7,7<text:s text:c="3"/></text:p>
          </table:table-cell>
          <table:table-cell office:value-type="float" office:value="-90" table:style-name="ce275">
            <text:p><text:s/>- 90</text:p>
          </table:table-cell>
          <table:table-cell office:value-type="float" office:value="-34.749034749034749" table:style-name="ce276">
            <text:p>-34,7<text:s text:c="3"/></text:p>
          </table:table-cell>
          <table:table-cell table:number-columns-repeated="2" table:style-name="ce286"/>
          <table:table-cell table:number-columns-repeated="16370"/>
        </table:table-row>
        <table:table-row table:style-name="ro50">
          <table:table-cell/>
          <table:table-cell office:value-type="string" table:style-name="ce397">
            <text:p>Indústria do couro e dos produtos do couro</text:p>
          </table:table-cell>
          <table:table-cell office:value-type="float" office:value="133" table:style-name="ce271">
            <text:p><text:s/>133</text:p>
          </table:table-cell>
          <table:table-cell office:value-type="float" office:value="1.7145803790125049" table:style-name="ce289">
            <text:p>1,7<text:s text:c="5"/></text:p>
          </table:table-cell>
          <table:table-cell office:value-type="float" office:value="154" table:style-name="ce290">
            <text:p><text:s/>154</text:p>
          </table:table-cell>
          <table:table-cell office:value-type="float" office:value="2.5279054497701905" table:style-name="ce291">
            <text:p>2,5<text:s text:c="5"/></text:p>
          </table:table-cell>
          <table:table-cell office:value-type="float" office:value="171" table:style-name="ce273">
            <text:p><text:s/>171</text:p>
          </table:table-cell>
          <table:table-cell office:value-type="float" office:value="2.5733634311512414" table:style-name="ce291">
            <text:p>2,6<text:s text:c="5"/></text:p>
          </table:table-cell>
          <table:table-cell office:value-type="float" office:value="-21" table:style-name="ce275">
            <text:p><text:s/>- 21</text:p>
          </table:table-cell>
          <table:table-cell office:value-type="float" office:value="-13.636363636363635" table:style-name="ce276">
            <text:p>-13,6<text:s text:c="3"/></text:p>
          </table:table-cell>
          <table:table-cell office:value-type="float" office:value="-38" table:style-name="ce275">
            <text:p><text:s/>- 38</text:p>
          </table:table-cell>
          <table:table-cell office:value-type="float" office:value="-22.222222222222221" table:style-name="ce276">
            <text:p>-22,2<text:s text:c="3"/></text:p>
          </table:table-cell>
          <table:table-cell table:number-columns-repeated="2" table:style-name="ce286"/>
          <table:table-cell table:number-columns-repeated="16370"/>
        </table:table-row>
        <table:table-row table:style-name="ro50">
          <table:table-cell/>
          <table:table-cell office:value-type="string" table:style-name="ce397">
            <text:p>Indústria da madeira e da cortiça</text:p>
          </table:table-cell>
          <table:table-cell office:value-type="float" office:value="41" table:style-name="ce271">
            <text:p><text:s/>41</text:p>
          </table:table-cell>
          <table:table-cell office:value-type="float" office:value="0.52855485368054655" table:style-name="ce289">
            <text:p>0,5<text:s text:c="5"/></text:p>
          </table:table-cell>
          <table:table-cell office:value-type="float" office:value="25" table:style-name="ce290">
            <text:p><text:s/>25</text:p>
          </table:table-cell>
          <table:table-cell office:value-type="float" office:value="0.41037426132632965" table:style-name="ce291">
            <text:p>0,4<text:s text:c="5"/></text:p>
          </table:table-cell>
          <table:table-cell office:value-type="float" office:value="56" table:style-name="ce273">
            <text:p><text:s/>56</text:p>
          </table:table-cell>
          <table:table-cell office:value-type="float" office:value="0.84273890142964636" table:style-name="ce291">
            <text:p>0,8<text:s text:c="5"/></text:p>
          </table:table-cell>
          <table:table-cell office:value-type="float" office:value="16" table:style-name="ce275">
            <text:p>+ 16</text:p>
          </table:table-cell>
          <table:table-cell office:value-type="float" office:value="64" table:style-name="ce276">
            <text:p>+64,0<text:s text:c="3"/></text:p>
          </table:table-cell>
          <table:table-cell office:value-type="float" office:value="-15" table:style-name="ce275">
            <text:p><text:s/>- 15</text:p>
          </table:table-cell>
          <table:table-cell office:value-type="float" office:value="-26.785714285714285" table:style-name="ce276">
            <text:p>-26,8<text:s text:c="3"/></text:p>
          </table:table-cell>
          <table:table-cell table:number-columns-repeated="2" table:style-name="ce286"/>
          <table:table-cell table:number-columns-repeated="16370"/>
        </table:table-row>
        <table:table-row table:style-name="ro50">
          <table:table-cell/>
          <table:table-cell office:value-type="string" table:style-name="ce397">
            <text:p>Indústrias do papel, impressão e reprodução</text:p>
          </table:table-cell>
          <table:table-cell office:value-type="float" office:value="49" table:style-name="ce271">
            <text:p><text:s/>49</text:p>
          </table:table-cell>
          <table:table-cell office:value-type="float" office:value="0.63168750805723861" table:style-name="ce289">
            <text:p>0,6<text:s text:c="5"/></text:p>
          </table:table-cell>
          <table:table-cell office:value-type="float" office:value="26" table:style-name="ce290">
            <text:p><text:s/>26</text:p>
          </table:table-cell>
          <table:table-cell office:value-type="float" office:value="0.42678923177938283" table:style-name="ce291">
            <text:p>0,4<text:s text:c="5"/></text:p>
          </table:table-cell>
          <table:table-cell office:value-type="float" office:value="15" table:style-name="ce273">
            <text:p><text:s/>15</text:p>
          </table:table-cell>
          <table:table-cell office:value-type="float" office:value="0.22573363431151239" table:style-name="ce291">
            <text:p>0,2<text:s text:c="5"/></text:p>
          </table:table-cell>
          <table:table-cell office:value-type="float" office:value="23" table:style-name="ce275">
            <text:p>+ 23</text:p>
          </table:table-cell>
          <table:table-cell office:value-type="float" office:value="88.461538461538453" table:style-name="ce276">
            <text:p>+88,5<text:s text:c="3"/></text:p>
          </table:table-cell>
          <table:table-cell office:value-type="float" office:value="34" table:style-name="ce275">
            <text:p>+ 34</text:p>
          </table:table-cell>
          <table:table-cell office:value-type="float" office:value="226.66666666666666" table:style-name="ce276">
            <text:p>+226,7<text:s text:c="3"/></text:p>
          </table:table-cell>
          <table:table-cell table:style-name="ce292"/>
          <table:table-cell table:style-name="ce286"/>
          <table:table-cell table:number-columns-repeated="16370"/>
        </table:table-row>
        <table:table-row table:style-name="ro50">
          <table:table-cell/>
          <table:table-cell office:value-type="string" table:style-name="ce397">
            <text:p>Fab. produtos petrolíferos, químicos, farmacêuticos, borracha e plástico</text:p>
          </table:table-cell>
          <table:table-cell office:value-type="float" office:value="66" table:style-name="ce271">
            <text:p><text:s/>66</text:p>
          </table:table-cell>
          <table:table-cell office:value-type="float" office:value="0.85084439860770922" table:style-name="ce289">
            <text:p>0,9<text:s text:c="5"/></text:p>
          </table:table-cell>
          <table:table-cell office:value-type="float" office:value="55" table:style-name="ce290">
            <text:p><text:s/>55</text:p>
          </table:table-cell>
          <table:table-cell office:value-type="float" office:value="0.90282337491792519" table:style-name="ce291">
            <text:p>0,9<text:s text:c="5"/></text:p>
          </table:table-cell>
          <table:table-cell office:value-type="float" office:value="64" table:style-name="ce273">
            <text:p><text:s/>64</text:p>
          </table:table-cell>
          <table:table-cell office:value-type="float" office:value="0.96313017306245297" table:style-name="ce291">
            <text:p>1,0<text:s text:c="5"/></text:p>
          </table:table-cell>
          <table:table-cell office:value-type="float" office:value="11" table:style-name="ce275">
            <text:p>+ 11</text:p>
          </table:table-cell>
          <table:table-cell office:value-type="float" office:value="20" table:style-name="ce276">
            <text:p>+20,0<text:s text:c="3"/></text:p>
          </table:table-cell>
          <table:table-cell office:value-type="float" office:value="2" table:style-name="ce275">
            <text:p>+ 2</text:p>
          </table:table-cell>
          <table:table-cell office:value-type="float" office:value="3.125" table:style-name="ce276">
            <text:p>+3,1<text:s text:c="3"/></text:p>
          </table:table-cell>
          <table:table-cell table:number-columns-repeated="16372" table:style-name="ce1"/>
        </table:table-row>
        <table:table-row table:style-name="ro50">
          <table:table-cell/>
          <table:table-cell office:value-type="string" table:style-name="ce397">
            <text:p>Fabricação de outros produtos minerais não metálicos</text:p>
          </table:table-cell>
          <table:table-cell office:value-type="float" office:value="42" table:style-name="ce271">
            <text:p><text:s/>42</text:p>
          </table:table-cell>
          <table:table-cell office:value-type="float" office:value="0.54144643547763316" table:style-name="ce289">
            <text:p>0,5<text:s text:c="5"/></text:p>
          </table:table-cell>
          <table:table-cell office:value-type="float" office:value="54" table:style-name="ce290">
            <text:p><text:s/>54</text:p>
          </table:table-cell>
          <table:table-cell office:value-type="float" office:value="0.88640840446487201" table:style-name="ce291">
            <text:p>0,9<text:s text:c="5"/></text:p>
          </table:table-cell>
          <table:table-cell office:value-type="float" office:value="84" table:style-name="ce273">
            <text:p><text:s/>84</text:p>
          </table:table-cell>
          <table:table-cell office:value-type="float" office:value="1.2641083521444696" table:style-name="ce291">
            <text:p>1,3<text:s text:c="5"/></text:p>
          </table:table-cell>
          <table:table-cell office:value-type="float" office:value="-12" table:style-name="ce275">
            <text:p><text:s/>- 12</text:p>
          </table:table-cell>
          <table:table-cell office:value-type="float" office:value="-22.222222222222221" table:style-name="ce276">
            <text:p>-22,2<text:s text:c="3"/></text:p>
          </table:table-cell>
          <table:table-cell office:value-type="float" office:value="-42" table:style-name="ce275">
            <text:p><text:s/>- 42</text:p>
          </table:table-cell>
          <table:table-cell office:value-type="float" office:value="-50" table:style-name="ce276">
            <text:p>-50,0<text:s text:c="3"/></text:p>
          </table:table-cell>
          <table:table-cell table:number-columns-repeated="16372" table:style-name="ce1"/>
        </table:table-row>
        <table:table-row table:style-name="ro50">
          <table:table-cell/>
          <table:table-cell office:value-type="string" table:style-name="ce397">
            <text:p>Indústria metalúrgica de base e fab. produtos metálicos</text:p>
          </table:table-cell>
          <table:table-cell office:value-type="float" office:value="138" table:style-name="ce271">
            <text:p><text:s/>138</text:p>
          </table:table-cell>
          <table:table-cell office:value-type="float" office:value="1.7790382879979374" table:style-name="ce289">
            <text:p>1,8<text:s text:c="5"/></text:p>
          </table:table-cell>
          <table:table-cell office:value-type="float" office:value="115" table:style-name="ce290">
            <text:p><text:s/>115</text:p>
          </table:table-cell>
          <table:table-cell office:value-type="float" office:value="1.8877216021011163" table:style-name="ce291">
            <text:p>1,9<text:s text:c="5"/></text:p>
          </table:table-cell>
          <table:table-cell office:value-type="float" office:value="181" table:style-name="ce273">
            <text:p><text:s/>181</text:p>
          </table:table-cell>
          <table:table-cell office:value-type="float" office:value="2.7238525206922501" table:style-name="ce291">
            <text:p>2,7<text:s text:c="5"/></text:p>
          </table:table-cell>
          <table:table-cell office:value-type="float" office:value="23" table:style-name="ce275">
            <text:p>+ 23</text:p>
          </table:table-cell>
          <table:table-cell office:value-type="float" office:value="20" table:style-name="ce276">
            <text:p>+20,0<text:s text:c="3"/></text:p>
          </table:table-cell>
          <table:table-cell office:value-type="float" office:value="-43" table:style-name="ce275">
            <text:p><text:s/>- 43</text:p>
          </table:table-cell>
          <table:table-cell office:value-type="float" office:value="-23.756906077348066" table:style-name="ce276">
            <text:p>-23,8<text:s text:c="3"/></text:p>
          </table:table-cell>
          <table:table-cell table:number-columns-repeated="16372" table:style-name="ce1"/>
        </table:table-row>
        <table:table-row table:style-name="ro50">
          <table:table-cell/>
          <table:table-cell office:value-type="string" table:style-name="ce397">
            <text:p>Fab. equipamento informático, elétrico, máquinas e equipamentos n.e.</text:p>
          </table:table-cell>
          <table:table-cell office:value-type="float" office:value="63" table:style-name="ce271">
            <text:p><text:s/>63</text:p>
          </table:table-cell>
          <table:table-cell office:value-type="float" office:value="0.81216965321644963" table:style-name="ce289">
            <text:p>0,8<text:s text:c="5"/></text:p>
          </table:table-cell>
          <table:table-cell office:value-type="float" office:value="63" table:style-name="ce290">
            <text:p><text:s/>63</text:p>
          </table:table-cell>
          <table:table-cell office:value-type="float" office:value="1.0341431385423505" table:style-name="ce291">
            <text:p>1,0<text:s text:c="5"/></text:p>
          </table:table-cell>
          <table:table-cell office:value-type="float" office:value="66" table:style-name="ce273">
            <text:p><text:s/>66</text:p>
          </table:table-cell>
          <table:table-cell office:value-type="float" office:value="0.99322799097065462" table:style-name="ce291">
            <text:p>1,0<text:s text:c="5"/></text:p>
          </table:table-cell>
          <table:table-cell office:value-type="float" office:value="0" table:style-name="ce275">
            <text:p>+ 0</text:p>
          </table:table-cell>
          <table:table-cell office:value-type="float" office:value="0" table:style-name="ce276">
            <text:p>+0,0<text:s text:c="3"/></text:p>
          </table:table-cell>
          <table:table-cell office:value-type="float" office:value="-3" table:style-name="ce275">
            <text:p><text:s/>- 3</text:p>
          </table:table-cell>
          <table:table-cell office:value-type="float" office:value="-4.5454545454545459" table:style-name="ce276">
            <text:p>-4,5<text:s text:c="3"/></text:p>
          </table:table-cell>
          <table:table-cell table:number-columns-repeated="16372" table:style-name="ce1"/>
        </table:table-row>
        <table:table-row table:style-name="ro50">
          <table:table-cell/>
          <table:table-cell office:value-type="string" table:style-name="ce397">
            <text:p>Fab. veículos automóveis, componentes e outro equipa. de transporte</text:p>
          </table:table-cell>
          <table:table-cell office:value-type="float" office:value="63" table:style-name="ce271">
            <text:p><text:s/>63</text:p>
          </table:table-cell>
          <table:table-cell office:value-type="float" office:value="0.81216965321644963" table:style-name="ce289">
            <text:p>0,8<text:s text:c="5"/></text:p>
          </table:table-cell>
          <table:table-cell office:value-type="float" office:value="57" table:style-name="ce290">
            <text:p><text:s/>57</text:p>
          </table:table-cell>
          <table:table-cell office:value-type="float" office:value="0.93565331582403155" table:style-name="ce291">
            <text:p>0,9<text:s text:c="5"/></text:p>
          </table:table-cell>
          <table:table-cell office:value-type="float" office:value="66" table:style-name="ce273">
            <text:p><text:s/>66</text:p>
          </table:table-cell>
          <table:table-cell office:value-type="float" office:value="0.99322799097065462" table:style-name="ce291">
            <text:p>1,0<text:s text:c="5"/></text:p>
          </table:table-cell>
          <table:table-cell office:value-type="float" office:value="6" table:style-name="ce275">
            <text:p>+ 6</text:p>
          </table:table-cell>
          <table:table-cell office:value-type="float" office:value="10.526315789473683" table:style-name="ce276">
            <text:p>+10,5<text:s text:c="3"/></text:p>
          </table:table-cell>
          <table:table-cell office:value-type="float" office:value="-3" table:style-name="ce275">
            <text:p><text:s/>- 3</text:p>
          </table:table-cell>
          <table:table-cell office:value-type="float" office:value="-4.5454545454545459" table:style-name="ce276">
            <text:p>-4,5<text:s text:c="3"/></text:p>
          </table:table-cell>
          <table:table-cell table:number-columns-repeated="16372" table:style-name="ce1"/>
        </table:table-row>
        <table:table-row table:style-name="ro50">
          <table:table-cell/>
          <table:table-cell office:value-type="string" table:style-name="ce397">
            <text:p>Fab. mobiliário, repar. instal. máq. e equipa. e outras ind. transformadoras</text:p>
          </table:table-cell>
          <table:table-cell office:value-type="float" office:value="193" table:style-name="ce271">
            <text:p><text:s/>193</text:p>
          </table:table-cell>
          <table:table-cell office:value-type="float" office:value="2.4880752868376947" table:style-name="ce289">
            <text:p>2,5<text:s text:c="5"/></text:p>
          </table:table-cell>
          <table:table-cell office:value-type="float" office:value="133" table:style-name="ce290">
            <text:p><text:s/>133</text:p>
          </table:table-cell>
          <table:table-cell office:value-type="float" office:value="2.1831910702560733" table:style-name="ce291">
            <text:p>2,2<text:s text:c="5"/></text:p>
          </table:table-cell>
          <table:table-cell office:value-type="float" office:value="172" table:style-name="ce273">
            <text:p><text:s/>172</text:p>
          </table:table-cell>
          <table:table-cell office:value-type="float" office:value="2.5884123401053425" table:style-name="ce291">
            <text:p>2,6<text:s text:c="5"/></text:p>
          </table:table-cell>
          <table:table-cell office:value-type="float" office:value="60" table:style-name="ce275">
            <text:p>+ 60</text:p>
          </table:table-cell>
          <table:table-cell office:value-type="float" office:value="45.112781954887218" table:style-name="ce276">
            <text:p>+45,1<text:s text:c="3"/></text:p>
          </table:table-cell>
          <table:table-cell office:value-type="float" office:value="21" table:style-name="ce275">
            <text:p>+ 21</text:p>
          </table:table-cell>
          <table:table-cell office:value-type="float" office:value="12.209302325581394" table:style-name="ce276">
            <text:p>+12,2<text:s text:c="3"/></text:p>
          </table:table-cell>
          <table:table-cell table:number-columns-repeated="16372" table:style-name="ce1"/>
        </table:table-row>
        <table:table-row table:style-name="ro50">
          <table:table-cell/>
          <table:table-cell office:value-type="string" table:style-name="ce397">
            <text:p>Eletricidade, gás e água, saneamento, resíduos e despoluição</text:p>
          </table:table-cell>
          <table:table-cell office:value-type="float" office:value="30" table:style-name="ce271">
            <text:p><text:s/>30</text:p>
          </table:table-cell>
          <table:table-cell office:value-type="float" office:value="0.38674745391259507" table:style-name="ce289">
            <text:p>0,4<text:s text:c="5"/></text:p>
          </table:table-cell>
          <table:table-cell office:value-type="float" office:value="44" table:style-name="ce290">
            <text:p><text:s/>44</text:p>
          </table:table-cell>
          <table:table-cell office:value-type="float" office:value="0.72225869993434011" table:style-name="ce291">
            <text:p>0,7<text:s text:c="5"/></text:p>
          </table:table-cell>
          <table:table-cell office:value-type="float" office:value="40" table:style-name="ce273">
            <text:p><text:s/>40</text:p>
          </table:table-cell>
          <table:table-cell office:value-type="float" office:value="0.60195635816403303" table:style-name="ce291">
            <text:p>0,6<text:s text:c="5"/></text:p>
          </table:table-cell>
          <table:table-cell office:value-type="float" office:value="-14" table:style-name="ce275">
            <text:p><text:s/>- 14</text:p>
          </table:table-cell>
          <table:table-cell office:value-type="float" office:value="-31.818181818181817" table:style-name="ce276">
            <text:p>-31,8<text:s text:c="3"/></text:p>
          </table:table-cell>
          <table:table-cell office:value-type="float" office:value="-10" table:style-name="ce275">
            <text:p><text:s/>- 10</text:p>
          </table:table-cell>
          <table:table-cell office:value-type="float" office:value="-25" table:style-name="ce276">
            <text:p>-25,0<text:s text:c="3"/></text:p>
          </table:table-cell>
          <table:table-cell table:number-columns-repeated="16372" table:style-name="ce1"/>
        </table:table-row>
        <table:table-row table:style-name="ro50">
          <table:table-cell/>
          <table:table-cell office:value-type="string" table:style-name="ce397">
            <text:p>Construção</text:p>
          </table:table-cell>
          <table:table-cell office:value-type="float" office:value="343" table:style-name="ce271">
            <text:p><text:s/>343</text:p>
          </table:table-cell>
          <table:table-cell office:value-type="float" office:value="4.4218125564006705" table:style-name="ce289">
            <text:p>4,4<text:s text:c="5"/></text:p>
          </table:table-cell>
          <table:table-cell office:value-type="float" office:value="316" table:style-name="ce290">
            <text:p><text:s/>316</text:p>
          </table:table-cell>
          <table:table-cell office:value-type="float" office:value="5.1871306631648064" table:style-name="ce291">
            <text:p>5,2<text:s text:c="5"/></text:p>
          </table:table-cell>
          <table:table-cell office:value-type="float" office:value="450" table:style-name="ce273">
            <text:p><text:s/>450</text:p>
          </table:table-cell>
          <table:table-cell office:value-type="float" office:value="6.772009029345373" table:style-name="ce291">
            <text:p>6,8<text:s text:c="5"/></text:p>
          </table:table-cell>
          <table:table-cell office:value-type="float" office:value="27" table:style-name="ce275">
            <text:p>+ 27</text:p>
          </table:table-cell>
          <table:table-cell office:value-type="float" office:value="8.5443037974683538" table:style-name="ce276">
            <text:p>+8,5<text:s text:c="3"/></text:p>
          </table:table-cell>
          <table:table-cell office:value-type="float" office:value="-107" table:style-name="ce275">
            <text:p><text:s/>- 107</text:p>
          </table:table-cell>
          <table:table-cell office:value-type="float" office:value="-23.777777777777779" table:style-name="ce276">
            <text:p>-23,8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395">
            <text:p>Serviços</text:p>
          </table:table-cell>
          <table:table-cell office:value-type="float" office:value="5929" table:style-name="ce282">
            <text:p>5 929</text:p>
          </table:table-cell>
          <table:table-cell office:value-type="float" office:value="76.434188474925861" table:style-name="ce283">
            <text:p>76,4<text:s text:c="5"/></text:p>
          </table:table-cell>
          <table:table-cell office:value-type="float" office:value="4455" table:style-name="ce284">
            <text:p>4 455</text:p>
          </table:table-cell>
          <table:table-cell office:value-type="float" office:value="73.128693368351932" table:style-name="ce285">
            <text:p>73,1<text:s text:c="5"/></text:p>
          </table:table-cell>
          <table:table-cell office:value-type="float" office:value="4523" table:style-name="ce284">
            <text:p>4 523</text:p>
          </table:table-cell>
          <table:table-cell office:value-type="float" office:value="68.066215199398044" table:style-name="ce285">
            <text:p>68,1<text:s text:c="5"/></text:p>
          </table:table-cell>
          <table:table-cell office:value-type="float" office:value="1474" table:style-name="ce266">
            <text:p>+1 474</text:p>
          </table:table-cell>
          <table:table-cell office:value-type="float" office:value="33.086419753086425" table:style-name="ce267">
            <text:p>+33,1<text:s text:c="3"/></text:p>
          </table:table-cell>
          <table:table-cell office:value-type="float" office:value="1406" table:style-name="ce266">
            <text:p>+1 406</text:p>
          </table:table-cell>
          <table:table-cell office:value-type="float" office:value="31.085562679637409" table:style-name="ce267">
            <text:p>+31,1<text:s text:c="3"/></text:p>
          </table:table-cell>
          <table:table-cell table:number-columns-repeated="16372" table:style-name="ce1"/>
        </table:table-row>
        <table:table-row table:style-name="ro50">
          <table:table-cell/>
          <table:table-cell office:value-type="string" table:style-name="ce397">
            <text:p>Comércio, manut. repar. de veículos automóveis e motociclos</text:p>
          </table:table-cell>
          <table:table-cell office:value-type="float" office:value="122" table:style-name="ce271">
            <text:p><text:s/>122</text:p>
          </table:table-cell>
          <table:table-cell office:value-type="float" office:value="1.5727729792445533" table:style-name="ce289">
            <text:p>1,6<text:s text:c="5"/></text:p>
          </table:table-cell>
          <table:table-cell office:value-type="float" office:value="106" table:style-name="ce290">
            <text:p><text:s/>106</text:p>
          </table:table-cell>
          <table:table-cell office:value-type="float" office:value="1.7399868680236377" table:style-name="ce291">
            <text:p>1,7<text:s text:c="5"/></text:p>
          </table:table-cell>
          <table:table-cell office:value-type="float" office:value="122" table:style-name="ce290">
            <text:p><text:s/>122</text:p>
          </table:table-cell>
          <table:table-cell office:value-type="float" office:value="1.8359668924003008" table:style-name="ce291">
            <text:p>1,8<text:s text:c="5"/></text:p>
          </table:table-cell>
          <table:table-cell office:value-type="float" office:value="16" table:style-name="ce275">
            <text:p>+ 16</text:p>
          </table:table-cell>
          <table:table-cell office:value-type="float" office:value="15.09433962264151" table:style-name="ce276">
            <text:p>+15,1<text:s text:c="3"/></text:p>
          </table:table-cell>
          <table:table-cell office:value-type="float" office:value="0" table:style-name="ce275">
            <text:p>+ 0</text:p>
          </table:table-cell>
          <table:table-cell office:value-type="float" office:value="0" table:style-name="ce276">
            <text:p>+0,0<text:s text:c="3"/></text:p>
          </table:table-cell>
          <table:table-cell table:number-columns-repeated="16372" table:style-name="ce1"/>
        </table:table-row>
        <table:table-row table:style-name="ro50">
          <table:table-cell/>
          <table:table-cell office:value-type="string" table:style-name="ce397">
            <text:p>Comércio por grosso e a retalho</text:p>
          </table:table-cell>
          <table:table-cell office:value-type="float" office:value="920" table:style-name="ce271">
            <text:p><text:s/>920</text:p>
          </table:table-cell>
          <table:table-cell office:value-type="float" office:value="11.860255253319583" table:style-name="ce289">
            <text:p>11,9<text:s text:c="5"/></text:p>
          </table:table-cell>
          <table:table-cell office:value-type="float" office:value="725" table:style-name="ce290">
            <text:p><text:s/>725</text:p>
          </table:table-cell>
          <table:table-cell office:value-type="float" office:value="11.900853578463559" table:style-name="ce291">
            <text:p>11,9<text:s text:c="5"/></text:p>
          </table:table-cell>
          <table:table-cell office:value-type="float" office:value="854" table:style-name="ce290">
            <text:p><text:s/>854</text:p>
          </table:table-cell>
          <table:table-cell office:value-type="float" office:value="12.851768246802106" table:style-name="ce291">
            <text:p>12,9<text:s text:c="5"/></text:p>
          </table:table-cell>
          <table:table-cell office:value-type="float" office:value="195" table:style-name="ce275">
            <text:p>+ 195</text:p>
          </table:table-cell>
          <table:table-cell office:value-type="float" office:value="26.896551724137929" table:style-name="ce276">
            <text:p>+26,9<text:s text:c="3"/></text:p>
          </table:table-cell>
          <table:table-cell office:value-type="float" office:value="66" table:style-name="ce275">
            <text:p>+ 66</text:p>
          </table:table-cell>
          <table:table-cell office:value-type="float" office:value="7.7283372365339584" table:style-name="ce276">
            <text:p>+7,7<text:s text:c="3"/></text:p>
          </table:table-cell>
          <table:table-cell table:number-columns-repeated="16372"/>
        </table:table-row>
        <table:table-row table:style-name="ro47">
          <table:table-cell/>
          <table:table-cell office:value-type="string" table:style-name="ce397">
            <text:p>Transportes e armazenagem</text:p>
          </table:table-cell>
          <table:table-cell office:value-type="float" office:value="91" table:style-name="ce271">
            <text:p><text:s/>91</text:p>
          </table:table-cell>
          <table:table-cell office:value-type="float" office:value="1.1731339435348718" table:style-name="ce289">
            <text:p>1,2<text:s text:c="5"/></text:p>
          </table:table-cell>
          <table:table-cell office:value-type="float" office:value="86" table:style-name="ce290">
            <text:p><text:s/>86</text:p>
          </table:table-cell>
          <table:table-cell office:value-type="float" office:value="1.4116874589625739" table:style-name="ce291">
            <text:p>1,4<text:s text:c="5"/></text:p>
          </table:table-cell>
          <table:table-cell office:value-type="float" office:value="125" table:style-name="ce290">
            <text:p><text:s/>125</text:p>
          </table:table-cell>
          <table:table-cell office:value-type="float" office:value="1.8811136192626037" table:style-name="ce291">
            <text:p>1,9<text:s text:c="5"/></text:p>
          </table:table-cell>
          <table:table-cell office:value-type="float" office:value="5" table:style-name="ce275">
            <text:p>+ 5</text:p>
          </table:table-cell>
          <table:table-cell office:value-type="float" office:value="5.8139534883720927" table:style-name="ce276">
            <text:p>+5,8<text:s text:c="3"/></text:p>
          </table:table-cell>
          <table:table-cell office:value-type="float" office:value="-34" table:style-name="ce275">
            <text:p><text:s/>- 34</text:p>
          </table:table-cell>
          <table:table-cell office:value-type="float" office:value="-27.200000000000003" table:style-name="ce276">
            <text:p>-27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97">
            <text:p>Alojamento, restauração e similares</text:p>
          </table:table-cell>
          <table:table-cell office:value-type="float" office:value="1421" table:style-name="ce271">
            <text:p>1 421</text:p>
          </table:table-cell>
          <table:table-cell office:value-type="float" office:value="18.318937733659922" table:style-name="ce289">
            <text:p>18,3<text:s text:c="5"/></text:p>
          </table:table-cell>
          <table:table-cell office:value-type="float" office:value="729" table:style-name="ce290">
            <text:p><text:s/>729</text:p>
          </table:table-cell>
          <table:table-cell office:value-type="float" office:value="11.96651346027577" table:style-name="ce291">
            <text:p>12,0<text:s text:c="5"/></text:p>
          </table:table-cell>
          <table:table-cell office:value-type="float" office:value="332" table:style-name="ce290">
            <text:p><text:s/>332</text:p>
          </table:table-cell>
          <table:table-cell office:value-type="float" office:value="4.9962377727614751" table:style-name="ce291">
            <text:p>5,0<text:s text:c="5"/></text:p>
          </table:table-cell>
          <table:table-cell office:value-type="float" office:value="692" table:style-name="ce275">
            <text:p>+ 692</text:p>
          </table:table-cell>
          <table:table-cell office:value-type="float" office:value="94.924554183813441" table:style-name="ce276">
            <text:p>+94,9<text:s text:c="3"/></text:p>
          </table:table-cell>
          <table:table-cell office:value-type="float" office:value="1089" table:style-name="ce275">
            <text:p>+1 089</text:p>
          </table:table-cell>
          <table:table-cell office:value-type="float" office:value="328.01204819277109" table:style-name="ce276">
            <text:p>+328,0<text:s text:c="3"/></text:p>
          </table:table-cell>
          <table:table-cell table:number-columns-repeated="16372"/>
        </table:table-row>
        <table:table-row table:style-name="ro50">
          <table:table-cell/>
          <table:table-cell office:value-type="string" table:style-name="ce397">
            <text:p>Atividades de informação e de comunicação</text:p>
          </table:table-cell>
          <table:table-cell office:value-type="float" office:value="128" table:style-name="ce271">
            <text:p><text:s/>128</text:p>
          </table:table-cell>
          <table:table-cell office:value-type="float" office:value="1.6501224700270722" table:style-name="ce289">
            <text:p>1,7<text:s text:c="5"/></text:p>
          </table:table-cell>
          <table:table-cell office:value-type="float" office:value="120" table:style-name="ce290">
            <text:p><text:s/>120</text:p>
          </table:table-cell>
          <table:table-cell office:value-type="float" office:value="1.969796454366382" table:style-name="ce291">
            <text:p>2,0<text:s text:c="5"/></text:p>
          </table:table-cell>
          <table:table-cell office:value-type="float" office:value="117" table:style-name="ce290">
            <text:p><text:s/>117</text:p>
          </table:table-cell>
          <table:table-cell office:value-type="float" office:value="1.7607223476297968" table:style-name="ce291">
            <text:p>1,8<text:s text:c="5"/></text:p>
          </table:table-cell>
          <table:table-cell office:value-type="float" office:value="8" table:style-name="ce275">
            <text:p>+ 8</text:p>
          </table:table-cell>
          <table:table-cell office:value-type="float" office:value="6.666666666666667" table:style-name="ce276">
            <text:p>+6,7<text:s text:c="3"/></text:p>
          </table:table-cell>
          <table:table-cell office:value-type="float" office:value="11" table:style-name="ce275">
            <text:p>+ 11</text:p>
          </table:table-cell>
          <table:table-cell office:value-type="float" office:value="9.4017094017094021" table:style-name="ce276">
            <text:p>+9,4<text:s text:c="3"/></text:p>
          </table:table-cell>
          <table:table-cell table:number-columns-repeated="16372"/>
        </table:table-row>
        <table:table-row table:style-name="ro50">
          <table:table-cell/>
          <table:table-cell office:value-type="string" table:style-name="ce397">
            <text:p>Atividades financeiras e de seguros</text:p>
          </table:table-cell>
          <table:table-cell office:value-type="float" office:value="36" table:style-name="ce271">
            <text:p><text:s/>36</text:p>
          </table:table-cell>
          <table:table-cell office:value-type="float" office:value="0.46409694469511409" table:style-name="ce289">
            <text:p>0,5<text:s text:c="5"/></text:p>
          </table:table-cell>
          <table:table-cell office:value-type="float" office:value="16" table:style-name="ce290">
            <text:p><text:s/>16</text:p>
          </table:table-cell>
          <table:table-cell office:value-type="float" office:value="0.26263952724885092" table:style-name="ce291">
            <text:p>0,3<text:s text:c="5"/></text:p>
          </table:table-cell>
          <table:table-cell office:value-type="float" office:value="31" table:style-name="ce290">
            <text:p><text:s/>31</text:p>
          </table:table-cell>
          <table:table-cell office:value-type="float" office:value="0.46651617757712566" table:style-name="ce291">
            <text:p>0,5<text:s text:c="5"/></text:p>
          </table:table-cell>
          <table:table-cell office:value-type="float" office:value="20" table:style-name="ce275">
            <text:p>+ 20</text:p>
          </table:table-cell>
          <table:table-cell office:value-type="float" office:value="125" table:style-name="ce276">
            <text:p>+125,0<text:s text:c="3"/></text:p>
          </table:table-cell>
          <table:table-cell office:value-type="float" office:value="5" table:style-name="ce275">
            <text:p>+ 5</text:p>
          </table:table-cell>
          <table:table-cell office:value-type="float" office:value="16.129032258064516" table:style-name="ce276">
            <text:p>+16,1<text:s text:c="3"/></text:p>
          </table:table-cell>
          <table:table-cell table:number-columns-repeated="16372"/>
        </table:table-row>
        <table:table-row table:style-name="ro50">
          <table:table-cell/>
          <table:table-cell office:value-type="string" table:style-name="ce397">
            <text:p>Atividades imobiliárias, administrativas e dos serviços de apoio</text:p>
          </table:table-cell>
          <table:table-cell office:value-type="float" office:value="1783" table:style-name="ce271">
            <text:p>1 783</text:p>
          </table:table-cell>
          <table:table-cell office:value-type="float" office:value="22.985690344205235" table:style-name="ce289">
            <text:p>23,0<text:s text:c="5"/></text:p>
          </table:table-cell>
          <table:table-cell office:value-type="float" office:value="1691" table:style-name="ce290">
            <text:p>1 691</text:p>
          </table:table-cell>
          <table:table-cell office:value-type="float" office:value="27.757715036112934" table:style-name="ce291">
            <text:p>27,8<text:s text:c="5"/></text:p>
          </table:table-cell>
          <table:table-cell office:value-type="float" office:value="1947" table:style-name="ce290">
            <text:p>1 947</text:p>
          </table:table-cell>
          <table:table-cell office:value-type="float" office:value="29.30022573363431" table:style-name="ce291">
            <text:p>29,3<text:s text:c="5"/></text:p>
          </table:table-cell>
          <table:table-cell office:value-type="float" office:value="92" table:style-name="ce275">
            <text:p>+ 92</text:p>
          </table:table-cell>
          <table:table-cell office:value-type="float" office:value="5.4405677114133644" table:style-name="ce276">
            <text:p>+5,4<text:s text:c="3"/></text:p>
          </table:table-cell>
          <table:table-cell office:value-type="float" office:value="-164" table:style-name="ce275">
            <text:p><text:s/>- 164</text:p>
          </table:table-cell>
          <table:table-cell office:value-type="float" office:value="-8.4232152028762197" table:style-name="ce276">
            <text:p>-8,4<text:s text:c="3"/></text:p>
          </table:table-cell>
          <table:table-cell table:number-columns-repeated="16372"/>
        </table:table-row>
        <table:table-row table:style-name="ro50">
          <table:table-cell/>
          <table:table-cell office:value-type="string" table:style-name="ce397">
            <text:p>Atividades de consultoria, científicas, técnicas e similares</text:p>
          </table:table-cell>
          <table:table-cell office:value-type="float" office:value="455" table:style-name="ce271">
            <text:p><text:s/>455</text:p>
          </table:table-cell>
          <table:table-cell office:value-type="float" office:value="5.8656697176743586" table:style-name="ce289">
            <text:p>5,9<text:s text:c="5"/></text:p>
          </table:table-cell>
          <table:table-cell office:value-type="float" office:value="320" table:style-name="ce290">
            <text:p><text:s/>320</text:p>
          </table:table-cell>
          <table:table-cell office:value-type="float" office:value="5.2527905449770191" table:style-name="ce291">
            <text:p>5,3<text:s text:c="5"/></text:p>
          </table:table-cell>
          <table:table-cell office:value-type="float" office:value="404" table:style-name="ce290">
            <text:p><text:s/>404</text:p>
          </table:table-cell>
          <table:table-cell office:value-type="float" office:value="6.0797592174567345" table:style-name="ce291">
            <text:p>6,1<text:s text:c="5"/></text:p>
          </table:table-cell>
          <table:table-cell office:value-type="float" office:value="135" table:style-name="ce275">
            <text:p>+ 135</text:p>
          </table:table-cell>
          <table:table-cell office:value-type="float" office:value="42.1875" table:style-name="ce276">
            <text:p>+42,2<text:s text:c="3"/></text:p>
          </table:table-cell>
          <table:table-cell office:value-type="float" office:value="51" table:style-name="ce275">
            <text:p>+ 51</text:p>
          </table:table-cell>
          <table:table-cell office:value-type="float" office:value="12.623762376237623" table:style-name="ce276">
            <text:p>+12,6<text:s text:c="3"/></text:p>
          </table:table-cell>
          <table:table-cell table:number-columns-repeated="16372"/>
        </table:table-row>
        <table:table-row table:style-name="ro50">
          <table:table-cell/>
          <table:table-cell office:value-type="string" table:style-name="ce397">
            <text:p>Admin. pública, educação, atividades de saúde e apoio social</text:p>
          </table:table-cell>
          <table:table-cell office:value-type="float" office:value="705" table:style-name="ce271">
            <text:p><text:s/>705</text:p>
          </table:table-cell>
          <table:table-cell office:value-type="float" office:value="9.088565166945985" table:style-name="ce289">
            <text:p>9,1<text:s text:c="5"/></text:p>
          </table:table-cell>
          <table:table-cell office:value-type="float" office:value="533" table:style-name="ce290">
            <text:p><text:s/>533</text:p>
          </table:table-cell>
          <table:table-cell office:value-type="float" office:value="8.7491792514773472" table:style-name="ce291">
            <text:p>8,7<text:s text:c="5"/></text:p>
          </table:table-cell>
          <table:table-cell office:value-type="float" office:value="462" table:style-name="ce290">
            <text:p><text:s/>462</text:p>
          </table:table-cell>
          <table:table-cell office:value-type="float" office:value="6.9525959367945829" table:style-name="ce291">
            <text:p>7,0<text:s text:c="5"/></text:p>
          </table:table-cell>
          <table:table-cell office:value-type="float" office:value="172" table:style-name="ce275">
            <text:p>+ 172</text:p>
          </table:table-cell>
          <table:table-cell office:value-type="float" office:value="32.270168855534706" table:style-name="ce276">
            <text:p>+32,3<text:s text:c="3"/></text:p>
          </table:table-cell>
          <table:table-cell office:value-type="float" office:value="243" table:style-name="ce275">
            <text:p>+ 243</text:p>
          </table:table-cell>
          <table:table-cell office:value-type="float" office:value="52.597402597402599" table:style-name="ce276">
            <text:p>+52,6<text:s text:c="3"/></text:p>
          </table:table-cell>
          <table:table-cell table:number-columns-repeated="16372"/>
        </table:table-row>
        <table:table-row table:style-name="ro50">
          <table:table-cell/>
          <table:table-cell office:value-type="string" table:style-name="ce397">
            <text:p>Outras atividades de serviços</text:p>
          </table:table-cell>
          <table:table-cell office:value-type="float" office:value="268" table:style-name="ce271">
            <text:p><text:s/>268</text:p>
          </table:table-cell>
          <table:table-cell office:value-type="float" office:value="3.4549439216191828" table:style-name="ce289">
            <text:p>3,5<text:s text:c="5"/></text:p>
          </table:table-cell>
          <table:table-cell office:value-type="float" office:value="129" table:style-name="ce290">
            <text:p><text:s/>129</text:p>
          </table:table-cell>
          <table:table-cell office:value-type="float" office:value="2.117531188443861" table:style-name="ce291">
            <text:p>2,1<text:s text:c="5"/></text:p>
          </table:table-cell>
          <table:table-cell office:value-type="float" office:value="129" table:style-name="ce290">
            <text:p><text:s/>129</text:p>
          </table:table-cell>
          <table:table-cell office:value-type="float" office:value="1.9413092550790065" table:style-name="ce291">
            <text:p>1,9<text:s text:c="5"/></text:p>
          </table:table-cell>
          <table:table-cell office:value-type="float" office:value="139" table:style-name="ce275">
            <text:p>+ 139</text:p>
          </table:table-cell>
          <table:table-cell office:value-type="float" office:value="107.75193798449611" table:style-name="ce276">
            <text:p>+107,8<text:s text:c="3"/></text:p>
          </table:table-cell>
          <table:table-cell office:value-type="float" office:value="139" table:style-name="ce275">
            <text:p>+ 139</text:p>
          </table:table-cell>
          <table:table-cell office:value-type="float" office:value="107.75193798449611" table:style-name="ce276">
            <text:p>+107,8<text:s text:c="3"/></text:p>
          </table:table-cell>
          <table:table-cell table:number-columns-repeated="16372"/>
        </table:table-row>
        <table:table-row table:style-name="ro50">
          <table:table-cell/>
          <table:table-cell office:value-type="string" table:style-name="ce397">
            <text:p>Sem classificação</text:p>
          </table:table-cell>
          <table:table-cell office:value-type="float" office:value="0" table:style-name="ce271">
            <text:p><text:s/>0</text:p>
          </table:table-cell>
          <table:table-cell office:value-type="float" office:value="0" table:style-name="ce289">
            <text:p>0,0<text:s text:c="5"/></text:p>
          </table:table-cell>
          <table:table-cell office:value-type="float" office:value="0" table:style-name="ce290">
            <text:p><text:s/>0</text:p>
          </table:table-cell>
          <table:table-cell office:value-type="float" office:value="0" table:style-name="ce291">
            <text:p>0,0<text:s text:c="5"/></text:p>
          </table:table-cell>
          <table:table-cell office:value-type="float" office:value="0" table:style-name="ce290">
            <text:p><text:s/>0</text:p>
          </table:table-cell>
          <table:table-cell office:value-type="float" office:value="0" table:style-name="ce291">
            <text:p>0,0<text:s text:c="5"/></text:p>
          </table:table-cell>
          <table:table-cell office:value-type="float" office:value="0" table:style-name="ce275">
            <text:p>+ 0</text:p>
          </table:table-cell>
          <table:table-cell office:value-type="string" table:style-name="ce423">
            <text:p>-</text:p>
          </table:table-cell>
          <table:table-cell office:value-type="float" office:value="0" table:style-name="ce275">
            <text:p>+ 0</text:p>
          </table:table-cell>
          <table:table-cell office:value-type="string" table:style-name="ce423">
            <text:p>-</text:p>
          </table:table-cell>
          <table:table-cell table:number-columns-repeated="16372"/>
        </table:table-row>
        <table:table-row table:style-name="ro38">
          <table:table-cell/>
          <table:table-cell table:style-name="ce399"/>
          <table:table-cell table:style-name="ce400"/>
          <table:table-cell table:style-name="ce401"/>
          <table:table-cell table:style-name="ce402"/>
          <table:table-cell table:style-name="ce403"/>
          <table:table-cell table:style-name="ce402"/>
          <table:table-cell table:style-name="ce403"/>
          <table:table-cell table:style-name="ce404"/>
          <table:table-cell table:style-name="ce405"/>
          <table:table-cell table:style-name="ce404"/>
          <table:table-cell table:style-name="ce302"/>
          <table:table-cell table:number-columns-repeated="16372"/>
        </table:table-row>
        <table:table-row table:style-name="ro24">
          <table:table-cell/>
          <table:table-cell office:value-type="string" table:style-name="ce304">
            <text:p><text:s text:c="4"/>(1) - Mês homólogo do ano anterior</text:p>
          </table:table-cell>
          <table:table-cell table:number-columns-repeated="7" table:style-name="ce1"/>
          <table:table-cell table:style-name="ce388"/>
          <table:table-cell table:style-name="ce387"/>
          <table:table-cell table:style-name="ce388"/>
          <table:table-cell table:number-columns-repeated="16372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406"/>
          <table:table-cell table:number-columns-repeated="16373" table:style-name="ce1"/>
        </table:table-row>
        <table:table-row table:style-name="ro24">
          <table:table-cell/>
          <table:table-cell table:number-columns-repeated="3" table:style-name="ce1"/>
          <table:table-cell table:style-name="ce295"/>
          <table:table-cell table:number-columns-repeated="16379" table:style-name="ce1"/>
        </table:table-row>
        <table:table-row table:number-rows-repeated="3" table:style-name="ro24">
          <table:table-cell table:number-columns-repeated="16384"/>
        </table:table-row>
        <table:table-row table:style-name="ro48">
          <table:table-cell table:number-columns-repeated="12" table:style-name="ce1"/>
          <table:table-cell table:number-columns-repeated="2" table:style-name="ce230"/>
          <table:table-cell table:number-columns-repeated="16370"/>
        </table:table-row>
        <table:table-row table:style-name="ro28">
          <table:table-cell table:style-name="ce424"/>
          <table:table-cell table:number-columns-repeated="16383" table:style-name="ce1"/>
        </table:table-row>
        <table:table-row table:style-name="ro24">
          <table:table-cell table:number-columns-repeated="12" table:style-name="ce1"/>
          <table:table-cell table:number-columns-repeated="2" table:style-name="ce230"/>
          <table:table-cell table:number-columns-repeated="16370"/>
        </table:table-row>
        <table:table-row table:number-rows-repeated="2" table:style-name="ro42">
          <table:table-cell table:number-columns-repeated="12" table:style-name="ce1"/>
          <table:table-cell table:number-columns-repeated="2" table:style-name="ce241"/>
          <table:table-cell table:number-columns-repeated="16370"/>
        </table:table-row>
        <table:table-row table:number-rows-repeated="2" table:style-name="ro42">
          <table:table-cell table:number-columns-repeated="12" table:style-name="ce1"/>
          <table:table-cell table:number-columns-repeated="2" table:style-name="ce255"/>
          <table:table-cell table:number-columns-repeated="16370"/>
        </table:table-row>
        <table:table-row table:number-rows-repeated="2" table:style-name="ro4">
          <table:table-cell table:number-columns-repeated="12" table:style-name="ce1"/>
          <table:table-cell table:style-name="ce315"/>
          <table:table-cell table:style-name="ce287"/>
          <table:table-cell table:number-columns-repeated="16370"/>
        </table:table-row>
        <table:table-row table:style-name="ro4">
          <table:table-cell table:number-columns-repeated="12" table:style-name="ce1"/>
          <table:table-cell table:style-name="ce292"/>
          <table:table-cell table:style-name="ce287"/>
          <table:table-cell table:number-columns-repeated="16370"/>
        </table:table-row>
        <table:table-row table:number-rows-repeated="2" table:style-name="ro4">
          <table:table-cell table:number-columns-repeated="12" table:style-name="ce1"/>
          <table:table-cell table:style-name="ce286"/>
          <table:table-cell table:style-name="ce287"/>
          <table:table-cell table:number-columns-repeated="16370"/>
        </table:table-row>
        <table:table-row table:style-name="ro4">
          <table:table-cell table:number-columns-repeated="12" table:style-name="ce1"/>
          <table:table-cell table:number-columns-repeated="2" table:style-name="ce286"/>
          <table:table-cell table:number-columns-repeated="16370"/>
        </table:table-row>
        <table:table-row table:number-rows-repeated="2" table:style-name="ro4">
          <table:table-cell table:number-columns-repeated="12"/>
          <table:table-cell table:number-columns-repeated="2" table:style-name="ce286"/>
          <table:table-cell table:number-columns-repeated="16370"/>
        </table:table-row>
        <table:table-row table:style-name="ro4">
          <table:table-cell table:number-columns-repeated="12"/>
          <table:table-cell table:style-name="ce292"/>
          <table:table-cell table:style-name="ce286"/>
          <table:table-cell table:number-columns-repeated="16370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44">
          <table:table-cell table:number-columns-repeated="12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24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/</number:text>
      <number:year/>
    </number:date-style>
    <number:text-style style:name="N30">
      <number:text-content/>
    </number:text-style>
    <number:number-style style:name="N36">
      <number:number number:decimal-places="0" number:min-decimal-places="0" number:min-integer-digits="1">
        <number:embedded-text number:position="3"> </number:embedded-text>
      </number:number>
    </number:number-style>
    <number:number-style style:name="N37">
      <number:number number:decimal-places="1" number:min-decimal-places="1" number:min-integer-digits="1"/>
      <number:text>     </number:text>
    </number:number-style>
    <number:number-style style:name="N38">
      <number:number number:decimal-places="0" number:min-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decimal-places="1" number:min-integer-digits="1"/>
      <number:text>   </number:text>
    </number:number-style>
    <number:number-style style:name="N40">
      <number:text>-</number:text>
      <number:number number:decimal-places="1" number:min-decimal-places="1" number:min-integer-digits="1"/>
      <number:text>   </number:text>
      <style:map style:condition="value()&gt;=0" style:apply-style-name="N40P0"/>
    </number:number-style>
    <number:number-style style:name="N41P0">
      <number:text>+</number:text>
      <number:number number:decimal-places="1" number:min-decimal-places="1" number:min-integer-digits="1"/>
      <number:text>             </number:text>
    </number:number-style>
    <number:number-style style:name="N41">
      <number:text>-</number:text>
      <number:number number:decimal-places="1" number:min-decimal-places="1" number:min-integer-digits="1"/>
      <number:text>             </number:text>
      <style:map style:condition="value()&gt;=0" style:apply-style-name="N41P0"/>
    </number:number-style>
    <number:number-style style:name="N42">
      <number:number number:decimal-places="0" number:min-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3">
      <number:number number:decimal-places="1" number:min-decimal-places="1" number:min-integer-digits="1"/>
    </number:number-style>
    <number:number-style style:name="N44P0">
      <number:number number:decimal-places="0" number:min-decimal-places="0" number:min-integer-digits="0" number:grouping="true"/>
    </number:number-style>
    <number:number-style style:name="N44P1">
      <number:text>-</number:text>
      <number:number number:decimal-places="0" number:min-decimal-places="0" number:min-integer-digits="1"/>
    </number:number-style>
    <number:text-style style:name="N44">
      <number:text>-</number:text>
      <style:map style:condition="value()&gt;0" style:apply-style-name="N44P0"/>
      <style:map style:condition="value()&lt;0" style:apply-style-name="N44P1"/>
    </number:text-style>
    <number:number-style style:name="N45P0">
      <number:number number:decimal-places="0" number:min-decimal-places="0" number:min-integer-digits="1"/>
    </number:number-style>
    <number:number-style style:name="N45P1">
      <number:text>-</number:text>
      <number:number number:decimal-places="0" number:min-decimal-places="0" number:min-integer-digits="1"/>
    </number:number-style>
    <number:text-style style:name="N45">
      <number:text>/</number:text>
      <style:map style:condition="value()&gt;0" style:apply-style-name="N45P0"/>
      <style:map style:condition="value()&lt;0" style:apply-style-name="N45P1"/>
    </number:text-style>
    <number:number-style style:name="N46">
      <number:number number:decimal-places="1" number:min-decimal-places="1" number:min-integer-digits="1" number:grouping="true"/>
    </number:number-style>
    <number:number-style style:name="N47P0">
      <number:number number:decimal-places="0" number:min-decimal-places="0" number:min-integer-digits="1"/>
    </number:number-style>
    <number:number-style style:name="N47P1">
      <number:number number:decimal-places="0" number:min-decimal-places="0" number:min-integer-digits="1"/>
    </number:number-style>
    <number:number-style style:name="N47">
      <number:number number:decimal-places="0" number:min-decimal-places="0" number:min-integer-digits="1"/>
      <style:map style:condition="value()&gt;0" style:apply-style-name="N47P0"/>
      <style:map style:condition="value()&lt;0" style:apply-style-name="N47P1"/>
    </number:number-style>
    <number:number-style style:name="N48">
      <number:number number:decimal-places="1" number:min-decimal-places="1" number:min-integer-digits="1"/>
      <number:text>    </number:text>
    </number:number-style>
    <number:currency-style style:name="N49P0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9P1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9P2" number:language="pt" number:country="PT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_50_0_37__32_-_32_Cor1_32_2" style:display-name="20% - Cor1 2" style:family="table-cell" style:data-style-name="N0">
      <style:table-cell-properties fo:background-color="#CCCCFF"/>
    </style:style>
    <style:style style:name="_50_0_37__32_-_32_Cor2_32_2" style:display-name="20% - Cor2 2" style:family="table-cell" style:data-style-name="N0">
      <style:table-cell-properties fo:background-color="#FF99CC"/>
    </style:style>
    <style:style style:name="_50_0_37__32_-_32_Cor3_32_2" style:display-name="20% - Cor3 2" style:family="table-cell" style:data-style-name="N0">
      <style:table-cell-properties fo:background-color="#CCFFCC"/>
    </style:style>
    <style:style style:name="_50_0_37__32_-_32_Cor4_32_2" style:display-name="20% - Cor4 2" style:family="table-cell" style:data-style-name="N0">
      <style:table-cell-properties fo:background-color="#CC99FF"/>
    </style:style>
    <style:style style:name="_50_0_37__32_-_32_Cor5_32_2" style:display-name="20% - Cor5 2" style:family="table-cell" style:data-style-name="N0">
      <style:table-cell-properties fo:background-color="#CCFFFF"/>
    </style:style>
    <style:style style:name="_50_0_37__32_-_32_Cor6_32_2" style:display-name="20% - Cor6 2" style:family="table-cell" style:data-style-name="N0">
      <style:table-cell-properties fo:background-color="#FFCC99"/>
    </style:style>
    <style:style style:name="_52_0_37__32_-_32_Cor1_32_2" style:display-name="40% - Cor1 2" style:family="table-cell" style:data-style-name="N0">
      <style:table-cell-properties fo:background-color="#99CCFF"/>
    </style:style>
    <style:style style:name="_52_0_37__32_-_32_Cor2_32_2" style:display-name="40% - Cor2 2" style:family="table-cell" style:data-style-name="N0">
      <style:table-cell-properties fo:background-color="#FF8080"/>
    </style:style>
    <style:style style:name="_52_0_37__32_-_32_Cor3_32_2" style:display-name="40% - Cor3 2" style:family="table-cell" style:data-style-name="N0">
      <style:table-cell-properties fo:background-color="#00FF00"/>
    </style:style>
    <style:style style:name="_52_0_37__32_-_32_Cor4_32_2" style:display-name="40% - Cor4 2" style:family="table-cell" style:data-style-name="N0">
      <style:table-cell-properties fo:background-color="#CC99FF"/>
    </style:style>
    <style:style style:name="_52_0_37__32_-_32_Cor5_32_2" style:display-name="40% - Cor5 2" style:family="table-cell" style:data-style-name="N0">
      <style:table-cell-properties fo:background-color="#99CCFF"/>
    </style:style>
    <style:style style:name="_52_0_37__32_-_32_Cor6_32_2" style:display-name="40% - Cor6 2" style:family="table-cell" style:data-style-name="N0">
      <style:table-cell-properties fo:background-color="#FFCC00"/>
    </style:style>
    <style:style style:name="_54_0_37__32_-_32_Cor1_32_2" style:display-name="60% - Cor1 2" style:family="table-cell" style:data-style-name="N0">
      <style:table-cell-properties fo:background-color="#0066CC"/>
      <style:text-properties fo:color="#FFFFFF"/>
    </style:style>
    <style:style style:name="_54_0_37__32_-_32_Cor2_32_2" style:display-name="60% - Cor2 2" style:family="table-cell" style:data-style-name="N0">
      <style:table-cell-properties fo:background-color="#FF8080"/>
      <style:text-properties fo:color="#FFFFFF"/>
    </style:style>
    <style:style style:name="_54_0_37__32_-_32_Cor3_32_2" style:display-name="60% - Cor3 2" style:family="table-cell" style:data-style-name="N0">
      <style:table-cell-properties fo:background-color="#00FF00"/>
      <style:text-properties fo:color="#FFFFFF"/>
    </style:style>
    <style:style style:name="_54_0_37__32_-_32_Cor4_32_2" style:display-name="60% - Cor4 2" style:family="table-cell" style:data-style-name="N0">
      <style:table-cell-properties fo:background-color="#800080"/>
      <style:text-properties fo:color="#FFFFFF"/>
    </style:style>
    <style:style style:name="_54_0_37__32_-_32_Cor5_32_2" style:display-name="60% - Cor5 2" style:family="table-cell" style:data-style-name="N0">
      <style:table-cell-properties fo:background-color="#33CCCC"/>
      <style:text-properties fo:color="#FFFFFF"/>
    </style:style>
    <style:style style:name="_54_0_37__32_-_32_Cor6_32_2" style:display-name="60% - Cor6 2" style:family="table-cell" style:data-style-name="N0">
      <style:table-cell-properties fo:background-color="#FF9900"/>
      <style:text-properties fo:color="#FFFFFF"/>
    </style:style>
    <style:style style:name="Cabe_231_alho_32_1_32_2" style:display-name="Cabeçalho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Cabe_231_alho_32_2_32_2" style:display-name="Cabeçalho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Cabe_231_alho_32_3_32_2" style:display-name="Cabeçalho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Cabe_231_alho_32_4_32_2" style:display-name="Cabeçalho 4 2" style:family="table-cell" style:data-style-name="N0">
      <style:text-properties fo:color="#003366" fo:font-weight="bold" style:font-weight-asian="bold" style:font-weight-complex="bold"/>
    </style:style>
    <style:style style:name="C_225_lculo_32_2" style:display-name="Cálculo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_233_lula_32_Ligada_32_2" style:display-name="Célula Ligada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or1_32_2" style:display-name="Cor1 2" style:family="table-cell" style:data-style-name="N0">
      <style:table-cell-properties fo:background-color="#333399"/>
      <style:text-properties fo:color="#FFFFFF"/>
    </style:style>
    <style:style style:name="Cor2_32_2" style:display-name="Cor2 2" style:family="table-cell" style:data-style-name="N0">
      <style:table-cell-properties fo:background-color="#FF0000"/>
      <style:text-properties fo:color="#FFFFFF"/>
    </style:style>
    <style:style style:name="Cor3_32_2" style:display-name="Cor3 2" style:family="table-cell" style:data-style-name="N0">
      <style:table-cell-properties fo:background-color="#339966"/>
      <style:text-properties fo:color="#FFFFFF"/>
    </style:style>
    <style:style style:name="Cor4_32_2" style:display-name="Cor4 2" style:family="table-cell" style:data-style-name="N0">
      <style:table-cell-properties fo:background-color="#800080"/>
      <style:text-properties fo:color="#FFFFFF"/>
    </style:style>
    <style:style style:name="Cor5_32_2" style:display-name="Cor5 2" style:family="table-cell" style:data-style-name="N0">
      <style:table-cell-properties fo:background-color="#33CCCC"/>
      <style:text-properties fo:color="#FFFFFF"/>
    </style:style>
    <style:style style:name="Cor6_32_2" style:display-name="Cor6 2" style:family="table-cell" style:data-style-name="N0">
      <style:table-cell-properties fo:background-color="#FF6600"/>
      <style:text-properties fo:color="#FFFFFF"/>
    </style:style>
    <style:style style:name="Correto_32_2" style:display-name="Correto 2" style:family="table-cell" style:data-style-name="N0">
      <style:table-cell-properties fo:background-color="#CCFFCC"/>
      <style:text-properties fo:color="#008000"/>
    </style:style>
    <style:style style:name="Entrada_32_2" style:display-name="Entrada 2" style:family="table-cell" style:data-style-name="N0">
      <style:table-cell-properties fo:border="thin solid #808080" fo:background-color="#FFCC99"/>
      <style:text-properties fo:color="#333399"/>
    </style:style>
    <style:style style:name="Euro" style:family="table-cell" style:data-style-name="N49"/>
    <style:style style:name="Euro_32_2" style:display-name="Euro 2" style:family="table-cell" style:data-style-name="N49"/>
    <style:style style:name="Euro_32_2_32_2" style:display-name="Euro 2 2" style:family="table-cell" style:data-style-name="N49"/>
    <style:style style:name="Euro_32_3" style:display-name="Euro 3" style:family="table-cell" style:data-style-name="N49"/>
    <style:style style:name="Incorreto_32_2" style:display-name="Incorreto 2" style:family="table-cell" style:data-style-name="N0">
      <style:table-cell-properties fo:background-color="#FF99CC"/>
      <style:text-properties fo:color="#800080"/>
    </style:style>
    <style:style style:name="Neutro_32_2" style:display-name="Neutro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a_32_2" style:display-name="Nota 2" style:family="table-cell" style:data-style-name="N0">
      <style:table-cell-properties fo:border="thin solid #C0C0C0" fo:background-color="#FFFFCC"/>
    </style:style>
    <style:style style:name="Percentagem_32_2" style:display-name="Percentagem 2" style:family="table-cell" style:data-style-name="N13"/>
    <style:style style:name="Sa_237_da_32_2" style:display-name="Saída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Texto_32_de_32_Aviso_32_2" style:display-name="Texto de Aviso 2" style:family="table-cell" style:data-style-name="N0">
      <style:text-properties fo:color="#FF0000"/>
    </style:style>
    <style:style style:name="Texto_32_Explicativo_32_2" style:display-name="Texto Explicativo 2" style:family="table-cell" style:data-style-name="N0">
      <style:text-properties fo:color="#808080" fo:font-style="italic" style:font-style-asian="italic" style:font-style-complex="italic"/>
    </style:style>
    <style:style style:name="T_237_tulo_32_2" style:display-name="Título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Verificar_32_C_233_lula_32_2" style:display-name="Verificar Célula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5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11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2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  <style:master-page style:name="mp7" style:page-layout-name="pm7">
      <style:header/>
      <style:header-left style:display="false"/>
      <style:header-first/>
      <style:footer/>
      <style:footer-left style:display="false"/>
      <style:footer-first/>
    </style:master-page>
    <style:master-page style:name="mp8" style:page-layout-name="pm8">
      <style:header/>
      <style:header-left style:display="false"/>
      <style:header-first/>
      <style:footer/>
      <style:footer-left style:display="false"/>
      <style:footer-first/>
    </style:master-page>
    <style:master-page style:name="mp9" style:page-layout-name="pm9">
      <style:header/>
      <style:header-left style:display="false"/>
      <style:header-first/>
      <style:footer/>
      <style:footer-left style:display="false"/>
      <style:footer-first/>
    </style:master-page>
    <style:master-page style:name="mp10" style:page-layout-name="pm10">
      <style:header/>
      <style:header-left style:display="false"/>
      <style:header-first/>
      <style:footer/>
      <style:footer-left style:display="false"/>
      <style:footer-first/>
    </style:master-page>
    <style:master-page style:name="mp11" style:page-layout-name="pm11">
      <style:header/>
      <style:header-left style:display="false"/>
      <style:header-first/>
      <style:footer/>
      <style:footer-left style:display="false"/>
      <style:footer-first/>
    </style:master-page>
    <style:master-page style:name="mp12" style:page-layout-name="pm1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Emília Josué;Ana Paula Brito</meta:initial-creator>
    <dc:creator>Ana Paula Brito</dc:creator>
    <meta:creation-date>2014-01-15T09:56:08Z</meta:creation-date>
    <dc:date>2022-04-08T13:58:33Z</dc:date>
    <meta:print-date>2022-04-06T08:47:05Z</meta:print-date>
  </office:meta>
</office:document-meta>
</file>